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52cm"/>
    </style:style>
    <style:style style:name="co2" style:family="table-column">
      <style:table-column-properties fo:break-before="auto" style:column-width="1.087cm"/>
    </style:style>
    <style:style style:name="co3" style:family="table-column">
      <style:table-column-properties fo:break-before="auto" style:column-width="3.972cm"/>
    </style:style>
    <style:style style:name="co4" style:family="table-column">
      <style:table-column-properties fo:break-before="auto" style:column-width="7.505cm"/>
    </style:style>
    <style:style style:name="co5" style:family="table-column">
      <style:table-column-properties fo:break-before="auto" style:column-width="3.806cm"/>
    </style:style>
    <style:style style:name="co6" style:family="table-column">
      <style:table-column-properties fo:break-before="auto" style:column-width="3.574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number-columns-repeated="1016" table:default-cell-style-name="ce1"/>
        <table:table-row table:style-name="ro1">
          <table:table-cell office:value-type="string">
            <text:p>rom</text:p>
          </table:table-cell>
          <table:table-cell office:value-type="string">
            <text:p>year</text:p>
          </table:table-cell>
          <table:table-cell office:value-type="string">
            <text:p>rating</text:p>
          </table:table-cell>
          <table:table-cell office:value-type="string">
            <text:p>title</text:p>
          </table:table-cell>
          <table:table-cell office:value-type="string">
            <text:p>publisher</text:p>
          </table:table-cell>
          <table:table-cell office:value-type="string">
            <text:p>developer</text:p>
          </table:table-cell>
          <table:table-cell office:value-type="string">
            <text:p>genre</text:p>
          </table:table-cell>
          <table:table-cell office:value-type="string">
            <text:p>score</text:p>
          </table:table-cell>
          <table:table-cell office:value-type="string">
            <text:p>players</text:p>
          </table:table-cell>
          <table:table-cell table:number-columns-repeated="1014"/>
        </table:table-row>
        <table:table-row table:style-name="ro1">
          <table:table-cell office:value-type="string">
            <text:p>1943 Kai (Japan)</text:p>
          </table:table-cell>
          <table:table-cell office:value-type="float" office:value="1991">
            <text:p>1991</text:p>
          </table:table-cell>
          <table:table-cell office:value-type="string">
            <text:p>ESRB - RP (Rating Pending)</text:p>
          </table:table-cell>
          <table:table-cell office:value-type="string">
            <text:p>1943 Kai</text:p>
          </table:table-cell>
          <table:table-cell office:value-type="string">
            <text:p>Capcom</text:p>
          </table:table-cell>
          <table:table-cell office:value-type="string">
            <text:p>Naxat Soft</text:p>
          </table:table-cell>
          <table:table-cell office:value-type="string">
            <text:p>Shoot-'Em-Up</text:p>
          </table:table-cell>
          <table:table-cell office:value-type="float" office:value="3.8">
            <text:p>3.8</text:p>
          </table:table-cell>
          <table:table-cell office:value-type="string">
            <text:p>1-2 Players</text:p>
          </table:table-cell>
          <table:table-cell office:value-type="string">
            <text:p>This is an enhanced version of 1942: The Pacific Air War, with most of the graphics and sounds reworked. There are also changes in the weapons and the inclusion of anachronical items such as laser-firing WWII planes and ships that run on ground. The player controls a biplane Boeing Stearman E75 N68828 instead of the P-38.****The PC Engine adaptation adds some original levels to those from the arcade version, as well as animated intermissions.</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1943 Kai (Japan)&quot;&gt; &lt;year&gt;1991&lt;/year&gt; &lt;rating&gt;ESRB - RP (Rating Pending)&lt;/rating&gt; &lt;title&gt;1943 Kai&lt;/title&gt; &lt;pub&gt;Capcom&lt;/pub&gt; &lt;dev&gt;Naxat Soft&lt;/dev&gt; &lt;genre&gt;Shoot-'Em-Up&lt;/genre&gt; &lt;score&gt;3.8&lt;/score&gt; &lt;player&gt;1-2 Players&lt;/player&gt; &lt;story&gt;This is an enhanced version of 1942: The Pacific Air War, with most of the graphics and sounds reworked. There are also changes in the weapons and the inclusion of anachronical items such as laser-firing WWII planes and ships that run on ground. The player controls a biplane Boeing Stearman E75 N68828 instead of the P-38.****The PC Engine adaptation adds some original levels to those from the arcade version, as well as animated intermissions.&lt;/story&gt; &lt;/game&gt;">
            <text:p>&lt;game name="1943 Kai (Japan)"&gt; &lt;year&gt;1991&lt;/year&gt; &lt;rating&gt;ESRB - RP (Rating Pending)&lt;/rating&gt; &lt;title&gt;1943 Kai&lt;/title&gt; &lt;pub&gt;Capcom&lt;/pub&gt; &lt;dev&gt;Naxat Soft&lt;/dev&gt; &lt;genre&gt;Shoot-'Em-Up&lt;/genre&gt; &lt;score&gt;3.8&lt;/score&gt; &lt;player&gt;1-2 Players&lt;/player&gt; &lt;story&gt;This is an enhanced version of 1942: The Pacific Air War, with most of the graphics and sounds reworked. There are also changes in the weapons and the inclusion of anachronical items such as laser-firing WWII planes and ships that run on ground. The player controls a biplane Boeing Stearman E75 N68828 instead of the P-38.****The PC Engine adaptation adds some original levels to those from the arcade version, as well as animated intermissions.&lt;/story&gt; &lt;/game&gt;</text:p>
          </table:table-cell>
          <table:table-cell table:number-columns-repeated="1012"/>
        </table:table-row>
        <table:table-row table:style-name="ro1">
          <table:table-cell office:value-type="string">
            <text:p>21 Emon - Mezase Hotel Ou!! (Japan)</text:p>
          </table:table-cell>
          <table:table-cell office:value-type="float" office:value="1994">
            <text:p>1994</text:p>
          </table:table-cell>
          <table:table-cell office:value-type="string">
            <text:p>ESRB - RP (Rating Pending)</text:p>
          </table:table-cell>
          <table:table-cell office:value-type="string">
            <text:p>21 Emon - Mezase Hotel Ou!!</text:p>
          </table:table-cell>
          <table:table-cell office:value-type="string">
            <text:p>NEC Home Electronics Ltd.</text:p>
          </table:table-cell>
          <table:table-cell office:value-type="string">
            <text:p>Nec Home Electronics Ltd.</text:p>
          </table:table-cell>
          <table:table-cell office:value-type="string">
            <text:p>Board Games</text:p>
          </table:table-cell>
          <table:table-cell office:value-type="string">
            <text:p>2.0</text:p>
          </table:table-cell>
          <table:table-cell office:value-type="string">
            <text:p>1-4 Players</text:p>
          </table:table-cell>
          <table:table-cell office:value-type="string">
            <text:p>Naturally a manga/TV anime tie-in, 21 Emon is one of those Japanese style board games that have never really made a big impact in the west. Four players (any combination of human and computer) take it in turns to roll dice and move around the isometric board, landing on various event squares. The ultimate aim is to build as many hotels as you can and make more loot than your opponents. </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21 Emon - Mezase Hotel Ou!! (Japan)&quot;&gt; &lt;year&gt;1994&lt;/year&gt; &lt;rating&gt;ESRB - RP (Rating Pending)&lt;/rating&gt; &lt;title&gt;21 Emon - Mezase Hotel Ou!!&lt;/title&gt; &lt;pub&gt;NEC Home Electronics Ltd.&lt;/pub&gt; &lt;dev&gt;Nec Home Electronics Ltd.&lt;/dev&gt; &lt;genre&gt;Board Games&lt;/genre&gt; &lt;score&gt;2.0&lt;/score&gt; &lt;player&gt;1-4 Players&lt;/player&gt; &lt;story&gt;Naturally a manga/TV anime tie-in, 21 Emon is one of those Japanese style board games that have never really made a big impact in the west. Four players (any combination of human and computer) take it in turns to roll dice and move around the isometric board, landing on various event squares. The ultimate aim is to build as many hotels as you can and make more loot than your opponents. &lt;/story&gt; &lt;/game&gt;">
            <text:p>&lt;game name="21 Emon - Mezase Hotel Ou!! (Japan)"&gt; &lt;year&gt;1994&lt;/year&gt; &lt;rating&gt;ESRB - RP (Rating Pending)&lt;/rating&gt; &lt;title&gt;21 Emon - Mezase Hotel Ou!!&lt;/title&gt; &lt;pub&gt;NEC Home Electronics Ltd.&lt;/pub&gt; &lt;dev&gt;Nec Home Electronics Ltd.&lt;/dev&gt; &lt;genre&gt;Board Games&lt;/genre&gt; &lt;score&gt;2.0&lt;/score&gt; &lt;player&gt;1-4 Players&lt;/player&gt; &lt;story&gt;Naturally a manga/TV anime tie-in, 21 Emon is one of those Japanese style board games that have never really made a big impact in the west. Four players (any combination of human and computer) take it in turns to roll dice and move around the isometric board, landing on various event squares. The ultimate aim is to build as many hotels as you can and make more loot than your opponents. &lt;/story&gt; &lt;/game&gt;</text:p>
          </table:table-cell>
          <table:table-cell table:number-columns-repeated="1012"/>
        </table:table-row>
        <table:table-row table:style-name="ro1">
          <table:table-cell office:value-type="string">
            <text:p>Adventure Island (Japan)</text:p>
          </table:table-cell>
          <table:table-cell office:value-type="float" office:value="1991">
            <text:p>1991</text:p>
          </table:table-cell>
          <table:table-cell office:value-type="string">
            <text:p>ESRB - RP (Rating Pending)</text:p>
          </table:table-cell>
          <table:table-cell office:value-type="string">
            <text:p>Adventure Island</text:p>
          </table:table-cell>
          <table:table-cell table:number-columns-repeated="2" office:value-type="string">
            <text:p>Hudson Soft</text:p>
          </table:table-cell>
          <table:table-cell office:value-type="string">
            <text:p>Action/Role Playing</text:p>
          </table:table-cell>
          <table:table-cell office:value-type="string">
            <text:p>4.4</text:p>
          </table:table-cell>
          <table:table-cell office:value-type="string">
            <text:p>1 Player</text:p>
          </table:table-cell>
          <table:table-cell office:value-type="string">
            <text:p>Wonder Boy III: The Dragon's Trap is a direct sequel to Wonder Boy in Monster Land. When Tom-Tom defeats the MEKA dragon, the wounded beast casts a spell on him, turning him into a Lizard-Man. To regain his original human form, he has to find the Salamander Cross, hidden by the Vampire Dragon in Monster Land. <text:s/>Unlike its predecessor, this side-scrolling platform game is not divided in sequences of levels. The protagonist is allowed to go anywhere, as long as he has the right shape or equipment. During his quest, Tom-Tom has to defeat various dragon bosses. Each win will give him a new shape with new abilities such as flying, swimming, walking on ceilings or clinging to walls. These abilities also allow the player access new parts of the world. The possible shapes are Lizard-Man, Mouse-Man, Piranha-Man, Lion-Man and Hawk-Man and the main abilities are defined by attacking power, defense points and charm points (needed for equipment by collecting charm stones). Also, certain blocks can only be destroyed by specific weapons or are only accessible to certain shapes. <text:s/>The basic actions consist of attacking and jumping, and in the status screen it is possible to equip swords, shields and armour. Special attacks include fire balls, tornadoes, arrows, boomerangs and thunder strikes. Along the way, the player collects keys (only one at all times) and gold left behind by defeated creatures, and places need to be re-visited sometimes to access new areas. Equipment and items can be bought in towns. A password is given at the beginning of each town to continue from there.</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dventure Island (Japan)&quot;&gt; &lt;year&gt;1991&lt;/year&gt; &lt;rating&gt;ESRB - RP (Rating Pending)&lt;/rating&gt; &lt;title&gt;Adventure Island&lt;/title&gt; &lt;pub&gt;Hudson Soft&lt;/pub&gt; &lt;dev&gt;Hudson Soft&lt;/dev&gt; &lt;genre&gt;Action/Role Playing&lt;/genre&gt; &lt;score&gt;4.4&lt;/score&gt; &lt;player&gt;1 Player&lt;/player&gt; &lt;story&gt;Wonder Boy III: The Dragon's Trap is a direct sequel to Wonder Boy in Monster Land. When Tom-Tom defeats the MEKA dragon, the wounded beast casts a spell on him, turning him into a Lizard-Man. To regain his original human form, he has to find the Salamander Cross, hidden by the Vampire Dragon in Monster Land.  Unlike its predecessor, this side-scrolling platform game is not divided in sequences of levels. The protagonist is allowed to go anywhere, as long as he has the right shape or equipment. During his quest, Tom-Tom has to defeat various dragon bosses. Each win will give him a new shape with new abilities such as flying, swimming, walking on ceilings or clinging to walls. These abilities also allow the player access new parts of the world. The possible shapes are Lizard-Man, Mouse-Man, Piranha-Man, Lion-Man and Hawk-Man and the main abilities are defined by attacking power, defense points and charm points (needed for equipment by collecting charm stones). Also, certain blocks can only be destroyed by specific weapons or are only accessible to certain shapes.  The basic actions consist of attacking and jumping, and in the status screen it is possible to equip swords, shields and armour. Special attacks include fire balls, tornadoes, arrows, boomerangs and thunder strikes. Along the way, the player collects keys (only one at all times) and gold left behind by defeated creatures, and places need to be re-visited sometimes to access new areas. Equipment and items can be bought in towns. A password is given at the beginning of each town to continue from there.&lt;/story&gt; &lt;/game&gt;">
            <text:p>&lt;game name="Adventure Island (Japan)"&gt; &lt;year&gt;1991&lt;/year&gt; &lt;rating&gt;ESRB - RP (Rating Pending)&lt;/rating&gt; &lt;title&gt;Adventure Island&lt;/title&gt; &lt;pub&gt;Hudson Soft&lt;/pub&gt; &lt;dev&gt;Hudson Soft&lt;/dev&gt; &lt;genre&gt;Action/Role Playing&lt;/genre&gt; &lt;score&gt;4.4&lt;/score&gt; &lt;player&gt;1 Player&lt;/player&gt; &lt;story&gt;Wonder Boy III: The Dragon's Trap is a direct sequel to Wonder Boy in Monster Land. When Tom-Tom defeats the MEKA dragon, the wounded beast casts a spell on him, turning him into a Lizard-Man. To regain his original human form, he has to find the Salamander Cross, hidden by the Vampire Dragon in Monster Land. <text:s/>Unlike its predecessor, this side-scrolling platform game is not divided in sequences of levels. The protagonist is allowed to go anywhere, as long as he has the right shape or equipment. During his quest, Tom-Tom has to defeat various dragon bosses. Each win will give him a new shape with new abilities such as flying, swimming, walking on ceilings or clinging to walls. These abilities also allow the player access new parts of the world. The possible shapes are Lizard-Man, Mouse-Man, Piranha-Man, Lion-Man and Hawk-Man and the main abilities are defined by attacking power, defense points and charm points (needed for equipment by collecting charm stones). Also, certain blocks can only be destroyed by specific weapons or are only accessible to certain shapes. <text:s/>The basic actions consist of attacking and jumping, and in the status screen it is possible to equip swords, shields and armour. Special attacks include fire balls, tornadoes, arrows, boomerangs and thunder strikes. Along the way, the player collects keys (only one at all times) and gold left behind by defeated creatures, and places need to be re-visited sometimes to access new areas. Equipment and items can be bought in towns. A password is given at the beginning of each town to continue from there.&lt;/story&gt; &lt;/game&gt;</text:p>
          </table:table-cell>
          <table:table-cell table:number-columns-repeated="1012"/>
        </table:table-row>
        <table:table-row table:style-name="ro1">
          <table:table-cell office:value-type="string">
            <text:p>Aero Blasters (Japan)</text:p>
          </table:table-cell>
          <table:table-cell office:value-type="float" office:value="1990">
            <text:p>1990</text:p>
          </table:table-cell>
          <table:table-cell office:value-type="string">
            <text:p>ESRB - RP (Rating Pending)</text:p>
          </table:table-cell>
          <table:table-cell office:value-type="string">
            <text:p>Aero Blasters</text:p>
          </table:table-cell>
          <table:table-cell office:value-type="string">
            <text:p>Inter State Kaneko</text:p>
          </table:table-cell>
          <table:table-cell office:value-type="string">
            <text:p>Hudson Soft</text:p>
          </table:table-cell>
          <table:table-cell office:value-type="string">
            <text:p>Shoot-'Em-Up</text:p>
          </table:table-cell>
          <table:table-cell office:value-type="string">
            <text:p>3.2</text:p>
          </table:table-cell>
          <table:table-cell office:value-type="string">
            <text:p>1-2 Players</text:p>
          </table:table-cell>
          <table:table-cell office:value-type="string">
            <text:p>Aero Blasters is a fast side-scrolling shooter. The player controls a small craft through different levels with many enemies. Every level ends with a boss and some section speed up the gameplay, offering fast obstacle courses both horizontally and vertically scrolling. Flying orange pods release many power-ups at once, enhancing the ships with new or more powerful lasers, wing men and shields. The player can also hold the fire key to charge a blast that removes all enemy bullets from the screen and deals damage to all enemies. With an unforgiving difficulty, every hit is fatal, but the game can be continued from any points as long as there are lives and credits left. The game can be played with two players cooperatively.</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Aero Blasters (Japan)&quot;&gt; &lt;year&gt;1990&lt;/year&gt; &lt;rating&gt;ESRB - RP (Rating Pending)&lt;/rating&gt; &lt;title&gt;Aero Blasters&lt;/title&gt; &lt;pub&gt;Inter State Kaneko&lt;/pub&gt; &lt;dev&gt;Hudson Soft&lt;/dev&gt; &lt;genre&gt;Shoot-'Em-Up&lt;/genre&gt; &lt;score&gt;3.2&lt;/score&gt; &lt;player&gt;1-2 Players&lt;/player&gt; &lt;story&gt;Aero Blasters is a fast side-scrolling shooter. The player controls a small craft through different levels with many enemies. Every level ends with a boss and some section speed up the gameplay, offering fast obstacle courses both horizontally and vertically scrolling. Flying orange pods release many power-ups at once, enhancing the ships with new or more powerful lasers, wing men and shields. The player can also hold the fire key to charge a blast that removes all enemy bullets from the screen and deals damage to all enemies. With an unforgiving difficulty, every hit is fatal, but the game can be continued from any points as long as there are lives and credits left. The game can be played with two players cooperatively.&lt;/story&gt; &lt;/game&gt;">
            <text:p>&lt;game name="Aero Blasters (Japan)"&gt; &lt;year&gt;1990&lt;/year&gt; &lt;rating&gt;ESRB - RP (Rating Pending)&lt;/rating&gt; &lt;title&gt;Aero Blasters&lt;/title&gt; &lt;pub&gt;Inter State Kaneko&lt;/pub&gt; &lt;dev&gt;Hudson Soft&lt;/dev&gt; &lt;genre&gt;Shoot-'Em-Up&lt;/genre&gt; &lt;score&gt;3.2&lt;/score&gt; &lt;player&gt;1-2 Players&lt;/player&gt; &lt;story&gt;Aero Blasters is a fast side-scrolling shooter. The player controls a small craft through different levels with many enemies. Every level ends with a boss and some section speed up the gameplay, offering fast obstacle courses both horizontally and vertically scrolling. Flying orange pods release many power-ups at once, enhancing the ships with new or more powerful lasers, wing men and shields. The player can also hold the fire key to charge a blast that removes all enemy bullets from the screen and deals damage to all enemies. With an unforgiving difficulty, every hit is fatal, but the game can be continued from any points as long as there are lives and credits left. The game can be played with two players cooperatively.&lt;/story&gt; &lt;/game&gt;</text:p>
          </table:table-cell>
          <table:table-cell table:number-columns-repeated="1012"/>
        </table:table-row>
        <table:table-row table:style-name="ro1">
          <table:table-cell office:value-type="string">
            <text:p>After Burner II (Japan)</text:p>
          </table:table-cell>
          <table:table-cell office:value-type="float" office:value="1990">
            <text:p>1990</text:p>
          </table:table-cell>
          <table:table-cell office:value-type="string">
            <text:p>ESRB - RP (Rating Pending)</text:p>
          </table:table-cell>
          <table:table-cell office:value-type="string">
            <text:p>After Burner II</text:p>
          </table:table-cell>
          <table:table-cell office:value-type="string">
            <text:p>Sega</text:p>
          </table:table-cell>
          <table:table-cell office:value-type="string">
            <text:p>Nec Avenue, Ltd.</text:p>
          </table:table-cell>
          <table:table-cell office:value-type="string">
            <text:p>Action</text:p>
          </table:table-cell>
          <table:table-cell office:value-type="string">
            <text:p>2.9</text:p>
          </table:table-cell>
          <table:table-cell office:value-type="string">
            <text:p>1 Player</text:p>
          </table:table-cell>
          <table:table-cell office:value-type="string">
            <text:p>Similar to its predecessor, the premise of After Burner II is to get on the F-14 Tomcat and fly mission after mission of shooting planes out of the sky. At your disposal is a vulcan cannon (basically a machine gun) and a limited number of missiles. In some versions of the game the guns fire automatically all the time. Sometimes you come across a friendly supply plane and if you dock with it you can replenish your missiles.****The game is viewed from behind the plane with you fighting wave after wave of enemy fighters. But at heart it offers the usual shooter mechanics, meaning you spend most of your time dodging and shooting. You also can speed up and slow down to deal with enemies which appear behind you.</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After Burner II (Japan)&quot;&gt; &lt;year&gt;1990&lt;/year&gt; &lt;rating&gt;ESRB - RP (Rating Pending)&lt;/rating&gt; &lt;title&gt;After Burner II&lt;/title&gt; &lt;pub&gt;Sega&lt;/pub&gt; &lt;dev&gt;Nec Avenue, Ltd.&lt;/dev&gt; &lt;genre&gt;Action&lt;/genre&gt; &lt;score&gt;2.9&lt;/score&gt; &lt;player&gt;1 Player&lt;/player&gt; &lt;story&gt;Similar to its predecessor, the premise of After Burner II is to get on the F-14 Tomcat and fly mission after mission of shooting planes out of the sky. At your disposal is a vulcan cannon (basically a machine gun) and a limited number of missiles. In some versions of the game the guns fire automatically all the time. Sometimes you come across a friendly supply plane and if you dock with it you can replenish your missiles.****The game is viewed from behind the plane with you fighting wave after wave of enemy fighters. But at heart it offers the usual shooter mechanics, meaning you spend most of your time dodging and shooting. You also can speed up and slow down to deal with enemies which appear behind you.&lt;/story&gt; &lt;/game&gt;">
            <text:p>&lt;game name="After Burner II (Japan)"&gt; &lt;year&gt;1990&lt;/year&gt; &lt;rating&gt;ESRB - RP (Rating Pending)&lt;/rating&gt; &lt;title&gt;After Burner II&lt;/title&gt; &lt;pub&gt;Sega&lt;/pub&gt; &lt;dev&gt;Nec Avenue, Ltd.&lt;/dev&gt; &lt;genre&gt;Action&lt;/genre&gt; &lt;score&gt;2.9&lt;/score&gt; &lt;player&gt;1 Player&lt;/player&gt; &lt;story&gt;Similar to its predecessor, the premise of After Burner II is to get on the F-14 Tomcat and fly mission after mission of shooting planes out of the sky. At your disposal is a vulcan cannon (basically a machine gun) and a limited number of missiles. In some versions of the game the guns fire automatically all the time. Sometimes you come across a friendly supply plane and if you dock with it you can replenish your missiles.****The game is viewed from behind the plane with you fighting wave after wave of enemy fighters. But at heart it offers the usual shooter mechanics, meaning you spend most of your time dodging and shooting. You also can speed up and slow down to deal with enemies which appear behind you.&lt;/story&gt; &lt;/game&gt;</text:p>
          </table:table-cell>
          <table:table-cell table:number-columns-repeated="1012"/>
        </table:table-row>
        <table:table-row table:style-name="ro1">
          <table:table-cell office:value-type="string">
            <text:p>Alien Crush (Japan)</text:p>
          </table:table-cell>
          <table:table-cell office:value-type="float" office:value="1988">
            <text:p>1988</text:p>
          </table:table-cell>
          <table:table-cell office:value-type="string">
            <text:p>ESRB - RP (Rating Pending)</text:p>
          </table:table-cell>
          <table:table-cell office:value-type="string">
            <text:p>Alien Crush</text:p>
          </table:table-cell>
          <table:table-cell office:value-type="string">
            <text:p>naxat soft</text:p>
          </table:table-cell>
          <table:table-cell office:value-type="string">
            <text:p>Naxat Soft</text:p>
          </table:table-cell>
          <table:table-cell office:value-type="string">
            <text:p>Pinball</text:p>
          </table:table-cell>
          <table:table-cell office:value-type="string">
            <text:p>3.6</text:p>
          </table:table-cell>
          <table:table-cell office:value-type="string">
            <text:p>1 Player</text:p>
          </table:table-cell>
          <table:table-cell office:value-type="string">
            <text:p>Alien Crush is an alien-themed video pinball game. <text:s/>The graphics feature strong similarities to the art from the "Alien" movies, and everything has a dark and sinister look.****The main table is two screens high. <text:s/>There are at least 3 bonus games that are accessible from the top screen. <text:s/>Bonus games consist of knocking out moving targets on a separate single-screen bonus table. <text:s/>The main table also has numerous moving targets and ball locks.</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Alien Crush (Japan)&quot;&gt; &lt;year&gt;1988&lt;/year&gt; &lt;rating&gt;ESRB - RP (Rating Pending)&lt;/rating&gt; &lt;title&gt;Alien Crush&lt;/title&gt; &lt;pub&gt;naxat soft&lt;/pub&gt; &lt;dev&gt;Naxat Soft&lt;/dev&gt; &lt;genre&gt;Pinball&lt;/genre&gt; &lt;score&gt;3.6&lt;/score&gt; &lt;player&gt;1 Player&lt;/player&gt; &lt;story&gt;Alien Crush is an alien-themed video pinball game.  The graphics feature strong similarities to the art from the &quot;Alien&quot; movies, and everything has a dark and sinister look.****The main table is two screens high.  There are at least 3 bonus games that are accessible from the top screen.  Bonus games consist of knocking out moving targets on a separate single-screen bonus table.  The main table also has numerous moving targets and ball locks.&lt;/story&gt; &lt;/game&gt;">
            <text:p>&lt;game name="Alien Crush (Japan)"&gt; &lt;year&gt;1988&lt;/year&gt; &lt;rating&gt;ESRB - RP (Rating Pending)&lt;/rating&gt; &lt;title&gt;Alien Crush&lt;/title&gt; &lt;pub&gt;naxat soft&lt;/pub&gt; &lt;dev&gt;Naxat Soft&lt;/dev&gt; &lt;genre&gt;Pinball&lt;/genre&gt; &lt;score&gt;3.6&lt;/score&gt; &lt;player&gt;1 Player&lt;/player&gt; &lt;story&gt;Alien Crush is an alien-themed video pinball game. <text:s/>The graphics feature strong similarities to the art from the "Alien" movies, and everything has a dark and sinister look.****The main table is two screens high. <text:s/>There are at least 3 bonus games that are accessible from the top screen. <text:s/>Bonus games consist of knocking out moving targets on a separate single-screen bonus table. <text:s/>The main table also has numerous moving targets and ball locks.&lt;/story&gt; &lt;/game&gt;</text:p>
          </table:table-cell>
          <table:table-cell table:number-columns-repeated="1012"/>
        </table:table-row>
        <table:table-row table:style-name="ro1">
          <table:table-cell office:value-type="string">
            <text:p>Ankoku Densetsu (Japan)</text:p>
          </table:table-cell>
          <table:table-cell office:value-type="float" office:value="1990">
            <text:p>1990</text:p>
          </table:table-cell>
          <table:table-cell office:value-type="string">
            <text:p>ESRB - RP (Rating Pending)</text:p>
          </table:table-cell>
          <table:table-cell office:value-type="string">
            <text:p>Ankoku Densetsu</text:p>
          </table:table-cell>
          <table:table-cell office:value-type="string">
            <text:p>Atlus</text:p>
          </table:table-cell>
          <table:table-cell office:value-type="string">
            <text:p>Victor Musical Industries, Inc.</text:p>
          </table:table-cell>
          <table:table-cell office:value-type="string">
            <text:p>Action</text:p>
          </table:table-cell>
          <table:table-cell office:value-type="string">
            <text:p>2.5</text:p>
          </table:table-cell>
          <table:table-cell office:value-type="string">
            <text:p>1 Player</text:p>
          </table:table-cell>
          <table:table-cell office:value-type="string">
            <text:p>The Axe is back... with twice the force and twice the fury of 1989's "Videogame of the Year"! This time it's brother against brother locked in deadly combat. Your older brother has summoned unspeakable forces of evil to take control of the kingdom. Treachery rules! Your only hope is the legendary royal sword! But will its power be enough to overcome the Cliffs of Chaos? The Skull Dungeons? And the treacherous Crypts of Slime? Only your courage, your fighting skill, and the Legendary Axe can answer!****This game has you fighting monsters through seven stages with just a sword, but three other weapons can be picked up along the way, and include axes, chain spears, and smart bombs. These weapons can only be obtained by collecting the power-up that a defeated enemy leaves behind. Weapons can be switched along the way. At the end of each level, you must defeat a huge boss in order to go to the next stage.</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Ankoku Densetsu (Japan)&quot;&gt; &lt;year&gt;1990&lt;/year&gt; &lt;rating&gt;ESRB - RP (Rating Pending)&lt;/rating&gt; &lt;title&gt;Ankoku Densetsu&lt;/title&gt; &lt;pub&gt;Atlus&lt;/pub&gt; &lt;dev&gt;Victor Musical Industries, Inc.&lt;/dev&gt; &lt;genre&gt;Action&lt;/genre&gt; &lt;score&gt;2.5&lt;/score&gt; &lt;player&gt;1 Player&lt;/player&gt; &lt;story&gt;The Axe is back... with twice the force and twice the fury of 1989's &quot;Videogame of the Year&quot;! This time it's brother against brother locked in deadly combat. Your older brother has summoned unspeakable forces of evil to take control of the kingdom. Treachery rules! Your only hope is the legendary royal sword! But will its power be enough to overcome the Cliffs of Chaos? The Skull Dungeons? And the treacherous Crypts of Slime? Only your courage, your fighting skill, and the Legendary Axe can answer!****This game has you fighting monsters through seven stages with just a sword, but three other weapons can be picked up along the way, and include axes, chain spears, and smart bombs. These weapons can only be obtained by collecting the power-up that a defeated enemy leaves behind. Weapons can be switched along the way. At the end of each level, you must defeat a huge boss in order to go to the next stage.&lt;/story&gt; &lt;/game&gt;">
            <text:p>&lt;game name="Ankoku Densetsu (Japan)"&gt; &lt;year&gt;1990&lt;/year&gt; &lt;rating&gt;ESRB - RP (Rating Pending)&lt;/rating&gt; &lt;title&gt;Ankoku Densetsu&lt;/title&gt; &lt;pub&gt;Atlus&lt;/pub&gt; &lt;dev&gt;Victor Musical Industries, Inc.&lt;/dev&gt; &lt;genre&gt;Action&lt;/genre&gt; &lt;score&gt;2.5&lt;/score&gt; &lt;player&gt;1 Player&lt;/player&gt; &lt;story&gt;The Axe is back... with twice the force and twice the fury of 1989's "Videogame of the Year"! This time it's brother against brother locked in deadly combat. Your older brother has summoned unspeakable forces of evil to take control of the kingdom. Treachery rules! Your only hope is the legendary royal sword! But will its power be enough to overcome the Cliffs of Chaos? The Skull Dungeons? And the treacherous Crypts of Slime? Only your courage, your fighting skill, and the Legendary Axe can answer!****This game has you fighting monsters through seven stages with just a sword, but three other weapons can be picked up along the way, and include axes, chain spears, and smart bombs. These weapons can only be obtained by collecting the power-up that a defeated enemy leaves behind. Weapons can be switched along the way. At the end of each level, you must defeat a huge boss in order to go to the next stage.&lt;/story&gt; &lt;/game&gt;</text:p>
          </table:table-cell>
          <table:table-cell table:number-columns-repeated="1012"/>
        </table:table-row>
        <table:table-row table:style-name="ro1">
          <table:table-cell office:value-type="string">
            <text:p>Aoi Blink (Japan) (Translated En)</text:p>
          </table:table-cell>
          <table:table-cell office:value-type="float" office:value="1990">
            <text:p>1990</text:p>
          </table:table-cell>
          <table:table-cell office:value-type="string">
            <text:p>ESRB - RP (Rating Pending)</text:p>
          </table:table-cell>
          <table:table-cell office:value-type="string">
            <text:p>Aoi Blink </text:p>
          </table:table-cell>
          <table:table-cell office:value-type="string">
            <text:p>Hudson Soft</text:p>
          </table:table-cell>
          <table:table-cell office:value-type="string">
            <text:p>Westone Co., Ltd.</text:p>
          </table:table-cell>
          <table:table-cell office:value-type="string">
            <text:p>Action</text:p>
          </table:table-cell>
          <table:table-cell office:value-type="string">
            <text:p>2.2</text:p>
          </table:table-cell>
          <table:table-cell office:value-type="string">
            <text:p>1 Player</text:p>
          </table:table-cell>
          <table:table-cell office:value-type="string">
            <text:p>Aoi Blink is a side-scrolling platformer based on the TV anime series of the same name. The five levels are similarly built as the ones in Super Mario Bros. 3: they are divided into various areas which are reached through a map screen with branching paths. Those areas need to be solved to be able to walk further on the map. The speciality of this game is that the player can switch between three characters with different abilities on the fly, e.g. one can jump high and another has a better gun. Those are important to be able to solve the challenges the levels bring, mostly consisting of traditional platforming and avoiding/shooting enemies. However, the boss area at the end of the level map has to be opened with a master key. There is one hidden in every area. <text:s/>The three characters are based on characters of the series and change depending on the level. The health pool is shared between all characters and losing all hearts results in losing a life. Hearts can be refilled by collecting money which is left behind by killed enemies.</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Aoi Blink (Japan) (Translated En)&quot;&gt; &lt;year&gt;1990&lt;/year&gt; &lt;rating&gt;ESRB - RP (Rating Pending)&lt;/rating&gt; &lt;title&gt;Aoi Blink &lt;/title&gt; &lt;pub&gt;Hudson Soft&lt;/pub&gt; &lt;dev&gt;Westone Co., Ltd.&lt;/dev&gt; &lt;genre&gt;Action&lt;/genre&gt; &lt;score&gt;2.2&lt;/score&gt; &lt;player&gt;1 Player&lt;/player&gt; &lt;story&gt;Aoi Blink is a side-scrolling platformer based on the TV anime series of the same name. The five levels are similarly built as the ones in Super Mario Bros. 3: they are divided into various areas which are reached through a map screen with branching paths. Those areas need to be solved to be able to walk further on the map. The speciality of this game is that the player can switch between three characters with different abilities on the fly, e.g. one can jump high and another has a better gun. Those are important to be able to solve the challenges the levels bring, mostly consisting of traditional platforming and avoiding/shooting enemies. However, the boss area at the end of the level map has to be opened with a master key. There is one hidden in every area.  The three characters are based on characters of the series and change depending on the level. The health pool is shared between all characters and losing all hearts results in losing a life. Hearts can be refilled by collecting money which is left behind by killed enemies.&lt;/story&gt; &lt;/game&gt;">
            <text:p>&lt;game name="Aoi Blink (Japan) (Translated En)"&gt; &lt;year&gt;1990&lt;/year&gt; &lt;rating&gt;ESRB - RP (Rating Pending)&lt;/rating&gt; &lt;title&gt;Aoi Blink &lt;/title&gt; &lt;pub&gt;Hudson Soft&lt;/pub&gt; &lt;dev&gt;Westone Co., Ltd.&lt;/dev&gt; &lt;genre&gt;Action&lt;/genre&gt; &lt;score&gt;2.2&lt;/score&gt; &lt;player&gt;1 Player&lt;/player&gt; &lt;story&gt;Aoi Blink is a side-scrolling platformer based on the TV anime series of the same name. The five levels are similarly built as the ones in Super Mario Bros. 3: they are divided into various areas which are reached through a map screen with branching paths. Those areas need to be solved to be able to walk further on the map. The speciality of this game is that the player can switch between three characters with different abilities on the fly, e.g. one can jump high and another has a better gun. Those are important to be able to solve the challenges the levels bring, mostly consisting of traditional platforming and avoiding/shooting enemies. However, the boss area at the end of the level map has to be opened with a master key. There is one hidden in every area. <text:s/>The three characters are based on characters of the series and change depending on the level. The health pool is shared between all characters and losing all hearts results in losing a life. Hearts can be refilled by collecting money which is left behind by killed enemies.&lt;/story&gt; &lt;/game&gt;</text:p>
          </table:table-cell>
          <table:table-cell table:number-columns-repeated="1012"/>
        </table:table-row>
        <table:table-row table:style-name="ro1">
          <table:table-cell office:value-type="string">
            <text:p>Appare Gateball (Japan)</text:p>
          </table:table-cell>
          <table:table-cell office:value-type="float" office:value="1988">
            <text:p>1988</text:p>
          </table:table-cell>
          <table:table-cell office:value-type="string">
            <text:p>ESRB - RP (Rating Pending)</text:p>
          </table:table-cell>
          <table:table-cell office:value-type="string">
            <text:p>Appare Gateball</text:p>
          </table:table-cell>
          <table:table-cell office:value-type="string">
            <text:p>Azuma</text:p>
          </table:table-cell>
          <table:table-cell office:value-type="string">
            <text:p>Hudson Soft</text:p>
          </table:table-cell>
          <table:table-cell office:value-type="string">
            <text:p>Sports</text:p>
          </table:table-cell>
          <table:table-cell office:value-type="string">
            <text:p>3.0</text:p>
          </table:table-cell>
          <table:table-cell office:value-type="string">
            <text:p>1-5 Players</text:p>
          </table:table-cell>
          <table:table-cell office:value-type="string">
            <text:p>Appare! Gateball is a sports game featuring gateball, an Asian sport similar to croquet. The game consists of two teams of five players each. One team plays with a white ball, and one team plays with a red ball. The red team starts first. The goal is to pass the ball through three gates and hit the peg. Included options are playing on either a grass field or sand field, and choosing between 12 players, each with their own stats.</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Appare Gateball (Japan)&quot;&gt; &lt;year&gt;1988&lt;/year&gt; &lt;rating&gt;ESRB - RP (Rating Pending)&lt;/rating&gt; &lt;title&gt;Appare Gateball&lt;/title&gt; &lt;pub&gt;Azuma&lt;/pub&gt; &lt;dev&gt;Hudson Soft&lt;/dev&gt; &lt;genre&gt;Sports&lt;/genre&gt; &lt;score&gt;3.0&lt;/score&gt; &lt;player&gt;1-5 Players&lt;/player&gt; &lt;story&gt;Appare! Gateball is a sports game featuring gateball, an Asian sport similar to croquet. The game consists of two teams of five players each. One team plays with a white ball, and one team plays with a red ball. The red team starts first. The goal is to pass the ball through three gates and hit the peg. Included options are playing on either a grass field or sand field, and choosing between 12 players, each with their own stats.&lt;/story&gt; &lt;/game&gt;">
            <text:p>&lt;game name="Appare Gateball (Japan)"&gt; &lt;year&gt;1988&lt;/year&gt; &lt;rating&gt;ESRB - RP (Rating Pending)&lt;/rating&gt; &lt;title&gt;Appare Gateball&lt;/title&gt; &lt;pub&gt;Azuma&lt;/pub&gt; &lt;dev&gt;Hudson Soft&lt;/dev&gt; &lt;genre&gt;Sports&lt;/genre&gt; &lt;score&gt;3.0&lt;/score&gt; &lt;player&gt;1-5 Players&lt;/player&gt; &lt;story&gt;Appare! Gateball is a sports game featuring gateball, an Asian sport similar to croquet. The game consists of two teams of five players each. One team plays with a white ball, and one team plays with a red ball. The red team starts first. The goal is to pass the ball through three gates and hit the peg. Included options are playing on either a grass field or sand field, and choosing between 12 players, each with their own stats.&lt;/story&gt; &lt;/game&gt;</text:p>
          </table:table-cell>
          <table:table-cell table:number-columns-repeated="1012"/>
        </table:table-row>
        <table:table-row table:style-name="ro1">
          <table:table-cell office:value-type="string">
            <text:p>Armed Formation F (Japan)</text:p>
          </table:table-cell>
          <table:table-cell office:value-type="float" office:value="1990">
            <text:p>1990</text:p>
          </table:table-cell>
          <table:table-cell office:value-type="string">
            <text:p>ESRB - RP (Rating Pending)</text:p>
          </table:table-cell>
          <table:table-cell office:value-type="string">
            <text:p>Armed Formation F</text:p>
          </table:table-cell>
          <table:table-cell table:number-columns-repeated="2" office:value-type="string">
            <text:p>Pack-In-Video Co., Ltd.</text:p>
          </table:table-cell>
          <table:table-cell office:value-type="string">
            <text:p>Shoot-'Em-Up</text:p>
          </table:table-cell>
          <table:table-cell office:value-type="string">
            <text:p>1.2</text:p>
          </table:table-cell>
          <table:table-cell office:value-type="string">
            <text:p>1 Player</text:p>
          </table:table-cell>
          <table:table-cell office:value-type="string">
            <text:p>Formation Armed F is a vertically scrolling shooter. The basic gameplay principle offers no surprises: shooting a lot of aliens without getting hit by their attacks. Additionally there are environmental obstacles like poisonous gas or walls. Of course the player can collect power ups to upgrade the ship, e.g. speed-ups or a large variation of weaponry. Each of the seven levels has its own set of weaponry which suits the enemies. The big exception are smaller ships which stay near to the main ship. By pressing a second fire button, the formation can be changed. There are no continues.</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Armed Formation F (Japan)&quot;&gt; &lt;year&gt;1990&lt;/year&gt; &lt;rating&gt;ESRB - RP (Rating Pending)&lt;/rating&gt; &lt;title&gt;Armed Formation F&lt;/title&gt; &lt;pub&gt;Pack-In-Video Co., Ltd.&lt;/pub&gt; &lt;dev&gt;Pack-In-Video Co., Ltd.&lt;/dev&gt; &lt;genre&gt;Shoot-'Em-Up&lt;/genre&gt; &lt;score&gt;1.2&lt;/score&gt; &lt;player&gt;1 Player&lt;/player&gt; &lt;story&gt;Formation Armed F is a vertically scrolling shooter. The basic gameplay principle offers no surprises: shooting a lot of aliens without getting hit by their attacks. Additionally there are environmental obstacles like poisonous gas or walls. Of course the player can collect power ups to upgrade the ship, e.g. speed-ups or a large variation of weaponry. Each of the seven levels has its own set of weaponry which suits the enemies. The big exception are smaller ships which stay near to the main ship. By pressing a second fire button, the formation can be changed. There are no continues.&lt;/story&gt; &lt;/game&gt;">
            <text:p>&lt;game name="Armed Formation F (Japan)"&gt; &lt;year&gt;1990&lt;/year&gt; &lt;rating&gt;ESRB - RP (Rating Pending)&lt;/rating&gt; &lt;title&gt;Armed Formation F&lt;/title&gt; &lt;pub&gt;Pack-In-Video Co., Ltd.&lt;/pub&gt; &lt;dev&gt;Pack-In-Video Co., Ltd.&lt;/dev&gt; &lt;genre&gt;Shoot-'Em-Up&lt;/genre&gt; &lt;score&gt;1.2&lt;/score&gt; &lt;player&gt;1 Player&lt;/player&gt; &lt;story&gt;Formation Armed F is a vertically scrolling shooter. The basic gameplay principle offers no surprises: shooting a lot of aliens without getting hit by their attacks. Additionally there are environmental obstacles like poisonous gas or walls. Of course the player can collect power ups to upgrade the ship, e.g. speed-ups or a large variation of weaponry. Each of the seven levels has its own set of weaponry which suits the enemies. The big exception are smaller ships which stay near to the main ship. By pressing a second fire button, the formation can be changed. There are no continues.&lt;/story&gt; &lt;/game&gt;</text:p>
          </table:table-cell>
          <table:table-cell table:number-columns-repeated="1012"/>
        </table:table-row>
        <table:table-row table:style-name="ro1">
          <table:table-cell office:value-type="string">
            <text:p>Artist Tool (Japan)</text:p>
          </table:table-cell>
          <table:table-cell office:value-type="float" office:value="1991">
            <text:p>1991</text:p>
          </table:table-cell>
          <table:table-cell office:value-type="string">
            <text:p>ESRB - RP (Rating Pending)</text:p>
          </table:table-cell>
          <table:table-cell office:value-type="string">
            <text:p>Artist Tool</text:p>
          </table:table-cell>
          <table:table-cell office:value-type="string">
            <text:p>NEC Home Electronics Ltd.</text:p>
          </table:table-cell>
          <table:table-cell office:value-type="string">
            <text:p>Nec Home Electronics Ltd.</text:p>
          </table:table-cell>
          <table:table-cell office:value-type="string">
            <text:p>Miscellaneous</text:p>
          </table:table-cell>
          <table:table-cell office:value-type="string">
            <text:p>2.8</text:p>
          </table:table-cell>
          <table:table-cell office:value-type="string">
            <text:p>1 Player</text:p>
          </table:table-cell>
          <table:table-cell office:value-type="string">
            <text:p>A unique piece of software for the PC Engine, Artist Tool is a graphics program that allows you to draw and print your own artwork when combined with the 'Illust Booster', 'Print Booster' and 'Photo Reader'. The interface has a rudimentary set of tools to choose from, like freehand, straight line and circle, and also a few tunes to listen to while you draw. </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Artist Tool (Japan)&quot;&gt; &lt;year&gt;1991&lt;/year&gt; &lt;rating&gt;ESRB - RP (Rating Pending)&lt;/rating&gt; &lt;title&gt;Artist Tool&lt;/title&gt; &lt;pub&gt;NEC Home Electronics Ltd.&lt;/pub&gt; &lt;dev&gt;Nec Home Electronics Ltd.&lt;/dev&gt; &lt;genre&gt;Miscellaneous&lt;/genre&gt; &lt;score&gt;2.8&lt;/score&gt; &lt;player&gt;1 Player&lt;/player&gt; &lt;story&gt;A unique piece of software for the PC Engine, Artist Tool is a graphics program that allows you to draw and print your own artwork when combined with the 'Illust Booster', 'Print Booster' and 'Photo Reader'. The interface has a rudimentary set of tools to choose from, like freehand, straight line and circle, and also a few tunes to listen to while you draw. &lt;/story&gt; &lt;/game&gt;">
            <text:p>&lt;game name="Artist Tool (Japan)"&gt; &lt;year&gt;1991&lt;/year&gt; &lt;rating&gt;ESRB - RP (Rating Pending)&lt;/rating&gt; &lt;title&gt;Artist Tool&lt;/title&gt; &lt;pub&gt;NEC Home Electronics Ltd.&lt;/pub&gt; &lt;dev&gt;Nec Home Electronics Ltd.&lt;/dev&gt; &lt;genre&gt;Miscellaneous&lt;/genre&gt; &lt;score&gt;2.8&lt;/score&gt; &lt;player&gt;1 Player&lt;/player&gt; &lt;story&gt;A unique piece of software for the PC Engine, Artist Tool is a graphics program that allows you to draw and print your own artwork when combined with the 'Illust Booster', 'Print Booster' and 'Photo Reader'. The interface has a rudimentary set of tools to choose from, like freehand, straight line and circle, and also a few tunes to listen to while you draw. &lt;/story&gt; &lt;/game&gt;</text:p>
          </table:table-cell>
          <table:table-cell table:number-columns-repeated="1012"/>
        </table:table-row>
        <table:table-row table:style-name="ro1">
          <table:table-cell office:value-type="string">
            <text:p>Atomic Robo-Kid Special (Japan)</text:p>
          </table:table-cell>
          <table:table-cell office:value-type="float" office:value="1990">
            <text:p>1990</text:p>
          </table:table-cell>
          <table:table-cell office:value-type="string">
            <text:p>ESRB - RP (Rating Pending)</text:p>
          </table:table-cell>
          <table:table-cell office:value-type="string">
            <text:p>Atomic Robo-Kid Special</text:p>
          </table:table-cell>
          <table:table-cell office:value-type="string">
            <text:p>UPL Company Limited</text:p>
          </table:table-cell>
          <table:table-cell office:value-type="string">
            <text:p>Upl Company Limited</text:p>
          </table:table-cell>
          <table:table-cell office:value-type="string">
            <text:p>Shoot-'Em-Up</text:p>
          </table:table-cell>
          <table:table-cell office:value-type="string">
            <text:p>3.8</text:p>
          </table:table-cell>
          <table:table-cell office:value-type="string">
            <text:p>1 Player</text:p>
          </table:table-cell>
          <table:table-cell office:value-type="string">
            <text:p>As the half-human half-cyborg flying machine of the title, you are faced with 28 levels to clear of enemies. The gameplay is horizontally scrolling. Your unit is able to fly and then hold at a certain level in space. Defeated enemies often release gems, which can be collected towards power-ups. These include more powerful or multi-directional firing.</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Atomic Robo-Kid Special (Japan)&quot;&gt; &lt;year&gt;1990&lt;/year&gt; &lt;rating&gt;ESRB - RP (Rating Pending)&lt;/rating&gt; &lt;title&gt;Atomic Robo-Kid Special&lt;/title&gt; &lt;pub&gt;UPL Company Limited&lt;/pub&gt; &lt;dev&gt;Upl Company Limited&lt;/dev&gt; &lt;genre&gt;Shoot-'Em-Up&lt;/genre&gt; &lt;score&gt;3.8&lt;/score&gt; &lt;player&gt;1 Player&lt;/player&gt; &lt;story&gt;As the half-human half-cyborg flying machine of the title, you are faced with 28 levels to clear of enemies. The gameplay is horizontally scrolling. Your unit is able to fly and then hold at a certain level in space. Defeated enemies often release gems, which can be collected towards power-ups. These include more powerful or multi-directional firing.&lt;/story&gt; &lt;/game&gt;">
            <text:p>&lt;game name="Atomic Robo-Kid Special (Japan)"&gt; &lt;year&gt;1990&lt;/year&gt; &lt;rating&gt;ESRB - RP (Rating Pending)&lt;/rating&gt; &lt;title&gt;Atomic Robo-Kid Special&lt;/title&gt; &lt;pub&gt;UPL Company Limited&lt;/pub&gt; &lt;dev&gt;Upl Company Limited&lt;/dev&gt; &lt;genre&gt;Shoot-'Em-Up&lt;/genre&gt; &lt;score&gt;3.8&lt;/score&gt; &lt;player&gt;1 Player&lt;/player&gt; &lt;story&gt;As the half-human half-cyborg flying machine of the title, you are faced with 28 levels to clear of enemies. The gameplay is horizontally scrolling. Your unit is able to fly and then hold at a certain level in space. Defeated enemies often release gems, which can be collected towards power-ups. These include more powerful or multi-directional firing.&lt;/story&gt; &lt;/game&gt;</text:p>
          </table:table-cell>
          <table:table-cell table:number-columns-repeated="1012"/>
        </table:table-row>
        <table:table-row table:style-name="ro1">
          <table:table-cell office:value-type="string">
            <text:p>AV Poker (Japan)</text:p>
          </table:table-cell>
          <table:table-cell office:value-type="float" office:value="1992">
            <text:p>1992</text:p>
          </table:table-cell>
          <table:table-cell office:value-type="string">
            <text:p>ESRB - RP (Rating Pending)</text:p>
          </table:table-cell>
          <table:table-cell office:value-type="string">
            <text:p>AV Poker</text:p>
          </table:table-cell>
          <table:table-cell office:value-type="string">
            <text:p>Hacker International</text:p>
          </table:table-cell>
          <table:table-cell office:value-type="string">
            <text:p>Games Express</text:p>
          </table:table-cell>
          <table:table-cell office:value-type="string">
            <text:p>Casino</text:p>
          </table:table-cell>
          <table:table-cell office:value-type="string">
            <text:p>2.1</text:p>
          </table:table-cell>
          <table:table-cell office:value-type="string">
            <text:p>1 Player</text:p>
          </table:table-cell>
          <table:table-cell office:value-type="string">
            <text:p>AV Poker is a simple strip poker game, different in many aspects from another title with the same name. There are no actual opponents: the player bets certain amounts of money (up to the allowed limit), is then dealt a five-card hand, and given the option to hold any of the cards and deal the rest again. Anything less than two pairs is an automatic loss; the monetary value of other combinations is always pre-set. A "special" mode takes the player to various casinos in the world (starting with Japan). Winning enough money leads to erotic scenes featuring undressing women drawn in realistic (non-anime) style.</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AV Poker (Japan)&quot;&gt; &lt;year&gt;1992&lt;/year&gt; &lt;rating&gt;ESRB - RP (Rating Pending)&lt;/rating&gt; &lt;title&gt;AV Poker&lt;/title&gt; &lt;pub&gt;Hacker International&lt;/pub&gt; &lt;dev&gt;Games Express&lt;/dev&gt; &lt;genre&gt;Casino&lt;/genre&gt; &lt;score&gt;2.1&lt;/score&gt; &lt;player&gt;1 Player&lt;/player&gt; &lt;story&gt;AV Poker is a simple strip poker game, different in many aspects from another title with the same name. There are no actual opponents: the player bets certain amounts of money (up to the allowed limit), is then dealt a five-card hand, and given the option to hold any of the cards and deal the rest again. Anything less than two pairs is an automatic loss; the monetary value of other combinations is always pre-set. A &quot;special&quot; mode takes the player to various casinos in the world (starting with Japan). Winning enough money leads to erotic scenes featuring undressing women drawn in realistic (non-anime) style.&lt;/story&gt; &lt;/game&gt;">
            <text:p>&lt;game name="AV Poker (Japan)"&gt; &lt;year&gt;1992&lt;/year&gt; &lt;rating&gt;ESRB - RP (Rating Pending)&lt;/rating&gt; &lt;title&gt;AV Poker&lt;/title&gt; &lt;pub&gt;Hacker International&lt;/pub&gt; &lt;dev&gt;Games Express&lt;/dev&gt; &lt;genre&gt;Casino&lt;/genre&gt; &lt;score&gt;2.1&lt;/score&gt; &lt;player&gt;1 Player&lt;/player&gt; &lt;story&gt;AV Poker is a simple strip poker game, different in many aspects from another title with the same name. There are no actual opponents: the player bets certain amounts of money (up to the allowed limit), is then dealt a five-card hand, and given the option to hold any of the cards and deal the rest again. Anything less than two pairs is an automatic loss; the monetary value of other combinations is always pre-set. A "special" mode takes the player to various casinos in the world (starting with Japan). Winning enough money leads to erotic scenes featuring undressing women drawn in realistic (non-anime) style.&lt;/story&gt; &lt;/game&gt;</text:p>
          </table:table-cell>
          <table:table-cell table:number-columns-repeated="1012"/>
        </table:table-row>
        <table:table-row table:style-name="ro1">
          <table:table-cell office:value-type="string">
            <text:p>AV Poker World Gambler (Japan)</text:p>
          </table:table-cell>
          <table:table-cell office:value-type="float" office:value="1992">
            <text:p>1992</text:p>
          </table:table-cell>
          <table:table-cell office:value-type="string">
            <text:p>ESRB - RP (Rating Pending)</text:p>
          </table:table-cell>
          <table:table-cell office:value-type="string">
            <text:p>AV Poker World Gambler </text:p>
          </table:table-cell>
          <table:table-cell office:value-type="string">
            <text:p>Hacker International</text:p>
          </table:table-cell>
          <table:table-cell office:value-type="string">
            <text:p>Games Express</text:p>
          </table:table-cell>
          <table:table-cell office:value-type="string">
            <text:p>Casino</text:p>
          </table:table-cell>
          <table:table-cell office:value-type="string">
            <text:p>2.1</text:p>
          </table:table-cell>
          <table:table-cell office:value-type="string">
            <text:p>1 Player</text:p>
          </table:table-cell>
          <table:table-cell office:value-type="string">
            <text:p>AV Poker is a simple strip poker game, different in many aspects from another title with the same name. There are no actual opponents: the player bets certain amounts of money (up to the allowed limit), is then dealt a five-card hand, and given the option to hold any of the cards and deal the rest again. Anything less than two pairs is an automatic loss; the monetary value of other combinations is always pre-set. A "special" mode takes the player to various casinos in the world (starting with Japan). Winning enough money leads to erotic scenes featuring undressing women drawn in realistic (non-anime) style.</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AV Poker World Gambler (Japan)&quot;&gt; &lt;year&gt;1992&lt;/year&gt; &lt;rating&gt;ESRB - RP (Rating Pending)&lt;/rating&gt; &lt;title&gt;AV Poker World Gambler &lt;/title&gt; &lt;pub&gt;Hacker International&lt;/pub&gt; &lt;dev&gt;Games Express&lt;/dev&gt; &lt;genre&gt;Casino&lt;/genre&gt; &lt;score&gt;2.1&lt;/score&gt; &lt;player&gt;1 Player&lt;/player&gt; &lt;story&gt;AV Poker is a simple strip poker game, different in many aspects from another title with the same name. There are no actual opponents: the player bets certain amounts of money (up to the allowed limit), is then dealt a five-card hand, and given the option to hold any of the cards and deal the rest again. Anything less than two pairs is an automatic loss; the monetary value of other combinations is always pre-set. A &quot;special&quot; mode takes the player to various casinos in the world (starting with Japan). Winning enough money leads to erotic scenes featuring undressing women drawn in realistic (non-anime) style.&lt;/story&gt; &lt;/game&gt;">
            <text:p>&lt;game name="AV Poker World Gambler (Japan)"&gt; &lt;year&gt;1992&lt;/year&gt; &lt;rating&gt;ESRB - RP (Rating Pending)&lt;/rating&gt; &lt;title&gt;AV Poker World Gambler &lt;/title&gt; &lt;pub&gt;Hacker International&lt;/pub&gt; &lt;dev&gt;Games Express&lt;/dev&gt; &lt;genre&gt;Casino&lt;/genre&gt; &lt;score&gt;2.1&lt;/score&gt; &lt;player&gt;1 Player&lt;/player&gt; &lt;story&gt;AV Poker is a simple strip poker game, different in many aspects from another title with the same name. There are no actual opponents: the player bets certain amounts of money (up to the allowed limit), is then dealt a five-card hand, and given the option to hold any of the cards and deal the rest again. Anything less than two pairs is an automatic loss; the monetary value of other combinations is always pre-set. A "special" mode takes the player to various casinos in the world (starting with Japan). Winning enough money leads to erotic scenes featuring undressing women drawn in realistic (non-anime) style.&lt;/story&gt; &lt;/game&gt;</text:p>
          </table:table-cell>
          <table:table-cell table:number-columns-repeated="1012"/>
        </table:table-row>
        <table:table-row table:style-name="ro1">
          <table:table-cell office:value-type="string">
            <text:p>Ballistix (Japan)</text:p>
          </table:table-cell>
          <table:table-cell office:value-type="float" office:value="1992">
            <text:p>1992</text:p>
          </table:table-cell>
          <table:table-cell office:value-type="string">
            <text:p>ESRB - RP (Rating Pending)</text:p>
          </table:table-cell>
          <table:table-cell office:value-type="string">
            <text:p>Ballistix</text:p>
          </table:table-cell>
          <table:table-cell office:value-type="string">
            <text:p>Psygnosis</text:p>
          </table:table-cell>
          <table:table-cell office:value-type="string">
            <text:p>Coconuts</text:p>
          </table:table-cell>
          <table:table-cell office:value-type="string">
            <text:p>Sports</text:p>
          </table:table-cell>
          <table:table-cell office:value-type="string">
            <text:p>1.5</text:p>
          </table:table-cell>
          <table:table-cell office:value-type="string">
            <text:p>1-2 Players</text:p>
          </table:table-cell>
          <table:table-cell office:value-type="string">
            <text:p>Psygnosis' Ballistix is an arcade game in which you have to manipulate a ball in order to score a goal with your opponent. To do this, you will control an arrow that defines a direction, and pressing the fire key will launch a ball from this arrow in the direction the arrow points to; by launching balls at correct angles, you will manipulate the main ball and control the way it moves. Ballistix also keeps certain physics laws (namely gravity and friction), and will present you with varying obstacles in either one or two player mode.</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Ballistix (Japan)&quot;&gt; &lt;year&gt;1992&lt;/year&gt; &lt;rating&gt;ESRB - RP (Rating Pending)&lt;/rating&gt; &lt;title&gt;Ballistix&lt;/title&gt; &lt;pub&gt;Psygnosis&lt;/pub&gt; &lt;dev&gt;Coconuts&lt;/dev&gt; &lt;genre&gt;Sports&lt;/genre&gt; &lt;score&gt;1.5&lt;/score&gt; &lt;player&gt;1-2 Players&lt;/player&gt; &lt;story&gt;Psygnosis' Ballistix is an arcade game in which you have to manipulate a ball in order to score a goal with your opponent. To do this, you will control an arrow that defines a direction, and pressing the fire key will launch a ball from this arrow in the direction the arrow points to; by launching balls at correct angles, you will manipulate the main ball and control the way it moves. Ballistix also keeps certain physics laws (namely gravity and friction), and will present you with varying obstacles in either one or two player mode.&lt;/story&gt; &lt;/game&gt;">
            <text:p>&lt;game name="Ballistix (Japan)"&gt; &lt;year&gt;1992&lt;/year&gt; &lt;rating&gt;ESRB - RP (Rating Pending)&lt;/rating&gt; &lt;title&gt;Ballistix&lt;/title&gt; &lt;pub&gt;Psygnosis&lt;/pub&gt; &lt;dev&gt;Coconuts&lt;/dev&gt; &lt;genre&gt;Sports&lt;/genre&gt; &lt;score&gt;1.5&lt;/score&gt; &lt;player&gt;1-2 Players&lt;/player&gt; &lt;story&gt;Psygnosis' Ballistix is an arcade game in which you have to manipulate a ball in order to score a goal with your opponent. To do this, you will control an arrow that defines a direction, and pressing the fire key will launch a ball from this arrow in the direction the arrow points to; by launching balls at correct angles, you will manipulate the main ball and control the way it moves. Ballistix also keeps certain physics laws (namely gravity and friction), and will present you with varying obstacles in either one or two player mode.&lt;/story&gt; &lt;/game&gt;</text:p>
          </table:table-cell>
          <table:table-cell table:number-columns-repeated="1012"/>
        </table:table-row>
        <table:table-row table:style-name="ro1">
          <table:table-cell office:value-type="string">
            <text:p>Bari Bari Densetsu (Japan)</text:p>
          </table:table-cell>
          <table:table-cell office:value-type="float" office:value="1989">
            <text:p>1989</text:p>
          </table:table-cell>
          <table:table-cell office:value-type="string">
            <text:p>ESRB - RP (Rating Pending)</text:p>
          </table:table-cell>
          <table:table-cell office:value-type="string">
            <text:p>Bari Bari Densetsu</text:p>
          </table:table-cell>
          <table:table-cell table:number-columns-repeated="2" office:value-type="string">
            <text:p>Taito Corp.</text:p>
          </table:table-cell>
          <table:table-cell office:value-type="string">
            <text:p>Sports</text:p>
          </table:table-cell>
          <table:table-cell office:value-type="string">
            <text:p>3.0</text:p>
          </table:table-cell>
          <table:table-cell office:value-type="string">
            <text:p>1 Player</text:p>
          </table:table-cell>
          <table:table-cell office:value-type="string">
            <text:p>Bari Bari Densetsu is a racing game based on the anime of the same name. The player takes the role of a young athlete who takes part in the motorcycle World Grand Prix. Every race consists of a qualifying and the race itself, the goal of course being to gather a good position in the end. The game also features some basic bike customization in which the player can change the tires, brakes, engine, suspension or mission before a race. The weather influences the bike's performance and handling, depending on the bike parts and the course. Additionally there is a travel mode in which the 16 courses can be chosen freely.</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Bari Bari Densetsu (Japan)&quot;&gt; &lt;year&gt;1989&lt;/year&gt; &lt;rating&gt;ESRB - RP (Rating Pending)&lt;/rating&gt; &lt;title&gt;Bari Bari Densetsu&lt;/title&gt; &lt;pub&gt;Taito Corp.&lt;/pub&gt; &lt;dev&gt;Taito Corp.&lt;/dev&gt; &lt;genre&gt;Sports&lt;/genre&gt; &lt;score&gt;3.0&lt;/score&gt; &lt;player&gt;1 Player&lt;/player&gt; &lt;story&gt;Bari Bari Densetsu is a racing game based on the anime of the same name. The player takes the role of a young athlete who takes part in the motorcycle World Grand Prix. Every race consists of a qualifying and the race itself, the goal of course being to gather a good position in the end. The game also features some basic bike customization in which the player can change the tires, brakes, engine, suspension or mission before a race. The weather influences the bike's performance and handling, depending on the bike parts and the course. Additionally there is a travel mode in which the 16 courses can be chosen freely.&lt;/story&gt; &lt;/game&gt;">
            <text:p>&lt;game name="Bari Bari Densetsu (Japan)"&gt; &lt;year&gt;1989&lt;/year&gt; &lt;rating&gt;ESRB - RP (Rating Pending)&lt;/rating&gt; &lt;title&gt;Bari Bari Densetsu&lt;/title&gt; &lt;pub&gt;Taito Corp.&lt;/pub&gt; &lt;dev&gt;Taito Corp.&lt;/dev&gt; &lt;genre&gt;Sports&lt;/genre&gt; &lt;score&gt;3.0&lt;/score&gt; &lt;player&gt;1 Player&lt;/player&gt; &lt;story&gt;Bari Bari Densetsu is a racing game based on the anime of the same name. The player takes the role of a young athlete who takes part in the motorcycle World Grand Prix. Every race consists of a qualifying and the race itself, the goal of course being to gather a good position in the end. The game also features some basic bike customization in which the player can change the tires, brakes, engine, suspension or mission before a race. The weather influences the bike's performance and handling, depending on the bike parts and the course. Additionally there is a travel mode in which the 16 courses can be chosen freely.&lt;/story&gt; &lt;/game&gt;</text:p>
          </table:table-cell>
          <table:table-cell table:number-columns-repeated="1012"/>
        </table:table-row>
        <table:table-row table:style-name="ro1">
          <table:table-cell office:value-type="string">
            <text:p>Barunba (Japan)</text:p>
          </table:table-cell>
          <table:table-cell office:value-type="float" office:value="1990">
            <text:p>1990</text:p>
          </table:table-cell>
          <table:table-cell office:value-type="string">
            <text:p>ESRB - RP (Rating Pending)</text:p>
          </table:table-cell>
          <table:table-cell office:value-type="string">
            <text:p>Barunba</text:p>
          </table:table-cell>
          <table:table-cell table:number-columns-repeated="2" office:value-type="string">
            <text:p>Namco Ltd.</text:p>
          </table:table-cell>
          <table:table-cell office:value-type="string">
            <text:p>Shoot-'Em-Up</text:p>
          </table:table-cell>
          <table:table-cell office:value-type="string">
            <text:p>2.0</text:p>
          </table:table-cell>
          <table:table-cell office:value-type="string">
            <text:p>1 Player</text:p>
          </table:table-cell>
          <table:table-cell office:value-type="string">
            <text:p>Barunba is a shooter in comic style. The levels automatically scroll and move in all directions.**You control a space craft that has a weapons ring around it and therefore can shoot in various directions. Weapons can be upgraded by shooting enemies and picking up the pods they might change in.****Each level has it's own theme and is quite long and has to bosses: a mid-level boss and an end boss. Both bosses have to be defeated before you can continue to finish the level or go to the next.**A status bar at the bottom of the screen shows the energy bar of your ship and it's Game Over when that bar has depleted.</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Barunba (Japan)&quot;&gt; &lt;year&gt;1990&lt;/year&gt; &lt;rating&gt;ESRB - RP (Rating Pending)&lt;/rating&gt; &lt;title&gt;Barunba&lt;/title&gt; &lt;pub&gt;Namco Ltd.&lt;/pub&gt; &lt;dev&gt;Namco Ltd.&lt;/dev&gt; &lt;genre&gt;Shoot-'Em-Up&lt;/genre&gt; &lt;score&gt;2.0&lt;/score&gt; &lt;player&gt;1 Player&lt;/player&gt; &lt;story&gt;Barunba is a shooter in comic style. The levels automatically scroll and move in all directions.**You control a space craft that has a weapons ring around it and therefore can shoot in various directions. Weapons can be upgraded by shooting enemies and picking up the pods they might change in.****Each level has it's own theme and is quite long and has to bosses: a mid-level boss and an end boss. Both bosses have to be defeated before you can continue to finish the level or go to the next.**A status bar at the bottom of the screen shows the energy bar of your ship and it's Game Over when that bar has depleted.&lt;/story&gt; &lt;/game&gt;">
            <text:p>&lt;game name="Barunba (Japan)"&gt; &lt;year&gt;1990&lt;/year&gt; &lt;rating&gt;ESRB - RP (Rating Pending)&lt;/rating&gt; &lt;title&gt;Barunba&lt;/title&gt; &lt;pub&gt;Namco Ltd.&lt;/pub&gt; &lt;dev&gt;Namco Ltd.&lt;/dev&gt; &lt;genre&gt;Shoot-'Em-Up&lt;/genre&gt; &lt;score&gt;2.0&lt;/score&gt; &lt;player&gt;1 Player&lt;/player&gt; &lt;story&gt;Barunba is a shooter in comic style. The levels automatically scroll and move in all directions.**You control a space craft that has a weapons ring around it and therefore can shoot in various directions. Weapons can be upgraded by shooting enemies and picking up the pods they might change in.****Each level has it's own theme and is quite long and has to bosses: a mid-level boss and an end boss. Both bosses have to be defeated before you can continue to finish the level or go to the next.**A status bar at the bottom of the screen shows the energy bar of your ship and it's Game Over when that bar has depleted.&lt;/story&gt; &lt;/game&gt;</text:p>
          </table:table-cell>
          <table:table-cell table:number-columns-repeated="1012"/>
        </table:table-row>
        <table:table-row table:style-name="ro1">
          <table:table-cell office:value-type="string">
            <text:p>Batman (Japan)</text:p>
          </table:table-cell>
          <table:table-cell office:value-type="float" office:value="1990">
            <text:p>1990</text:p>
          </table:table-cell>
          <table:table-cell office:value-type="string">
            <text:p>ESRB - RP (Rating Pending)</text:p>
          </table:table-cell>
          <table:table-cell office:value-type="string">
            <text:p>Batman</text:p>
          </table:table-cell>
          <table:table-cell table:number-columns-repeated="2" office:value-type="string">
            <text:p>Sunsoft</text:p>
          </table:table-cell>
          <table:table-cell office:value-type="string">
            <text:p>Action</text:p>
          </table:table-cell>
          <table:table-cell office:value-type="float" office:value="3.8">
            <text:p>3.8</text:p>
          </table:table-cell>
          <table:table-cell office:value-type="string">
            <text:p>1 Player</text:p>
          </table:table-cell>
          <table:table-cell office:value-type="string">
            <text:p>Batman: The Video Game is a top-down maze-like game, somewhat similar to Pac-Man or Bomberman.****The game consists in five stages based on the movie: the Streets of Gotham, Flugelheim Museum, AXIS Chemical Factory, the Parade and the Cathedral, where Batman finally faces the Joker. The first four stages are divided in 12 sub-stages or mazes. Each main level has its own objective, which basically consists in finding items in the mazes: collecting "smilex" components in the streets of Gotham, cleaning paintings at the museum, planting bombs at the factory and cutting off the ropes of Joker's balloons at the parade. Before each level, a cutscene with scenes from the movie is displayed.****Batman can attack his enemies with his Batarang. Through the levels, he will collect items which will upgrade his speed and give his Batarang a longer range and multiple shots.</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Batman (Japan)&quot;&gt; &lt;year&gt;1990&lt;/year&gt; &lt;rating&gt;ESRB - RP (Rating Pending)&lt;/rating&gt; &lt;title&gt;Batman&lt;/title&gt; &lt;pub&gt;Sunsoft&lt;/pub&gt; &lt;dev&gt;Sunsoft&lt;/dev&gt; &lt;genre&gt;Action&lt;/genre&gt; &lt;score&gt;3.8&lt;/score&gt; &lt;player&gt;1 Player&lt;/player&gt; &lt;story&gt;Batman: The Video Game is a top-down maze-like game, somewhat similar to Pac-Man or Bomberman.****The game consists in five stages based on the movie: the Streets of Gotham, Flugelheim Museum, AXIS Chemical Factory, the Parade and the Cathedral, where Batman finally faces the Joker. The first four stages are divided in 12 sub-stages or mazes. Each main level has its own objective, which basically consists in finding items in the mazes: collecting &quot;smilex&quot; components in the streets of Gotham, cleaning paintings at the museum, planting bombs at the factory and cutting off the ropes of Joker's balloons at the parade. Before each level, a cutscene with scenes from the movie is displayed.****Batman can attack his enemies with his Batarang. Through the levels, he will collect items which will upgrade his speed and give his Batarang a longer range and multiple shots.&lt;/story&gt; &lt;/game&gt;">
            <text:p>&lt;game name="Batman (Japan)"&gt; &lt;year&gt;1990&lt;/year&gt; &lt;rating&gt;ESRB - RP (Rating Pending)&lt;/rating&gt; &lt;title&gt;Batman&lt;/title&gt; &lt;pub&gt;Sunsoft&lt;/pub&gt; &lt;dev&gt;Sunsoft&lt;/dev&gt; &lt;genre&gt;Action&lt;/genre&gt; &lt;score&gt;3.8&lt;/score&gt; &lt;player&gt;1 Player&lt;/player&gt; &lt;story&gt;Batman: The Video Game is a top-down maze-like game, somewhat similar to Pac-Man or Bomberman.****The game consists in five stages based on the movie: the Streets of Gotham, Flugelheim Museum, AXIS Chemical Factory, the Parade and the Cathedral, where Batman finally faces the Joker. The first four stages are divided in 12 sub-stages or mazes. Each main level has its own objective, which basically consists in finding items in the mazes: collecting "smilex" components in the streets of Gotham, cleaning paintings at the museum, planting bombs at the factory and cutting off the ropes of Joker's balloons at the parade. Before each level, a cutscene with scenes from the movie is displayed.****Batman can attack his enemies with his Batarang. Through the levels, he will collect items which will upgrade his speed and give his Batarang a longer range and multiple shots.&lt;/story&gt; &lt;/game&gt;</text:p>
          </table:table-cell>
          <table:table-cell table:number-columns-repeated="1012"/>
        </table:table-row>
        <table:table-row table:style-name="ro1">
          <table:table-cell office:value-type="string">
            <text:p>Battle Lode Runner (Japan)</text:p>
          </table:table-cell>
          <table:table-cell office:value-type="float" office:value="1993">
            <text:p>1993</text:p>
          </table:table-cell>
          <table:table-cell office:value-type="string">
            <text:p>ESRB - RP (Rating Pending)</text:p>
          </table:table-cell>
          <table:table-cell office:value-type="string">
            <text:p>Battle Lode Runner</text:p>
          </table:table-cell>
          <table:table-cell table:number-columns-repeated="2" office:value-type="string">
            <text:p>Hudson Soft</text:p>
          </table:table-cell>
          <table:table-cell office:value-type="string">
            <text:p>Action/Puzzle</text:p>
          </table:table-cell>
          <table:table-cell office:value-type="string">
            <text:p>4.0</text:p>
          </table:table-cell>
          <table:table-cell office:value-type="string">
            <text:p>1-5 Players</text:p>
          </table:table-cell>
          <table:table-cell office:value-type="string">
            <text:p>Originally released only in Japan on the PC Engine (TurboGrafx-16), Battle Lode Runner is a sequel to Lode Runner and its major draw is a 5 player mode. Players move around several platforms collecting gold. Various enemies inhabit the levels, and the player, armed with a drill, attempts to drill holes to capture the enemies. <text:s/>Unfortunately, this does not defeat the enemies, only disables them for a short time. After a few seconds, the enemies respawn and resume their chase of the player.****The five-player option was new to any incarnation of Lode Runner, and operates in a very similar manner to Bomberman, except with hole drilling instead of bombing.</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Battle Lode Runner (Japan)&quot;&gt; &lt;year&gt;1993&lt;/year&gt; &lt;rating&gt;ESRB - RP (Rating Pending)&lt;/rating&gt; &lt;title&gt;Battle Lode Runner&lt;/title&gt; &lt;pub&gt;Hudson Soft&lt;/pub&gt; &lt;dev&gt;Hudson Soft&lt;/dev&gt; &lt;genre&gt;Action/Puzzle&lt;/genre&gt; &lt;score&gt;4.0&lt;/score&gt; &lt;player&gt;1-5 Players&lt;/player&gt; &lt;story&gt;Originally released only in Japan on the PC Engine (TurboGrafx-16), Battle Lode Runner is a sequel to Lode Runner and its major draw is a 5 player mode. Players move around several platforms collecting gold. Various enemies inhabit the levels, and the player, armed with a drill, attempts to drill holes to capture the enemies.  Unfortunately, this does not defeat the enemies, only disables them for a short time. After a few seconds, the enemies respawn and resume their chase of the player.****The five-player option was new to any incarnation of Lode Runner, and operates in a very similar manner to Bomberman, except with hole drilling instead of bombing.&lt;/story&gt; &lt;/game&gt;">
            <text:p>&lt;game name="Battle Lode Runner (Japan)"&gt; &lt;year&gt;1993&lt;/year&gt; &lt;rating&gt;ESRB - RP (Rating Pending)&lt;/rating&gt; &lt;title&gt;Battle Lode Runner&lt;/title&gt; &lt;pub&gt;Hudson Soft&lt;/pub&gt; &lt;dev&gt;Hudson Soft&lt;/dev&gt; &lt;genre&gt;Action/Puzzle&lt;/genre&gt; &lt;score&gt;4.0&lt;/score&gt; &lt;player&gt;1-5 Players&lt;/player&gt; &lt;story&gt;Originally released only in Japan on the PC Engine (TurboGrafx-16), Battle Lode Runner is a sequel to Lode Runner and its major draw is a 5 player mode. Players move around several platforms collecting gold. Various enemies inhabit the levels, and the player, armed with a drill, attempts to drill holes to capture the enemies. <text:s/>Unfortunately, this does not defeat the enemies, only disables them for a short time. After a few seconds, the enemies respawn and resume their chase of the player.****The five-player option was new to any incarnation of Lode Runner, and operates in a very similar manner to Bomberman, except with hole drilling instead of bombing.&lt;/story&gt; &lt;/game&gt;</text:p>
          </table:table-cell>
          <table:table-cell table:number-columns-repeated="1012"/>
        </table:table-row>
        <table:table-row table:style-name="ro1">
          <table:table-cell office:value-type="string">
            <text:p>Be Ball (Japan)</text:p>
          </table:table-cell>
          <table:table-cell office:value-type="float" office:value="1990">
            <text:p>1990</text:p>
          </table:table-cell>
          <table:table-cell office:value-type="string">
            <text:p>ESRB - RP (Rating Pending)</text:p>
          </table:table-cell>
          <table:table-cell office:value-type="string">
            <text:p>Be Ball</text:p>
          </table:table-cell>
          <table:table-cell table:number-columns-repeated="2" office:value-type="string">
            <text:p>Hudson Soft</text:p>
          </table:table-cell>
          <table:table-cell office:value-type="string">
            <text:p>Action/Puzzle</text:p>
          </table:table-cell>
          <table:table-cell office:value-type="string">
            <text:p>4.5</text:p>
          </table:table-cell>
          <table:table-cell office:value-type="string">
            <text:p>1-2 Players</text:p>
          </table:table-cell>
          <table:table-cell office:value-type="string">
            <text:p>Chew Man Fu has set a curse to rob the world of fried rice, egg rolls and all its other favourite foods. To stop him you must work through 550 rounds, clearing them by placing four different coloured balls into the appropriately-coloured hole. <text:s/>Gameplay is something of a Pengo variant, as the single-screen levels are inhabited by enemies, who can be killed by firing one of the balls at them at speed. When it hits one it will continue moving in the same direction, rebounding off walls if neccessary, and pushing you backwards slightly if it comes back to you - but it can be instantaneously brought back under control. Blocks can also be moved at a more casual speed, including round corners. Once a block is placed onto its spot, it can be used again as a weapon. The levels are in a maze style, and parts of this can be opened up. The game also includes a small bonus Kick-Ball game for 2 players, which doubles as practice with the control system.</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Be Ball (Japan)&quot;&gt; &lt;year&gt;1990&lt;/year&gt; &lt;rating&gt;ESRB - RP (Rating Pending)&lt;/rating&gt; &lt;title&gt;Be Ball&lt;/title&gt; &lt;pub&gt;Hudson Soft&lt;/pub&gt; &lt;dev&gt;Hudson Soft&lt;/dev&gt; &lt;genre&gt;Action/Puzzle&lt;/genre&gt; &lt;score&gt;4.5&lt;/score&gt; &lt;player&gt;1-2 Players&lt;/player&gt; &lt;story&gt;Chew Man Fu has set a curse to rob the world of fried rice, egg rolls and all its other favourite foods. To stop him you must work through 550 rounds, clearing them by placing four different coloured balls into the appropriately-coloured hole.  Gameplay is something of a Pengo variant, as the single-screen levels are inhabited by enemies, who can be killed by firing one of the balls at them at speed. When it hits one it will continue moving in the same direction, rebounding off walls if neccessary, and pushing you backwards slightly if it comes back to you - but it can be instantaneously brought back under control. Blocks can also be moved at a more casual speed, including round corners. Once a block is placed onto its spot, it can be used again as a weapon. The levels are in a maze style, and parts of this can be opened up. The game also includes a small bonus Kick-Ball game for 2 players, which doubles as practice with the control system.&lt;/story&gt; &lt;/game&gt;">
            <text:p>&lt;game name="Be Ball (Japan)"&gt; &lt;year&gt;1990&lt;/year&gt; &lt;rating&gt;ESRB - RP (Rating Pending)&lt;/rating&gt; &lt;title&gt;Be Ball&lt;/title&gt; &lt;pub&gt;Hudson Soft&lt;/pub&gt; &lt;dev&gt;Hudson Soft&lt;/dev&gt; &lt;genre&gt;Action/Puzzle&lt;/genre&gt; &lt;score&gt;4.5&lt;/score&gt; &lt;player&gt;1-2 Players&lt;/player&gt; &lt;story&gt;Chew Man Fu has set a curse to rob the world of fried rice, egg rolls and all its other favourite foods. To stop him you must work through 550 rounds, clearing them by placing four different coloured balls into the appropriately-coloured hole. <text:s/>Gameplay is something of a Pengo variant, as the single-screen levels are inhabited by enemies, who can be killed by firing one of the balls at them at speed. When it hits one it will continue moving in the same direction, rebounding off walls if neccessary, and pushing you backwards slightly if it comes back to you - but it can be instantaneously brought back under control. Blocks can also be moved at a more casual speed, including round corners. Once a block is placed onto its spot, it can be used again as a weapon. The levels are in a maze style, and parts of this can be opened up. The game also includes a small bonus Kick-Ball game for 2 players, which doubles as practice with the control system.&lt;/story&gt; &lt;/game&gt;</text:p>
          </table:table-cell>
          <table:table-cell table:number-columns-repeated="1012"/>
        </table:table-row>
        <table:table-row table:style-name="ro1">
          <table:table-cell office:value-type="string">
            <text:p>Benkei Gaiden (Japan)</text:p>
          </table:table-cell>
          <table:table-cell office:value-type="float" office:value="1989">
            <text:p>1989</text:p>
          </table:table-cell>
          <table:table-cell office:value-type="string">
            <text:p>ESRB - RP (Rating Pending)</text:p>
          </table:table-cell>
          <table:table-cell office:value-type="string">
            <text:p>Benkei Gaiden</text:p>
          </table:table-cell>
          <table:table-cell table:number-columns-repeated="2" office:value-type="string">
            <text:p>Sunsoft</text:p>
          </table:table-cell>
          <table:table-cell office:value-type="string">
            <text:p>Role-Playing</text:p>
          </table:table-cell>
          <table:table-cell office:value-type="string">
            <text:p>3.8</text:p>
          </table:table-cell>
          <table:table-cell office:value-type="string">
            <text:p>1 Player</text:p>
          </table:table-cell>
          <table:table-cell office:value-type="string">
            <text:p>For many years, monsters have been terrorizing the peaceful lands, until finally, the Buddhist priests known as the Dharma Eyes found a safe heaven in a secluded temple, where they raised young martial artists who would eventually liberate the people from the monsters. One day, one of these disciples was kidnapped by monsters and taken into their tower. The current Dharma Eye instructs another disciple, named Oniwaka, to venture towards the tower to the south and find a way to rescue his friend... and perhaps finally put an end to the monster invasion.****Benkei Gaiden is a traditional Japanese-style RPG, set in an environment reminiscent of Japan of the feudal epoch, with supernatural elements such as monsters etc. The player navigates Oniwaka on the top-down map, visiting towns, buying equipment (weapons and armor), and fighting randomly appearing enemies in turn-based combat viewed from first-person perspective. Obviously, the game has been heavily influenced by the early <text:s/>Dragon Quest games; the interaction menu is nearly identical (the player has to bring up a menu and choose verb commands such as &amp;quot;Talk&amp;quot; or &amp;quot;Search&amp;quot;, rather than perform different actions simply by pressing a button), and the general gameplay system does not deviate from the classic formula.</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Benkei Gaiden (Japan)&quot;&gt; &lt;year&gt;1989&lt;/year&gt; &lt;rating&gt;ESRB - RP (Rating Pending)&lt;/rating&gt; &lt;title&gt;Benkei Gaiden&lt;/title&gt; &lt;pub&gt;Sunsoft&lt;/pub&gt; &lt;dev&gt;Sunsoft&lt;/dev&gt; &lt;genre&gt;Role-Playing&lt;/genre&gt; &lt;score&gt;3.8&lt;/score&gt; &lt;player&gt;1 Player&lt;/player&gt; &lt;story&gt;For many years, monsters have been terrorizing the peaceful lands, until finally, the Buddhist priests known as the Dharma Eyes found a safe heaven in a secluded temple, where they raised young martial artists who would eventually liberate the people from the monsters. One day, one of these disciples was kidnapped by monsters and taken into their tower. The current Dharma Eye instructs another disciple, named Oniwaka, to venture towards the tower to the south and find a way to rescue his friend... and perhaps finally put an end to the monster invasion.****Benkei Gaiden is a traditional Japanese-style RPG, set in an environment reminiscent of Japan of the feudal epoch, with supernatural elements such as monsters etc. The player navigates Oniwaka on the top-down map, visiting towns, buying equipment (weapons and armor), and fighting randomly appearing enemies in turn-based combat viewed from first-person perspective. Obviously, the game has been heavily influenced by the early  Dragon Quest games; the interaction menu is nearly identical (the player has to bring up a menu and choose verb commands such as &amp;quot;Talk&amp;quot; or &amp;quot;Search&amp;quot;, rather than perform different actions simply by pressing a button), and the general gameplay system does not deviate from the classic formula.&lt;/story&gt; &lt;/game&gt;">
            <text:p>&lt;game name="Benkei Gaiden (Japan)"&gt; &lt;year&gt;1989&lt;/year&gt; &lt;rating&gt;ESRB - RP (Rating Pending)&lt;/rating&gt; &lt;title&gt;Benkei Gaiden&lt;/title&gt; &lt;pub&gt;Sunsoft&lt;/pub&gt; &lt;dev&gt;Sunsoft&lt;/dev&gt; &lt;genre&gt;Role-Playing&lt;/genre&gt; &lt;score&gt;3.8&lt;/score&gt; &lt;player&gt;1 Player&lt;/player&gt; &lt;story&gt;For many years, monsters have been terrorizing the peaceful lands, until finally, the Buddhist priests known as the Dharma Eyes found a safe heaven in a secluded temple, where they raised young martial artists who would eventually liberate the people from the monsters. One day, one of these disciples was kidnapped by monsters and taken into their tower. The current Dharma Eye instructs another disciple, named Oniwaka, to venture towards the tower to the south and find a way to rescue his friend... and perhaps finally put an end to the monster invasion.****Benkei Gaiden is a traditional Japanese-style RPG, set in an environment reminiscent of Japan of the feudal epoch, with supernatural elements such as monsters etc. The player navigates Oniwaka on the top-down map, visiting towns, buying equipment (weapons and armor), and fighting randomly appearing enemies in turn-based combat viewed from first-person perspective. Obviously, the game has been heavily influenced by the early <text:s/>Dragon Quest games; the interaction menu is nearly identical (the player has to bring up a menu and choose verb commands such as &amp;quot;Talk&amp;quot; or &amp;quot;Search&amp;quot;, rather than perform different actions simply by pressing a button), and the general gameplay system does not deviate from the classic formula.&lt;/story&gt; &lt;/game&gt;</text:p>
          </table:table-cell>
          <table:table-cell table:number-columns-repeated="1012"/>
        </table:table-row>
        <table:table-row table:style-name="ro1">
          <table:table-cell office:value-type="string">
            <text:p>Bikkuriman World (Japan) (Translated En)</text:p>
          </table:table-cell>
          <table:table-cell office:value-type="float" office:value="1987">
            <text:p>1987</text:p>
          </table:table-cell>
          <table:table-cell office:value-type="string">
            <text:p>ESRB - RP (Rating Pending)</text:p>
          </table:table-cell>
          <table:table-cell office:value-type="string">
            <text:p>Bikkuriman World </text:p>
          </table:table-cell>
          <table:table-cell table:number-columns-repeated="2" office:value-type="string">
            <text:p>Hudson Soft</text:p>
          </table:table-cell>
          <table:table-cell office:value-type="string">
            <text:p>Action/Role Playing</text:p>
          </table:table-cell>
          <table:table-cell office:value-type="string">
            <text:p>4.1</text:p>
          </table:table-cell>
          <table:table-cell office:value-type="string">
            <text:p>1 Player</text:p>
          </table:table-cell>
          <table:table-cell office:value-type="string">
            <text:p>Eleven years have gone by since Tom-Tom rescued his girlfriend Tanya from the clutches of the evil King. Word of Tom-Tom's dangerous adventure soon spread throughout Wonder Land. The people were very proud of him and gave Tom-Tom the highest honor of all - the legendary name of Wonder Boy. With the evil King defeated, Wonder Land returned to its peaceful state, and for over one decade, the kingdom was a paradise, and everything and everyone lived happily together. <text:s/>Eventually, the peace was broken when a ferocious fire-breathing dragon appeared out of nowhere and took over Wonder Land with an army of evil, monsterous henchmen, causing Wonder Land was immediately thrown into utter chaos. Defenseless that they were, the people were quickly taken over and the tranquil and serene kingdom was transformed into a land of demons and devils. Wonder Land was now a Monster Land. Tom-Tom was summoned to set out on a journey, destroy this dragon, and restore peace once again. Tom-Tom is Wonder Land's last hope. <text:s/>There are twelve locations in which Tom-Tom must venture through, including (but not limited to): the city of Wonder Land, Valley of Peace, The Coastal Town of Baraboro, The Mam Desert, and Pororo Islands. During his journey, he must defeat monsters with the sword that he got at the beginning of his adventure. These monsters will leave either gold coins or bags of cash, which he can use to buy better weapons, shields, armors, and boots. At the end of each location, there is usually a boss that Tom-Tom must defeat in order to obtain a gold key that will unlock the exit gate, as well as plenty of gold coins or bags of cash. If he touches any enemies, or is shot at, he will lose health. During his travels, Tom-Tom must take note of the hourglass; if the hourglass display sands at the bottom, he must get another one that appears out of nowhere, or he'll also lose health. There are two ways in which he can restore it. He can either go into bars to have a drink that will restore it and get a hint about what lies ahead as well, or go into hospitals and heal himself to restore the lost health. </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Bikkuriman World (Japan) (Translated En)&quot;&gt; &lt;year&gt;1987&lt;/year&gt; &lt;rating&gt;ESRB - RP (Rating Pending)&lt;/rating&gt; &lt;title&gt;Bikkuriman World &lt;/title&gt; &lt;pub&gt;Hudson Soft&lt;/pub&gt; &lt;dev&gt;Hudson Soft&lt;/dev&gt; &lt;genre&gt;Action/Role Playing&lt;/genre&gt; &lt;score&gt;4.1&lt;/score&gt; &lt;player&gt;1 Player&lt;/player&gt; &lt;story&gt;Eleven years have gone by since Tom-Tom rescued his girlfriend Tanya from the clutches of the evil King. Word of Tom-Tom's dangerous adventure soon spread throughout Wonder Land. The people were very proud of him and gave Tom-Tom the highest honor of all - the legendary name of Wonder Boy. With the evil King defeated, Wonder Land returned to its peaceful state, and for over one decade, the kingdom was a paradise, and everything and everyone lived happily together.  Eventually, the peace was broken when a ferocious fire-breathing dragon appeared out of nowhere and took over Wonder Land with an army of evil, monsterous henchmen, causing Wonder Land was immediately thrown into utter chaos. Defenseless that they were, the people were quickly taken over and the tranquil and serene kingdom was transformed into a land of demons and devils. Wonder Land was now a Monster Land. Tom-Tom was summoned to set out on a journey, destroy this dragon, and restore peace once again. Tom-Tom is Wonder Land's last hope.  There are twelve locations in which Tom-Tom must venture through, including (but not limited to): the city of Wonder Land, Valley of Peace, The Coastal Town of Baraboro, The Mam Desert, and Pororo Islands. During his journey, he must defeat monsters with the sword that he got at the beginning of his adventure. These monsters will leave either gold coins or bags of cash, which he can use to buy better weapons, shields, armors, and boots. At the end of each location, there is usually a boss that Tom-Tom must defeat in order to obtain a gold key that will unlock the exit gate, as well as plenty of gold coins or bags of cash. If he touches any enemies, or is shot at, he will lose health. During his travels, Tom-Tom must take note of the hourglass; if the hourglass display sands at the bottom, he must get another one that appears out of nowhere, or he'll also lose health. There are two ways in which he can restore it. He can either go into bars to have a drink that will restore it and get a hint about what lies ahead as well, or go into hospitals and heal himself to restore the lost health. &lt;/story&gt; &lt;/game&gt;">
            <text:p>&lt;game name="Bikkuriman World (Japan) (Translated En)"&gt; &lt;year&gt;1987&lt;/year&gt; &lt;rating&gt;ESRB - RP (Rating Pending)&lt;/rating&gt; &lt;title&gt;Bikkuriman World &lt;/title&gt; &lt;pub&gt;Hudson Soft&lt;/pub&gt; &lt;dev&gt;Hudson Soft&lt;/dev&gt; &lt;genre&gt;Action/Role Playing&lt;/genre&gt; &lt;score&gt;4.1&lt;/score&gt; &lt;player&gt;1 Player&lt;/player&gt; &lt;story&gt;Eleven years have gone by since Tom-Tom rescued his girlfriend Tanya from the clutches of the evil King. Word of Tom-Tom's dangerous adventure soon spread throughout Wonder Land. The people were very proud of him and gave Tom-Tom the highest honor of all - the legendary name of Wonder Boy. With the evil King defeated, Wonder Land returned to its peaceful state, and for over one decade, the kingdom was a paradise, and everything and everyone lived happily together. <text:s/>Eventually, the peace was broken when a ferocious fire-breathing dragon appeared out of nowhere and took over Wonder Land with an army of evil, monsterous henchmen, causing Wonder Land was immediately thrown into utter chaos. Defenseless that they were, the people were quickly taken over and the tranquil and serene kingdom was transformed into a land of demons and devils. Wonder Land was now a Monster Land. Tom-Tom was summoned to set out on a journey, destroy this dragon, and restore peace once again. Tom-Tom is Wonder Land's last hope. <text:s/>There are twelve locations in which Tom-Tom must venture through, including (but not limited to): the city of Wonder Land, Valley of Peace, The Coastal Town of Baraboro, The Mam Desert, and Pororo Islands. During his journey, he must defeat monsters with the sword that he got at the beginning of his adventure. These monsters will leave either gold coins or bags of cash, which he can use to buy better weapons, shields, armors, and boots. At the end of each location, there is usually a boss that Tom-Tom must defeat in order to obtain a gold key that will unlock the exit gate, as well as plenty of gold coins or bags of cash. If he touches any enemies, or is shot at, he will lose health. During his travels, Tom-Tom must take note of the hourglass; if the hourglass display sands at the bottom, he must get another one that appears out of nowhere, or he'll also lose health. There are two ways in which he can restore it. He can either go into bars to have a drink that will restore it and get a hint about what lies ahead as well, or go into hospitals and heal himself to restore the lost health. &lt;/story&gt; &lt;/game&gt;</text:p>
          </table:table-cell>
          <table:table-cell table:number-columns-repeated="1012"/>
        </table:table-row>
        <table:table-row table:style-name="ro1">
          <table:table-cell office:value-type="string">
            <text:p>Blodia (Japan)</text:p>
          </table:table-cell>
          <table:table-cell office:value-type="float" office:value="1990">
            <text:p>1990</text:p>
          </table:table-cell>
          <table:table-cell office:value-type="string">
            <text:p>ESRB - RP (Rating Pending)</text:p>
          </table:table-cell>
          <table:table-cell office:value-type="string">
            <text:p>Blodia</text:p>
          </table:table-cell>
          <table:table-cell table:number-columns-repeated="2" office:value-type="string">
            <text:p>Hudson Soft</text:p>
          </table:table-cell>
          <table:table-cell office:value-type="string">
            <text:p>Puzzle</text:p>
          </table:table-cell>
          <table:table-cell office:value-type="string">
            <text:p>0.5</text:p>
          </table:table-cell>
          <table:table-cell office:value-type="string">
            <text:p>1 Player</text:p>
          </table:table-cell>
          <table:table-cell office:value-type="string">
            <text:p>Blodia is a puzzle game with similarities to sliding block puzzles. Each level is composed of a number of tiles and every one has a part of a pipe (straight or angular) on it - except one which is just a black hole. In one tile a red ball starts rolling and all tiles it rolls through become blank. The goal of each level is to let the ball roll through all pipe parts without meeting the hole or a blank tile. To ensure this, the player can move the parts while using the hole as buffer. So, as example, if the player clicks on a tile which is a few tiles away from the hole, all tiles between the clicked tile and the hole are moved by one towards the hole. Then the hole is at the place where the player clicked on. At the start of a puzzle, rolling out of the level boundaries is also deadly, but after a certain amount of tiles are cleared the ball comes out at the opposite side of the playfield.</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Blodia (Japan)&quot;&gt; &lt;year&gt;1990&lt;/year&gt; &lt;rating&gt;ESRB - RP (Rating Pending)&lt;/rating&gt; &lt;title&gt;Blodia&lt;/title&gt; &lt;pub&gt;Hudson Soft&lt;/pub&gt; &lt;dev&gt;Hudson Soft&lt;/dev&gt; &lt;genre&gt;Puzzle&lt;/genre&gt; &lt;score&gt;0.5&lt;/score&gt; &lt;player&gt;1 Player&lt;/player&gt; &lt;story&gt;Blodia is a puzzle game with similarities to sliding block puzzles. Each level is composed of a number of tiles and every one has a part of a pipe (straight or angular) on it - except one which is just a black hole. In one tile a red ball starts rolling and all tiles it rolls through become blank. The goal of each level is to let the ball roll through all pipe parts without meeting the hole or a blank tile. To ensure this, the player can move the parts while using the hole as buffer. So, as example, if the player clicks on a tile which is a few tiles away from the hole, all tiles between the clicked tile and the hole are moved by one towards the hole. Then the hole is at the place where the player clicked on. At the start of a puzzle, rolling out of the level boundaries is also deadly, but after a certain amount of tiles are cleared the ball comes out at the opposite side of the playfield.&lt;/story&gt; &lt;/game&gt;">
            <text:p>&lt;game name="Blodia (Japan)"&gt; &lt;year&gt;1990&lt;/year&gt; &lt;rating&gt;ESRB - RP (Rating Pending)&lt;/rating&gt; &lt;title&gt;Blodia&lt;/title&gt; &lt;pub&gt;Hudson Soft&lt;/pub&gt; &lt;dev&gt;Hudson Soft&lt;/dev&gt; &lt;genre&gt;Puzzle&lt;/genre&gt; &lt;score&gt;0.5&lt;/score&gt; &lt;player&gt;1 Player&lt;/player&gt; &lt;story&gt;Blodia is a puzzle game with similarities to sliding block puzzles. Each level is composed of a number of tiles and every one has a part of a pipe (straight or angular) on it - except one which is just a black hole. In one tile a red ball starts rolling and all tiles it rolls through become blank. The goal of each level is to let the ball roll through all pipe parts without meeting the hole or a blank tile. To ensure this, the player can move the parts while using the hole as buffer. So, as example, if the player clicks on a tile which is a few tiles away from the hole, all tiles between the clicked tile and the hole are moved by one towards the hole. Then the hole is at the place where the player clicked on. At the start of a puzzle, rolling out of the level boundaries is also deadly, but after a certain amount of tiles are cleared the ball comes out at the opposite side of the playfield.&lt;/story&gt; &lt;/game&gt;</text:p>
          </table:table-cell>
          <table:table-cell table:number-columns-repeated="1012"/>
        </table:table-row>
        <table:table-row table:style-name="ro1">
          <table:table-cell office:value-type="string">
            <text:p>Body Conquest II (Japan)</text:p>
          </table:table-cell>
          <table:table-cell office:value-type="float" office:value="1993">
            <text:p>1993</text:p>
          </table:table-cell>
          <table:table-cell office:value-type="string">
            <text:p>ESRB - RP (Rating Pending)</text:p>
          </table:table-cell>
          <table:table-cell office:value-type="string">
            <text:p>Body Conquest II</text:p>
          </table:table-cell>
          <table:table-cell office:value-type="string">
            <text:p>Hacker International</text:p>
          </table:table-cell>
          <table:table-cell office:value-type="string">
            <text:p>Games Express</text:p>
          </table:table-cell>
          <table:table-cell office:value-type="string">
            <text:p>Role-Playing</text:p>
          </table:table-cell>
          <table:table-cell office:value-type="string">
            <text:p>3.3</text:p>
          </table:table-cell>
          <table:table-cell office:value-type="string">
            <text:p>1 Player</text:p>
          </table:table-cell>
          <table:table-cell office:value-type="string">
            <text:p>The story of this game is rather simple: the world is in peril, as the evil witch Topaz sends her seductive minions to terrorize the wilderness, plotting to overthrow the rightful king and conquer the world. A young prince is born, who is destined to be the one who slays Topaz. His first quest is to retrieve a magical armor which is essential for the victory. But the evil sexy female demons will do everything in their powers to stop the hero...****Bodyconquest II is in many ways a homage to the first <text:s/>Dragon Quest game. The gameplay is nearly identical: the lone hero fights randomly appearing enemies in one-on-one battles, gains experience and money, gradually levels up, waits until he can afford better weapons and armor and venture into an area with stronger monsters, etc. Even the menu with commands such as "Talk" and "Search" is copied almost verbatim from the father of Japanese RPGs.****The one distinguishing feature of this game is the sex appeal of the enemies. They are young, female, and tend to wear less than what we would usually associate with the medieval codex of modesty. ****Scantily clad girls, suggestive poses, and sexual innuendo abound; but no explicit scenes which would warrant an adult rating.</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Body Conquest II (Japan)&quot;&gt; &lt;year&gt;1993&lt;/year&gt; &lt;rating&gt;ESRB - RP (Rating Pending)&lt;/rating&gt; &lt;title&gt;Body Conquest II&lt;/title&gt; &lt;pub&gt;Hacker International&lt;/pub&gt; &lt;dev&gt;Games Express&lt;/dev&gt; &lt;genre&gt;Role-Playing&lt;/genre&gt; &lt;score&gt;3.3&lt;/score&gt; &lt;player&gt;1 Player&lt;/player&gt; &lt;story&gt;The story of this game is rather simple: the world is in peril, as the evil witch Topaz sends her seductive minions to terrorize the wilderness, plotting to overthrow the rightful king and conquer the world. A young prince is born, who is destined to be the one who slays Topaz. His first quest is to retrieve a magical armor which is essential for the victory. But the evil sexy female demons will do everything in their powers to stop the hero...****Bodyconquest II is in many ways a homage to the first  Dragon Quest game. The gameplay is nearly identical: the lone hero fights randomly appearing enemies in one-on-one battles, gains experience and money, gradually levels up, waits until he can afford better weapons and armor and venture into an area with stronger monsters, etc. Even the menu with commands such as &quot;Talk&quot; and &quot;Search&quot; is copied almost verbatim from the father of Japanese RPGs.****The one distinguishing feature of this game is the sex appeal of the enemies. They are young, female, and tend to wear less than what we would usually associate with the medieval codex of modesty. ****Scantily clad girls, suggestive poses, and sexual innuendo abound; but no explicit scenes which would warrant an adult rating.&lt;/story&gt; &lt;/game&gt;">
            <text:p>&lt;game name="Body Conquest II (Japan)"&gt; &lt;year&gt;1993&lt;/year&gt; &lt;rating&gt;ESRB - RP (Rating Pending)&lt;/rating&gt; &lt;title&gt;Body Conquest II&lt;/title&gt; &lt;pub&gt;Hacker International&lt;/pub&gt; &lt;dev&gt;Games Express&lt;/dev&gt; &lt;genre&gt;Role-Playing&lt;/genre&gt; &lt;score&gt;3.3&lt;/score&gt; &lt;player&gt;1 Player&lt;/player&gt; &lt;story&gt;The story of this game is rather simple: the world is in peril, as the evil witch Topaz sends her seductive minions to terrorize the wilderness, plotting to overthrow the rightful king and conquer the world. A young prince is born, who is destined to be the one who slays Topaz. His first quest is to retrieve a magical armor which is essential for the victory. But the evil sexy female demons will do everything in their powers to stop the hero...****Bodyconquest II is in many ways a homage to the first <text:s/>Dragon Quest game. The gameplay is nearly identical: the lone hero fights randomly appearing enemies in one-on-one battles, gains experience and money, gradually levels up, waits until he can afford better weapons and armor and venture into an area with stronger monsters, etc. Even the menu with commands such as "Talk" and "Search" is copied almost verbatim from the father of Japanese RPGs.****The one distinguishing feature of this game is the sex appeal of the enemies. They are young, female, and tend to wear less than what we would usually associate with the medieval codex of modesty. ****Scantily clad girls, suggestive poses, and sexual innuendo abound; but no explicit scenes which would warrant an adult rating.&lt;/story&gt; &lt;/game&gt;</text:p>
          </table:table-cell>
          <table:table-cell table:number-columns-repeated="1012"/>
        </table:table-row>
        <table:table-row table:style-name="ro1">
          <table:table-cell office:value-type="string">
            <text:p>Bomberman - Users Battle (Japan)</text:p>
          </table:table-cell>
          <table:table-cell office:value-type="float" office:value="1990">
            <text:p>1990</text:p>
          </table:table-cell>
          <table:table-cell office:value-type="string">
            <text:p>ESRB - RP (Rating Pending)</text:p>
          </table:table-cell>
          <table:table-cell office:value-type="string">
            <text:p>Bomberman - Users Battle </text:p>
          </table:table-cell>
          <table:table-cell table:number-columns-repeated="2" office:value-type="string">
            <text:p>Hudson Soft</text:p>
          </table:table-cell>
          <table:table-cell office:value-type="string">
            <text:p>Action</text:p>
          </table:table-cell>
          <table:table-cell office:value-type="string">
            <text:p>3.6</text:p>
          </table:table-cell>
          <table:table-cell office:value-type="string">
            <text:p>1-5 Players</text:p>
          </table:table-cell>
          <table:table-cell office:value-type="string">
            <text:p>Users Battle is a Bomberman game for the PC Engine, released only in Japan. It bears a 1990 copyright, just like the original release of Bomberman for the platform. Additionally, it plays the same title screen music upon boot, but it has a different title screen, only allowing for multiplayer play for two to five players. It lacks the skull mode option of the full Bomberman release, but otherwise shows similar menus and styles to Bomberman's multiplayer mode. <text:s/>It is believed that Users Battle was created in extremely limited quantities for use at tournaments, demo kiosks, or both. Some online sources estimate the number of cards produced at around 1,000. </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Bomberman - Users Battle (Japan)&quot;&gt; &lt;year&gt;1990&lt;/year&gt; &lt;rating&gt;ESRB - RP (Rating Pending)&lt;/rating&gt; &lt;title&gt;Bomberman - Users Battle &lt;/title&gt; &lt;pub&gt;Hudson Soft&lt;/pub&gt; &lt;dev&gt;Hudson Soft&lt;/dev&gt; &lt;genre&gt;Action&lt;/genre&gt; &lt;score&gt;3.6&lt;/score&gt; &lt;player&gt;1-5 Players&lt;/player&gt; &lt;story&gt;Users Battle is a Bomberman game for the PC Engine, released only in Japan. It bears a 1990 copyright, just like the original release of Bomberman for the platform. Additionally, it plays the same title screen music upon boot, but it has a different title screen, only allowing for multiplayer play for two to five players. It lacks the skull mode option of the full Bomberman release, but otherwise shows similar menus and styles to Bomberman's multiplayer mode.  It is believed that Users Battle was created in extremely limited quantities for use at tournaments, demo kiosks, or both. Some online sources estimate the number of cards produced at around 1,000. &lt;/story&gt; &lt;/game&gt;">
            <text:p>&lt;game name="Bomberman - Users Battle (Japan)"&gt; &lt;year&gt;1990&lt;/year&gt; &lt;rating&gt;ESRB - RP (Rating Pending)&lt;/rating&gt; &lt;title&gt;Bomberman - Users Battle &lt;/title&gt; &lt;pub&gt;Hudson Soft&lt;/pub&gt; &lt;dev&gt;Hudson Soft&lt;/dev&gt; &lt;genre&gt;Action&lt;/genre&gt; &lt;score&gt;3.6&lt;/score&gt; &lt;player&gt;1-5 Players&lt;/player&gt; &lt;story&gt;Users Battle is a Bomberman game for the PC Engine, released only in Japan. It bears a 1990 copyright, just like the original release of Bomberman for the platform. Additionally, it plays the same title screen music upon boot, but it has a different title screen, only allowing for multiplayer play for two to five players. It lacks the skull mode option of the full Bomberman release, but otherwise shows similar menus and styles to Bomberman's multiplayer mode. <text:s/>It is believed that Users Battle was created in extremely limited quantities for use at tournaments, demo kiosks, or both. Some online sources estimate the number of cards produced at around 1,000. &lt;/story&gt; &lt;/game&gt;</text:p>
          </table:table-cell>
          <table:table-cell table:number-columns-repeated="1012"/>
        </table:table-row>
        <table:table-row table:style-name="ro1">
          <table:table-cell office:value-type="string">
            <text:p>Bomberman '93 (Japan)</text:p>
          </table:table-cell>
          <table:table-cell office:value-type="float" office:value="1992">
            <text:p>1992</text:p>
          </table:table-cell>
          <table:table-cell office:value-type="string">
            <text:p>ESRB - RP (Rating Pending)</text:p>
          </table:table-cell>
          <table:table-cell office:value-type="string">
            <text:p>Bomberman '93</text:p>
          </table:table-cell>
          <table:table-cell table:number-columns-repeated="2" office:value-type="string">
            <text:p>Hudson Soft</text:p>
          </table:table-cell>
          <table:table-cell office:value-type="string">
            <text:p>Action</text:p>
          </table:table-cell>
          <table:table-cell office:value-type="string">
            <text:p>4.8</text:p>
          </table:table-cell>
          <table:table-cell office:value-type="string">
            <text:p>1-5 Players</text:p>
          </table:table-cell>
          <table:table-cell office:value-type="string">
            <text:p>Black Bomberman has cut power to the galaxy's own power station, which resulted in disputes between seven planets, and it is up to White Bomberman to restore power to the station and bring peace to the planets again. The objective is the same as in Dyna Blaster: use bombs to destroy all enemies in a level. Once you have destroyed them all, find the exit hidden in a block so you can be transported to the next level. A block will also flash yellow to let you know that a power-up can be obtained there. Power-ups include more bombs, manual detonation, extra lives, and extended flames. Occasionally, you also get the ability to walk through bombs or walls, or to kick bombs.****If you manage to reveal the exit before all enemies are destroyed, it remains in an "inactive" state, meaning that you cannot be transported to the next level until you blow up all the enemies and therefore making it "active". If you accidentally blow up the exit, whether it is active or not, or if time runs out, you will unleash a few enemies that you also need to destroy. After every eighth level, there is a boss that you need to destroy to proceed to the next planet.****Besides this Normal mode, there are two other modes: Battle and Versus. In Battle, you can play against four human- or computer-controlled players in one of seven stages, each with different features like warp holes, conveyor belts, revolving doors, and much more. In Versus, you play head-to-head against a friend using the TurboExpress for non-stop action. Regardless of these two modes, you can still obtain power-ups to give out some punishment against your fellow players, and the maximum number of wins can be set before play.</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Bomberman '93 (Japan)&quot;&gt; &lt;year&gt;1992&lt;/year&gt; &lt;rating&gt;ESRB - RP (Rating Pending)&lt;/rating&gt; &lt;title&gt;Bomberman '93&lt;/title&gt; &lt;pub&gt;Hudson Soft&lt;/pub&gt; &lt;dev&gt;Hudson Soft&lt;/dev&gt; &lt;genre&gt;Action&lt;/genre&gt; &lt;score&gt;4.8&lt;/score&gt; &lt;player&gt;1-5 Players&lt;/player&gt; &lt;story&gt;Black Bomberman has cut power to the galaxy's own power station, which resulted in disputes between seven planets, and it is up to White Bomberman to restore power to the station and bring peace to the planets again. The objective is the same as in Dyna Blaster: use bombs to destroy all enemies in a level. Once you have destroyed them all, find the exit hidden in a block so you can be transported to the next level. A block will also flash yellow to let you know that a power-up can be obtained there. Power-ups include more bombs, manual detonation, extra lives, and extended flames. Occasionally, you also get the ability to walk through bombs or walls, or to kick bombs.****If you manage to reveal the exit before all enemies are destroyed, it remains in an &quot;inactive&quot; state, meaning that you cannot be transported to the next level until you blow up all the enemies and therefore making it &quot;active&quot;. If you accidentally blow up the exit, whether it is active or not, or if time runs out, you will unleash a few enemies that you also need to destroy. After every eighth level, there is a boss that you need to destroy to proceed to the next planet.****Besides this Normal mode, there are two other modes: Battle and Versus. In Battle, you can play against four human- or computer-controlled players in one of seven stages, each with different features like warp holes, conveyor belts, revolving doors, and much more. In Versus, you play head-to-head against a friend using the TurboExpress for non-stop action. Regardless of these two modes, you can still obtain power-ups to give out some punishment against your fellow players, and the maximum number of wins can be set before play.&lt;/story&gt; &lt;/game&gt;">
            <text:p>&lt;game name="Bomberman '93 (Japan)"&gt; &lt;year&gt;1992&lt;/year&gt; &lt;rating&gt;ESRB - RP (Rating Pending)&lt;/rating&gt; &lt;title&gt;Bomberman '93&lt;/title&gt; &lt;pub&gt;Hudson Soft&lt;/pub&gt; &lt;dev&gt;Hudson Soft&lt;/dev&gt; &lt;genre&gt;Action&lt;/genre&gt; &lt;score&gt;4.8&lt;/score&gt; &lt;player&gt;1-5 Players&lt;/player&gt; &lt;story&gt;Black Bomberman has cut power to the galaxy's own power station, which resulted in disputes between seven planets, and it is up to White Bomberman to restore power to the station and bring peace to the planets again. The objective is the same as in Dyna Blaster: use bombs to destroy all enemies in a level. Once you have destroyed them all, find the exit hidden in a block so you can be transported to the next level. A block will also flash yellow to let you know that a power-up can be obtained there. Power-ups include more bombs, manual detonation, extra lives, and extended flames. Occasionally, you also get the ability to walk through bombs or walls, or to kick bombs.****If you manage to reveal the exit before all enemies are destroyed, it remains in an "inactive" state, meaning that you cannot be transported to the next level until you blow up all the enemies and therefore making it "active". If you accidentally blow up the exit, whether it is active or not, or if time runs out, you will unleash a few enemies that you also need to destroy. After every eighth level, there is a boss that you need to destroy to proceed to the next planet.****Besides this Normal mode, there are two other modes: Battle and Versus. In Battle, you can play against four human- or computer-controlled players in one of seven stages, each with different features like warp holes, conveyor belts, revolving doors, and much more. In Versus, you play head-to-head against a friend using the TurboExpress for non-stop action. Regardless of these two modes, you can still obtain power-ups to give out some punishment against your fellow players, and the maximum number of wins can be set before play.&lt;/story&gt; &lt;/game&gt;</text:p>
          </table:table-cell>
          <table:table-cell table:number-columns-repeated="1012"/>
        </table:table-row>
        <table:table-row table:style-name="ro1">
          <table:table-cell office:value-type="string">
            <text:p>Bomberman '94 (Japan)</text:p>
          </table:table-cell>
          <table:table-cell office:value-type="float" office:value="1993">
            <text:p>1993</text:p>
          </table:table-cell>
          <table:table-cell office:value-type="string">
            <text:p>ESRB - RP (Rating Pending)</text:p>
          </table:table-cell>
          <table:table-cell office:value-type="string">
            <text:p>Bomberman '94</text:p>
          </table:table-cell>
          <table:table-cell table:number-columns-repeated="2" office:value-type="string">
            <text:p>Hudson Soft</text:p>
          </table:table-cell>
          <table:table-cell office:value-type="string">
            <text:p>Action</text:p>
          </table:table-cell>
          <table:table-cell office:value-type="string">
            <text:p>4.8</text:p>
          </table:table-cell>
          <table:table-cell office:value-type="string">
            <text:p>1-5 Players</text:p>
          </table:table-cell>
          <table:table-cell office:value-type="string">
            <text:p>Mega Bomberman is a top-down action game. Control your Bomberman through various levels defeating multiple enemies and plenty of bosses. Each level consist of blocks for exploding and some blocks that don't explode. At times you will need the non-exploding blocks as shelter. The blocks that do explode reveal power-ups and eggs. The eggs are the unique twist to this version of Bomberman. When you get a egg, it hatches into a kangaroo. There are multiple kangaroo types, each with their own unique ability. You hop on the back of the kangaroo and utilize it's ability. If you happen to walk into an explosion the kangaroo takes the damage and dies and you continue to live. Another unique feature in multiplayer is you can choose your character. Pick one of 9 such as Miner, Tiny, Fat, Cop, Punk (On cover), Lady, Old man, Robot and the original Bomberman. <text:s/>After selecting your character get ready for battle as you are placed in 1 of the 4 corners of the arena. Now just blow your way through the blocks and attack some opponents. Watch out for their bombs and remember to dodge your own. There are also many arena's to choose from. Each arena has it's own twist such as trap doors, an igloo to hide in, conveyor belts and more.</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Bomberman '94 (Japan)&quot;&gt; &lt;year&gt;1993&lt;/year&gt; &lt;rating&gt;ESRB - RP (Rating Pending)&lt;/rating&gt; &lt;title&gt;Bomberman '94&lt;/title&gt; &lt;pub&gt;Hudson Soft&lt;/pub&gt; &lt;dev&gt;Hudson Soft&lt;/dev&gt; &lt;genre&gt;Action&lt;/genre&gt; &lt;score&gt;4.8&lt;/score&gt; &lt;player&gt;1-5 Players&lt;/player&gt; &lt;story&gt;Mega Bomberman is a top-down action game. Control your Bomberman through various levels defeating multiple enemies and plenty of bosses. Each level consist of blocks for exploding and some blocks that don't explode. At times you will need the non-exploding blocks as shelter. The blocks that do explode reveal power-ups and eggs. The eggs are the unique twist to this version of Bomberman. When you get a egg, it hatches into a kangaroo. There are multiple kangaroo types, each with their own unique ability. You hop on the back of the kangaroo and utilize it's ability. If you happen to walk into an explosion the kangaroo takes the damage and dies and you continue to live. Another unique feature in multiplayer is you can choose your character. Pick one of 9 such as Miner, Tiny, Fat, Cop, Punk (On cover), Lady, Old man, Robot and the original Bomberman.  After selecting your character get ready for battle as you are placed in 1 of the 4 corners of the arena. Now just blow your way through the blocks and attack some opponents. Watch out for their bombs and remember to dodge your own. There are also many arena's to choose from. Each arena has it's own twist such as trap doors, an igloo to hide in, conveyor belts and more.&lt;/story&gt; &lt;/game&gt;">
            <text:p>&lt;game name="Bomberman '94 (Japan)"&gt; &lt;year&gt;1993&lt;/year&gt; &lt;rating&gt;ESRB - RP (Rating Pending)&lt;/rating&gt; &lt;title&gt;Bomberman '94&lt;/title&gt; &lt;pub&gt;Hudson Soft&lt;/pub&gt; &lt;dev&gt;Hudson Soft&lt;/dev&gt; &lt;genre&gt;Action&lt;/genre&gt; &lt;score&gt;4.8&lt;/score&gt; &lt;player&gt;1-5 Players&lt;/player&gt; &lt;story&gt;Mega Bomberman is a top-down action game. Control your Bomberman through various levels defeating multiple enemies and plenty of bosses. Each level consist of blocks for exploding and some blocks that don't explode. At times you will need the non-exploding blocks as shelter. The blocks that do explode reveal power-ups and eggs. The eggs are the unique twist to this version of Bomberman. When you get a egg, it hatches into a kangaroo. There are multiple kangaroo types, each with their own unique ability. You hop on the back of the kangaroo and utilize it's ability. If you happen to walk into an explosion the kangaroo takes the damage and dies and you continue to live. Another unique feature in multiplayer is you can choose your character. Pick one of 9 such as Miner, Tiny, Fat, Cop, Punk (On cover), Lady, Old man, Robot and the original Bomberman. <text:s/>After selecting your character get ready for battle as you are placed in 1 of the 4 corners of the arena. Now just blow your way through the blocks and attack some opponents. Watch out for their bombs and remember to dodge your own. There are also many arena's to choose from. Each arena has it's own twist such as trap doors, an igloo to hide in, conveyor belts and more.&lt;/story&gt; &lt;/game&gt;</text:p>
          </table:table-cell>
          <table:table-cell table:number-columns-repeated="1012"/>
        </table:table-row>
        <table:table-row table:style-name="ro1">
          <table:table-cell office:value-type="string">
            <text:p>Bomberman (Japan)</text:p>
          </table:table-cell>
          <table:table-cell office:value-type="float" office:value="1990">
            <text:p>1990</text:p>
          </table:table-cell>
          <table:table-cell office:value-type="string">
            <text:p>ESRB - RP (Rating Pending)</text:p>
          </table:table-cell>
          <table:table-cell office:value-type="string">
            <text:p>Bomberman</text:p>
          </table:table-cell>
          <table:table-cell table:number-columns-repeated="2" office:value-type="string">
            <text:p>Hudson Soft</text:p>
          </table:table-cell>
          <table:table-cell office:value-type="string">
            <text:p>Action</text:p>
          </table:table-cell>
          <table:table-cell office:value-type="string">
            <text:p>4.0</text:p>
          </table:table-cell>
          <table:table-cell office:value-type="string">
            <text:p>1-5 Players</text:p>
          </table:table-cell>
          <table:table-cell office:value-type="string">
            <text:p>The black spaceman kidnapped your beloved and brought her to his chambers in the castle, far beyond your reach, over the rivers, forest and mountains. Your job is to save her, battling the sea of the enemies, with only bombs at your disposal.****The range of explosion can be upgraded with time, but if you die, the range resets to minimum and you loose your previous skills, though. Some updates can make you walk through the walls, increase your speed, and give you some other assets to aid you in your quest to save the woman you love.****This top-down action-arcade game consists of nine levels per stage, each tougher than the other, and each final consisting of the boss you'll have to deal with. You can move horizontally and vertically and lay down bombs behind you thus evaporating the enemies, but beware, 'cos you can block yourself with your own bomb, and become a victim of your own tricks if you'll play in a huff.</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Bomberman (Japan)&quot;&gt; &lt;year&gt;1990&lt;/year&gt; &lt;rating&gt;ESRB - RP (Rating Pending)&lt;/rating&gt; &lt;title&gt;Bomberman&lt;/title&gt; &lt;pub&gt;Hudson Soft&lt;/pub&gt; &lt;dev&gt;Hudson Soft&lt;/dev&gt; &lt;genre&gt;Action&lt;/genre&gt; &lt;score&gt;4.0&lt;/score&gt; &lt;player&gt;1-5 Players&lt;/player&gt; &lt;story&gt;The black spaceman kidnapped your beloved and brought her to his chambers in the castle, far beyond your reach, over the rivers, forest and mountains. Your job is to save her, battling the sea of the enemies, with only bombs at your disposal.****The range of explosion can be upgraded with time, but if you die, the range resets to minimum and you loose your previous skills, though. Some updates can make you walk through the walls, increase your speed, and give you some other assets to aid you in your quest to save the woman you love.****This top-down action-arcade game consists of nine levels per stage, each tougher than the other, and each final consisting of the boss you'll have to deal with. You can move horizontally and vertically and lay down bombs behind you thus evaporating the enemies, but beware, 'cos you can block yourself with your own bomb, and become a victim of your own tricks if you'll play in a huff.&lt;/story&gt; &lt;/game&gt;">
            <text:p>&lt;game name="Bomberman (Japan)"&gt; &lt;year&gt;1990&lt;/year&gt; &lt;rating&gt;ESRB - RP (Rating Pending)&lt;/rating&gt; &lt;title&gt;Bomberman&lt;/title&gt; &lt;pub&gt;Hudson Soft&lt;/pub&gt; &lt;dev&gt;Hudson Soft&lt;/dev&gt; &lt;genre&gt;Action&lt;/genre&gt; &lt;score&gt;4.0&lt;/score&gt; &lt;player&gt;1-5 Players&lt;/player&gt; &lt;story&gt;The black spaceman kidnapped your beloved and brought her to his chambers in the castle, far beyond your reach, over the rivers, forest and mountains. Your job is to save her, battling the sea of the enemies, with only bombs at your disposal.****The range of explosion can be upgraded with time, but if you die, the range resets to minimum and you loose your previous skills, though. Some updates can make you walk through the walls, increase your speed, and give you some other assets to aid you in your quest to save the woman you love.****This top-down action-arcade game consists of nine levels per stage, each tougher than the other, and each final consisting of the boss you'll have to deal with. You can move horizontally and vertically and lay down bombs behind you thus evaporating the enemies, but beware, 'cos you can block yourself with your own bomb, and become a victim of your own tricks if you'll play in a huff.&lt;/story&gt; &lt;/game&gt;</text:p>
          </table:table-cell>
          <table:table-cell table:number-columns-repeated="1012"/>
        </table:table-row>
        <table:table-row table:style-name="ro1">
          <table:table-cell office:value-type="string">
            <text:p>Bouken Danshaku Don - The Lost Sunheart (Japan)</text:p>
          </table:table-cell>
          <table:table-cell office:value-type="float" office:value="1992">
            <text:p>1992</text:p>
          </table:table-cell>
          <table:table-cell office:value-type="string">
            <text:p>ESRB - RP (Rating Pending)</text:p>
          </table:table-cell>
          <table:table-cell office:value-type="string">
            <text:p>Bouken Danshaku Don - The Lost Sunheart</text:p>
          </table:table-cell>
          <table:table-cell office:value-type="string">
            <text:p>Manjyudo</text:p>
          </table:table-cell>
          <table:table-cell office:value-type="string">
            <text:p>I'max</text:p>
          </table:table-cell>
          <table:table-cell office:value-type="string">
            <text:p>Shoot-'Em-Up</text:p>
          </table:table-cell>
          <table:table-cell office:value-type="string">
            <text:p>4.0</text:p>
          </table:table-cell>
          <table:table-cell office:value-type="string">
            <text:p>1 Player</text:p>
          </table:table-cell>
          <table:table-cell office:value-type="string">
            <text:p>Oddball shoot 'em up with the kind of crazy design of the Cho Aniki games - it's like the dark side of L-Dis.</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Bouken Danshaku Don - The Lost Sunheart (Japan)&quot;&gt; &lt;year&gt;1992&lt;/year&gt; &lt;rating&gt;ESRB - RP (Rating Pending)&lt;/rating&gt; &lt;title&gt;Bouken Danshaku Don - The Lost Sunheart&lt;/title&gt; &lt;pub&gt;Manjyudo&lt;/pub&gt; &lt;dev&gt;I'max&lt;/dev&gt; &lt;genre&gt;Shoot-'Em-Up&lt;/genre&gt; &lt;score&gt;4.0&lt;/score&gt; &lt;player&gt;1 Player&lt;/player&gt; &lt;story&gt;Oddball shoot 'em up with the kind of crazy design of the Cho Aniki games - it's like the dark side of L-Dis.&lt;/story&gt; &lt;/game&gt;">
            <text:p>&lt;game name="Bouken Danshaku Don - The Lost Sunheart (Japan)"&gt; &lt;year&gt;1992&lt;/year&gt; &lt;rating&gt;ESRB - RP (Rating Pending)&lt;/rating&gt; &lt;title&gt;Bouken Danshaku Don - The Lost Sunheart&lt;/title&gt; &lt;pub&gt;Manjyudo&lt;/pub&gt; &lt;dev&gt;I'max&lt;/dev&gt; &lt;genre&gt;Shoot-'Em-Up&lt;/genre&gt; &lt;score&gt;4.0&lt;/score&gt; &lt;player&gt;1 Player&lt;/player&gt; &lt;story&gt;Oddball shoot 'em up with the kind of crazy design of the Cho Aniki games - it's like the dark side of L-Dis.&lt;/story&gt; &lt;/game&gt;</text:p>
          </table:table-cell>
          <table:table-cell table:number-columns-repeated="1012"/>
        </table:table-row>
        <table:table-row table:style-name="ro1">
          <table:table-cell office:value-type="string">
            <text:p>Break In (Japan)</text:p>
          </table:table-cell>
          <table:table-cell office:value-type="float" office:value="1989">
            <text:p>1989</text:p>
          </table:table-cell>
          <table:table-cell office:value-type="string">
            <text:p>ESRB - RP (Rating Pending)</text:p>
          </table:table-cell>
          <table:table-cell office:value-type="string">
            <text:p>Break In</text:p>
          </table:table-cell>
          <table:table-cell office:value-type="string">
            <text:p>naxat soft</text:p>
          </table:table-cell>
          <table:table-cell office:value-type="string">
            <text:p>Naxat Soft</text:p>
          </table:table-cell>
          <table:table-cell office:value-type="string">
            <text:p>Sports/Pool</text:p>
          </table:table-cell>
          <table:table-cell office:value-type="string">
            <text:p>2.4</text:p>
          </table:table-cell>
          <table:table-cell office:value-type="string">
            <text:p>1-4 Players</text:p>
          </table:table-cell>
          <table:table-cell office:value-type="string">
            <text:p>Break In is a pool simulator. The game features six different billiard games, including 9 Ball, Rotation, and Carom. It also features different modes: Simulation, Action, and Technique. Up to four players may play.</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Break In (Japan)&quot;&gt; &lt;year&gt;1989&lt;/year&gt; &lt;rating&gt;ESRB - RP (Rating Pending)&lt;/rating&gt; &lt;title&gt;Break In&lt;/title&gt; &lt;pub&gt;naxat soft&lt;/pub&gt; &lt;dev&gt;Naxat Soft&lt;/dev&gt; &lt;genre&gt;Sports/Pool&lt;/genre&gt; &lt;score&gt;2.4&lt;/score&gt; &lt;player&gt;1-4 Players&lt;/player&gt; &lt;story&gt;Break In is a pool simulator. The game features six different billiard games, including 9 Ball, Rotation, and Carom. It also features different modes: Simulation, Action, and Technique. Up to four players may play.&lt;/story&gt; &lt;/game&gt;">
            <text:p>&lt;game name="Break In (Japan)"&gt; &lt;year&gt;1989&lt;/year&gt; &lt;rating&gt;ESRB - RP (Rating Pending)&lt;/rating&gt; &lt;title&gt;Break In&lt;/title&gt; &lt;pub&gt;naxat soft&lt;/pub&gt; &lt;dev&gt;Naxat Soft&lt;/dev&gt; &lt;genre&gt;Sports/Pool&lt;/genre&gt; &lt;score&gt;2.4&lt;/score&gt; &lt;player&gt;1-4 Players&lt;/player&gt; &lt;story&gt;Break In is a pool simulator. The game features six different billiard games, including 9 Ball, Rotation, and Carom. It also features different modes: Simulation, Action, and Technique. Up to four players may play.&lt;/story&gt; &lt;/game&gt;</text:p>
          </table:table-cell>
          <table:table-cell table:number-columns-repeated="1012"/>
        </table:table-row>
        <table:table-row table:style-name="ro1">
          <table:table-cell office:value-type="string">
            <text:p>Bubblegum Crash! - Knight Sabers 2034 (Japan)</text:p>
          </table:table-cell>
          <table:table-cell office:value-type="float" office:value="1991">
            <text:p>1991</text:p>
          </table:table-cell>
          <table:table-cell office:value-type="string">
            <text:p>ESRB - RP (Rating Pending)</text:p>
          </table:table-cell>
          <table:table-cell office:value-type="string">
            <text:p>Bubblegum Crash! - Knight Sabers 2034</text:p>
          </table:table-cell>
          <table:table-cell office:value-type="string">
            <text:p>naxat soft</text:p>
          </table:table-cell>
          <table:table-cell office:value-type="string">
            <text:p>Naxat Soft</text:p>
          </table:table-cell>
          <table:table-cell office:value-type="string">
            <text:p>Adventure</text:p>
          </table:table-cell>
          <table:table-cell office:value-type="string">
            <text:p>3.0</text:p>
          </table:table-cell>
          <table:table-cell office:value-type="string">
            <text:p>1 Player</text:p>
          </table:table-cell>
          <table:table-cell office:value-type="string">
            <text:p>This is an adventure game based on the sequel to the superb classic cyberpunk anime Bubblegum Crisis. It puts you in the shoes of Nene from the Knight Sabers, a group of women in power suits out to sort out the problems that the AD Police can’t handle. Be aware that unless you can read Japanese, there may be a certain amount of trial and error involved before you get anywhere.</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Bubblegum Crash! - Knight Sabers 2034 (Japan)&quot;&gt; &lt;year&gt;1991&lt;/year&gt; &lt;rating&gt;ESRB - RP (Rating Pending)&lt;/rating&gt; &lt;title&gt;Bubblegum Crash! - Knight Sabers 2034&lt;/title&gt; &lt;pub&gt;naxat soft&lt;/pub&gt; &lt;dev&gt;Naxat Soft&lt;/dev&gt; &lt;genre&gt;Adventure&lt;/genre&gt; &lt;score&gt;3.0&lt;/score&gt; &lt;player&gt;1 Player&lt;/player&gt; &lt;story&gt;This is an adventure game based on the sequel to the superb classic cyberpunk anime Bubblegum Crisis. It puts you in the shoes of Nene from the Knight Sabers, a group of women in power suits out to sort out the problems that the AD Police can’t handle. Be aware that unless you can read Japanese, there may be a certain amount of trial and error involved before you get anywhere.&lt;/story&gt; &lt;/game&gt;">
            <text:p>&lt;game name="Bubblegum Crash! - Knight Sabers 2034 (Japan)"&gt; &lt;year&gt;1991&lt;/year&gt; &lt;rating&gt;ESRB - RP (Rating Pending)&lt;/rating&gt; &lt;title&gt;Bubblegum Crash! - Knight Sabers 2034&lt;/title&gt; &lt;pub&gt;naxat soft&lt;/pub&gt; &lt;dev&gt;Naxat Soft&lt;/dev&gt; &lt;genre&gt;Adventure&lt;/genre&gt; &lt;score&gt;3.0&lt;/score&gt; &lt;player&gt;1 Player&lt;/player&gt; &lt;story&gt;This is an adventure game based on the sequel to the superb classic cyberpunk anime Bubblegum Crisis. It puts you in the shoes of Nene from the Knight Sabers, a group of women in power suits out to sort out the problems that the AD Police can’t handle. Be aware that unless you can read Japanese, there may be a certain amount of trial and error involved before you get anywhere.&lt;/story&gt; &lt;/game&gt;</text:p>
          </table:table-cell>
          <table:table-cell table:number-columns-repeated="1012"/>
        </table:table-row>
        <table:table-row table:style-name="ro1">
          <table:table-cell office:value-type="string">
            <text:p>Bull Fight - Ring no Haja (Japan)</text:p>
          </table:table-cell>
          <table:table-cell office:value-type="float" office:value="1989">
            <text:p>1989</text:p>
          </table:table-cell>
          <table:table-cell office:value-type="string">
            <text:p>ESRB - RP (Rating Pending)</text:p>
          </table:table-cell>
          <table:table-cell office:value-type="string">
            <text:p>Bull Fight - Ring no Haja</text:p>
          </table:table-cell>
          <table:table-cell office:value-type="string">
            <text:p>Cream corp.</text:p>
          </table:table-cell>
          <table:table-cell office:value-type="string">
            <text:p>Cream Corp.</text:p>
          </table:table-cell>
          <table:table-cell office:value-type="string">
            <text:p>Sports/Boxing</text:p>
          </table:table-cell>
          <table:table-cell office:value-type="string">
            <text:p>1.6</text:p>
          </table:table-cell>
          <table:table-cell office:value-type="string">
            <text:p>1 Player</text:p>
          </table:table-cell>
          <table:table-cell office:value-type="string">
            <text:p>Bullfight: Ring no Hasha is a boxing game in which the player takes part in a competition with eight boxers. The tournament consists of four fights and a finale and each boxer can be controlled by a human player. The boxers have different statistics (strength, agility and endurance) which can be improved between fights with a training fight. Each boxer has four moves (left swing, right swing, uppercut and dodge) and a hit both depletes the opponent's energy bar and gives points. Similar to real boxing, those points are used to determine the winner if no boxer is knocked out during the regular rounds. A knockout happens when the energy runs out, but when the player mashes a button fast enough when the boxer is given a count, he stands up again with a partly replenished energy bar. Additionally there is also a side-scrolling fighting game included. Here the player walks from left to right and fights enemies in martial arts melee combat.</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Bull Fight - Ring no Haja (Japan)&quot;&gt; &lt;year&gt;1989&lt;/year&gt; &lt;rating&gt;ESRB - RP (Rating Pending)&lt;/rating&gt; &lt;title&gt;Bull Fight - Ring no Haja&lt;/title&gt; &lt;pub&gt;Cream corp.&lt;/pub&gt; &lt;dev&gt;Cream Corp.&lt;/dev&gt; &lt;genre&gt;Sports/Boxing&lt;/genre&gt; &lt;score&gt;1.6&lt;/score&gt; &lt;player&gt;1 Player&lt;/player&gt; &lt;story&gt;Bullfight: Ring no Hasha is a boxing game in which the player takes part in a competition with eight boxers. The tournament consists of four fights and a finale and each boxer can be controlled by a human player. The boxers have different statistics (strength, agility and endurance) which can be improved between fights with a training fight. Each boxer has four moves (left swing, right swing, uppercut and dodge) and a hit both depletes the opponent's energy bar and gives points. Similar to real boxing, those points are used to determine the winner if no boxer is knocked out during the regular rounds. A knockout happens when the energy runs out, but when the player mashes a button fast enough when the boxer is given a count, he stands up again with a partly replenished energy bar. Additionally there is also a side-scrolling fighting game included. Here the player walks from left to right and fights enemies in martial arts melee combat.&lt;/story&gt; &lt;/game&gt;">
            <text:p>&lt;game name="Bull Fight - Ring no Haja (Japan)"&gt; &lt;year&gt;1989&lt;/year&gt; &lt;rating&gt;ESRB - RP (Rating Pending)&lt;/rating&gt; &lt;title&gt;Bull Fight - Ring no Haja&lt;/title&gt; &lt;pub&gt;Cream corp.&lt;/pub&gt; &lt;dev&gt;Cream Corp.&lt;/dev&gt; &lt;genre&gt;Sports/Boxing&lt;/genre&gt; &lt;score&gt;1.6&lt;/score&gt; &lt;player&gt;1 Player&lt;/player&gt; &lt;story&gt;Bullfight: Ring no Hasha is a boxing game in which the player takes part in a competition with eight boxers. The tournament consists of four fights and a finale and each boxer can be controlled by a human player. The boxers have different statistics (strength, agility and endurance) which can be improved between fights with a training fight. Each boxer has four moves (left swing, right swing, uppercut and dodge) and a hit both depletes the opponent's energy bar and gives points. Similar to real boxing, those points are used to determine the winner if no boxer is knocked out during the regular rounds. A knockout happens when the energy runs out, but when the player mashes a button fast enough when the boxer is given a count, he stands up again with a partly replenished energy bar. Additionally there is also a side-scrolling fighting game included. Here the player walks from left to right and fights enemies in martial arts melee combat.&lt;/story&gt; &lt;/game&gt;</text:p>
          </table:table-cell>
          <table:table-cell table:number-columns-repeated="1012"/>
        </table:table-row>
        <table:table-row table:style-name="ro1">
          <table:table-cell office:value-type="string">
            <text:p>Burning Angels (Japan)</text:p>
          </table:table-cell>
          <table:table-cell office:value-type="float" office:value="1990">
            <text:p>1990</text:p>
          </table:table-cell>
          <table:table-cell office:value-type="string">
            <text:p>ESRB - RP (Rating Pending)</text:p>
          </table:table-cell>
          <table:table-cell office:value-type="string">
            <text:p>Burning Angels</text:p>
          </table:table-cell>
          <table:table-cell office:value-type="string">
            <text:p>naxat soft</text:p>
          </table:table-cell>
          <table:table-cell office:value-type="string">
            <text:p>Naxat Soft</text:p>
          </table:table-cell>
          <table:table-cell office:value-type="string">
            <text:p>Shoot-'Em-Up</text:p>
          </table:table-cell>
          <table:table-cell office:value-type="string">
            <text:p>2.7</text:p>
          </table:table-cell>
          <table:table-cell office:value-type="string">
            <text:p>1-2 Players</text:p>
          </table:table-cell>
          <table:table-cell office:value-type="string">
            <text:p>The Burning Angels are two scarcely clothed women who fight with space ships. Their current goal is to rescue the head of a science project who was kidnapped by aliens. Now they head into their ships, fly through the vertically scrolling levels and kill everything they see, including several boss enemies. Killed enemies leave behind power ups which reward five extra weapons, e.g. missiles or drones, which can be used simultaneously or a smart bomb equivalent. The player has a health bar which decreases when the ship is hit by enemies and when it is completely empty, the game is over because there are no continues or extra lives. Similarly, the death of one players ends the game when using the co-operational multiplayer mode.</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Burning Angels (Japan)&quot;&gt; &lt;year&gt;1990&lt;/year&gt; &lt;rating&gt;ESRB - RP (Rating Pending)&lt;/rating&gt; &lt;title&gt;Burning Angels&lt;/title&gt; &lt;pub&gt;naxat soft&lt;/pub&gt; &lt;dev&gt;Naxat Soft&lt;/dev&gt; &lt;genre&gt;Shoot-'Em-Up&lt;/genre&gt; &lt;score&gt;2.7&lt;/score&gt; &lt;player&gt;1-2 Players&lt;/player&gt; &lt;story&gt;The Burning Angels are two scarcely clothed women who fight with space ships. Their current goal is to rescue the head of a science project who was kidnapped by aliens. Now they head into their ships, fly through the vertically scrolling levels and kill everything they see, including several boss enemies. Killed enemies leave behind power ups which reward five extra weapons, e.g. missiles or drones, which can be used simultaneously or a smart bomb equivalent. The player has a health bar which decreases when the ship is hit by enemies and when it is completely empty, the game is over because there are no continues or extra lives. Similarly, the death of one players ends the game when using the co-operational multiplayer mode.&lt;/story&gt; &lt;/game&gt;">
            <text:p>&lt;game name="Burning Angels (Japan)"&gt; &lt;year&gt;1990&lt;/year&gt; &lt;rating&gt;ESRB - RP (Rating Pending)&lt;/rating&gt; &lt;title&gt;Burning Angels&lt;/title&gt; &lt;pub&gt;naxat soft&lt;/pub&gt; &lt;dev&gt;Naxat Soft&lt;/dev&gt; &lt;genre&gt;Shoot-'Em-Up&lt;/genre&gt; &lt;score&gt;2.7&lt;/score&gt; &lt;player&gt;1-2 Players&lt;/player&gt; &lt;story&gt;The Burning Angels are two scarcely clothed women who fight with space ships. Their current goal is to rescue the head of a science project who was kidnapped by aliens. Now they head into their ships, fly through the vertically scrolling levels and kill everything they see, including several boss enemies. Killed enemies leave behind power ups which reward five extra weapons, e.g. missiles or drones, which can be used simultaneously or a smart bomb equivalent. The player has a health bar which decreases when the ship is hit by enemies and when it is completely empty, the game is over because there are no continues or extra lives. Similarly, the death of one players ends the game when using the co-operational multiplayer mode.&lt;/story&gt; &lt;/game&gt;</text:p>
          </table:table-cell>
          <table:table-cell table:number-columns-repeated="1012"/>
        </table:table-row>
        <table:table-row table:style-name="ro1">
          <table:table-cell office:value-type="string">
            <text:p>Busou Keiji - Cyber Cross (Japan)</text:p>
          </table:table-cell>
          <table:table-cell office:value-type="float" office:value="1989">
            <text:p>1989</text:p>
          </table:table-cell>
          <table:table-cell office:value-type="string">
            <text:p>ESRB - RP (Rating Pending)</text:p>
          </table:table-cell>
          <table:table-cell office:value-type="string">
            <text:p>Busou Keiji - Cyber Cross</text:p>
          </table:table-cell>
          <table:table-cell table:number-columns-repeated="2" office:value-type="string">
            <text:p>Face</text:p>
          </table:table-cell>
          <table:table-cell office:value-type="string">
            <text:p>Action</text:p>
          </table:table-cell>
          <table:table-cell office:value-type="string">
            <text:p>1.8</text:p>
          </table:table-cell>
          <table:table-cell office:value-type="string">
            <text:p>1 Player</text:p>
          </table:table-cell>
          <table:table-cell office:value-type="string">
            <text:p>Robots and insectoid creatures are trying to take over the world. You play a man who has the ability to turn into Cyber Cross and stop these evil creatures. As you punch and kick your way across the side view scrolling game you can collect coloured pods and turn into Cyber Cross. The colour of the pod decides which power you have. Red is a sword, blue is a laser gun and a boomerang is green. Hold down a button and releasing it gives you a special attack. Get hit three times as Cyber Cross and you lose your suit. As well as the main playing area you can also see your score, lives, time, health meter and your special weapon meter.</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Busou Keiji - Cyber Cross (Japan)&quot;&gt; &lt;year&gt;1989&lt;/year&gt; &lt;rating&gt;ESRB - RP (Rating Pending)&lt;/rating&gt; &lt;title&gt;Busou Keiji - Cyber Cross&lt;/title&gt; &lt;pub&gt;Face&lt;/pub&gt; &lt;dev&gt;Face&lt;/dev&gt; &lt;genre&gt;Action&lt;/genre&gt; &lt;score&gt;1.8&lt;/score&gt; &lt;player&gt;1 Player&lt;/player&gt; &lt;story&gt;Robots and insectoid creatures are trying to take over the world. You play a man who has the ability to turn into Cyber Cross and stop these evil creatures. As you punch and kick your way across the side view scrolling game you can collect coloured pods and turn into Cyber Cross. The colour of the pod decides which power you have. Red is a sword, blue is a laser gun and a boomerang is green. Hold down a button and releasing it gives you a special attack. Get hit three times as Cyber Cross and you lose your suit. As well as the main playing area you can also see your score, lives, time, health meter and your special weapon meter.&lt;/story&gt; &lt;/game&gt;">
            <text:p>&lt;game name="Busou Keiji - Cyber Cross (Japan)"&gt; &lt;year&gt;1989&lt;/year&gt; &lt;rating&gt;ESRB - RP (Rating Pending)&lt;/rating&gt; &lt;title&gt;Busou Keiji - Cyber Cross&lt;/title&gt; &lt;pub&gt;Face&lt;/pub&gt; &lt;dev&gt;Face&lt;/dev&gt; &lt;genre&gt;Action&lt;/genre&gt; &lt;score&gt;1.8&lt;/score&gt; &lt;player&gt;1 Player&lt;/player&gt; &lt;story&gt;Robots and insectoid creatures are trying to take over the world. You play a man who has the ability to turn into Cyber Cross and stop these evil creatures. As you punch and kick your way across the side view scrolling game you can collect coloured pods and turn into Cyber Cross. The colour of the pod decides which power you have. Red is a sword, blue is a laser gun and a boomerang is green. Hold down a button and releasing it gives you a special attack. Get hit three times as Cyber Cross and you lose your suit. As well as the main playing area you can also see your score, lives, time, health meter and your special weapon meter.&lt;/story&gt; &lt;/game&gt;</text:p>
          </table:table-cell>
          <table:table-cell table:number-columns-repeated="1012"/>
        </table:table-row>
        <table:table-row table:style-name="ro1">
          <table:table-cell office:value-type="string">
            <text:p>Cadash (Japan)</text:p>
          </table:table-cell>
          <table:table-cell office:value-type="float" office:value="1991">
            <text:p>1991</text:p>
          </table:table-cell>
          <table:table-cell office:value-type="string">
            <text:p>ESRB - RP (Rating Pending)</text:p>
          </table:table-cell>
          <table:table-cell office:value-type="string">
            <text:p>Cadash</text:p>
          </table:table-cell>
          <table:table-cell table:number-columns-repeated="2" office:value-type="string">
            <text:p>Taito Corp.</text:p>
          </table:table-cell>
          <table:table-cell office:value-type="string">
            <text:p>Action/Role Playing</text:p>
          </table:table-cell>
          <table:table-cell office:value-type="string">
            <text:p>3.8</text:p>
          </table:table-cell>
          <table:table-cell office:value-type="string">
            <text:p>1-2 Players</text:p>
          </table:table-cell>
          <table:table-cell office:value-type="string">
            <text:p>Trouble is in the kingdom of Dilsarl: the young, beautiful princess Salasa was abducted by the evil arch-mage Balrog. The king seeks help from the four best warriors of the country. The task is clear, but not so simple: find Balrog, destroy his evil minions and other monsters roaming the land, and rescue the princess. <text:s/>Cadash is a platform action role-playing game. The player chooses one of the four character classes in the beginning of the game: fighter, priestess, mage, or ninja (the Genesis version has only two characters: fighter and mage). The protagonist fights his or her way through dungeons, attacking physically or casting spells (as priestess or mage). Like in regular platform games, there are places where the player character is required to jump, duck, or climb. The protagonist gains experience for defeating monsters, and their level rises in a true RPG fashion.</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Cadash (Japan)&quot;&gt; &lt;year&gt;1991&lt;/year&gt; &lt;rating&gt;ESRB - RP (Rating Pending)&lt;/rating&gt; &lt;title&gt;Cadash&lt;/title&gt; &lt;pub&gt;Taito Corp.&lt;/pub&gt; &lt;dev&gt;Taito Corp.&lt;/dev&gt; &lt;genre&gt;Action/Role Playing&lt;/genre&gt; &lt;score&gt;3.8&lt;/score&gt; &lt;player&gt;1-2 Players&lt;/player&gt; &lt;story&gt;Trouble is in the kingdom of Dilsarl: the young, beautiful princess Salasa was abducted by the evil arch-mage Balrog. The king seeks help from the four best warriors of the country. The task is clear, but not so simple: find Balrog, destroy his evil minions and other monsters roaming the land, and rescue the princess.  Cadash is a platform action role-playing game. The player chooses one of the four character classes in the beginning of the game: fighter, priestess, mage, or ninja (the Genesis version has only two characters: fighter and mage). The protagonist fights his or her way through dungeons, attacking physically or casting spells (as priestess or mage). Like in regular platform games, there are places where the player character is required to jump, duck, or climb. The protagonist gains experience for defeating monsters, and their level rises in a true RPG fashion.&lt;/story&gt; &lt;/game&gt;">
            <text:p>&lt;game name="Cadash (Japan)"&gt; &lt;year&gt;1991&lt;/year&gt; &lt;rating&gt;ESRB - RP (Rating Pending)&lt;/rating&gt; &lt;title&gt;Cadash&lt;/title&gt; &lt;pub&gt;Taito Corp.&lt;/pub&gt; &lt;dev&gt;Taito Corp.&lt;/dev&gt; &lt;genre&gt;Action/Role Playing&lt;/genre&gt; &lt;score&gt;3.8&lt;/score&gt; &lt;player&gt;1-2 Players&lt;/player&gt; &lt;story&gt;Trouble is in the kingdom of Dilsarl: the young, beautiful princess Salasa was abducted by the evil arch-mage Balrog. The king seeks help from the four best warriors of the country. The task is clear, but not so simple: find Balrog, destroy his evil minions and other monsters roaming the land, and rescue the princess. <text:s/>Cadash is a platform action role-playing game. The player chooses one of the four character classes in the beginning of the game: fighter, priestess, mage, or ninja (the Genesis version has only two characters: fighter and mage). The protagonist fights his or her way through dungeons, attacking physically or casting spells (as priestess or mage). Like in regular platform games, there are places where the player character is required to jump, duck, or climb. The protagonist gains experience for defeating monsters, and their level rises in a true RPG fashion.&lt;/story&gt; &lt;/game&gt;</text:p>
          </table:table-cell>
          <table:table-cell table:number-columns-repeated="1012"/>
        </table:table-row>
        <table:table-row table:style-name="ro1">
          <table:table-cell office:value-type="string">
            <text:p>Champion Wrestler (Japan)</text:p>
          </table:table-cell>
          <table:table-cell office:value-type="float" office:value="1990">
            <text:p>1990</text:p>
          </table:table-cell>
          <table:table-cell office:value-type="string">
            <text:p>ESRB - RP (Rating Pending)</text:p>
          </table:table-cell>
          <table:table-cell office:value-type="string">
            <text:p>Champion Wrestler</text:p>
          </table:table-cell>
          <table:table-cell table:number-columns-repeated="2" office:value-type="string">
            <text:p>Taito Corp.</text:p>
          </table:table-cell>
          <table:table-cell office:value-type="string">
            <text:p>Sports/Wrestling</text:p>
          </table:table-cell>
          <table:table-cell office:value-type="string">
            <text:p>2.5</text:p>
          </table:table-cell>
          <table:table-cell office:value-type="string">
            <text:p>1-4 Players</text:p>
          </table:table-cell>
          <table:table-cell office:value-type="string">
            <text:p>Champion Wrestler is a wrestling game where you have the choice of eight fighters to become champion. You have various moves to use to beat your opponent into submission including kicks, punches and throws. The action is viewed from the side at an elevated angle showing the whole ring. If you leave the ring you have a small time limit to get back into the ring or it's fight over. Up to four players can play and the multi-player options are one player versus the computer, two players fighting each other, two players fighting together against the computer or four players split into two teams fighting each other.</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Champion Wrestler (Japan)&quot;&gt; &lt;year&gt;1990&lt;/year&gt; &lt;rating&gt;ESRB - RP (Rating Pending)&lt;/rating&gt; &lt;title&gt;Champion Wrestler&lt;/title&gt; &lt;pub&gt;Taito Corp.&lt;/pub&gt; &lt;dev&gt;Taito Corp.&lt;/dev&gt; &lt;genre&gt;Sports/Wrestling&lt;/genre&gt; &lt;score&gt;2.5&lt;/score&gt; &lt;player&gt;1-4 Players&lt;/player&gt; &lt;story&gt;Champion Wrestler is a wrestling game where you have the choice of eight fighters to become champion. You have various moves to use to beat your opponent into submission including kicks, punches and throws. The action is viewed from the side at an elevated angle showing the whole ring. If you leave the ring you have a small time limit to get back into the ring or it's fight over. Up to four players can play and the multi-player options are one player versus the computer, two players fighting each other, two players fighting together against the computer or four players split into two teams fighting each other.&lt;/story&gt; &lt;/game&gt;">
            <text:p>&lt;game name="Champion Wrestler (Japan)"&gt; &lt;year&gt;1990&lt;/year&gt; &lt;rating&gt;ESRB - RP (Rating Pending)&lt;/rating&gt; &lt;title&gt;Champion Wrestler&lt;/title&gt; &lt;pub&gt;Taito Corp.&lt;/pub&gt; &lt;dev&gt;Taito Corp.&lt;/dev&gt; &lt;genre&gt;Sports/Wrestling&lt;/genre&gt; &lt;score&gt;2.5&lt;/score&gt; &lt;player&gt;1-4 Players&lt;/player&gt; &lt;story&gt;Champion Wrestler is a wrestling game where you have the choice of eight fighters to become champion. You have various moves to use to beat your opponent into submission including kicks, punches and throws. The action is viewed from the side at an elevated angle showing the whole ring. If you leave the ring you have a small time limit to get back into the ring or it's fight over. Up to four players can play and the multi-player options are one player versus the computer, two players fighting each other, two players fighting together against the computer or four players split into two teams fighting each other.&lt;/story&gt; &lt;/game&gt;</text:p>
          </table:table-cell>
          <table:table-cell table:number-columns-repeated="1012"/>
        </table:table-row>
        <table:table-row table:style-name="ro1">
          <table:table-cell office:value-type="string">
            <text:p>Chibi Maruko Chan - Quiz de Piihyara (Japan)</text:p>
          </table:table-cell>
          <table:table-cell office:value-type="float" office:value="1992">
            <text:p>1992</text:p>
          </table:table-cell>
          <table:table-cell office:value-type="string">
            <text:p>ESRB - RP (Rating Pending)</text:p>
          </table:table-cell>
          <table:table-cell office:value-type="string">
            <text:p>Chibi Maruko Chan - Quiz de Piihyara</text:p>
          </table:table-cell>
          <table:table-cell office:value-type="string">
            <text:p>Namco Ltd.</text:p>
          </table:table-cell>
          <table:table-cell office:value-type="string">
            <text:p>Namcot</text:p>
          </table:table-cell>
          <table:table-cell office:value-type="string">
            <text:p>Action/Quiz</text:p>
          </table:table-cell>
          <table:table-cell office:value-type="string">
            <text:p>1.1</text:p>
          </table:table-cell>
          <table:table-cell office:value-type="string">
            <text:p>1 Player</text:p>
          </table:table-cell>
          <table:table-cell office:value-type="string">
            <text:p>Popular children's character Chibi Maruko-chan makes her way onto the PC Engine with this cleverly presented action/quiz game. Choose your difficulty and set off down the street...but beware as there are birds, cats and nasty robots intent on zapping you. You have as defense your explorer's helmet, and magical stars shoot out of it to dispatch the baddies (jumping on their heads for a quick escape is also an option if you need to). While all this is going on, you are presented with a series of questions at the top of the screen. You have a choice of answers from A-D and to make a selection you have to pick up the corresponding letter from a defeated enemy. Get three wrong and you're out.</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Chibi Maruko Chan - Quiz de Piihyara (Japan)&quot;&gt; &lt;year&gt;1992&lt;/year&gt; &lt;rating&gt;ESRB - RP (Rating Pending)&lt;/rating&gt; &lt;title&gt;Chibi Maruko Chan - Quiz de Piihyara&lt;/title&gt; &lt;pub&gt;Namco Ltd.&lt;/pub&gt; &lt;dev&gt;Namcot&lt;/dev&gt; &lt;genre&gt;Action/Quiz&lt;/genre&gt; &lt;score&gt;1.1&lt;/score&gt; &lt;player&gt;1 Player&lt;/player&gt; &lt;story&gt;Popular children's character Chibi Maruko-chan makes her way onto the PC Engine with this cleverly presented action/quiz game. Choose your difficulty and set off down the street...but beware as there are birds, cats and nasty robots intent on zapping you. You have as defense your explorer's helmet, and magical stars shoot out of it to dispatch the baddies (jumping on their heads for a quick escape is also an option if you need to). While all this is going on, you are presented with a series of questions at the top of the screen. You have a choice of answers from A-D and to make a selection you have to pick up the corresponding letter from a defeated enemy. Get three wrong and you're out.&lt;/story&gt; &lt;/game&gt;">
            <text:p>&lt;game name="Chibi Maruko Chan - Quiz de Piihyara (Japan)"&gt; &lt;year&gt;1992&lt;/year&gt; &lt;rating&gt;ESRB - RP (Rating Pending)&lt;/rating&gt; &lt;title&gt;Chibi Maruko Chan - Quiz de Piihyara&lt;/title&gt; &lt;pub&gt;Namco Ltd.&lt;/pub&gt; &lt;dev&gt;Namcot&lt;/dev&gt; &lt;genre&gt;Action/Quiz&lt;/genre&gt; &lt;score&gt;1.1&lt;/score&gt; &lt;player&gt;1 Player&lt;/player&gt; &lt;story&gt;Popular children's character Chibi Maruko-chan makes her way onto the PC Engine with this cleverly presented action/quiz game. Choose your difficulty and set off down the street...but beware as there are birds, cats and nasty robots intent on zapping you. You have as defense your explorer's helmet, and magical stars shoot out of it to dispatch the baddies (jumping on their heads for a quick escape is also an option if you need to). While all this is going on, you are presented with a series of questions at the top of the screen. You have a choice of answers from A-D and to make a selection you have to pick up the corresponding letter from a defeated enemy. Get three wrong and you're out.&lt;/story&gt; &lt;/game&gt;</text:p>
          </table:table-cell>
          <table:table-cell table:number-columns-repeated="1012"/>
        </table:table-row>
        <table:table-row table:style-name="ro1">
          <table:table-cell office:value-type="string">
            <text:p>Chikudenya Toubei - Kubikiri Yakata Yori (Japan)</text:p>
          </table:table-cell>
          <table:table-cell office:value-type="float" office:value="1990">
            <text:p>1990</text:p>
          </table:table-cell>
          <table:table-cell office:value-type="string">
            <text:p>ESRB - RP (Rating Pending)</text:p>
          </table:table-cell>
          <table:table-cell office:value-type="string">
            <text:p>Chikudenya Toubei - Kubikiri Yakata Yori</text:p>
          </table:table-cell>
          <table:table-cell office:value-type="string">
            <text:p>naxat soft</text:p>
          </table:table-cell>
          <table:table-cell office:value-type="string">
            <text:p>Naxat Soft</text:p>
          </table:table-cell>
          <table:table-cell office:value-type="string">
            <text:p>Adventure</text:p>
          </table:table-cell>
          <table:table-cell office:value-type="string">
            <text:p>2.5</text:p>
          </table:table-cell>
          <table:table-cell office:value-type="string">
            <text:p>1 Player</text:p>
          </table:table-cell>
          <table:table-cell office:value-type="string">
            <text:p>Digital comic adventure with a samurai feel. Knowledge of Japanese recommended. </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Chikudenya Toubei - Kubikiri Yakata Yori (Japan)&quot;&gt; &lt;year&gt;1990&lt;/year&gt; &lt;rating&gt;ESRB - RP (Rating Pending)&lt;/rating&gt; &lt;title&gt;Chikudenya Toubei - Kubikiri Yakata Yori&lt;/title&gt; &lt;pub&gt;naxat soft&lt;/pub&gt; &lt;dev&gt;Naxat Soft&lt;/dev&gt; &lt;genre&gt;Adventure&lt;/genre&gt; &lt;score&gt;2.5&lt;/score&gt; &lt;player&gt;1 Player&lt;/player&gt; &lt;story&gt;Digital comic adventure with a samurai feel. Knowledge of Japanese recommended. &lt;/story&gt; &lt;/game&gt;">
            <text:p>&lt;game name="Chikudenya Toubei - Kubikiri Yakata Yori (Japan)"&gt; &lt;year&gt;1990&lt;/year&gt; &lt;rating&gt;ESRB - RP (Rating Pending)&lt;/rating&gt; &lt;title&gt;Chikudenya Toubei - Kubikiri Yakata Yori&lt;/title&gt; &lt;pub&gt;naxat soft&lt;/pub&gt; &lt;dev&gt;Naxat Soft&lt;/dev&gt; &lt;genre&gt;Adventure&lt;/genre&gt; &lt;score&gt;2.5&lt;/score&gt; &lt;player&gt;1 Player&lt;/player&gt; &lt;story&gt;Digital comic adventure with a samurai feel. Knowledge of Japanese recommended. &lt;/story&gt; &lt;/game&gt;</text:p>
          </table:table-cell>
          <table:table-cell table:number-columns-repeated="1012"/>
        </table:table-row>
        <table:table-row table:style-name="ro1">
          <table:table-cell office:value-type="string">
            <text:p>Chouzetsu Rinjin - Bravoman (Japan)</text:p>
          </table:table-cell>
          <table:table-cell office:value-type="float" office:value="1990">
            <text:p>1990</text:p>
          </table:table-cell>
          <table:table-cell office:value-type="string">
            <text:p>ESRB - RP (Rating Pending)</text:p>
          </table:table-cell>
          <table:table-cell office:value-type="string">
            <text:p>Chouzetsu Rinjin - Bravoman</text:p>
          </table:table-cell>
          <table:table-cell office:value-type="string">
            <text:p>Namco Ltd.</text:p>
          </table:table-cell>
          <table:table-cell office:value-type="string">
            <text:p>Namcot</text:p>
          </table:table-cell>
          <table:table-cell office:value-type="string">
            <text:p>Action</text:p>
          </table:table-cell>
          <table:table-cell office:value-type="string">
            <text:p>3.9</text:p>
          </table:table-cell>
          <table:table-cell office:value-type="string">
            <text:p>1 Player</text:p>
          </table:table-cell>
          <table:table-cell office:value-type="string">
            <text:p>The evil Dr. Bomb has taken over Nitta village and only you, an ordinary salary man, can stop his evil plans by transforming into the fabulous superhero Bravoman! <text:s/>The game is a side-scrolling action platformer. As Bravoman, you have the power to elongate your members depending on how long you press each button allowing you to jump higher or punch enemies on the other side of the screen. <text:s/>Features 22 stages filled with bizarre settings and enemies, all rendered using colorful 2D graphics.</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Chouzetsu Rinjin - Bravoman (Japan)&quot;&gt; &lt;year&gt;1990&lt;/year&gt; &lt;rating&gt;ESRB - RP (Rating Pending)&lt;/rating&gt; &lt;title&gt;Chouzetsu Rinjin - Bravoman&lt;/title&gt; &lt;pub&gt;Namco Ltd.&lt;/pub&gt; &lt;dev&gt;Namcot&lt;/dev&gt; &lt;genre&gt;Action&lt;/genre&gt; &lt;score&gt;3.9&lt;/score&gt; &lt;player&gt;1 Player&lt;/player&gt; &lt;story&gt;The evil Dr. Bomb has taken over Nitta village and only you, an ordinary salary man, can stop his evil plans by transforming into the fabulous superhero Bravoman!  The game is a side-scrolling action platformer. As Bravoman, you have the power to elongate your members depending on how long you press each button allowing you to jump higher or punch enemies on the other side of the screen.  Features 22 stages filled with bizarre settings and enemies, all rendered using colorful 2D graphics.&lt;/story&gt; &lt;/game&gt;">
            <text:p>&lt;game name="Chouzetsu Rinjin - Bravoman (Japan)"&gt; &lt;year&gt;1990&lt;/year&gt; &lt;rating&gt;ESRB - RP (Rating Pending)&lt;/rating&gt; &lt;title&gt;Chouzetsu Rinjin - Bravoman&lt;/title&gt; &lt;pub&gt;Namco Ltd.&lt;/pub&gt; &lt;dev&gt;Namcot&lt;/dev&gt; &lt;genre&gt;Action&lt;/genre&gt; &lt;score&gt;3.9&lt;/score&gt; &lt;player&gt;1 Player&lt;/player&gt; &lt;story&gt;The evil Dr. Bomb has taken over Nitta village and only you, an ordinary salary man, can stop his evil plans by transforming into the fabulous superhero Bravoman! <text:s/>The game is a side-scrolling action platformer. As Bravoman, you have the power to elongate your members depending on how long you press each button allowing you to jump higher or punch enemies on the other side of the screen. <text:s/>Features 22 stages filled with bizarre settings and enemies, all rendered using colorful 2D graphics.&lt;/story&gt; &lt;/game&gt;</text:p>
          </table:table-cell>
          <table:table-cell table:number-columns-repeated="1012"/>
        </table:table-row>
        <table:table-row table:style-name="ro1">
          <table:table-cell office:value-type="string">
            <text:p>Circus Lido (Japan)</text:p>
          </table:table-cell>
          <table:table-cell office:value-type="float" office:value="1991">
            <text:p>1991</text:p>
          </table:table-cell>
          <table:table-cell office:value-type="string">
            <text:p>ESRB - RP (Rating Pending)</text:p>
          </table:table-cell>
          <table:table-cell office:value-type="string">
            <text:p>Circus Lido</text:p>
          </table:table-cell>
          <table:table-cell table:number-columns-repeated="2" office:value-type="string">
            <text:p>Unipost</text:p>
          </table:table-cell>
          <table:table-cell office:value-type="string">
            <text:p>Action/Platform</text:p>
          </table:table-cell>
          <table:table-cell office:value-type="string">
            <text:p>3.2</text:p>
          </table:table-cell>
          <table:table-cell office:value-type="string">
            <text:p>1 Player</text:p>
          </table:table-cell>
          <table:table-cell office:value-type="string">
            <text:p>Puzzle games come in all shapes and sizes. There are ones that rely purely on your mental abilities and there are others that throw in an arcade element to them. Circus Lido is more the latter, looking like some strange insectoid son of Bubble Bobble. You play a squat green lizard and your aim is to clear the screen of bugs. To do this, you have a long pink tongue that shoots out to swallow any critters in your way, you then have to spit them out into the gaping maws of hungry plants dotted around the level. But being a lizard, you are seemingly unable to jump, so to navigate your way around, you have a tail that shoots upwards to catch on to any grippable areas of platform above. And to make things harder, there are certain sections of floor that can be slid left or right by pushing up when over the appropriate arrowed block.</text:p>
          </table:table-cell>
          <table:table-cell table:style-name="Default"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Circus Lido (Japan)&quot;&gt; &lt;year&gt;1991&lt;/year&gt; &lt;rating&gt;ESRB - RP (Rating Pending)&lt;/rating&gt; &lt;title&gt;Circus Lido&lt;/title&gt; &lt;pub&gt;Unipost&lt;/pub&gt; &lt;dev&gt;Unipost&lt;/dev&gt; &lt;genre&gt;Action/Platform&lt;/genre&gt; &lt;score&gt;3.2&lt;/score&gt; &lt;player&gt;1 Player&lt;/player&gt; &lt;story&gt;Puzzle games come in all shapes and sizes. There are ones that rely purely on your mental abilities and there are others that throw in an arcade element to them. Circus Lido is more the latter, looking like some strange insectoid son of Bubble Bobble. You play a squat green lizard and your aim is to clear the screen of bugs. To do this, you have a long pink tongue that shoots out to swallow any critters in your way, you then have to spit them out into the gaping maws of hungry plants dotted around the level. But being a lizard, you are seemingly unable to jump, so to navigate your way around, you have a tail that shoots upwards to catch on to any grippable areas of platform above. And to make things harder, there are certain sections of floor that can be slid left or right by pushing up when over the appropriate arrowed block.&lt;/story&gt; &lt;/game&gt;">
            <text:p>&lt;game name="Circus Lido (Japan)"&gt; &lt;year&gt;1991&lt;/year&gt; &lt;rating&gt;ESRB - RP (Rating Pending)&lt;/rating&gt; &lt;title&gt;Circus Lido&lt;/title&gt; &lt;pub&gt;Unipost&lt;/pub&gt; &lt;dev&gt;Unipost&lt;/dev&gt; &lt;genre&gt;Action/Platform&lt;/genre&gt; &lt;score&gt;3.2&lt;/score&gt; &lt;player&gt;1 Player&lt;/player&gt; &lt;story&gt;Puzzle games come in all shapes and sizes. There are ones that rely purely on your mental abilities and there are others that throw in an arcade element to them. Circus Lido is more the latter, looking like some strange insectoid son of Bubble Bobble. You play a squat green lizard and your aim is to clear the screen of bugs. To do this, you have a long pink tongue that shoots out to swallow any critters in your way, you then have to spit them out into the gaping maws of hungry plants dotted around the level. But being a lizard, you are seemingly unable to jump, so to navigate your way around, you have a tail that shoots upwards to catch on to any grippable areas of platform above. And to make things harder, there are certain sections of floor that can be slid left or right by pushing up when over the appropriate arrowed block.&lt;/story&gt; &lt;/game&gt;</text:p>
          </table:table-cell>
          <table:table-cell table:number-columns-repeated="1012"/>
        </table:table-row>
        <table:table-row table:style-name="ro1">
          <table:table-cell office:value-type="string">
            <text:p>City Hunter (Japan)</text:p>
          </table:table-cell>
          <table:table-cell office:value-type="float" office:value="1990">
            <text:p>1990</text:p>
          </table:table-cell>
          <table:table-cell office:value-type="string">
            <text:p>ESRB - RP (Rating Pending)</text:p>
          </table:table-cell>
          <table:table-cell office:value-type="string">
            <text:p>City Hunter</text:p>
          </table:table-cell>
          <table:table-cell table:number-columns-repeated="2" office:value-type="string">
            <text:p>Sunsoft</text:p>
          </table:table-cell>
          <table:table-cell office:value-type="string">
            <text:p>Action</text:p>
          </table:table-cell>
          <table:table-cell office:value-type="string">
            <text:p>2.5</text:p>
          </table:table-cell>
          <table:table-cell office:value-type="string">
            <text:p>1 Player</text:p>
          </table:table-cell>
          <table:table-cell office:value-type="string">
            <text:p>City Hunter is based on the eponymous manga by Tsukasa Hojo. The story focuses on Ryo Saeba, a young man with a mysterious past, who founds the City Hunter team in Shinjuku, Tokyo. The City Hunter is an underground private detective agency, which takes care of particularly dangerous cases. In the game, the player is able to play through three of such cases, which are unrelated to each other and can be played in any order. ****The gameplay is essentially that of a side-scrolling shooter. The player navigates Ryo through the stages, dispatching of the frequently appearing enemies with his gun. The gameplay system is rather simple, without power-ups or different weapons, and with one items possible to carry at a time. The levels are usually designed as vast indoor areas, with many rooms Ryo can enter. The structure of the game also reveals mild adventure elements: often it is necessary to speak to a character, receive an item (such as a key), back-track to a previous area in order to reach a previously inaccessible room, etc.</text:p>
          </table:table-cell>
          <table:table-cell table:style-name="Default"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City Hunter (Japan)&quot;&gt; &lt;year&gt;1990&lt;/year&gt; &lt;rating&gt;ESRB - RP (Rating Pending)&lt;/rating&gt; &lt;title&gt;City Hunter&lt;/title&gt; &lt;pub&gt;Sunsoft&lt;/pub&gt; &lt;dev&gt;Sunsoft&lt;/dev&gt; &lt;genre&gt;Action&lt;/genre&gt; &lt;score&gt;2.5&lt;/score&gt; &lt;player&gt;1 Player&lt;/player&gt; &lt;story&gt;City Hunter is based on the eponymous manga by Tsukasa Hojo. The story focuses on Ryo Saeba, a young man with a mysterious past, who founds the City Hunter team in Shinjuku, Tokyo. The City Hunter is an underground private detective agency, which takes care of particularly dangerous cases. In the game, the player is able to play through three of such cases, which are unrelated to each other and can be played in any order. ****The gameplay is essentially that of a side-scrolling shooter. The player navigates Ryo through the stages, dispatching of the frequently appearing enemies with his gun. The gameplay system is rather simple, without power-ups or different weapons, and with one items possible to carry at a time. The levels are usually designed as vast indoor areas, with many rooms Ryo can enter. The structure of the game also reveals mild adventure elements: often it is necessary to speak to a character, receive an item (such as a key), back-track to a previous area in order to reach a previously inaccessible room, etc.&lt;/story&gt; &lt;/game&gt;">
            <text:p>&lt;game name="City Hunter (Japan)"&gt; &lt;year&gt;1990&lt;/year&gt; &lt;rating&gt;ESRB - RP (Rating Pending)&lt;/rating&gt; &lt;title&gt;City Hunter&lt;/title&gt; &lt;pub&gt;Sunsoft&lt;/pub&gt; &lt;dev&gt;Sunsoft&lt;/dev&gt; &lt;genre&gt;Action&lt;/genre&gt; &lt;score&gt;2.5&lt;/score&gt; &lt;player&gt;1 Player&lt;/player&gt; &lt;story&gt;City Hunter is based on the eponymous manga by Tsukasa Hojo. The story focuses on Ryo Saeba, a young man with a mysterious past, who founds the City Hunter team in Shinjuku, Tokyo. The City Hunter is an underground private detective agency, which takes care of particularly dangerous cases. In the game, the player is able to play through three of such cases, which are unrelated to each other and can be played in any order. ****The gameplay is essentially that of a side-scrolling shooter. The player navigates Ryo through the stages, dispatching of the frequently appearing enemies with his gun. The gameplay system is rather simple, without power-ups or different weapons, and with one items possible to carry at a time. The levels are usually designed as vast indoor areas, with many rooms Ryo can enter. The structure of the game also reveals mild adventure elements: often it is necessary to speak to a character, receive an item (such as a key), back-track to a previous area in order to reach a previously inaccessible room, etc.&lt;/story&gt; &lt;/game&gt;</text:p>
          </table:table-cell>
          <table:table-cell table:number-columns-repeated="1012"/>
        </table:table-row>
        <table:table-row table:style-name="ro1">
          <table:table-cell office:value-type="string">
            <text:p>Columns (Japan)</text:p>
          </table:table-cell>
          <table:table-cell office:value-type="float" office:value="1991">
            <text:p>1991</text:p>
          </table:table-cell>
          <table:table-cell office:value-type="string">
            <text:p>ESRB - RP (Rating Pending)</text:p>
          </table:table-cell>
          <table:table-cell office:value-type="string">
            <text:p>Columns</text:p>
          </table:table-cell>
          <table:table-cell office:value-type="string">
            <text:p>SEGA</text:p>
          </table:table-cell>
          <table:table-cell office:value-type="string">
            <text:p>Nihon Telenet</text:p>
          </table:table-cell>
          <table:table-cell office:value-type="string">
            <text:p>Puzzle</text:p>
          </table:table-cell>
          <table:table-cell office:value-type="string">
            <text:p>3.5</text:p>
          </table:table-cell>
          <table:table-cell office:value-type="string">
            <text:p>1-2 Players</text:p>
          </table:table-cell>
          <table:table-cell office:value-type="string">
            <text:p>Columns is loosely derived from Tetris, as it involves arranging falling blocks in such a way as to clear them. However, in columns they are groups of 3 same-size but varying color blocks, which must be arranged into sequences of 3 or more, either horizontally, vertically or diagonally. Sequences of 4 or 5 count for double or triple points, and diagonal sequences score the most. The real trick is to set up 'combos' - where one line causes other blocks to drop so as to create other lines.****As well as the normal game mode, there is also a 'flash' mode, in which the aim is simply to remove a particular block from the base of the pre-formed pile of bricks. The difficulty of this can be determined by increasing the number of complete rows which are already in place.</text:p>
          </table:table-cell>
          <table:table-cell table:style-name="Default"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Columns (Japan)&quot;&gt; &lt;year&gt;1991&lt;/year&gt; &lt;rating&gt;ESRB - RP (Rating Pending)&lt;/rating&gt; &lt;title&gt;Columns&lt;/title&gt; &lt;pub&gt;SEGA&lt;/pub&gt; &lt;dev&gt;Nihon Telenet&lt;/dev&gt; &lt;genre&gt;Puzzle&lt;/genre&gt; &lt;score&gt;3.5&lt;/score&gt; &lt;player&gt;1-2 Players&lt;/player&gt; &lt;story&gt;Columns is loosely derived from Tetris, as it involves arranging falling blocks in such a way as to clear them. However, in columns they are groups of 3 same-size but varying color blocks, which must be arranged into sequences of 3 or more, either horizontally, vertically or diagonally. Sequences of 4 or 5 count for double or triple points, and diagonal sequences score the most. The real trick is to set up 'combos' - where one line causes other blocks to drop so as to create other lines.****As well as the normal game mode, there is also a 'flash' mode, in which the aim is simply to remove a particular block from the base of the pre-formed pile of bricks. The difficulty of this can be determined by increasing the number of complete rows which are already in place.&lt;/story&gt; &lt;/game&gt;">
            <text:p>&lt;game name="Columns (Japan)"&gt; &lt;year&gt;1991&lt;/year&gt; &lt;rating&gt;ESRB - RP (Rating Pending)&lt;/rating&gt; &lt;title&gt;Columns&lt;/title&gt; &lt;pub&gt;SEGA&lt;/pub&gt; &lt;dev&gt;Nihon Telenet&lt;/dev&gt; &lt;genre&gt;Puzzle&lt;/genre&gt; &lt;score&gt;3.5&lt;/score&gt; &lt;player&gt;1-2 Players&lt;/player&gt; &lt;story&gt;Columns is loosely derived from Tetris, as it involves arranging falling blocks in such a way as to clear them. However, in columns they are groups of 3 same-size but varying color blocks, which must be arranged into sequences of 3 or more, either horizontally, vertically or diagonally. Sequences of 4 or 5 count for double or triple points, and diagonal sequences score the most. The real trick is to set up 'combos' - where one line causes other blocks to drop so as to create other lines.****As well as the normal game mode, there is also a 'flash' mode, in which the aim is simply to remove a particular block from the base of the pre-formed pile of bricks. The difficulty of this can be determined by increasing the number of complete rows which are already in place.&lt;/story&gt; &lt;/game&gt;</text:p>
          </table:table-cell>
          <table:table-cell table:number-columns-repeated="1012"/>
        </table:table-row>
        <table:table-row table:style-name="ro1">
          <table:table-cell office:value-type="string">
            <text:p>Coryoon - Child of Dragon (Japan)</text:p>
          </table:table-cell>
          <table:table-cell office:value-type="float" office:value="1991">
            <text:p>1991</text:p>
          </table:table-cell>
          <table:table-cell office:value-type="string">
            <text:p>ESRB - RP (Rating Pending)</text:p>
          </table:table-cell>
          <table:table-cell office:value-type="string">
            <text:p>Coryoon - Child of Dragon</text:p>
          </table:table-cell>
          <table:table-cell office:value-type="string">
            <text:p>naxat soft</text:p>
          </table:table-cell>
          <table:table-cell office:value-type="string">
            <text:p>Naxat Soft</text:p>
          </table:table-cell>
          <table:table-cell office:value-type="string">
            <text:p>Shoot-'Em-Up</text:p>
          </table:table-cell>
          <table:table-cell office:value-type="string">
            <text:p>3.8</text:p>
          </table:table-cell>
          <table:table-cell office:value-type="string">
            <text:p>1 Player</text:p>
          </table:table-cell>
          <table:table-cell office:value-type="string">
            <text:p>As Coryoon the dragon, you must save the princess in this horizontally-scrolling shoot 'em up. Most shot enemies release fruit (larger pieces from tough enemies requiring multiple shots), which can be collected for bonus points. The game is split into several worlds, each with two bosses to destroy at regular intervals, and each level is loosely colour-themed.****Storks regularly fly by, and can be shot to release one of the many bonus weapons. These include super-powerful shots, multi-directional fire, and assisting drones. When you get killed while in possession of one, you lose the weapon rather than a life.</text:p>
          </table:table-cell>
          <table:table-cell table:style-name="Default"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Coryoon - Child of Dragon (Japan)&quot;&gt; &lt;year&gt;1991&lt;/year&gt; &lt;rating&gt;ESRB - RP (Rating Pending)&lt;/rating&gt; &lt;title&gt;Coryoon - Child of Dragon&lt;/title&gt; &lt;pub&gt;naxat soft&lt;/pub&gt; &lt;dev&gt;Naxat Soft&lt;/dev&gt; &lt;genre&gt;Shoot-'Em-Up&lt;/genre&gt; &lt;score&gt;3.8&lt;/score&gt; &lt;player&gt;1 Player&lt;/player&gt; &lt;story&gt;As Coryoon the dragon, you must save the princess in this horizontally-scrolling shoot 'em up. Most shot enemies release fruit (larger pieces from tough enemies requiring multiple shots), which can be collected for bonus points. The game is split into several worlds, each with two bosses to destroy at regular intervals, and each level is loosely colour-themed.****Storks regularly fly by, and can be shot to release one of the many bonus weapons. These include super-powerful shots, multi-directional fire, and assisting drones. When you get killed while in possession of one, you lose the weapon rather than a life.&lt;/story&gt; &lt;/game&gt;">
            <text:p>&lt;game name="Coryoon - Child of Dragon (Japan)"&gt; &lt;year&gt;1991&lt;/year&gt; &lt;rating&gt;ESRB - RP (Rating Pending)&lt;/rating&gt; &lt;title&gt;Coryoon - Child of Dragon&lt;/title&gt; &lt;pub&gt;naxat soft&lt;/pub&gt; &lt;dev&gt;Naxat Soft&lt;/dev&gt; &lt;genre&gt;Shoot-'Em-Up&lt;/genre&gt; &lt;score&gt;3.8&lt;/score&gt; &lt;player&gt;1 Player&lt;/player&gt; &lt;story&gt;As Coryoon the dragon, you must save the princess in this horizontally-scrolling shoot 'em up. Most shot enemies release fruit (larger pieces from tough enemies requiring multiple shots), which can be collected for bonus points. The game is split into several worlds, each with two bosses to destroy at regular intervals, and each level is loosely colour-themed.****Storks regularly fly by, and can be shot to release one of the many bonus weapons. These include super-powerful shots, multi-directional fire, and assisting drones. When you get killed while in possession of one, you lose the weapon rather than a life.&lt;/story&gt; &lt;/game&gt;</text:p>
          </table:table-cell>
          <table:table-cell table:number-columns-repeated="1012"/>
        </table:table-row>
        <table:table-row table:style-name="ro1">
          <table:table-cell office:value-type="string">
            <text:p>Cross Wiber - Cyber Combat Police (Japan)</text:p>
          </table:table-cell>
          <table:table-cell office:value-type="float" office:value="1990">
            <text:p>1990</text:p>
          </table:table-cell>
          <table:table-cell office:value-type="string">
            <text:p>ESRB - RP (Rating Pending)</text:p>
          </table:table-cell>
          <table:table-cell office:value-type="string">
            <text:p>Cross Wiber - Cyber Combat Police</text:p>
          </table:table-cell>
          <table:table-cell table:number-columns-repeated="2" office:value-type="string">
            <text:p>Face</text:p>
          </table:table-cell>
          <table:table-cell office:value-type="string">
            <text:p>Action</text:p>
          </table:table-cell>
          <table:table-cell office:value-type="string">
            <text:p>3.6</text:p>
          </table:table-cell>
          <table:table-cell office:value-type="string">
            <text:p>1 Player</text:p>
          </table:table-cell>
          <table:table-cell office:value-type="string">
            <text:p>Cross Wiber: Cyber-Combat-Police is a sequel to Cyber Cross and follows the adventures of Cross Wiber, an special inspector of the cyber combat police. Several years after the happenings in Cyber Cross, a new threat threatens Earth: Duma and his alien forces. Wiber now starts his counter-attack on Duma. <text:s/>This game is a side-scrolling action game with emphasis on combat, but also with some platforming sequences. The player has the ability to switch between four forms: human and three robot suits. All those forms have different abilities, e.g. one robot has a special gun and the human can only kick to attack but is the only form which has a special attack taking up a bit of life energy. The power-ups which can be collected during play have different effects depending on the used form, e.g. as human everything gives life energy and as robots there are weapon and armor upgrades as well as ammo.</text:p>
          </table:table-cell>
          <table:table-cell table:style-name="Default"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Cross Wiber - Cyber Combat Police (Japan)&quot;&gt; &lt;year&gt;1990&lt;/year&gt; &lt;rating&gt;ESRB - RP (Rating Pending)&lt;/rating&gt; &lt;title&gt;Cross Wiber - Cyber Combat Police&lt;/title&gt; &lt;pub&gt;Face&lt;/pub&gt; &lt;dev&gt;Face&lt;/dev&gt; &lt;genre&gt;Action&lt;/genre&gt; &lt;score&gt;3.6&lt;/score&gt; &lt;player&gt;1 Player&lt;/player&gt; &lt;story&gt;Cross Wiber: Cyber-Combat-Police is a sequel to Cyber Cross and follows the adventures of Cross Wiber, an special inspector of the cyber combat police. Several years after the happenings in Cyber Cross, a new threat threatens Earth: Duma and his alien forces. Wiber now starts his counter-attack on Duma.  This game is a side-scrolling action game with emphasis on combat, but also with some platforming sequences. The player has the ability to switch between four forms: human and three robot suits. All those forms have different abilities, e.g. one robot has a special gun and the human can only kick to attack but is the only form which has a special attack taking up a bit of life energy. The power-ups which can be collected during play have different effects depending on the used form, e.g. as human everything gives life energy and as robots there are weapon and armor upgrades as well as ammo.&lt;/story&gt; &lt;/game&gt;">
            <text:p>&lt;game name="Cross Wiber - Cyber Combat Police (Japan)"&gt; &lt;year&gt;1990&lt;/year&gt; &lt;rating&gt;ESRB - RP (Rating Pending)&lt;/rating&gt; &lt;title&gt;Cross Wiber - Cyber Combat Police&lt;/title&gt; &lt;pub&gt;Face&lt;/pub&gt; &lt;dev&gt;Face&lt;/dev&gt; &lt;genre&gt;Action&lt;/genre&gt; &lt;score&gt;3.6&lt;/score&gt; &lt;player&gt;1 Player&lt;/player&gt; &lt;story&gt;Cross Wiber: Cyber-Combat-Police is a sequel to Cyber Cross and follows the adventures of Cross Wiber, an special inspector of the cyber combat police. Several years after the happenings in Cyber Cross, a new threat threatens Earth: Duma and his alien forces. Wiber now starts his counter-attack on Duma. <text:s/>This game is a side-scrolling action game with emphasis on combat, but also with some platforming sequences. The player has the ability to switch between four forms: human and three robot suits. All those forms have different abilities, e.g. one robot has a special gun and the human can only kick to attack but is the only form which has a special attack taking up a bit of life energy. The power-ups which can be collected during play have different effects depending on the used form, e.g. as human everything gives life energy and as robots there are weapon and armor upgrades as well as ammo.&lt;/story&gt; &lt;/game&gt;</text:p>
          </table:table-cell>
          <table:table-cell table:number-columns-repeated="1012"/>
        </table:table-row>
        <table:table-row table:style-name="ro1">
          <table:table-cell office:value-type="string">
            <text:p>Cyber Core (Japan)</text:p>
          </table:table-cell>
          <table:table-cell office:value-type="float" office:value="1990">
            <text:p>1990</text:p>
          </table:table-cell>
          <table:table-cell office:value-type="string">
            <text:p>ESRB - RP (Rating Pending)</text:p>
          </table:table-cell>
          <table:table-cell office:value-type="string">
            <text:p>Cyber Core</text:p>
          </table:table-cell>
          <table:table-cell office:value-type="string">
            <text:p>Game Princess</text:p>
          </table:table-cell>
          <table:table-cell office:value-type="string">
            <text:p>Igs</text:p>
          </table:table-cell>
          <table:table-cell office:value-type="string">
            <text:p>Shoot-'Em-Up</text:p>
          </table:table-cell>
          <table:table-cell office:value-type="string">
            <text:p>4.0</text:p>
          </table:table-cell>
          <table:table-cell office:value-type="string">
            <text:p>1 Player</text:p>
          </table:table-cell>
          <table:table-cell office:value-type="string">
            <text:p>Cyber-core is a vertically scrolling shooter in which the player fights insects. The basic idea is traditional: shooting everything before they can shoot/touch the player: after three hits the chitin armor breaks and a life is lost. Besides flying enemies which are disposed of with the standard gun, the player also has to deal with enemies on the ground which need to be hit with one of the unlimited bomb. The player has the choice between four insect forms which are changed by collecting the associated extra symbols. Collecting more of the same symbol upgrades the insect, but this also rises the difficulty level. Other extras include smart bombs, extra lives, armor refreshments or a protection shield. The game features the possibility to turn on rapid fire or to slow down the speed as well as big boss enemies at the end and within the levels.</text:p>
          </table:table-cell>
          <table:table-cell table:style-name="Default"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Cyber Core (Japan)&quot;&gt; &lt;year&gt;1990&lt;/year&gt; &lt;rating&gt;ESRB - RP (Rating Pending)&lt;/rating&gt; &lt;title&gt;Cyber Core&lt;/title&gt; &lt;pub&gt;Game Princess&lt;/pub&gt; &lt;dev&gt;Igs&lt;/dev&gt; &lt;genre&gt;Shoot-'Em-Up&lt;/genre&gt; &lt;score&gt;4.0&lt;/score&gt; &lt;player&gt;1 Player&lt;/player&gt; &lt;story&gt;Cyber-core is a vertically scrolling shooter in which the player fights insects. The basic idea is traditional: shooting everything before they can shoot/touch the player: after three hits the chitin armor breaks and a life is lost. Besides flying enemies which are disposed of with the standard gun, the player also has to deal with enemies on the ground which need to be hit with one of the unlimited bomb. The player has the choice between four insect forms which are changed by collecting the associated extra symbols. Collecting more of the same symbol upgrades the insect, but this also rises the difficulty level. Other extras include smart bombs, extra lives, armor refreshments or a protection shield. The game features the possibility to turn on rapid fire or to slow down the speed as well as big boss enemies at the end and within the levels.&lt;/story&gt; &lt;/game&gt;">
            <text:p>&lt;game name="Cyber Core (Japan)"&gt; &lt;year&gt;1990&lt;/year&gt; &lt;rating&gt;ESRB - RP (Rating Pending)&lt;/rating&gt; &lt;title&gt;Cyber Core&lt;/title&gt; &lt;pub&gt;Game Princess&lt;/pub&gt; &lt;dev&gt;Igs&lt;/dev&gt; &lt;genre&gt;Shoot-'Em-Up&lt;/genre&gt; &lt;score&gt;4.0&lt;/score&gt; &lt;player&gt;1 Player&lt;/player&gt; &lt;story&gt;Cyber-core is a vertically scrolling shooter in which the player fights insects. The basic idea is traditional: shooting everything before they can shoot/touch the player: after three hits the chitin armor breaks and a life is lost. Besides flying enemies which are disposed of with the standard gun, the player also has to deal with enemies on the ground which need to be hit with one of the unlimited bomb. The player has the choice between four insect forms which are changed by collecting the associated extra symbols. Collecting more of the same symbol upgrades the insect, but this also rises the difficulty level. Other extras include smart bombs, extra lives, armor refreshments or a protection shield. The game features the possibility to turn on rapid fire or to slow down the speed as well as big boss enemies at the end and within the levels.&lt;/story&gt; &lt;/game&gt;</text:p>
          </table:table-cell>
          <table:table-cell table:number-columns-repeated="1012"/>
        </table:table-row>
        <table:table-row table:style-name="ro1">
          <table:table-cell office:value-type="string">
            <text:p>Cyber Dodge (Japan)</text:p>
          </table:table-cell>
          <table:table-cell office:value-type="float" office:value="1992">
            <text:p>1992</text:p>
          </table:table-cell>
          <table:table-cell office:value-type="string">
            <text:p>ESRB - RP (Rating Pending)</text:p>
          </table:table-cell>
          <table:table-cell office:value-type="string">
            <text:p>Cyber Dodge</text:p>
          </table:table-cell>
          <table:table-cell table:number-columns-repeated="2" office:value-type="string">
            <text:p>Tonkin House</text:p>
          </table:table-cell>
          <table:table-cell office:value-type="string">
            <text:p>Sports</text:p>
          </table:table-cell>
          <table:table-cell office:value-type="string">
            <text:p>3.2</text:p>
          </table:table-cell>
          <table:table-cell office:value-type="string">
            <text:p>1-2 Players</text:p>
          </table:table-cell>
          <table:table-cell office:value-type="string">
            <text:p>Futuristic dodgeball game with a choice of fantastical teams (some suspiciously like certain famous movies) and a varied collection of themed courts. </text:p>
          </table:table-cell>
          <table:table-cell table:style-name="Default"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Cyber Dodge (Japan)&quot;&gt; &lt;year&gt;1992&lt;/year&gt; &lt;rating&gt;ESRB - RP (Rating Pending)&lt;/rating&gt; &lt;title&gt;Cyber Dodge&lt;/title&gt; &lt;pub&gt;Tonkin House&lt;/pub&gt; &lt;dev&gt;Tonkin House&lt;/dev&gt; &lt;genre&gt;Sports&lt;/genre&gt; &lt;score&gt;3.2&lt;/score&gt; &lt;player&gt;1-2 Players&lt;/player&gt; &lt;story&gt;Futuristic dodgeball game with a choice of fantastical teams (some suspiciously like certain famous movies) and a varied collection of themed courts. &lt;/story&gt; &lt;/game&gt;">
            <text:p>&lt;game name="Cyber Dodge (Japan)"&gt; &lt;year&gt;1992&lt;/year&gt; &lt;rating&gt;ESRB - RP (Rating Pending)&lt;/rating&gt; &lt;title&gt;Cyber Dodge&lt;/title&gt; &lt;pub&gt;Tonkin House&lt;/pub&gt; &lt;dev&gt;Tonkin House&lt;/dev&gt; &lt;genre&gt;Sports&lt;/genre&gt; &lt;score&gt;3.2&lt;/score&gt; &lt;player&gt;1-2 Players&lt;/player&gt; &lt;story&gt;Futuristic dodgeball game with a choice of fantastical teams (some suspiciously like certain famous movies) and a varied collection of themed courts. &lt;/story&gt; &lt;/game&gt;</text:p>
          </table:table-cell>
          <table:table-cell table:number-columns-repeated="1012"/>
        </table:table-row>
        <table:table-row table:style-name="ro1">
          <table:table-cell office:value-type="string">
            <text:p>Cyber Knight (Japan)</text:p>
          </table:table-cell>
          <table:table-cell office:value-type="float" office:value="1990">
            <text:p>1990</text:p>
          </table:table-cell>
          <table:table-cell office:value-type="string">
            <text:p>ESRB - RP (Rating Pending)</text:p>
          </table:table-cell>
          <table:table-cell office:value-type="string">
            <text:p>Cyber Knight</text:p>
          </table:table-cell>
          <table:table-cell table:number-columns-repeated="2" office:value-type="string">
            <text:p>Tonkin House</text:p>
          </table:table-cell>
          <table:table-cell office:value-type="string">
            <text:p>Adventure</text:p>
          </table:table-cell>
          <table:table-cell office:value-type="string">
            <text:p>2.5</text:p>
          </table:table-cell>
          <table:table-cell office:value-type="string">
            <text:p>1 Player</text:p>
          </table:table-cell>
          <table:table-cell office:value-type="string">
            <text:p>In the 24th century, mankind has gone into space. The crew of the starship Swordfish are in an engagement with space pirates when the battle takes a turn for the worse. In desperation, the crew activate their jump drive without a destination... and end up flung across the galaxy to the galactic core. The Swordfish however is badly damaged with many casualties including the captain. Only 26 of the crew survive, and of them only 6 are qualified for combat: The commander, two soldiers, a mechanic and a doctor and six giant "Module" mechanized suits available for them. These survivors locate planet Farworld, apparently colonized by humans. There they discover the colony is under attack by a relentless mechanical aliens dubbed "Berserkers". The crew of the swordfish must fight back against the Berserkers and explore the galaxy for some means to return home.****Cyber Knight is an RPG with a science-fiction theme of being lost in an alien galaxy. The game takes place in a top-down view for movement on planets and areas, a side-view for combat sequences and a first person menu system when aboard the Swordfish starship. The Swordfish can travel between stars, scanning worlds for information. If the ship is able to land on a planet, three crew members piloting three Modules (giant robots) can be selected to debark and explore the planet. Many planets will have towns or people living on them which can be talked to in order to uncover information. Different quests are assigned in order to find the items necessary to progress. There is no system of currency or buying items. Instead, many defeated Berserkers leave behind "NeoParts", which can be brought back to the Swordfish's lab. Analysis of these Neo parts unlocks enhances statistics (endurance, agility, accuracy, etc) for the Modules and new weapons for them to carry. The six modules are unique in statistics, and also the six pilots each carry different skills.****Combat takes place in turn-based combat on a 6x6 squares field. Seen from the side view, the three modules can be positioned in relation to enemies in order to attack, using a variety of melee and long-ranged weaponry. Ammunition is unlimited, but each module also carries a number of "options" that are consumable attacks. Each Module has two sets of hitpoints: one for the pilot and one for the module itself. If either one of these reaches zero, the module is destroyed. In order to heal, the party carries 10 each of repair kits and first aid kits, which must when not in combat. These kits, as well as options and defeated pilots or modules can be restored by returning to the Swordfish.</text:p>
          </table:table-cell>
          <table:table-cell table:style-name="Default"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Cyber Knight (Japan)&quot;&gt; &lt;year&gt;1990&lt;/year&gt; &lt;rating&gt;ESRB - RP (Rating Pending)&lt;/rating&gt; &lt;title&gt;Cyber Knight&lt;/title&gt; &lt;pub&gt;Tonkin House&lt;/pub&gt; &lt;dev&gt;Tonkin House&lt;/dev&gt; &lt;genre&gt;Adventure&lt;/genre&gt; &lt;score&gt;2.5&lt;/score&gt; &lt;player&gt;1 Player&lt;/player&gt; &lt;story&gt;In the 24th century, mankind has gone into space. The crew of the starship Swordfish are in an engagement with space pirates when the battle takes a turn for the worse. In desperation, the crew activate their jump drive without a destination... and end up flung across the galaxy to the galactic core. The Swordfish however is badly damaged with many casualties including the captain. Only 26 of the crew survive, and of them only 6 are qualified for combat: The commander, two soldiers, a mechanic and a doctor and six giant &quot;Module&quot; mechanized suits available for them. These survivors locate planet Farworld, apparently colonized by humans. There they discover the colony is under attack by a relentless mechanical aliens dubbed &quot;Berserkers&quot;. The crew of the swordfish must fight back against the Berserkers and explore the galaxy for some means to return home.****Cyber Knight is an RPG with a science-fiction theme of being lost in an alien galaxy. The game takes place in a top-down view for movement on planets and areas, a side-view for combat sequences and a first person menu system when aboard the Swordfish starship. The Swordfish can travel between stars, scanning worlds for information. If the ship is able to land on a planet, three crew members piloting three Modules (giant robots) can be selected to debark and explore the planet. Many planets will have towns or people living on them which can be talked to in order to uncover information. Different quests are assigned in order to find the items necessary to progress. There is no system of currency or buying items. Instead, many defeated Berserkers leave behind &quot;NeoParts&quot;, which can be brought back to the Swordfish's lab. Analysis of these Neo parts unlocks enhances statistics (endurance, agility, accuracy, etc) for the Modules and new weapons for them to carry. The six modules are unique in statistics, and also the six pilots each carry different skills.****Combat takes place in turn-based combat on a 6x6 squares field. Seen from the side view, the three modules can be positioned in relation to enemies in order to attack, using a variety of melee and long-ranged weaponry. Ammunition is unlimited, but each module also carries a number of &quot;options&quot; that are consumable attacks. Each Module has two sets of hitpoints: one for the pilot and one for the module itself. If either one of these reaches zero, the module is destroyed. In order to heal, the party carries 10 each of repair kits and first aid kits, which must when not in combat. These kits, as well as options and defeated pilots or modules can be restored by returning to the Swordfish.&lt;/story&gt; &lt;/game&gt;">
            <text:p>&lt;game name="Cyber Knight (Japan)"&gt; &lt;year&gt;1990&lt;/year&gt; &lt;rating&gt;ESRB - RP (Rating Pending)&lt;/rating&gt; &lt;title&gt;Cyber Knight&lt;/title&gt; &lt;pub&gt;Tonkin House&lt;/pub&gt; &lt;dev&gt;Tonkin House&lt;/dev&gt; &lt;genre&gt;Adventure&lt;/genre&gt; &lt;score&gt;2.5&lt;/score&gt; &lt;player&gt;1 Player&lt;/player&gt; &lt;story&gt;In the 24th century, mankind has gone into space. The crew of the starship Swordfish are in an engagement with space pirates when the battle takes a turn for the worse. In desperation, the crew activate their jump drive without a destination... and end up flung across the galaxy to the galactic core. The Swordfish however is badly damaged with many casualties including the captain. Only 26 of the crew survive, and of them only 6 are qualified for combat: The commander, two soldiers, a mechanic and a doctor and six giant "Module" mechanized suits available for them. These survivors locate planet Farworld, apparently colonized by humans. There they discover the colony is under attack by a relentless mechanical aliens dubbed "Berserkers". The crew of the swordfish must fight back against the Berserkers and explore the galaxy for some means to return home.****Cyber Knight is an RPG with a science-fiction theme of being lost in an alien galaxy. The game takes place in a top-down view for movement on planets and areas, a side-view for combat sequences and a first person menu system when aboard the Swordfish starship. The Swordfish can travel between stars, scanning worlds for information. If the ship is able to land on a planet, three crew members piloting three Modules (giant robots) can be selected to debark and explore the planet. Many planets will have towns or people living on them which can be talked to in order to uncover information. Different quests are assigned in order to find the items necessary to progress. There is no system of currency or buying items. Instead, many defeated Berserkers leave behind "NeoParts", which can be brought back to the Swordfish's lab. Analysis of these Neo parts unlocks enhances statistics (endurance, agility, accuracy, etc) for the Modules and new weapons for them to carry. The six modules are unique in statistics, and also the six pilots each carry different skills.****Combat takes place in turn-based combat on a 6x6 squares field. Seen from the side view, the three modules can be positioned in relation to enemies in order to attack, using a variety of melee and long-ranged weaponry. Ammunition is unlimited, but each module also carries a number of "options" that are consumable attacks. Each Module has two sets of hitpoints: one for the pilot and one for the module itself. If either one of these reaches zero, the module is destroyed. In order to heal, the party carries 10 each of repair kits and first aid kits, which must when not in combat. These kits, as well as options and defeated pilots or modules can be restored by returning to the Swordfish.&lt;/story&gt; &lt;/game&gt;</text:p>
          </table:table-cell>
          <table:table-cell table:number-columns-repeated="1012"/>
        </table:table-row>
        <table:table-row table:style-name="ro1">
          <table:table-cell office:value-type="string">
            <text:p>Dai Senpu (Japan)</text:p>
          </table:table-cell>
          <table:table-cell office:value-type="float" office:value="1990">
            <text:p>1990</text:p>
          </table:table-cell>
          <table:table-cell office:value-type="string">
            <text:p>ESRB - RP (Rating Pending)</text:p>
          </table:table-cell>
          <table:table-cell office:value-type="string">
            <text:p>Dai Senpu</text:p>
          </table:table-cell>
          <table:table-cell office:value-type="string">
            <text:p>TOA Plan</text:p>
          </table:table-cell>
          <table:table-cell office:value-type="string">
            <text:p>Nec Avenue, Ltd.</text:p>
          </table:table-cell>
          <table:table-cell office:value-type="string">
            <text:p>Shoot-'Em-Up</text:p>
          </table:table-cell>
          <table:table-cell office:value-type="string">
            <text:p>3.5</text:p>
          </table:table-cell>
          <table:table-cell office:value-type="string">
            <text:p>1 Player</text:p>
          </table:table-cell>
          <table:table-cell office:value-type="string">
            <text:p>Twin Hawk is a typical vertical scrolling shooter with a top-down view. Your goal is easy, shoot all the enemies along the way. You only get a standard gun on your plane, and no bombs. Instead of bombs you can call helper planes. These planes make a formation around you and help to shoot all enemies. <text:s/>Along the way you get the chance to collect power-ups by shooting transport trucks. When these are destroyed they release a power-up. There are three types. First is the weapon upgrade, with this you get a wider and more powerful shot. Second, you get more calls for helper planes. And third are extra lives. </text:p>
          </table:table-cell>
          <table:table-cell table:style-name="Default"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Dai Senpu (Japan)&quot;&gt; &lt;year&gt;1990&lt;/year&gt; &lt;rating&gt;ESRB - RP (Rating Pending)&lt;/rating&gt; &lt;title&gt;Dai Senpu&lt;/title&gt; &lt;pub&gt;TOA Plan&lt;/pub&gt; &lt;dev&gt;Nec Avenue, Ltd.&lt;/dev&gt; &lt;genre&gt;Shoot-'Em-Up&lt;/genre&gt; &lt;score&gt;3.5&lt;/score&gt; &lt;player&gt;1 Player&lt;/player&gt; &lt;story&gt;Twin Hawk is a typical vertical scrolling shooter with a top-down view. Your goal is easy, shoot all the enemies along the way. You only get a standard gun on your plane, and no bombs. Instead of bombs you can call helper planes. These planes make a formation around you and help to shoot all enemies.  Along the way you get the chance to collect power-ups by shooting transport trucks. When these are destroyed they release a power-up. There are three types. First is the weapon upgrade, with this you get a wider and more powerful shot. Second, you get more calls for helper planes. And third are extra lives. &lt;/story&gt; &lt;/game&gt;">
            <text:p>&lt;game name="Dai Senpu (Japan)"&gt; &lt;year&gt;1990&lt;/year&gt; &lt;rating&gt;ESRB - RP (Rating Pending)&lt;/rating&gt; &lt;title&gt;Dai Senpu&lt;/title&gt; &lt;pub&gt;TOA Plan&lt;/pub&gt; &lt;dev&gt;Nec Avenue, Ltd.&lt;/dev&gt; &lt;genre&gt;Shoot-'Em-Up&lt;/genre&gt; &lt;score&gt;3.5&lt;/score&gt; &lt;player&gt;1 Player&lt;/player&gt; &lt;story&gt;Twin Hawk is a typical vertical scrolling shooter with a top-down view. Your goal is easy, shoot all the enemies along the way. You only get a standard gun on your plane, and no bombs. Instead of bombs you can call helper planes. These planes make a formation around you and help to shoot all enemies. <text:s/>Along the way you get the chance to collect power-ups by shooting transport trucks. When these are destroyed they release a power-up. There are three types. First is the weapon upgrade, with this you get a wider and more powerful shot. Second, you get more calls for helper planes. And third are extra lives. &lt;/story&gt; &lt;/game&gt;</text:p>
          </table:table-cell>
          <table:table-cell table:number-columns-repeated="1012"/>
        </table:table-row>
        <table:table-row table:style-name="ro1">
          <table:table-cell office:value-type="string">
            <text:p>Daichi Kun Crisis - Do Natural (Japan)</text:p>
          </table:table-cell>
          <table:table-cell office:value-type="float" office:value="1989">
            <text:p>1989</text:p>
          </table:table-cell>
          <table:table-cell office:value-type="string">
            <text:p>ESRB - RP (Rating Pending)</text:p>
          </table:table-cell>
          <table:table-cell office:value-type="string">
            <text:p>Daichi Kun Crisis - Do Natural</text:p>
          </table:table-cell>
          <table:table-cell table:number-columns-repeated="2" office:value-type="string">
            <text:p>Salio</text:p>
          </table:table-cell>
          <table:table-cell office:value-type="string">
            <text:p>Simulation</text:p>
          </table:table-cell>
          <table:table-cell office:value-type="string">
            <text:p>3.0</text:p>
          </table:table-cell>
          <table:table-cell office:value-type="string">
            <text:p>1 Player</text:p>
          </table:table-cell>
          <table:table-cell office:value-type="string">
            <text:p>Take control of a team of animals as you plant crops and fight back invaders.</text:p>
          </table:table-cell>
          <table:table-cell table:style-name="Default"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Daichi Kun Crisis - Do Natural (Japan)&quot;&gt; &lt;year&gt;1989&lt;/year&gt; &lt;rating&gt;ESRB - RP (Rating Pending)&lt;/rating&gt; &lt;title&gt;Daichi Kun Crisis - Do Natural&lt;/title&gt; &lt;pub&gt;Salio&lt;/pub&gt; &lt;dev&gt;Salio&lt;/dev&gt; &lt;genre&gt;Simulation&lt;/genre&gt; &lt;score&gt;3.0&lt;/score&gt; &lt;player&gt;1 Player&lt;/player&gt; &lt;story&gt;Take control of a team of animals as you plant crops and fight back invaders.&lt;/story&gt; &lt;/game&gt;">
            <text:p>&lt;game name="Daichi Kun Crisis - Do Natural (Japan)"&gt; &lt;year&gt;1989&lt;/year&gt; &lt;rating&gt;ESRB - RP (Rating Pending)&lt;/rating&gt; &lt;title&gt;Daichi Kun Crisis - Do Natural&lt;/title&gt; &lt;pub&gt;Salio&lt;/pub&gt; &lt;dev&gt;Salio&lt;/dev&gt; &lt;genre&gt;Simulation&lt;/genre&gt; &lt;score&gt;3.0&lt;/score&gt; &lt;player&gt;1 Player&lt;/player&gt; &lt;story&gt;Take control of a team of animals as you plant crops and fight back invaders.&lt;/story&gt; &lt;/game&gt;</text:p>
          </table:table-cell>
          <table:table-cell table:number-columns-repeated="1012"/>
        </table:table-row>
        <table:table-row table:style-name="ro1">
          <table:table-cell office:value-type="string">
            <text:p>Darius Alpha (Japan)</text:p>
          </table:table-cell>
          <table:table-cell office:value-type="float" office:value="1990">
            <text:p>1990</text:p>
          </table:table-cell>
          <table:table-cell office:value-type="string">
            <text:p>ESRB - RP (Rating Pending)</text:p>
          </table:table-cell>
          <table:table-cell office:value-type="string">
            <text:p>Darius Alpha</text:p>
          </table:table-cell>
          <table:table-cell office:value-type="string">
            <text:p>Taito Corp.</text:p>
          </table:table-cell>
          <table:table-cell office:value-type="string">
            <text:p>Nec Avenue, Ltd.</text:p>
          </table:table-cell>
          <table:table-cell office:value-type="string">
            <text:p>Shoot-'Em-Up</text:p>
          </table:table-cell>
          <table:table-cell office:value-type="string">
            <text:p>3.8</text:p>
          </table:table-cell>
          <table:table-cell office:value-type="string">
            <text:p>1 Player</text:p>
          </table:table-cell>
          <table:table-cell office:value-type="string">
            <text:p>One of the rarest games for the PC Engine, Darius Alpha was only offered to those who bought both the CD and HuCard versions of Darius Plus (Which doesn't make much sense, considering how similar the two versions are). People who just couldn't get enough of Darius could now play another variation on the same theme. Darius Alpha is built on the same codebase as Darius Plus, but has been remodeled into a so-called "boss-fight" game, e.g. a game where you only fight the bosses of a game or game series. You start out with an unequipped ship and must take down the boss of the first level, King Fossil. Upon defeating King Fossil, you are granted some slight upgrades and proceed directly to the boss of the next level. And so on.</text:p>
          </table:table-cell>
          <table:table-cell table:style-name="Default"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Darius Alpha (Japan)&quot;&gt; &lt;year&gt;1990&lt;/year&gt; &lt;rating&gt;ESRB - RP (Rating Pending)&lt;/rating&gt; &lt;title&gt;Darius Alpha&lt;/title&gt; &lt;pub&gt;Taito Corp.&lt;/pub&gt; &lt;dev&gt;Nec Avenue, Ltd.&lt;/dev&gt; &lt;genre&gt;Shoot-'Em-Up&lt;/genre&gt; &lt;score&gt;3.8&lt;/score&gt; &lt;player&gt;1 Player&lt;/player&gt; &lt;story&gt;One of the rarest games for the PC Engine, Darius Alpha was only offered to those who bought both the CD and HuCard versions of Darius Plus (Which doesn't make much sense, considering how similar the two versions are). People who just couldn't get enough of Darius could now play another variation on the same theme. Darius Alpha is built on the same codebase as Darius Plus, but has been remodeled into a so-called &quot;boss-fight&quot; game, e.g. a game where you only fight the bosses of a game or game series. You start out with an unequipped ship and must take down the boss of the first level, King Fossil. Upon defeating King Fossil, you are granted some slight upgrades and proceed directly to the boss of the next level. And so on.&lt;/story&gt; &lt;/game&gt;">
            <text:p>&lt;game name="Darius Alpha (Japan)"&gt; &lt;year&gt;1990&lt;/year&gt; &lt;rating&gt;ESRB - RP (Rating Pending)&lt;/rating&gt; &lt;title&gt;Darius Alpha&lt;/title&gt; &lt;pub&gt;Taito Corp.&lt;/pub&gt; &lt;dev&gt;Nec Avenue, Ltd.&lt;/dev&gt; &lt;genre&gt;Shoot-'Em-Up&lt;/genre&gt; &lt;score&gt;3.8&lt;/score&gt; &lt;player&gt;1 Player&lt;/player&gt; &lt;story&gt;One of the rarest games for the PC Engine, Darius Alpha was only offered to those who bought both the CD and HuCard versions of Darius Plus (Which doesn't make much sense, considering how similar the two versions are). People who just couldn't get enough of Darius could now play another variation on the same theme. Darius Alpha is built on the same codebase as Darius Plus, but has been remodeled into a so-called "boss-fight" game, e.g. a game where you only fight the bosses of a game or game series. You start out with an unequipped ship and must take down the boss of the first level, King Fossil. Upon defeating King Fossil, you are granted some slight upgrades and proceed directly to the boss of the next level. And so on.&lt;/story&gt; &lt;/game&gt;</text:p>
          </table:table-cell>
          <table:table-cell table:number-columns-repeated="1012"/>
        </table:table-row>
        <table:table-row table:style-name="ro1">
          <table:table-cell office:value-type="string">
            <text:p>Darius Plus (Japan)</text:p>
          </table:table-cell>
          <table:table-cell office:value-type="float" office:value="1990">
            <text:p>1990</text:p>
          </table:table-cell>
          <table:table-cell office:value-type="string">
            <text:p>ESRB - RP (Rating Pending)</text:p>
          </table:table-cell>
          <table:table-cell office:value-type="string">
            <text:p>Darius Plus</text:p>
          </table:table-cell>
          <table:table-cell office:value-type="string">
            <text:p>Taito Corp.</text:p>
          </table:table-cell>
          <table:table-cell office:value-type="string">
            <text:p>Nec Avenue, Ltd.</text:p>
          </table:table-cell>
          <table:table-cell office:value-type="string">
            <text:p>Shoot-'Em-Up</text:p>
          </table:table-cell>
          <table:table-cell office:value-type="string">
            <text:p>3.5</text:p>
          </table:table-cell>
          <table:table-cell office:value-type="string">
            <text:p>1 Player</text:p>
          </table:table-cell>
          <table:table-cell office:value-type="string">
            <text:p>Darius was Taito's effort to compete in the arcades against the likes of R-Type and Gradius. Technically impressive, it featured three screens depicting the largest playfield seen in a game so far (the same system was employed for Ninja Warriors), with the player sitting atop a big set of loudspeakers. Visually and audibly, it was a league above Irem's and Konami's offerings.****When Taito (and others) ported the game to home machines, they were forced to shrink the playfield to fit in one single screen, and re-dubbed it Darius Plus.****The plot of Darius involves the two heroes Proco Jr. and Tiat Young fighting the menaces posed by galactic fish and other sea animals again their homeworld.****What sets Darius apart from other shoot'em-ups of the time is its way of letting the player choose his path with a certain amount of freedom. At the end of each area (level), you are able to choose between one of two worlds which the area branches into. This renders a higher replay value, since there are many paths to reach the end of the game by.**Apart from this, the gameplay is on the simplistic side, both due to unimaginative attack waves and little interaction with the surroundings, but mainly due to the very basic powerup system, which is nowhere near the complexity of the aforementioned R-Type's and Gradius'.</text:p>
          </table:table-cell>
          <table:table-cell table:style-name="Default"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Darius Plus (Japan)&quot;&gt; &lt;year&gt;1990&lt;/year&gt; &lt;rating&gt;ESRB - RP (Rating Pending)&lt;/rating&gt; &lt;title&gt;Darius Plus&lt;/title&gt; &lt;pub&gt;Taito Corp.&lt;/pub&gt; &lt;dev&gt;Nec Avenue, Ltd.&lt;/dev&gt; &lt;genre&gt;Shoot-'Em-Up&lt;/genre&gt; &lt;score&gt;3.5&lt;/score&gt; &lt;player&gt;1 Player&lt;/player&gt; &lt;story&gt;Darius was Taito's effort to compete in the arcades against the likes of R-Type and Gradius. Technically impressive, it featured three screens depicting the largest playfield seen in a game so far (the same system was employed for Ninja Warriors), with the player sitting atop a big set of loudspeakers. Visually and audibly, it was a league above Irem's and Konami's offerings.****When Taito (and others) ported the game to home machines, they were forced to shrink the playfield to fit in one single screen, and re-dubbed it Darius Plus.****The plot of Darius involves the two heroes Proco Jr. and Tiat Young fighting the menaces posed by galactic fish and other sea animals again their homeworld.****What sets Darius apart from other shoot'em-ups of the time is its way of letting the player choose his path with a certain amount of freedom. At the end of each area (level), you are able to choose between one of two worlds which the area branches into. This renders a higher replay value, since there are many paths to reach the end of the game by.**Apart from this, the gameplay is on the simplistic side, both due to unimaginative attack waves and little interaction with the surroundings, but mainly due to the very basic powerup system, which is nowhere near the complexity of the aforementioned R-Type's and Gradius'.&lt;/story&gt; &lt;/game&gt;">
            <text:p>&lt;game name="Darius Plus (Japan)"&gt; &lt;year&gt;1990&lt;/year&gt; &lt;rating&gt;ESRB - RP (Rating Pending)&lt;/rating&gt; &lt;title&gt;Darius Plus&lt;/title&gt; &lt;pub&gt;Taito Corp.&lt;/pub&gt; &lt;dev&gt;Nec Avenue, Ltd.&lt;/dev&gt; &lt;genre&gt;Shoot-'Em-Up&lt;/genre&gt; &lt;score&gt;3.5&lt;/score&gt; &lt;player&gt;1 Player&lt;/player&gt; &lt;story&gt;Darius was Taito's effort to compete in the arcades against the likes of R-Type and Gradius. Technically impressive, it featured three screens depicting the largest playfield seen in a game so far (the same system was employed for Ninja Warriors), with the player sitting atop a big set of loudspeakers. Visually and audibly, it was a league above Irem's and Konami's offerings.****When Taito (and others) ported the game to home machines, they were forced to shrink the playfield to fit in one single screen, and re-dubbed it Darius Plus.****The plot of Darius involves the two heroes Proco Jr. and Tiat Young fighting the menaces posed by galactic fish and other sea animals again their homeworld.****What sets Darius apart from other shoot'em-ups of the time is its way of letting the player choose his path with a certain amount of freedom. At the end of each area (level), you are able to choose between one of two worlds which the area branches into. This renders a higher replay value, since there are many paths to reach the end of the game by.**Apart from this, the gameplay is on the simplistic side, both due to unimaginative attack waves and little interaction with the surroundings, but mainly due to the very basic powerup system, which is nowhere near the complexity of the aforementioned R-Type's and Gradius'.&lt;/story&gt; &lt;/game&gt;</text:p>
          </table:table-cell>
          <table:table-cell table:number-columns-repeated="1012"/>
        </table:table-row>
        <table:table-row table:style-name="ro1">
          <table:table-cell office:value-type="string">
            <text:p>Dead Moon (Japan)</text:p>
          </table:table-cell>
          <table:table-cell office:value-type="float" office:value="1991">
            <text:p>1991</text:p>
          </table:table-cell>
          <table:table-cell office:value-type="string">
            <text:p>ESRB - RP (Rating Pending)</text:p>
          </table:table-cell>
          <table:table-cell office:value-type="string">
            <text:p>Dead Moon</text:p>
          </table:table-cell>
          <table:table-cell office:value-type="string">
            <text:p>Natsume</text:p>
          </table:table-cell>
          <table:table-cell office:value-type="string">
            <text:p>Turbo Technologies, Inc.</text:p>
          </table:table-cell>
          <table:table-cell office:value-type="string">
            <text:p>Shoot-'Em-Up</text:p>
          </table:table-cell>
          <table:table-cell office:value-type="string">
            <text:p>3.8</text:p>
          </table:table-cell>
          <table:table-cell office:value-type="string">
            <text:p>1 Player</text:p>
          </table:table-cell>
          <table:table-cell office:value-type="string">
            <text:p>About 200 years in the future, a comet is detected at the edge of the solar system. <text:s/>Astronomers determine that it will pass near the earth, and send probes to examine it. <text:s/>When the probes near the comet, it abruptly changes directions and heads towards earth. <text:s/>At the last moment, the people of earth are able to launch surface-to-comet missiles and deflect its impact into the moon. At the center of the impact crater, alien war machines are gathering! The U.N. sends a lone spaceship to the moon to destroy the alien threat.****Dead Moon is a side scrolling shooter with 6 levels that take place on earth, in space, and on the moon. <text:s/>It features 4 different primary weapon types, and several secondary weapon types. <text:s/>Each level features mini-bosses and end of level bosses.</text:p>
          </table:table-cell>
          <table:table-cell table:style-name="Default"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Dead Moon (Japan)&quot;&gt; &lt;year&gt;1991&lt;/year&gt; &lt;rating&gt;ESRB - RP (Rating Pending)&lt;/rating&gt; &lt;title&gt;Dead Moon&lt;/title&gt; &lt;pub&gt;Natsume&lt;/pub&gt; &lt;dev&gt;Turbo Technologies, Inc.&lt;/dev&gt; &lt;genre&gt;Shoot-'Em-Up&lt;/genre&gt; &lt;score&gt;3.8&lt;/score&gt; &lt;player&gt;1 Player&lt;/player&gt; &lt;story&gt;About 200 years in the future, a comet is detected at the edge of the solar system.  Astronomers determine that it will pass near the earth, and send probes to examine it.  When the probes near the comet, it abruptly changes directions and heads towards earth.  At the last moment, the people of earth are able to launch surface-to-comet missiles and deflect its impact into the moon. At the center of the impact crater, alien war machines are gathering! The U.N. sends a lone spaceship to the moon to destroy the alien threat.****Dead Moon is a side scrolling shooter with 6 levels that take place on earth, in space, and on the moon.  It features 4 different primary weapon types, and several secondary weapon types.  Each level features mini-bosses and end of level bosses.&lt;/story&gt; &lt;/game&gt;">
            <text:p>&lt;game name="Dead Moon (Japan)"&gt; &lt;year&gt;1991&lt;/year&gt; &lt;rating&gt;ESRB - RP (Rating Pending)&lt;/rating&gt; &lt;title&gt;Dead Moon&lt;/title&gt; &lt;pub&gt;Natsume&lt;/pub&gt; &lt;dev&gt;Turbo Technologies, Inc.&lt;/dev&gt; &lt;genre&gt;Shoot-'Em-Up&lt;/genre&gt; &lt;score&gt;3.8&lt;/score&gt; &lt;player&gt;1 Player&lt;/player&gt; &lt;story&gt;About 200 years in the future, a comet is detected at the edge of the solar system. <text:s/>Astronomers determine that it will pass near the earth, and send probes to examine it. <text:s/>When the probes near the comet, it abruptly changes directions and heads towards earth. <text:s/>At the last moment, the people of earth are able to launch surface-to-comet missiles and deflect its impact into the moon. At the center of the impact crater, alien war machines are gathering! The U.N. sends a lone spaceship to the moon to destroy the alien threat.****Dead Moon is a side scrolling shooter with 6 levels that take place on earth, in space, and on the moon. <text:s/>It features 4 different primary weapon types, and several secondary weapon types. <text:s/>Each level features mini-bosses and end of level bosses.&lt;/story&gt; &lt;/game&gt;</text:p>
          </table:table-cell>
          <table:table-cell table:number-columns-repeated="1012"/>
        </table:table-row>
        <table:table-row table:style-name="ro1">
          <table:table-cell office:value-type="string">
            <text:p>Deep Blue - Kaitei Shinwa (Japan)</text:p>
          </table:table-cell>
          <table:table-cell office:value-type="float" office:value="1989">
            <text:p>1989</text:p>
          </table:table-cell>
          <table:table-cell office:value-type="string">
            <text:p>ESRB - RP (Rating Pending)</text:p>
          </table:table-cell>
          <table:table-cell office:value-type="string">
            <text:p>Deep Blue - Kaitei Shinwa</text:p>
          </table:table-cell>
          <table:table-cell table:number-columns-repeated="2" office:value-type="string">
            <text:p>Pack-In-Video Co., Ltd.</text:p>
          </table:table-cell>
          <table:table-cell office:value-type="string">
            <text:p>Shoot-'Em-Up</text:p>
          </table:table-cell>
          <table:table-cell office:value-type="string">
            <text:p>4.5</text:p>
          </table:table-cell>
          <table:table-cell office:value-type="string">
            <text:p>1 Player</text:p>
          </table:table-cell>
          <table:table-cell office:value-type="string">
            <text:p>Aliens are invading the ocean and have mutated the fish and other aquatic beings! But an A.N.G.E.L. Fish Attack Sub is on its way to blast through four scenes of swimming terror and stop the aliens from taking over the sea. Fortunately, the A.N.G.E.L. is helped on its way by a number of power-ups - for instance, Healing Power completely repairs the sub and Speed Power speeds it up. Up to three modes of attack can be used to combat the mutant fish - the starting Pulse Shot, the destructive Swirl Cutter, and the Bubble Beam. But the A.N.G.E.L. is not indestructible. Four colors on the A.N.G.E.L.'s eye indicate the amount of damage the sub has sustained, and when it's had enough and explodes, that's the end of the A.N.G.E.L. and the end of the game.</text:p>
          </table:table-cell>
          <table:table-cell table:style-name="Default"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Deep Blue - Kaitei Shinwa (Japan)&quot;&gt; &lt;year&gt;1989&lt;/year&gt; &lt;rating&gt;ESRB - RP (Rating Pending)&lt;/rating&gt; &lt;title&gt;Deep Blue - Kaitei Shinwa&lt;/title&gt; &lt;pub&gt;Pack-In-Video Co., Ltd.&lt;/pub&gt; &lt;dev&gt;Pack-In-Video Co., Ltd.&lt;/dev&gt; &lt;genre&gt;Shoot-'Em-Up&lt;/genre&gt; &lt;score&gt;4.5&lt;/score&gt; &lt;player&gt;1 Player&lt;/player&gt; &lt;story&gt;Aliens are invading the ocean and have mutated the fish and other aquatic beings! But an A.N.G.E.L. Fish Attack Sub is on its way to blast through four scenes of swimming terror and stop the aliens from taking over the sea. Fortunately, the A.N.G.E.L. is helped on its way by a number of power-ups - for instance, Healing Power completely repairs the sub and Speed Power speeds it up. Up to three modes of attack can be used to combat the mutant fish - the starting Pulse Shot, the destructive Swirl Cutter, and the Bubble Beam. But the A.N.G.E.L. is not indestructible. Four colors on the A.N.G.E.L.'s eye indicate the amount of damage the sub has sustained, and when it's had enough and explodes, that's the end of the A.N.G.E.L. and the end of the game.&lt;/story&gt; &lt;/game&gt;">
            <text:p>&lt;game name="Deep Blue - Kaitei Shinwa (Japan)"&gt; &lt;year&gt;1989&lt;/year&gt; &lt;rating&gt;ESRB - RP (Rating Pending)&lt;/rating&gt; &lt;title&gt;Deep Blue - Kaitei Shinwa&lt;/title&gt; &lt;pub&gt;Pack-In-Video Co., Ltd.&lt;/pub&gt; &lt;dev&gt;Pack-In-Video Co., Ltd.&lt;/dev&gt; &lt;genre&gt;Shoot-'Em-Up&lt;/genre&gt; &lt;score&gt;4.5&lt;/score&gt; &lt;player&gt;1 Player&lt;/player&gt; &lt;story&gt;Aliens are invading the ocean and have mutated the fish and other aquatic beings! But an A.N.G.E.L. Fish Attack Sub is on its way to blast through four scenes of swimming terror and stop the aliens from taking over the sea. Fortunately, the A.N.G.E.L. is helped on its way by a number of power-ups - for instance, Healing Power completely repairs the sub and Speed Power speeds it up. Up to three modes of attack can be used to combat the mutant fish - the starting Pulse Shot, the destructive Swirl Cutter, and the Bubble Beam. But the A.N.G.E.L. is not indestructible. Four colors on the A.N.G.E.L.'s eye indicate the amount of damage the sub has sustained, and when it's had enough and explodes, that's the end of the A.N.G.E.L. and the end of the game.&lt;/story&gt; &lt;/game&gt;</text:p>
          </table:table-cell>
          <table:table-cell table:number-columns-repeated="1012"/>
        </table:table-row>
        <table:table-row table:style-name="ro1">
          <table:table-cell office:value-type="string">
            <text:p>Detana!! TwinBee (Japan)</text:p>
          </table:table-cell>
          <table:table-cell office:value-type="float" office:value="1992">
            <text:p>1992</text:p>
          </table:table-cell>
          <table:table-cell office:value-type="string">
            <text:p>ESRB - RP (Rating Pending)</text:p>
          </table:table-cell>
          <table:table-cell office:value-type="string">
            <text:p>Detana!! TwinBee</text:p>
          </table:table-cell>
          <table:table-cell table:number-columns-repeated="2" office:value-type="string">
            <text:p>Konami</text:p>
          </table:table-cell>
          <table:table-cell office:value-type="string">
            <text:p>Shoot-'Em-Up</text:p>
          </table:table-cell>
          <table:table-cell office:value-type="string">
            <text:p>4.2</text:p>
          </table:table-cell>
          <table:table-cell office:value-type="string">
            <text:p>1-2 Players</text:p>
          </table:table-cell>
          <table:table-cell office:value-type="string">
            <text:p>Another top-down shooter in the TwinBee series of "cute'em ups".****Detana!! Introduces for the first time the characters behind the TwinBee &amp; WinBee fighters, Pastel and Light, and chronicles their journey to save Princess Melora from an evil force that threatens the world. Nevertheless its still all about shooting the heck out of surreal and cute enemies through 6 stages of vertically-scrolling action.****Power-ups and upgrades can be gained by shooting the colored bells that some enemies leave behind until they stay the color you want them to, with many combinations possible. A new charge-shot feature has been added to your basic arsenal, and the game features single and 2-player cooperative gameplay.</text:p>
          </table:table-cell>
          <table:table-cell table:style-name="Default"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Detana!! TwinBee (Japan)&quot;&gt; &lt;year&gt;1992&lt;/year&gt; &lt;rating&gt;ESRB - RP (Rating Pending)&lt;/rating&gt; &lt;title&gt;Detana!! TwinBee&lt;/title&gt; &lt;pub&gt;Konami&lt;/pub&gt; &lt;dev&gt;Konami&lt;/dev&gt; &lt;genre&gt;Shoot-'Em-Up&lt;/genre&gt; &lt;score&gt;4.2&lt;/score&gt; &lt;player&gt;1-2 Players&lt;/player&gt; &lt;story&gt;Another top-down shooter in the TwinBee series of &quot;cute'em ups&quot;.****Detana!! Introduces for the first time the characters behind the TwinBee &amp; WinBee fighters, Pastel and Light, and chronicles their journey to save Princess Melora from an evil force that threatens the world. Nevertheless its still all about shooting the heck out of surreal and cute enemies through 6 stages of vertically-scrolling action.****Power-ups and upgrades can be gained by shooting the colored bells that some enemies leave behind until they stay the color you want them to, with many combinations possible. A new charge-shot feature has been added to your basic arsenal, and the game features single and 2-player cooperative gameplay.&lt;/story&gt; &lt;/game&gt;">
            <text:p>&lt;game name="Detana!! TwinBee (Japan)"&gt; &lt;year&gt;1992&lt;/year&gt; &lt;rating&gt;ESRB - RP (Rating Pending)&lt;/rating&gt; &lt;title&gt;Detana!! TwinBee&lt;/title&gt; &lt;pub&gt;Konami&lt;/pub&gt; &lt;dev&gt;Konami&lt;/dev&gt; &lt;genre&gt;Shoot-'Em-Up&lt;/genre&gt; &lt;score&gt;4.2&lt;/score&gt; &lt;player&gt;1-2 Players&lt;/player&gt; &lt;story&gt;Another top-down shooter in the TwinBee series of "cute'em ups".****Detana!! Introduces for the first time the characters behind the TwinBee &amp; WinBee fighters, Pastel and Light, and chronicles their journey to save Princess Melora from an evil force that threatens the world. Nevertheless its still all about shooting the heck out of surreal and cute enemies through 6 stages of vertically-scrolling action.****Power-ups and upgrades can be gained by shooting the colored bells that some enemies leave behind until they stay the color you want them to, with many combinations possible. A new charge-shot feature has been added to your basic arsenal, and the game features single and 2-player cooperative gameplay.&lt;/story&gt; &lt;/game&gt;</text:p>
          </table:table-cell>
          <table:table-cell table:number-columns-repeated="1012"/>
        </table:table-row>
        <table:table-row table:style-name="ro1">
          <table:table-cell office:value-type="string">
            <text:p>Devil Crash - Naxat Pinball (Japan)</text:p>
          </table:table-cell>
          <table:table-cell office:value-type="float" office:value="1990">
            <text:p>1990</text:p>
          </table:table-cell>
          <table:table-cell office:value-type="string">
            <text:p>ESRB - RP (Rating Pending)</text:p>
          </table:table-cell>
          <table:table-cell office:value-type="string">
            <text:p>Devil Crash - Naxat Pinball</text:p>
          </table:table-cell>
          <table:table-cell office:value-type="string">
            <text:p>naxat soft</text:p>
          </table:table-cell>
          <table:table-cell office:value-type="string">
            <text:p>Naxat Soft</text:p>
          </table:table-cell>
          <table:table-cell office:value-type="string">
            <text:p>Pinball</text:p>
          </table:table-cell>
          <table:table-cell office:value-type="string">
            <text:p>4.3</text:p>
          </table:table-cell>
          <table:table-cell office:value-type="string">
            <text:p>1-2 Players</text:p>
          </table:table-cell>
          <table:table-cell office:value-type="string">
            <text:p>Imagine an adventure game in the format of pinball, and you get Dragon's Fury. Your hero is a small silver ball, and your battlefield is a three-tiered pinball machine. Using your ball, you can defeat monsters, rack up points, and enter bonus stages. If you play with enough skill, you can trigger all sorts of point-accumulating bonuses. If you get one billion points, you get to fight the final boss and view the ending to the game.</text:p>
          </table:table-cell>
          <table:table-cell table:style-name="Default"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Devil Crash - Naxat Pinball (Japan)&quot;&gt; &lt;year&gt;1990&lt;/year&gt; &lt;rating&gt;ESRB - RP (Rating Pending)&lt;/rating&gt; &lt;title&gt;Devil Crash - Naxat Pinball&lt;/title&gt; &lt;pub&gt;naxat soft&lt;/pub&gt; &lt;dev&gt;Naxat Soft&lt;/dev&gt; &lt;genre&gt;Pinball&lt;/genre&gt; &lt;score&gt;4.3&lt;/score&gt; &lt;player&gt;1-2 Players&lt;/player&gt; &lt;story&gt;Imagine an adventure game in the format of pinball, and you get Dragon's Fury. Your hero is a small silver ball, and your battlefield is a three-tiered pinball machine. Using your ball, you can defeat monsters, rack up points, and enter bonus stages. If you play with enough skill, you can trigger all sorts of point-accumulating bonuses. If you get one billion points, you get to fight the final boss and view the ending to the game.&lt;/story&gt; &lt;/game&gt;">
            <text:p>&lt;game name="Devil Crash - Naxat Pinball (Japan)"&gt; &lt;year&gt;1990&lt;/year&gt; &lt;rating&gt;ESRB - RP (Rating Pending)&lt;/rating&gt; &lt;title&gt;Devil Crash - Naxat Pinball&lt;/title&gt; &lt;pub&gt;naxat soft&lt;/pub&gt; &lt;dev&gt;Naxat Soft&lt;/dev&gt; &lt;genre&gt;Pinball&lt;/genre&gt; &lt;score&gt;4.3&lt;/score&gt; &lt;player&gt;1-2 Players&lt;/player&gt; &lt;story&gt;Imagine an adventure game in the format of pinball, and you get Dragon's Fury. Your hero is a small silver ball, and your battlefield is a three-tiered pinball machine. Using your ball, you can defeat monsters, rack up points, and enter bonus stages. If you play with enough skill, you can trigger all sorts of point-accumulating bonuses. If you get one billion points, you get to fight the final boss and view the ending to the game.&lt;/story&gt; &lt;/game&gt;</text:p>
          </table:table-cell>
          <table:table-cell table:number-columns-repeated="1012"/>
        </table:table-row>
        <table:table-row table:style-name="ro1">
          <table:table-cell office:value-type="string">
            <text:p>Die Hard (Japan)</text:p>
          </table:table-cell>
          <table:table-cell office:value-type="float" office:value="1990">
            <text:p>1990</text:p>
          </table:table-cell>
          <table:table-cell office:value-type="string">
            <text:p>ESRB - RP (Rating Pending)</text:p>
          </table:table-cell>
          <table:table-cell office:value-type="string">
            <text:p>Die Hard</text:p>
          </table:table-cell>
          <table:table-cell office:value-type="string">
            <text:p>Activision</text:p>
          </table:table-cell>
          <table:table-cell office:value-type="string">
            <text:p>Pack-In-Video</text:p>
          </table:table-cell>
          <table:table-cell office:value-type="string">
            <text:p>Action</text:p>
          </table:table-cell>
          <table:table-cell office:value-type="string">
            <text:p>3.4</text:p>
          </table:table-cell>
          <table:table-cell office:value-type="string">
            <text:p>1 Player</text:p>
          </table:table-cell>
          <table:table-cell office:value-type="string">
            <text:p>Terrorists are holding people hostage in Nakatomi Plaza <text:s/>in an attempt to steal $600 million. John McClain decides to visit his wife Holly, who happens to be one of the hostages, and gets involved in the situation. Unlike other versions of Die Hard that are in the MobyGames database, the TurboGrafx-16 version is played from a top-down perspective, and consists of ten stages which has you fighting bad guys from forests, all the way through the Nakatomi Building, and finally on the roof where the final confrontation takes place. Weapons can be picked up by knocking down enemies, and include machine guns, laser shots, and flamethrowers. If you look hard enough, you may even obtain a bullet-proof vest, which may protects you from shots, but can also reduce its life.</text:p>
          </table:table-cell>
          <table:table-cell table:style-name="Default"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Die Hard (Japan)&quot;&gt; &lt;year&gt;1990&lt;/year&gt; &lt;rating&gt;ESRB - RP (Rating Pending)&lt;/rating&gt; &lt;title&gt;Die Hard&lt;/title&gt; &lt;pub&gt;Activision&lt;/pub&gt; &lt;dev&gt;Pack-In-Video&lt;/dev&gt; &lt;genre&gt;Action&lt;/genre&gt; &lt;score&gt;3.4&lt;/score&gt; &lt;player&gt;1 Player&lt;/player&gt; &lt;story&gt;Terrorists are holding people hostage in Nakatomi Plaza  in an attempt to steal $600 million. John McClain decides to visit his wife Holly, who happens to be one of the hostages, and gets involved in the situation. Unlike other versions of Die Hard that are in the MobyGames database, the TurboGrafx-16 version is played from a top-down perspective, and consists of ten stages which has you fighting bad guys from forests, all the way through the Nakatomi Building, and finally on the roof where the final confrontation takes place. Weapons can be picked up by knocking down enemies, and include machine guns, laser shots, and flamethrowers. If you look hard enough, you may even obtain a bullet-proof vest, which may protects you from shots, but can also reduce its life.&lt;/story&gt; &lt;/game&gt;">
            <text:p>&lt;game name="Die Hard (Japan)"&gt; &lt;year&gt;1990&lt;/year&gt; &lt;rating&gt;ESRB - RP (Rating Pending)&lt;/rating&gt; &lt;title&gt;Die Hard&lt;/title&gt; &lt;pub&gt;Activision&lt;/pub&gt; &lt;dev&gt;Pack-In-Video&lt;/dev&gt; &lt;genre&gt;Action&lt;/genre&gt; &lt;score&gt;3.4&lt;/score&gt; &lt;player&gt;1 Player&lt;/player&gt; &lt;story&gt;Terrorists are holding people hostage in Nakatomi Plaza <text:s/>in an attempt to steal $600 million. John McClain decides to visit his wife Holly, who happens to be one of the hostages, and gets involved in the situation. Unlike other versions of Die Hard that are in the MobyGames database, the TurboGrafx-16 version is played from a top-down perspective, and consists of ten stages which has you fighting bad guys from forests, all the way through the Nakatomi Building, and finally on the roof where the final confrontation takes place. Weapons can be picked up by knocking down enemies, and include machine guns, laser shots, and flamethrowers. If you look hard enough, you may even obtain a bullet-proof vest, which may protects you from shots, but can also reduce its life.&lt;/story&gt; &lt;/game&gt;</text:p>
          </table:table-cell>
          <table:table-cell table:number-columns-repeated="1012"/>
        </table:table-row>
        <table:table-row table:style-name="ro1">
          <table:table-cell office:value-type="string">
            <text:p>Digital Champ (Japan)</text:p>
          </table:table-cell>
          <table:table-cell office:value-type="float" office:value="1989">
            <text:p>1989</text:p>
          </table:table-cell>
          <table:table-cell office:value-type="string">
            <text:p>ESRB - RP (Rating Pending)</text:p>
          </table:table-cell>
          <table:table-cell office:value-type="string">
            <text:p>Digital Champ</text:p>
          </table:table-cell>
          <table:table-cell office:value-type="string">
            <text:p>naxat soft</text:p>
          </table:table-cell>
          <table:table-cell office:value-type="string">
            <text:p>Naxat Soft</text:p>
          </table:table-cell>
          <table:table-cell office:value-type="string">
            <text:p>Sports/Boxing</text:p>
          </table:table-cell>
          <table:table-cell office:value-type="string">
            <text:p>2.0</text:p>
          </table:table-cell>
          <table:table-cell office:value-type="string">
            <text:p>1 Player</text:p>
          </table:table-cell>
          <table:table-cell office:value-type="string">
            <text:p>Digital Champ is a boxing game where you have to fight various other fighters to become champ. The game is viewed from the perspective of your fighter with your gloves in front of your face. The other fighter is stood in front of you. The joypad is used and can enable you to dodge punches, throw various punches, use your super punch and defend your face. As well as the main playing area you also can see your stamina and energy bars, the other fighters bars and a timer.</text:p>
          </table:table-cell>
          <table:table-cell table:style-name="Default"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Digital Champ (Japan)&quot;&gt; &lt;year&gt;1989&lt;/year&gt; &lt;rating&gt;ESRB - RP (Rating Pending)&lt;/rating&gt; &lt;title&gt;Digital Champ&lt;/title&gt; &lt;pub&gt;naxat soft&lt;/pub&gt; &lt;dev&gt;Naxat Soft&lt;/dev&gt; &lt;genre&gt;Sports/Boxing&lt;/genre&gt; &lt;score&gt;2.0&lt;/score&gt; &lt;player&gt;1 Player&lt;/player&gt; &lt;story&gt;Digital Champ is a boxing game where you have to fight various other fighters to become champ. The game is viewed from the perspective of your fighter with your gloves in front of your face. The other fighter is stood in front of you. The joypad is used and can enable you to dodge punches, throw various punches, use your super punch and defend your face. As well as the main playing area you also can see your stamina and energy bars, the other fighters bars and a timer.&lt;/story&gt; &lt;/game&gt;">
            <text:p>&lt;game name="Digital Champ (Japan)"&gt; &lt;year&gt;1989&lt;/year&gt; &lt;rating&gt;ESRB - RP (Rating Pending)&lt;/rating&gt; &lt;title&gt;Digital Champ&lt;/title&gt; &lt;pub&gt;naxat soft&lt;/pub&gt; &lt;dev&gt;Naxat Soft&lt;/dev&gt; &lt;genre&gt;Sports/Boxing&lt;/genre&gt; &lt;score&gt;2.0&lt;/score&gt; &lt;player&gt;1 Player&lt;/player&gt; &lt;story&gt;Digital Champ is a boxing game where you have to fight various other fighters to become champ. The game is viewed from the perspective of your fighter with your gloves in front of your face. The other fighter is stood in front of you. The joypad is used and can enable you to dodge punches, throw various punches, use your super punch and defend your face. As well as the main playing area you also can see your stamina and energy bars, the other fighters bars and a timer.&lt;/story&gt; &lt;/game&gt;</text:p>
          </table:table-cell>
          <table:table-cell table:number-columns-repeated="1012"/>
        </table:table-row>
        <table:table-row table:style-name="ro1">
          <table:table-cell office:value-type="string">
            <text:p>Don Doko Don! (Japan)</text:p>
          </table:table-cell>
          <table:table-cell office:value-type="float" office:value="1990">
            <text:p>1990</text:p>
          </table:table-cell>
          <table:table-cell office:value-type="string">
            <text:p>ESRB - RP (Rating Pending)</text:p>
          </table:table-cell>
          <table:table-cell office:value-type="string">
            <text:p>Don Doko Don!</text:p>
          </table:table-cell>
          <table:table-cell table:number-columns-repeated="2" office:value-type="string">
            <text:p>Taito Corp.</text:p>
          </table:table-cell>
          <table:table-cell office:value-type="string">
            <text:p>Action</text:p>
          </table:table-cell>
          <table:table-cell office:value-type="string">
            <text:p>4.5</text:p>
          </table:table-cell>
          <table:table-cell office:value-type="string">
            <text:p>1-2 Players</text:p>
          </table:table-cell>
          <table:table-cell office:value-type="string">
            <text:p>In this game, you play a bearded dwarf whose girlfriend has been kidnapped and taken away to the dragon's castle, and in order to rescue her, you must defeat enemies with your mallet. Once you do, you can pick them up and throw them at other enemies, and collect the fruit that they leave behind. When you have defeated all enemies, you proceed onwards to the next round. If you take too long to complete a level, a winged devil will appear who will try to kill you while flying around the screen****Occasionally, power-ups will appear in the middle of the level, and these power-ups will increase your power, award you with different weapons, kill enemies, or freeze time. The more power you have, <text:s/>the more walls that you can through enemies through. At maximum power, you are able to throw enemies through all walls.**If you happen to carry the blue hammer, you are able to throw it through walls, too.****There are five areas that consist of ten levels each. At the end of each area, you have to defeat a boss in order to proceed further.</text:p>
          </table:table-cell>
          <table:table-cell table:style-name="Default"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Don Doko Don! (Japan)&quot;&gt; &lt;year&gt;1990&lt;/year&gt; &lt;rating&gt;ESRB - RP (Rating Pending)&lt;/rating&gt; &lt;title&gt;Don Doko Don!&lt;/title&gt; &lt;pub&gt;Taito Corp.&lt;/pub&gt; &lt;dev&gt;Taito Corp.&lt;/dev&gt; &lt;genre&gt;Action&lt;/genre&gt; &lt;score&gt;4.5&lt;/score&gt; &lt;player&gt;1-2 Players&lt;/player&gt; &lt;story&gt;In this game, you play a bearded dwarf whose girlfriend has been kidnapped and taken away to the dragon's castle, and in order to rescue her, you must defeat enemies with your mallet. Once you do, you can pick them up and throw them at other enemies, and collect the fruit that they leave behind. When you have defeated all enemies, you proceed onwards to the next round. If you take too long to complete a level, a winged devil will appear who will try to kill you while flying around the screen****Occasionally, power-ups will appear in the middle of the level, and these power-ups will increase your power, award you with different weapons, kill enemies, or freeze time. The more power you have,  the more walls that you can through enemies through. At maximum power, you are able to throw enemies through all walls.**If you happen to carry the blue hammer, you are able to throw it through walls, too.****There are five areas that consist of ten levels each. At the end of each area, you have to defeat a boss in order to proceed further.&lt;/story&gt; &lt;/game&gt;">
            <text:p>&lt;game name="Don Doko Don! (Japan)"&gt; &lt;year&gt;1990&lt;/year&gt; &lt;rating&gt;ESRB - RP (Rating Pending)&lt;/rating&gt; &lt;title&gt;Don Doko Don!&lt;/title&gt; &lt;pub&gt;Taito Corp.&lt;/pub&gt; &lt;dev&gt;Taito Corp.&lt;/dev&gt; &lt;genre&gt;Action&lt;/genre&gt; &lt;score&gt;4.5&lt;/score&gt; &lt;player&gt;1-2 Players&lt;/player&gt; &lt;story&gt;In this game, you play a bearded dwarf whose girlfriend has been kidnapped and taken away to the dragon's castle, and in order to rescue her, you must defeat enemies with your mallet. Once you do, you can pick them up and throw them at other enemies, and collect the fruit that they leave behind. When you have defeated all enemies, you proceed onwards to the next round. If you take too long to complete a level, a winged devil will appear who will try to kill you while flying around the screen****Occasionally, power-ups will appear in the middle of the level, and these power-ups will increase your power, award you with different weapons, kill enemies, or freeze time. The more power you have, <text:s/>the more walls that you can through enemies through. At maximum power, you are able to throw enemies through all walls.**If you happen to carry the blue hammer, you are able to throw it through walls, too.****There are five areas that consist of ten levels each. At the end of each area, you have to defeat a boss in order to proceed further.&lt;/story&gt; &lt;/game&gt;</text:p>
          </table:table-cell>
          <table:table-cell table:number-columns-repeated="1012"/>
        </table:table-row>
        <table:table-row table:style-name="ro1">
          <table:table-cell office:value-type="string">
            <text:p>Doraemon - Meikyuu Dai Sakusen (Japan)</text:p>
          </table:table-cell>
          <table:table-cell office:value-type="float" office:value="1989">
            <text:p>1989</text:p>
          </table:table-cell>
          <table:table-cell office:value-type="string">
            <text:p>ESRB - RP (Rating Pending)</text:p>
          </table:table-cell>
          <table:table-cell office:value-type="string">
            <text:p>Doraemon - Meikyuu Dai Sakusen</text:p>
          </table:table-cell>
          <table:table-cell table:number-columns-repeated="2" office:value-type="string">
            <text:p>Hudson Soft</text:p>
          </table:table-cell>
          <table:table-cell office:value-type="string">
            <text:p>Action/Puzzle</text:p>
          </table:table-cell>
          <table:table-cell office:value-type="string">
            <text:p>3.9</text:p>
          </table:table-cell>
          <table:table-cell office:value-type="string">
            <text:p>1 Player</text:p>
          </table:table-cell>
          <table:table-cell office:value-type="string">
            <text:p>One day, Doraemon and his friends went to go on a picnic. Using a time machine, they were going to visit the past to find a great place, but their plans were ruined by the evil Gigazombie, who has captured all of Doraemon's friends and trapped them in different time periods. Now, Doraemon must travel through time to rescue Nobita, Shizuka, Gian, and Suneo from Gigazombie's henchmen!****Meikyu Daisakusen is an action puzzle game viewed from an overhead perspective. Each stage consists of a maze filled with various enemies and items. You must collect all of the keys on the stage to open the exit door while avoiding or eliminating enemies. Your primary method of dealing with enemies is to dig holes; if an enemy walks into a hole, they are momentarily trapped and you can then fill the hole to kill the enemy.****You can also obtain temporary weapon powerups such as rayguns and yo-yos, as well as extend your digging reach to dig multiple holes at once. There are also several bosses encountered throughout the game.****The game is a conversion of the 1987 Nichibutsu coin-op Kid no Hore Hore Daisakusen, which also saw a modified Famicom version called Booby Kids. An unmodified conversion was released in North America as Cratermaze.</text:p>
          </table:table-cell>
          <table:table-cell table:style-name="Default"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Doraemon - Meikyuu Dai Sakusen (Japan)&quot;&gt; &lt;year&gt;1989&lt;/year&gt; &lt;rating&gt;ESRB - RP (Rating Pending)&lt;/rating&gt; &lt;title&gt;Doraemon - Meikyuu Dai Sakusen&lt;/title&gt; &lt;pub&gt;Hudson Soft&lt;/pub&gt; &lt;dev&gt;Hudson Soft&lt;/dev&gt; &lt;genre&gt;Action/Puzzle&lt;/genre&gt; &lt;score&gt;3.9&lt;/score&gt; &lt;player&gt;1 Player&lt;/player&gt; &lt;story&gt;One day, Doraemon and his friends went to go on a picnic. Using a time machine, they were going to visit the past to find a great place, but their plans were ruined by the evil Gigazombie, who has captured all of Doraemon's friends and trapped them in different time periods. Now, Doraemon must travel through time to rescue Nobita, Shizuka, Gian, and Suneo from Gigazombie's henchmen!****Meikyu Daisakusen is an action puzzle game viewed from an overhead perspective. Each stage consists of a maze filled with various enemies and items. You must collect all of the keys on the stage to open the exit door while avoiding or eliminating enemies. Your primary method of dealing with enemies is to dig holes; if an enemy walks into a hole, they are momentarily trapped and you can then fill the hole to kill the enemy.****You can also obtain temporary weapon powerups such as rayguns and yo-yos, as well as extend your digging reach to dig multiple holes at once. There are also several bosses encountered throughout the game.****The game is a conversion of the 1987 Nichibutsu coin-op Kid no Hore Hore Daisakusen, which also saw a modified Famicom version called Booby Kids. An unmodified conversion was released in North America as Cratermaze.&lt;/story&gt; &lt;/game&gt;">
            <text:p>&lt;game name="Doraemon - Meikyuu Dai Sakusen (Japan)"&gt; &lt;year&gt;1989&lt;/year&gt; &lt;rating&gt;ESRB - RP (Rating Pending)&lt;/rating&gt; &lt;title&gt;Doraemon - Meikyuu Dai Sakusen&lt;/title&gt; &lt;pub&gt;Hudson Soft&lt;/pub&gt; &lt;dev&gt;Hudson Soft&lt;/dev&gt; &lt;genre&gt;Action/Puzzle&lt;/genre&gt; &lt;score&gt;3.9&lt;/score&gt; &lt;player&gt;1 Player&lt;/player&gt; &lt;story&gt;One day, Doraemon and his friends went to go on a picnic. Using a time machine, they were going to visit the past to find a great place, but their plans were ruined by the evil Gigazombie, who has captured all of Doraemon's friends and trapped them in different time periods. Now, Doraemon must travel through time to rescue Nobita, Shizuka, Gian, and Suneo from Gigazombie's henchmen!****Meikyu Daisakusen is an action puzzle game viewed from an overhead perspective. Each stage consists of a maze filled with various enemies and items. You must collect all of the keys on the stage to open the exit door while avoiding or eliminating enemies. Your primary method of dealing with enemies is to dig holes; if an enemy walks into a hole, they are momentarily trapped and you can then fill the hole to kill the enemy.****You can also obtain temporary weapon powerups such as rayguns and yo-yos, as well as extend your digging reach to dig multiple holes at once. There are also several bosses encountered throughout the game.****The game is a conversion of the 1987 Nichibutsu coin-op Kid no Hore Hore Daisakusen, which also saw a modified Famicom version called Booby Kids. An unmodified conversion was released in North America as Cratermaze.&lt;/story&gt; &lt;/game&gt;</text:p>
          </table:table-cell>
          <table:table-cell table:number-columns-repeated="1012"/>
        </table:table-row>
        <table:table-row table:style-name="ro1">
          <table:table-cell office:value-type="string">
            <text:p>Doraemon - Nobita no Dorabian Night (Japan)</text:p>
          </table:table-cell>
          <table:table-cell office:value-type="float" office:value="1991">
            <text:p>1991</text:p>
          </table:table-cell>
          <table:table-cell office:value-type="string">
            <text:p>ESRB - RP (Rating Pending)</text:p>
          </table:table-cell>
          <table:table-cell office:value-type="string">
            <text:p>Doraemon - Nobita no Dorabian Night</text:p>
          </table:table-cell>
          <table:table-cell table:number-columns-repeated="2" office:value-type="string">
            <text:p>Hudson Soft</text:p>
          </table:table-cell>
          <table:table-cell office:value-type="string">
            <text:p>Action</text:p>
          </table:table-cell>
          <table:table-cell office:value-type="string">
            <text:p>4.8</text:p>
          </table:table-cell>
          <table:table-cell office:value-type="string">
            <text:p>1 Player</text:p>
          </table:table-cell>
          <table:table-cell office:value-type="string">
            <text:p>Based on the popular <text:s/>Doraemon franchise, Nobita no Dorabian Night follows the adventures of the titular robotic cat, as he tries to rescue his friends from different time periods. How did this happen? Naturally, because of Nobita, Doraemon's best friend and geek extraordinaire. Something went wrong when Nobita was showing his friends a time machine, so they ended up stranded in hostile worlds, and now it's Doraemon's job to save them!****The game is a traditional platformer; Doraemon's main activities are jumping his way through the levels and eliminating enemies who try to stop him. Doraemon starts with an ordinary gun, but later is able to find other weapons, including a homing bowling ball launcher and a stun gun. He can also collect various power-ups, such as limited invincibility, high speed, an item that freezes all the enemies on the level for a short time, etc. It is possible to switch weapons and power-ups at any time.****Doraemon can enter different rooms and caves scattered through the levels. Some of them lead to mini-games (finding a correct way through a maze, memory games, etc.), which, in their turn, lead to significant power-ups, such as an extra life. The game has a symmetrical structure: each &amp;quot;world&amp;quot; is divided into four levels, the last one leading to the boss battle, after which Doraemon travels to another world.</text:p>
          </table:table-cell>
          <table:table-cell table:style-name="Default"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Doraemon - Nobita no Dorabian Night (Japan)&quot;&gt; &lt;year&gt;1991&lt;/year&gt; &lt;rating&gt;ESRB - RP (Rating Pending)&lt;/rating&gt; &lt;title&gt;Doraemon - Nobita no Dorabian Night&lt;/title&gt; &lt;pub&gt;Hudson Soft&lt;/pub&gt; &lt;dev&gt;Hudson Soft&lt;/dev&gt; &lt;genre&gt;Action&lt;/genre&gt; &lt;score&gt;4.8&lt;/score&gt; &lt;player&gt;1 Player&lt;/player&gt; &lt;story&gt;Based on the popular  Doraemon franchise, Nobita no Dorabian Night follows the adventures of the titular robotic cat, as he tries to rescue his friends from different time periods. How did this happen? Naturally, because of Nobita, Doraemon's best friend and geek extraordinaire. Something went wrong when Nobita was showing his friends a time machine, so they ended up stranded in hostile worlds, and now it's Doraemon's job to save them!****The game is a traditional platformer; Doraemon's main activities are jumping his way through the levels and eliminating enemies who try to stop him. Doraemon starts with an ordinary gun, but later is able to find other weapons, including a homing bowling ball launcher and a stun gun. He can also collect various power-ups, such as limited invincibility, high speed, an item that freezes all the enemies on the level for a short time, etc. It is possible to switch weapons and power-ups at any time.****Doraemon can enter different rooms and caves scattered through the levels. Some of them lead to mini-games (finding a correct way through a maze, memory games, etc.), which, in their turn, lead to significant power-ups, such as an extra life. The game has a symmetrical structure: each &amp;quot;world&amp;quot; is divided into four levels, the last one leading to the boss battle, after which Doraemon travels to another world.&lt;/story&gt; &lt;/game&gt;">
            <text:p>&lt;game name="Doraemon - Nobita no Dorabian Night (Japan)"&gt; &lt;year&gt;1991&lt;/year&gt; &lt;rating&gt;ESRB - RP (Rating Pending)&lt;/rating&gt; &lt;title&gt;Doraemon - Nobita no Dorabian Night&lt;/title&gt; &lt;pub&gt;Hudson Soft&lt;/pub&gt; &lt;dev&gt;Hudson Soft&lt;/dev&gt; &lt;genre&gt;Action&lt;/genre&gt; &lt;score&gt;4.8&lt;/score&gt; &lt;player&gt;1 Player&lt;/player&gt; &lt;story&gt;Based on the popular <text:s/>Doraemon franchise, Nobita no Dorabian Night follows the adventures of the titular robotic cat, as he tries to rescue his friends from different time periods. How did this happen? Naturally, because of Nobita, Doraemon's best friend and geek extraordinaire. Something went wrong when Nobita was showing his friends a time machine, so they ended up stranded in hostile worlds, and now it's Doraemon's job to save them!****The game is a traditional platformer; Doraemon's main activities are jumping his way through the levels and eliminating enemies who try to stop him. Doraemon starts with an ordinary gun, but later is able to find other weapons, including a homing bowling ball launcher and a stun gun. He can also collect various power-ups, such as limited invincibility, high speed, an item that freezes all the enemies on the level for a short time, etc. It is possible to switch weapons and power-ups at any time.****Doraemon can enter different rooms and caves scattered through the levels. Some of them lead to mini-games (finding a correct way through a maze, memory games, etc.), which, in their turn, lead to significant power-ups, such as an extra life. The game has a symmetrical structure: each &amp;quot;world&amp;quot; is divided into four levels, the last one leading to the boss battle, after which Doraemon travels to another world.&lt;/story&gt; &lt;/game&gt;</text:p>
          </table:table-cell>
          <table:table-cell table:number-columns-repeated="1012"/>
        </table:table-row>
        <table:table-row table:style-name="ro1">
          <table:table-cell office:value-type="string">
            <text:p>Double Dungeons - W (Japan)</text:p>
          </table:table-cell>
          <table:table-cell office:value-type="float" office:value="1989">
            <text:p>1989</text:p>
          </table:table-cell>
          <table:table-cell office:value-type="string">
            <text:p>ESRB - RP (Rating Pending)</text:p>
          </table:table-cell>
          <table:table-cell office:value-type="string">
            <text:p>Double Dungeons - W</text:p>
          </table:table-cell>
          <table:table-cell office:value-type="string">
            <text:p>Masaya</text:p>
          </table:table-cell>
          <table:table-cell office:value-type="string">
            <text:p>Ncs</text:p>
          </table:table-cell>
          <table:table-cell office:value-type="string">
            <text:p>Role-Playing</text:p>
          </table:table-cell>
          <table:table-cell office:value-type="string">
            <text:p>3.4</text:p>
          </table:table-cell>
          <table:table-cell office:value-type="string">
            <text:p>1-2 Players</text:p>
          </table:table-cell>
          <table:table-cell office:value-type="string">
            <text:p>Double Dungeons is a solo dungeon crawler in the strictest sense. One or two players can explore pseudo-3D, maze-like dungeons (without auto-map feature, but with directions displayed on the screen) and fight the monsters populating them. The player(s) can choose to venture into any of the available 20 dungeons. The dungeons have the same textures, but their layout varies; the higher is the number of the chosen dungeon, the more dangerous are its enemies. Two-player mode features a split screen; the two players start exploring the dungeon from different points.****The basic gameplay is very simple. Enemies appear at specific points (they can also re-spawn), and must be defeated in order to proceed. The combat is turn-based at its core, though the turns follow very quickly, and the enemies will attack even if the player does nothing. Attacking is done simply by pressing a button; there are no other combat options. ****The player can find equipment and healing items (which can also be dropped by enemies). These can be used to restore the player character's HP outside of battles. Leveling up is completely automatic.****There is no narrative in the game; the only story-related information comes in form of very short text intros to the different dungeons, along the lines of "the king wants to retrieve a treasure and sends a warrior into the dungeon" or comparable mission objectives.</text:p>
          </table:table-cell>
          <table:table-cell table:style-name="Default"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Double Dungeons - W (Japan)&quot;&gt; &lt;year&gt;1989&lt;/year&gt; &lt;rating&gt;ESRB - RP (Rating Pending)&lt;/rating&gt; &lt;title&gt;Double Dungeons - W&lt;/title&gt; &lt;pub&gt;Masaya&lt;/pub&gt; &lt;dev&gt;Ncs&lt;/dev&gt; &lt;genre&gt;Role-Playing&lt;/genre&gt; &lt;score&gt;3.4&lt;/score&gt; &lt;player&gt;1-2 Players&lt;/player&gt; &lt;story&gt;Double Dungeons is a solo dungeon crawler in the strictest sense. One or two players can explore pseudo-3D, maze-like dungeons (without auto-map feature, but with directions displayed on the screen) and fight the monsters populating them. The player(s) can choose to venture into any of the available 20 dungeons. The dungeons have the same textures, but their layout varies; the higher is the number of the chosen dungeon, the more dangerous are its enemies. Two-player mode features a split screen; the two players start exploring the dungeon from different points.****The basic gameplay is very simple. Enemies appear at specific points (they can also re-spawn), and must be defeated in order to proceed. The combat is turn-based at its core, though the turns follow very quickly, and the enemies will attack even if the player does nothing. Attacking is done simply by pressing a button; there are no other combat options. ****The player can find equipment and healing items (which can also be dropped by enemies). These can be used to restore the player character's HP outside of battles. Leveling up is completely automatic.****There is no narrative in the game; the only story-related information comes in form of very short text intros to the different dungeons, along the lines of &quot;the king wants to retrieve a treasure and sends a warrior into the dungeon&quot; or comparable mission objectives.&lt;/story&gt; &lt;/game&gt;">
            <text:p>&lt;game name="Double Dungeons - W (Japan)"&gt; &lt;year&gt;1989&lt;/year&gt; &lt;rating&gt;ESRB - RP (Rating Pending)&lt;/rating&gt; &lt;title&gt;Double Dungeons - W&lt;/title&gt; &lt;pub&gt;Masaya&lt;/pub&gt; &lt;dev&gt;Ncs&lt;/dev&gt; &lt;genre&gt;Role-Playing&lt;/genre&gt; &lt;score&gt;3.4&lt;/score&gt; &lt;player&gt;1-2 Players&lt;/player&gt; &lt;story&gt;Double Dungeons is a solo dungeon crawler in the strictest sense. One or two players can explore pseudo-3D, maze-like dungeons (without auto-map feature, but with directions displayed on the screen) and fight the monsters populating them. The player(s) can choose to venture into any of the available 20 dungeons. The dungeons have the same textures, but their layout varies; the higher is the number of the chosen dungeon, the more dangerous are its enemies. Two-player mode features a split screen; the two players start exploring the dungeon from different points.****The basic gameplay is very simple. Enemies appear at specific points (they can also re-spawn), and must be defeated in order to proceed. The combat is turn-based at its core, though the turns follow very quickly, and the enemies will attack even if the player does nothing. Attacking is done simply by pressing a button; there are no other combat options. ****The player can find equipment and healing items (which can also be dropped by enemies). These can be used to restore the player character's HP outside of battles. Leveling up is completely automatic.****There is no narrative in the game; the only story-related information comes in form of very short text intros to the different dungeons, along the lines of "the king wants to retrieve a treasure and sends a warrior into the dungeon" or comparable mission objectives.&lt;/story&gt; &lt;/game&gt;</text:p>
          </table:table-cell>
          <table:table-cell table:number-columns-repeated="1012"/>
        </table:table-row>
        <table:table-row table:style-name="ro1">
          <table:table-cell office:value-type="string">
            <text:p>Download (Japan)</text:p>
          </table:table-cell>
          <table:table-cell office:value-type="float" office:value="1990">
            <text:p>1990</text:p>
          </table:table-cell>
          <table:table-cell office:value-type="string">
            <text:p>ESRB - RP (Rating Pending)</text:p>
          </table:table-cell>
          <table:table-cell office:value-type="string">
            <text:p>Download</text:p>
          </table:table-cell>
          <table:table-cell office:value-type="string">
            <text:p>NEC Avenue, Ltd.</text:p>
          </table:table-cell>
          <table:table-cell office:value-type="string">
            <text:p>Nec Avenue, Ltd.</text:p>
          </table:table-cell>
          <table:table-cell office:value-type="string">
            <text:p>Shoot-'Em-Up</text:p>
          </table:table-cell>
          <table:table-cell office:value-type="string">
            <text:p>4.2</text:p>
          </table:table-cell>
          <table:table-cell office:value-type="string">
            <text:p>1 Player</text:p>
          </table:table-cell>
          <table:table-cell office:value-type="string">
            <text:p>Nearing the end of the 21th century, human society entered a development stage that was dubbed "neo capitalism". Powerful mega-corporations built gigantic computer systems which were able to create entire virtual worlds, where humans sought refuge from the grim reality and the certainty of death. But crime flourished in the cyber world as well; a unit of special agents called "cyber divers" was created in order to fight criminal organizations. Syd is one of such cyber divers. His companion Ohala was once trapped in the cyber world and never returned. And now, another friend of his, the lovely Deva, tells him that she has been arrested while trying to investigate Ohala's disappearing. It's time for Syd to ride his flying bike and get to the bottom of the business - in real world as well as in the dangerous virtual reality.****Down Load is a side-scrolling shooter. The player controls Syd on his flying bike, which acts, for all purposes, like other aircrafts in comparable games. Before each mission, the player selects one of the two available main weapons: vulcan cannon (spreading fire, up to five directions if powered-up), and laser beam (powerful, focused fire; beams are added with power-ups). The secondary weapons include homing missiles, a bomb-like gadget, and a shield - all with limited ammunition/energy. ****The stages include real-world locations as well as abstract "computer-like" virtual reality worlds, with geometrical figures and computer-related objects as enemies. Boss enemies usually guard the exit to each level, and utilize a variety of shooting patterns to stop the hero. Anime-style cut scenes advance the story between the missions.</text:p>
          </table:table-cell>
          <table:table-cell table:style-name="Default"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Download (Japan)&quot;&gt; &lt;year&gt;1990&lt;/year&gt; &lt;rating&gt;ESRB - RP (Rating Pending)&lt;/rating&gt; &lt;title&gt;Download&lt;/title&gt; &lt;pub&gt;NEC Avenue, Ltd.&lt;/pub&gt; &lt;dev&gt;Nec Avenue, Ltd.&lt;/dev&gt; &lt;genre&gt;Shoot-'Em-Up&lt;/genre&gt; &lt;score&gt;4.2&lt;/score&gt; &lt;player&gt;1 Player&lt;/player&gt; &lt;story&gt;Nearing the end of the 21th century, human society entered a development stage that was dubbed &quot;neo capitalism&quot;. Powerful mega-corporations built gigantic computer systems which were able to create entire virtual worlds, where humans sought refuge from the grim reality and the certainty of death. But crime flourished in the cyber world as well; a unit of special agents called &quot;cyber divers&quot; was created in order to fight criminal organizations. Syd is one of such cyber divers. His companion Ohala was once trapped in the cyber world and never returned. And now, another friend of his, the lovely Deva, tells him that she has been arrested while trying to investigate Ohala's disappearing. It's time for Syd to ride his flying bike and get to the bottom of the business - in real world as well as in the dangerous virtual reality.****Down Load is a side-scrolling shooter. The player controls Syd on his flying bike, which acts, for all purposes, like other aircrafts in comparable games. Before each mission, the player selects one of the two available main weapons: vulcan cannon (spreading fire, up to five directions if powered-up), and laser beam (powerful, focused fire; beams are added with power-ups). The secondary weapons include homing missiles, a bomb-like gadget, and a shield - all with limited ammunition/energy. ****The stages include real-world locations as well as abstract &quot;computer-like&quot; virtual reality worlds, with geometrical figures and computer-related objects as enemies. Boss enemies usually guard the exit to each level, and utilize a variety of shooting patterns to stop the hero. Anime-style cut scenes advance the story between the missions.&lt;/story&gt; &lt;/game&gt;">
            <text:p>&lt;game name="Download (Japan)"&gt; &lt;year&gt;1990&lt;/year&gt; &lt;rating&gt;ESRB - RP (Rating Pending)&lt;/rating&gt; &lt;title&gt;Download&lt;/title&gt; &lt;pub&gt;NEC Avenue, Ltd.&lt;/pub&gt; &lt;dev&gt;Nec Avenue, Ltd.&lt;/dev&gt; &lt;genre&gt;Shoot-'Em-Up&lt;/genre&gt; &lt;score&gt;4.2&lt;/score&gt; &lt;player&gt;1 Player&lt;/player&gt; &lt;story&gt;Nearing the end of the 21th century, human society entered a development stage that was dubbed "neo capitalism". Powerful mega-corporations built gigantic computer systems which were able to create entire virtual worlds, where humans sought refuge from the grim reality and the certainty of death. But crime flourished in the cyber world as well; a unit of special agents called "cyber divers" was created in order to fight criminal organizations. Syd is one of such cyber divers. His companion Ohala was once trapped in the cyber world and never returned. And now, another friend of his, the lovely Deva, tells him that she has been arrested while trying to investigate Ohala's disappearing. It's time for Syd to ride his flying bike and get to the bottom of the business - in real world as well as in the dangerous virtual reality.****Down Load is a side-scrolling shooter. The player controls Syd on his flying bike, which acts, for all purposes, like other aircrafts in comparable games. Before each mission, the player selects one of the two available main weapons: vulcan cannon (spreading fire, up to five directions if powered-up), and laser beam (powerful, focused fire; beams are added with power-ups). The secondary weapons include homing missiles, a bomb-like gadget, and a shield - all with limited ammunition/energy. ****The stages include real-world locations as well as abstract "computer-like" virtual reality worlds, with geometrical figures and computer-related objects as enemies. Boss enemies usually guard the exit to each level, and utilize a variety of shooting patterns to stop the hero. Anime-style cut scenes advance the story between the missions.&lt;/story&gt; &lt;/game&gt;</text:p>
          </table:table-cell>
          <table:table-cell table:number-columns-repeated="1012"/>
        </table:table-row>
        <table:table-row table:style-name="ro1">
          <table:table-cell office:value-type="string">
            <text:p>Dragon Egg! (Japan)</text:p>
          </table:table-cell>
          <table:table-cell office:value-type="float" office:value="1991">
            <text:p>1991</text:p>
          </table:table-cell>
          <table:table-cell office:value-type="string">
            <text:p>ESRB - RP (Rating Pending)</text:p>
          </table:table-cell>
          <table:table-cell office:value-type="string">
            <text:p>Dragon Egg!</text:p>
          </table:table-cell>
          <table:table-cell office:value-type="string">
            <text:p>Masaya</text:p>
          </table:table-cell>
          <table:table-cell office:value-type="string">
            <text:p>Ncs</text:p>
          </table:table-cell>
          <table:table-cell office:value-type="string">
            <text:p>Action/Role Playing</text:p>
          </table:table-cell>
          <table:table-cell office:value-type="string">
            <text:p>2.8</text:p>
          </table:table-cell>
          <table:table-cell office:value-type="string">
            <text:p>1 Player</text:p>
          </table:table-cell>
          <table:table-cell office:value-type="string">
            <text:p>A girl and her egg, all alone in the cruel world. But this is not just an ordinary egg, collect or buy power-ups (from handy local stores) and out pops a little dragon's head, ready to swing round and breathe fire at anything that dares to get in your way. Collect enough of them and the dragon hatches fully, allowing you to ride on its back, spraying enemies with fire balls. All this is done over scenery ranging from woodlands to strangely un-fantasy like hi-tech fortresses</text:p>
          </table:table-cell>
          <table:table-cell table:style-name="Default"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Dragon Egg! (Japan)&quot;&gt; &lt;year&gt;1991&lt;/year&gt; &lt;rating&gt;ESRB - RP (Rating Pending)&lt;/rating&gt; &lt;title&gt;Dragon Egg!&lt;/title&gt; &lt;pub&gt;Masaya&lt;/pub&gt; &lt;dev&gt;Ncs&lt;/dev&gt; &lt;genre&gt;Action/Role Playing&lt;/genre&gt; &lt;score&gt;2.8&lt;/score&gt; &lt;player&gt;1 Player&lt;/player&gt; &lt;story&gt;A girl and her egg, all alone in the cruel world. But this is not just an ordinary egg, collect or buy power-ups (from handy local stores) and out pops a little dragon's head, ready to swing round and breathe fire at anything that dares to get in your way. Collect enough of them and the dragon hatches fully, allowing you to ride on its back, spraying enemies with fire balls. All this is done over scenery ranging from woodlands to strangely un-fantasy like hi-tech fortresses&lt;/story&gt; &lt;/game&gt;">
            <text:p>&lt;game name="Dragon Egg! (Japan)"&gt; &lt;year&gt;1991&lt;/year&gt; &lt;rating&gt;ESRB - RP (Rating Pending)&lt;/rating&gt; &lt;title&gt;Dragon Egg!&lt;/title&gt; &lt;pub&gt;Masaya&lt;/pub&gt; &lt;dev&gt;Ncs&lt;/dev&gt; &lt;genre&gt;Action/Role Playing&lt;/genre&gt; &lt;score&gt;2.8&lt;/score&gt; &lt;player&gt;1 Player&lt;/player&gt; &lt;story&gt;A girl and her egg, all alone in the cruel world. But this is not just an ordinary egg, collect or buy power-ups (from handy local stores) and out pops a little dragon's head, ready to swing round and breathe fire at anything that dares to get in your way. Collect enough of them and the dragon hatches fully, allowing you to ride on its back, spraying enemies with fire balls. All this is done over scenery ranging from woodlands to strangely un-fantasy like hi-tech fortresses&lt;/story&gt; &lt;/game&gt;</text:p>
          </table:table-cell>
          <table:table-cell table:number-columns-repeated="1012"/>
        </table:table-row>
        <table:table-row table:style-name="ro1">
          <table:table-cell office:value-type="string">
            <text:p>Dragon Saber - After Story of Dragon Spirit (Japan)</text:p>
          </table:table-cell>
          <table:table-cell office:value-type="float" office:value="1991">
            <text:p>1991</text:p>
          </table:table-cell>
          <table:table-cell office:value-type="string">
            <text:p>ESRB - RP (Rating Pending)</text:p>
          </table:table-cell>
          <table:table-cell office:value-type="string">
            <text:p>Dragon Saber - After Story of Dragon Spirit</text:p>
          </table:table-cell>
          <table:table-cell office:value-type="string">
            <text:p>Namco Ltd.</text:p>
          </table:table-cell>
          <table:table-cell office:value-type="string">
            <text:p>Namcot</text:p>
          </table:table-cell>
          <table:table-cell office:value-type="string">
            <text:p>Shoot-'Em-Up</text:p>
          </table:table-cell>
          <table:table-cell office:value-type="string">
            <text:p>3.2</text:p>
          </table:table-cell>
          <table:table-cell office:value-type="string">
            <text:p>1 Player</text:p>
          </table:table-cell>
          <table:table-cell office:value-type="string">
            <text:p>Whereas <text:s/>Dragon Spirit was a multi-format conversion, only Turbo-Grafx / PC Engine users got to play the lesser-known sequel at home. Gameplay-wise, little has changed from the original, as both games are vertically-scrolling shoot 'em ups putting you in control of a dragon. You are flying over built-up land, complete with rivers and their banks. The enemies and waves can be shot or avoided - shooting them reveals extra points as well as the occasional power-up. Ground units are shooting at you but can't be shot back, so be careful which parts of the screen you occupy at which times.</text:p>
          </table:table-cell>
          <table:table-cell table:style-name="Default"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Dragon Saber - After Story of Dragon Spirit (Japan)&quot;&gt; &lt;year&gt;1991&lt;/year&gt; &lt;rating&gt;ESRB - RP (Rating Pending)&lt;/rating&gt; &lt;title&gt;Dragon Saber - After Story of Dragon Spirit&lt;/title&gt; &lt;pub&gt;Namco Ltd.&lt;/pub&gt; &lt;dev&gt;Namcot&lt;/dev&gt; &lt;genre&gt;Shoot-'Em-Up&lt;/genre&gt; &lt;score&gt;3.2&lt;/score&gt; &lt;player&gt;1 Player&lt;/player&gt; &lt;story&gt;Whereas  Dragon Spirit was a multi-format conversion, only Turbo-Grafx / PC Engine users got to play the lesser-known sequel at home. Gameplay-wise, little has changed from the original, as both games are vertically-scrolling shoot 'em ups putting you in control of a dragon. You are flying over built-up land, complete with rivers and their banks. The enemies and waves can be shot or avoided - shooting them reveals extra points as well as the occasional power-up. Ground units are shooting at you but can't be shot back, so be careful which parts of the screen you occupy at which times.&lt;/story&gt; &lt;/game&gt;">
            <text:p>&lt;game name="Dragon Saber - After Story of Dragon Spirit (Japan)"&gt; &lt;year&gt;1991&lt;/year&gt; &lt;rating&gt;ESRB - RP (Rating Pending)&lt;/rating&gt; &lt;title&gt;Dragon Saber - After Story of Dragon Spirit&lt;/title&gt; &lt;pub&gt;Namco Ltd.&lt;/pub&gt; &lt;dev&gt;Namcot&lt;/dev&gt; &lt;genre&gt;Shoot-'Em-Up&lt;/genre&gt; &lt;score&gt;3.2&lt;/score&gt; &lt;player&gt;1 Player&lt;/player&gt; &lt;story&gt;Whereas <text:s/>Dragon Spirit was a multi-format conversion, only Turbo-Grafx / PC Engine users got to play the lesser-known sequel at home. Gameplay-wise, little has changed from the original, as both games are vertically-scrolling shoot 'em ups putting you in control of a dragon. You are flying over built-up land, complete with rivers and their banks. The enemies and waves can be shot or avoided - shooting them reveals extra points as well as the occasional power-up. Ground units are shooting at you but can't be shot back, so be careful which parts of the screen you occupy at which times.&lt;/story&gt; &lt;/game&gt;</text:p>
          </table:table-cell>
          <table:table-cell table:number-columns-repeated="1012"/>
        </table:table-row>
        <table:table-row table:style-name="ro1">
          <table:table-cell office:value-type="string">
            <text:p>Dragon Spirit (Japan)</text:p>
          </table:table-cell>
          <table:table-cell office:value-type="float" office:value="1988">
            <text:p>1988</text:p>
          </table:table-cell>
          <table:table-cell office:value-type="string">
            <text:p>ESRB - RP (Rating Pending)</text:p>
          </table:table-cell>
          <table:table-cell office:value-type="string">
            <text:p>Dragon Spirit</text:p>
          </table:table-cell>
          <table:table-cell office:value-type="string">
            <text:p>Namco Ltd.</text:p>
          </table:table-cell>
          <table:table-cell office:value-type="string">
            <text:p>Namcot</text:p>
          </table:table-cell>
          <table:table-cell office:value-type="string">
            <text:p>Shoot-'Em-Up</text:p>
          </table:table-cell>
          <table:table-cell office:value-type="string">
            <text:p>3.5</text:p>
          </table:table-cell>
          <table:table-cell office:value-type="string">
            <text:p>1 Player</text:p>
          </table:table-cell>
          <table:table-cell office:value-type="string">
            <text:p>Galda has decided to attack earth and it is up to you to stop him. <text:s/>Galda has taken Iris, the sister of Lace captive. <text:s/>You are Lace who, taking his father's sword, goes off to defeat Galda.****You have the ability to change into a dragon and are in that form throughout the game. <text:s/>As a dragon, you can pick up power-ups, or upgrades, that will help you in your fight. <text:s/>Upgrades can include extra heads on your dragon, health, faster shots, and more.****Fly around and destroy everything in your path. <text:s/>At the end of each stage, you will need to defeat a boss. <text:s/>Having good upgrades that are not lost from being hit before reaching the bosses will help.</text:p>
          </table:table-cell>
          <table:table-cell table:style-name="Default"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Dragon Spirit (Japan)&quot;&gt; &lt;year&gt;1988&lt;/year&gt; &lt;rating&gt;ESRB - RP (Rating Pending)&lt;/rating&gt; &lt;title&gt;Dragon Spirit&lt;/title&gt; &lt;pub&gt;Namco Ltd.&lt;/pub&gt; &lt;dev&gt;Namcot&lt;/dev&gt; &lt;genre&gt;Shoot-'Em-Up&lt;/genre&gt; &lt;score&gt;3.5&lt;/score&gt; &lt;player&gt;1 Player&lt;/player&gt; &lt;story&gt;Galda has decided to attack earth and it is up to you to stop him.  Galda has taken Iris, the sister of Lace captive.  You are Lace who, taking his father's sword, goes off to defeat Galda.****You have the ability to change into a dragon and are in that form throughout the game.  As a dragon, you can pick up power-ups, or upgrades, that will help you in your fight.  Upgrades can include extra heads on your dragon, health, faster shots, and more.****Fly around and destroy everything in your path.  At the end of each stage, you will need to defeat a boss.  Having good upgrades that are not lost from being hit before reaching the bosses will help.&lt;/story&gt; &lt;/game&gt;">
            <text:p>&lt;game name="Dragon Spirit (Japan)"&gt; &lt;year&gt;1988&lt;/year&gt; &lt;rating&gt;ESRB - RP (Rating Pending)&lt;/rating&gt; &lt;title&gt;Dragon Spirit&lt;/title&gt; &lt;pub&gt;Namco Ltd.&lt;/pub&gt; &lt;dev&gt;Namcot&lt;/dev&gt; &lt;genre&gt;Shoot-'Em-Up&lt;/genre&gt; &lt;score&gt;3.5&lt;/score&gt; &lt;player&gt;1 Player&lt;/player&gt; &lt;story&gt;Galda has decided to attack earth and it is up to you to stop him. <text:s/>Galda has taken Iris, the sister of Lace captive. <text:s/>You are Lace who, taking his father's sword, goes off to defeat Galda.****You have the ability to change into a dragon and are in that form throughout the game. <text:s/>As a dragon, you can pick up power-ups, or upgrades, that will help you in your fight. <text:s/>Upgrades can include extra heads on your dragon, health, faster shots, and more.****Fly around and destroy everything in your path. <text:s/>At the end of each stage, you will need to defeat a boss. <text:s/>Having good upgrades that are not lost from being hit before reaching the bosses will help.&lt;/story&gt; &lt;/game&gt;</text:p>
          </table:table-cell>
          <table:table-cell table:number-columns-repeated="1012"/>
        </table:table-row>
        <table:table-row table:style-name="ro1">
          <table:table-cell office:value-type="string">
            <text:p>Drop Rock Hora Hora (Japan)</text:p>
          </table:table-cell>
          <table:table-cell office:value-type="float" office:value="1990">
            <text:p>1990</text:p>
          </table:table-cell>
          <table:table-cell office:value-type="string">
            <text:p>ESRB - RP (Rating Pending)</text:p>
          </table:table-cell>
          <table:table-cell office:value-type="string">
            <text:p>Drop Rock Hora Hora</text:p>
          </table:table-cell>
          <table:table-cell table:number-columns-repeated="2" office:value-type="string">
            <text:p>Data East</text:p>
          </table:table-cell>
          <table:table-cell office:value-type="string">
            <text:p>Puzzle</text:p>
          </table:table-cell>
          <table:table-cell office:value-type="string">
            <text:p>3.1</text:p>
          </table:table-cell>
          <table:table-cell office:value-type="string">
            <text:p>1 Player</text:p>
          </table:table-cell>
          <table:table-cell office:value-type="string">
            <text:p>Drop Rock Hora Hora is similar to <text:s/>Breakout, in that the player controls a paddle which can move left and right, hitting a ball which the player is using to eliminate jewels at the upper end of the play field. The game differs from Breakout, however, in that the paddle can also be moved up and down, the jewels are moving down toward the player's paddle, and there is a border at the bottom of the play field which bounces the ball back. <text:s/>The plot of the game involves the antagonist character's girlfriend being in a coma. A muse appears and tells the player that his girlfriend is trapped in a nightmare and is possessed by someone. The muse then casts a spell to put the player into her dreams.</text:p>
          </table:table-cell>
          <table:table-cell table:style-name="Default"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Drop Rock Hora Hora (Japan)&quot;&gt; &lt;year&gt;1990&lt;/year&gt; &lt;rating&gt;ESRB - RP (Rating Pending)&lt;/rating&gt; &lt;title&gt;Drop Rock Hora Hora&lt;/title&gt; &lt;pub&gt;Data East&lt;/pub&gt; &lt;dev&gt;Data East&lt;/dev&gt; &lt;genre&gt;Puzzle&lt;/genre&gt; &lt;score&gt;3.1&lt;/score&gt; &lt;player&gt;1 Player&lt;/player&gt; &lt;story&gt;Drop Rock Hora Hora is similar to  Breakout, in that the player controls a paddle which can move left and right, hitting a ball which the player is using to eliminate jewels at the upper end of the play field. The game differs from Breakout, however, in that the paddle can also be moved up and down, the jewels are moving down toward the player's paddle, and there is a border at the bottom of the play field which bounces the ball back.  The plot of the game involves the antagonist character's girlfriend being in a coma. A muse appears and tells the player that his girlfriend is trapped in a nightmare and is possessed by someone. The muse then casts a spell to put the player into her dreams.&lt;/story&gt; &lt;/game&gt;">
            <text:p>&lt;game name="Drop Rock Hora Hora (Japan)"&gt; &lt;year&gt;1990&lt;/year&gt; &lt;rating&gt;ESRB - RP (Rating Pending)&lt;/rating&gt; &lt;title&gt;Drop Rock Hora Hora&lt;/title&gt; &lt;pub&gt;Data East&lt;/pub&gt; &lt;dev&gt;Data East&lt;/dev&gt; &lt;genre&gt;Puzzle&lt;/genre&gt; &lt;score&gt;3.1&lt;/score&gt; &lt;player&gt;1 Player&lt;/player&gt; &lt;story&gt;Drop Rock Hora Hora is similar to <text:s/>Breakout, in that the player controls a paddle which can move left and right, hitting a ball which the player is using to eliminate jewels at the upper end of the play field. The game differs from Breakout, however, in that the paddle can also be moved up and down, the jewels are moving down toward the player's paddle, and there is a border at the bottom of the play field which bounces the ball back. <text:s/>The plot of the game involves the antagonist character's girlfriend being in a coma. A muse appears and tells the player that his girlfriend is trapped in a nightmare and is possessed by someone. The muse then casts a spell to put the player into her dreams.&lt;/story&gt; &lt;/game&gt;</text:p>
          </table:table-cell>
          <table:table-cell table:number-columns-repeated="1012"/>
        </table:table-row>
        <table:table-row table:style-name="ro1">
          <table:table-cell office:value-type="string">
            <text:p>Dungeon Explorer (Japan)</text:p>
          </table:table-cell>
          <table:table-cell office:value-type="float" office:value="1989">
            <text:p>1989</text:p>
          </table:table-cell>
          <table:table-cell office:value-type="string">
            <text:p>ESRB - RP (Rating Pending)</text:p>
          </table:table-cell>
          <table:table-cell office:value-type="string">
            <text:p>Dungeon Explorer</text:p>
          </table:table-cell>
          <table:table-cell table:number-columns-repeated="2" office:value-type="string">
            <text:p>Hudson Soft</text:p>
          </table:table-cell>
          <table:table-cell office:value-type="string">
            <text:p>Action/Role Playing</text:p>
          </table:table-cell>
          <table:table-cell office:value-type="string">
            <text:p>4.7</text:p>
          </table:table-cell>
          <table:table-cell office:value-type="string">
            <text:p>1-5 Players</text:p>
          </table:table-cell>
          <table:table-cell office:value-type="string">
            <text:p>The former king of Oddesia has entrusted you with an important, dangerous task. You must find the sacred ORA stone, which possesses the powers of life, light and happiness, and retrieve it before the king of the alien race, Natas, does. He has conquered this land and plunged it into an age of terror and despair, plagued with violence. It is up to you to stand against him and return your world to its former glory.****Dungeon Explorer plays like Gauntlet: you choose one of several different characters to play as (Fighter, Thief, Warlock, <text:s/>Witch, Bard, Bishop, Elf and Knome) and set out on your adventure alone or with up to four other players. Battles are real-time and of the shooter variety, ie, rather than swing a sword, you fire knives (or spells depending on your class). Enemies respawn out of holes in the ground which must be eradicated to keep them from pouring forth in waves. There are a number of items to be found and used throughout the game including potions of white and black magic, healing drinks and the like, but unlike Gauntlet there is no food to worry about.</text:p>
          </table:table-cell>
          <table:table-cell table:style-name="Default"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Dungeon Explorer (Japan)&quot;&gt; &lt;year&gt;1989&lt;/year&gt; &lt;rating&gt;ESRB - RP (Rating Pending)&lt;/rating&gt; &lt;title&gt;Dungeon Explorer&lt;/title&gt; &lt;pub&gt;Hudson Soft&lt;/pub&gt; &lt;dev&gt;Hudson Soft&lt;/dev&gt; &lt;genre&gt;Action/Role Playing&lt;/genre&gt; &lt;score&gt;4.7&lt;/score&gt; &lt;player&gt;1-5 Players&lt;/player&gt; &lt;story&gt;The former king of Oddesia has entrusted you with an important, dangerous task. You must find the sacred ORA stone, which possesses the powers of life, light and happiness, and retrieve it before the king of the alien race, Natas, does. He has conquered this land and plunged it into an age of terror and despair, plagued with violence. It is up to you to stand against him and return your world to its former glory.****Dungeon Explorer plays like Gauntlet: you choose one of several different characters to play as (Fighter, Thief, Warlock,  Witch, Bard, Bishop, Elf and Knome) and set out on your adventure alone or with up to four other players. Battles are real-time and of the shooter variety, ie, rather than swing a sword, you fire knives (or spells depending on your class). Enemies respawn out of holes in the ground which must be eradicated to keep them from pouring forth in waves. There are a number of items to be found and used throughout the game including potions of white and black magic, healing drinks and the like, but unlike Gauntlet there is no food to worry about.&lt;/story&gt; &lt;/game&gt;">
            <text:p>&lt;game name="Dungeon Explorer (Japan)"&gt; &lt;year&gt;1989&lt;/year&gt; &lt;rating&gt;ESRB - RP (Rating Pending)&lt;/rating&gt; &lt;title&gt;Dungeon Explorer&lt;/title&gt; &lt;pub&gt;Hudson Soft&lt;/pub&gt; &lt;dev&gt;Hudson Soft&lt;/dev&gt; &lt;genre&gt;Action/Role Playing&lt;/genre&gt; &lt;score&gt;4.7&lt;/score&gt; &lt;player&gt;1-5 Players&lt;/player&gt; &lt;story&gt;The former king of Oddesia has entrusted you with an important, dangerous task. You must find the sacred ORA stone, which possesses the powers of life, light and happiness, and retrieve it before the king of the alien race, Natas, does. He has conquered this land and plunged it into an age of terror and despair, plagued with violence. It is up to you to stand against him and return your world to its former glory.****Dungeon Explorer plays like Gauntlet: you choose one of several different characters to play as (Fighter, Thief, Warlock, <text:s/>Witch, Bard, Bishop, Elf and Knome) and set out on your adventure alone or with up to four other players. Battles are real-time and of the shooter variety, ie, rather than swing a sword, you fire knives (or spells depending on your class). Enemies respawn out of holes in the ground which must be eradicated to keep them from pouring forth in waves. There are a number of items to be found and used throughout the game including potions of white and black magic, healing drinks and the like, but unlike Gauntlet there is no food to worry about.&lt;/story&gt; &lt;/game&gt;</text:p>
          </table:table-cell>
          <table:table-cell table:number-columns-repeated="1012"/>
        </table:table-row>
        <table:table-row table:style-name="ro1">
          <table:table-cell office:value-type="string">
            <text:p>Energy (Japan)</text:p>
          </table:table-cell>
          <table:table-cell office:value-type="float" office:value="1989">
            <text:p>1989</text:p>
          </table:table-cell>
          <table:table-cell office:value-type="string">
            <text:p>ESRB - RP (Rating Pending)</text:p>
          </table:table-cell>
          <table:table-cell office:value-type="string">
            <text:p>Energy</text:p>
          </table:table-cell>
          <table:table-cell office:value-type="string">
            <text:p>Masaya</text:p>
          </table:table-cell>
          <table:table-cell office:value-type="string">
            <text:p>Ncs</text:p>
          </table:table-cell>
          <table:table-cell office:value-type="string">
            <text:p>Action</text:p>
          </table:table-cell>
          <table:table-cell office:value-type="string">
            <text:p>3.8</text:p>
          </table:table-cell>
          <table:table-cell office:value-type="string">
            <text:p>1 Player</text:p>
          </table:table-cell>
          <table:table-cell office:value-type="string">
            <text:p>The story of this game is rather simple: Tokyo has been destroyed by monsters! Terrifying creatures have invaded the city and ruined it. A scientist who possesses the secret knowledge of psychic powers known as ESP, imbues a young boy with them, and sends him to the streets and underground caverns of Tokyo, to rescue the few remaining survivors, and find out the source of the monstrous invasion!****Energy is a side-scrolling shooter. The player manipulates the young hero, who can shoot energy balls and jump. The energy attacks deplete his ESP bar, which refills itself gradually afterwards. The hero's life bar can only be refilled with healing potions which are sometimes dropped by the enemies. The boy can also collect items which change the properties or his ESP attack, and/or upgrade these attacks to the next level.</text:p>
          </table:table-cell>
          <table:table-cell table:style-name="Default"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Energy (Japan)&quot;&gt; &lt;year&gt;1989&lt;/year&gt; &lt;rating&gt;ESRB - RP (Rating Pending)&lt;/rating&gt; &lt;title&gt;Energy&lt;/title&gt; &lt;pub&gt;Masaya&lt;/pub&gt; &lt;dev&gt;Ncs&lt;/dev&gt; &lt;genre&gt;Action&lt;/genre&gt; &lt;score&gt;3.8&lt;/score&gt; &lt;player&gt;1 Player&lt;/player&gt; &lt;story&gt;The story of this game is rather simple: Tokyo has been destroyed by monsters! Terrifying creatures have invaded the city and ruined it. A scientist who possesses the secret knowledge of psychic powers known as ESP, imbues a young boy with them, and sends him to the streets and underground caverns of Tokyo, to rescue the few remaining survivors, and find out the source of the monstrous invasion!****Energy is a side-scrolling shooter. The player manipulates the young hero, who can shoot energy balls and jump. The energy attacks deplete his ESP bar, which refills itself gradually afterwards. The hero's life bar can only be refilled with healing potions which are sometimes dropped by the enemies. The boy can also collect items which change the properties or his ESP attack, and/or upgrade these attacks to the next level.&lt;/story&gt; &lt;/game&gt;">
            <text:p>&lt;game name="Energy (Japan)"&gt; &lt;year&gt;1989&lt;/year&gt; &lt;rating&gt;ESRB - RP (Rating Pending)&lt;/rating&gt; &lt;title&gt;Energy&lt;/title&gt; &lt;pub&gt;Masaya&lt;/pub&gt; &lt;dev&gt;Ncs&lt;/dev&gt; &lt;genre&gt;Action&lt;/genre&gt; &lt;score&gt;3.8&lt;/score&gt; &lt;player&gt;1 Player&lt;/player&gt; &lt;story&gt;The story of this game is rather simple: Tokyo has been destroyed by monsters! Terrifying creatures have invaded the city and ruined it. A scientist who possesses the secret knowledge of psychic powers known as ESP, imbues a young boy with them, and sends him to the streets and underground caverns of Tokyo, to rescue the few remaining survivors, and find out the source of the monstrous invasion!****Energy is a side-scrolling shooter. The player manipulates the young hero, who can shoot energy balls and jump. The energy attacks deplete his ESP bar, which refills itself gradually afterwards. The hero's life bar can only be refilled with healing potions which are sometimes dropped by the enemies. The boy can also collect items which change the properties or his ESP attack, and/or upgrade these attacks to the next level.&lt;/story&gt; &lt;/game&gt;</text:p>
          </table:table-cell>
          <table:table-cell table:number-columns-repeated="1012"/>
        </table:table-row>
        <table:table-row table:style-name="ro1">
          <table:table-cell office:value-type="string">
            <text:p>F-1 Dream (Japan)</text:p>
          </table:table-cell>
          <table:table-cell office:value-type="float" office:value="1989">
            <text:p>1989</text:p>
          </table:table-cell>
          <table:table-cell office:value-type="string">
            <text:p>ESRB - RP (Rating Pending)</text:p>
          </table:table-cell>
          <table:table-cell office:value-type="string">
            <text:p>F-1 Dream</text:p>
          </table:table-cell>
          <table:table-cell office:value-type="string">
            <text:p>Capcom</text:p>
          </table:table-cell>
          <table:table-cell office:value-type="string">
            <text:p>Nec Avenue</text:p>
          </table:table-cell>
          <table:table-cell office:value-type="string">
            <text:p>Racing</text:p>
          </table:table-cell>
          <table:table-cell office:value-type="string">
            <text:p>3.5</text:p>
          </table:table-cell>
          <table:table-cell office:value-type="string">
            <text:p>1 Player</text:p>
          </table:table-cell>
          <table:table-cell office:value-type="string">
            <text:p>You take the role of a newcomer race driver. Beginning in the Formula 3000, you will have to prove yourself worthy of being promoted to Formula 1 and challenge the best drivers of the late eighties. <text:s/>F-1 Dream is not one of Capcom's best known games. From a top-down perspective and decorated with cute "deformed" graphics, it may offer a serious challenge. There are essentially two race instances: first you have to beat the clock in a single lap to qualify for a good position in the race, and second you have to beat your opponents. You also have to keep an eye on your car's condition, as the tyres and body wear out, so part of your strategy must consider pit stops. <text:s/>Despite its looks, F-1 Dream is not a parody game. Released in 1988, it's in fact very respectful towards the sport, featuring little details which add realism to it. This includes several real brands advertised in the game, and others which have one or two letters changed in the logo, but are very easy to recognize. So it is with your opponents, featuring the great Ayrton Senna, Alain Prost or Nigel Mansell. The car behavior also features skids when speeding at corners, gears, and damage.</text:p>
          </table:table-cell>
          <table:table-cell table:style-name="Default"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F-1 Dream (Japan)&quot;&gt; &lt;year&gt;1989&lt;/year&gt; &lt;rating&gt;ESRB - RP (Rating Pending)&lt;/rating&gt; &lt;title&gt;F-1 Dream&lt;/title&gt; &lt;pub&gt;Capcom&lt;/pub&gt; &lt;dev&gt;Nec Avenue&lt;/dev&gt; &lt;genre&gt;Racing&lt;/genre&gt; &lt;score&gt;3.5&lt;/score&gt; &lt;player&gt;1 Player&lt;/player&gt; &lt;story&gt;You take the role of a newcomer race driver. Beginning in the Formula 3000, you will have to prove yourself worthy of being promoted to Formula 1 and challenge the best drivers of the late eighties.  F-1 Dream is not one of Capcom's best known games. From a top-down perspective and decorated with cute &quot;deformed&quot; graphics, it may offer a serious challenge. There are essentially two race instances: first you have to beat the clock in a single lap to qualify for a good position in the race, and second you have to beat your opponents. You also have to keep an eye on your car's condition, as the tyres and body wear out, so part of your strategy must consider pit stops.  Despite its looks, F-1 Dream is not a parody game. Released in 1988, it's in fact very respectful towards the sport, featuring little details which add realism to it. This includes several real brands advertised in the game, and others which have one or two letters changed in the logo, but are very easy to recognize. So it is with your opponents, featuring the great Ayrton Senna, Alain Prost or Nigel Mansell. The car behavior also features skids when speeding at corners, gears, and damage.&lt;/story&gt; &lt;/game&gt;">
            <text:p>&lt;game name="F-1 Dream (Japan)"&gt; &lt;year&gt;1989&lt;/year&gt; &lt;rating&gt;ESRB - RP (Rating Pending)&lt;/rating&gt; &lt;title&gt;F-1 Dream&lt;/title&gt; &lt;pub&gt;Capcom&lt;/pub&gt; &lt;dev&gt;Nec Avenue&lt;/dev&gt; &lt;genre&gt;Racing&lt;/genre&gt; &lt;score&gt;3.5&lt;/score&gt; &lt;player&gt;1 Player&lt;/player&gt; &lt;story&gt;You take the role of a newcomer race driver. Beginning in the Formula 3000, you will have to prove yourself worthy of being promoted to Formula 1 and challenge the best drivers of the late eighties. <text:s/>F-1 Dream is not one of Capcom's best known games. From a top-down perspective and decorated with cute "deformed" graphics, it may offer a serious challenge. There are essentially two race instances: first you have to beat the clock in a single lap to qualify for a good position in the race, and second you have to beat your opponents. You also have to keep an eye on your car's condition, as the tyres and body wear out, so part of your strategy must consider pit stops. <text:s/>Despite its looks, F-1 Dream is not a parody game. Released in 1988, it's in fact very respectful towards the sport, featuring little details which add realism to it. This includes several real brands advertised in the game, and others which have one or two letters changed in the logo, but are very easy to recognize. So it is with your opponents, featuring the great Ayrton Senna, Alain Prost or Nigel Mansell. The car behavior also features skids when speeding at corners, gears, and damage.&lt;/story&gt; &lt;/game&gt;</text:p>
          </table:table-cell>
          <table:table-cell table:number-columns-repeated="1012"/>
        </table:table-row>
        <table:table-row table:style-name="ro1">
          <table:table-cell office:value-type="string">
            <text:p>F-1 Pilot - You're King of Kings (Japan)</text:p>
          </table:table-cell>
          <table:table-cell office:value-type="float" office:value="1989">
            <text:p>1989</text:p>
          </table:table-cell>
          <table:table-cell office:value-type="string">
            <text:p>ESRB - RP (Rating Pending)</text:p>
          </table:table-cell>
          <table:table-cell office:value-type="string">
            <text:p>F-1 Pilot - You're King of Kings</text:p>
          </table:table-cell>
          <table:table-cell table:number-columns-repeated="2" office:value-type="string">
            <text:p>Pack-In-Video Co., Ltd</text:p>
          </table:table-cell>
          <table:table-cell office:value-type="string">
            <text:p>Racing</text:p>
          </table:table-cell>
          <table:table-cell office:value-type="string">
            <text:p>4.2</text:p>
          </table:table-cell>
          <table:table-cell office:value-type="string">
            <text:p>1 Player</text:p>
          </table:table-cell>
          <table:table-cell office:value-type="string">
            <text:p>Pole Position style Formula 1 racing game.</text:p>
          </table:table-cell>
          <table:table-cell table:style-name="Default"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F-1 Pilot - You're King of Kings (Japan)&quot;&gt; &lt;year&gt;1989&lt;/year&gt; &lt;rating&gt;ESRB - RP (Rating Pending)&lt;/rating&gt; &lt;title&gt;F-1 Pilot - You're King of Kings&lt;/title&gt; &lt;pub&gt;Pack-In-Video Co., Ltd&lt;/pub&gt; &lt;dev&gt;Pack-In-Video Co., Ltd&lt;/dev&gt; &lt;genre&gt;Racing&lt;/genre&gt; &lt;score&gt;4.2&lt;/score&gt; &lt;player&gt;1 Player&lt;/player&gt; &lt;story&gt;Pole Position style Formula 1 racing game.&lt;/story&gt; &lt;/game&gt;">
            <text:p>&lt;game name="F-1 Pilot - You're King of Kings (Japan)"&gt; &lt;year&gt;1989&lt;/year&gt; &lt;rating&gt;ESRB - RP (Rating Pending)&lt;/rating&gt; &lt;title&gt;F-1 Pilot - You're King of Kings&lt;/title&gt; &lt;pub&gt;Pack-In-Video Co., Ltd&lt;/pub&gt; &lt;dev&gt;Pack-In-Video Co., Ltd&lt;/dev&gt; &lt;genre&gt;Racing&lt;/genre&gt; &lt;score&gt;4.2&lt;/score&gt; &lt;player&gt;1 Player&lt;/player&gt; &lt;story&gt;Pole Position style Formula 1 racing game.&lt;/story&gt; &lt;/game&gt;</text:p>
          </table:table-cell>
          <table:table-cell table:number-columns-repeated="1012"/>
        </table:table-row>
        <table:table-row table:style-name="ro1">
          <table:table-cell office:value-type="string">
            <text:p>F1 Circus '91 - World Championship (Japan)</text:p>
          </table:table-cell>
          <table:table-cell office:value-type="float" office:value="1991">
            <text:p>1991</text:p>
          </table:table-cell>
          <table:table-cell office:value-type="string">
            <text:p>ESRB - RP (Rating Pending)</text:p>
          </table:table-cell>
          <table:table-cell office:value-type="string">
            <text:p>F1 Circus '91 - World Championship</text:p>
          </table:table-cell>
          <table:table-cell table:number-columns-repeated="2" office:value-type="string">
            <text:p>Nichibutsu</text:p>
          </table:table-cell>
          <table:table-cell office:value-type="string">
            <text:p>Racing</text:p>
          </table:table-cell>
          <table:table-cell office:value-type="string">
            <text:p>4.0</text:p>
          </table:table-cell>
          <table:table-cell office:value-type="string">
            <text:p>1 Player</text:p>
          </table:table-cell>
          <table:table-cell office:value-type="string">
            <text:p>F1 Circus '91 is a Formula 1 simulation racing game. The series did not yet feature an official license, and so just like the first game it only features generic team and driver names. The game itself plays much the same, with the overhead race view and focus on car tuning and damage. The World Championship mode has of course returned, though the managerial Constructors mode is no longer present. There is also a Free Attack mode, where any course can be freely practiced; a Training mode, where special training courses can be raced on to learn the ins and outs of the game; and a Watch mode, where the player can choose a course and watch a demonstration race.</text:p>
          </table:table-cell>
          <table:table-cell table:style-name="Default"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F1 Circus '91 - World Championship (Japan)&quot;&gt; &lt;year&gt;1991&lt;/year&gt; &lt;rating&gt;ESRB - RP (Rating Pending)&lt;/rating&gt; &lt;title&gt;F1 Circus '91 - World Championship&lt;/title&gt; &lt;pub&gt;Nichibutsu&lt;/pub&gt; &lt;dev&gt;Nichibutsu&lt;/dev&gt; &lt;genre&gt;Racing&lt;/genre&gt; &lt;score&gt;4.0&lt;/score&gt; &lt;player&gt;1 Player&lt;/player&gt; &lt;story&gt;F1 Circus '91 is a Formula 1 simulation racing game. The series did not yet feature an official license, and so just like the first game it only features generic team and driver names. The game itself plays much the same, with the overhead race view and focus on car tuning and damage. The World Championship mode has of course returned, though the managerial Constructors mode is no longer present. There is also a Free Attack mode, where any course can be freely practiced; a Training mode, where special training courses can be raced on to learn the ins and outs of the game; and a Watch mode, where the player can choose a course and watch a demonstration race.&lt;/story&gt; &lt;/game&gt;">
            <text:p>&lt;game name="F1 Circus '91 - World Championship (Japan)"&gt; &lt;year&gt;1991&lt;/year&gt; &lt;rating&gt;ESRB - RP (Rating Pending)&lt;/rating&gt; &lt;title&gt;F1 Circus '91 - World Championship&lt;/title&gt; &lt;pub&gt;Nichibutsu&lt;/pub&gt; &lt;dev&gt;Nichibutsu&lt;/dev&gt; &lt;genre&gt;Racing&lt;/genre&gt; &lt;score&gt;4.0&lt;/score&gt; &lt;player&gt;1 Player&lt;/player&gt; &lt;story&gt;F1 Circus '91 is a Formula 1 simulation racing game. The series did not yet feature an official license, and so just like the first game it only features generic team and driver names. The game itself plays much the same, with the overhead race view and focus on car tuning and damage. The World Championship mode has of course returned, though the managerial Constructors mode is no longer present. There is also a Free Attack mode, where any course can be freely practiced; a Training mode, where special training courses can be raced on to learn the ins and outs of the game; and a Watch mode, where the player can choose a course and watch a demonstration race.&lt;/story&gt; &lt;/game&gt;</text:p>
          </table:table-cell>
          <table:table-cell table:number-columns-repeated="1012"/>
        </table:table-row>
        <table:table-row table:style-name="ro1">
          <table:table-cell office:value-type="string">
            <text:p>F1 Circus '92 - The Speed of Sound (Japan)</text:p>
          </table:table-cell>
          <table:table-cell office:value-type="float" office:value="1992">
            <text:p>1992</text:p>
          </table:table-cell>
          <table:table-cell office:value-type="string">
            <text:p>ESRB - RP (Rating Pending)</text:p>
          </table:table-cell>
          <table:table-cell office:value-type="string">
            <text:p>F1 Circus '92 - The Speed of Sound</text:p>
          </table:table-cell>
          <table:table-cell table:number-columns-repeated="2" office:value-type="string">
            <text:p>Nichibutsu</text:p>
          </table:table-cell>
          <table:table-cell office:value-type="string">
            <text:p>Racing</text:p>
          </table:table-cell>
          <table:table-cell office:value-type="string">
            <text:p>3.8</text:p>
          </table:table-cell>
          <table:table-cell office:value-type="string">
            <text:p>1 Player</text:p>
          </table:table-cell>
          <table:table-cell office:value-type="string">
            <text:p>F1 Circus '92 - The Speed of Sound takes you through a year in the World Championship, on all the courses with all the teams (remember when Hakkinnen and Shumacher were yet-to-be superstars and Damon Hill or Nigel Mansell were the kings?....this game does!). You'll start by trying to qualify in each race, beating a certain time and gaining a 1/2/3 race finish. As you race further on and beat each track, you will begin to amass points and challenge for the lead in the World Championship.</text:p>
          </table:table-cell>
          <table:table-cell table:style-name="Default"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F1 Circus '92 - The Speed of Sound (Japan)&quot;&gt; &lt;year&gt;1992&lt;/year&gt; &lt;rating&gt;ESRB - RP (Rating Pending)&lt;/rating&gt; &lt;title&gt;F1 Circus '92 - The Speed of Sound&lt;/title&gt; &lt;pub&gt;Nichibutsu&lt;/pub&gt; &lt;dev&gt;Nichibutsu&lt;/dev&gt; &lt;genre&gt;Racing&lt;/genre&gt; &lt;score&gt;3.8&lt;/score&gt; &lt;player&gt;1 Player&lt;/player&gt; &lt;story&gt;F1 Circus '92 - The Speed of Sound takes you through a year in the World Championship, on all the courses with all the teams (remember when Hakkinnen and Shumacher were yet-to-be superstars and Damon Hill or Nigel Mansell were the kings?....this game does!). You'll start by trying to qualify in each race, beating a certain time and gaining a 1/2/3 race finish. As you race further on and beat each track, you will begin to amass points and challenge for the lead in the World Championship.&lt;/story&gt; &lt;/game&gt;">
            <text:p>&lt;game name="F1 Circus '92 - The Speed of Sound (Japan)"&gt; &lt;year&gt;1992&lt;/year&gt; &lt;rating&gt;ESRB - RP (Rating Pending)&lt;/rating&gt; &lt;title&gt;F1 Circus '92 - The Speed of Sound&lt;/title&gt; &lt;pub&gt;Nichibutsu&lt;/pub&gt; &lt;dev&gt;Nichibutsu&lt;/dev&gt; &lt;genre&gt;Racing&lt;/genre&gt; &lt;score&gt;3.8&lt;/score&gt; &lt;player&gt;1 Player&lt;/player&gt; &lt;story&gt;F1 Circus '92 - The Speed of Sound takes you through a year in the World Championship, on all the courses with all the teams (remember when Hakkinnen and Shumacher were yet-to-be superstars and Damon Hill or Nigel Mansell were the kings?....this game does!). You'll start by trying to qualify in each race, beating a certain time and gaining a 1/2/3 race finish. As you race further on and beat each track, you will begin to amass points and challenge for the lead in the World Championship.&lt;/story&gt; &lt;/game&gt;</text:p>
          </table:table-cell>
          <table:table-cell table:number-columns-repeated="1012"/>
        </table:table-row>
        <table:table-row table:style-name="ro1">
          <table:table-cell office:value-type="string">
            <text:p>F1 Circus (Japan)</text:p>
          </table:table-cell>
          <table:table-cell office:value-type="float" office:value="1990">
            <text:p>1990</text:p>
          </table:table-cell>
          <table:table-cell office:value-type="string">
            <text:p>ESRB - RP (Rating Pending)</text:p>
          </table:table-cell>
          <table:table-cell office:value-type="string">
            <text:p>F1 Circus</text:p>
          </table:table-cell>
          <table:table-cell table:number-columns-repeated="2" office:value-type="string">
            <text:p>Nichibutsu</text:p>
          </table:table-cell>
          <table:table-cell office:value-type="string">
            <text:p>Racing</text:p>
          </table:table-cell>
          <table:table-cell office:value-type="string">
            <text:p>2.8</text:p>
          </table:table-cell>
          <table:table-cell office:value-type="string">
            <text:p>1-4 Players</text:p>
          </table:table-cell>
          <table:table-cell office:value-type="string">
            <text:p>F1 Circus is a Formula 1 simulation racing game. Unlike later entries in the series, this version does not feature an official license, and so only features generic teams and drivers. Races are viewed from a top-down perspective, and there are a variety of machine settings as well as basic vehicle damage.****A total of 15 courses are on offer, and there is a World Championship mode, as well as a "Constructors" mode for one or two players where the player can take the role of team manager while the computer does the actual racing. The Famicom release also adds a Time Attack mode for practicing and perfecting each course.</text:p>
          </table:table-cell>
          <table:table-cell table:style-name="Default"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F1 Circus (Japan)&quot;&gt; &lt;year&gt;1990&lt;/year&gt; &lt;rating&gt;ESRB - RP (Rating Pending)&lt;/rating&gt; &lt;title&gt;F1 Circus&lt;/title&gt; &lt;pub&gt;Nichibutsu&lt;/pub&gt; &lt;dev&gt;Nichibutsu&lt;/dev&gt; &lt;genre&gt;Racing&lt;/genre&gt; &lt;score&gt;2.8&lt;/score&gt; &lt;player&gt;1-4 Players&lt;/player&gt; &lt;story&gt;F1 Circus is a Formula 1 simulation racing game. Unlike later entries in the series, this version does not feature an official license, and so only features generic teams and drivers. Races are viewed from a top-down perspective, and there are a variety of machine settings as well as basic vehicle damage.****A total of 15 courses are on offer, and there is a World Championship mode, as well as a &quot;Constructors&quot; mode for one or two players where the player can take the role of team manager while the computer does the actual racing. The Famicom release also adds a Time Attack mode for practicing and perfecting each course.&lt;/story&gt; &lt;/game&gt;">
            <text:p>&lt;game name="F1 Circus (Japan)"&gt; &lt;year&gt;1990&lt;/year&gt; &lt;rating&gt;ESRB - RP (Rating Pending)&lt;/rating&gt; &lt;title&gt;F1 Circus&lt;/title&gt; &lt;pub&gt;Nichibutsu&lt;/pub&gt; &lt;dev&gt;Nichibutsu&lt;/dev&gt; &lt;genre&gt;Racing&lt;/genre&gt; &lt;score&gt;2.8&lt;/score&gt; &lt;player&gt;1-4 Players&lt;/player&gt; &lt;story&gt;F1 Circus is a Formula 1 simulation racing game. Unlike later entries in the series, this version does not feature an official license, and so only features generic teams and drivers. Races are viewed from a top-down perspective, and there are a variety of machine settings as well as basic vehicle damage.****A total of 15 courses are on offer, and there is a World Championship mode, as well as a "Constructors" mode for one or two players where the player can take the role of team manager while the computer does the actual racing. The Famicom release also adds a Time Attack mode for practicing and perfecting each course.&lt;/story&gt; &lt;/game&gt;</text:p>
          </table:table-cell>
          <table:table-cell table:number-columns-repeated="1012"/>
        </table:table-row>
        <table:table-row table:style-name="ro1">
          <table:table-cell office:value-type="string">
            <text:p>F1 Triple Battle (Japan)</text:p>
          </table:table-cell>
          <table:table-cell office:value-type="float" office:value="1989">
            <text:p>1989</text:p>
          </table:table-cell>
          <table:table-cell office:value-type="string">
            <text:p>ESRB - RP (Rating Pending)</text:p>
          </table:table-cell>
          <table:table-cell office:value-type="string">
            <text:p>F1 Triple Battle</text:p>
          </table:table-cell>
          <table:table-cell table:number-columns-repeated="2" office:value-type="string">
            <text:p>Human Creative</text:p>
          </table:table-cell>
          <table:table-cell office:value-type="string">
            <text:p>Racing</text:p>
          </table:table-cell>
          <table:table-cell office:value-type="string">
            <text:p>3.5</text:p>
          </table:table-cell>
          <table:table-cell office:value-type="string">
            <text:p>1-3 Players</text:p>
          </table:table-cell>
          <table:table-cell office:value-type="string">
            <text:p>Fastest 1 is a Formula One racing game. The game doesn't have an official FIA license, but much like Human's Fire Pro Wrestling series, includes a number of recognizable fictionalized drivers, such as Ayrton Sesna and Satoru Inakajima. The game includes a world championship mode, where the player must start from the lowest rankings and win races to become the F1 world champion. There is also a battle mode where one or two players can race each other or against computer opponents, as well as a test run mode where the player can learn each course and try to set course records. There are a total of 16 different courses, which can be played in either dry, wet, or half-wet conditions, as well as a wide variety of vehicle settings that can be tweaked.</text:p>
          </table:table-cell>
          <table:table-cell table:style-name="Default"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F1 Triple Battle (Japan)&quot;&gt; &lt;year&gt;1989&lt;/year&gt; &lt;rating&gt;ESRB - RP (Rating Pending)&lt;/rating&gt; &lt;title&gt;F1 Triple Battle&lt;/title&gt; &lt;pub&gt;Human Creative&lt;/pub&gt; &lt;dev&gt;Human Creative&lt;/dev&gt; &lt;genre&gt;Racing&lt;/genre&gt; &lt;score&gt;3.5&lt;/score&gt; &lt;player&gt;1-3 Players&lt;/player&gt; &lt;story&gt;Fastest 1 is a Formula One racing game. The game doesn't have an official FIA license, but much like Human's Fire Pro Wrestling series, includes a number of recognizable fictionalized drivers, such as Ayrton Sesna and Satoru Inakajima. The game includes a world championship mode, where the player must start from the lowest rankings and win races to become the F1 world champion. There is also a battle mode where one or two players can race each other or against computer opponents, as well as a test run mode where the player can learn each course and try to set course records. There are a total of 16 different courses, which can be played in either dry, wet, or half-wet conditions, as well as a wide variety of vehicle settings that can be tweaked.&lt;/story&gt; &lt;/game&gt;">
            <text:p>&lt;game name="F1 Triple Battle (Japan)"&gt; &lt;year&gt;1989&lt;/year&gt; &lt;rating&gt;ESRB - RP (Rating Pending)&lt;/rating&gt; &lt;title&gt;F1 Triple Battle&lt;/title&gt; &lt;pub&gt;Human Creative&lt;/pub&gt; &lt;dev&gt;Human Creative&lt;/dev&gt; &lt;genre&gt;Racing&lt;/genre&gt; &lt;score&gt;3.5&lt;/score&gt; &lt;player&gt;1-3 Players&lt;/player&gt; &lt;story&gt;Fastest 1 is a Formula One racing game. The game doesn't have an official FIA license, but much like Human's Fire Pro Wrestling series, includes a number of recognizable fictionalized drivers, such as Ayrton Sesna and Satoru Inakajima. The game includes a world championship mode, where the player must start from the lowest rankings and win races to become the F1 world champion. There is also a battle mode where one or two players can race each other or against computer opponents, as well as a test run mode where the player can learn each course and try to set course records. There are a total of 16 different courses, which can be played in either dry, wet, or half-wet conditions, as well as a wide variety of vehicle settings that can be tweaked.&lt;/story&gt; &lt;/game&gt;</text:p>
          </table:table-cell>
          <table:table-cell table:number-columns-repeated="1012"/>
        </table:table-row>
        <table:table-row table:style-name="ro1">
          <table:table-cell office:value-type="string">
            <text:p>Fantasy Zone (Japan)</text:p>
          </table:table-cell>
          <table:table-cell office:value-type="float" office:value="1988">
            <text:p>1988</text:p>
          </table:table-cell>
          <table:table-cell office:value-type="string">
            <text:p>ESRB - RP (Rating Pending)</text:p>
          </table:table-cell>
          <table:table-cell office:value-type="string">
            <text:p>Fantasy Zone</text:p>
          </table:table-cell>
          <table:table-cell office:value-type="string">
            <text:p>NEC Avenue</text:p>
          </table:table-cell>
          <table:table-cell office:value-type="string">
            <text:p>Nec Avenue</text:p>
          </table:table-cell>
          <table:table-cell office:value-type="string">
            <text:p>Shoot-'Em-Up</text:p>
          </table:table-cell>
          <table:table-cell office:value-type="string">
            <text:p>3.3</text:p>
          </table:table-cell>
          <table:table-cell office:value-type="string">
            <text:p>1-2 Players</text:p>
          </table:table-cell>
          <table:table-cell office:value-type="string">
            <text:p>The Fantasy Zone is a solar system consisting of eight brightly colored, fantastic planets. The evil Menons are trying to take over all of the planets in the Fantasy Zone by using misappropriated foreign currency to build their forces. It is the player's job to recover all of the coins and save the solar system! ****Fantasy Zone is an arcade style shooter for one or two players. The goal is to destroy all of the creatures on each planet and collect as many of the lost coins as possible. At the end of each level is a large enemy that will have to be defeated before moving on to the next world. <text:s/>At various points in the game, the player will be able to find a parts shop, which allows purchasing improvements for his spaceship, including better weapons and faster engines.</text:p>
          </table:table-cell>
          <table:table-cell table:style-name="Default"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Fantasy Zone (Japan)&quot;&gt; &lt;year&gt;1988&lt;/year&gt; &lt;rating&gt;ESRB - RP (Rating Pending)&lt;/rating&gt; &lt;title&gt;Fantasy Zone&lt;/title&gt; &lt;pub&gt;NEC Avenue&lt;/pub&gt; &lt;dev&gt;Nec Avenue&lt;/dev&gt; &lt;genre&gt;Shoot-'Em-Up&lt;/genre&gt; &lt;score&gt;3.3&lt;/score&gt; &lt;player&gt;1-2 Players&lt;/player&gt; &lt;story&gt;The Fantasy Zone is a solar system consisting of eight brightly colored, fantastic planets. The evil Menons are trying to take over all of the planets in the Fantasy Zone by using misappropriated foreign currency to build their forces. It is the player's job to recover all of the coins and save the solar system! ****Fantasy Zone is an arcade style shooter for one or two players. The goal is to destroy all of the creatures on each planet and collect as many of the lost coins as possible. At the end of each level is a large enemy that will have to be defeated before moving on to the next world.  At various points in the game, the player will be able to find a parts shop, which allows purchasing improvements for his spaceship, including better weapons and faster engines.&lt;/story&gt; &lt;/game&gt;">
            <text:p>&lt;game name="Fantasy Zone (Japan)"&gt; &lt;year&gt;1988&lt;/year&gt; &lt;rating&gt;ESRB - RP (Rating Pending)&lt;/rating&gt; &lt;title&gt;Fantasy Zone&lt;/title&gt; &lt;pub&gt;NEC Avenue&lt;/pub&gt; &lt;dev&gt;Nec Avenue&lt;/dev&gt; &lt;genre&gt;Shoot-'Em-Up&lt;/genre&gt; &lt;score&gt;3.3&lt;/score&gt; &lt;player&gt;1-2 Players&lt;/player&gt; &lt;story&gt;The Fantasy Zone is a solar system consisting of eight brightly colored, fantastic planets. The evil Menons are trying to take over all of the planets in the Fantasy Zone by using misappropriated foreign currency to build their forces. It is the player's job to recover all of the coins and save the solar system! ****Fantasy Zone is an arcade style shooter for one or two players. The goal is to destroy all of the creatures on each planet and collect as many of the lost coins as possible. At the end of each level is a large enemy that will have to be defeated before moving on to the next world. <text:s/>At various points in the game, the player will be able to find a parts shop, which allows purchasing improvements for his spaceship, including better weapons and faster engines.&lt;/story&gt; &lt;/game&gt;</text:p>
          </table:table-cell>
          <table:table-cell table:number-columns-repeated="1012"/>
        </table:table-row>
        <table:table-row table:style-name="ro1">
          <table:table-cell office:value-type="string">
            <text:p>Fighting Run (Japan)</text:p>
          </table:table-cell>
          <table:table-cell office:value-type="float" office:value="1991">
            <text:p>1991</text:p>
          </table:table-cell>
          <table:table-cell office:value-type="string">
            <text:p>ESRB - RP (Rating Pending)</text:p>
          </table:table-cell>
          <table:table-cell office:value-type="string">
            <text:p>Fighting Run</text:p>
          </table:table-cell>
          <table:table-cell table:number-columns-repeated="2" office:value-type="string">
            <text:p>Nichibutsu</text:p>
          </table:table-cell>
          <table:table-cell office:value-type="string">
            <text:p>Action/Sports</text:p>
          </table:table-cell>
          <table:table-cell office:value-type="string">
            <text:p>2.7</text:p>
          </table:table-cell>
          <table:table-cell office:value-type="string">
            <text:p>1-2 Players</text:p>
          </table:table-cell>
          <table:table-cell office:value-type="string">
            <text:p>Mecha-based game where you pick your robot, choose the stats, then go head to head on a dangerous race course, beating your opponent into dust.</text:p>
          </table:table-cell>
          <table:table-cell table:style-name="Default"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Fighting Run (Japan)&quot;&gt; &lt;year&gt;1991&lt;/year&gt; &lt;rating&gt;ESRB - RP (Rating Pending)&lt;/rating&gt; &lt;title&gt;Fighting Run&lt;/title&gt; &lt;pub&gt;Nichibutsu&lt;/pub&gt; &lt;dev&gt;Nichibutsu&lt;/dev&gt; &lt;genre&gt;Action/Sports&lt;/genre&gt; &lt;score&gt;2.7&lt;/score&gt; &lt;player&gt;1-2 Players&lt;/player&gt; &lt;story&gt;Mecha-based game where you pick your robot, choose the stats, then go head to head on a dangerous race course, beating your opponent into dust.&lt;/story&gt; &lt;/game&gt;">
            <text:p>&lt;game name="Fighting Run (Japan)"&gt; &lt;year&gt;1991&lt;/year&gt; &lt;rating&gt;ESRB - RP (Rating Pending)&lt;/rating&gt; &lt;title&gt;Fighting Run&lt;/title&gt; &lt;pub&gt;Nichibutsu&lt;/pub&gt; &lt;dev&gt;Nichibutsu&lt;/dev&gt; &lt;genre&gt;Action/Sports&lt;/genre&gt; &lt;score&gt;2.7&lt;/score&gt; &lt;player&gt;1-2 Players&lt;/player&gt; &lt;story&gt;Mecha-based game where you pick your robot, choose the stats, then go head to head on a dangerous race course, beating your opponent into dust.&lt;/story&gt; &lt;/game&gt;</text:p>
          </table:table-cell>
          <table:table-cell table:number-columns-repeated="1012"/>
        </table:table-row>
        <table:table-row table:style-name="ro1">
          <table:table-cell office:value-type="string">
            <text:p>Final Blaster (Japan)</text:p>
          </table:table-cell>
          <table:table-cell office:value-type="float" office:value="1990">
            <text:p>1990</text:p>
          </table:table-cell>
          <table:table-cell office:value-type="string">
            <text:p>ESRB - RP (Rating Pending)</text:p>
          </table:table-cell>
          <table:table-cell office:value-type="string">
            <text:p>Final Blaster</text:p>
          </table:table-cell>
          <table:table-cell table:number-columns-repeated="2" office:value-type="string">
            <text:p>Namcot</text:p>
          </table:table-cell>
          <table:table-cell office:value-type="string">
            <text:p>Shoot-'Em-Up</text:p>
          </table:table-cell>
          <table:table-cell office:value-type="string">
            <text:p>3.2</text:p>
          </table:table-cell>
          <table:table-cell office:value-type="string">
            <text:p>1 Player</text:p>
          </table:table-cell>
          <table:table-cell office:value-type="string">
            <text:p>Final Blaster is a vertically scrolling shooter with seven levels. As usual, the player mans a space ship, has to kill the enemy opposition and a powerful boss enemy at the end of each level. A speciality is the dynamic difficulty: if the player offers a good performance in a level, he gets ranked up which affects the difficulty of the next. There are four of those ranks. The game features two power ups which are represented with different colours: weapon upgrades and drones which accompany the player. Those can be upgraded twice each and are compatible to each other. If the player dies, the extras are evacuated into a green capsule. It can be then picked up when using the next life. </text:p>
          </table:table-cell>
          <table:table-cell table:style-name="Default"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Final Blaster (Japan)&quot;&gt; &lt;year&gt;1990&lt;/year&gt; &lt;rating&gt;ESRB - RP (Rating Pending)&lt;/rating&gt; &lt;title&gt;Final Blaster&lt;/title&gt; &lt;pub&gt;Namcot&lt;/pub&gt; &lt;dev&gt;Namcot&lt;/dev&gt; &lt;genre&gt;Shoot-'Em-Up&lt;/genre&gt; &lt;score&gt;3.2&lt;/score&gt; &lt;player&gt;1 Player&lt;/player&gt; &lt;story&gt;Final Blaster is a vertically scrolling shooter with seven levels. As usual, the player mans a space ship, has to kill the enemy opposition and a powerful boss enemy at the end of each level. A speciality is the dynamic difficulty: if the player offers a good performance in a level, he gets ranked up which affects the difficulty of the next. There are four of those ranks. The game features two power ups which are represented with different colours: weapon upgrades and drones which accompany the player. Those can be upgraded twice each and are compatible to each other. If the player dies, the extras are evacuated into a green capsule. It can be then picked up when using the next life. &lt;/story&gt; &lt;/game&gt;">
            <text:p>&lt;game name="Final Blaster (Japan)"&gt; &lt;year&gt;1990&lt;/year&gt; &lt;rating&gt;ESRB - RP (Rating Pending)&lt;/rating&gt; &lt;title&gt;Final Blaster&lt;/title&gt; &lt;pub&gt;Namcot&lt;/pub&gt; &lt;dev&gt;Namcot&lt;/dev&gt; &lt;genre&gt;Shoot-'Em-Up&lt;/genre&gt; &lt;score&gt;3.2&lt;/score&gt; &lt;player&gt;1 Player&lt;/player&gt; &lt;story&gt;Final Blaster is a vertically scrolling shooter with seven levels. As usual, the player mans a space ship, has to kill the enemy opposition and a powerful boss enemy at the end of each level. A speciality is the dynamic difficulty: if the player offers a good performance in a level, he gets ranked up which affects the difficulty of the next. There are four of those ranks. The game features two power ups which are represented with different colours: weapon upgrades and drones which accompany the player. Those can be upgraded twice each and are compatible to each other. If the player dies, the extras are evacuated into a green capsule. It can be then picked up when using the next life. &lt;/story&gt; &lt;/game&gt;</text:p>
          </table:table-cell>
          <table:table-cell table:number-columns-repeated="1012"/>
        </table:table-row>
        <table:table-row table:style-name="ro1">
          <table:table-cell office:value-type="string">
            <text:p>Final Lap Twin (Japan)</text:p>
          </table:table-cell>
          <table:table-cell office:value-type="float" office:value="1989">
            <text:p>1989</text:p>
          </table:table-cell>
          <table:table-cell office:value-type="string">
            <text:p>ESRB - RP (Rating Pending)</text:p>
          </table:table-cell>
          <table:table-cell office:value-type="string">
            <text:p>Final Lap Twin</text:p>
          </table:table-cell>
          <table:table-cell table:number-columns-repeated="2" office:value-type="string">
            <text:p>Namcot</text:p>
          </table:table-cell>
          <table:table-cell office:value-type="string">
            <text:p>Racing</text:p>
          </table:table-cell>
          <table:table-cell office:value-type="string">
            <text:p>4.5</text:p>
          </table:table-cell>
          <table:table-cell office:value-type="string">
            <text:p>1-2 Players</text:p>
          </table:table-cell>
          <table:table-cell office:value-type="string">
            <text:p>Final Lap Twin is an open-wheel F1-style racing game loosely based on Namco's Final Lap arcade game. <text:s/>The game display is always in split screen mode, even if only one player is playing. <text:s/>The other display shows your nearest rival if you are racing against the computer.****There are two basic modes: Grand Prix and Quest. <text:s/>Grand Prix consists of a multi-race points championship. <text:s/>There are two car types for this mode: F-3000 and F1. <text:s/>Grand Prix mode can be played with one or two players.****Quest mode has more depth and forms the core of Final Lap Twin. <text:s/>This is essentially a racing RPG. <text:s/>You take the role of a boy who desires to become the World Champion. <text:s/>To do so, you must travel from town to town finding challenges and winning them to gain money and special items to improve your car. <text:s/>As you move around the game world, which is presented in an overhead view, you will encounter random challenges, much like random battles in a traditional RPG.</text:p>
          </table:table-cell>
          <table:table-cell table:style-name="Default"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Final Lap Twin (Japan)&quot;&gt; &lt;year&gt;1989&lt;/year&gt; &lt;rating&gt;ESRB - RP (Rating Pending)&lt;/rating&gt; &lt;title&gt;Final Lap Twin&lt;/title&gt; &lt;pub&gt;Namcot&lt;/pub&gt; &lt;dev&gt;Namcot&lt;/dev&gt; &lt;genre&gt;Racing&lt;/genre&gt; &lt;score&gt;4.5&lt;/score&gt; &lt;player&gt;1-2 Players&lt;/player&gt; &lt;story&gt;Final Lap Twin is an open-wheel F1-style racing game loosely based on Namco's Final Lap arcade game.  The game display is always in split screen mode, even if only one player is playing.  The other display shows your nearest rival if you are racing against the computer.****There are two basic modes: Grand Prix and Quest.  Grand Prix consists of a multi-race points championship.  There are two car types for this mode: F-3000 and F1.  Grand Prix mode can be played with one or two players.****Quest mode has more depth and forms the core of Final Lap Twin.  This is essentially a racing RPG.  You take the role of a boy who desires to become the World Champion.  To do so, you must travel from town to town finding challenges and winning them to gain money and special items to improve your car.  As you move around the game world, which is presented in an overhead view, you will encounter random challenges, much like random battles in a traditional RPG.&lt;/story&gt; &lt;/game&gt;">
            <text:p>&lt;game name="Final Lap Twin (Japan)"&gt; &lt;year&gt;1989&lt;/year&gt; &lt;rating&gt;ESRB - RP (Rating Pending)&lt;/rating&gt; &lt;title&gt;Final Lap Twin&lt;/title&gt; &lt;pub&gt;Namcot&lt;/pub&gt; &lt;dev&gt;Namcot&lt;/dev&gt; &lt;genre&gt;Racing&lt;/genre&gt; &lt;score&gt;4.5&lt;/score&gt; &lt;player&gt;1-2 Players&lt;/player&gt; &lt;story&gt;Final Lap Twin is an open-wheel F1-style racing game loosely based on Namco's Final Lap arcade game. <text:s/>The game display is always in split screen mode, even if only one player is playing. <text:s/>The other display shows your nearest rival if you are racing against the computer.****There are two basic modes: Grand Prix and Quest. <text:s/>Grand Prix consists of a multi-race points championship. <text:s/>There are two car types for this mode: F-3000 and F1. <text:s/>Grand Prix mode can be played with one or two players.****Quest mode has more depth and forms the core of Final Lap Twin. <text:s/>This is essentially a racing RPG. <text:s/>You take the role of a boy who desires to become the World Champion. <text:s/>To do so, you must travel from town to town finding challenges and winning them to gain money and special items to improve your car. <text:s/>As you move around the game world, which is presented in an overhead view, you will encounter random challenges, much like random battles in a traditional RPG.&lt;/story&gt; &lt;/game&gt;</text:p>
          </table:table-cell>
          <table:table-cell table:number-columns-repeated="1012"/>
        </table:table-row>
        <table:table-row table:style-name="ro1">
          <table:table-cell office:value-type="string">
            <text:p>Final Match Tennis (Japan)</text:p>
          </table:table-cell>
          <table:table-cell office:value-type="float" office:value="1991">
            <text:p>1991</text:p>
          </table:table-cell>
          <table:table-cell office:value-type="string">
            <text:p>ESRB - RP (Rating Pending)</text:p>
          </table:table-cell>
          <table:table-cell office:value-type="string">
            <text:p>Final Match Tennis</text:p>
          </table:table-cell>
          <table:table-cell table:number-columns-repeated="2" office:value-type="string">
            <text:p>Human Creative Group</text:p>
          </table:table-cell>
          <table:table-cell office:value-type="string">
            <text:p>Sports/Tennis</text:p>
          </table:table-cell>
          <table:table-cell office:value-type="string">
            <text:p>5.0</text:p>
          </table:table-cell>
          <table:table-cell office:value-type="string">
            <text:p>1-4 Players</text:p>
          </table:table-cell>
          <table:table-cell office:value-type="string">
            <text:p>Final Match Tennis is a typical Tennis game for the PC Engine and was only released in Japan. It features 16 different (all male) players and all the normal strokes like smashes, stop balls, lobs, volleys and the like. Through the use of a multiplayer adapter up to 4 people can play the game in any combination in singles and doubles. A tournament and practice mode is also present.</text:p>
          </table:table-cell>
          <table:table-cell table:style-name="Default"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Final Match Tennis (Japan)&quot;&gt; &lt;year&gt;1991&lt;/year&gt; &lt;rating&gt;ESRB - RP (Rating Pending)&lt;/rating&gt; &lt;title&gt;Final Match Tennis&lt;/title&gt; &lt;pub&gt;Human Creative Group&lt;/pub&gt; &lt;dev&gt;Human Creative Group&lt;/dev&gt; &lt;genre&gt;Sports/Tennis&lt;/genre&gt; &lt;score&gt;5.0&lt;/score&gt; &lt;player&gt;1-4 Players&lt;/player&gt; &lt;story&gt;Final Match Tennis is a typical Tennis game for the PC Engine and was only released in Japan. It features 16 different (all male) players and all the normal strokes like smashes, stop balls, lobs, volleys and the like. Through the use of a multiplayer adapter up to 4 people can play the game in any combination in singles and doubles. A tournament and practice mode is also present.&lt;/story&gt; &lt;/game&gt;">
            <text:p>&lt;game name="Final Match Tennis (Japan)"&gt; &lt;year&gt;1991&lt;/year&gt; &lt;rating&gt;ESRB - RP (Rating Pending)&lt;/rating&gt; &lt;title&gt;Final Match Tennis&lt;/title&gt; &lt;pub&gt;Human Creative Group&lt;/pub&gt; &lt;dev&gt;Human Creative Group&lt;/dev&gt; &lt;genre&gt;Sports/Tennis&lt;/genre&gt; &lt;score&gt;5.0&lt;/score&gt; &lt;player&gt;1-4 Players&lt;/player&gt; &lt;story&gt;Final Match Tennis is a typical Tennis game for the PC Engine and was only released in Japan. It features 16 different (all male) players and all the normal strokes like smashes, stop balls, lobs, volleys and the like. Through the use of a multiplayer adapter up to 4 people can play the game in any combination in singles and doubles. A tournament and practice mode is also present.&lt;/story&gt; &lt;/game&gt;</text:p>
          </table:table-cell>
          <table:table-cell table:number-columns-repeated="1012"/>
        </table:table-row>
        <table:table-row table:style-name="ro1">
          <table:table-cell office:value-type="string">
            <text:p>Final Soldier (Japan)</text:p>
          </table:table-cell>
          <table:table-cell office:value-type="float" office:value="1991">
            <text:p>1991</text:p>
          </table:table-cell>
          <table:table-cell office:value-type="string">
            <text:p>ESRB - RP (Rating Pending)</text:p>
          </table:table-cell>
          <table:table-cell office:value-type="string">
            <text:p>Final Soldier</text:p>
          </table:table-cell>
          <table:table-cell table:number-columns-repeated="2" office:value-type="string">
            <text:p>Hudson Soft</text:p>
          </table:table-cell>
          <table:table-cell office:value-type="string">
            <text:p>Shoot-'Em-Up</text:p>
          </table:table-cell>
          <table:table-cell office:value-type="string">
            <text:p>3.9</text:p>
          </table:table-cell>
          <table:table-cell office:value-type="string">
            <text:p>1 Player</text:p>
          </table:table-cell>
          <table:table-cell office:value-type="string">
            <text:p>A sci-fi top-down shooter, sequel to the Star Soldier games. Once again its your job to protect the Galactic Empire from an alien invasion using nothing but your trusty starfighter.****The game is divided in several stages in which enemies attack you in several waves until you reach the stage boss and proceed to the next one. Final Soldier incorporates four different gun pods mapped to each button, which can be fired independently or in conjunction. What you equip in each pod is up to you however as not only you get to select weapon loadouts between levels, but also shooting power-ups cycles to the available weapon types that you can incorporate mid-game.</text:p>
          </table:table-cell>
          <table:table-cell table:style-name="Default"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Final Soldier (Japan)&quot;&gt; &lt;year&gt;1991&lt;/year&gt; &lt;rating&gt;ESRB - RP (Rating Pending)&lt;/rating&gt; &lt;title&gt;Final Soldier&lt;/title&gt; &lt;pub&gt;Hudson Soft&lt;/pub&gt; &lt;dev&gt;Hudson Soft&lt;/dev&gt; &lt;genre&gt;Shoot-'Em-Up&lt;/genre&gt; &lt;score&gt;3.9&lt;/score&gt; &lt;player&gt;1 Player&lt;/player&gt; &lt;story&gt;A sci-fi top-down shooter, sequel to the Star Soldier games. Once again its your job to protect the Galactic Empire from an alien invasion using nothing but your trusty starfighter.****The game is divided in several stages in which enemies attack you in several waves until you reach the stage boss and proceed to the next one. Final Soldier incorporates four different gun pods mapped to each button, which can be fired independently or in conjunction. What you equip in each pod is up to you however as not only you get to select weapon loadouts between levels, but also shooting power-ups cycles to the available weapon types that you can incorporate mid-game.&lt;/story&gt; &lt;/game&gt;">
            <text:p>&lt;game name="Final Soldier (Japan)"&gt; &lt;year&gt;1991&lt;/year&gt; &lt;rating&gt;ESRB - RP (Rating Pending)&lt;/rating&gt; &lt;title&gt;Final Soldier&lt;/title&gt; &lt;pub&gt;Hudson Soft&lt;/pub&gt; &lt;dev&gt;Hudson Soft&lt;/dev&gt; &lt;genre&gt;Shoot-'Em-Up&lt;/genre&gt; &lt;score&gt;3.9&lt;/score&gt; &lt;player&gt;1 Player&lt;/player&gt; &lt;story&gt;A sci-fi top-down shooter, sequel to the Star Soldier games. Once again its your job to protect the Galactic Empire from an alien invasion using nothing but your trusty starfighter.****The game is divided in several stages in which enemies attack you in several waves until you reach the stage boss and proceed to the next one. Final Soldier incorporates four different gun pods mapped to each button, which can be fired independently or in conjunction. What you equip in each pod is up to you however as not only you get to select weapon loadouts between levels, but also shooting power-ups cycles to the available weapon types that you can incorporate mid-game.&lt;/story&gt; &lt;/game&gt;</text:p>
          </table:table-cell>
          <table:table-cell table:number-columns-repeated="1012"/>
        </table:table-row>
        <table:table-row table:style-name="ro1">
          <table:table-cell office:value-type="string">
            <text:p>Fire Pro Wrestling - Combination Tag (Japan)</text:p>
          </table:table-cell>
          <table:table-cell office:value-type="float" office:value="1989">
            <text:p>1989</text:p>
          </table:table-cell>
          <table:table-cell office:value-type="string">
            <text:p>ESRB - RP (Rating Pending)</text:p>
          </table:table-cell>
          <table:table-cell office:value-type="string">
            <text:p>Fire Pro Wrestling - Combination Tag</text:p>
          </table:table-cell>
          <table:table-cell table:number-columns-repeated="2" office:value-type="string">
            <text:p>Human Creative</text:p>
          </table:table-cell>
          <table:table-cell office:value-type="string">
            <text:p>Sports/Wrestling</text:p>
          </table:table-cell>
          <table:table-cell office:value-type="string">
            <text:p>2.3</text:p>
          </table:table-cell>
          <table:table-cell office:value-type="string">
            <text:p>1-4 Players</text:p>
          </table:table-cell>
          <table:table-cell office:value-type="string">
            <text:p>Fire Pro Wrestling Combination Tag is the first game in the Fire Pro Wrestling series. There are many wrestlers in the game, all fictional. However, they are all based on real wrestlers from several different countries. The game features one-on-one, tag-team, and 5 man elimination modes. It features more moves than most wrestling games of the time.</text:p>
          </table:table-cell>
          <table:table-cell table:style-name="Default"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Fire Pro Wrestling - Combination Tag (Japan)&quot;&gt; &lt;year&gt;1989&lt;/year&gt; &lt;rating&gt;ESRB - RP (Rating Pending)&lt;/rating&gt; &lt;title&gt;Fire Pro Wrestling - Combination Tag&lt;/title&gt; &lt;pub&gt;Human Creative&lt;/pub&gt; &lt;dev&gt;Human Creative&lt;/dev&gt; &lt;genre&gt;Sports/Wrestling&lt;/genre&gt; &lt;score&gt;2.3&lt;/score&gt; &lt;player&gt;1-4 Players&lt;/player&gt; &lt;story&gt;Fire Pro Wrestling Combination Tag is the first game in the Fire Pro Wrestling series. There are many wrestlers in the game, all fictional. However, they are all based on real wrestlers from several different countries. The game features one-on-one, tag-team, and 5 man elimination modes. It features more moves than most wrestling games of the time.&lt;/story&gt; &lt;/game&gt;">
            <text:p>&lt;game name="Fire Pro Wrestling - Combination Tag (Japan)"&gt; &lt;year&gt;1989&lt;/year&gt; &lt;rating&gt;ESRB - RP (Rating Pending)&lt;/rating&gt; &lt;title&gt;Fire Pro Wrestling - Combination Tag&lt;/title&gt; &lt;pub&gt;Human Creative&lt;/pub&gt; &lt;dev&gt;Human Creative&lt;/dev&gt; &lt;genre&gt;Sports/Wrestling&lt;/genre&gt; &lt;score&gt;2.3&lt;/score&gt; &lt;player&gt;1-4 Players&lt;/player&gt; &lt;story&gt;Fire Pro Wrestling Combination Tag is the first game in the Fire Pro Wrestling series. There are many wrestlers in the game, all fictional. However, they are all based on real wrestlers from several different countries. The game features one-on-one, tag-team, and 5 man elimination modes. It features more moves than most wrestling games of the time.&lt;/story&gt; &lt;/game&gt;</text:p>
          </table:table-cell>
          <table:table-cell table:number-columns-repeated="1012"/>
        </table:table-row>
        <table:table-row table:style-name="ro1">
          <table:table-cell office:value-type="string">
            <text:p>Fire Pro Wrestling 2 - 2nd Bout (Japan)</text:p>
          </table:table-cell>
          <table:table-cell office:value-type="float" office:value="1991">
            <text:p>1991</text:p>
          </table:table-cell>
          <table:table-cell office:value-type="string">
            <text:p>ESRB - RP (Rating Pending)</text:p>
          </table:table-cell>
          <table:table-cell office:value-type="string">
            <text:p>Fire Pro Wrestling 2 - 2nd Bout</text:p>
          </table:table-cell>
          <table:table-cell table:number-columns-repeated="2" office:value-type="string">
            <text:p>Human Creative</text:p>
          </table:table-cell>
          <table:table-cell office:value-type="string">
            <text:p>Sports/Wrestling</text:p>
          </table:table-cell>
          <table:table-cell office:value-type="string">
            <text:p>2.1</text:p>
          </table:table-cell>
          <table:table-cell office:value-type="string">
            <text:p>1-2 Players</text:p>
          </table:table-cell>
          <table:table-cell office:value-type="string">
            <text:p>Fire Pro Wrestling 2nd Bout is the second game in the Fire Pro Wrestling series. It is very similar to Fire Pro Wrestling Combination Tag and doesn't offer much in terms of new content, other than a few new modes, including Excite Series, World Champion Series, Super Tournament, and Elimination Match.</text:p>
          </table:table-cell>
          <table:table-cell table:style-name="Default"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Fire Pro Wrestling 2 - 2nd Bout (Japan)&quot;&gt; &lt;year&gt;1991&lt;/year&gt; &lt;rating&gt;ESRB - RP (Rating Pending)&lt;/rating&gt; &lt;title&gt;Fire Pro Wrestling 2 - 2nd Bout&lt;/title&gt; &lt;pub&gt;Human Creative&lt;/pub&gt; &lt;dev&gt;Human Creative&lt;/dev&gt; &lt;genre&gt;Sports/Wrestling&lt;/genre&gt; &lt;score&gt;2.1&lt;/score&gt; &lt;player&gt;1-2 Players&lt;/player&gt; &lt;story&gt;Fire Pro Wrestling 2nd Bout is the second game in the Fire Pro Wrestling series. It is very similar to Fire Pro Wrestling Combination Tag and doesn't offer much in terms of new content, other than a few new modes, including Excite Series, World Champion Series, Super Tournament, and Elimination Match.&lt;/story&gt; &lt;/game&gt;">
            <text:p>&lt;game name="Fire Pro Wrestling 2 - 2nd Bout (Japan)"&gt; &lt;year&gt;1991&lt;/year&gt; &lt;rating&gt;ESRB - RP (Rating Pending)&lt;/rating&gt; &lt;title&gt;Fire Pro Wrestling 2 - 2nd Bout&lt;/title&gt; &lt;pub&gt;Human Creative&lt;/pub&gt; &lt;dev&gt;Human Creative&lt;/dev&gt; &lt;genre&gt;Sports/Wrestling&lt;/genre&gt; &lt;score&gt;2.1&lt;/score&gt; &lt;player&gt;1-2 Players&lt;/player&gt; &lt;story&gt;Fire Pro Wrestling 2nd Bout is the second game in the Fire Pro Wrestling series. It is very similar to Fire Pro Wrestling Combination Tag and doesn't offer much in terms of new content, other than a few new modes, including Excite Series, World Champion Series, Super Tournament, and Elimination Match.&lt;/story&gt; &lt;/game&gt;</text:p>
          </table:table-cell>
          <table:table-cell table:number-columns-repeated="1012"/>
        </table:table-row>
        <table:table-row table:style-name="ro1">
          <table:table-cell office:value-type="string">
            <text:p>Fire Pro Wrestling 3 - Legend Bout (Japan)</text:p>
          </table:table-cell>
          <table:table-cell office:value-type="float" office:value="1992">
            <text:p>1992</text:p>
          </table:table-cell>
          <table:table-cell office:value-type="string">
            <text:p>ESRB - RP (Rating Pending)</text:p>
          </table:table-cell>
          <table:table-cell office:value-type="string">
            <text:p>Fire Pro Wrestling 3 - Legend Bout</text:p>
          </table:table-cell>
          <table:table-cell table:number-columns-repeated="2" office:value-type="string">
            <text:p>Human Entertainment</text:p>
          </table:table-cell>
          <table:table-cell office:value-type="string">
            <text:p>Sports/Wrestling</text:p>
          </table:table-cell>
          <table:table-cell office:value-type="string">
            <text:p>2.7</text:p>
          </table:table-cell>
          <table:table-cell office:value-type="string">
            <text:p>1-2 Players</text:p>
          </table:table-cell>
          <table:table-cell office:value-type="string">
            <text:p>Fire Pro Wrestling 3: Legend Bout is the third game in the long-running Fire Pro Wrestling series. The game is very similar to the first two. There is a significant increase in the amount of wrestlers, however, and there are a few new modes, such as wrestler editing mode and "hidden mode". There are 28 regular wrestlers, and 4 hidden wrestlers. As usual, while fictitious, they are based on real wrestlers, such as Hulk Hogan. This was the last of the series for the PC Engine as a stand-alone console, with one more being released for its Arcade CD-ROM² add-on.</text:p>
          </table:table-cell>
          <table:table-cell table:style-name="Default"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Fire Pro Wrestling 3 - Legend Bout (Japan)&quot;&gt; &lt;year&gt;1992&lt;/year&gt; &lt;rating&gt;ESRB - RP (Rating Pending)&lt;/rating&gt; &lt;title&gt;Fire Pro Wrestling 3 - Legend Bout&lt;/title&gt; &lt;pub&gt;Human Entertainment&lt;/pub&gt; &lt;dev&gt;Human Entertainment&lt;/dev&gt; &lt;genre&gt;Sports/Wrestling&lt;/genre&gt; &lt;score&gt;2.7&lt;/score&gt; &lt;player&gt;1-2 Players&lt;/player&gt; &lt;story&gt;Fire Pro Wrestling 3: Legend Bout is the third game in the long-running Fire Pro Wrestling series. The game is very similar to the first two. There is a significant increase in the amount of wrestlers, however, and there are a few new modes, such as wrestler editing mode and &quot;hidden mode&quot;. There are 28 regular wrestlers, and 4 hidden wrestlers. As usual, while fictitious, they are based on real wrestlers, such as Hulk Hogan. This was the last of the series for the PC Engine as a stand-alone console, with one more being released for its Arcade CD-ROM² add-on.&lt;/story&gt; &lt;/game&gt;">
            <text:p>&lt;game name="Fire Pro Wrestling 3 - Legend Bout (Japan)"&gt; &lt;year&gt;1992&lt;/year&gt; &lt;rating&gt;ESRB - RP (Rating Pending)&lt;/rating&gt; &lt;title&gt;Fire Pro Wrestling 3 - Legend Bout&lt;/title&gt; &lt;pub&gt;Human Entertainment&lt;/pub&gt; &lt;dev&gt;Human Entertainment&lt;/dev&gt; &lt;genre&gt;Sports/Wrestling&lt;/genre&gt; &lt;score&gt;2.7&lt;/score&gt; &lt;player&gt;1-2 Players&lt;/player&gt; &lt;story&gt;Fire Pro Wrestling 3: Legend Bout is the third game in the long-running Fire Pro Wrestling series. The game is very similar to the first two. There is a significant increase in the amount of wrestlers, however, and there are a few new modes, such as wrestler editing mode and "hidden mode". There are 28 regular wrestlers, and 4 hidden wrestlers. As usual, while fictitious, they are based on real wrestlers, such as Hulk Hogan. This was the last of the series for the PC Engine as a stand-alone console, with one more being released for its Arcade CD-ROM² add-on.&lt;/story&gt; &lt;/game&gt;</text:p>
          </table:table-cell>
          <table:table-cell table:number-columns-repeated="1012"/>
        </table:table-row>
        <table:table-row table:style-name="ro1">
          <table:table-cell office:value-type="string">
            <text:p>Formation Soccer - Human Cup '90 (Japan)</text:p>
          </table:table-cell>
          <table:table-cell office:value-type="float" office:value="1990">
            <text:p>1990</text:p>
          </table:table-cell>
          <table:table-cell office:value-type="string">
            <text:p>ESRB - RP (Rating Pending)</text:p>
          </table:table-cell>
          <table:table-cell office:value-type="string">
            <text:p>Formation Soccer - Human Cup '90</text:p>
          </table:table-cell>
          <table:table-cell table:number-columns-repeated="2" office:value-type="string">
            <text:p>Human Creative</text:p>
          </table:table-cell>
          <table:table-cell office:value-type="string">
            <text:p>Sports/Soccer</text:p>
          </table:table-cell>
          <table:table-cell office:value-type="string">
            <text:p>3.5</text:p>
          </table:table-cell>
          <table:table-cell office:value-type="string">
            <text:p>1-4 Players</text:p>
          </table:table-cell>
          <table:table-cell office:value-type="string">
            <text:p>Let's play soccer - the world's favorite sport! <text:s/>In Formation Soccer - Human Cup '90 you can choose between an Exhibition mode and a Tournament mode. While the first mode lasts a single game only the Tournament mode challenges you with 16 consecutive games, facing the Nintendo Allstar Team in the final round. <text:s/>The field is shown in a top-down perspective. Scrolling is done by Mode 7 chip. Difficulty varies with the opponent team, ranging from easy to hard in later games in the tournament. <text:s/>After winning a match in the tournament mode, you will be rewarded witch a code in order to pick up the game in the same round of the tournament later on.</text:p>
          </table:table-cell>
          <table:table-cell table:style-name="Default"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Formation Soccer - Human Cup '90 (Japan)&quot;&gt; &lt;year&gt;1990&lt;/year&gt; &lt;rating&gt;ESRB - RP (Rating Pending)&lt;/rating&gt; &lt;title&gt;Formation Soccer - Human Cup '90&lt;/title&gt; &lt;pub&gt;Human Creative&lt;/pub&gt; &lt;dev&gt;Human Creative&lt;/dev&gt; &lt;genre&gt;Sports/Soccer&lt;/genre&gt; &lt;score&gt;3.5&lt;/score&gt; &lt;player&gt;1-4 Players&lt;/player&gt; &lt;story&gt;Let's play soccer - the world's favorite sport!  In Formation Soccer - Human Cup '90 you can choose between an Exhibition mode and a Tournament mode. While the first mode lasts a single game only the Tournament mode challenges you with 16 consecutive games, facing the Nintendo Allstar Team in the final round.  The field is shown in a top-down perspective. Scrolling is done by Mode 7 chip. Difficulty varies with the opponent team, ranging from easy to hard in later games in the tournament.  After winning a match in the tournament mode, you will be rewarded witch a code in order to pick up the game in the same round of the tournament later on.&lt;/story&gt; &lt;/game&gt;">
            <text:p>&lt;game name="Formation Soccer - Human Cup '90 (Japan)"&gt; &lt;year&gt;1990&lt;/year&gt; &lt;rating&gt;ESRB - RP (Rating Pending)&lt;/rating&gt; &lt;title&gt;Formation Soccer - Human Cup '90&lt;/title&gt; &lt;pub&gt;Human Creative&lt;/pub&gt; &lt;dev&gt;Human Creative&lt;/dev&gt; &lt;genre&gt;Sports/Soccer&lt;/genre&gt; &lt;score&gt;3.5&lt;/score&gt; &lt;player&gt;1-4 Players&lt;/player&gt; &lt;story&gt;Let's play soccer - the world's favorite sport! <text:s/>In Formation Soccer - Human Cup '90 you can choose between an Exhibition mode and a Tournament mode. While the first mode lasts a single game only the Tournament mode challenges you with 16 consecutive games, facing the Nintendo Allstar Team in the final round. <text:s/>The field is shown in a top-down perspective. Scrolling is done by Mode 7 chip. Difficulty varies with the opponent team, ranging from easy to hard in later games in the tournament. <text:s/>After winning a match in the tournament mode, you will be rewarded witch a code in order to pick up the game in the same round of the tournament later on.&lt;/story&gt; &lt;/game&gt;</text:p>
          </table:table-cell>
          <table:table-cell table:number-columns-repeated="1012"/>
        </table:table-row>
        <table:table-row table:style-name="ro1">
          <table:table-cell office:value-type="string">
            <text:p>Formation Soccer - On J-League (Japan)</text:p>
          </table:table-cell>
          <table:table-cell office:value-type="float" office:value="1994">
            <text:p>1994</text:p>
          </table:table-cell>
          <table:table-cell office:value-type="string">
            <text:p>ESRB - RP (Rating Pending)</text:p>
          </table:table-cell>
          <table:table-cell office:value-type="string">
            <text:p>Formation Soccer - On J-League </text:p>
          </table:table-cell>
          <table:table-cell table:number-columns-repeated="2" office:value-type="string">
            <text:p>Human Entertainment</text:p>
          </table:table-cell>
          <table:table-cell office:value-type="string">
            <text:p>Sports/Soccer</text:p>
          </table:table-cell>
          <table:table-cell office:value-type="string">
            <text:p>4.0</text:p>
          </table:table-cell>
          <table:table-cell office:value-type="string">
            <text:p>1-4 Players</text:p>
          </table:table-cell>
          <table:table-cell office:value-type="string">
            <text:p>A soccer simulation game which takes place in your preference of side, top or 3/4 overhead view. The game dynamically zooms in and out at certain points of the game like a long goal kick. The mode of play are pre-season, custom teams, continental cup, nations shield, custom trophy and practice. Options to change the match length, weather and game speed are available</text:p>
          </table:table-cell>
          <table:table-cell table:style-name="Default"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Formation Soccer - On J-League (Japan)&quot;&gt; &lt;year&gt;1994&lt;/year&gt; &lt;rating&gt;ESRB - RP (Rating Pending)&lt;/rating&gt; &lt;title&gt;Formation Soccer - On J-League &lt;/title&gt; &lt;pub&gt;Human Entertainment&lt;/pub&gt; &lt;dev&gt;Human Entertainment&lt;/dev&gt; &lt;genre&gt;Sports/Soccer&lt;/genre&gt; &lt;score&gt;4.0&lt;/score&gt; &lt;player&gt;1-4 Players&lt;/player&gt; &lt;story&gt;A soccer simulation game which takes place in your preference of side, top or 3/4 overhead view. The game dynamically zooms in and out at certain points of the game like a long goal kick. The mode of play are pre-season, custom teams, continental cup, nations shield, custom trophy and practice. Options to change the match length, weather and game speed are available&lt;/story&gt; &lt;/game&gt;">
            <text:p>&lt;game name="Formation Soccer - On J-League (Japan)"&gt; &lt;year&gt;1994&lt;/year&gt; &lt;rating&gt;ESRB - RP (Rating Pending)&lt;/rating&gt; &lt;title&gt;Formation Soccer - On J-League &lt;/title&gt; &lt;pub&gt;Human Entertainment&lt;/pub&gt; &lt;dev&gt;Human Entertainment&lt;/dev&gt; &lt;genre&gt;Sports/Soccer&lt;/genre&gt; &lt;score&gt;4.0&lt;/score&gt; &lt;player&gt;1-4 Players&lt;/player&gt; &lt;story&gt;A soccer simulation game which takes place in your preference of side, top or 3/4 overhead view. The game dynamically zooms in and out at certain points of the game like a long goal kick. The mode of play are pre-season, custom teams, continental cup, nations shield, custom trophy and practice. Options to change the match length, weather and game speed are available&lt;/story&gt; &lt;/game&gt;</text:p>
          </table:table-cell>
          <table:table-cell table:number-columns-repeated="1012"/>
        </table:table-row>
        <table:table-row table:style-name="ro1">
          <table:table-cell office:value-type="string">
            <text:p>Fushigi no Yume no Alice (Japan)</text:p>
          </table:table-cell>
          <table:table-cell office:value-type="float" office:value="1993">
            <text:p>1993</text:p>
          </table:table-cell>
          <table:table-cell office:value-type="string">
            <text:p>ESRB - RP (Rating Pending)</text:p>
          </table:table-cell>
          <table:table-cell office:value-type="string">
            <text:p>Fushigi no Yume no Alice</text:p>
          </table:table-cell>
          <table:table-cell table:number-columns-repeated="2" office:value-type="string">
            <text:p>Hudson Soft</text:p>
          </table:table-cell>
          <table:table-cell office:value-type="string">
            <text:p>Adventure</text:p>
          </table:table-cell>
          <table:table-cell office:value-type="string">
            <text:p>3.2</text:p>
          </table:table-cell>
          <table:table-cell office:value-type="string">
            <text:p>1 Player</text:p>
          </table:table-cell>
          <table:table-cell office:value-type="string">
            <text:p>Based on Lewis Carrol's Alice in Wonderland novels, Fushigi no Yume no Alice is a cute 2-D platformer which casts you as Alice, a blond-haired girl wearing a pink dress. Your job is to make your way through forests and caves, defeating enemies that you come across by either jumping on their heads or shouting 'IYA' at them. Some enemies will drop eggs which will explode. You can kick these eggs and use them to destroy the enemies themselves. There are three levels in each area, and each level ends with you defeating a boss.</text:p>
          </table:table-cell>
          <table:table-cell table:style-name="Default"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Fushigi no Yume no Alice (Japan)&quot;&gt; &lt;year&gt;1993&lt;/year&gt; &lt;rating&gt;ESRB - RP (Rating Pending)&lt;/rating&gt; &lt;title&gt;Fushigi no Yume no Alice&lt;/title&gt; &lt;pub&gt;Hudson Soft&lt;/pub&gt; &lt;dev&gt;Hudson Soft&lt;/dev&gt; &lt;genre&gt;Adventure&lt;/genre&gt; &lt;score&gt;3.2&lt;/score&gt; &lt;player&gt;1 Player&lt;/player&gt; &lt;story&gt;Based on Lewis Carrol's Alice in Wonderland novels, Fushigi no Yume no Alice is a cute 2-D platformer which casts you as Alice, a blond-haired girl wearing a pink dress. Your job is to make your way through forests and caves, defeating enemies that you come across by either jumping on their heads or shouting 'IYA' at them. Some enemies will drop eggs which will explode. You can kick these eggs and use them to destroy the enemies themselves. There are three levels in each area, and each level ends with you defeating a boss.&lt;/story&gt; &lt;/game&gt;">
            <text:p>&lt;game name="Fushigi no Yume no Alice (Japan)"&gt; &lt;year&gt;1993&lt;/year&gt; &lt;rating&gt;ESRB - RP (Rating Pending)&lt;/rating&gt; &lt;title&gt;Fushigi no Yume no Alice&lt;/title&gt; &lt;pub&gt;Hudson Soft&lt;/pub&gt; &lt;dev&gt;Hudson Soft&lt;/dev&gt; &lt;genre&gt;Adventure&lt;/genre&gt; &lt;score&gt;3.2&lt;/score&gt; &lt;player&gt;1 Player&lt;/player&gt; &lt;story&gt;Based on Lewis Carrol's Alice in Wonderland novels, Fushigi no Yume no Alice is a cute 2-D platformer which casts you as Alice, a blond-haired girl wearing a pink dress. Your job is to make your way through forests and caves, defeating enemies that you come across by either jumping on their heads or shouting 'IYA' at them. Some enemies will drop eggs which will explode. You can kick these eggs and use them to destroy the enemies themselves. There are three levels in each area, and each level ends with you defeating a boss.&lt;/story&gt; &lt;/game&gt;</text:p>
          </table:table-cell>
          <table:table-cell table:number-columns-repeated="1012"/>
        </table:table-row>
        <table:table-row table:style-name="ro1">
          <table:table-cell office:value-type="string">
            <text:p>Gaia no Monshou (Japan) (Translated En)</text:p>
          </table:table-cell>
          <table:table-cell office:value-type="float" office:value="1988">
            <text:p>1988</text:p>
          </table:table-cell>
          <table:table-cell office:value-type="string">
            <text:p>ESRB - RP (Rating Pending)</text:p>
          </table:table-cell>
          <table:table-cell office:value-type="string">
            <text:p>Gaia no Monshou </text:p>
          </table:table-cell>
          <table:table-cell office:value-type="string">
            <text:p>NCS Entertainment Software Group</text:p>
          </table:table-cell>
          <table:table-cell office:value-type="string">
            <text:p>Ncs Entertainment Software Group</text:p>
          </table:table-cell>
          <table:table-cell office:value-type="string">
            <text:p>Strategy</text:p>
          </table:table-cell>
          <table:table-cell office:value-type="string">
            <text:p>3.8</text:p>
          </table:table-cell>
          <table:table-cell office:value-type="string">
            <text:p>1 Player</text:p>
          </table:table-cell>
          <table:table-cell office:value-type="string">
            <text:p>Fantasy turn-based strategy battle game with various maps to choose from.</text:p>
          </table:table-cell>
          <table:table-cell table:style-name="Default"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Gaia no Monshou (Japan) (Translated En)&quot;&gt; &lt;year&gt;1988&lt;/year&gt; &lt;rating&gt;ESRB - RP (Rating Pending)&lt;/rating&gt; &lt;title&gt;Gaia no Monshou &lt;/title&gt; &lt;pub&gt;NCS Entertainment Software Group&lt;/pub&gt; &lt;dev&gt;Ncs Entertainment Software Group&lt;/dev&gt; &lt;genre&gt;Strategy&lt;/genre&gt; &lt;score&gt;3.8&lt;/score&gt; &lt;player&gt;1 Player&lt;/player&gt; &lt;story&gt;Fantasy turn-based strategy battle game with various maps to choose from.&lt;/story&gt; &lt;/game&gt;">
            <text:p>&lt;game name="Gaia no Monshou (Japan) (Translated En)"&gt; &lt;year&gt;1988&lt;/year&gt; &lt;rating&gt;ESRB - RP (Rating Pending)&lt;/rating&gt; &lt;title&gt;Gaia no Monshou &lt;/title&gt; &lt;pub&gt;NCS Entertainment Software Group&lt;/pub&gt; &lt;dev&gt;Ncs Entertainment Software Group&lt;/dev&gt; &lt;genre&gt;Strategy&lt;/genre&gt; &lt;score&gt;3.8&lt;/score&gt; &lt;player&gt;1 Player&lt;/player&gt; &lt;story&gt;Fantasy turn-based strategy battle game with various maps to choose from.&lt;/story&gt; &lt;/game&gt;</text:p>
          </table:table-cell>
          <table:table-cell table:number-columns-repeated="1012"/>
        </table:table-row>
        <table:table-row table:style-name="ro1">
          <table:table-cell office:value-type="string">
            <text:p>Galaga '88 (Japan)</text:p>
          </table:table-cell>
          <table:table-cell office:value-type="float" office:value="1988">
            <text:p>1988</text:p>
          </table:table-cell>
          <table:table-cell office:value-type="string">
            <text:p>ESRB - RP (Rating Pending)</text:p>
          </table:table-cell>
          <table:table-cell office:value-type="string">
            <text:p>Galaga '88</text:p>
          </table:table-cell>
          <table:table-cell table:number-columns-repeated="2" office:value-type="string">
            <text:p>Namco Ltd.</text:p>
          </table:table-cell>
          <table:table-cell office:value-type="string">
            <text:p>Shoot-'Em-Up</text:p>
          </table:table-cell>
          <table:table-cell office:value-type="string">
            <text:p>3.5</text:p>
          </table:table-cell>
          <table:table-cell office:value-type="string">
            <text:p>1 Player</text:p>
          </table:table-cell>
          <table:table-cell office:value-type="string">
            <text:p>Galaga '88 takes the basic gameplay of Galaga and adds higher-quality graphics, triple ship abilities, parsec progression, power-ups, asteroids, bosses and other enhancements. Periodically the player encounters Challenging Stages, which are set to music and feature "dancing" enemies. The objective is to shoot all 40 enemies before they disappear, for a bonus of at least 10,000 points. There are a total of 29 stages. The player can begin with one ship with two in reserve or start right out with a dual ship (but only one in reserve). Some enemies now have the ability to combine into a much larger single enemy that takes multiple shots to destroy. Others explode in a brilliant shower of fireworks when destroyed, and occasionally these enemies drop a small formation of much smaller enemies that "wiggle" their way down the screen. Some enemies arrive in spherical "eggs" and emit a loud, high-pitched noise when hit. These creatures take multiple hits to destroy in flight (just one hit in formation), and their main attack pattern is to move about halfway down the screen, stop, fire multiple shots at once, and then fly straight down off the bottom of the screen. Another type of enemy takes at least five hits to destroy, and it grows larger with each consecutive hit, making it both a larger target and allowing it to act as a shield to other enemies. Later in the game some enemies are equipped with armor that renders them invincible while in formation. When one of these enemies starts its dive, it will flip over and expose its vulnerable side, then flip over again and become invincible while it moves back up the screen, then flip one more time and finish its dive. While vulnerable, this enemy can be destroyed in one hit, scoring bonus points. In addition, many different kinds of obstacles appear throughout the game, including blue crystals, boulders and green blobs.</text:p>
          </table:table-cell>
          <table:table-cell table:style-name="Default"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Galaga '88 (Japan)&quot;&gt; &lt;year&gt;1988&lt;/year&gt; &lt;rating&gt;ESRB - RP (Rating Pending)&lt;/rating&gt; &lt;title&gt;Galaga '88&lt;/title&gt; &lt;pub&gt;Namco Ltd.&lt;/pub&gt; &lt;dev&gt;Namco Ltd.&lt;/dev&gt; &lt;genre&gt;Shoot-'Em-Up&lt;/genre&gt; &lt;score&gt;3.5&lt;/score&gt; &lt;player&gt;1 Player&lt;/player&gt; &lt;story&gt;Galaga '88 takes the basic gameplay of Galaga and adds higher-quality graphics, triple ship abilities, parsec progression, power-ups, asteroids, bosses and other enhancements. Periodically the player encounters Challenging Stages, which are set to music and feature &quot;dancing&quot; enemies. The objective is to shoot all 40 enemies before they disappear, for a bonus of at least 10,000 points. There are a total of 29 stages. The player can begin with one ship with two in reserve or start right out with a dual ship (but only one in reserve). Some enemies now have the ability to combine into a much larger single enemy that takes multiple shots to destroy. Others explode in a brilliant shower of fireworks when destroyed, and occasionally these enemies drop a small formation of much smaller enemies that &quot;wiggle&quot; their way down the screen. Some enemies arrive in spherical &quot;eggs&quot; and emit a loud, high-pitched noise when hit. These creatures take multiple hits to destroy in flight (just one hit in formation), and their main attack pattern is to move about halfway down the screen, stop, fire multiple shots at once, and then fly straight down off the bottom of the screen. Another type of enemy takes at least five hits to destroy, and it grows larger with each consecutive hit, making it both a larger target and allowing it to act as a shield to other enemies. Later in the game some enemies are equipped with armor that renders them invincible while in formation. When one of these enemies starts its dive, it will flip over and expose its vulnerable side, then flip over again and become invincible while it moves back up the screen, then flip one more time and finish its dive. While vulnerable, this enemy can be destroyed in one hit, scoring bonus points. In addition, many different kinds of obstacles appear throughout the game, including blue crystals, boulders and green blobs.&lt;/story&gt; &lt;/game&gt;">
            <text:p>&lt;game name="Galaga '88 (Japan)"&gt; &lt;year&gt;1988&lt;/year&gt; &lt;rating&gt;ESRB - RP (Rating Pending)&lt;/rating&gt; &lt;title&gt;Galaga '88&lt;/title&gt; &lt;pub&gt;Namco Ltd.&lt;/pub&gt; &lt;dev&gt;Namco Ltd.&lt;/dev&gt; &lt;genre&gt;Shoot-'Em-Up&lt;/genre&gt; &lt;score&gt;3.5&lt;/score&gt; &lt;player&gt;1 Player&lt;/player&gt; &lt;story&gt;Galaga '88 takes the basic gameplay of Galaga and adds higher-quality graphics, triple ship abilities, parsec progression, power-ups, asteroids, bosses and other enhancements. Periodically the player encounters Challenging Stages, which are set to music and feature "dancing" enemies. The objective is to shoot all 40 enemies before they disappear, for a bonus of at least 10,000 points. There are a total of 29 stages. The player can begin with one ship with two in reserve or start right out with a dual ship (but only one in reserve). Some enemies now have the ability to combine into a much larger single enemy that takes multiple shots to destroy. Others explode in a brilliant shower of fireworks when destroyed, and occasionally these enemies drop a small formation of much smaller enemies that "wiggle" their way down the screen. Some enemies arrive in spherical "eggs" and emit a loud, high-pitched noise when hit. These creatures take multiple hits to destroy in flight (just one hit in formation), and their main attack pattern is to move about halfway down the screen, stop, fire multiple shots at once, and then fly straight down off the bottom of the screen. Another type of enemy takes at least five hits to destroy, and it grows larger with each consecutive hit, making it both a larger target and allowing it to act as a shield to other enemies. Later in the game some enemies are equipped with armor that renders them invincible while in formation. When one of these enemies starts its dive, it will flip over and expose its vulnerable side, then flip over again and become invincible while it moves back up the screen, then flip one more time and finish its dive. While vulnerable, this enemy can be destroyed in one hit, scoring bonus points. In addition, many different kinds of obstacles appear throughout the game, including blue crystals, boulders and green blobs.&lt;/story&gt; &lt;/game&gt;</text:p>
          </table:table-cell>
          <table:table-cell table:number-columns-repeated="1012"/>
        </table:table-row>
        <table:table-row table:style-name="ro1">
          <table:table-cell office:value-type="string">
            <text:p>Ganbare! Golf Boys (Japan)</text:p>
          </table:table-cell>
          <table:table-cell office:value-type="float" office:value="1989">
            <text:p>1989</text:p>
          </table:table-cell>
          <table:table-cell office:value-type="string">
            <text:p>ESRB - RP (Rating Pending)</text:p>
          </table:table-cell>
          <table:table-cell office:value-type="string">
            <text:p>Ganbare! Golf Boys</text:p>
          </table:table-cell>
          <table:table-cell office:value-type="string">
            <text:p>Masaya</text:p>
          </table:table-cell>
          <table:table-cell office:value-type="string">
            <text:p>Ncs</text:p>
          </table:table-cell>
          <table:table-cell office:value-type="string">
            <text:p>Sports/Golf</text:p>
          </table:table-cell>
          <table:table-cell office:value-type="string">
            <text:p>3.1</text:p>
          </table:table-cell>
          <table:table-cell office:value-type="string">
            <text:p>1-4 Players</text:p>
          </table:table-cell>
          <table:table-cell office:value-type="string">
            <text:p>Overhead 2D golf game. This one does nothing unusual - all the controls are pretty standard for a game of this type, the course is viewed overhead at all times (no 3D tee-off like in Naxat Open) and the view is zoomed in when you reach the green. Club swing is determined using the circular gauge method. </text:p>
          </table:table-cell>
          <table:table-cell table:style-name="Default"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Ganbare! Golf Boys (Japan)&quot;&gt; &lt;year&gt;1989&lt;/year&gt; &lt;rating&gt;ESRB - RP (Rating Pending)&lt;/rating&gt; &lt;title&gt;Ganbare! Golf Boys&lt;/title&gt; &lt;pub&gt;Masaya&lt;/pub&gt; &lt;dev&gt;Ncs&lt;/dev&gt; &lt;genre&gt;Sports/Golf&lt;/genre&gt; &lt;score&gt;3.1&lt;/score&gt; &lt;player&gt;1-4 Players&lt;/player&gt; &lt;story&gt;Overhead 2D golf game. This one does nothing unusual - all the controls are pretty standard for a game of this type, the course is viewed overhead at all times (no 3D tee-off like in Naxat Open) and the view is zoomed in when you reach the green. Club swing is determined using the circular gauge method. &lt;/story&gt; &lt;/game&gt;">
            <text:p>&lt;game name="Ganbare! Golf Boys (Japan)"&gt; &lt;year&gt;1989&lt;/year&gt; &lt;rating&gt;ESRB - RP (Rating Pending)&lt;/rating&gt; &lt;title&gt;Ganbare! Golf Boys&lt;/title&gt; &lt;pub&gt;Masaya&lt;/pub&gt; &lt;dev&gt;Ncs&lt;/dev&gt; &lt;genre&gt;Sports/Golf&lt;/genre&gt; &lt;score&gt;3.1&lt;/score&gt; &lt;player&gt;1-4 Players&lt;/player&gt; &lt;story&gt;Overhead 2D golf game. This one does nothing unusual - all the controls are pretty standard for a game of this type, the course is viewed overhead at all times (no 3D tee-off like in Naxat Open) and the view is zoomed in when you reach the green. Club swing is determined using the circular gauge method. &lt;/story&gt; &lt;/game&gt;</text:p>
          </table:table-cell>
          <table:table-cell table:number-columns-repeated="1012"/>
        </table:table-row>
        <table:table-row table:style-name="ro1">
          <table:table-cell office:value-type="string">
            <text:p>Gekisha Boy (Japan) (Translated En)</text:p>
          </table:table-cell>
          <table:table-cell office:value-type="float" office:value="1992">
            <text:p>1992</text:p>
          </table:table-cell>
          <table:table-cell office:value-type="string">
            <text:p>ESRB - RP (Rating Pending)</text:p>
          </table:table-cell>
          <table:table-cell office:value-type="string">
            <text:p>Gekisha Boy </text:p>
          </table:table-cell>
          <table:table-cell office:value-type="string">
            <text:p>D3 Publisher</text:p>
          </table:table-cell>
          <table:table-cell office:value-type="string">
            <text:p>Tomcat System</text:p>
          </table:table-cell>
          <table:table-cell office:value-type="string">
            <text:p>Action</text:p>
          </table:table-cell>
          <table:table-cell office:value-type="string">
            <text:p>4.0</text:p>
          </table:table-cell>
          <table:table-cell office:value-type="string">
            <text:p>1 Player</text:p>
          </table:table-cell>
          <table:table-cell office:value-type="string">
            <text:p>Novel game in which you have to earn points by taking photographs of the most newsworthy happenings as you walk down the street. These involve people falling over, planes crashing, UFOs and many other bizarre events. You have a limited amount of film and have to be careful to dodge obstacles such as bouncing balls and skateboards, as contact means you drop some and when you run out the level is over. </text:p>
          </table:table-cell>
          <table:table-cell table:style-name="Default"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Gekisha Boy (Japan) (Translated En)&quot;&gt; &lt;year&gt;1992&lt;/year&gt; &lt;rating&gt;ESRB - RP (Rating Pending)&lt;/rating&gt; &lt;title&gt;Gekisha Boy &lt;/title&gt; &lt;pub&gt;D3 Publisher&lt;/pub&gt; &lt;dev&gt;Tomcat System&lt;/dev&gt; &lt;genre&gt;Action&lt;/genre&gt; &lt;score&gt;4.0&lt;/score&gt; &lt;player&gt;1 Player&lt;/player&gt; &lt;story&gt;Novel game in which you have to earn points by taking photographs of the most newsworthy happenings as you walk down the street. These involve people falling over, planes crashing, UFOs and many other bizarre events. You have a limited amount of film and have to be careful to dodge obstacles such as bouncing balls and skateboards, as contact means you drop some and when you run out the level is over. &lt;/story&gt; &lt;/game&gt;">
            <text:p>&lt;game name="Gekisha Boy (Japan) (Translated En)"&gt; &lt;year&gt;1992&lt;/year&gt; &lt;rating&gt;ESRB - RP (Rating Pending)&lt;/rating&gt; &lt;title&gt;Gekisha Boy &lt;/title&gt; &lt;pub&gt;D3 Publisher&lt;/pub&gt; &lt;dev&gt;Tomcat System&lt;/dev&gt; &lt;genre&gt;Action&lt;/genre&gt; &lt;score&gt;4.0&lt;/score&gt; &lt;player&gt;1 Player&lt;/player&gt; &lt;story&gt;Novel game in which you have to earn points by taking photographs of the most newsworthy happenings as you walk down the street. These involve people falling over, planes crashing, UFOs and many other bizarre events. You have a limited amount of film and have to be careful to dodge obstacles such as bouncing balls and skateboards, as contact means you drop some and when you run out the level is over. &lt;/story&gt; &lt;/game&gt;</text:p>
          </table:table-cell>
          <table:table-cell table:number-columns-repeated="1012"/>
        </table:table-row>
        <table:table-row table:style-name="ro1">
          <table:table-cell office:value-type="string">
            <text:p>Genji Tsuushin Agedama (Japan)</text:p>
          </table:table-cell>
          <table:table-cell office:value-type="float" office:value="1991">
            <text:p>1991</text:p>
          </table:table-cell>
          <table:table-cell office:value-type="string">
            <text:p>ESRB - RP (Rating Pending)</text:p>
          </table:table-cell>
          <table:table-cell office:value-type="string">
            <text:p>Genji Tsuushin Agedama</text:p>
          </table:table-cell>
          <table:table-cell office:value-type="string">
            <text:p>NEC Home Electronics, Ltd.</text:p>
          </table:table-cell>
          <table:table-cell office:value-type="string">
            <text:p>Nec Home Electronics, Ltd.</text:p>
          </table:table-cell>
          <table:table-cell office:value-type="string">
            <text:p>Action</text:p>
          </table:table-cell>
          <table:table-cell office:value-type="string">
            <text:p>4.5</text:p>
          </table:table-cell>
          <table:table-cell office:value-type="string">
            <text:p>1 Player</text:p>
          </table:table-cell>
          <table:table-cell office:value-type="string">
            <text:p>While screenshots may make this look like a straightforward platformer, it’s actually a little different. It is (for most levels) an auto scroll platform shooting game, where you are constantly running, dodging and building up different ‘powers’ accessed by holding down the fire button. These range from whirlwinds to multiple genies and can get quite destructive when fully powered. </text:p>
          </table:table-cell>
          <table:table-cell table:style-name="Default"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Genji Tsuushin Agedama (Japan)&quot;&gt; &lt;year&gt;1991&lt;/year&gt; &lt;rating&gt;ESRB - RP (Rating Pending)&lt;/rating&gt; &lt;title&gt;Genji Tsuushin Agedama&lt;/title&gt; &lt;pub&gt;NEC Home Electronics, Ltd.&lt;/pub&gt; &lt;dev&gt;Nec Home Electronics, Ltd.&lt;/dev&gt; &lt;genre&gt;Action&lt;/genre&gt; &lt;score&gt;4.5&lt;/score&gt; &lt;player&gt;1 Player&lt;/player&gt; &lt;story&gt;While screenshots may make this look like a straightforward platformer, it’s actually a little different. It is (for most levels) an auto scroll platform shooting game, where you are constantly running, dodging and building up different ‘powers’ accessed by holding down the fire button. These range from whirlwinds to multiple genies and can get quite destructive when fully powered. &lt;/story&gt; &lt;/game&gt;">
            <text:p>&lt;game name="Genji Tsuushin Agedama (Japan)"&gt; &lt;year&gt;1991&lt;/year&gt; &lt;rating&gt;ESRB - RP (Rating Pending)&lt;/rating&gt; &lt;title&gt;Genji Tsuushin Agedama&lt;/title&gt; &lt;pub&gt;NEC Home Electronics, Ltd.&lt;/pub&gt; &lt;dev&gt;Nec Home Electronics, Ltd.&lt;/dev&gt; &lt;genre&gt;Action&lt;/genre&gt; &lt;score&gt;4.5&lt;/score&gt; &lt;player&gt;1 Player&lt;/player&gt; &lt;story&gt;While screenshots may make this look like a straightforward platformer, it’s actually a little different. It is (for most levels) an auto scroll platform shooting game, where you are constantly running, dodging and building up different ‘powers’ accessed by holding down the fire button. These range from whirlwinds to multiple genies and can get quite destructive when fully powered. &lt;/story&gt; &lt;/game&gt;</text:p>
          </table:table-cell>
          <table:table-cell table:number-columns-repeated="1012"/>
        </table:table-row>
        <table:table-row table:style-name="ro1">
          <table:table-cell office:value-type="string">
            <text:p>Genpei Toumaden (Japan)</text:p>
          </table:table-cell>
          <table:table-cell office:value-type="float" office:value="1990">
            <text:p>1990</text:p>
          </table:table-cell>
          <table:table-cell office:value-type="string">
            <text:p>ESRB - RP (Rating Pending)</text:p>
          </table:table-cell>
          <table:table-cell office:value-type="string">
            <text:p>Genpei Toumaden</text:p>
          </table:table-cell>
          <table:table-cell table:number-columns-repeated="2" office:value-type="string">
            <text:p>Namco Ltd.</text:p>
          </table:table-cell>
          <table:table-cell office:value-type="string">
            <text:p>Action</text:p>
          </table:table-cell>
          <table:table-cell office:value-type="string">
            <text:p>3.0</text:p>
          </table:table-cell>
          <table:table-cell office:value-type="string">
            <text:p>1 Player</text:p>
          </table:table-cell>
          <table:table-cell office:value-type="string">
            <text:p>In the year 1192, the darkness of the Minamoto clan has come and is spreading across Japan. The country is being ravaged, and only one man of the lost Heike clan can return from the depths of hell to put a stop to it. His name is Taira no Kagekiyo. <text:s/>The story of Genpei Tōma Den ostensibly revolves around the historical Genpei War from Japanese history, and involves Taira no Kagekiyo fighting the evil Minamoto no Yoritomo and the Minamoto clan across Japan. <text:s/>The game features three modes of play: "side mode", a small-scale action platforming section; "big mode", a large-scale fighting section comparable to the Taito coin-op Gladiator; and "flat mode", an overhead-view section. In all three sections the goal is to destroy enemies, collect items, and reach the end before the life bar (represented by burning candles) runs out.</text:p>
          </table:table-cell>
          <table:table-cell table:style-name="Default"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Genpei Toumaden (Japan)&quot;&gt; &lt;year&gt;1990&lt;/year&gt; &lt;rating&gt;ESRB - RP (Rating Pending)&lt;/rating&gt; &lt;title&gt;Genpei Toumaden&lt;/title&gt; &lt;pub&gt;Namco Ltd.&lt;/pub&gt; &lt;dev&gt;Namco Ltd.&lt;/dev&gt; &lt;genre&gt;Action&lt;/genre&gt; &lt;score&gt;3.0&lt;/score&gt; &lt;player&gt;1 Player&lt;/player&gt; &lt;story&gt;In the year 1192, the darkness of the Minamoto clan has come and is spreading across Japan. The country is being ravaged, and only one man of the lost Heike clan can return from the depths of hell to put a stop to it. His name is Taira no Kagekiyo.  The story of Genpei Tōma Den ostensibly revolves around the historical Genpei War from Japanese history, and involves Taira no Kagekiyo fighting the evil Minamoto no Yoritomo and the Minamoto clan across Japan.  The game features three modes of play: &quot;side mode&quot;, a small-scale action platforming section; &quot;big mode&quot;, a large-scale fighting section comparable to the Taito coin-op Gladiator; and &quot;flat mode&quot;, an overhead-view section. In all three sections the goal is to destroy enemies, collect items, and reach the end before the life bar (represented by burning candles) runs out.&lt;/story&gt; &lt;/game&gt;">
            <text:p>&lt;game name="Genpei Toumaden (Japan)"&gt; &lt;year&gt;1990&lt;/year&gt; &lt;rating&gt;ESRB - RP (Rating Pending)&lt;/rating&gt; &lt;title&gt;Genpei Toumaden&lt;/title&gt; &lt;pub&gt;Namco Ltd.&lt;/pub&gt; &lt;dev&gt;Namco Ltd.&lt;/dev&gt; &lt;genre&gt;Action&lt;/genre&gt; &lt;score&gt;3.0&lt;/score&gt; &lt;player&gt;1 Player&lt;/player&gt; &lt;story&gt;In the year 1192, the darkness of the Minamoto clan has come and is spreading across Japan. The country is being ravaged, and only one man of the lost Heike clan can return from the depths of hell to put a stop to it. His name is Taira no Kagekiyo. <text:s/>The story of Genpei Tōma Den ostensibly revolves around the historical Genpei War from Japanese history, and involves Taira no Kagekiyo fighting the evil Minamoto no Yoritomo and the Minamoto clan across Japan. <text:s/>The game features three modes of play: "side mode", a small-scale action platforming section; "big mode", a large-scale fighting section comparable to the Taito coin-op Gladiator; and "flat mode", an overhead-view section. In all three sections the goal is to destroy enemies, collect items, and reach the end before the life bar (represented by burning candles) runs out.&lt;/story&gt; &lt;/game&gt;</text:p>
          </table:table-cell>
          <table:table-cell table:number-columns-repeated="1012"/>
        </table:table-row>
        <table:table-row table:style-name="ro1">
          <table:table-cell office:value-type="string">
            <text:p>Genpei Toumaden Ni no Maki (Japan)</text:p>
          </table:table-cell>
          <table:table-cell office:value-type="float" office:value="1992">
            <text:p>1992</text:p>
          </table:table-cell>
          <table:table-cell office:value-type="string">
            <text:p>ESRB - RP (Rating Pending)</text:p>
          </table:table-cell>
          <table:table-cell office:value-type="string">
            <text:p>Genpei Toumaden Ni no Maki</text:p>
          </table:table-cell>
          <table:table-cell table:number-columns-repeated="2" office:value-type="string">
            <text:p>Namco Ltd.</text:p>
          </table:table-cell>
          <table:table-cell office:value-type="string">
            <text:p>Action</text:p>
          </table:table-cell>
          <table:table-cell office:value-type="string">
            <text:p>3.5</text:p>
          </table:table-cell>
          <table:table-cell office:value-type="string">
            <text:p>1 Player</text:p>
          </table:table-cell>
          <table:table-cell office:value-type="string">
            <text:p>Samurai-Ghost is the sequel to the Japan-only Genpei Tōma Den. You start the game as the undead ronin Kagekiyo, who sets out on a quest for revenge to defeat the demons and mystical monsters that haunt the Japanese countryside. <text:s/>The game is an action side-scroller, in which you control Kagekiyo as he scrolls through several stages slashing all the enemies that cross his path. Your ghostly nature also grants you energy-based attacks and several supernatural abilities which are mostly used to take you to surreal stages in which you can levitate and walk on water.</text:p>
          </table:table-cell>
          <table:table-cell table:style-name="Default"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Genpei Toumaden Ni no Maki (Japan)&quot;&gt; &lt;year&gt;1992&lt;/year&gt; &lt;rating&gt;ESRB - RP (Rating Pending)&lt;/rating&gt; &lt;title&gt;Genpei Toumaden Ni no Maki&lt;/title&gt; &lt;pub&gt;Namco Ltd.&lt;/pub&gt; &lt;dev&gt;Namco Ltd.&lt;/dev&gt; &lt;genre&gt;Action&lt;/genre&gt; &lt;score&gt;3.5&lt;/score&gt; &lt;player&gt;1 Player&lt;/player&gt; &lt;story&gt;Samurai-Ghost is the sequel to the Japan-only Genpei Tōma Den. You start the game as the undead ronin Kagekiyo, who sets out on a quest for revenge to defeat the demons and mystical monsters that haunt the Japanese countryside.  The game is an action side-scroller, in which you control Kagekiyo as he scrolls through several stages slashing all the enemies that cross his path. Your ghostly nature also grants you energy-based attacks and several supernatural abilities which are mostly used to take you to surreal stages in which you can levitate and walk on water.&lt;/story&gt; &lt;/game&gt;">
            <text:p>&lt;game name="Genpei Toumaden Ni no Maki (Japan)"&gt; &lt;year&gt;1992&lt;/year&gt; &lt;rating&gt;ESRB - RP (Rating Pending)&lt;/rating&gt; &lt;title&gt;Genpei Toumaden Ni no Maki&lt;/title&gt; &lt;pub&gt;Namco Ltd.&lt;/pub&gt; &lt;dev&gt;Namco Ltd.&lt;/dev&gt; &lt;genre&gt;Action&lt;/genre&gt; &lt;score&gt;3.5&lt;/score&gt; &lt;player&gt;1 Player&lt;/player&gt; &lt;story&gt;Samurai-Ghost is the sequel to the Japan-only Genpei Tōma Den. You start the game as the undead ronin Kagekiyo, who sets out on a quest for revenge to defeat the demons and mystical monsters that haunt the Japanese countryside. <text:s/>The game is an action side-scroller, in which you control Kagekiyo as he scrolls through several stages slashing all the enemies that cross his path. Your ghostly nature also grants you energy-based attacks and several supernatural abilities which are mostly used to take you to surreal stages in which you can levitate and walk on water.&lt;/story&gt; &lt;/game&gt;</text:p>
          </table:table-cell>
          <table:table-cell table:number-columns-repeated="1012"/>
        </table:table-row>
        <table:table-row table:style-name="ro1">
          <table:table-cell office:value-type="string">
            <text:p>Gokuraku! Chuuka Taisen (Japan)</text:p>
          </table:table-cell>
          <table:table-cell office:value-type="float" office:value="1992">
            <text:p>1992</text:p>
          </table:table-cell>
          <table:table-cell office:value-type="string">
            <text:p>ESRB - RP (Rating Pending)</text:p>
          </table:table-cell>
          <table:table-cell office:value-type="string">
            <text:p>Gokuraku! Chuuka Taisen</text:p>
          </table:table-cell>
          <table:table-cell table:number-columns-repeated="2" office:value-type="string">
            <text:p>Taito Corp.</text:p>
          </table:table-cell>
          <table:table-cell office:value-type="string">
            <text:p>Shoot-'Em-Up</text:p>
          </table:table-cell>
          <table:table-cell office:value-type="string">
            <text:p>2.5</text:p>
          </table:table-cell>
          <table:table-cell office:value-type="string">
            <text:p>1 Player</text:p>
          </table:table-cell>
          <table:table-cell office:value-type="string">
            <text:p>Based on the legend of the Monkey King, this takes the shoot 'em up genre and puts it into a fantastical ancient Chinese setting. Riding on your cloud, you have to fend off oriental spirits and monsters that seem to have taken a dislike for you. Take care though, as one hit and you are dead - sending you back to the last restart point in the level. Helping you on your travels are, of course, the obligatory power-up pods and also an occasional shop where you can purchase such useful powers as a ring of fire and 3-way reverse shots. Also handy is the fact that you can spin around at any time to shoot whatever is creeping up from behind. At varying stages throughout each level you face a boss which must be dispatched to move on. </text:p>
          </table:table-cell>
          <table:table-cell table:style-name="Default" table:formula="of:=CONCATENATE(&quot;&lt;game name=&quot;;CHAR(34);[.A95];CHAR(34);&quot;&gt; &lt;year&gt;&quot;;[.B95];&quot;&lt;/year&gt; &lt;rating&gt;&quot;;[.C95];&quot;&lt;/rating&gt; &lt;title&gt;&quot;;[.D95];&quot;&lt;/title&gt; &lt;pub&gt;&quot;;[.E95];&quot;&lt;/pub&gt; &lt;dev&gt;&quot;;[.F95];&quot;&lt;/dev&gt; &lt;genre&gt;&quot;;[.G95];&quot;&lt;/genre&gt; &lt;score&gt;&quot;;[.H95];&quot;&lt;/score&gt; &lt;player&gt;&quot;;[.I95];&quot;&lt;/player&gt; &lt;story&gt;&quot;;[.J95];&quot;&lt;/story&gt; &lt;/game&gt;&quot;)" office:value-type="string" office:string-value="&lt;game name=&quot;Gokuraku! Chuuka Taisen (Japan)&quot;&gt; &lt;year&gt;1992&lt;/year&gt; &lt;rating&gt;ESRB - RP (Rating Pending)&lt;/rating&gt; &lt;title&gt;Gokuraku! Chuuka Taisen&lt;/title&gt; &lt;pub&gt;Taito Corp.&lt;/pub&gt; &lt;dev&gt;Taito Corp.&lt;/dev&gt; &lt;genre&gt;Shoot-'Em-Up&lt;/genre&gt; &lt;score&gt;2.5&lt;/score&gt; &lt;player&gt;1 Player&lt;/player&gt; &lt;story&gt;Based on the legend of the Monkey King, this takes the shoot 'em up genre and puts it into a fantastical ancient Chinese setting. Riding on your cloud, you have to fend off oriental spirits and monsters that seem to have taken a dislike for you. Take care though, as one hit and you are dead - sending you back to the last restart point in the level. Helping you on your travels are, of course, the obligatory power-up pods and also an occasional shop where you can purchase such useful powers as a ring of fire and 3-way reverse shots. Also handy is the fact that you can spin around at any time to shoot whatever is creeping up from behind. At varying stages throughout each level you face a boss which must be dispatched to move on. &lt;/story&gt; &lt;/game&gt;">
            <text:p>&lt;game name="Gokuraku! Chuuka Taisen (Japan)"&gt; &lt;year&gt;1992&lt;/year&gt; &lt;rating&gt;ESRB - RP (Rating Pending)&lt;/rating&gt; &lt;title&gt;Gokuraku! Chuuka Taisen&lt;/title&gt; &lt;pub&gt;Taito Corp.&lt;/pub&gt; &lt;dev&gt;Taito Corp.&lt;/dev&gt; &lt;genre&gt;Shoot-'Em-Up&lt;/genre&gt; &lt;score&gt;2.5&lt;/score&gt; &lt;player&gt;1 Player&lt;/player&gt; &lt;story&gt;Based on the legend of the Monkey King, this takes the shoot 'em up genre and puts it into a fantastical ancient Chinese setting. Riding on your cloud, you have to fend off oriental spirits and monsters that seem to have taken a dislike for you. Take care though, as one hit and you are dead - sending you back to the last restart point in the level. Helping you on your travels are, of course, the obligatory power-up pods and also an occasional shop where you can purchase such useful powers as a ring of fire and 3-way reverse shots. Also handy is the fact that you can spin around at any time to shoot whatever is creeping up from behind. At varying stages throughout each level you face a boss which must be dispatched to move on. &lt;/story&gt; &lt;/game&gt;</text:p>
          </table:table-cell>
          <table:table-cell table:number-columns-repeated="1012"/>
        </table:table-row>
        <table:table-row table:style-name="ro1">
          <table:table-cell office:value-type="string">
            <text:p>Gomola Speed (Japan)</text:p>
          </table:table-cell>
          <table:table-cell office:value-type="float" office:value="1990">
            <text:p>1990</text:p>
          </table:table-cell>
          <table:table-cell office:value-type="string">
            <text:p>ESRB - RP (Rating Pending)</text:p>
          </table:table-cell>
          <table:table-cell office:value-type="string">
            <text:p>Gomola Speed</text:p>
          </table:table-cell>
          <table:table-cell office:value-type="string">
            <text:p>UPL Company Limited</text:p>
          </table:table-cell>
          <table:table-cell office:value-type="string">
            <text:p>Upl Company Limited</text:p>
          </table:table-cell>
          <table:table-cell office:value-type="string">
            <text:p>Action/Puzzle</text:p>
          </table:table-cell>
          <table:table-cell office:value-type="string">
            <text:p>5.0</text:p>
          </table:table-cell>
          <table:table-cell office:value-type="string">
            <text:p>1 Player</text:p>
          </table:table-cell>
          <table:table-cell office:value-type="string">
            <text:p>Gomola Speed is an action game featuring a robot snake. You must find the pieces of your body strewn about each maze-like stage, which increase your size, and use your length to surround items, food, and enemies in order to eliminate them. You can also use bombs to stun more dangerous enemies.****Different stages may have different goals -- for example, you may have to find a key, or use your surround ability on floor tiles to reveal items or enemies. Only your snake's head is vulnerable; if an enemy hits your body it will scatter all the pieces and you'll have to collect them again. After completing set conditions on each stage, a door will open that leads to the next stage, at which point you'll be just a head again, and will have to hunt for your body once more.****The game has the same unique UPL style that will be familiar to fans of games such as Atomic Robo-Kid and Mutant Night.</text:p>
          </table:table-cell>
          <table:table-cell table:style-name="Default" table:formula="of:=CONCATENATE(&quot;&lt;game name=&quot;;CHAR(34);[.A96];CHAR(34);&quot;&gt; &lt;year&gt;&quot;;[.B96];&quot;&lt;/year&gt; &lt;rating&gt;&quot;;[.C96];&quot;&lt;/rating&gt; &lt;title&gt;&quot;;[.D96];&quot;&lt;/title&gt; &lt;pub&gt;&quot;;[.E96];&quot;&lt;/pub&gt; &lt;dev&gt;&quot;;[.F96];&quot;&lt;/dev&gt; &lt;genre&gt;&quot;;[.G96];&quot;&lt;/genre&gt; &lt;score&gt;&quot;;[.H96];&quot;&lt;/score&gt; &lt;player&gt;&quot;;[.I96];&quot;&lt;/player&gt; &lt;story&gt;&quot;;[.J96];&quot;&lt;/story&gt; &lt;/game&gt;&quot;)" office:value-type="string" office:string-value="&lt;game name=&quot;Gomola Speed (Japan)&quot;&gt; &lt;year&gt;1990&lt;/year&gt; &lt;rating&gt;ESRB - RP (Rating Pending)&lt;/rating&gt; &lt;title&gt;Gomola Speed&lt;/title&gt; &lt;pub&gt;UPL Company Limited&lt;/pub&gt; &lt;dev&gt;Upl Company Limited&lt;/dev&gt; &lt;genre&gt;Action/Puzzle&lt;/genre&gt; &lt;score&gt;5.0&lt;/score&gt; &lt;player&gt;1 Player&lt;/player&gt; &lt;story&gt;Gomola Speed is an action game featuring a robot snake. You must find the pieces of your body strewn about each maze-like stage, which increase your size, and use your length to surround items, food, and enemies in order to eliminate them. You can also use bombs to stun more dangerous enemies.****Different stages may have different goals -- for example, you may have to find a key, or use your surround ability on floor tiles to reveal items or enemies. Only your snake's head is vulnerable; if an enemy hits your body it will scatter all the pieces and you'll have to collect them again. After completing set conditions on each stage, a door will open that leads to the next stage, at which point you'll be just a head again, and will have to hunt for your body once more.****The game has the same unique UPL style that will be familiar to fans of games such as Atomic Robo-Kid and Mutant Night.&lt;/story&gt; &lt;/game&gt;">
            <text:p>&lt;game name="Gomola Speed (Japan)"&gt; &lt;year&gt;1990&lt;/year&gt; &lt;rating&gt;ESRB - RP (Rating Pending)&lt;/rating&gt; &lt;title&gt;Gomola Speed&lt;/title&gt; &lt;pub&gt;UPL Company Limited&lt;/pub&gt; &lt;dev&gt;Upl Company Limited&lt;/dev&gt; &lt;genre&gt;Action/Puzzle&lt;/genre&gt; &lt;score&gt;5.0&lt;/score&gt; &lt;player&gt;1 Player&lt;/player&gt; &lt;story&gt;Gomola Speed is an action game featuring a robot snake. You must find the pieces of your body strewn about each maze-like stage, which increase your size, and use your length to surround items, food, and enemies in order to eliminate them. You can also use bombs to stun more dangerous enemies.****Different stages may have different goals -- for example, you may have to find a key, or use your surround ability on floor tiles to reveal items or enemies. Only your snake's head is vulnerable; if an enemy hits your body it will scatter all the pieces and you'll have to collect them again. After completing set conditions on each stage, a door will open that leads to the next stage, at which point you'll be just a head again, and will have to hunt for your body once more.****The game has the same unique UPL style that will be familiar to fans of games such as Atomic Robo-Kid and Mutant Night.&lt;/story&gt; &lt;/game&gt;</text:p>
          </table:table-cell>
          <table:table-cell table:number-columns-repeated="1012"/>
        </table:table-row>
        <table:table-row table:style-name="ro1">
          <table:table-cell office:value-type="string">
            <text:p>Gradius (Japan)</text:p>
          </table:table-cell>
          <table:table-cell office:value-type="float" office:value="1991">
            <text:p>1991</text:p>
          </table:table-cell>
          <table:table-cell office:value-type="string">
            <text:p>ESRB - RP (Rating Pending)</text:p>
          </table:table-cell>
          <table:table-cell office:value-type="string">
            <text:p>Gradius</text:p>
          </table:table-cell>
          <table:table-cell table:number-columns-repeated="2" office:value-type="string">
            <text:p>Konami</text:p>
          </table:table-cell>
          <table:table-cell office:value-type="string">
            <text:p>Shoot-'Em-Up</text:p>
          </table:table-cell>
          <table:table-cell office:value-type="string">
            <text:p>4.1</text:p>
          </table:table-cell>
          <table:table-cell office:value-type="string">
            <text:p>1-2 Players</text:p>
          </table:table-cell>
          <table:table-cell office:value-type="string">
            <text:p>The people of Gradius are in trouble. The ameoboid Bacterions have launched an all out attack against the planet, and it's up to you to fly into battle and save them. Along the way you'll be able to power up your ship with hyper speed, force fields, lasers, missiles, double beam cannons and more to help you battle. Based on the arcade game, Gradius is a side scrolling shooter. Shooting certain enemies will leave a power up pod behind which can be collected to add more power to your ship. Each level features a wide variety of enemies trying to stop you, with a large boss at the end. Gameplay is for one player or two players alternating.</text:p>
          </table:table-cell>
          <table:table-cell table:style-name="Default" table:formula="of:=CONCATENATE(&quot;&lt;game name=&quot;;CHAR(34);[.A97];CHAR(34);&quot;&gt; &lt;year&gt;&quot;;[.B97];&quot;&lt;/year&gt; &lt;rating&gt;&quot;;[.C97];&quot;&lt;/rating&gt; &lt;title&gt;&quot;;[.D97];&quot;&lt;/title&gt; &lt;pub&gt;&quot;;[.E97];&quot;&lt;/pub&gt; &lt;dev&gt;&quot;;[.F97];&quot;&lt;/dev&gt; &lt;genre&gt;&quot;;[.G97];&quot;&lt;/genre&gt; &lt;score&gt;&quot;;[.H97];&quot;&lt;/score&gt; &lt;player&gt;&quot;;[.I97];&quot;&lt;/player&gt; &lt;story&gt;&quot;;[.J97];&quot;&lt;/story&gt; &lt;/game&gt;&quot;)" office:value-type="string" office:string-value="&lt;game name=&quot;Gradius (Japan)&quot;&gt; &lt;year&gt;1991&lt;/year&gt; &lt;rating&gt;ESRB - RP (Rating Pending)&lt;/rating&gt; &lt;title&gt;Gradius&lt;/title&gt; &lt;pub&gt;Konami&lt;/pub&gt; &lt;dev&gt;Konami&lt;/dev&gt; &lt;genre&gt;Shoot-'Em-Up&lt;/genre&gt; &lt;score&gt;4.1&lt;/score&gt; &lt;player&gt;1-2 Players&lt;/player&gt; &lt;story&gt;The people of Gradius are in trouble. The ameoboid Bacterions have launched an all out attack against the planet, and it's up to you to fly into battle and save them. Along the way you'll be able to power up your ship with hyper speed, force fields, lasers, missiles, double beam cannons and more to help you battle. Based on the arcade game, Gradius is a side scrolling shooter. Shooting certain enemies will leave a power up pod behind which can be collected to add more power to your ship. Each level features a wide variety of enemies trying to stop you, with a large boss at the end. Gameplay is for one player or two players alternating.&lt;/story&gt; &lt;/game&gt;">
            <text:p>&lt;game name="Gradius (Japan)"&gt; &lt;year&gt;1991&lt;/year&gt; &lt;rating&gt;ESRB - RP (Rating Pending)&lt;/rating&gt; &lt;title&gt;Gradius&lt;/title&gt; &lt;pub&gt;Konami&lt;/pub&gt; &lt;dev&gt;Konami&lt;/dev&gt; &lt;genre&gt;Shoot-'Em-Up&lt;/genre&gt; &lt;score&gt;4.1&lt;/score&gt; &lt;player&gt;1-2 Players&lt;/player&gt; &lt;story&gt;The people of Gradius are in trouble. The ameoboid Bacterions have launched an all out attack against the planet, and it's up to you to fly into battle and save them. Along the way you'll be able to power up your ship with hyper speed, force fields, lasers, missiles, double beam cannons and more to help you battle. Based on the arcade game, Gradius is a side scrolling shooter. Shooting certain enemies will leave a power up pod behind which can be collected to add more power to your ship. Each level features a wide variety of enemies trying to stop you, with a large boss at the end. Gameplay is for one player or two players alternating.&lt;/story&gt; &lt;/game&gt;</text:p>
          </table:table-cell>
          <table:table-cell table:number-columns-repeated="1012"/>
        </table:table-row>
        <table:table-row table:style-name="ro1">
          <table:table-cell office:value-type="string">
            <text:p>Gunhed (Japan)</text:p>
          </table:table-cell>
          <table:table-cell office:value-type="float" office:value="1989">
            <text:p>1989</text:p>
          </table:table-cell>
          <table:table-cell office:value-type="string">
            <text:p>ESRB - RP (Rating Pending)</text:p>
          </table:table-cell>
          <table:table-cell office:value-type="string">
            <text:p>Gunhed</text:p>
          </table:table-cell>
          <table:table-cell table:number-columns-repeated="2" office:value-type="string">
            <text:p>Hudson Soft</text:p>
          </table:table-cell>
          <table:table-cell office:value-type="string">
            <text:p>Shoot-'Em-Up</text:p>
          </table:table-cell>
          <table:table-cell office:value-type="string">
            <text:p>4.6</text:p>
          </table:table-cell>
          <table:table-cell office:value-type="string">
            <text:p>1 Player</text:p>
          </table:table-cell>
          <table:table-cell office:value-type="string">
            <text:p>Blazing Lazers is a top-down shooter featuring 9 levels of varied and fast-paced action. The story here is the usual save-the-world variety. You must pilot your ship against 8 super-weapons and ultimately destroy the menace once and for all. <text:s/>The power-up system in Blazing Lazers deserves special mention. There are four main types of weapons, and each type of weapon can be upgraded several times to produce an incredible amount of firepower. In addition, there are secondary weapons systems that provide you with shields, homing missiles, multi-fire units, or super weapon power.</text:p>
          </table:table-cell>
          <table:table-cell table:style-name="Default" table:formula="of:=CONCATENATE(&quot;&lt;game name=&quot;;CHAR(34);[.A98];CHAR(34);&quot;&gt; &lt;year&gt;&quot;;[.B98];&quot;&lt;/year&gt; &lt;rating&gt;&quot;;[.C98];&quot;&lt;/rating&gt; &lt;title&gt;&quot;;[.D98];&quot;&lt;/title&gt; &lt;pub&gt;&quot;;[.E98];&quot;&lt;/pub&gt; &lt;dev&gt;&quot;;[.F98];&quot;&lt;/dev&gt; &lt;genre&gt;&quot;;[.G98];&quot;&lt;/genre&gt; &lt;score&gt;&quot;;[.H98];&quot;&lt;/score&gt; &lt;player&gt;&quot;;[.I98];&quot;&lt;/player&gt; &lt;story&gt;&quot;;[.J98];&quot;&lt;/story&gt; &lt;/game&gt;&quot;)" office:value-type="string" office:string-value="&lt;game name=&quot;Gunhed (Japan)&quot;&gt; &lt;year&gt;1989&lt;/year&gt; &lt;rating&gt;ESRB - RP (Rating Pending)&lt;/rating&gt; &lt;title&gt;Gunhed&lt;/title&gt; &lt;pub&gt;Hudson Soft&lt;/pub&gt; &lt;dev&gt;Hudson Soft&lt;/dev&gt; &lt;genre&gt;Shoot-'Em-Up&lt;/genre&gt; &lt;score&gt;4.6&lt;/score&gt; &lt;player&gt;1 Player&lt;/player&gt; &lt;story&gt;Blazing Lazers is a top-down shooter featuring 9 levels of varied and fast-paced action. The story here is the usual save-the-world variety. You must pilot your ship against 8 super-weapons and ultimately destroy the menace once and for all.  The power-up system in Blazing Lazers deserves special mention. There are four main types of weapons, and each type of weapon can be upgraded several times to produce an incredible amount of firepower. In addition, there are secondary weapons systems that provide you with shields, homing missiles, multi-fire units, or super weapon power.&lt;/story&gt; &lt;/game&gt;">
            <text:p>&lt;game name="Gunhed (Japan)"&gt; &lt;year&gt;1989&lt;/year&gt; &lt;rating&gt;ESRB - RP (Rating Pending)&lt;/rating&gt; &lt;title&gt;Gunhed&lt;/title&gt; &lt;pub&gt;Hudson Soft&lt;/pub&gt; &lt;dev&gt;Hudson Soft&lt;/dev&gt; &lt;genre&gt;Shoot-'Em-Up&lt;/genre&gt; &lt;score&gt;4.6&lt;/score&gt; &lt;player&gt;1 Player&lt;/player&gt; &lt;story&gt;Blazing Lazers is a top-down shooter featuring 9 levels of varied and fast-paced action. The story here is the usual save-the-world variety. You must pilot your ship against 8 super-weapons and ultimately destroy the menace once and for all. <text:s/>The power-up system in Blazing Lazers deserves special mention. There are four main types of weapons, and each type of weapon can be upgraded several times to produce an incredible amount of firepower. In addition, there are secondary weapons systems that provide you with shields, homing missiles, multi-fire units, or super weapon power.&lt;/story&gt; &lt;/game&gt;</text:p>
          </table:table-cell>
          <table:table-cell table:number-columns-repeated="1012"/>
        </table:table-row>
        <table:table-row table:style-name="ro1">
          <table:table-cell office:value-type="string">
            <text:p>Hana Taaka Daka! (Japan)</text:p>
          </table:table-cell>
          <table:table-cell office:value-type="float" office:value="1991">
            <text:p>1991</text:p>
          </table:table-cell>
          <table:table-cell office:value-type="string">
            <text:p>ESRB - RP (Rating Pending)</text:p>
          </table:table-cell>
          <table:table-cell office:value-type="string">
            <text:p>Hana Taaka Daka!</text:p>
          </table:table-cell>
          <table:table-cell table:number-columns-repeated="2" office:value-type="string">
            <text:p>Taito Corp.</text:p>
          </table:table-cell>
          <table:table-cell office:value-type="string">
            <text:p>Shoot-'Em-Up</text:p>
          </table:table-cell>
          <table:table-cell office:value-type="string">
            <text:p>4.5</text:p>
          </table:table-cell>
          <table:table-cell office:value-type="string">
            <text:p>1 Player</text:p>
          </table:table-cell>
          <table:table-cell office:value-type="string">
            <text:p>Wacky and colourful shoot 'em up with a Japanese flavour.After a malicious tanuki kidnaps a fox's girlfriend, he prays at a shrine for a savior. Enter: the tengu.</text:p>
          </table:table-cell>
          <table:table-cell table:style-name="Default" table:formula="of:=CONCATENATE(&quot;&lt;game name=&quot;;CHAR(34);[.A99];CHAR(34);&quot;&gt; &lt;year&gt;&quot;;[.B99];&quot;&lt;/year&gt; &lt;rating&gt;&quot;;[.C99];&quot;&lt;/rating&gt; &lt;title&gt;&quot;;[.D99];&quot;&lt;/title&gt; &lt;pub&gt;&quot;;[.E99];&quot;&lt;/pub&gt; &lt;dev&gt;&quot;;[.F99];&quot;&lt;/dev&gt; &lt;genre&gt;&quot;;[.G99];&quot;&lt;/genre&gt; &lt;score&gt;&quot;;[.H99];&quot;&lt;/score&gt; &lt;player&gt;&quot;;[.I99];&quot;&lt;/player&gt; &lt;story&gt;&quot;;[.J99];&quot;&lt;/story&gt; &lt;/game&gt;&quot;)" office:value-type="string" office:string-value="&lt;game name=&quot;Hana Taaka Daka! (Japan)&quot;&gt; &lt;year&gt;1991&lt;/year&gt; &lt;rating&gt;ESRB - RP (Rating Pending)&lt;/rating&gt; &lt;title&gt;Hana Taaka Daka!&lt;/title&gt; &lt;pub&gt;Taito Corp.&lt;/pub&gt; &lt;dev&gt;Taito Corp.&lt;/dev&gt; &lt;genre&gt;Shoot-'Em-Up&lt;/genre&gt; &lt;score&gt;4.5&lt;/score&gt; &lt;player&gt;1 Player&lt;/player&gt; &lt;story&gt;Wacky and colourful shoot 'em up with a Japanese flavour.After a malicious tanuki kidnaps a fox's girlfriend, he prays at a shrine for a savior. Enter: the tengu.&lt;/story&gt; &lt;/game&gt;">
            <text:p>&lt;game name="Hana Taaka Daka! (Japan)"&gt; &lt;year&gt;1991&lt;/year&gt; &lt;rating&gt;ESRB - RP (Rating Pending)&lt;/rating&gt; &lt;title&gt;Hana Taaka Daka!&lt;/title&gt; &lt;pub&gt;Taito Corp.&lt;/pub&gt; &lt;dev&gt;Taito Corp.&lt;/dev&gt; &lt;genre&gt;Shoot-'Em-Up&lt;/genre&gt; &lt;score&gt;4.5&lt;/score&gt; &lt;player&gt;1 Player&lt;/player&gt; &lt;story&gt;Wacky and colourful shoot 'em up with a Japanese flavour.After a malicious tanuki kidnaps a fox's girlfriend, he prays at a shrine for a savior. Enter: the tengu.&lt;/story&gt; &lt;/game&gt;</text:p>
          </table:table-cell>
          <table:table-cell table:number-columns-repeated="1012"/>
        </table:table-row>
        <table:table-row table:style-name="ro1">
          <table:table-cell office:value-type="string">
            <text:p>Hanii in the Sky (Japan)</text:p>
          </table:table-cell>
          <table:table-cell office:value-type="float" office:value="1989">
            <text:p>1989</text:p>
          </table:table-cell>
          <table:table-cell office:value-type="string">
            <text:p>ESRB - RP (Rating Pending)</text:p>
          </table:table-cell>
          <table:table-cell office:value-type="string">
            <text:p>Hanii in the Sky</text:p>
          </table:table-cell>
          <table:table-cell table:number-columns-repeated="2" office:value-type="string">
            <text:p>Face</text:p>
          </table:table-cell>
          <table:table-cell office:value-type="string">
            <text:p>Shoot-'Em-Up</text:p>
          </table:table-cell>
          <table:table-cell office:value-type="string">
            <text:p>3.7</text:p>
          </table:table-cell>
          <table:table-cell office:value-type="string">
            <text:p>1 Player</text:p>
          </table:table-cell>
          <table:table-cell office:value-type="string">
            <text:p>One day, Hani (sometimes known as Honey), who is a phallic objet d'art from stoneage Japan, is summoned by the god Izanaki. Izanaki is worried because his wife Izanami's heart has been invaded by a demon. His once peaceful wife now kills thousands of humans each day and threatens to destroy the world that she once created together with her husband. Hani must fly into Izanami's heart and destroy the demon.****Once Hani has entered Izanami's heart, and you are put in control, it turns into a vertically-scrolling shoot'em up. One button fire the gun, but the other one rotates the gun clockwise, so that you may shoot at enemies coming from any direction. Hani is thus reminiscent of a flying tank. Hani starts out with only one life to spare and a weak weapon, usually giving few minutes of play before game over. However, each enemy shot gives spiritual power to Hani. Pressing the run button puts you in contact with Izanaki, who will let you trade in those power points in exchange for the usual assortment of power-ups, such as multiple shots. Izanaki will also grant you teleportation abilities, so that you may travel back and forth between levels.</text:p>
          </table:table-cell>
          <table:table-cell table:style-name="Default" table:formula="of:=CONCATENATE(&quot;&lt;game name=&quot;;CHAR(34);[.A100];CHAR(34);&quot;&gt; &lt;year&gt;&quot;;[.B100];&quot;&lt;/year&gt; &lt;rating&gt;&quot;;[.C100];&quot;&lt;/rating&gt; &lt;title&gt;&quot;;[.D100];&quot;&lt;/title&gt; &lt;pub&gt;&quot;;[.E100];&quot;&lt;/pub&gt; &lt;dev&gt;&quot;;[.F100];&quot;&lt;/dev&gt; &lt;genre&gt;&quot;;[.G100];&quot;&lt;/genre&gt; &lt;score&gt;&quot;;[.H100];&quot;&lt;/score&gt; &lt;player&gt;&quot;;[.I100];&quot;&lt;/player&gt; &lt;story&gt;&quot;;[.J100];&quot;&lt;/story&gt; &lt;/game&gt;&quot;)" office:value-type="string" office:string-value="&lt;game name=&quot;Hanii in the Sky (Japan)&quot;&gt; &lt;year&gt;1989&lt;/year&gt; &lt;rating&gt;ESRB - RP (Rating Pending)&lt;/rating&gt; &lt;title&gt;Hanii in the Sky&lt;/title&gt; &lt;pub&gt;Face&lt;/pub&gt; &lt;dev&gt;Face&lt;/dev&gt; &lt;genre&gt;Shoot-'Em-Up&lt;/genre&gt; &lt;score&gt;3.7&lt;/score&gt; &lt;player&gt;1 Player&lt;/player&gt; &lt;story&gt;One day, Hani (sometimes known as Honey), who is a phallic objet d'art from stoneage Japan, is summoned by the god Izanaki. Izanaki is worried because his wife Izanami's heart has been invaded by a demon. His once peaceful wife now kills thousands of humans each day and threatens to destroy the world that she once created together with her husband. Hani must fly into Izanami's heart and destroy the demon.****Once Hani has entered Izanami's heart, and you are put in control, it turns into a vertically-scrolling shoot'em up. One button fire the gun, but the other one rotates the gun clockwise, so that you may shoot at enemies coming from any direction. Hani is thus reminiscent of a flying tank. Hani starts out with only one life to spare and a weak weapon, usually giving few minutes of play before game over. However, each enemy shot gives spiritual power to Hani. Pressing the run button puts you in contact with Izanaki, who will let you trade in those power points in exchange for the usual assortment of power-ups, such as multiple shots. Izanaki will also grant you teleportation abilities, so that you may travel back and forth between levels.&lt;/story&gt; &lt;/game&gt;">
            <text:p>&lt;game name="Hanii in the Sky (Japan)"&gt; &lt;year&gt;1989&lt;/year&gt; &lt;rating&gt;ESRB - RP (Rating Pending)&lt;/rating&gt; &lt;title&gt;Hanii in the Sky&lt;/title&gt; &lt;pub&gt;Face&lt;/pub&gt; &lt;dev&gt;Face&lt;/dev&gt; &lt;genre&gt;Shoot-'Em-Up&lt;/genre&gt; &lt;score&gt;3.7&lt;/score&gt; &lt;player&gt;1 Player&lt;/player&gt; &lt;story&gt;One day, Hani (sometimes known as Honey), who is a phallic objet d'art from stoneage Japan, is summoned by the god Izanaki. Izanaki is worried because his wife Izanami's heart has been invaded by a demon. His once peaceful wife now kills thousands of humans each day and threatens to destroy the world that she once created together with her husband. Hani must fly into Izanami's heart and destroy the demon.****Once Hani has entered Izanami's heart, and you are put in control, it turns into a vertically-scrolling shoot'em up. One button fire the gun, but the other one rotates the gun clockwise, so that you may shoot at enemies coming from any direction. Hani is thus reminiscent of a flying tank. Hani starts out with only one life to spare and a weak weapon, usually giving few minutes of play before game over. However, each enemy shot gives spiritual power to Hani. Pressing the run button puts you in contact with Izanaki, who will let you trade in those power points in exchange for the usual assortment of power-ups, such as multiple shots. Izanaki will also grant you teleportation abilities, so that you may travel back and forth between levels.&lt;/story&gt; &lt;/game&gt;</text:p>
          </table:table-cell>
          <table:table-cell table:number-columns-repeated="1012"/>
        </table:table-row>
        <table:table-row table:style-name="ro1">
          <table:table-cell office:value-type="string">
            <text:p>Hanii on the Road (Japan)</text:p>
          </table:table-cell>
          <table:table-cell office:value-type="float" office:value="1990">
            <text:p>1990</text:p>
          </table:table-cell>
          <table:table-cell office:value-type="string">
            <text:p>ESRB - RP (Rating Pending)</text:p>
          </table:table-cell>
          <table:table-cell office:value-type="string">
            <text:p>Hanii on the Road</text:p>
          </table:table-cell>
          <table:table-cell table:number-columns-repeated="2" office:value-type="string">
            <text:p>Face</text:p>
          </table:table-cell>
          <table:table-cell office:value-type="string">
            <text:p>Action</text:p>
          </table:table-cell>
          <table:table-cell office:value-type="string">
            <text:p>4.0</text:p>
          </table:table-cell>
          <table:table-cell office:value-type="string">
            <text:p>1-2 Players</text:p>
          </table:table-cell>
          <table:table-cell office:value-type="string">
            <text:p>Following on from Hany in the Sky (released the year before), Hany on the Road is a scrolling action game and bears a strong resemblance to Shockway Rider, a game released a few years before on the Spectrum, C64 and Amstrad CPC. You control Hany (or Lemon if you are playing a two player game) who must run the length of the 'road' to reach the goal. The road is divided up into four walkways, which you can instantly switch to by pushing up and down on the pad. Depending on the stage, the walkways have various behaviours: some auto scroll, with the faster at the bottom of the screen, others are push-scroll and some even scroll in multiple directions just to shake things up. They are also littered with enemies and obstacles, such as the fiery rocks that rain down from a volcano in the background. <text:s/>Unfortunately for Hany and friend, he's not blessed with a weapon of any kind, so to protect yourself you have to rely on dodging and jumping to stay alive. There are also plenty of items to collect that give anything from points to lives and some that clear the screen of enemies if you can get to them in time. Once the level is complete, you are on to the next one and are sometimes given a choice of which route to take.</text:p>
          </table:table-cell>
          <table:table-cell table:style-name="Default" table:formula="of:=CONCATENATE(&quot;&lt;game name=&quot;;CHAR(34);[.A101];CHAR(34);&quot;&gt; &lt;year&gt;&quot;;[.B101];&quot;&lt;/year&gt; &lt;rating&gt;&quot;;[.C101];&quot;&lt;/rating&gt; &lt;title&gt;&quot;;[.D101];&quot;&lt;/title&gt; &lt;pub&gt;&quot;;[.E101];&quot;&lt;/pub&gt; &lt;dev&gt;&quot;;[.F101];&quot;&lt;/dev&gt; &lt;genre&gt;&quot;;[.G101];&quot;&lt;/genre&gt; &lt;score&gt;&quot;;[.H101];&quot;&lt;/score&gt; &lt;player&gt;&quot;;[.I101];&quot;&lt;/player&gt; &lt;story&gt;&quot;;[.J101];&quot;&lt;/story&gt; &lt;/game&gt;&quot;)" office:value-type="string" office:string-value="&lt;game name=&quot;Hanii on the Road (Japan)&quot;&gt; &lt;year&gt;1990&lt;/year&gt; &lt;rating&gt;ESRB - RP (Rating Pending)&lt;/rating&gt; &lt;title&gt;Hanii on the Road&lt;/title&gt; &lt;pub&gt;Face&lt;/pub&gt; &lt;dev&gt;Face&lt;/dev&gt; &lt;genre&gt;Action&lt;/genre&gt; &lt;score&gt;4.0&lt;/score&gt; &lt;player&gt;1-2 Players&lt;/player&gt; &lt;story&gt;Following on from Hany in the Sky (released the year before), Hany on the Road is a scrolling action game and bears a strong resemblance to Shockway Rider, a game released a few years before on the Spectrum, C64 and Amstrad CPC. You control Hany (or Lemon if you are playing a two player game) who must run the length of the 'road' to reach the goal. The road is divided up into four walkways, which you can instantly switch to by pushing up and down on the pad. Depending on the stage, the walkways have various behaviours: some auto scroll, with the faster at the bottom of the screen, others are push-scroll and some even scroll in multiple directions just to shake things up. They are also littered with enemies and obstacles, such as the fiery rocks that rain down from a volcano in the background.  Unfortunately for Hany and friend, he's not blessed with a weapon of any kind, so to protect yourself you have to rely on dodging and jumping to stay alive. There are also plenty of items to collect that give anything from points to lives and some that clear the screen of enemies if you can get to them in time. Once the level is complete, you are on to the next one and are sometimes given a choice of which route to take.&lt;/story&gt; &lt;/game&gt;">
            <text:p>&lt;game name="Hanii on the Road (Japan)"&gt; &lt;year&gt;1990&lt;/year&gt; &lt;rating&gt;ESRB - RP (Rating Pending)&lt;/rating&gt; &lt;title&gt;Hanii on the Road&lt;/title&gt; &lt;pub&gt;Face&lt;/pub&gt; &lt;dev&gt;Face&lt;/dev&gt; &lt;genre&gt;Action&lt;/genre&gt; &lt;score&gt;4.0&lt;/score&gt; &lt;player&gt;1-2 Players&lt;/player&gt; &lt;story&gt;Following on from Hany in the Sky (released the year before), Hany on the Road is a scrolling action game and bears a strong resemblance to Shockway Rider, a game released a few years before on the Spectrum, C64 and Amstrad CPC. You control Hany (or Lemon if you are playing a two player game) who must run the length of the 'road' to reach the goal. The road is divided up into four walkways, which you can instantly switch to by pushing up and down on the pad. Depending on the stage, the walkways have various behaviours: some auto scroll, with the faster at the bottom of the screen, others are push-scroll and some even scroll in multiple directions just to shake things up. They are also littered with enemies and obstacles, such as the fiery rocks that rain down from a volcano in the background. <text:s/>Unfortunately for Hany and friend, he's not blessed with a weapon of any kind, so to protect yourself you have to rely on dodging and jumping to stay alive. There are also plenty of items to collect that give anything from points to lives and some that clear the screen of enemies if you can get to them in time. Once the level is complete, you are on to the next one and are sometimes given a choice of which route to take.&lt;/story&gt; &lt;/game&gt;</text:p>
          </table:table-cell>
          <table:table-cell table:number-columns-repeated="1012"/>
        </table:table-row>
        <table:table-row table:style-name="ro1">
          <table:table-cell office:value-type="string">
            <text:p>Hatris (Japan)</text:p>
          </table:table-cell>
          <table:table-cell office:value-type="float" office:value="1991">
            <text:p>1991</text:p>
          </table:table-cell>
          <table:table-cell office:value-type="string">
            <text:p>ESRB - RP (Rating Pending)</text:p>
          </table:table-cell>
          <table:table-cell office:value-type="string">
            <text:p>Hatris</text:p>
          </table:table-cell>
          <table:table-cell table:number-columns-repeated="2" office:value-type="string">
            <text:p>Micro Cabin Co., Ltd.</text:p>
          </table:table-cell>
          <table:table-cell office:value-type="string">
            <text:p>Puzzle</text:p>
          </table:table-cell>
          <table:table-cell office:value-type="string">
            <text:p>3.2</text:p>
          </table:table-cell>
          <table:table-cell office:value-type="string">
            <text:p>1 Player</text:p>
          </table:table-cell>
          <table:table-cell office:value-type="string">
            <text:p>In Hatris, the falling blocks of Tetris are replaced by falling hats which are top hats, cowboy hats, baseball caps, derbys, party hats and crowns. The setting is a hat factory, where hats are dropped down from a conveyor belt two at a time and must be stacked on one of six mannequin heads. Once five hats of the same kind have been stacked on top of each other, they fall down onto another conveyor belt below and are shipped out of the factory, rewarding the player with a cash bonus (the game keeps track of score as money, not simply points). Once you ship out enough hats out of the shop, you go up a level to the next shop. The higher shop number you get to, the more types of hats start appearing to make it more difficult for you to accomplish your task. The game ends when one of your stacks of hats reaches the top of the screen.</text:p>
          </table:table-cell>
          <table:table-cell table:style-name="Default" table:formula="of:=CONCATENATE(&quot;&lt;game name=&quot;;CHAR(34);[.A102];CHAR(34);&quot;&gt; &lt;year&gt;&quot;;[.B102];&quot;&lt;/year&gt; &lt;rating&gt;&quot;;[.C102];&quot;&lt;/rating&gt; &lt;title&gt;&quot;;[.D102];&quot;&lt;/title&gt; &lt;pub&gt;&quot;;[.E102];&quot;&lt;/pub&gt; &lt;dev&gt;&quot;;[.F102];&quot;&lt;/dev&gt; &lt;genre&gt;&quot;;[.G102];&quot;&lt;/genre&gt; &lt;score&gt;&quot;;[.H102];&quot;&lt;/score&gt; &lt;player&gt;&quot;;[.I102];&quot;&lt;/player&gt; &lt;story&gt;&quot;;[.J102];&quot;&lt;/story&gt; &lt;/game&gt;&quot;)" office:value-type="string" office:string-value="&lt;game name=&quot;Hatris (Japan)&quot;&gt; &lt;year&gt;1991&lt;/year&gt; &lt;rating&gt;ESRB - RP (Rating Pending)&lt;/rating&gt; &lt;title&gt;Hatris&lt;/title&gt; &lt;pub&gt;Micro Cabin Co., Ltd.&lt;/pub&gt; &lt;dev&gt;Micro Cabin Co., Ltd.&lt;/dev&gt; &lt;genre&gt;Puzzle&lt;/genre&gt; &lt;score&gt;3.2&lt;/score&gt; &lt;player&gt;1 Player&lt;/player&gt; &lt;story&gt;In Hatris, the falling blocks of Tetris are replaced by falling hats which are top hats, cowboy hats, baseball caps, derbys, party hats and crowns. The setting is a hat factory, where hats are dropped down from a conveyor belt two at a time and must be stacked on one of six mannequin heads. Once five hats of the same kind have been stacked on top of each other, they fall down onto another conveyor belt below and are shipped out of the factory, rewarding the player with a cash bonus (the game keeps track of score as money, not simply points). Once you ship out enough hats out of the shop, you go up a level to the next shop. The higher shop number you get to, the more types of hats start appearing to make it more difficult for you to accomplish your task. The game ends when one of your stacks of hats reaches the top of the screen.&lt;/story&gt; &lt;/game&gt;">
            <text:p>&lt;game name="Hatris (Japan)"&gt; &lt;year&gt;1991&lt;/year&gt; &lt;rating&gt;ESRB - RP (Rating Pending)&lt;/rating&gt; &lt;title&gt;Hatris&lt;/title&gt; &lt;pub&gt;Micro Cabin Co., Ltd.&lt;/pub&gt; &lt;dev&gt;Micro Cabin Co., Ltd.&lt;/dev&gt; &lt;genre&gt;Puzzle&lt;/genre&gt; &lt;score&gt;3.2&lt;/score&gt; &lt;player&gt;1 Player&lt;/player&gt; &lt;story&gt;In Hatris, the falling blocks of Tetris are replaced by falling hats which are top hats, cowboy hats, baseball caps, derbys, party hats and crowns. The setting is a hat factory, where hats are dropped down from a conveyor belt two at a time and must be stacked on one of six mannequin heads. Once five hats of the same kind have been stacked on top of each other, they fall down onto another conveyor belt below and are shipped out of the factory, rewarding the player with a cash bonus (the game keeps track of score as money, not simply points). Once you ship out enough hats out of the shop, you go up a level to the next shop. The higher shop number you get to, the more types of hats start appearing to make it more difficult for you to accomplish your task. The game ends when one of your stacks of hats reaches the top of the screen.&lt;/story&gt; &lt;/game&gt;</text:p>
          </table:table-cell>
          <table:table-cell table:number-columns-repeated="1012"/>
        </table:table-row>
        <table:table-row table:style-name="ro1">
          <table:table-cell office:value-type="string">
            <text:p>Heavy Unit (Japan)</text:p>
          </table:table-cell>
          <table:table-cell office:value-type="float" office:value="1989">
            <text:p>1989</text:p>
          </table:table-cell>
          <table:table-cell office:value-type="string">
            <text:p>ESRB - RP (Rating Pending)</text:p>
          </table:table-cell>
          <table:table-cell office:value-type="string">
            <text:p>Heavy Unit</text:p>
          </table:table-cell>
          <table:table-cell table:number-columns-repeated="2" office:value-type="string">
            <text:p>Taito Corp.</text:p>
          </table:table-cell>
          <table:table-cell office:value-type="string">
            <text:p>Shoot-'Em-Up</text:p>
          </table:table-cell>
          <table:table-cell office:value-type="string">
            <text:p>3.7</text:p>
          </table:table-cell>
          <table:table-cell office:value-type="string">
            <text:p>1 Player</text:p>
          </table:table-cell>
          <table:table-cell office:value-type="string">
            <text:p>Heavy Unit is a "shoot-'em-up" game.****It's year 2014 and human colony "Le Tau" is under attack by some strange aliens. You are given command a special starship that can be transformed into mecha (giant robot) through game by obtaining various power ups. Besides that it's a typical shooting game where you have to fly through various side scrolling levels and shoot everything you see.</text:p>
          </table:table-cell>
          <table:table-cell table:style-name="Default" table:formula="of:=CONCATENATE(&quot;&lt;game name=&quot;;CHAR(34);[.A103];CHAR(34);&quot;&gt; &lt;year&gt;&quot;;[.B103];&quot;&lt;/year&gt; &lt;rating&gt;&quot;;[.C103];&quot;&lt;/rating&gt; &lt;title&gt;&quot;;[.D103];&quot;&lt;/title&gt; &lt;pub&gt;&quot;;[.E103];&quot;&lt;/pub&gt; &lt;dev&gt;&quot;;[.F103];&quot;&lt;/dev&gt; &lt;genre&gt;&quot;;[.G103];&quot;&lt;/genre&gt; &lt;score&gt;&quot;;[.H103];&quot;&lt;/score&gt; &lt;player&gt;&quot;;[.I103];&quot;&lt;/player&gt; &lt;story&gt;&quot;;[.J103];&quot;&lt;/story&gt; &lt;/game&gt;&quot;)" office:value-type="string" office:string-value="&lt;game name=&quot;Heavy Unit (Japan)&quot;&gt; &lt;year&gt;1989&lt;/year&gt; &lt;rating&gt;ESRB - RP (Rating Pending)&lt;/rating&gt; &lt;title&gt;Heavy Unit&lt;/title&gt; &lt;pub&gt;Taito Corp.&lt;/pub&gt; &lt;dev&gt;Taito Corp.&lt;/dev&gt; &lt;genre&gt;Shoot-'Em-Up&lt;/genre&gt; &lt;score&gt;3.7&lt;/score&gt; &lt;player&gt;1 Player&lt;/player&gt; &lt;story&gt;Heavy Unit is a &quot;shoot-'em-up&quot; game.****It's year 2014 and human colony &quot;Le Tau&quot; is under attack by some strange aliens. You are given command a special starship that can be transformed into mecha (giant robot) through game by obtaining various power ups. Besides that it's a typical shooting game where you have to fly through various side scrolling levels and shoot everything you see.&lt;/story&gt; &lt;/game&gt;">
            <text:p>&lt;game name="Heavy Unit (Japan)"&gt; &lt;year&gt;1989&lt;/year&gt; &lt;rating&gt;ESRB - RP (Rating Pending)&lt;/rating&gt; &lt;title&gt;Heavy Unit&lt;/title&gt; &lt;pub&gt;Taito Corp.&lt;/pub&gt; &lt;dev&gt;Taito Corp.&lt;/dev&gt; &lt;genre&gt;Shoot-'Em-Up&lt;/genre&gt; &lt;score&gt;3.7&lt;/score&gt; &lt;player&gt;1 Player&lt;/player&gt; &lt;story&gt;Heavy Unit is a "shoot-'em-up" game.****It's year 2014 and human colony "Le Tau" is under attack by some strange aliens. You are given command a special starship that can be transformed into mecha (giant robot) through game by obtaining various power ups. Besides that it's a typical shooting game where you have to fly through various side scrolling levels and shoot everything you see.&lt;/story&gt; &lt;/game&gt;</text:p>
          </table:table-cell>
          <table:table-cell table:number-columns-repeated="1012"/>
        </table:table-row>
        <table:table-row table:style-name="ro1">
          <table:table-cell office:value-type="string">
            <text:p>Hisou Kihei - Xserd (Japan)</text:p>
          </table:table-cell>
          <table:table-cell office:value-type="float" office:value="1990">
            <text:p>1990</text:p>
          </table:table-cell>
          <table:table-cell office:value-type="string">
            <text:p>ESRB - RP (Rating Pending)</text:p>
          </table:table-cell>
          <table:table-cell office:value-type="string">
            <text:p>Hisou Kihei - Xserd</text:p>
          </table:table-cell>
          <table:table-cell office:value-type="string">
            <text:p>Masaya</text:p>
          </table:table-cell>
          <table:table-cell office:value-type="string">
            <text:p>Ncs Entertainment Software Group</text:p>
          </table:table-cell>
          <table:table-cell office:value-type="string">
            <text:p>Simulation</text:p>
          </table:table-cell>
          <table:table-cell office:value-type="string">
            <text:p>3.0</text:p>
          </table:table-cell>
          <table:table-cell office:value-type="string">
            <text:p>1 Player</text:p>
          </table:table-cell>
          <table:table-cell office:value-type="string">
            <text:p>Hisou Kihei X-Serd ("Flying Mounted Cavalry X-Serd") is a strategy game where the majority of the units are mecha, or robot suits. The game was exclusive to the PC Engine and was released soon after another mecha strategy game from Masaya: Gaiflame. <text:s/>In each scenario, the Serds - a league of specialized attack mecha - are deployed from their HQ ship Altea. The Serds all have single-letter code-names and different specializations: for example, the G-Serd wields a laser sword for devastating melee attacks and can move quickly, while the B-Serd is capable of long-range mortar attacks but has limited movement. The eponymous X-Serd is the most powerful of the team. </text:p>
          </table:table-cell>
          <table:table-cell table:style-name="Default" table:formula="of:=CONCATENATE(&quot;&lt;game name=&quot;;CHAR(34);[.A104];CHAR(34);&quot;&gt; &lt;year&gt;&quot;;[.B104];&quot;&lt;/year&gt; &lt;rating&gt;&quot;;[.C104];&quot;&lt;/rating&gt; &lt;title&gt;&quot;;[.D104];&quot;&lt;/title&gt; &lt;pub&gt;&quot;;[.E104];&quot;&lt;/pub&gt; &lt;dev&gt;&quot;;[.F104];&quot;&lt;/dev&gt; &lt;genre&gt;&quot;;[.G104];&quot;&lt;/genre&gt; &lt;score&gt;&quot;;[.H104];&quot;&lt;/score&gt; &lt;player&gt;&quot;;[.I104];&quot;&lt;/player&gt; &lt;story&gt;&quot;;[.J104];&quot;&lt;/story&gt; &lt;/game&gt;&quot;)" office:value-type="string" office:string-value="&lt;game name=&quot;Hisou Kihei - Xserd (Japan)&quot;&gt; &lt;year&gt;1990&lt;/year&gt; &lt;rating&gt;ESRB - RP (Rating Pending)&lt;/rating&gt; &lt;title&gt;Hisou Kihei - Xserd&lt;/title&gt; &lt;pub&gt;Masaya&lt;/pub&gt; &lt;dev&gt;Ncs Entertainment Software Group&lt;/dev&gt; &lt;genre&gt;Simulation&lt;/genre&gt; &lt;score&gt;3.0&lt;/score&gt; &lt;player&gt;1 Player&lt;/player&gt; &lt;story&gt;Hisou Kihei X-Serd (&quot;Flying Mounted Cavalry X-Serd&quot;) is a strategy game where the majority of the units are mecha, or robot suits. The game was exclusive to the PC Engine and was released soon after another mecha strategy game from Masaya: Gaiflame.  In each scenario, the Serds - a league of specialized attack mecha - are deployed from their HQ ship Altea. The Serds all have single-letter code-names and different specializations: for example, the G-Serd wields a laser sword for devastating melee attacks and can move quickly, while the B-Serd is capable of long-range mortar attacks but has limited movement. The eponymous X-Serd is the most powerful of the team. &lt;/story&gt; &lt;/game&gt;">
            <text:p>&lt;game name="Hisou Kihei - Xserd (Japan)"&gt; &lt;year&gt;1990&lt;/year&gt; &lt;rating&gt;ESRB - RP (Rating Pending)&lt;/rating&gt; &lt;title&gt;Hisou Kihei - Xserd&lt;/title&gt; &lt;pub&gt;Masaya&lt;/pub&gt; &lt;dev&gt;Ncs Entertainment Software Group&lt;/dev&gt; &lt;genre&gt;Simulation&lt;/genre&gt; &lt;score&gt;3.0&lt;/score&gt; &lt;player&gt;1 Player&lt;/player&gt; &lt;story&gt;Hisou Kihei X-Serd ("Flying Mounted Cavalry X-Serd") is a strategy game where the majority of the units are mecha, or robot suits. The game was exclusive to the PC Engine and was released soon after another mecha strategy game from Masaya: Gaiflame. <text:s/>In each scenario, the Serds - a league of specialized attack mecha - are deployed from their HQ ship Altea. The Serds all have single-letter code-names and different specializations: for example, the G-Serd wields a laser sword for devastating melee attacks and can move quickly, while the B-Serd is capable of long-range mortar attacks but has limited movement. The eponymous X-Serd is the most powerful of the team. &lt;/story&gt; &lt;/game&gt;</text:p>
          </table:table-cell>
          <table:table-cell table:number-columns-repeated="1012"/>
        </table:table-row>
        <table:table-row table:style-name="ro1">
          <table:table-cell office:value-type="string">
            <text:p>Hit the Ice - VHL the Official Video Hockey League (Japan)</text:p>
          </table:table-cell>
          <table:table-cell office:value-type="float" office:value="1991">
            <text:p>1991</text:p>
          </table:table-cell>
          <table:table-cell office:value-type="string">
            <text:p>ESRB - RP (Rating Pending)</text:p>
          </table:table-cell>
          <table:table-cell office:value-type="string">
            <text:p>Hit the Ice - VHL the Official Video Hockey League</text:p>
          </table:table-cell>
          <table:table-cell office:value-type="string">
            <text:p>William Electronics</text:p>
          </table:table-cell>
          <table:table-cell office:value-type="string">
            <text:p>Taito Corp</text:p>
          </table:table-cell>
          <table:table-cell office:value-type="string">
            <text:p>Sports/Ice Hockey</text:p>
          </table:table-cell>
          <table:table-cell office:value-type="string">
            <text:p>3.0</text:p>
          </table:table-cell>
          <table:table-cell office:value-type="string">
            <text:p>1-4 Players</text:p>
          </table:table-cell>
          <table:table-cell office:value-type="string">
            <text:p>Hit the Ice is a fast-paced, high-impact hockey game based on the 1990 arcade game from Williams. Having more in common with Midway's Arch Rivals than any sane hockey simulation, this arena is no place for penalties, and no place for wimps. While the idea is still to somehow put the puck into the opposing team's goal, each team only has three players, there is a heavy focus on checking, and it is possible to do a "super shot" which is strong enough to send the goalie into the net along with the puck.****Available are exhibition and tournament modes for one or two players. Two players can even team up to take on the computer. The TurboGrafx-16 release also adds a four-player mode, while the Gameboy version adds a "shot race" mode where the player must get a certain number of goals as quickly as possible.</text:p>
          </table:table-cell>
          <table:table-cell table:style-name="Default" table:formula="of:=CONCATENATE(&quot;&lt;game name=&quot;;CHAR(34);[.A105];CHAR(34);&quot;&gt; &lt;year&gt;&quot;;[.B105];&quot;&lt;/year&gt; &lt;rating&gt;&quot;;[.C105];&quot;&lt;/rating&gt; &lt;title&gt;&quot;;[.D105];&quot;&lt;/title&gt; &lt;pub&gt;&quot;;[.E105];&quot;&lt;/pub&gt; &lt;dev&gt;&quot;;[.F105];&quot;&lt;/dev&gt; &lt;genre&gt;&quot;;[.G105];&quot;&lt;/genre&gt; &lt;score&gt;&quot;;[.H105];&quot;&lt;/score&gt; &lt;player&gt;&quot;;[.I105];&quot;&lt;/player&gt; &lt;story&gt;&quot;;[.J105];&quot;&lt;/story&gt; &lt;/game&gt;&quot;)" office:value-type="string" office:string-value="&lt;game name=&quot;Hit the Ice - VHL the Official Video Hockey League (Japan)&quot;&gt; &lt;year&gt;1991&lt;/year&gt; &lt;rating&gt;ESRB - RP (Rating Pending)&lt;/rating&gt; &lt;title&gt;Hit the Ice - VHL the Official Video Hockey League&lt;/title&gt; &lt;pub&gt;William Electronics&lt;/pub&gt; &lt;dev&gt;Taito Corp&lt;/dev&gt; &lt;genre&gt;Sports/Ice Hockey&lt;/genre&gt; &lt;score&gt;3.0&lt;/score&gt; &lt;player&gt;1-4 Players&lt;/player&gt; &lt;story&gt;Hit the Ice is a fast-paced, high-impact hockey game based on the 1990 arcade game from Williams. Having more in common with Midway's Arch Rivals than any sane hockey simulation, this arena is no place for penalties, and no place for wimps. While the idea is still to somehow put the puck into the opposing team's goal, each team only has three players, there is a heavy focus on checking, and it is possible to do a &quot;super shot&quot; which is strong enough to send the goalie into the net along with the puck.****Available are exhibition and tournament modes for one or two players. Two players can even team up to take on the computer. The TurboGrafx-16 release also adds a four-player mode, while the Gameboy version adds a &quot;shot race&quot; mode where the player must get a certain number of goals as quickly as possible.&lt;/story&gt; &lt;/game&gt;">
            <text:p>&lt;game name="Hit the Ice - VHL the Official Video Hockey League (Japan)"&gt; &lt;year&gt;1991&lt;/year&gt; &lt;rating&gt;ESRB - RP (Rating Pending)&lt;/rating&gt; &lt;title&gt;Hit the Ice - VHL the Official Video Hockey League&lt;/title&gt; &lt;pub&gt;William Electronics&lt;/pub&gt; &lt;dev&gt;Taito Corp&lt;/dev&gt; &lt;genre&gt;Sports/Ice Hockey&lt;/genre&gt; &lt;score&gt;3.0&lt;/score&gt; &lt;player&gt;1-4 Players&lt;/player&gt; &lt;story&gt;Hit the Ice is a fast-paced, high-impact hockey game based on the 1990 arcade game from Williams. Having more in common with Midway's Arch Rivals than any sane hockey simulation, this arena is no place for penalties, and no place for wimps. While the idea is still to somehow put the puck into the opposing team's goal, each team only has three players, there is a heavy focus on checking, and it is possible to do a "super shot" which is strong enough to send the goalie into the net along with the puck.****Available are exhibition and tournament modes for one or two players. Two players can even team up to take on the computer. The TurboGrafx-16 release also adds a four-player mode, while the Gameboy version adds a "shot race" mode where the player must get a certain number of goals as quickly as possible.&lt;/story&gt; &lt;/game&gt;</text:p>
          </table:table-cell>
          <table:table-cell table:number-columns-repeated="1012"/>
        </table:table-row>
        <table:table-row table:style-name="ro1">
          <table:table-cell office:value-type="string">
            <text:p>Honoo no Toukyuuji Dodge Danpei (Japan)</text:p>
          </table:table-cell>
          <table:table-cell office:value-type="float" office:value="1992">
            <text:p>1992</text:p>
          </table:table-cell>
          <table:table-cell office:value-type="string">
            <text:p>ESRB - RP (Rating Pending)</text:p>
          </table:table-cell>
          <table:table-cell office:value-type="string">
            <text:p>Honoo no Toukyuuji Dodge Danpei</text:p>
          </table:table-cell>
          <table:table-cell table:number-columns-repeated="2" office:value-type="string">
            <text:p>Hudson Soft</text:p>
          </table:table-cell>
          <table:table-cell office:value-type="string">
            <text:p>Sports</text:p>
          </table:table-cell>
          <table:table-cell office:value-type="string">
            <text:p>3.5</text:p>
          </table:table-cell>
          <table:table-cell office:value-type="string">
            <text:p>1-2 Players</text:p>
          </table:table-cell>
          <table:table-cell office:value-type="string">
            <text:p>Danpei Ichigeki is a young boy who loves dodgeball. Danpei's father was a famous dodgeball player when he was still alive, and he joins the Dodgeball Club at his elementary school. However, these kids are very serious about their dodgeball, and the road ahead isn't going to be easy for Danpei. <text:s/>Dodge Danpei is a team dodgeball game, one of several based on the anime and manga created by Tetsuhiro Koshita, which plays strikingly similar to the well-known Super Dodge Ball. Each team has four main players and three support players, and attempts to knock out the opposing team's main members by throwing the ball at them in various ways. Apart from normal throws, the player can also pass to teammates, and execute special power throws which are harder to dodge or catch. <text:s/>The game includes several different game modes, including the main story mode which follows the story of the anime, as well as one- and two-player exhibition matches. There is also a "league" mode which allows for a tournament of up to six teams, as well as a training mode where the game teaches the basics of how to play the game.</text:p>
          </table:table-cell>
          <table:table-cell table:style-name="Default" table:formula="of:=CONCATENATE(&quot;&lt;game name=&quot;;CHAR(34);[.A106];CHAR(34);&quot;&gt; &lt;year&gt;&quot;;[.B106];&quot;&lt;/year&gt; &lt;rating&gt;&quot;;[.C106];&quot;&lt;/rating&gt; &lt;title&gt;&quot;;[.D106];&quot;&lt;/title&gt; &lt;pub&gt;&quot;;[.E106];&quot;&lt;/pub&gt; &lt;dev&gt;&quot;;[.F106];&quot;&lt;/dev&gt; &lt;genre&gt;&quot;;[.G106];&quot;&lt;/genre&gt; &lt;score&gt;&quot;;[.H106];&quot;&lt;/score&gt; &lt;player&gt;&quot;;[.I106];&quot;&lt;/player&gt; &lt;story&gt;&quot;;[.J106];&quot;&lt;/story&gt; &lt;/game&gt;&quot;)" office:value-type="string" office:string-value="&lt;game name=&quot;Honoo no Toukyuuji Dodge Danpei (Japan)&quot;&gt; &lt;year&gt;1992&lt;/year&gt; &lt;rating&gt;ESRB - RP (Rating Pending)&lt;/rating&gt; &lt;title&gt;Honoo no Toukyuuji Dodge Danpei&lt;/title&gt; &lt;pub&gt;Hudson Soft&lt;/pub&gt; &lt;dev&gt;Hudson Soft&lt;/dev&gt; &lt;genre&gt;Sports&lt;/genre&gt; &lt;score&gt;3.5&lt;/score&gt; &lt;player&gt;1-2 Players&lt;/player&gt; &lt;story&gt;Danpei Ichigeki is a young boy who loves dodgeball. Danpei's father was a famous dodgeball player when he was still alive, and he joins the Dodgeball Club at his elementary school. However, these kids are very serious about their dodgeball, and the road ahead isn't going to be easy for Danpei.  Dodge Danpei is a team dodgeball game, one of several based on the anime and manga created by Tetsuhiro Koshita, which plays strikingly similar to the well-known Super Dodge Ball. Each team has four main players and three support players, and attempts to knock out the opposing team's main members by throwing the ball at them in various ways. Apart from normal throws, the player can also pass to teammates, and execute special power throws which are harder to dodge or catch.  The game includes several different game modes, including the main story mode which follows the story of the anime, as well as one- and two-player exhibition matches. There is also a &quot;league&quot; mode which allows for a tournament of up to six teams, as well as a training mode where the game teaches the basics of how to play the game.&lt;/story&gt; &lt;/game&gt;">
            <text:p>&lt;game name="Honoo no Toukyuuji Dodge Danpei (Japan)"&gt; &lt;year&gt;1992&lt;/year&gt; &lt;rating&gt;ESRB - RP (Rating Pending)&lt;/rating&gt; &lt;title&gt;Honoo no Toukyuuji Dodge Danpei&lt;/title&gt; &lt;pub&gt;Hudson Soft&lt;/pub&gt; &lt;dev&gt;Hudson Soft&lt;/dev&gt; &lt;genre&gt;Sports&lt;/genre&gt; &lt;score&gt;3.5&lt;/score&gt; &lt;player&gt;1-2 Players&lt;/player&gt; &lt;story&gt;Danpei Ichigeki is a young boy who loves dodgeball. Danpei's father was a famous dodgeball player when he was still alive, and he joins the Dodgeball Club at his elementary school. However, these kids are very serious about their dodgeball, and the road ahead isn't going to be easy for Danpei. <text:s/>Dodge Danpei is a team dodgeball game, one of several based on the anime and manga created by Tetsuhiro Koshita, which plays strikingly similar to the well-known Super Dodge Ball. Each team has four main players and three support players, and attempts to knock out the opposing team's main members by throwing the ball at them in various ways. Apart from normal throws, the player can also pass to teammates, and execute special power throws which are harder to dodge or catch. <text:s/>The game includes several different game modes, including the main story mode which follows the story of the anime, as well as one- and two-player exhibition matches. There is also a "league" mode which allows for a tournament of up to six teams, as well as a training mode where the game teaches the basics of how to play the game.&lt;/story&gt; &lt;/game&gt;</text:p>
          </table:table-cell>
          <table:table-cell table:number-columns-repeated="1012"/>
        </table:table-row>
        <table:table-row table:style-name="ro1">
          <table:table-cell office:value-type="string">
            <text:p>Idol Hanafuda Fan Club (Japan)</text:p>
          </table:table-cell>
          <table:table-cell office:value-type="float" office:value="1991">
            <text:p>1991</text:p>
          </table:table-cell>
          <table:table-cell office:value-type="string">
            <text:p>ESRB - RP (Rating Pending)</text:p>
          </table:table-cell>
          <table:table-cell office:value-type="string">
            <text:p>Idol Hanafuda Fan Club</text:p>
          </table:table-cell>
          <table:table-cell office:value-type="string">
            <text:p>Hacker International</text:p>
          </table:table-cell>
          <table:table-cell office:value-type="string">
            <text:p>Games Express</text:p>
          </table:table-cell>
          <table:table-cell office:value-type="string">
            <text:p>Cards</text:p>
          </table:table-cell>
          <table:table-cell office:value-type="string">
            <text:p>2.4</text:p>
          </table:table-cell>
          <table:table-cell office:value-type="string">
            <text:p>1 Player</text:p>
          </table:table-cell>
          <table:table-cell office:value-type="string">
            <text:p>Idol Hanafuda Fan Club is a strip hanafuda card game. The available variant of the game is koi-koi, the most popular form of hanafuda in Japan. Players have to assemble specific combinations by matching cards dealt to them with those displayed on the board. There is no choice of partner; the matches advance linearly, and defeat in a single round leads to Game Over. Special cards can be chosen by the player before a game begins, for certain advantages and handicaps. The ladies are represented by realistic drawings (instead of the more common anime aesthetics) and undress upon defeat.</text:p>
          </table:table-cell>
          <table:table-cell table:style-name="Default" table:formula="of:=CONCATENATE(&quot;&lt;game name=&quot;;CHAR(34);[.A107];CHAR(34);&quot;&gt; &lt;year&gt;&quot;;[.B107];&quot;&lt;/year&gt; &lt;rating&gt;&quot;;[.C107];&quot;&lt;/rating&gt; &lt;title&gt;&quot;;[.D107];&quot;&lt;/title&gt; &lt;pub&gt;&quot;;[.E107];&quot;&lt;/pub&gt; &lt;dev&gt;&quot;;[.F107];&quot;&lt;/dev&gt; &lt;genre&gt;&quot;;[.G107];&quot;&lt;/genre&gt; &lt;score&gt;&quot;;[.H107];&quot;&lt;/score&gt; &lt;player&gt;&quot;;[.I107];&quot;&lt;/player&gt; &lt;story&gt;&quot;;[.J107];&quot;&lt;/story&gt; &lt;/game&gt;&quot;)" office:value-type="string" office:string-value="&lt;game name=&quot;Idol Hanafuda Fan Club (Japan)&quot;&gt; &lt;year&gt;1991&lt;/year&gt; &lt;rating&gt;ESRB - RP (Rating Pending)&lt;/rating&gt; &lt;title&gt;Idol Hanafuda Fan Club&lt;/title&gt; &lt;pub&gt;Hacker International&lt;/pub&gt; &lt;dev&gt;Games Express&lt;/dev&gt; &lt;genre&gt;Cards&lt;/genre&gt; &lt;score&gt;2.4&lt;/score&gt; &lt;player&gt;1 Player&lt;/player&gt; &lt;story&gt;Idol Hanafuda Fan Club is a strip hanafuda card game. The available variant of the game is koi-koi, the most popular form of hanafuda in Japan. Players have to assemble specific combinations by matching cards dealt to them with those displayed on the board. There is no choice of partner; the matches advance linearly, and defeat in a single round leads to Game Over. Special cards can be chosen by the player before a game begins, for certain advantages and handicaps. The ladies are represented by realistic drawings (instead of the more common anime aesthetics) and undress upon defeat.&lt;/story&gt; &lt;/game&gt;">
            <text:p>&lt;game name="Idol Hanafuda Fan Club (Japan)"&gt; &lt;year&gt;1991&lt;/year&gt; &lt;rating&gt;ESRB - RP (Rating Pending)&lt;/rating&gt; &lt;title&gt;Idol Hanafuda Fan Club&lt;/title&gt; &lt;pub&gt;Hacker International&lt;/pub&gt; &lt;dev&gt;Games Express&lt;/dev&gt; &lt;genre&gt;Cards&lt;/genre&gt; &lt;score&gt;2.4&lt;/score&gt; &lt;player&gt;1 Player&lt;/player&gt; &lt;story&gt;Idol Hanafuda Fan Club is a strip hanafuda card game. The available variant of the game is koi-koi, the most popular form of hanafuda in Japan. Players have to assemble specific combinations by matching cards dealt to them with those displayed on the board. There is no choice of partner; the matches advance linearly, and defeat in a single round leads to Game Over. Special cards can be chosen by the player before a game begins, for certain advantages and handicaps. The ladies are represented by realistic drawings (instead of the more common anime aesthetics) and undress upon defeat.&lt;/story&gt; &lt;/game&gt;</text:p>
          </table:table-cell>
          <table:table-cell table:number-columns-repeated="1012"/>
        </table:table-row>
        <table:table-row table:style-name="ro1">
          <table:table-cell office:value-type="string">
            <text:p>Image Fight (Japan)</text:p>
          </table:table-cell>
          <table:table-cell office:value-type="float" office:value="1990">
            <text:p>1990</text:p>
          </table:table-cell>
          <table:table-cell office:value-type="string">
            <text:p>ESRB - RP (Rating Pending)</text:p>
          </table:table-cell>
          <table:table-cell office:value-type="string">
            <text:p>Image Fight</text:p>
          </table:table-cell>
          <table:table-cell office:value-type="string">
            <text:p>IREM</text:p>
          </table:table-cell>
          <table:table-cell office:value-type="string">
            <text:p>Irem</text:p>
          </table:table-cell>
          <table:table-cell office:value-type="string">
            <text:p>Shoot-'Em-Up</text:p>
          </table:table-cell>
          <table:table-cell office:value-type="string">
            <text:p>4.2</text:p>
          </table:table-cell>
          <table:table-cell office:value-type="string">
            <text:p>1 Player</text:p>
          </table:table-cell>
          <table:table-cell office:value-type="string">
            <text:p>A mysterious alien life form is spreading across the galaxy, trying to conquer the world. It took control of the moon base and is threatening to descend on the Earth. The humans have sent the most advanced fighter jet to oppose the aliens: the OF-1. The OF-1 <text:s/>has the ability to change speed at any time and equip different weapons and pods. OF-1 is humanity's last hope!****Image Fight is a top-down vertically scrolling space shooter. On every level there will be enemy ships, turrets, robots, and other machines shooting projectiles or trying to ram you. But there are also power-ups scattered around in small green containers. You must destroy these containers before you can obtain the power-up. Those power-ups include pods that add extra attack power or speed, new kinds of weapons, the ability to fire in different directions, etc.</text:p>
          </table:table-cell>
          <table:table-cell table:style-name="Default" table:formula="of:=CONCATENATE(&quot;&lt;game name=&quot;;CHAR(34);[.A108];CHAR(34);&quot;&gt; &lt;year&gt;&quot;;[.B108];&quot;&lt;/year&gt; &lt;rating&gt;&quot;;[.C108];&quot;&lt;/rating&gt; &lt;title&gt;&quot;;[.D108];&quot;&lt;/title&gt; &lt;pub&gt;&quot;;[.E108];&quot;&lt;/pub&gt; &lt;dev&gt;&quot;;[.F108];&quot;&lt;/dev&gt; &lt;genre&gt;&quot;;[.G108];&quot;&lt;/genre&gt; &lt;score&gt;&quot;;[.H108];&quot;&lt;/score&gt; &lt;player&gt;&quot;;[.I108];&quot;&lt;/player&gt; &lt;story&gt;&quot;;[.J108];&quot;&lt;/story&gt; &lt;/game&gt;&quot;)" office:value-type="string" office:string-value="&lt;game name=&quot;Image Fight (Japan)&quot;&gt; &lt;year&gt;1990&lt;/year&gt; &lt;rating&gt;ESRB - RP (Rating Pending)&lt;/rating&gt; &lt;title&gt;Image Fight&lt;/title&gt; &lt;pub&gt;IREM&lt;/pub&gt; &lt;dev&gt;Irem&lt;/dev&gt; &lt;genre&gt;Shoot-'Em-Up&lt;/genre&gt; &lt;score&gt;4.2&lt;/score&gt; &lt;player&gt;1 Player&lt;/player&gt; &lt;story&gt;A mysterious alien life form is spreading across the galaxy, trying to conquer the world. It took control of the moon base and is threatening to descend on the Earth. The humans have sent the most advanced fighter jet to oppose the aliens: the OF-1. The OF-1  has the ability to change speed at any time and equip different weapons and pods. OF-1 is humanity's last hope!****Image Fight is a top-down vertically scrolling space shooter. On every level there will be enemy ships, turrets, robots, and other machines shooting projectiles or trying to ram you. But there are also power-ups scattered around in small green containers. You must destroy these containers before you can obtain the power-up. Those power-ups include pods that add extra attack power or speed, new kinds of weapons, the ability to fire in different directions, etc.&lt;/story&gt; &lt;/game&gt;">
            <text:p>&lt;game name="Image Fight (Japan)"&gt; &lt;year&gt;1990&lt;/year&gt; &lt;rating&gt;ESRB - RP (Rating Pending)&lt;/rating&gt; &lt;title&gt;Image Fight&lt;/title&gt; &lt;pub&gt;IREM&lt;/pub&gt; &lt;dev&gt;Irem&lt;/dev&gt; &lt;genre&gt;Shoot-'Em-Up&lt;/genre&gt; &lt;score&gt;4.2&lt;/score&gt; &lt;player&gt;1 Player&lt;/player&gt; &lt;story&gt;A mysterious alien life form is spreading across the galaxy, trying to conquer the world. It took control of the moon base and is threatening to descend on the Earth. The humans have sent the most advanced fighter jet to oppose the aliens: the OF-1. The OF-1 <text:s/>has the ability to change speed at any time and equip different weapons and pods. OF-1 is humanity's last hope!****Image Fight is a top-down vertically scrolling space shooter. On every level there will be enemy ships, turrets, robots, and other machines shooting projectiles or trying to ram you. But there are also power-ups scattered around in small green containers. You must destroy these containers before you can obtain the power-up. Those power-ups include pods that add extra attack power or speed, new kinds of weapons, the ability to fire in different directions, etc.&lt;/story&gt; &lt;/game&gt;</text:p>
          </table:table-cell>
          <table:table-cell table:number-columns-repeated="1012"/>
        </table:table-row>
        <table:table-row table:style-name="ro1">
          <table:table-cell office:value-type="string">
            <text:p>J-League Greatest Eleven (Japan)</text:p>
          </table:table-cell>
          <table:table-cell office:value-type="float" office:value="1993">
            <text:p>1993</text:p>
          </table:table-cell>
          <table:table-cell office:value-type="string">
            <text:p>ESRB - RP (Rating Pending)</text:p>
          </table:table-cell>
          <table:table-cell office:value-type="string">
            <text:p>J-League Greatest Eleven </text:p>
          </table:table-cell>
          <table:table-cell office:value-type="string">
            <text:p>Nihon Bussan Co. Ltd.</text:p>
          </table:table-cell>
          <table:table-cell office:value-type="string">
            <text:p>Nichibutsu</text:p>
          </table:table-cell>
          <table:table-cell office:value-type="string">
            <text:p>Sports/Soccer</text:p>
          </table:table-cell>
          <table:table-cell office:value-type="string">
            <text:p>3.9</text:p>
          </table:table-cell>
          <table:table-cell office:value-type="string">
            <text:p>1-4 Players</text:p>
          </table:table-cell>
          <table:table-cell office:value-type="string">
            <text:p>J-League Greatest Eleven features the Japanese soccer league's ten teams from its inaugural 1993 season. There's an exhibition mode with support for four players and a league mode where 1 or 2 players can face off against the computer. </text:p>
          </table:table-cell>
          <table:table-cell table:style-name="Default" table:formula="of:=CONCATENATE(&quot;&lt;game name=&quot;;CHAR(34);[.A109];CHAR(34);&quot;&gt; &lt;year&gt;&quot;;[.B109];&quot;&lt;/year&gt; &lt;rating&gt;&quot;;[.C109];&quot;&lt;/rating&gt; &lt;title&gt;&quot;;[.D109];&quot;&lt;/title&gt; &lt;pub&gt;&quot;;[.E109];&quot;&lt;/pub&gt; &lt;dev&gt;&quot;;[.F109];&quot;&lt;/dev&gt; &lt;genre&gt;&quot;;[.G109];&quot;&lt;/genre&gt; &lt;score&gt;&quot;;[.H109];&quot;&lt;/score&gt; &lt;player&gt;&quot;;[.I109];&quot;&lt;/player&gt; &lt;story&gt;&quot;;[.J109];&quot;&lt;/story&gt; &lt;/game&gt;&quot;)" office:value-type="string" office:string-value="&lt;game name=&quot;J-League Greatest Eleven (Japan)&quot;&gt; &lt;year&gt;1993&lt;/year&gt; &lt;rating&gt;ESRB - RP (Rating Pending)&lt;/rating&gt; &lt;title&gt;J-League Greatest Eleven &lt;/title&gt; &lt;pub&gt;Nihon Bussan Co. Ltd.&lt;/pub&gt; &lt;dev&gt;Nichibutsu&lt;/dev&gt; &lt;genre&gt;Sports/Soccer&lt;/genre&gt; &lt;score&gt;3.9&lt;/score&gt; &lt;player&gt;1-4 Players&lt;/player&gt; &lt;story&gt;J-League Greatest Eleven features the Japanese soccer league's ten teams from its inaugural 1993 season. There's an exhibition mode with support for four players and a league mode where 1 or 2 players can face off against the computer. &lt;/story&gt; &lt;/game&gt;">
            <text:p>&lt;game name="J-League Greatest Eleven (Japan)"&gt; &lt;year&gt;1993&lt;/year&gt; &lt;rating&gt;ESRB - RP (Rating Pending)&lt;/rating&gt; &lt;title&gt;J-League Greatest Eleven &lt;/title&gt; &lt;pub&gt;Nihon Bussan Co. Ltd.&lt;/pub&gt; &lt;dev&gt;Nichibutsu&lt;/dev&gt; &lt;genre&gt;Sports/Soccer&lt;/genre&gt; &lt;score&gt;3.9&lt;/score&gt; &lt;player&gt;1-4 Players&lt;/player&gt; &lt;story&gt;J-League Greatest Eleven features the Japanese soccer league's ten teams from its inaugural 1993 season. There's an exhibition mode with support for four players and a league mode where 1 or 2 players can face off against the computer. &lt;/story&gt; &lt;/game&gt;</text:p>
          </table:table-cell>
          <table:table-cell table:number-columns-repeated="1012"/>
        </table:table-row>
        <table:table-row table:style-name="ro1">
          <table:table-cell office:value-type="string">
            <text:p>J. League Greatest Eleven (Japan)</text:p>
          </table:table-cell>
          <table:table-cell office:value-type="float" office:value="1993">
            <text:p>1993</text:p>
          </table:table-cell>
          <table:table-cell office:value-type="string">
            <text:p>ESRB - RP (Rating Pending)</text:p>
          </table:table-cell>
          <table:table-cell office:value-type="string">
            <text:p>J. League Greatest Eleven</text:p>
          </table:table-cell>
          <table:table-cell office:value-type="string">
            <text:p>Nihon Bussan Co. Ltd.</text:p>
          </table:table-cell>
          <table:table-cell office:value-type="string">
            <text:p>Nichibutsu</text:p>
          </table:table-cell>
          <table:table-cell office:value-type="string">
            <text:p>Sports/Soccer</text:p>
          </table:table-cell>
          <table:table-cell office:value-type="string">
            <text:p>3.9</text:p>
          </table:table-cell>
          <table:table-cell office:value-type="string">
            <text:p>1-4 Players</text:p>
          </table:table-cell>
          <table:table-cell office:value-type="string">
            <text:p>J-League Greatest Eleven features the Japanese soccer league's ten teams from its inaugural 1993 season. There's an exhibition mode with support for four players and a league mode where 1 or 2 players can face off against the computer. </text:p>
          </table:table-cell>
          <table:table-cell table:style-name="Default" table:formula="of:=CONCATENATE(&quot;&lt;game name=&quot;;CHAR(34);[.A110];CHAR(34);&quot;&gt; &lt;year&gt;&quot;;[.B110];&quot;&lt;/year&gt; &lt;rating&gt;&quot;;[.C110];&quot;&lt;/rating&gt; &lt;title&gt;&quot;;[.D110];&quot;&lt;/title&gt; &lt;pub&gt;&quot;;[.E110];&quot;&lt;/pub&gt; &lt;dev&gt;&quot;;[.F110];&quot;&lt;/dev&gt; &lt;genre&gt;&quot;;[.G110];&quot;&lt;/genre&gt; &lt;score&gt;&quot;;[.H110];&quot;&lt;/score&gt; &lt;player&gt;&quot;;[.I110];&quot;&lt;/player&gt; &lt;story&gt;&quot;;[.J110];&quot;&lt;/story&gt; &lt;/game&gt;&quot;)" office:value-type="string" office:string-value="&lt;game name=&quot;J. League Greatest Eleven (Japan)&quot;&gt; &lt;year&gt;1993&lt;/year&gt; &lt;rating&gt;ESRB - RP (Rating Pending)&lt;/rating&gt; &lt;title&gt;J. League Greatest Eleven&lt;/title&gt; &lt;pub&gt;Nihon Bussan Co. Ltd.&lt;/pub&gt; &lt;dev&gt;Nichibutsu&lt;/dev&gt; &lt;genre&gt;Sports/Soccer&lt;/genre&gt; &lt;score&gt;3.9&lt;/score&gt; &lt;player&gt;1-4 Players&lt;/player&gt; &lt;story&gt;J-League Greatest Eleven features the Japanese soccer league's ten teams from its inaugural 1993 season. There's an exhibition mode with support for four players and a league mode where 1 or 2 players can face off against the computer. &lt;/story&gt; &lt;/game&gt;">
            <text:p>&lt;game name="J. League Greatest Eleven (Japan)"&gt; &lt;year&gt;1993&lt;/year&gt; &lt;rating&gt;ESRB - RP (Rating Pending)&lt;/rating&gt; &lt;title&gt;J. League Greatest Eleven&lt;/title&gt; &lt;pub&gt;Nihon Bussan Co. Ltd.&lt;/pub&gt; &lt;dev&gt;Nichibutsu&lt;/dev&gt; &lt;genre&gt;Sports/Soccer&lt;/genre&gt; &lt;score&gt;3.9&lt;/score&gt; &lt;player&gt;1-4 Players&lt;/player&gt; &lt;story&gt;J-League Greatest Eleven features the Japanese soccer league's ten teams from its inaugural 1993 season. There's an exhibition mode with support for four players and a league mode where 1 or 2 players can face off against the computer. &lt;/story&gt; &lt;/game&gt;</text:p>
          </table:table-cell>
          <table:table-cell table:number-columns-repeated="1012"/>
        </table:table-row>
        <table:table-row table:style-name="ro1">
          <table:table-cell office:value-type="string">
            <text:p>Jack Nicklaus' Greatest 18 Holes of Major Championship Golf (Japan)</text:p>
          </table:table-cell>
          <table:table-cell office:value-type="float" office:value="1989">
            <text:p>1989</text:p>
          </table:table-cell>
          <table:table-cell office:value-type="string">
            <text:p>ESRB - RP (Rating Pending)</text:p>
          </table:table-cell>
          <table:table-cell office:value-type="string">
            <text:p>Jack Nicklaus' Greatest 18 Holes of Major Championship Golf</text:p>
          </table:table-cell>
          <table:table-cell office:value-type="string">
            <text:p>Accolade, Inc.</text:p>
          </table:table-cell>
          <table:table-cell office:value-type="string">
            <text:p>Victor Musical Industries, Inc.</text:p>
          </table:table-cell>
          <table:table-cell office:value-type="string">
            <text:p>Sports/Golf</text:p>
          </table:table-cell>
          <table:table-cell office:value-type="string">
            <text:p>3.1</text:p>
          </table:table-cell>
          <table:table-cell office:value-type="string">
            <text:p>1-4 Players</text:p>
          </table:table-cell>
          <table:table-cell office:value-type="string">
            <text:p>Jack Nicklaus' Greatest 18 Holes of Major Championship Golf is a 3-D golf simulation featuring an 18 Hole course created by Jack Nicklaus himself. Each of the 18 holes are from famous courses around the world and include number 8 at Pebble Beach, number 18 from Muirfield, number 12 from St. Andrews, number 12 from Augusta, number 10 at Riviera, and more. Gameplay is for one to four players and can be either stroke play or a skins game.</text:p>
          </table:table-cell>
          <table:table-cell table:style-name="Default" table:formula="of:=CONCATENATE(&quot;&lt;game name=&quot;;CHAR(34);[.A111];CHAR(34);&quot;&gt; &lt;year&gt;&quot;;[.B111];&quot;&lt;/year&gt; &lt;rating&gt;&quot;;[.C111];&quot;&lt;/rating&gt; &lt;title&gt;&quot;;[.D111];&quot;&lt;/title&gt; &lt;pub&gt;&quot;;[.E111];&quot;&lt;/pub&gt; &lt;dev&gt;&quot;;[.F111];&quot;&lt;/dev&gt; &lt;genre&gt;&quot;;[.G111];&quot;&lt;/genre&gt; &lt;score&gt;&quot;;[.H111];&quot;&lt;/score&gt; &lt;player&gt;&quot;;[.I111];&quot;&lt;/player&gt; &lt;story&gt;&quot;;[.J111];&quot;&lt;/story&gt; &lt;/game&gt;&quot;)" office:value-type="string" office:string-value="&lt;game name=&quot;Jack Nicklaus' Greatest 18 Holes of Major Championship Golf (Japan)&quot;&gt; &lt;year&gt;1989&lt;/year&gt; &lt;rating&gt;ESRB - RP (Rating Pending)&lt;/rating&gt; &lt;title&gt;Jack Nicklaus' Greatest 18 Holes of Major Championship Golf&lt;/title&gt; &lt;pub&gt;Accolade, Inc.&lt;/pub&gt; &lt;dev&gt;Victor Musical Industries, Inc.&lt;/dev&gt; &lt;genre&gt;Sports/Golf&lt;/genre&gt; &lt;score&gt;3.1&lt;/score&gt; &lt;player&gt;1-4 Players&lt;/player&gt; &lt;story&gt;Jack Nicklaus' Greatest 18 Holes of Major Championship Golf is a 3-D golf simulation featuring an 18 Hole course created by Jack Nicklaus himself. Each of the 18 holes are from famous courses around the world and include number 8 at Pebble Beach, number 18 from Muirfield, number 12 from St. Andrews, number 12 from Augusta, number 10 at Riviera, and more. Gameplay is for one to four players and can be either stroke play or a skins game.&lt;/story&gt; &lt;/game&gt;">
            <text:p>&lt;game name="Jack Nicklaus' Greatest 18 Holes of Major Championship Golf (Japan)"&gt; &lt;year&gt;1989&lt;/year&gt; &lt;rating&gt;ESRB - RP (Rating Pending)&lt;/rating&gt; &lt;title&gt;Jack Nicklaus' Greatest 18 Holes of Major Championship Golf&lt;/title&gt; &lt;pub&gt;Accolade, Inc.&lt;/pub&gt; &lt;dev&gt;Victor Musical Industries, Inc.&lt;/dev&gt; &lt;genre&gt;Sports/Golf&lt;/genre&gt; &lt;score&gt;3.1&lt;/score&gt; &lt;player&gt;1-4 Players&lt;/player&gt; &lt;story&gt;Jack Nicklaus' Greatest 18 Holes of Major Championship Golf is a 3-D golf simulation featuring an 18 Hole course created by Jack Nicklaus himself. Each of the 18 holes are from famous courses around the world and include number 8 at Pebble Beach, number 18 from Muirfield, number 12 from St. Andrews, number 12 from Augusta, number 10 at Riviera, and more. Gameplay is for one to four players and can be either stroke play or a skins game.&lt;/story&gt; &lt;/game&gt;</text:p>
          </table:table-cell>
          <table:table-cell table:number-columns-repeated="1012"/>
        </table:table-row>
        <table:table-row table:style-name="ro1">
          <table:table-cell office:value-type="string">
            <text:p>Jackie Chan (Japan)</text:p>
          </table:table-cell>
          <table:table-cell office:value-type="float" office:value="1991">
            <text:p>1991</text:p>
          </table:table-cell>
          <table:table-cell office:value-type="string">
            <text:p>ESRB - RP (Rating Pending)</text:p>
          </table:table-cell>
          <table:table-cell office:value-type="string">
            <text:p>Jackie Chan</text:p>
          </table:table-cell>
          <table:table-cell table:number-columns-repeated="2" office:value-type="string">
            <text:p>Hudson Soft</text:p>
          </table:table-cell>
          <table:table-cell office:value-type="string">
            <text:p>Action</text:p>
          </table:table-cell>
          <table:table-cell office:value-type="string">
            <text:p>3.4</text:p>
          </table:table-cell>
          <table:table-cell office:value-type="string">
            <text:p>1 Player</text:p>
          </table:table-cell>
          <table:table-cell office:value-type="string">
            <text:p>Jackie Chan and his twin sister Josephine were great kung fu fighters in China and trained under a great master. One day when Jackie and Josephine were out walking, the Master's great enemy, The Sorcerer appeared. The Sorcerer had come to rule over China and knew the twins would stand in his way... so he cast a spell to make Josephine disappear. Now it's up to Jackie Chan to follow after the Sorcerer and battle his minions in order to rescue his sister and save China.****Jackie Chan's Action Kung Fu is a side-scrolling fighting game. Jackie's controls are one button to jump and another one to attack or be used in combination with a direction for a special attack. On his quest, Jackie must punch and kick his way past frogs, ninjas, birds and other enemies. Jackie can acquire special-moves such as the Tornado attack, the 180 degree spin kick, the 360 degree spin kick and the Sky Attack. Other power-ups include energy refills and bonus points.</text:p>
          </table:table-cell>
          <table:table-cell table:style-name="Default" table:formula="of:=CONCATENATE(&quot;&lt;game name=&quot;;CHAR(34);[.A112];CHAR(34);&quot;&gt; &lt;year&gt;&quot;;[.B112];&quot;&lt;/year&gt; &lt;rating&gt;&quot;;[.C112];&quot;&lt;/rating&gt; &lt;title&gt;&quot;;[.D112];&quot;&lt;/title&gt; &lt;pub&gt;&quot;;[.E112];&quot;&lt;/pub&gt; &lt;dev&gt;&quot;;[.F112];&quot;&lt;/dev&gt; &lt;genre&gt;&quot;;[.G112];&quot;&lt;/genre&gt; &lt;score&gt;&quot;;[.H112];&quot;&lt;/score&gt; &lt;player&gt;&quot;;[.I112];&quot;&lt;/player&gt; &lt;story&gt;&quot;;[.J112];&quot;&lt;/story&gt; &lt;/game&gt;&quot;)" office:value-type="string" office:string-value="&lt;game name=&quot;Jackie Chan (Japan)&quot;&gt; &lt;year&gt;1991&lt;/year&gt; &lt;rating&gt;ESRB - RP (Rating Pending)&lt;/rating&gt; &lt;title&gt;Jackie Chan&lt;/title&gt; &lt;pub&gt;Hudson Soft&lt;/pub&gt; &lt;dev&gt;Hudson Soft&lt;/dev&gt; &lt;genre&gt;Action&lt;/genre&gt; &lt;score&gt;3.4&lt;/score&gt; &lt;player&gt;1 Player&lt;/player&gt; &lt;story&gt;Jackie Chan and his twin sister Josephine were great kung fu fighters in China and trained under a great master. One day when Jackie and Josephine were out walking, the Master's great enemy, The Sorcerer appeared. The Sorcerer had come to rule over China and knew the twins would stand in his way... so he cast a spell to make Josephine disappear. Now it's up to Jackie Chan to follow after the Sorcerer and battle his minions in order to rescue his sister and save China.****Jackie Chan's Action Kung Fu is a side-scrolling fighting game. Jackie's controls are one button to jump and another one to attack or be used in combination with a direction for a special attack. On his quest, Jackie must punch and kick his way past frogs, ninjas, birds and other enemies. Jackie can acquire special-moves such as the Tornado attack, the 180 degree spin kick, the 360 degree spin kick and the Sky Attack. Other power-ups include energy refills and bonus points.&lt;/story&gt; &lt;/game&gt;">
            <text:p>&lt;game name="Jackie Chan (Japan)"&gt; &lt;year&gt;1991&lt;/year&gt; &lt;rating&gt;ESRB - RP (Rating Pending)&lt;/rating&gt; &lt;title&gt;Jackie Chan&lt;/title&gt; &lt;pub&gt;Hudson Soft&lt;/pub&gt; &lt;dev&gt;Hudson Soft&lt;/dev&gt; &lt;genre&gt;Action&lt;/genre&gt; &lt;score&gt;3.4&lt;/score&gt; &lt;player&gt;1 Player&lt;/player&gt; &lt;story&gt;Jackie Chan and his twin sister Josephine were great kung fu fighters in China and trained under a great master. One day when Jackie and Josephine were out walking, the Master's great enemy, The Sorcerer appeared. The Sorcerer had come to rule over China and knew the twins would stand in his way... so he cast a spell to make Josephine disappear. Now it's up to Jackie Chan to follow after the Sorcerer and battle his minions in order to rescue his sister and save China.****Jackie Chan's Action Kung Fu is a side-scrolling fighting game. Jackie's controls are one button to jump and another one to attack or be used in combination with a direction for a special attack. On his quest, Jackie must punch and kick his way past frogs, ninjas, birds and other enemies. Jackie can acquire special-moves such as the Tornado attack, the 180 degree spin kick, the 360 degree spin kick and the Sky Attack. Other power-ups include energy refills and bonus points.&lt;/story&gt; &lt;/game&gt;</text:p>
          </table:table-cell>
          <table:table-cell table:number-columns-repeated="1012"/>
        </table:table-row>
        <table:table-row table:style-name="ro1">
          <table:table-cell office:value-type="string">
            <text:p>Jigoku Meguri (Japan)</text:p>
          </table:table-cell>
          <table:table-cell office:value-type="string">
            <text:p>1990</text:p>
          </table:table-cell>
          <table:table-cell office:value-type="string">
            <text:p>ESRB - RP (Rating Pending)</text:p>
          </table:table-cell>
          <table:table-cell office:value-type="string">
            <text:p>Jigoku Meguri</text:p>
          </table:table-cell>
          <table:table-cell office:value-type="string">
            <text:p>Taito Corporation</text:p>
          </table:table-cell>
          <table:table-cell office:value-type="string">
            <text:p>Itl</text:p>
          </table:table-cell>
          <table:table-cell office:value-type="string">
            <text:p>Action</text:p>
          </table:table-cell>
          <table:table-cell office:value-type="string">
            <text:p>3.0</text:p>
          </table:table-cell>
          <table:table-cell office:value-type="string">
            <text:p>1 Player</text:p>
          </table:table-cell>
          <table:table-cell office:value-type="string">
            <text:p>Emma, king of the underworld, has gone crazy and brought his domain into chaos. Your mission, as Bonze Kackremboh, is to get rid of the evil spirit from Emma and annihilate his followers such as snakes, giant eyeballs, ghosts, and other enemy creatures. His only weapons are bubbles of various colors that can be powered up until they become almost as large as Bonze himself. He can also use these bubbles as special attacks, but once he uses it, the bubbles decrease in size and he must get some items that are the same color as the bubble to increase its size. Occasionally, an angel will appear who will give Bonze other items that will help him in his quest. </text:p>
          </table:table-cell>
          <table:table-cell table:style-name="Default" table:formula="of:=CONCATENATE(&quot;&lt;game name=&quot;;CHAR(34);[.A113];CHAR(34);&quot;&gt; &lt;year&gt;&quot;;[.B113];&quot;&lt;/year&gt; &lt;rating&gt;&quot;;[.C113];&quot;&lt;/rating&gt; &lt;title&gt;&quot;;[.D113];&quot;&lt;/title&gt; &lt;pub&gt;&quot;;[.E113];&quot;&lt;/pub&gt; &lt;dev&gt;&quot;;[.F113];&quot;&lt;/dev&gt; &lt;genre&gt;&quot;;[.G113];&quot;&lt;/genre&gt; &lt;score&gt;&quot;;[.H113];&quot;&lt;/score&gt; &lt;player&gt;&quot;;[.I113];&quot;&lt;/player&gt; &lt;story&gt;&quot;;[.J113];&quot;&lt;/story&gt; &lt;/game&gt;&quot;)" office:value-type="string" office:string-value="&lt;game name=&quot;Jigoku Meguri (Japan)&quot;&gt; &lt;year&gt;1990&lt;/year&gt; &lt;rating&gt;ESRB - RP (Rating Pending)&lt;/rating&gt; &lt;title&gt;Jigoku Meguri&lt;/title&gt; &lt;pub&gt;Taito Corporation&lt;/pub&gt; &lt;dev&gt;Itl&lt;/dev&gt; &lt;genre&gt;Action&lt;/genre&gt; &lt;score&gt;3.0&lt;/score&gt; &lt;player&gt;1 Player&lt;/player&gt; &lt;story&gt;Emma, king of the underworld, has gone crazy and brought his domain into chaos. Your mission, as Bonze Kackremboh, is to get rid of the evil spirit from Emma and annihilate his followers such as snakes, giant eyeballs, ghosts, and other enemy creatures. His only weapons are bubbles of various colors that can be powered up until they become almost as large as Bonze himself. He can also use these bubbles as special attacks, but once he uses it, the bubbles decrease in size and he must get some items that are the same color as the bubble to increase its size. Occasionally, an angel will appear who will give Bonze other items that will help him in his quest. &lt;/story&gt; &lt;/game&gt;">
            <text:p>&lt;game name="Jigoku Meguri (Japan)"&gt; &lt;year&gt;1990&lt;/year&gt; &lt;rating&gt;ESRB - RP (Rating Pending)&lt;/rating&gt; &lt;title&gt;Jigoku Meguri&lt;/title&gt; &lt;pub&gt;Taito Corporation&lt;/pub&gt; &lt;dev&gt;Itl&lt;/dev&gt; &lt;genre&gt;Action&lt;/genre&gt; &lt;score&gt;3.0&lt;/score&gt; &lt;player&gt;1 Player&lt;/player&gt; &lt;story&gt;Emma, king of the underworld, has gone crazy and brought his domain into chaos. Your mission, as Bonze Kackremboh, is to get rid of the evil spirit from Emma and annihilate his followers such as snakes, giant eyeballs, ghosts, and other enemy creatures. His only weapons are bubbles of various colors that can be powered up until they become almost as large as Bonze himself. He can also use these bubbles as special attacks, but once he uses it, the bubbles decrease in size and he must get some items that are the same color as the bubble to increase its size. Occasionally, an angel will appear who will give Bonze other items that will help him in his quest. &lt;/story&gt; &lt;/game&gt;</text:p>
          </table:table-cell>
          <table:table-cell table:number-columns-repeated="1012"/>
        </table:table-row>
        <table:table-row table:style-name="ro1">
          <table:table-cell office:value-type="string">
            <text:p>Jinmu Denshou (Japan)</text:p>
          </table:table-cell>
          <table:table-cell office:value-type="string">
            <text:p>1989</text:p>
          </table:table-cell>
          <table:table-cell office:value-type="string">
            <text:p>ESRB - RP (Rating Pending)</text:p>
          </table:table-cell>
          <table:table-cell office:value-type="string">
            <text:p>Jinmu Denshou</text:p>
          </table:table-cell>
          <table:table-cell office:value-type="string">
            <text:p>Big Club</text:p>
          </table:table-cell>
          <table:table-cell office:value-type="string">
            <text:p>Manjyudo</text:p>
          </table:table-cell>
          <table:table-cell office:value-type="string">
            <text:p>Action</text:p>
          </table:table-cell>
          <table:table-cell office:value-type="string">
            <text:p>3.2</text:p>
          </table:table-cell>
          <table:table-cell office:value-type="string">
            <text:p>1 Player</text:p>
          </table:table-cell>
          <table:table-cell office:value-type="string">
            <text:p>Jinmu Denshō is a game based on the style of Space Harrier where you play a Samurai who must run and jump into the screen to destroy evil creatures who run and fly at you from a distance with your sword. You do have the ability to run back on yourself, though, and later levels have platform jumping action. Scattered along the way are statues, which, when broken, allow you to collect health or shurikens that you can throw at distant enemies.</text:p>
          </table:table-cell>
          <table:table-cell table:style-name="Default" table:formula="of:=CONCATENATE(&quot;&lt;game name=&quot;;CHAR(34);[.A114];CHAR(34);&quot;&gt; &lt;year&gt;&quot;;[.B114];&quot;&lt;/year&gt; &lt;rating&gt;&quot;;[.C114];&quot;&lt;/rating&gt; &lt;title&gt;&quot;;[.D114];&quot;&lt;/title&gt; &lt;pub&gt;&quot;;[.E114];&quot;&lt;/pub&gt; &lt;dev&gt;&quot;;[.F114];&quot;&lt;/dev&gt; &lt;genre&gt;&quot;;[.G114];&quot;&lt;/genre&gt; &lt;score&gt;&quot;;[.H114];&quot;&lt;/score&gt; &lt;player&gt;&quot;;[.I114];&quot;&lt;/player&gt; &lt;story&gt;&quot;;[.J114];&quot;&lt;/story&gt; &lt;/game&gt;&quot;)" office:value-type="string" office:string-value="&lt;game name=&quot;Jinmu Denshou (Japan)&quot;&gt; &lt;year&gt;1989&lt;/year&gt; &lt;rating&gt;ESRB - RP (Rating Pending)&lt;/rating&gt; &lt;title&gt;Jinmu Denshou&lt;/title&gt; &lt;pub&gt;Big Club&lt;/pub&gt; &lt;dev&gt;Manjyudo&lt;/dev&gt; &lt;genre&gt;Action&lt;/genre&gt; &lt;score&gt;3.2&lt;/score&gt; &lt;player&gt;1 Player&lt;/player&gt; &lt;story&gt;Jinmu Denshō is a game based on the style of Space Harrier where you play a Samurai who must run and jump into the screen to destroy evil creatures who run and fly at you from a distance with your sword. You do have the ability to run back on yourself, though, and later levels have platform jumping action. Scattered along the way are statues, which, when broken, allow you to collect health or shurikens that you can throw at distant enemies.&lt;/story&gt; &lt;/game&gt;">
            <text:p>&lt;game name="Jinmu Denshou (Japan)"&gt; &lt;year&gt;1989&lt;/year&gt; &lt;rating&gt;ESRB - RP (Rating Pending)&lt;/rating&gt; &lt;title&gt;Jinmu Denshou&lt;/title&gt; &lt;pub&gt;Big Club&lt;/pub&gt; &lt;dev&gt;Manjyudo&lt;/dev&gt; &lt;genre&gt;Action&lt;/genre&gt; &lt;score&gt;3.2&lt;/score&gt; &lt;player&gt;1 Player&lt;/player&gt; &lt;story&gt;Jinmu Denshō is a game based on the style of Space Harrier where you play a Samurai who must run and jump into the screen to destroy evil creatures who run and fly at you from a distance with your sword. You do have the ability to run back on yourself, though, and later levels have platform jumping action. Scattered along the way are statues, which, when broken, allow you to collect health or shurikens that you can throw at distant enemies.&lt;/story&gt; &lt;/game&gt;</text:p>
          </table:table-cell>
          <table:table-cell table:number-columns-repeated="1012"/>
        </table:table-row>
        <table:table-row table:style-name="ro1">
          <table:table-cell office:value-type="string">
            <text:p>Juuouki (Japan)</text:p>
          </table:table-cell>
          <table:table-cell office:value-type="string">
            <text:p>1989</text:p>
          </table:table-cell>
          <table:table-cell office:value-type="string">
            <text:p>ESRB - RP (Rating Pending)</text:p>
          </table:table-cell>
          <table:table-cell office:value-type="string">
            <text:p>Juuouki</text:p>
          </table:table-cell>
          <table:table-cell office:value-type="string">
            <text:p>NEC Interchannel</text:p>
          </table:table-cell>
          <table:table-cell office:value-type="string">
            <text:p>Bits Laboratory</text:p>
          </table:table-cell>
          <table:table-cell office:value-type="string">
            <text:p>Action</text:p>
          </table:table-cell>
          <table:table-cell office:value-type="string">
            <text:p>3.9</text:p>
          </table:table-cell>
          <table:table-cell office:value-type="string">
            <text:p>1 Player</text:p>
          </table:table-cell>
          <table:table-cell office:value-type="string">
            <text:p>Converted from Sega's arcade original, Altered Beast is a side-scrolling beat 'em up where you take the role of a warrior who has been resurrected to fight an evil sorcerer. With a setting that mixes fantasy with Greek myth, you can easily see the influence of Ray Harryhausen movies like Jason and the Argonauts and Clash of the Titans. Your quest takes you over many areas from swamps to caves, and each is populated with the denizens of evil who are all out to get you. To aid you in your fight, there are white two-headed wolves. If you destroy one of these, it releases a power orb which, when collected, boosts your muscle power. These power-ups have two initial stages, with your sprite getting beefier with each one, but once three are collected you transform into a wild and powerful beast. These beasts vary from level to level, but range from a fireball-hurling wolf to a dragon with a powerful electric shock attack.</text:p>
          </table:table-cell>
          <table:table-cell table:style-name="Default" table:formula="of:=CONCATENATE(&quot;&lt;game name=&quot;;CHAR(34);[.A115];CHAR(34);&quot;&gt; &lt;year&gt;&quot;;[.B115];&quot;&lt;/year&gt; &lt;rating&gt;&quot;;[.C115];&quot;&lt;/rating&gt; &lt;title&gt;&quot;;[.D115];&quot;&lt;/title&gt; &lt;pub&gt;&quot;;[.E115];&quot;&lt;/pub&gt; &lt;dev&gt;&quot;;[.F115];&quot;&lt;/dev&gt; &lt;genre&gt;&quot;;[.G115];&quot;&lt;/genre&gt; &lt;score&gt;&quot;;[.H115];&quot;&lt;/score&gt; &lt;player&gt;&quot;;[.I115];&quot;&lt;/player&gt; &lt;story&gt;&quot;;[.J115];&quot;&lt;/story&gt; &lt;/game&gt;&quot;)" office:value-type="string" office:string-value="&lt;game name=&quot;Juuouki (Japan)&quot;&gt; &lt;year&gt;1989&lt;/year&gt; &lt;rating&gt;ESRB - RP (Rating Pending)&lt;/rating&gt; &lt;title&gt;Juuouki&lt;/title&gt; &lt;pub&gt;NEC Interchannel&lt;/pub&gt; &lt;dev&gt;Bits Laboratory&lt;/dev&gt; &lt;genre&gt;Action&lt;/genre&gt; &lt;score&gt;3.9&lt;/score&gt; &lt;player&gt;1 Player&lt;/player&gt; &lt;story&gt;Converted from Sega's arcade original, Altered Beast is a side-scrolling beat 'em up where you take the role of a warrior who has been resurrected to fight an evil sorcerer. With a setting that mixes fantasy with Greek myth, you can easily see the influence of Ray Harryhausen movies like Jason and the Argonauts and Clash of the Titans. Your quest takes you over many areas from swamps to caves, and each is populated with the denizens of evil who are all out to get you. To aid you in your fight, there are white two-headed wolves. If you destroy one of these, it releases a power orb which, when collected, boosts your muscle power. These power-ups have two initial stages, with your sprite getting beefier with each one, but once three are collected you transform into a wild and powerful beast. These beasts vary from level to level, but range from a fireball-hurling wolf to a dragon with a powerful electric shock attack.&lt;/story&gt; &lt;/game&gt;">
            <text:p>&lt;game name="Juuouki (Japan)"&gt; &lt;year&gt;1989&lt;/year&gt; &lt;rating&gt;ESRB - RP (Rating Pending)&lt;/rating&gt; &lt;title&gt;Juuouki&lt;/title&gt; &lt;pub&gt;NEC Interchannel&lt;/pub&gt; &lt;dev&gt;Bits Laboratory&lt;/dev&gt; &lt;genre&gt;Action&lt;/genre&gt; &lt;score&gt;3.9&lt;/score&gt; &lt;player&gt;1 Player&lt;/player&gt; &lt;story&gt;Converted from Sega's arcade original, Altered Beast is a side-scrolling beat 'em up where you take the role of a warrior who has been resurrected to fight an evil sorcerer. With a setting that mixes fantasy with Greek myth, you can easily see the influence of Ray Harryhausen movies like Jason and the Argonauts and Clash of the Titans. Your quest takes you over many areas from swamps to caves, and each is populated with the denizens of evil who are all out to get you. To aid you in your fight, there are white two-headed wolves. If you destroy one of these, it releases a power orb which, when collected, boosts your muscle power. These power-ups have two initial stages, with your sprite getting beefier with each one, but once three are collected you transform into a wild and powerful beast. These beasts vary from level to level, but range from a fireball-hurling wolf to a dragon with a powerful electric shock attack.&lt;/story&gt; &lt;/game&gt;</text:p>
          </table:table-cell>
          <table:table-cell table:number-columns-repeated="1012"/>
        </table:table-row>
        <table:table-row table:style-name="ro1">
          <table:table-cell office:value-type="string">
            <text:p>Kaizou Choujin Shubibinman (Japan)</text:p>
          </table:table-cell>
          <table:table-cell office:value-type="string">
            <text:p>1989</text:p>
          </table:table-cell>
          <table:table-cell office:value-type="string">
            <text:p>ESRB - RP (Rating Pending)</text:p>
          </table:table-cell>
          <table:table-cell office:value-type="string">
            <text:p>Kaizou Choujin Shubibinman</text:p>
          </table:table-cell>
          <table:table-cell office:value-type="string">
            <text:p>NCS Entertainment Software Group</text:p>
          </table:table-cell>
          <table:table-cell office:value-type="string">
            <text:p>Masaya</text:p>
          </table:table-cell>
          <table:table-cell office:value-type="string">
            <text:p>Action</text:p>
          </table:table-cell>
          <table:table-cell office:value-type="string">
            <text:p>3.5</text:p>
          </table:table-cell>
          <table:table-cell office:value-type="string">
            <text:p>1-2 Players</text:p>
          </table:table-cell>
          <table:table-cell office:value-type="string">
            <text:p>The evil robot Dark Skull has escaped Doc's control and now threathens to destroy the city with his army of evil robots, now only Doc's newest creations: the cyborgs Tasuke and Kyapiko can put an end to his plans.****Schbibinman is a 2D side-scrolling action platformer, in which you play as either Schbibinmen (or both in the cooperative 2-player mode) and try to defeat Dark Skull's forces using your blade and your cyborg-powers. The game starts in a city-map from which you select which stage to tackle next, each stage features a hostage and a boss cyborg that must be defeated. Succesful completition of these objectives rewards you with money that you can take back to "Doc" for upgrades that augment your existing powers or add new ones, which you'll surely need for the final battle.</text:p>
          </table:table-cell>
          <table:table-cell table:style-name="Default" table:formula="of:=CONCATENATE(&quot;&lt;game name=&quot;;CHAR(34);[.A116];CHAR(34);&quot;&gt; &lt;year&gt;&quot;;[.B116];&quot;&lt;/year&gt; &lt;rating&gt;&quot;;[.C116];&quot;&lt;/rating&gt; &lt;title&gt;&quot;;[.D116];&quot;&lt;/title&gt; &lt;pub&gt;&quot;;[.E116];&quot;&lt;/pub&gt; &lt;dev&gt;&quot;;[.F116];&quot;&lt;/dev&gt; &lt;genre&gt;&quot;;[.G116];&quot;&lt;/genre&gt; &lt;score&gt;&quot;;[.H116];&quot;&lt;/score&gt; &lt;player&gt;&quot;;[.I116];&quot;&lt;/player&gt; &lt;story&gt;&quot;;[.J116];&quot;&lt;/story&gt; &lt;/game&gt;&quot;)" office:value-type="string" office:string-value="&lt;game name=&quot;Kaizou Choujin Shubibinman (Japan)&quot;&gt; &lt;year&gt;1989&lt;/year&gt; &lt;rating&gt;ESRB - RP (Rating Pending)&lt;/rating&gt; &lt;title&gt;Kaizou Choujin Shubibinman&lt;/title&gt; &lt;pub&gt;NCS Entertainment Software Group&lt;/pub&gt; &lt;dev&gt;Masaya&lt;/dev&gt; &lt;genre&gt;Action&lt;/genre&gt; &lt;score&gt;3.5&lt;/score&gt; &lt;player&gt;1-2 Players&lt;/player&gt; &lt;story&gt;The evil robot Dark Skull has escaped Doc's control and now threathens to destroy the city with his army of evil robots, now only Doc's newest creations: the cyborgs Tasuke and Kyapiko can put an end to his plans.****Schbibinman is a 2D side-scrolling action platformer, in which you play as either Schbibinmen (or both in the cooperative 2-player mode) and try to defeat Dark Skull's forces using your blade and your cyborg-powers. The game starts in a city-map from which you select which stage to tackle next, each stage features a hostage and a boss cyborg that must be defeated. Succesful completition of these objectives rewards you with money that you can take back to &quot;Doc&quot; for upgrades that augment your existing powers or add new ones, which you'll surely need for the final battle.&lt;/story&gt; &lt;/game&gt;">
            <text:p>&lt;game name="Kaizou Choujin Shubibinman (Japan)"&gt; &lt;year&gt;1989&lt;/year&gt; &lt;rating&gt;ESRB - RP (Rating Pending)&lt;/rating&gt; &lt;title&gt;Kaizou Choujin Shubibinman&lt;/title&gt; &lt;pub&gt;NCS Entertainment Software Group&lt;/pub&gt; &lt;dev&gt;Masaya&lt;/dev&gt; &lt;genre&gt;Action&lt;/genre&gt; &lt;score&gt;3.5&lt;/score&gt; &lt;player&gt;1-2 Players&lt;/player&gt; &lt;story&gt;The evil robot Dark Skull has escaped Doc's control and now threathens to destroy the city with his army of evil robots, now only Doc's newest creations: the cyborgs Tasuke and Kyapiko can put an end to his plans.****Schbibinman is a 2D side-scrolling action platformer, in which you play as either Schbibinmen (or both in the cooperative 2-player mode) and try to defeat Dark Skull's forces using your blade and your cyborg-powers. The game starts in a city-map from which you select which stage to tackle next, each stage features a hostage and a boss cyborg that must be defeated. Succesful completition of these objectives rewards you with money that you can take back to "Doc" for upgrades that augment your existing powers or add new ones, which you'll surely need for the final battle.&lt;/story&gt; &lt;/game&gt;</text:p>
          </table:table-cell>
          <table:table-cell table:number-columns-repeated="1012"/>
        </table:table-row>
        <table:table-row table:style-name="ro1">
          <table:table-cell office:value-type="string">
            <text:p>Kaizou Choujin Shubibinman 2 - Aratanaru Teki (Japan)</text:p>
          </table:table-cell>
          <table:table-cell office:value-type="float" office:value="1991">
            <text:p>1991</text:p>
          </table:table-cell>
          <table:table-cell office:value-type="string">
            <text:p>ESRB - RP (Rating Pending)</text:p>
          </table:table-cell>
          <table:table-cell office:value-type="string">
            <text:p>Kaizou Choujin Shubibinman 2 - Aratanaru Teki</text:p>
          </table:table-cell>
          <table:table-cell office:value-type="string">
            <text:p>NCS Entertainment Software Group</text:p>
          </table:table-cell>
          <table:table-cell office:value-type="string">
            <text:p>Masaya</text:p>
          </table:table-cell>
          <table:table-cell office:value-type="string">
            <text:p>Action</text:p>
          </table:table-cell>
          <table:table-cell office:value-type="string">
            <text:p>3.7</text:p>
          </table:table-cell>
          <table:table-cell office:value-type="string">
            <text:p>1-2 Players</text:p>
          </table:table-cell>
          <table:table-cell office:value-type="string">
            <text:p>In the sequel to Kaizou Choujin Shubibinman once again the player takes the role of either cyborg Tasuke or Kyapiko (renamed Arnold and Sonya for their US debut) to face an alien threat to the world. <text:s/>Both cyborgs have traded their energy blades for ranged attacks, which change the pacing of the game a bit but nevertheless remains an action-oriented side-scrolling platformer in which your objective is to clear the stage of all enemies and bosses, while picking up any power-ups that can aid you in your quest. The game makes a linear progression from stage to stage, losing the world map from the original as well as the upgrade buying between levels (since "Doc" the inventor of both cyborgs and provider of upgrades has been abducted by the aliens), although new shooter stages have been included to spice things up.</text:p>
          </table:table-cell>
          <table:table-cell table:style-name="Default" table:formula="of:=CONCATENATE(&quot;&lt;game name=&quot;;CHAR(34);[.A117];CHAR(34);&quot;&gt; &lt;year&gt;&quot;;[.B117];&quot;&lt;/year&gt; &lt;rating&gt;&quot;;[.C117];&quot;&lt;/rating&gt; &lt;title&gt;&quot;;[.D117];&quot;&lt;/title&gt; &lt;pub&gt;&quot;;[.E117];&quot;&lt;/pub&gt; &lt;dev&gt;&quot;;[.F117];&quot;&lt;/dev&gt; &lt;genre&gt;&quot;;[.G117];&quot;&lt;/genre&gt; &lt;score&gt;&quot;;[.H117];&quot;&lt;/score&gt; &lt;player&gt;&quot;;[.I117];&quot;&lt;/player&gt; &lt;story&gt;&quot;;[.J117];&quot;&lt;/story&gt; &lt;/game&gt;&quot;)" office:value-type="string" office:string-value="&lt;game name=&quot;Kaizou Choujin Shubibinman 2 - Aratanaru Teki (Japan)&quot;&gt; &lt;year&gt;1991&lt;/year&gt; &lt;rating&gt;ESRB - RP (Rating Pending)&lt;/rating&gt; &lt;title&gt;Kaizou Choujin Shubibinman 2 - Aratanaru Teki&lt;/title&gt; &lt;pub&gt;NCS Entertainment Software Group&lt;/pub&gt; &lt;dev&gt;Masaya&lt;/dev&gt; &lt;genre&gt;Action&lt;/genre&gt; &lt;score&gt;3.7&lt;/score&gt; &lt;player&gt;1-2 Players&lt;/player&gt; &lt;story&gt;In the sequel to Kaizou Choujin Shubibinman once again the player takes the role of either cyborg Tasuke or Kyapiko (renamed Arnold and Sonya for their US debut) to face an alien threat to the world.  Both cyborgs have traded their energy blades for ranged attacks, which change the pacing of the game a bit but nevertheless remains an action-oriented side-scrolling platformer in which your objective is to clear the stage of all enemies and bosses, while picking up any power-ups that can aid you in your quest. The game makes a linear progression from stage to stage, losing the world map from the original as well as the upgrade buying between levels (since &quot;Doc&quot; the inventor of both cyborgs and provider of upgrades has been abducted by the aliens), although new shooter stages have been included to spice things up.&lt;/story&gt; &lt;/game&gt;">
            <text:p>&lt;game name="Kaizou Choujin Shubibinman 2 - Aratanaru Teki (Japan)"&gt; &lt;year&gt;1991&lt;/year&gt; &lt;rating&gt;ESRB - RP (Rating Pending)&lt;/rating&gt; &lt;title&gt;Kaizou Choujin Shubibinman 2 - Aratanaru Teki&lt;/title&gt; &lt;pub&gt;NCS Entertainment Software Group&lt;/pub&gt; &lt;dev&gt;Masaya&lt;/dev&gt; &lt;genre&gt;Action&lt;/genre&gt; &lt;score&gt;3.7&lt;/score&gt; &lt;player&gt;1-2 Players&lt;/player&gt; &lt;story&gt;In the sequel to Kaizou Choujin Shubibinman once again the player takes the role of either cyborg Tasuke or Kyapiko (renamed Arnold and Sonya for their US debut) to face an alien threat to the world. <text:s/>Both cyborgs have traded their energy blades for ranged attacks, which change the pacing of the game a bit but nevertheless remains an action-oriented side-scrolling platformer in which your objective is to clear the stage of all enemies and bosses, while picking up any power-ups that can aid you in your quest. The game makes a linear progression from stage to stage, losing the world map from the original as well as the upgrade buying between levels (since "Doc" the inventor of both cyborgs and provider of upgrades has been abducted by the aliens), although new shooter stages have been included to spice things up.&lt;/story&gt; &lt;/game&gt;</text:p>
          </table:table-cell>
          <table:table-cell table:number-columns-repeated="1012"/>
        </table:table-row>
        <table:table-row table:style-name="ro1">
          <table:table-cell office:value-type="string">
            <text:p>Kato Chan &amp; Ken Chan (Japan)</text:p>
          </table:table-cell>
          <table:table-cell office:value-type="string">
            <text:p>1987</text:p>
          </table:table-cell>
          <table:table-cell office:value-type="string">
            <text:p>ESRB - RP (Rating Pending)</text:p>
          </table:table-cell>
          <table:table-cell office:value-type="string">
            <text:p>Kato Chan &amp; Ken Chan</text:p>
          </table:table-cell>
          <table:table-cell table:number-columns-repeated="2" office:value-type="string">
            <text:p>Hudson Soft</text:p>
          </table:table-cell>
          <table:table-cell office:value-type="string">
            <text:p>Action</text:p>
          </table:table-cell>
          <table:table-cell office:value-type="string">
            <text:p>4.0</text:p>
          </table:table-cell>
          <table:table-cell office:value-type="string">
            <text:p>1 Player</text:p>
          </table:table-cell>
          <table:table-cell office:value-type="string">
            <text:p>Kato &amp; Ken Detective Agency are assigned the task of locating a missing rich man, and you can choose either Kato or Ken to go on the mission. Your partner doesn't like this one bit, so he decides to make a nuisance of himself along the way. Similar to Adventure Island, you must make your way through several levels, destroying wildlife along the way, but instead of using a hammer, you have three different ways to kill them: jump on or kick them, or when they are walking on the ground, blow gas out of them. While scrolling through the level, your vitality will decrease, but it can be restored by collecting fruit and junk food. During your travels, you will also encounter your partner doing things that shouldn't be done in public, but sometimes, he will throw stuff at you to make you lose some of your vitality. The only way that you can deal with him is by kicking him where it hurts. <text:s/>Along the way, you can enter doors. Doing this will give you a hint about the level and your vitality will be increased as well. You can kick certain objects such as lamp posts, trashcans, or thin air to obtain coins, or to make hidden platforms appear. Coins can be used in slot machines that will give you extra vitality, more lives, extra coins, and more. Slot machines only appear when you enter certain doors. </text:p>
          </table:table-cell>
          <table:table-cell table:style-name="Default" table:formula="of:=CONCATENATE(&quot;&lt;game name=&quot;;CHAR(34);[.A118];CHAR(34);&quot;&gt; &lt;year&gt;&quot;;[.B118];&quot;&lt;/year&gt; &lt;rating&gt;&quot;;[.C118];&quot;&lt;/rating&gt; &lt;title&gt;&quot;;[.D118];&quot;&lt;/title&gt; &lt;pub&gt;&quot;;[.E118];&quot;&lt;/pub&gt; &lt;dev&gt;&quot;;[.F118];&quot;&lt;/dev&gt; &lt;genre&gt;&quot;;[.G118];&quot;&lt;/genre&gt; &lt;score&gt;&quot;;[.H118];&quot;&lt;/score&gt; &lt;player&gt;&quot;;[.I118];&quot;&lt;/player&gt; &lt;story&gt;&quot;;[.J118];&quot;&lt;/story&gt; &lt;/game&gt;&quot;)" office:value-type="string" office:string-value="&lt;game name=&quot;Kato Chan &amp; Ken Chan (Japan)&quot;&gt; &lt;year&gt;1987&lt;/year&gt; &lt;rating&gt;ESRB - RP (Rating Pending)&lt;/rating&gt; &lt;title&gt;Kato Chan &amp; Ken Chan&lt;/title&gt; &lt;pub&gt;Hudson Soft&lt;/pub&gt; &lt;dev&gt;Hudson Soft&lt;/dev&gt; &lt;genre&gt;Action&lt;/genre&gt; &lt;score&gt;4.0&lt;/score&gt; &lt;player&gt;1 Player&lt;/player&gt; &lt;story&gt;Kato &amp; Ken Detective Agency are assigned the task of locating a missing rich man, and you can choose either Kato or Ken to go on the mission. Your partner doesn't like this one bit, so he decides to make a nuisance of himself along the way. Similar to Adventure Island, you must make your way through several levels, destroying wildlife along the way, but instead of using a hammer, you have three different ways to kill them: jump on or kick them, or when they are walking on the ground, blow gas out of them. While scrolling through the level, your vitality will decrease, but it can be restored by collecting fruit and junk food. During your travels, you will also encounter your partner doing things that shouldn't be done in public, but sometimes, he will throw stuff at you to make you lose some of your vitality. The only way that you can deal with him is by kicking him where it hurts.  Along the way, you can enter doors. Doing this will give you a hint about the level and your vitality will be increased as well. You can kick certain objects such as lamp posts, trashcans, or thin air to obtain coins, or to make hidden platforms appear. Coins can be used in slot machines that will give you extra vitality, more lives, extra coins, and more. Slot machines only appear when you enter certain doors. &lt;/story&gt; &lt;/game&gt;">
            <text:p>&lt;game name="Kato Chan &amp; Ken Chan (Japan)"&gt; &lt;year&gt;1987&lt;/year&gt; &lt;rating&gt;ESRB - RP (Rating Pending)&lt;/rating&gt; &lt;title&gt;Kato Chan &amp; Ken Chan&lt;/title&gt; &lt;pub&gt;Hudson Soft&lt;/pub&gt; &lt;dev&gt;Hudson Soft&lt;/dev&gt; &lt;genre&gt;Action&lt;/genre&gt; &lt;score&gt;4.0&lt;/score&gt; &lt;player&gt;1 Player&lt;/player&gt; &lt;story&gt;Kato &amp; Ken Detective Agency are assigned the task of locating a missing rich man, and you can choose either Kato or Ken to go on the mission. Your partner doesn't like this one bit, so he decides to make a nuisance of himself along the way. Similar to Adventure Island, you must make your way through several levels, destroying wildlife along the way, but instead of using a hammer, you have three different ways to kill them: jump on or kick them, or when they are walking on the ground, blow gas out of them. While scrolling through the level, your vitality will decrease, but it can be restored by collecting fruit and junk food. During your travels, you will also encounter your partner doing things that shouldn't be done in public, but sometimes, he will throw stuff at you to make you lose some of your vitality. The only way that you can deal with him is by kicking him where it hurts. <text:s/>Along the way, you can enter doors. Doing this will give you a hint about the level and your vitality will be increased as well. You can kick certain objects such as lamp posts, trashcans, or thin air to obtain coins, or to make hidden platforms appear. Coins can be used in slot machines that will give you extra vitality, more lives, extra coins, and more. Slot machines only appear when you enter certain doors. &lt;/story&gt; &lt;/game&gt;</text:p>
          </table:table-cell>
          <table:table-cell table:number-columns-repeated="1012"/>
        </table:table-row>
        <table:table-row table:style-name="ro1">
          <table:table-cell office:value-type="string">
            <text:p>Kattobi! Takuhai Kun (Japan)</text:p>
          </table:table-cell>
          <table:table-cell office:value-type="string">
            <text:p>1990</text:p>
          </table:table-cell>
          <table:table-cell office:value-type="string">
            <text:p>ESRB - RP (Rating Pending)</text:p>
          </table:table-cell>
          <table:table-cell office:value-type="string">
            <text:p>Kattobi! Takuhai Kun</text:p>
          </table:table-cell>
          <table:table-cell table:number-columns-repeated="2" office:value-type="string">
            <text:p>Tonkin House</text:p>
          </table:table-cell>
          <table:table-cell office:value-type="string">
            <text:p>Action</text:p>
          </table:table-cell>
          <table:table-cell office:value-type="string">
            <text:p>2.5</text:p>
          </table:table-cell>
          <table:table-cell office:value-type="string">
            <text:p>1 Player</text:p>
          </table:table-cell>
          <table:table-cell office:value-type="string">
            <text:p>Kattobi! Takuhai-kun ("Fury! Delivery Boy") is a top-down action/driving game from Advance Communications Company and Tonkin House. The player is a delivery boy who must make a series of increasingly surreal deliveries across town, occasionally leaving the country and getting into trouble with drug trafficking. As the player complete jobs, they can use their earnings to buy better two-wheeled delivery vehicles, upgrading from a pedal bike to a moped to a state-of-the-art motorcycle. Destroying their vehicle (by losing a life) drops them back down to the regular pedal bike. <text:s/>The game was released exclusively in Japan on the PC Engine. It is perhaps best known to western audiences for its appearance on an episode of the Japanese video game TV show GameCenter CX. </text:p>
          </table:table-cell>
          <table:table-cell table:style-name="Default" table:formula="of:=CONCATENATE(&quot;&lt;game name=&quot;;CHAR(34);[.A119];CHAR(34);&quot;&gt; &lt;year&gt;&quot;;[.B119];&quot;&lt;/year&gt; &lt;rating&gt;&quot;;[.C119];&quot;&lt;/rating&gt; &lt;title&gt;&quot;;[.D119];&quot;&lt;/title&gt; &lt;pub&gt;&quot;;[.E119];&quot;&lt;/pub&gt; &lt;dev&gt;&quot;;[.F119];&quot;&lt;/dev&gt; &lt;genre&gt;&quot;;[.G119];&quot;&lt;/genre&gt; &lt;score&gt;&quot;;[.H119];&quot;&lt;/score&gt; &lt;player&gt;&quot;;[.I119];&quot;&lt;/player&gt; &lt;story&gt;&quot;;[.J119];&quot;&lt;/story&gt; &lt;/game&gt;&quot;)" office:value-type="string" office:string-value="&lt;game name=&quot;Kattobi! Takuhai Kun (Japan)&quot;&gt; &lt;year&gt;1990&lt;/year&gt; &lt;rating&gt;ESRB - RP (Rating Pending)&lt;/rating&gt; &lt;title&gt;Kattobi! Takuhai Kun&lt;/title&gt; &lt;pub&gt;Tonkin House&lt;/pub&gt; &lt;dev&gt;Tonkin House&lt;/dev&gt; &lt;genre&gt;Action&lt;/genre&gt; &lt;score&gt;2.5&lt;/score&gt; &lt;player&gt;1 Player&lt;/player&gt; &lt;story&gt;Kattobi! Takuhai-kun (&quot;Fury! Delivery Boy&quot;) is a top-down action/driving game from Advance Communications Company and Tonkin House. The player is a delivery boy who must make a series of increasingly surreal deliveries across town, occasionally leaving the country and getting into trouble with drug trafficking. As the player complete jobs, they can use their earnings to buy better two-wheeled delivery vehicles, upgrading from a pedal bike to a moped to a state-of-the-art motorcycle. Destroying their vehicle (by losing a life) drops them back down to the regular pedal bike.  The game was released exclusively in Japan on the PC Engine. It is perhaps best known to western audiences for its appearance on an episode of the Japanese video game TV show GameCenter CX. &lt;/story&gt; &lt;/game&gt;">
            <text:p>&lt;game name="Kattobi! Takuhai Kun (Japan)"&gt; &lt;year&gt;1990&lt;/year&gt; &lt;rating&gt;ESRB - RP (Rating Pending)&lt;/rating&gt; &lt;title&gt;Kattobi! Takuhai Kun&lt;/title&gt; &lt;pub&gt;Tonkin House&lt;/pub&gt; &lt;dev&gt;Tonkin House&lt;/dev&gt; &lt;genre&gt;Action&lt;/genre&gt; &lt;score&gt;2.5&lt;/score&gt; &lt;player&gt;1 Player&lt;/player&gt; &lt;story&gt;Kattobi! Takuhai-kun ("Fury! Delivery Boy") is a top-down action/driving game from Advance Communications Company and Tonkin House. The player is a delivery boy who must make a series of increasingly surreal deliveries across town, occasionally leaving the country and getting into trouble with drug trafficking. As the player complete jobs, they can use their earnings to buy better two-wheeled delivery vehicles, upgrading from a pedal bike to a moped to a state-of-the-art motorcycle. Destroying their vehicle (by losing a life) drops them back down to the regular pedal bike. <text:s/>The game was released exclusively in Japan on the PC Engine. It is perhaps best known to western audiences for its appearance on an episode of the Japanese video game TV show GameCenter CX. &lt;/story&gt; &lt;/game&gt;</text:p>
          </table:table-cell>
          <table:table-cell table:number-columns-repeated="1012"/>
        </table:table-row>
        <table:table-row table:style-name="ro1">
          <table:table-cell office:value-type="string">
            <text:p>KickBall (Japan)</text:p>
          </table:table-cell>
          <table:table-cell office:value-type="string">
            <text:p>1990</text:p>
          </table:table-cell>
          <table:table-cell office:value-type="string">
            <text:p>ESRB - RP (Rating Pending)</text:p>
          </table:table-cell>
          <table:table-cell office:value-type="string">
            <text:p>KickBall</text:p>
          </table:table-cell>
          <table:table-cell office:value-type="string">
            <text:p>NCS Entertainment Software Group</text:p>
          </table:table-cell>
          <table:table-cell office:value-type="string">
            <text:p>Masaya</text:p>
          </table:table-cell>
          <table:table-cell office:value-type="string">
            <text:p>Sports</text:p>
          </table:table-cell>
          <table:table-cell office:value-type="string">
            <text:p>3.4</text:p>
          </table:table-cell>
          <table:table-cell office:value-type="string">
            <text:p>1-2 Players</text:p>
          </table:table-cell>
          <table:table-cell office:value-type="string">
            <text:p>A baseball style game with elements of football and dodgeball thrown in. Chose from a selection of bizarre teams, from seals to sumos to Schbibin Men</text:p>
          </table:table-cell>
          <table:table-cell table:style-name="Default" table:formula="of:=CONCATENATE(&quot;&lt;game name=&quot;;CHAR(34);[.A120];CHAR(34);&quot;&gt; &lt;year&gt;&quot;;[.B120];&quot;&lt;/year&gt; &lt;rating&gt;&quot;;[.C120];&quot;&lt;/rating&gt; &lt;title&gt;&quot;;[.D120];&quot;&lt;/title&gt; &lt;pub&gt;&quot;;[.E120];&quot;&lt;/pub&gt; &lt;dev&gt;&quot;;[.F120];&quot;&lt;/dev&gt; &lt;genre&gt;&quot;;[.G120];&quot;&lt;/genre&gt; &lt;score&gt;&quot;;[.H120];&quot;&lt;/score&gt; &lt;player&gt;&quot;;[.I120];&quot;&lt;/player&gt; &lt;story&gt;&quot;;[.J120];&quot;&lt;/story&gt; &lt;/game&gt;&quot;)" office:value-type="string" office:string-value="&lt;game name=&quot;KickBall (Japan)&quot;&gt; &lt;year&gt;1990&lt;/year&gt; &lt;rating&gt;ESRB - RP (Rating Pending)&lt;/rating&gt; &lt;title&gt;KickBall&lt;/title&gt; &lt;pub&gt;NCS Entertainment Software Group&lt;/pub&gt; &lt;dev&gt;Masaya&lt;/dev&gt; &lt;genre&gt;Sports&lt;/genre&gt; &lt;score&gt;3.4&lt;/score&gt; &lt;player&gt;1-2 Players&lt;/player&gt; &lt;story&gt;A baseball style game with elements of football and dodgeball thrown in. Chose from a selection of bizarre teams, from seals to sumos to Schbibin Men&lt;/story&gt; &lt;/game&gt;">
            <text:p>&lt;game name="KickBall (Japan)"&gt; &lt;year&gt;1990&lt;/year&gt; &lt;rating&gt;ESRB - RP (Rating Pending)&lt;/rating&gt; &lt;title&gt;KickBall&lt;/title&gt; &lt;pub&gt;NCS Entertainment Software Group&lt;/pub&gt; &lt;dev&gt;Masaya&lt;/dev&gt; &lt;genre&gt;Sports&lt;/genre&gt; &lt;score&gt;3.4&lt;/score&gt; &lt;player&gt;1-2 Players&lt;/player&gt; &lt;story&gt;A baseball style game with elements of football and dodgeball thrown in. Chose from a selection of bizarre teams, from seals to sumos to Schbibin Men&lt;/story&gt; &lt;/game&gt;</text:p>
          </table:table-cell>
          <table:table-cell table:number-columns-repeated="1012"/>
        </table:table-row>
        <table:table-row table:style-name="ro1">
          <table:table-cell office:value-type="string">
            <text:p>Kiki Kaikai (Japan)</text:p>
          </table:table-cell>
          <table:table-cell office:value-type="string">
            <text:p>1990</text:p>
          </table:table-cell>
          <table:table-cell office:value-type="string">
            <text:p>ESRB - RP (Rating Pending)</text:p>
          </table:table-cell>
          <table:table-cell office:value-type="string">
            <text:p>Kiki Kaikai</text:p>
          </table:table-cell>
          <table:table-cell table:number-columns-repeated="2" office:value-type="string">
            <text:p>Taito Corp.</text:p>
          </table:table-cell>
          <table:table-cell office:value-type="string">
            <text:p>Action</text:p>
          </table:table-cell>
          <table:table-cell office:value-type="string">
            <text:p>3.2</text:p>
          </table:table-cell>
          <table:table-cell office:value-type="string">
            <text:p>1 Player</text:p>
          </table:table-cell>
          <table:table-cell office:value-type="string">
            <text:p>The youngest child of a mysteriously disappeared family didn't join the family on a journey to a far and unknown place to board an odd ark because she had to keep on cultivating their land. An humble peasant spread the word: a creature coming from the underworld took away the ark!****The girl must have been touched by the hand of luck... and she alone is the only one who can save and take them safely back home.****You can move around in eight directions, trying to defend yourself against the attacks of creatures coming from the underworld.**You can defend yourself by means of scrolls with obscure magician runes, throwing cards and other weapons to be picked up en route.****The magic cards and magic spells have a limited range or last only for a short period of time but can be powered up by collecting the runes found after destroying a formation of red flames-shaped enemies or waving an black and white flag.**Several items (mostly pearls) will be found along the way and can be picked up and used to defeat the enemy creatures.****A round consist of multiple scenes (areas) and each scene is completed when the Scene Guard has been defeated and when a round is completed one family member will be free and return safely home...</text:p>
          </table:table-cell>
          <table:table-cell table:style-name="Default" table:formula="of:=CONCATENATE(&quot;&lt;game name=&quot;;CHAR(34);[.A121];CHAR(34);&quot;&gt; &lt;year&gt;&quot;;[.B121];&quot;&lt;/year&gt; &lt;rating&gt;&quot;;[.C121];&quot;&lt;/rating&gt; &lt;title&gt;&quot;;[.D121];&quot;&lt;/title&gt; &lt;pub&gt;&quot;;[.E121];&quot;&lt;/pub&gt; &lt;dev&gt;&quot;;[.F121];&quot;&lt;/dev&gt; &lt;genre&gt;&quot;;[.G121];&quot;&lt;/genre&gt; &lt;score&gt;&quot;;[.H121];&quot;&lt;/score&gt; &lt;player&gt;&quot;;[.I121];&quot;&lt;/player&gt; &lt;story&gt;&quot;;[.J121];&quot;&lt;/story&gt; &lt;/game&gt;&quot;)" office:value-type="string" office:string-value="&lt;game name=&quot;Kiki Kaikai (Japan)&quot;&gt; &lt;year&gt;1990&lt;/year&gt; &lt;rating&gt;ESRB - RP (Rating Pending)&lt;/rating&gt; &lt;title&gt;Kiki Kaikai&lt;/title&gt; &lt;pub&gt;Taito Corp.&lt;/pub&gt; &lt;dev&gt;Taito Corp.&lt;/dev&gt; &lt;genre&gt;Action&lt;/genre&gt; &lt;score&gt;3.2&lt;/score&gt; &lt;player&gt;1 Player&lt;/player&gt; &lt;story&gt;The youngest child of a mysteriously disappeared family didn't join the family on a journey to a far and unknown place to board an odd ark because she had to keep on cultivating their land. An humble peasant spread the word: a creature coming from the underworld took away the ark!****The girl must have been touched by the hand of luck... and she alone is the only one who can save and take them safely back home.****You can move around in eight directions, trying to defend yourself against the attacks of creatures coming from the underworld.**You can defend yourself by means of scrolls with obscure magician runes, throwing cards and other weapons to be picked up en route.****The magic cards and magic spells have a limited range or last only for a short period of time but can be powered up by collecting the runes found after destroying a formation of red flames-shaped enemies or waving an black and white flag.**Several items (mostly pearls) will be found along the way and can be picked up and used to defeat the enemy creatures.****A round consist of multiple scenes (areas) and each scene is completed when the Scene Guard has been defeated and when a round is completed one family member will be free and return safely home...&lt;/story&gt; &lt;/game&gt;">
            <text:p>&lt;game name="Kiki Kaikai (Japan)"&gt; &lt;year&gt;1990&lt;/year&gt; &lt;rating&gt;ESRB - RP (Rating Pending)&lt;/rating&gt; &lt;title&gt;Kiki Kaikai&lt;/title&gt; &lt;pub&gt;Taito Corp.&lt;/pub&gt; &lt;dev&gt;Taito Corp.&lt;/dev&gt; &lt;genre&gt;Action&lt;/genre&gt; &lt;score&gt;3.2&lt;/score&gt; &lt;player&gt;1 Player&lt;/player&gt; &lt;story&gt;The youngest child of a mysteriously disappeared family didn't join the family on a journey to a far and unknown place to board an odd ark because she had to keep on cultivating their land. An humble peasant spread the word: a creature coming from the underworld took away the ark!****The girl must have been touched by the hand of luck... and she alone is the only one who can save and take them safely back home.****You can move around in eight directions, trying to defend yourself against the attacks of creatures coming from the underworld.**You can defend yourself by means of scrolls with obscure magician runes, throwing cards and other weapons to be picked up en route.****The magic cards and magic spells have a limited range or last only for a short period of time but can be powered up by collecting the runes found after destroying a formation of red flames-shaped enemies or waving an black and white flag.**Several items (mostly pearls) will be found along the way and can be picked up and used to defeat the enemy creatures.****A round consist of multiple scenes (areas) and each scene is completed when the Scene Guard has been defeated and when a round is completed one family member will be free and return safely home...&lt;/story&gt; &lt;/game&gt;</text:p>
          </table:table-cell>
          <table:table-cell table:number-columns-repeated="1012"/>
        </table:table-row>
        <table:table-row table:style-name="ro1">
          <table:table-cell office:value-type="string">
            <text:p>King of Casino (Japan)</text:p>
          </table:table-cell>
          <table:table-cell office:value-type="string">
            <text:p>1990</text:p>
          </table:table-cell>
          <table:table-cell office:value-type="string">
            <text:p>ESRB - RP (Rating Pending)</text:p>
          </table:table-cell>
          <table:table-cell office:value-type="string">
            <text:p>King of Casino</text:p>
          </table:table-cell>
          <table:table-cell table:number-columns-repeated="2" office:value-type="string">
            <text:p>Victor Musical Industries, Inc.</text:p>
          </table:table-cell>
          <table:table-cell office:value-type="string">
            <text:p>Casino</text:p>
          </table:table-cell>
          <table:table-cell office:value-type="string">
            <text:p>4.0</text:p>
          </table:table-cell>
          <table:table-cell office:value-type="string">
            <text:p>1-5 Players</text:p>
          </table:table-cell>
          <table:table-cell office:value-type="string">
            <text:p>King of Casino is a casino simulation and offers five different games to win/lose some electronic money with: poker, slot machine, blackjack, roulette and Keno. After selecting one of the three playing modes (normal, fast or party), there are 15 casinos with slight differences to choose on a town map. Inside the casino the games itself are started by clicking on one of the gambling tables.</text:p>
          </table:table-cell>
          <table:table-cell table:style-name="Default" table:formula="of:=CONCATENATE(&quot;&lt;game name=&quot;;CHAR(34);[.A122];CHAR(34);&quot;&gt; &lt;year&gt;&quot;;[.B122];&quot;&lt;/year&gt; &lt;rating&gt;&quot;;[.C122];&quot;&lt;/rating&gt; &lt;title&gt;&quot;;[.D122];&quot;&lt;/title&gt; &lt;pub&gt;&quot;;[.E122];&quot;&lt;/pub&gt; &lt;dev&gt;&quot;;[.F122];&quot;&lt;/dev&gt; &lt;genre&gt;&quot;;[.G122];&quot;&lt;/genre&gt; &lt;score&gt;&quot;;[.H122];&quot;&lt;/score&gt; &lt;player&gt;&quot;;[.I122];&quot;&lt;/player&gt; &lt;story&gt;&quot;;[.J122];&quot;&lt;/story&gt; &lt;/game&gt;&quot;)" office:value-type="string" office:string-value="&lt;game name=&quot;King of Casino (Japan)&quot;&gt; &lt;year&gt;1990&lt;/year&gt; &lt;rating&gt;ESRB - RP (Rating Pending)&lt;/rating&gt; &lt;title&gt;King of Casino&lt;/title&gt; &lt;pub&gt;Victor Musical Industries, Inc.&lt;/pub&gt; &lt;dev&gt;Victor Musical Industries, Inc.&lt;/dev&gt; &lt;genre&gt;Casino&lt;/genre&gt; &lt;score&gt;4.0&lt;/score&gt; &lt;player&gt;1-5 Players&lt;/player&gt; &lt;story&gt;King of Casino is a casino simulation and offers five different games to win/lose some electronic money with: poker, slot machine, blackjack, roulette and Keno. After selecting one of the three playing modes (normal, fast or party), there are 15 casinos with slight differences to choose on a town map. Inside the casino the games itself are started by clicking on one of the gambling tables.&lt;/story&gt; &lt;/game&gt;">
            <text:p>&lt;game name="King of Casino (Japan)"&gt; &lt;year&gt;1990&lt;/year&gt; &lt;rating&gt;ESRB - RP (Rating Pending)&lt;/rating&gt; &lt;title&gt;King of Casino&lt;/title&gt; &lt;pub&gt;Victor Musical Industries, Inc.&lt;/pub&gt; &lt;dev&gt;Victor Musical Industries, Inc.&lt;/dev&gt; &lt;genre&gt;Casino&lt;/genre&gt; &lt;score&gt;4.0&lt;/score&gt; &lt;player&gt;1-5 Players&lt;/player&gt; &lt;story&gt;King of Casino is a casino simulation and offers five different games to win/lose some electronic money with: poker, slot machine, blackjack, roulette and Keno. After selecting one of the three playing modes (normal, fast or party), there are 15 casinos with slight differences to choose on a town map. Inside the casino the games itself are started by clicking on one of the gambling tables.&lt;/story&gt; &lt;/game&gt;</text:p>
          </table:table-cell>
          <table:table-cell table:number-columns-repeated="1012"/>
        </table:table-row>
        <table:table-row table:style-name="ro1">
          <table:table-cell office:value-type="string">
            <text:p>Klax (Japan)</text:p>
          </table:table-cell>
          <table:table-cell office:value-type="string">
            <text:p>1990</text:p>
          </table:table-cell>
          <table:table-cell office:value-type="string">
            <text:p>ESRB - RP (Rating Pending)</text:p>
          </table:table-cell>
          <table:table-cell office:value-type="string">
            <text:p>Klax</text:p>
          </table:table-cell>
          <table:table-cell office:value-type="string">
            <text:p>Tengen Inc.</text:p>
          </table:table-cell>
          <table:table-cell office:value-type="string">
            <text:p>Atari Games</text:p>
          </table:table-cell>
          <table:table-cell office:value-type="string">
            <text:p>Puzzle</text:p>
          </table:table-cell>
          <table:table-cell office:value-type="string">
            <text:p>3.4</text:p>
          </table:table-cell>
          <table:table-cell office:value-type="string">
            <text:p>1 Player</text:p>
          </table:table-cell>
          <table:table-cell office:value-type="string">
            <text:p>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text:p>
          </table:table-cell>
          <table:table-cell table:style-name="Default" table:formula="of:=CONCATENATE(&quot;&lt;game name=&quot;;CHAR(34);[.A123];CHAR(34);&quot;&gt; &lt;year&gt;&quot;;[.B123];&quot;&lt;/year&gt; &lt;rating&gt;&quot;;[.C123];&quot;&lt;/rating&gt; &lt;title&gt;&quot;;[.D123];&quot;&lt;/title&gt; &lt;pub&gt;&quot;;[.E123];&quot;&lt;/pub&gt; &lt;dev&gt;&quot;;[.F123];&quot;&lt;/dev&gt; &lt;genre&gt;&quot;;[.G123];&quot;&lt;/genre&gt; &lt;score&gt;&quot;;[.H123];&quot;&lt;/score&gt; &lt;player&gt;&quot;;[.I123];&quot;&lt;/player&gt; &lt;story&gt;&quot;;[.J123];&quot;&lt;/story&gt; &lt;/game&gt;&quot;)" office:value-type="string" office:string-value="&lt;game name=&quot;Klax (Japan)&quot;&gt; &lt;year&gt;1990&lt;/year&gt; &lt;rating&gt;ESRB - RP (Rating Pending)&lt;/rating&gt; &lt;title&gt;Klax&lt;/title&gt; &lt;pub&gt;Tengen Inc.&lt;/pub&gt; &lt;dev&gt;Atari Games&lt;/dev&gt; &lt;genre&gt;Puzzle&lt;/genre&gt; &lt;score&gt;3.4&lt;/score&gt; &lt;player&gt;1 Player&lt;/player&gt; &lt;story&gt;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lt;/story&gt; &lt;/game&gt;">
            <text:p>&lt;game name="Klax (Japan)"&gt; &lt;year&gt;1990&lt;/year&gt; &lt;rating&gt;ESRB - RP (Rating Pending)&lt;/rating&gt; &lt;title&gt;Klax&lt;/title&gt; &lt;pub&gt;Tengen Inc.&lt;/pub&gt; &lt;dev&gt;Atari Games&lt;/dev&gt; &lt;genre&gt;Puzzle&lt;/genre&gt; &lt;score&gt;3.4&lt;/score&gt; &lt;player&gt;1 Player&lt;/player&gt; &lt;story&gt;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lt;/story&gt; &lt;/game&gt;</text:p>
          </table:table-cell>
          <table:table-cell table:number-columns-repeated="1012"/>
        </table:table-row>
        <table:table-row table:style-name="ro1">
          <table:table-cell office:value-type="string">
            <text:p>Knight Rider Special (Japan)</text:p>
          </table:table-cell>
          <table:table-cell office:value-type="string">
            <text:p>1989</text:p>
          </table:table-cell>
          <table:table-cell office:value-type="string">
            <text:p>ESRB - RP (Rating Pending)</text:p>
          </table:table-cell>
          <table:table-cell office:value-type="string">
            <text:p>Knight Rider Special</text:p>
          </table:table-cell>
          <table:table-cell table:number-columns-repeated="2" office:value-type="string">
            <text:p>Pack-In-Video Co., Ltd.</text:p>
          </table:table-cell>
          <table:table-cell office:value-type="string">
            <text:p>Racing</text:p>
          </table:table-cell>
          <table:table-cell office:value-type="string">
            <text:p>3.5</text:p>
          </table:table-cell>
          <table:table-cell office:value-type="string">
            <text:p>1 Player</text:p>
          </table:table-cell>
          <table:table-cell office:value-type="string">
            <text:p>Knight Rider Special is an action game based on the TV series Knight Rider. It is similar to the NES version, but is played in a third-person perspective. The player takes control over KITT, the speaking car. <text:s/>The main goal of the game is to finish each course within a time limit. However, the presence of other cars and trucks (which may shoot at KITT or are simply in the way) make this difficult. Those can be overcome by either shooting them with one of the build-in weapon systems, jumping over them with the turbo boost or simply passing by. It is also important to keep on the road because ramming against lamp posts is unhealthy. KITT's abilities can be upgraded during the course of the game.</text:p>
          </table:table-cell>
          <table:table-cell table:style-name="Default" table:formula="of:=CONCATENATE(&quot;&lt;game name=&quot;;CHAR(34);[.A124];CHAR(34);&quot;&gt; &lt;year&gt;&quot;;[.B124];&quot;&lt;/year&gt; &lt;rating&gt;&quot;;[.C124];&quot;&lt;/rating&gt; &lt;title&gt;&quot;;[.D124];&quot;&lt;/title&gt; &lt;pub&gt;&quot;;[.E124];&quot;&lt;/pub&gt; &lt;dev&gt;&quot;;[.F124];&quot;&lt;/dev&gt; &lt;genre&gt;&quot;;[.G124];&quot;&lt;/genre&gt; &lt;score&gt;&quot;;[.H124];&quot;&lt;/score&gt; &lt;player&gt;&quot;;[.I124];&quot;&lt;/player&gt; &lt;story&gt;&quot;;[.J124];&quot;&lt;/story&gt; &lt;/game&gt;&quot;)" office:value-type="string" office:string-value="&lt;game name=&quot;Knight Rider Special (Japan)&quot;&gt; &lt;year&gt;1989&lt;/year&gt; &lt;rating&gt;ESRB - RP (Rating Pending)&lt;/rating&gt; &lt;title&gt;Knight Rider Special&lt;/title&gt; &lt;pub&gt;Pack-In-Video Co., Ltd.&lt;/pub&gt; &lt;dev&gt;Pack-In-Video Co., Ltd.&lt;/dev&gt; &lt;genre&gt;Racing&lt;/genre&gt; &lt;score&gt;3.5&lt;/score&gt; &lt;player&gt;1 Player&lt;/player&gt; &lt;story&gt;Knight Rider Special is an action game based on the TV series Knight Rider. It is similar to the NES version, but is played in a third-person perspective. The player takes control over KITT, the speaking car.  The main goal of the game is to finish each course within a time limit. However, the presence of other cars and trucks (which may shoot at KITT or are simply in the way) make this difficult. Those can be overcome by either shooting them with one of the build-in weapon systems, jumping over them with the turbo boost or simply passing by. It is also important to keep on the road because ramming against lamp posts is unhealthy. KITT's abilities can be upgraded during the course of the game.&lt;/story&gt; &lt;/game&gt;">
            <text:p>&lt;game name="Knight Rider Special (Japan)"&gt; &lt;year&gt;1989&lt;/year&gt; &lt;rating&gt;ESRB - RP (Rating Pending)&lt;/rating&gt; &lt;title&gt;Knight Rider Special&lt;/title&gt; &lt;pub&gt;Pack-In-Video Co., Ltd.&lt;/pub&gt; &lt;dev&gt;Pack-In-Video Co., Ltd.&lt;/dev&gt; &lt;genre&gt;Racing&lt;/genre&gt; &lt;score&gt;3.5&lt;/score&gt; &lt;player&gt;1 Player&lt;/player&gt; &lt;story&gt;Knight Rider Special is an action game based on the TV series Knight Rider. It is similar to the NES version, but is played in a third-person perspective. The player takes control over KITT, the speaking car. <text:s/>The main goal of the game is to finish each course within a time limit. However, the presence of other cars and trucks (which may shoot at KITT or are simply in the way) make this difficult. Those can be overcome by either shooting them with one of the build-in weapon systems, jumping over them with the turbo boost or simply passing by. It is also important to keep on the road because ramming against lamp posts is unhealthy. KITT's abilities can be upgraded during the course of the game.&lt;/story&gt; &lt;/game&gt;</text:p>
          </table:table-cell>
          <table:table-cell table:number-columns-repeated="1012"/>
        </table:table-row>
        <table:table-row table:style-name="ro1">
          <table:table-cell office:value-type="string">
            <text:p>Kore ga Pro Yakyuu '89 (Japan)</text:p>
          </table:table-cell>
          <table:table-cell office:value-type="string">
            <text:p>1989</text:p>
          </table:table-cell>
          <table:table-cell office:value-type="string">
            <text:p>ESRB - RP (Rating Pending)</text:p>
          </table:table-cell>
          <table:table-cell office:value-type="string">
            <text:p>Kore ga Pro Yakyuu '89</text:p>
          </table:table-cell>
          <table:table-cell office:value-type="string">
            <text:p>Intec Inc.</text:p>
          </table:table-cell>
          <table:table-cell office:value-type="string">
            <text:p>Tose Software</text:p>
          </table:table-cell>
          <table:table-cell office:value-type="string">
            <text:p>Sports/Baseball</text:p>
          </table:table-cell>
          <table:table-cell office:value-type="string">
            <text:p>3.5</text:p>
          </table:table-cell>
          <table:table-cell office:value-type="string">
            <text:p>1-2 Players</text:p>
          </table:table-cell>
          <table:table-cell office:value-type="string">
            <text:p>Kore ga Pro Yakyuu '89 ("This is Professional Baseball '89") is a baseball game for the PC Engine and the first of two games with the Kore ga Pro Yakyuu brand, followed by Kore ga Pro Yakyuu '90. It features twelve teams from the Nippon Professional Baseball organization as it was in 1989. <text:s/>The game resembles most baseball games of the era, with a behind-the-batter perspective when pitching and batting and a top-down view when fielding. </text:p>
          </table:table-cell>
          <table:table-cell table:style-name="Default" table:formula="of:=CONCATENATE(&quot;&lt;game name=&quot;;CHAR(34);[.A125];CHAR(34);&quot;&gt; &lt;year&gt;&quot;;[.B125];&quot;&lt;/year&gt; &lt;rating&gt;&quot;;[.C125];&quot;&lt;/rating&gt; &lt;title&gt;&quot;;[.D125];&quot;&lt;/title&gt; &lt;pub&gt;&quot;;[.E125];&quot;&lt;/pub&gt; &lt;dev&gt;&quot;;[.F125];&quot;&lt;/dev&gt; &lt;genre&gt;&quot;;[.G125];&quot;&lt;/genre&gt; &lt;score&gt;&quot;;[.H125];&quot;&lt;/score&gt; &lt;player&gt;&quot;;[.I125];&quot;&lt;/player&gt; &lt;story&gt;&quot;;[.J125];&quot;&lt;/story&gt; &lt;/game&gt;&quot;)" office:value-type="string" office:string-value="&lt;game name=&quot;Kore ga Pro Yakyuu '89 (Japan)&quot;&gt; &lt;year&gt;1989&lt;/year&gt; &lt;rating&gt;ESRB - RP (Rating Pending)&lt;/rating&gt; &lt;title&gt;Kore ga Pro Yakyuu '89&lt;/title&gt; &lt;pub&gt;Intec Inc.&lt;/pub&gt; &lt;dev&gt;Tose Software&lt;/dev&gt; &lt;genre&gt;Sports/Baseball&lt;/genre&gt; &lt;score&gt;3.5&lt;/score&gt; &lt;player&gt;1-2 Players&lt;/player&gt; &lt;story&gt;Kore ga Pro Yakyuu '89 (&quot;This is Professional Baseball '89&quot;) is a baseball game for the PC Engine and the first of two games with the Kore ga Pro Yakyuu brand, followed by Kore ga Pro Yakyuu '90. It features twelve teams from the Nippon Professional Baseball organization as it was in 1989.  The game resembles most baseball games of the era, with a behind-the-batter perspective when pitching and batting and a top-down view when fielding. &lt;/story&gt; &lt;/game&gt;">
            <text:p>&lt;game name="Kore ga Pro Yakyuu '89 (Japan)"&gt; &lt;year&gt;1989&lt;/year&gt; &lt;rating&gt;ESRB - RP (Rating Pending)&lt;/rating&gt; &lt;title&gt;Kore ga Pro Yakyuu '89&lt;/title&gt; &lt;pub&gt;Intec Inc.&lt;/pub&gt; &lt;dev&gt;Tose Software&lt;/dev&gt; &lt;genre&gt;Sports/Baseball&lt;/genre&gt; &lt;score&gt;3.5&lt;/score&gt; &lt;player&gt;1-2 Players&lt;/player&gt; &lt;story&gt;Kore ga Pro Yakyuu '89 ("This is Professional Baseball '89") is a baseball game for the PC Engine and the first of two games with the Kore ga Pro Yakyuu brand, followed by Kore ga Pro Yakyuu '90. It features twelve teams from the Nippon Professional Baseball organization as it was in 1989. <text:s/>The game resembles most baseball games of the era, with a behind-the-batter perspective when pitching and batting and a top-down view when fielding. &lt;/story&gt; &lt;/game&gt;</text:p>
          </table:table-cell>
          <table:table-cell table:number-columns-repeated="1012"/>
        </table:table-row>
        <table:table-row table:style-name="ro1">
          <table:table-cell office:value-type="string">
            <text:p>Kore ga Pro Yakyuu '90 (Japan)</text:p>
          </table:table-cell>
          <table:table-cell office:value-type="string">
            <text:p>1990</text:p>
          </table:table-cell>
          <table:table-cell office:value-type="string">
            <text:p>ESRB - RP (Rating Pending)</text:p>
          </table:table-cell>
          <table:table-cell office:value-type="string">
            <text:p>Kore ga Pro Yakyuu '90</text:p>
          </table:table-cell>
          <table:table-cell office:value-type="string">
            <text:p>Intec Inc.</text:p>
          </table:table-cell>
          <table:table-cell office:value-type="string">
            <text:p>Tose Software</text:p>
          </table:table-cell>
          <table:table-cell office:value-type="string">
            <text:p>Sports/Baseball</text:p>
          </table:table-cell>
          <table:table-cell office:value-type="string">
            <text:p>4.0</text:p>
          </table:table-cell>
          <table:table-cell office:value-type="string">
            <text:p>1-2 Players</text:p>
          </table:table-cell>
          <table:table-cell office:value-type="string">
            <text:p>Kore ga Pro Yakyuu '90 ("This is Pro Baseball '90") is a PC Engine exclusive baseball game and the sequel to Kore ga Pro Yakyuu '89. It did not see a sequel. It features twelve teams and their players from the official Nippon Professional Baseball organization. <text:s/>Kore ga Pro Yakyuu '90 is a traditional 16-bit baseball game. The camera is positioned behind the batter, with cutaways showing other players on the bases. The pitching player can also use this view to change the formation of their fielders before the next pitch. Once the ball connects with the bat, the view switches to a distant top-down view so that the player can manage their fielders. </text:p>
          </table:table-cell>
          <table:table-cell table:style-name="Default" table:formula="of:=CONCATENATE(&quot;&lt;game name=&quot;;CHAR(34);[.A126];CHAR(34);&quot;&gt; &lt;year&gt;&quot;;[.B126];&quot;&lt;/year&gt; &lt;rating&gt;&quot;;[.C126];&quot;&lt;/rating&gt; &lt;title&gt;&quot;;[.D126];&quot;&lt;/title&gt; &lt;pub&gt;&quot;;[.E126];&quot;&lt;/pub&gt; &lt;dev&gt;&quot;;[.F126];&quot;&lt;/dev&gt; &lt;genre&gt;&quot;;[.G126];&quot;&lt;/genre&gt; &lt;score&gt;&quot;;[.H126];&quot;&lt;/score&gt; &lt;player&gt;&quot;;[.I126];&quot;&lt;/player&gt; &lt;story&gt;&quot;;[.J126];&quot;&lt;/story&gt; &lt;/game&gt;&quot;)" office:value-type="string" office:string-value="&lt;game name=&quot;Kore ga Pro Yakyuu '90 (Japan)&quot;&gt; &lt;year&gt;1990&lt;/year&gt; &lt;rating&gt;ESRB - RP (Rating Pending)&lt;/rating&gt; &lt;title&gt;Kore ga Pro Yakyuu '90&lt;/title&gt; &lt;pub&gt;Intec Inc.&lt;/pub&gt; &lt;dev&gt;Tose Software&lt;/dev&gt; &lt;genre&gt;Sports/Baseball&lt;/genre&gt; &lt;score&gt;4.0&lt;/score&gt; &lt;player&gt;1-2 Players&lt;/player&gt; &lt;story&gt;Kore ga Pro Yakyuu '90 (&quot;This is Pro Baseball '90&quot;) is a PC Engine exclusive baseball game and the sequel to Kore ga Pro Yakyuu '89. It did not see a sequel. It features twelve teams and their players from the official Nippon Professional Baseball organization.  Kore ga Pro Yakyuu '90 is a traditional 16-bit baseball game. The camera is positioned behind the batter, with cutaways showing other players on the bases. The pitching player can also use this view to change the formation of their fielders before the next pitch. Once the ball connects with the bat, the view switches to a distant top-down view so that the player can manage their fielders. &lt;/story&gt; &lt;/game&gt;">
            <text:p>&lt;game name="Kore ga Pro Yakyuu '90 (Japan)"&gt; &lt;year&gt;1990&lt;/year&gt; &lt;rating&gt;ESRB - RP (Rating Pending)&lt;/rating&gt; &lt;title&gt;Kore ga Pro Yakyuu '90&lt;/title&gt; &lt;pub&gt;Intec Inc.&lt;/pub&gt; &lt;dev&gt;Tose Software&lt;/dev&gt; &lt;genre&gt;Sports/Baseball&lt;/genre&gt; &lt;score&gt;4.0&lt;/score&gt; &lt;player&gt;1-2 Players&lt;/player&gt; &lt;story&gt;Kore ga Pro Yakyuu '90 ("This is Pro Baseball '90") is a PC Engine exclusive baseball game and the sequel to Kore ga Pro Yakyuu '89. It did not see a sequel. It features twelve teams and their players from the official Nippon Professional Baseball organization. <text:s/>Kore ga Pro Yakyuu '90 is a traditional 16-bit baseball game. The camera is positioned behind the batter, with cutaways showing other players on the bases. The pitching player can also use this view to change the formation of their fielders before the next pitch. Once the ball connects with the bat, the view switches to a distant top-down view so that the player can manage their fielders. &lt;/story&gt; &lt;/game&gt;</text:p>
          </table:table-cell>
          <table:table-cell table:number-columns-repeated="1012"/>
        </table:table-row>
        <table:table-row table:style-name="ro1">
          <table:table-cell office:value-type="string">
            <text:p>Kung Fu, The (Japan)</text:p>
          </table:table-cell>
          <table:table-cell office:value-type="string">
            <text:p>1987</text:p>
          </table:table-cell>
          <table:table-cell office:value-type="string">
            <text:p>ESRB - RP (Rating Pending)</text:p>
          </table:table-cell>
          <table:table-cell office:value-type="string">
            <text:p>Kung Fu, The</text:p>
          </table:table-cell>
          <table:table-cell table:number-columns-repeated="2" office:value-type="string">
            <text:p>Hudson Soft</text:p>
          </table:table-cell>
          <table:table-cell office:value-type="string">
            <text:p>Action</text:p>
          </table:table-cell>
          <table:table-cell office:value-type="string">
            <text:p>4.0</text:p>
          </table:table-cell>
          <table:table-cell office:value-type="string">
            <text:p>1 Player</text:p>
          </table:table-cell>
          <table:table-cell office:value-type="string">
            <text:p>China Warrior is a game in the spirit of Kung-Fu Master. The story is of a Kung-Fu warrior named Wang who sets out to destroy the Dark Emperor and liberate China. The gameplay is a side-scroller and the goal of the game is to make it to the end of the stage and battle its boss, bashing bad guys along the way. There are only three types of attack; punch, kick and jump-kick and there are four stages in all.</text:p>
          </table:table-cell>
          <table:table-cell table:style-name="Default" table:formula="of:=CONCATENATE(&quot;&lt;game name=&quot;;CHAR(34);[.A127];CHAR(34);&quot;&gt; &lt;year&gt;&quot;;[.B127];&quot;&lt;/year&gt; &lt;rating&gt;&quot;;[.C127];&quot;&lt;/rating&gt; &lt;title&gt;&quot;;[.D127];&quot;&lt;/title&gt; &lt;pub&gt;&quot;;[.E127];&quot;&lt;/pub&gt; &lt;dev&gt;&quot;;[.F127];&quot;&lt;/dev&gt; &lt;genre&gt;&quot;;[.G127];&quot;&lt;/genre&gt; &lt;score&gt;&quot;;[.H127];&quot;&lt;/score&gt; &lt;player&gt;&quot;;[.I127];&quot;&lt;/player&gt; &lt;story&gt;&quot;;[.J127];&quot;&lt;/story&gt; &lt;/game&gt;&quot;)" office:value-type="string" office:string-value="&lt;game name=&quot;Kung Fu, The (Japan)&quot;&gt; &lt;year&gt;1987&lt;/year&gt; &lt;rating&gt;ESRB - RP (Rating Pending)&lt;/rating&gt; &lt;title&gt;Kung Fu, The&lt;/title&gt; &lt;pub&gt;Hudson Soft&lt;/pub&gt; &lt;dev&gt;Hudson Soft&lt;/dev&gt; &lt;genre&gt;Action&lt;/genre&gt; &lt;score&gt;4.0&lt;/score&gt; &lt;player&gt;1 Player&lt;/player&gt; &lt;story&gt;China Warrior is a game in the spirit of Kung-Fu Master. The story is of a Kung-Fu warrior named Wang who sets out to destroy the Dark Emperor and liberate China. The gameplay is a side-scroller and the goal of the game is to make it to the end of the stage and battle its boss, bashing bad guys along the way. There are only three types of attack; punch, kick and jump-kick and there are four stages in all.&lt;/story&gt; &lt;/game&gt;">
            <text:p>&lt;game name="Kung Fu, The (Japan)"&gt; &lt;year&gt;1987&lt;/year&gt; &lt;rating&gt;ESRB - RP (Rating Pending)&lt;/rating&gt; &lt;title&gt;Kung Fu, The&lt;/title&gt; &lt;pub&gt;Hudson Soft&lt;/pub&gt; &lt;dev&gt;Hudson Soft&lt;/dev&gt; &lt;genre&gt;Action&lt;/genre&gt; &lt;score&gt;4.0&lt;/score&gt; &lt;player&gt;1 Player&lt;/player&gt; &lt;story&gt;China Warrior is a game in the spirit of Kung-Fu Master. The story is of a Kung-Fu warrior named Wang who sets out to destroy the Dark Emperor and liberate China. The gameplay is a side-scroller and the goal of the game is to make it to the end of the stage and battle its boss, bashing bad guys along the way. There are only three types of attack; punch, kick and jump-kick and there are four stages in all.&lt;/story&gt; &lt;/game&gt;</text:p>
          </table:table-cell>
          <table:table-cell table:number-columns-repeated="1012"/>
        </table:table-row>
        <table:table-row table:style-name="ro1">
          <table:table-cell office:value-type="string">
            <text:p>Kyuukyoku Mahjong - Idol Graphics (Japan)</text:p>
          </table:table-cell>
          <table:table-cell office:value-type="string">
            <text:p>1992</text:p>
          </table:table-cell>
          <table:table-cell office:value-type="string">
            <text:p>ESRB - RP (Rating Pending)</text:p>
          </table:table-cell>
          <table:table-cell office:value-type="string">
            <text:p>Kyuukyoku Mahjong - Idol Graphics</text:p>
          </table:table-cell>
          <table:table-cell office:value-type="string">
            <text:p>Hacker International</text:p>
          </table:table-cell>
          <table:table-cell office:value-type="string">
            <text:p>Games Express</text:p>
          </table:table-cell>
          <table:table-cell office:value-type="string">
            <text:p>Mahjong</text:p>
          </table:table-cell>
          <table:table-cell office:value-type="string">
            <text:p>3.5</text:p>
          </table:table-cell>
          <table:table-cell office:value-type="string">
            <text:p>1 Player</text:p>
          </table:table-cell>
          <table:table-cell office:value-type="string">
            <text:p>Adult mahjong game.</text:p>
          </table:table-cell>
          <table:table-cell table:style-name="Default" table:formula="of:=CONCATENATE(&quot;&lt;game name=&quot;;CHAR(34);[.A128];CHAR(34);&quot;&gt; &lt;year&gt;&quot;;[.B128];&quot;&lt;/year&gt; &lt;rating&gt;&quot;;[.C128];&quot;&lt;/rating&gt; &lt;title&gt;&quot;;[.D128];&quot;&lt;/title&gt; &lt;pub&gt;&quot;;[.E128];&quot;&lt;/pub&gt; &lt;dev&gt;&quot;;[.F128];&quot;&lt;/dev&gt; &lt;genre&gt;&quot;;[.G128];&quot;&lt;/genre&gt; &lt;score&gt;&quot;;[.H128];&quot;&lt;/score&gt; &lt;player&gt;&quot;;[.I128];&quot;&lt;/player&gt; &lt;story&gt;&quot;;[.J128];&quot;&lt;/story&gt; &lt;/game&gt;&quot;)" office:value-type="string" office:string-value="&lt;game name=&quot;Kyuukyoku Mahjong - Idol Graphics (Japan)&quot;&gt; &lt;year&gt;1992&lt;/year&gt; &lt;rating&gt;ESRB - RP (Rating Pending)&lt;/rating&gt; &lt;title&gt;Kyuukyoku Mahjong - Idol Graphics&lt;/title&gt; &lt;pub&gt;Hacker International&lt;/pub&gt; &lt;dev&gt;Games Express&lt;/dev&gt; &lt;genre&gt;Mahjong&lt;/genre&gt; &lt;score&gt;3.5&lt;/score&gt; &lt;player&gt;1 Player&lt;/player&gt; &lt;story&gt;Adult mahjong game.&lt;/story&gt; &lt;/game&gt;">
            <text:p>&lt;game name="Kyuukyoku Mahjong - Idol Graphics (Japan)"&gt; &lt;year&gt;1992&lt;/year&gt; &lt;rating&gt;ESRB - RP (Rating Pending)&lt;/rating&gt; &lt;title&gt;Kyuukyoku Mahjong - Idol Graphics&lt;/title&gt; &lt;pub&gt;Hacker International&lt;/pub&gt; &lt;dev&gt;Games Express&lt;/dev&gt; &lt;genre&gt;Mahjong&lt;/genre&gt; &lt;score&gt;3.5&lt;/score&gt; &lt;player&gt;1 Player&lt;/player&gt; &lt;story&gt;Adult mahjong game.&lt;/story&gt; &lt;/game&gt;</text:p>
          </table:table-cell>
          <table:table-cell table:number-columns-repeated="1012"/>
        </table:table-row>
        <table:table-row table:style-name="ro1">
          <table:table-cell office:value-type="string">
            <text:p>Kyuukyoku Mahjong II (Japan)</text:p>
          </table:table-cell>
          <table:table-cell office:value-type="string">
            <text:p>1993</text:p>
          </table:table-cell>
          <table:table-cell office:value-type="string">
            <text:p>ESRB - RP (Rating Pending)</text:p>
          </table:table-cell>
          <table:table-cell office:value-type="string">
            <text:p>Kyuukyoku Mahjong II</text:p>
          </table:table-cell>
          <table:table-cell office:value-type="string">
            <text:p>Hacker International</text:p>
          </table:table-cell>
          <table:table-cell office:value-type="string">
            <text:p>Games Express</text:p>
          </table:table-cell>
          <table:table-cell office:value-type="string">
            <text:p>Mahjong</text:p>
          </table:table-cell>
          <table:table-cell office:value-type="string">
            <text:p>3.6</text:p>
          </table:table-cell>
          <table:table-cell office:value-type="string">
            <text:p>1 Player</text:p>
          </table:table-cell>
          <table:table-cell office:value-type="string">
            <text:p>More adult mahjong gaming.</text:p>
          </table:table-cell>
          <table:table-cell table:style-name="Default" table:formula="of:=CONCATENATE(&quot;&lt;game name=&quot;;CHAR(34);[.A129];CHAR(34);&quot;&gt; &lt;year&gt;&quot;;[.B129];&quot;&lt;/year&gt; &lt;rating&gt;&quot;;[.C129];&quot;&lt;/rating&gt; &lt;title&gt;&quot;;[.D129];&quot;&lt;/title&gt; &lt;pub&gt;&quot;;[.E129];&quot;&lt;/pub&gt; &lt;dev&gt;&quot;;[.F129];&quot;&lt;/dev&gt; &lt;genre&gt;&quot;;[.G129];&quot;&lt;/genre&gt; &lt;score&gt;&quot;;[.H129];&quot;&lt;/score&gt; &lt;player&gt;&quot;;[.I129];&quot;&lt;/player&gt; &lt;story&gt;&quot;;[.J129];&quot;&lt;/story&gt; &lt;/game&gt;&quot;)" office:value-type="string" office:string-value="&lt;game name=&quot;Kyuukyoku Mahjong II (Japan)&quot;&gt; &lt;year&gt;1993&lt;/year&gt; &lt;rating&gt;ESRB - RP (Rating Pending)&lt;/rating&gt; &lt;title&gt;Kyuukyoku Mahjong II&lt;/title&gt; &lt;pub&gt;Hacker International&lt;/pub&gt; &lt;dev&gt;Games Express&lt;/dev&gt; &lt;genre&gt;Mahjong&lt;/genre&gt; &lt;score&gt;3.6&lt;/score&gt; &lt;player&gt;1 Player&lt;/player&gt; &lt;story&gt;More adult mahjong gaming.&lt;/story&gt; &lt;/game&gt;">
            <text:p>&lt;game name="Kyuukyoku Mahjong II (Japan)"&gt; &lt;year&gt;1993&lt;/year&gt; &lt;rating&gt;ESRB - RP (Rating Pending)&lt;/rating&gt; &lt;title&gt;Kyuukyoku Mahjong II&lt;/title&gt; &lt;pub&gt;Hacker International&lt;/pub&gt; &lt;dev&gt;Games Express&lt;/dev&gt; &lt;genre&gt;Mahjong&lt;/genre&gt; &lt;score&gt;3.6&lt;/score&gt; &lt;player&gt;1 Player&lt;/player&gt; &lt;story&gt;More adult mahjong gaming.&lt;/story&gt; &lt;/game&gt;</text:p>
          </table:table-cell>
          <table:table-cell table:number-columns-repeated="1012"/>
        </table:table-row>
        <table:table-row table:style-name="ro1">
          <table:table-cell office:value-type="string">
            <text:p>Kyuukyoku Tiger (Japan)</text:p>
          </table:table-cell>
          <table:table-cell office:value-type="string">
            <text:p>1989</text:p>
          </table:table-cell>
          <table:table-cell office:value-type="string">
            <text:p>ESRB - RP (Rating Pending)</text:p>
          </table:table-cell>
          <table:table-cell office:value-type="string">
            <text:p>Kyuukyoku Tiger</text:p>
          </table:table-cell>
          <table:table-cell table:number-columns-repeated="2" office:value-type="string">
            <text:p>Taito Corp.</text:p>
          </table:table-cell>
          <table:table-cell office:value-type="string">
            <text:p>Shoot-'Em-Up</text:p>
          </table:table-cell>
          <table:table-cell office:value-type="string">
            <text:p>4.2</text:p>
          </table:table-cell>
          <table:table-cell office:value-type="string">
            <text:p>1 Player</text:p>
          </table:table-cell>
          <table:table-cell office:value-type="string">
            <text:p>Twin Cobra is a vertically scrolling shoot-em-up. You pilot the TC-17 Twin Cobra assault helicopter to fight the forces of Commander Anziga, the myopic leader of the nation of Kaban. Your job is to fly into Kaban and take out the entire military base of Commander Anziga. <text:s/>You will fight small helicopters, tanks and stationary guns, defeat the large helicopters to get power-ups. By picking up colored icons (blue, yellow, red or green) you can change to different weapon types. Blue is a forward spread shot, yellow is a four-way shot, red is a wide forward laser shot and green is a continuous forward laser shot. <text:s/>At the end of each section, you land on a carrier ship and count up your bonuses. </text:p>
          </table:table-cell>
          <table:table-cell table:style-name="Default" table:formula="of:=CONCATENATE(&quot;&lt;game name=&quot;;CHAR(34);[.A130];CHAR(34);&quot;&gt; &lt;year&gt;&quot;;[.B130];&quot;&lt;/year&gt; &lt;rating&gt;&quot;;[.C130];&quot;&lt;/rating&gt; &lt;title&gt;&quot;;[.D130];&quot;&lt;/title&gt; &lt;pub&gt;&quot;;[.E130];&quot;&lt;/pub&gt; &lt;dev&gt;&quot;;[.F130];&quot;&lt;/dev&gt; &lt;genre&gt;&quot;;[.G130];&quot;&lt;/genre&gt; &lt;score&gt;&quot;;[.H130];&quot;&lt;/score&gt; &lt;player&gt;&quot;;[.I130];&quot;&lt;/player&gt; &lt;story&gt;&quot;;[.J130];&quot;&lt;/story&gt; &lt;/game&gt;&quot;)" office:value-type="string" office:string-value="&lt;game name=&quot;Kyuukyoku Tiger (Japan)&quot;&gt; &lt;year&gt;1989&lt;/year&gt; &lt;rating&gt;ESRB - RP (Rating Pending)&lt;/rating&gt; &lt;title&gt;Kyuukyoku Tiger&lt;/title&gt; &lt;pub&gt;Taito Corp.&lt;/pub&gt; &lt;dev&gt;Taito Corp.&lt;/dev&gt; &lt;genre&gt;Shoot-'Em-Up&lt;/genre&gt; &lt;score&gt;4.2&lt;/score&gt; &lt;player&gt;1 Player&lt;/player&gt; &lt;story&gt;Twin Cobra is a vertically scrolling shoot-em-up. You pilot the TC-17 Twin Cobra assault helicopter to fight the forces of Commander Anziga, the myopic leader of the nation of Kaban. Your job is to fly into Kaban and take out the entire military base of Commander Anziga.  You will fight small helicopters, tanks and stationary guns, defeat the large helicopters to get power-ups. By picking up colored icons (blue, yellow, red or green) you can change to different weapon types. Blue is a forward spread shot, yellow is a four-way shot, red is a wide forward laser shot and green is a continuous forward laser shot.  At the end of each section, you land on a carrier ship and count up your bonuses. &lt;/story&gt; &lt;/game&gt;">
            <text:p>&lt;game name="Kyuukyoku Tiger (Japan)"&gt; &lt;year&gt;1989&lt;/year&gt; &lt;rating&gt;ESRB - RP (Rating Pending)&lt;/rating&gt; &lt;title&gt;Kyuukyoku Tiger&lt;/title&gt; &lt;pub&gt;Taito Corp.&lt;/pub&gt; &lt;dev&gt;Taito Corp.&lt;/dev&gt; &lt;genre&gt;Shoot-'Em-Up&lt;/genre&gt; &lt;score&gt;4.2&lt;/score&gt; &lt;player&gt;1 Player&lt;/player&gt; &lt;story&gt;Twin Cobra is a vertically scrolling shoot-em-up. You pilot the TC-17 Twin Cobra assault helicopter to fight the forces of Commander Anziga, the myopic leader of the nation of Kaban. Your job is to fly into Kaban and take out the entire military base of Commander Anziga. <text:s/>You will fight small helicopters, tanks and stationary guns, defeat the large helicopters to get power-ups. By picking up colored icons (blue, yellow, red or green) you can change to different weapon types. Blue is a forward spread shot, yellow is a four-way shot, red is a wide forward laser shot and green is a continuous forward laser shot. <text:s/>At the end of each section, you land on a carrier ship and count up your bonuses. &lt;/story&gt; &lt;/game&gt;</text:p>
          </table:table-cell>
          <table:table-cell table:number-columns-repeated="1012"/>
        </table:table-row>
        <table:table-row table:style-name="ro1">
          <table:table-cell office:value-type="string">
            <text:p>Lady Sword (Japan) (Translated En)</text:p>
          </table:table-cell>
          <table:table-cell office:value-type="float" office:value="1992">
            <text:p>1992</text:p>
          </table:table-cell>
          <table:table-cell office:value-type="string">
            <text:p>ESRB - RP (Rating Pending)</text:p>
          </table:table-cell>
          <table:table-cell office:value-type="string">
            <text:p>Lady Sword </text:p>
          </table:table-cell>
          <table:table-cell office:value-type="string">
            <text:p>Hacker International</text:p>
          </table:table-cell>
          <table:table-cell office:value-type="string">
            <text:p>Games Express</text:p>
          </table:table-cell>
          <table:table-cell office:value-type="string">
            <text:p>Role-Playing</text:p>
          </table:table-cell>
          <table:table-cell office:value-type="string">
            <text:p>5.0</text:p>
          </table:table-cell>
          <table:table-cell office:value-type="string">
            <text:p>1 Player</text:p>
          </table:table-cell>
          <table:table-cell office:value-type="string">
            <text:p>In this game, the player takes control of a young nameless traveler. One day, the hero meets a man who tells him a sad story: monsters have kidnapped his granddaughter, and locked her away in a tower. Apparently, the monsters also took away nine other young girls, and have some evil plans in mind. The hero agrees to venture into the tower's labyrinth and succeed where no other adventurer could...****Lady Sword is a first-person solo dungeon crawler. The player navigates the hero through the complex, maze-like corridors of the tower (with an auto-map feature), trying to find the right way to the stairs to the next floor. Fake walls, teleporters, one-way doors, items that must be collected to unlock hidden passages, boss enemies, etc., are there to make this task harder than it looks. Regular enemies pop out randomly, and must be defeated in a very simple turn-based combat. ****There is no damage feedback for the hero (though the player can see exactly how badly the hero himself is hurt), no weapons, armor, or items for combat usage. The player can heal the hero's wounds by selecting "sleep" from the menu. Sleeping restores the hero to full HP; but if he rests too much, a tough demon will appear and attack.****Character growth is handled via direct stat increasing; there are no "levels", and the hero's HP, attack and defense power, as well as agility, increase gradually the more he fights.****On each floor, a digitized photo of a young woman will greet the hero and encourage the player to explore further - at the stairs to the next floor, should the hero overcome all the obstacles, the player will be able to see the girl naked.</text:p>
          </table:table-cell>
          <table:table-cell table:style-name="Default" table:formula="of:=CONCATENATE(&quot;&lt;game name=&quot;;CHAR(34);[.A131];CHAR(34);&quot;&gt; &lt;year&gt;&quot;;[.B131];&quot;&lt;/year&gt; &lt;rating&gt;&quot;;[.C131];&quot;&lt;/rating&gt; &lt;title&gt;&quot;;[.D131];&quot;&lt;/title&gt; &lt;pub&gt;&quot;;[.E131];&quot;&lt;/pub&gt; &lt;dev&gt;&quot;;[.F131];&quot;&lt;/dev&gt; &lt;genre&gt;&quot;;[.G131];&quot;&lt;/genre&gt; &lt;score&gt;&quot;;[.H131];&quot;&lt;/score&gt; &lt;player&gt;&quot;;[.I131];&quot;&lt;/player&gt; &lt;story&gt;&quot;;[.J131];&quot;&lt;/story&gt; &lt;/game&gt;&quot;)" office:value-type="string" office:string-value="&lt;game name=&quot;Lady Sword (Japan) (Translated En)&quot;&gt; &lt;year&gt;1992&lt;/year&gt; &lt;rating&gt;ESRB - RP (Rating Pending)&lt;/rating&gt; &lt;title&gt;Lady Sword &lt;/title&gt; &lt;pub&gt;Hacker International&lt;/pub&gt; &lt;dev&gt;Games Express&lt;/dev&gt; &lt;genre&gt;Role-Playing&lt;/genre&gt; &lt;score&gt;5.0&lt;/score&gt; &lt;player&gt;1 Player&lt;/player&gt; &lt;story&gt;In this game, the player takes control of a young nameless traveler. One day, the hero meets a man who tells him a sad story: monsters have kidnapped his granddaughter, and locked her away in a tower. Apparently, the monsters also took away nine other young girls, and have some evil plans in mind. The hero agrees to venture into the tower's labyrinth and succeed where no other adventurer could...****Lady Sword is a first-person solo dungeon crawler. The player navigates the hero through the complex, maze-like corridors of the tower (with an auto-map feature), trying to find the right way to the stairs to the next floor. Fake walls, teleporters, one-way doors, items that must be collected to unlock hidden passages, boss enemies, etc., are there to make this task harder than it looks. Regular enemies pop out randomly, and must be defeated in a very simple turn-based combat. ****There is no damage feedback for the hero (though the player can see exactly how badly the hero himself is hurt), no weapons, armor, or items for combat usage. The player can heal the hero's wounds by selecting &quot;sleep&quot; from the menu. Sleeping restores the hero to full HP; but if he rests too much, a tough demon will appear and attack.****Character growth is handled via direct stat increasing; there are no &quot;levels&quot;, and the hero's HP, attack and defense power, as well as agility, increase gradually the more he fights.****On each floor, a digitized photo of a young woman will greet the hero and encourage the player to explore further - at the stairs to the next floor, should the hero overcome all the obstacles, the player will be able to see the girl naked.&lt;/story&gt; &lt;/game&gt;">
            <text:p>&lt;game name="Lady Sword (Japan) (Translated En)"&gt; &lt;year&gt;1992&lt;/year&gt; &lt;rating&gt;ESRB - RP (Rating Pending)&lt;/rating&gt; &lt;title&gt;Lady Sword &lt;/title&gt; &lt;pub&gt;Hacker International&lt;/pub&gt; &lt;dev&gt;Games Express&lt;/dev&gt; &lt;genre&gt;Role-Playing&lt;/genre&gt; &lt;score&gt;5.0&lt;/score&gt; &lt;player&gt;1 Player&lt;/player&gt; &lt;story&gt;In this game, the player takes control of a young nameless traveler. One day, the hero meets a man who tells him a sad story: monsters have kidnapped his granddaughter, and locked her away in a tower. Apparently, the monsters also took away nine other young girls, and have some evil plans in mind. The hero agrees to venture into the tower's labyrinth and succeed where no other adventurer could...****Lady Sword is a first-person solo dungeon crawler. The player navigates the hero through the complex, maze-like corridors of the tower (with an auto-map feature), trying to find the right way to the stairs to the next floor. Fake walls, teleporters, one-way doors, items that must be collected to unlock hidden passages, boss enemies, etc., are there to make this task harder than it looks. Regular enemies pop out randomly, and must be defeated in a very simple turn-based combat. ****There is no damage feedback for the hero (though the player can see exactly how badly the hero himself is hurt), no weapons, armor, or items for combat usage. The player can heal the hero's wounds by selecting "sleep" from the menu. Sleeping restores the hero to full HP; but if he rests too much, a tough demon will appear and attack.****Character growth is handled via direct stat increasing; there are no "levels", and the hero's HP, attack and defense power, as well as agility, increase gradually the more he fights.****On each floor, a digitized photo of a young woman will greet the hero and encourage the player to explore further - at the stairs to the next floor, should the hero overcome all the obstacles, the player will be able to see the girl naked.&lt;/story&gt; &lt;/game&gt;</text:p>
          </table:table-cell>
          <table:table-cell table:number-columns-repeated="1012"/>
        </table:table-row>
        <table:table-row table:style-name="ro1">
          <table:table-cell office:value-type="string">
            <text:p>Legend of Hero Tonma (Japan)</text:p>
          </table:table-cell>
          <table:table-cell office:value-type="string">
            <text:p>1991</text:p>
          </table:table-cell>
          <table:table-cell office:value-type="string">
            <text:p>ESRB - RP (Rating Pending)</text:p>
          </table:table-cell>
          <table:table-cell office:value-type="string">
            <text:p>Legend of Hero Tonma</text:p>
          </table:table-cell>
          <table:table-cell office:value-type="string">
            <text:p>IREM</text:p>
          </table:table-cell>
          <table:table-cell office:value-type="string">
            <text:p>Irem</text:p>
          </table:table-cell>
          <table:table-cell office:value-type="string">
            <text:p>Action</text:p>
          </table:table-cell>
          <table:table-cell office:value-type="string">
            <text:p>4.0</text:p>
          </table:table-cell>
          <table:table-cell office:value-type="string">
            <text:p>1-2 Players</text:p>
          </table:table-cell>
          <table:table-cell office:value-type="string">
            <text:p>A little caped hero called Tommy must fight his way to the boss' castle through a cute world to rescue a princess, but stopping him from his rescue mission will be several enemies, which he has to deal with by launching little fireballs at them. Tommy may also jump on their heads to stun them for a moment.****Getting power-ups will make the fireball soon increase to a strange "bouncing" fireball, which will provide more damage to enemies. Treasure chests can be busted open, allowing Tommy to collect coins. Tommy's journey will have him explore ruins, cliffs, statues, dungeons, and finally the castle. At the end of each of these, there is a boss that must be defeated in order to proceed to the next stage.</text:p>
          </table:table-cell>
          <table:table-cell table:style-name="Default" table:formula="of:=CONCATENATE(&quot;&lt;game name=&quot;;CHAR(34);[.A132];CHAR(34);&quot;&gt; &lt;year&gt;&quot;;[.B132];&quot;&lt;/year&gt; &lt;rating&gt;&quot;;[.C132];&quot;&lt;/rating&gt; &lt;title&gt;&quot;;[.D132];&quot;&lt;/title&gt; &lt;pub&gt;&quot;;[.E132];&quot;&lt;/pub&gt; &lt;dev&gt;&quot;;[.F132];&quot;&lt;/dev&gt; &lt;genre&gt;&quot;;[.G132];&quot;&lt;/genre&gt; &lt;score&gt;&quot;;[.H132];&quot;&lt;/score&gt; &lt;player&gt;&quot;;[.I132];&quot;&lt;/player&gt; &lt;story&gt;&quot;;[.J132];&quot;&lt;/story&gt; &lt;/game&gt;&quot;)" office:value-type="string" office:string-value="&lt;game name=&quot;Legend of Hero Tonma (Japan)&quot;&gt; &lt;year&gt;1991&lt;/year&gt; &lt;rating&gt;ESRB - RP (Rating Pending)&lt;/rating&gt; &lt;title&gt;Legend of Hero Tonma&lt;/title&gt; &lt;pub&gt;IREM&lt;/pub&gt; &lt;dev&gt;Irem&lt;/dev&gt; &lt;genre&gt;Action&lt;/genre&gt; &lt;score&gt;4.0&lt;/score&gt; &lt;player&gt;1-2 Players&lt;/player&gt; &lt;story&gt;A little caped hero called Tommy must fight his way to the boss' castle through a cute world to rescue a princess, but stopping him from his rescue mission will be several enemies, which he has to deal with by launching little fireballs at them. Tommy may also jump on their heads to stun them for a moment.****Getting power-ups will make the fireball soon increase to a strange &quot;bouncing&quot; fireball, which will provide more damage to enemies. Treasure chests can be busted open, allowing Tommy to collect coins. Tommy's journey will have him explore ruins, cliffs, statues, dungeons, and finally the castle. At the end of each of these, there is a boss that must be defeated in order to proceed to the next stage.&lt;/story&gt; &lt;/game&gt;">
            <text:p>&lt;game name="Legend of Hero Tonma (Japan)"&gt; &lt;year&gt;1991&lt;/year&gt; &lt;rating&gt;ESRB - RP (Rating Pending)&lt;/rating&gt; &lt;title&gt;Legend of Hero Tonma&lt;/title&gt; &lt;pub&gt;IREM&lt;/pub&gt; &lt;dev&gt;Irem&lt;/dev&gt; &lt;genre&gt;Action&lt;/genre&gt; &lt;score&gt;4.0&lt;/score&gt; &lt;player&gt;1-2 Players&lt;/player&gt; &lt;story&gt;A little caped hero called Tommy must fight his way to the boss' castle through a cute world to rescue a princess, but stopping him from his rescue mission will be several enemies, which he has to deal with by launching little fireballs at them. Tommy may also jump on their heads to stun them for a moment.****Getting power-ups will make the fireball soon increase to a strange "bouncing" fireball, which will provide more damage to enemies. Treasure chests can be busted open, allowing Tommy to collect coins. Tommy's journey will have him explore ruins, cliffs, statues, dungeons, and finally the castle. At the end of each of these, there is a boss that must be defeated in order to proceed to the next stage.&lt;/story&gt; &lt;/game&gt;</text:p>
          </table:table-cell>
          <table:table-cell table:number-columns-repeated="1012"/>
        </table:table-row>
        <table:table-row table:style-name="ro1">
          <table:table-cell office:value-type="string">
            <text:p>Lode Runner - Lost Labyrinth (Japan) (Translated En)</text:p>
          </table:table-cell>
          <table:table-cell office:value-type="float" office:value="1990">
            <text:p>1990</text:p>
          </table:table-cell>
          <table:table-cell office:value-type="string">
            <text:p>ESRB - RP (Rating Pending)</text:p>
          </table:table-cell>
          <table:table-cell office:value-type="string">
            <text:p>Lode Runner - Lost Labyrinth </text:p>
          </table:table-cell>
          <table:table-cell table:number-columns-repeated="2" office:value-type="string">
            <text:p>Pack-In-Video Co., Ltd.</text:p>
          </table:table-cell>
          <table:table-cell office:value-type="string">
            <text:p>Puzzle</text:p>
          </table:table-cell>
          <table:table-cell office:value-type="string">
            <text:p>4.2</text:p>
          </table:table-cell>
          <table:table-cell office:value-type="string">
            <text:p>1 Player</text:p>
          </table:table-cell>
          <table:table-cell office:value-type="string">
            <text:p>Lode Runner: Lost Labyrinth is an exact conversion of the original Lode Runner. However, this version features one hundred levels which mostly differ from the original ones. Another difference is that the levels scroll. <text:s/>This is a platformer in which the protagonist needs to collect all gold which is spread out over the levels. Unfortunately there are a lot of enemies roaming around which should be avoided. The protagonist can't jump and so he needs to resort to ladders and horizontal ropes for dodging. The only way to temporarily get rid of a guard is to make a hole in the ground where they can't get out when falling in. After a certain amount of time a hole is filled up and a trapped guard respawns.</text:p>
          </table:table-cell>
          <table:table-cell table:style-name="Default" table:formula="of:=CONCATENATE(&quot;&lt;game name=&quot;;CHAR(34);[.A133];CHAR(34);&quot;&gt; &lt;year&gt;&quot;;[.B133];&quot;&lt;/year&gt; &lt;rating&gt;&quot;;[.C133];&quot;&lt;/rating&gt; &lt;title&gt;&quot;;[.D133];&quot;&lt;/title&gt; &lt;pub&gt;&quot;;[.E133];&quot;&lt;/pub&gt; &lt;dev&gt;&quot;;[.F133];&quot;&lt;/dev&gt; &lt;genre&gt;&quot;;[.G133];&quot;&lt;/genre&gt; &lt;score&gt;&quot;;[.H133];&quot;&lt;/score&gt; &lt;player&gt;&quot;;[.I133];&quot;&lt;/player&gt; &lt;story&gt;&quot;;[.J133];&quot;&lt;/story&gt; &lt;/game&gt;&quot;)" office:value-type="string" office:string-value="&lt;game name=&quot;Lode Runner - Lost Labyrinth (Japan) (Translated En)&quot;&gt; &lt;year&gt;1990&lt;/year&gt; &lt;rating&gt;ESRB - RP (Rating Pending)&lt;/rating&gt; &lt;title&gt;Lode Runner - Lost Labyrinth &lt;/title&gt; &lt;pub&gt;Pack-In-Video Co., Ltd.&lt;/pub&gt; &lt;dev&gt;Pack-In-Video Co., Ltd.&lt;/dev&gt; &lt;genre&gt;Puzzle&lt;/genre&gt; &lt;score&gt;4.2&lt;/score&gt; &lt;player&gt;1 Player&lt;/player&gt; &lt;story&gt;Lode Runner: Lost Labyrinth is an exact conversion of the original Lode Runner. However, this version features one hundred levels which mostly differ from the original ones. Another difference is that the levels scroll.  This is a platformer in which the protagonist needs to collect all gold which is spread out over the levels. Unfortunately there are a lot of enemies roaming around which should be avoided. The protagonist can't jump and so he needs to resort to ladders and horizontal ropes for dodging. The only way to temporarily get rid of a guard is to make a hole in the ground where they can't get out when falling in. After a certain amount of time a hole is filled up and a trapped guard respawns.&lt;/story&gt; &lt;/game&gt;">
            <text:p>&lt;game name="Lode Runner - Lost Labyrinth (Japan) (Translated En)"&gt; &lt;year&gt;1990&lt;/year&gt; &lt;rating&gt;ESRB - RP (Rating Pending)&lt;/rating&gt; &lt;title&gt;Lode Runner - Lost Labyrinth &lt;/title&gt; &lt;pub&gt;Pack-In-Video Co., Ltd.&lt;/pub&gt; &lt;dev&gt;Pack-In-Video Co., Ltd.&lt;/dev&gt; &lt;genre&gt;Puzzle&lt;/genre&gt; &lt;score&gt;4.2&lt;/score&gt; &lt;player&gt;1 Player&lt;/player&gt; &lt;story&gt;Lode Runner: Lost Labyrinth is an exact conversion of the original Lode Runner. However, this version features one hundred levels which mostly differ from the original ones. Another difference is that the levels scroll. <text:s/>This is a platformer in which the protagonist needs to collect all gold which is spread out over the levels. Unfortunately there are a lot of enemies roaming around which should be avoided. The protagonist can't jump and so he needs to resort to ladders and horizontal ropes for dodging. The only way to temporarily get rid of a guard is to make a hole in the ground where they can't get out when falling in. After a certain amount of time a hole is filled up and a trapped guard respawns.&lt;/story&gt; &lt;/game&gt;</text:p>
          </table:table-cell>
          <table:table-cell table:number-columns-repeated="1012"/>
        </table:table-row>
        <table:table-row table:style-name="ro1">
          <table:table-cell office:value-type="string">
            <text:p>Maerchen Maze (Japan)</text:p>
          </table:table-cell>
          <table:table-cell office:value-type="float" office:value="1990">
            <text:p>1990</text:p>
          </table:table-cell>
          <table:table-cell office:value-type="string">
            <text:p>ESRB - RP (Rating Pending)</text:p>
          </table:table-cell>
          <table:table-cell office:value-type="string">
            <text:p>Maerchen Maze</text:p>
          </table:table-cell>
          <table:table-cell office:value-type="string">
            <text:p>Namco Ltd.</text:p>
          </table:table-cell>
          <table:table-cell office:value-type="string">
            <text:p>Namcot</text:p>
          </table:table-cell>
          <table:table-cell office:value-type="string">
            <text:p>Action</text:p>
          </table:table-cell>
          <table:table-cell office:value-type="string">
            <text:p>2.5</text:p>
          </table:table-cell>
          <table:table-cell office:value-type="string">
            <text:p>1 Player</text:p>
          </table:table-cell>
          <table:table-cell office:value-type="string">
            <text:p>Märchen Maze is a platform/shooter game and conversion of Namco's 1988 arcade game of the same name. The gameplay remains largely the same - the player takes control of Alice who must shoot bubbles at enemies to knock them off platforms. Unlike the arcade original which was in isometric perspective, Märchen Maze on the PC Engine is an overhead game. This version features different stages than the arcade game, and because of the lack of a time limit, many of the stages are much more expansive. The chequered platforms at the end of a level are static rather than moving, hopping on to them automatically takes you to the boss. Also, instead of starting from a checkpoint when you die, your lives are represented by balloons. Should Alice fall, you'll be respawned on the spot.</text:p>
          </table:table-cell>
          <table:table-cell table:style-name="Default" table:formula="of:=CONCATENATE(&quot;&lt;game name=&quot;;CHAR(34);[.A134];CHAR(34);&quot;&gt; &lt;year&gt;&quot;;[.B134];&quot;&lt;/year&gt; &lt;rating&gt;&quot;;[.C134];&quot;&lt;/rating&gt; &lt;title&gt;&quot;;[.D134];&quot;&lt;/title&gt; &lt;pub&gt;&quot;;[.E134];&quot;&lt;/pub&gt; &lt;dev&gt;&quot;;[.F134];&quot;&lt;/dev&gt; &lt;genre&gt;&quot;;[.G134];&quot;&lt;/genre&gt; &lt;score&gt;&quot;;[.H134];&quot;&lt;/score&gt; &lt;player&gt;&quot;;[.I134];&quot;&lt;/player&gt; &lt;story&gt;&quot;;[.J134];&quot;&lt;/story&gt; &lt;/game&gt;&quot;)" office:value-type="string" office:string-value="&lt;game name=&quot;Maerchen Maze (Japan)&quot;&gt; &lt;year&gt;1990&lt;/year&gt; &lt;rating&gt;ESRB - RP (Rating Pending)&lt;/rating&gt; &lt;title&gt;Maerchen Maze&lt;/title&gt; &lt;pub&gt;Namco Ltd.&lt;/pub&gt; &lt;dev&gt;Namcot&lt;/dev&gt; &lt;genre&gt;Action&lt;/genre&gt; &lt;score&gt;2.5&lt;/score&gt; &lt;player&gt;1 Player&lt;/player&gt; &lt;story&gt;Märchen Maze is a platform/shooter game and conversion of Namco's 1988 arcade game of the same name. The gameplay remains largely the same - the player takes control of Alice who must shoot bubbles at enemies to knock them off platforms. Unlike the arcade original which was in isometric perspective, Märchen Maze on the PC Engine is an overhead game. This version features different stages than the arcade game, and because of the lack of a time limit, many of the stages are much more expansive. The chequered platforms at the end of a level are static rather than moving, hopping on to them automatically takes you to the boss. Also, instead of starting from a checkpoint when you die, your lives are represented by balloons. Should Alice fall, you'll be respawned on the spot.&lt;/story&gt; &lt;/game&gt;">
            <text:p>&lt;game name="Maerchen Maze (Japan)"&gt; &lt;year&gt;1990&lt;/year&gt; &lt;rating&gt;ESRB - RP (Rating Pending)&lt;/rating&gt; &lt;title&gt;Maerchen Maze&lt;/title&gt; &lt;pub&gt;Namco Ltd.&lt;/pub&gt; &lt;dev&gt;Namcot&lt;/dev&gt; &lt;genre&gt;Action&lt;/genre&gt; &lt;score&gt;2.5&lt;/score&gt; &lt;player&gt;1 Player&lt;/player&gt; &lt;story&gt;Märchen Maze is a platform/shooter game and conversion of Namco's 1988 arcade game of the same name. The gameplay remains largely the same - the player takes control of Alice who must shoot bubbles at enemies to knock them off platforms. Unlike the arcade original which was in isometric perspective, Märchen Maze on the PC Engine is an overhead game. This version features different stages than the arcade game, and because of the lack of a time limit, many of the stages are much more expansive. The chequered platforms at the end of a level are static rather than moving, hopping on to them automatically takes you to the boss. Also, instead of starting from a checkpoint when you die, your lives are represented by balloons. Should Alice fall, you'll be respawned on the spot.&lt;/story&gt; &lt;/game&gt;</text:p>
          </table:table-cell>
          <table:table-cell table:number-columns-repeated="1012"/>
        </table:table-row>
        <table:table-row table:style-name="ro1">
          <table:table-cell office:value-type="string">
            <text:p>Magical Chase (Japan)</text:p>
          </table:table-cell>
          <table:table-cell office:value-type="string">
            <text:p>1991</text:p>
          </table:table-cell>
          <table:table-cell office:value-type="string">
            <text:p>ESRB - RP (Rating Pending)</text:p>
          </table:table-cell>
          <table:table-cell office:value-type="string">
            <text:p>Magical Chase</text:p>
          </table:table-cell>
          <table:table-cell office:value-type="string">
            <text:p>Quest</text:p>
          </table:table-cell>
          <table:table-cell office:value-type="string">
            <text:p>Palsoft</text:p>
          </table:table-cell>
          <table:table-cell office:value-type="string">
            <text:p>Shoot-'Em-Up</text:p>
          </table:table-cell>
          <table:table-cell office:value-type="string">
            <text:p>3.5</text:p>
          </table:table-cell>
          <table:table-cell office:value-type="string">
            <text:p>1 Player</text:p>
          </table:table-cell>
          <table:table-cell office:value-type="string">
            <text:p>Magical Chase is a 2D side-scrolling shoot 'em up set in a fantasy world. <text:s/>Game's heroine is a little witch called Ripple, who is flying on a magic broomstick. The gameplay is typical for the genre: Ripple flights from left to right and shoots enemies. She has two sidekicks - anthropomorphic stars called Star Maidens, which work like a the options of Gradius. When she destroys enemies, they will leave behind different colored gemstones, which serve as the game's currency that can be used in special shop. <text:s/>The game has six stages, and each level has a mid-boss and an end boss.</text:p>
          </table:table-cell>
          <table:table-cell table:style-name="Default" table:formula="of:=CONCATENATE(&quot;&lt;game name=&quot;;CHAR(34);[.A135];CHAR(34);&quot;&gt; &lt;year&gt;&quot;;[.B135];&quot;&lt;/year&gt; &lt;rating&gt;&quot;;[.C135];&quot;&lt;/rating&gt; &lt;title&gt;&quot;;[.D135];&quot;&lt;/title&gt; &lt;pub&gt;&quot;;[.E135];&quot;&lt;/pub&gt; &lt;dev&gt;&quot;;[.F135];&quot;&lt;/dev&gt; &lt;genre&gt;&quot;;[.G135];&quot;&lt;/genre&gt; &lt;score&gt;&quot;;[.H135];&quot;&lt;/score&gt; &lt;player&gt;&quot;;[.I135];&quot;&lt;/player&gt; &lt;story&gt;&quot;;[.J135];&quot;&lt;/story&gt; &lt;/game&gt;&quot;)" office:value-type="string" office:string-value="&lt;game name=&quot;Magical Chase (Japan)&quot;&gt; &lt;year&gt;1991&lt;/year&gt; &lt;rating&gt;ESRB - RP (Rating Pending)&lt;/rating&gt; &lt;title&gt;Magical Chase&lt;/title&gt; &lt;pub&gt;Quest&lt;/pub&gt; &lt;dev&gt;Palsoft&lt;/dev&gt; &lt;genre&gt;Shoot-'Em-Up&lt;/genre&gt; &lt;score&gt;3.5&lt;/score&gt; &lt;player&gt;1 Player&lt;/player&gt; &lt;story&gt;Magical Chase is a 2D side-scrolling shoot 'em up set in a fantasy world.  Game's heroine is a little witch called Ripple, who is flying on a magic broomstick. The gameplay is typical for the genre: Ripple flights from left to right and shoots enemies. She has two sidekicks - anthropomorphic stars called Star Maidens, which work like a the options of Gradius. When she destroys enemies, they will leave behind different colored gemstones, which serve as the game's currency that can be used in special shop.  The game has six stages, and each level has a mid-boss and an end boss.&lt;/story&gt; &lt;/game&gt;">
            <text:p>&lt;game name="Magical Chase (Japan)"&gt; &lt;year&gt;1991&lt;/year&gt; &lt;rating&gt;ESRB - RP (Rating Pending)&lt;/rating&gt; &lt;title&gt;Magical Chase&lt;/title&gt; &lt;pub&gt;Quest&lt;/pub&gt; &lt;dev&gt;Palsoft&lt;/dev&gt; &lt;genre&gt;Shoot-'Em-Up&lt;/genre&gt; &lt;score&gt;3.5&lt;/score&gt; &lt;player&gt;1 Player&lt;/player&gt; &lt;story&gt;Magical Chase is a 2D side-scrolling shoot 'em up set in a fantasy world. <text:s/>Game's heroine is a little witch called Ripple, who is flying on a magic broomstick. The gameplay is typical for the genre: Ripple flights from left to right and shoots enemies. She has two sidekicks - anthropomorphic stars called Star Maidens, which work like a the options of Gradius. When she destroys enemies, they will leave behind different colored gemstones, which serve as the game's currency that can be used in special shop. <text:s/>The game has six stages, and each level has a mid-boss and an end boss.&lt;/story&gt; &lt;/game&gt;</text:p>
          </table:table-cell>
          <table:table-cell table:number-columns-repeated="1012"/>
        </table:table-row>
        <table:table-row table:style-name="ro1">
          <table:table-cell office:value-type="string">
            <text:p>Mahjong Gakuen - Touma Soushirou Toujou (Japan)</text:p>
          </table:table-cell>
          <table:table-cell office:value-type="string">
            <text:p>1989</text:p>
          </table:table-cell>
          <table:table-cell office:value-type="string">
            <text:p>ESRB - RP (Rating Pending)</text:p>
          </table:table-cell>
          <table:table-cell office:value-type="string">
            <text:p>Mahjong Gakuen - Touma Soushirou Toujou</text:p>
          </table:table-cell>
          <table:table-cell table:number-columns-repeated="2" office:value-type="string">
            <text:p>Face</text:p>
          </table:table-cell>
          <table:table-cell office:value-type="string">
            <text:p>Mahjong</text:p>
          </table:table-cell>
          <table:table-cell office:value-type="string">
            <text:p>2.6</text:p>
          </table:table-cell>
          <table:table-cell office:value-type="string">
            <text:p>1 Player</text:p>
          </table:table-cell>
          <table:table-cell office:value-type="string">
            <text:p>Mahjong with optional story mode.</text:p>
          </table:table-cell>
          <table:table-cell table:style-name="Default" table:formula="of:=CONCATENATE(&quot;&lt;game name=&quot;;CHAR(34);[.A136];CHAR(34);&quot;&gt; &lt;year&gt;&quot;;[.B136];&quot;&lt;/year&gt; &lt;rating&gt;&quot;;[.C136];&quot;&lt;/rating&gt; &lt;title&gt;&quot;;[.D136];&quot;&lt;/title&gt; &lt;pub&gt;&quot;;[.E136];&quot;&lt;/pub&gt; &lt;dev&gt;&quot;;[.F136];&quot;&lt;/dev&gt; &lt;genre&gt;&quot;;[.G136];&quot;&lt;/genre&gt; &lt;score&gt;&quot;;[.H136];&quot;&lt;/score&gt; &lt;player&gt;&quot;;[.I136];&quot;&lt;/player&gt; &lt;story&gt;&quot;;[.J136];&quot;&lt;/story&gt; &lt;/game&gt;&quot;)" office:value-type="string" office:string-value="&lt;game name=&quot;Mahjong Gakuen - Touma Soushirou Toujou (Japan)&quot;&gt; &lt;year&gt;1989&lt;/year&gt; &lt;rating&gt;ESRB - RP (Rating Pending)&lt;/rating&gt; &lt;title&gt;Mahjong Gakuen - Touma Soushirou Toujou&lt;/title&gt; &lt;pub&gt;Face&lt;/pub&gt; &lt;dev&gt;Face&lt;/dev&gt; &lt;genre&gt;Mahjong&lt;/genre&gt; &lt;score&gt;2.6&lt;/score&gt; &lt;player&gt;1 Player&lt;/player&gt; &lt;story&gt;Mahjong with optional story mode.&lt;/story&gt; &lt;/game&gt;">
            <text:p>&lt;game name="Mahjong Gakuen - Touma Soushirou Toujou (Japan)"&gt; &lt;year&gt;1989&lt;/year&gt; &lt;rating&gt;ESRB - RP (Rating Pending)&lt;/rating&gt; &lt;title&gt;Mahjong Gakuen - Touma Soushirou Toujou&lt;/title&gt; &lt;pub&gt;Face&lt;/pub&gt; &lt;dev&gt;Face&lt;/dev&gt; &lt;genre&gt;Mahjong&lt;/genre&gt; &lt;score&gt;2.6&lt;/score&gt; &lt;player&gt;1 Player&lt;/player&gt; &lt;story&gt;Mahjong with optional story mode.&lt;/story&gt; &lt;/game&gt;</text:p>
          </table:table-cell>
          <table:table-cell table:number-columns-repeated="1012"/>
        </table:table-row>
        <table:table-row table:style-name="ro1">
          <table:table-cell office:value-type="string">
            <text:p>Mahjong Gakuen Mild - Touma Soushirou Toujou (Japan)</text:p>
          </table:table-cell>
          <table:table-cell office:value-type="float" office:value="1990">
            <text:p>1990</text:p>
          </table:table-cell>
          <table:table-cell office:value-type="string">
            <text:p>ESRB - RP (Rating Pending)</text:p>
          </table:table-cell>
          <table:table-cell office:value-type="string">
            <text:p>Mahjong Gakuen Mild - Touma Soushirou Toujou</text:p>
          </table:table-cell>
          <table:table-cell table:number-columns-repeated="2" office:value-type="string">
            <text:p>Face</text:p>
          </table:table-cell>
          <table:table-cell office:value-type="string">
            <text:p>Mahjong</text:p>
          </table:table-cell>
          <table:table-cell office:value-type="string">
            <text:p>2.9</text:p>
          </table:table-cell>
          <table:table-cell office:value-type="string">
            <text:p>1 Player</text:p>
          </table:table-cell>
          <table:table-cell office:value-type="string">
            <text:p>Mahjong with optional story mode.</text:p>
          </table:table-cell>
          <table:table-cell table:style-name="Default" table:formula="of:=CONCATENATE(&quot;&lt;game name=&quot;;CHAR(34);[.A137];CHAR(34);&quot;&gt; &lt;year&gt;&quot;;[.B137];&quot;&lt;/year&gt; &lt;rating&gt;&quot;;[.C137];&quot;&lt;/rating&gt; &lt;title&gt;&quot;;[.D137];&quot;&lt;/title&gt; &lt;pub&gt;&quot;;[.E137];&quot;&lt;/pub&gt; &lt;dev&gt;&quot;;[.F137];&quot;&lt;/dev&gt; &lt;genre&gt;&quot;;[.G137];&quot;&lt;/genre&gt; &lt;score&gt;&quot;;[.H137];&quot;&lt;/score&gt; &lt;player&gt;&quot;;[.I137];&quot;&lt;/player&gt; &lt;story&gt;&quot;;[.J137];&quot;&lt;/story&gt; &lt;/game&gt;&quot;)" office:value-type="string" office:string-value="&lt;game name=&quot;Mahjong Gakuen Mild - Touma Soushirou Toujou (Japan)&quot;&gt; &lt;year&gt;1990&lt;/year&gt; &lt;rating&gt;ESRB - RP (Rating Pending)&lt;/rating&gt; &lt;title&gt;Mahjong Gakuen Mild - Touma Soushirou Toujou&lt;/title&gt; &lt;pub&gt;Face&lt;/pub&gt; &lt;dev&gt;Face&lt;/dev&gt; &lt;genre&gt;Mahjong&lt;/genre&gt; &lt;score&gt;2.9&lt;/score&gt; &lt;player&gt;1 Player&lt;/player&gt; &lt;story&gt;Mahjong with optional story mode.&lt;/story&gt; &lt;/game&gt;">
            <text:p>&lt;game name="Mahjong Gakuen Mild - Touma Soushirou Toujou (Japan)"&gt; &lt;year&gt;1990&lt;/year&gt; &lt;rating&gt;ESRB - RP (Rating Pending)&lt;/rating&gt; &lt;title&gt;Mahjong Gakuen Mild - Touma Soushirou Toujou&lt;/title&gt; &lt;pub&gt;Face&lt;/pub&gt; &lt;dev&gt;Face&lt;/dev&gt; &lt;genre&gt;Mahjong&lt;/genre&gt; &lt;score&gt;2.9&lt;/score&gt; &lt;player&gt;1 Player&lt;/player&gt; &lt;story&gt;Mahjong with optional story mode.&lt;/story&gt; &lt;/game&gt;</text:p>
          </table:table-cell>
          <table:table-cell table:number-columns-repeated="1012"/>
        </table:table-row>
        <table:table-row table:style-name="ro1">
          <table:table-cell office:value-type="string">
            <text:p>Mahjong Gokuu Special (Japan)</text:p>
          </table:table-cell>
          <table:table-cell office:value-type="float" office:value="1990">
            <text:p>1990</text:p>
          </table:table-cell>
          <table:table-cell office:value-type="string">
            <text:p>ESRB - RP (Rating Pending)</text:p>
          </table:table-cell>
          <table:table-cell office:value-type="string">
            <text:p>Mahjong Gokuu Special</text:p>
          </table:table-cell>
          <table:table-cell table:number-columns-repeated="2" office:value-type="string">
            <text:p>Sunsoft</text:p>
          </table:table-cell>
          <table:table-cell office:value-type="string">
            <text:p>Mahjong</text:p>
          </table:table-cell>
          <table:table-cell office:value-type="string">
            <text:p>2.9</text:p>
          </table:table-cell>
          <table:table-cell office:value-type="string">
            <text:p>1 Player</text:p>
          </table:table-cell>
          <table:table-cell office:value-type="string">
            <text:p>Mahjong game based around the Monkey King legend.</text:p>
          </table:table-cell>
          <table:table-cell table:style-name="Default" table:formula="of:=CONCATENATE(&quot;&lt;game name=&quot;;CHAR(34);[.A138];CHAR(34);&quot;&gt; &lt;year&gt;&quot;;[.B138];&quot;&lt;/year&gt; &lt;rating&gt;&quot;;[.C138];&quot;&lt;/rating&gt; &lt;title&gt;&quot;;[.D138];&quot;&lt;/title&gt; &lt;pub&gt;&quot;;[.E138];&quot;&lt;/pub&gt; &lt;dev&gt;&quot;;[.F138];&quot;&lt;/dev&gt; &lt;genre&gt;&quot;;[.G138];&quot;&lt;/genre&gt; &lt;score&gt;&quot;;[.H138];&quot;&lt;/score&gt; &lt;player&gt;&quot;;[.I138];&quot;&lt;/player&gt; &lt;story&gt;&quot;;[.J138];&quot;&lt;/story&gt; &lt;/game&gt;&quot;)" office:value-type="string" office:string-value="&lt;game name=&quot;Mahjong Gokuu Special (Japan)&quot;&gt; &lt;year&gt;1990&lt;/year&gt; &lt;rating&gt;ESRB - RP (Rating Pending)&lt;/rating&gt; &lt;title&gt;Mahjong Gokuu Special&lt;/title&gt; &lt;pub&gt;Sunsoft&lt;/pub&gt; &lt;dev&gt;Sunsoft&lt;/dev&gt; &lt;genre&gt;Mahjong&lt;/genre&gt; &lt;score&gt;2.9&lt;/score&gt; &lt;player&gt;1 Player&lt;/player&gt; &lt;story&gt;Mahjong game based around the Monkey King legend.&lt;/story&gt; &lt;/game&gt;">
            <text:p>&lt;game name="Mahjong Gokuu Special (Japan)"&gt; &lt;year&gt;1990&lt;/year&gt; &lt;rating&gt;ESRB - RP (Rating Pending)&lt;/rating&gt; &lt;title&gt;Mahjong Gokuu Special&lt;/title&gt; &lt;pub&gt;Sunsoft&lt;/pub&gt; &lt;dev&gt;Sunsoft&lt;/dev&gt; &lt;genre&gt;Mahjong&lt;/genre&gt; &lt;score&gt;2.9&lt;/score&gt; &lt;player&gt;1 Player&lt;/player&gt; &lt;story&gt;Mahjong game based around the Monkey King legend.&lt;/story&gt; &lt;/game&gt;</text:p>
          </table:table-cell>
          <table:table-cell table:number-columns-repeated="1012"/>
        </table:table-row>
        <table:table-row table:style-name="ro1">
          <table:table-cell office:value-type="string">
            <text:p>Mahjong Haou Den - Kaiser's Quest (Japan)</text:p>
          </table:table-cell>
          <table:table-cell office:value-type="string">
            <text:p>1992</text:p>
          </table:table-cell>
          <table:table-cell office:value-type="string">
            <text:p>ESRB - RP (Rating Pending)</text:p>
          </table:table-cell>
          <table:table-cell office:value-type="string">
            <text:p>Mahjong Haou Den - Kaiser's Quest</text:p>
          </table:table-cell>
          <table:table-cell office:value-type="string">
            <text:p>UPL Company Limited</text:p>
          </table:table-cell>
          <table:table-cell office:value-type="string">
            <text:p>Upl Company Limited</text:p>
          </table:table-cell>
          <table:table-cell office:value-type="string">
            <text:p>Mahjong</text:p>
          </table:table-cell>
          <table:table-cell office:value-type="string">
            <text:p>3.3</text:p>
          </table:table-cell>
          <table:table-cell office:value-type="string">
            <text:p>1 Player</text:p>
          </table:table-cell>
          <table:table-cell office:value-type="string">
            <text:p>Adventure mahjong game where you travel around a kingdom playing matches against various people.</text:p>
          </table:table-cell>
          <table:table-cell table:style-name="Default" table:formula="of:=CONCATENATE(&quot;&lt;game name=&quot;;CHAR(34);[.A139];CHAR(34);&quot;&gt; &lt;year&gt;&quot;;[.B139];&quot;&lt;/year&gt; &lt;rating&gt;&quot;;[.C139];&quot;&lt;/rating&gt; &lt;title&gt;&quot;;[.D139];&quot;&lt;/title&gt; &lt;pub&gt;&quot;;[.E139];&quot;&lt;/pub&gt; &lt;dev&gt;&quot;;[.F139];&quot;&lt;/dev&gt; &lt;genre&gt;&quot;;[.G139];&quot;&lt;/genre&gt; &lt;score&gt;&quot;;[.H139];&quot;&lt;/score&gt; &lt;player&gt;&quot;;[.I139];&quot;&lt;/player&gt; &lt;story&gt;&quot;;[.J139];&quot;&lt;/story&gt; &lt;/game&gt;&quot;)" office:value-type="string" office:string-value="&lt;game name=&quot;Mahjong Haou Den - Kaiser's Quest (Japan)&quot;&gt; &lt;year&gt;1992&lt;/year&gt; &lt;rating&gt;ESRB - RP (Rating Pending)&lt;/rating&gt; &lt;title&gt;Mahjong Haou Den - Kaiser's Quest&lt;/title&gt; &lt;pub&gt;UPL Company Limited&lt;/pub&gt; &lt;dev&gt;Upl Company Limited&lt;/dev&gt; &lt;genre&gt;Mahjong&lt;/genre&gt; &lt;score&gt;3.3&lt;/score&gt; &lt;player&gt;1 Player&lt;/player&gt; &lt;story&gt;Adventure mahjong game where you travel around a kingdom playing matches against various people.&lt;/story&gt; &lt;/game&gt;">
            <text:p>&lt;game name="Mahjong Haou Den - Kaiser's Quest (Japan)"&gt; &lt;year&gt;1992&lt;/year&gt; &lt;rating&gt;ESRB - RP (Rating Pending)&lt;/rating&gt; &lt;title&gt;Mahjong Haou Den - Kaiser's Quest&lt;/title&gt; &lt;pub&gt;UPL Company Limited&lt;/pub&gt; &lt;dev&gt;Upl Company Limited&lt;/dev&gt; &lt;genre&gt;Mahjong&lt;/genre&gt; &lt;score&gt;3.3&lt;/score&gt; &lt;player&gt;1 Player&lt;/player&gt; &lt;story&gt;Adventure mahjong game where you travel around a kingdom playing matches against various people.&lt;/story&gt; &lt;/game&gt;</text:p>
          </table:table-cell>
          <table:table-cell table:number-columns-repeated="1012"/>
        </table:table-row>
        <table:table-row table:style-name="ro1">
          <table:table-cell office:value-type="string">
            <text:p>Mahjong Shikyaku Retsuden - Mahjong Wars (Japan)</text:p>
          </table:table-cell>
          <table:table-cell office:value-type="float" office:value="1990">
            <text:p>1990</text:p>
          </table:table-cell>
          <table:table-cell office:value-type="string">
            <text:p>ESRB - RP (Rating Pending)</text:p>
          </table:table-cell>
          <table:table-cell office:value-type="string">
            <text:p>Mahjong Shikyaku Retsuden - Mahjong Wars</text:p>
          </table:table-cell>
          <table:table-cell office:value-type="string">
            <text:p>Nihon Bussan Co., Ltd.</text:p>
          </table:table-cell>
          <table:table-cell office:value-type="string">
            <text:p>Nichibutsu</text:p>
          </table:table-cell>
          <table:table-cell office:value-type="string">
            <text:p>Mahjong</text:p>
          </table:table-cell>
          <table:table-cell office:value-type="string">
            <text:p>3.7</text:p>
          </table:table-cell>
          <table:table-cell office:value-type="string">
            <text:p>1 Player</text:p>
          </table:table-cell>
          <table:table-cell office:value-type="string">
            <text:p>Mahjong game with a role-playing mode.</text:p>
          </table:table-cell>
          <table:table-cell table:style-name="Default" table:formula="of:=CONCATENATE(&quot;&lt;game name=&quot;;CHAR(34);[.A140];CHAR(34);&quot;&gt; &lt;year&gt;&quot;;[.B140];&quot;&lt;/year&gt; &lt;rating&gt;&quot;;[.C140];&quot;&lt;/rating&gt; &lt;title&gt;&quot;;[.D140];&quot;&lt;/title&gt; &lt;pub&gt;&quot;;[.E140];&quot;&lt;/pub&gt; &lt;dev&gt;&quot;;[.F140];&quot;&lt;/dev&gt; &lt;genre&gt;&quot;;[.G140];&quot;&lt;/genre&gt; &lt;score&gt;&quot;;[.H140];&quot;&lt;/score&gt; &lt;player&gt;&quot;;[.I140];&quot;&lt;/player&gt; &lt;story&gt;&quot;;[.J140];&quot;&lt;/story&gt; &lt;/game&gt;&quot;)" office:value-type="string" office:string-value="&lt;game name=&quot;Mahjong Shikyaku Retsuden - Mahjong Wars (Japan)&quot;&gt; &lt;year&gt;1990&lt;/year&gt; &lt;rating&gt;ESRB - RP (Rating Pending)&lt;/rating&gt; &lt;title&gt;Mahjong Shikyaku Retsuden - Mahjong Wars&lt;/title&gt; &lt;pub&gt;Nihon Bussan Co., Ltd.&lt;/pub&gt; &lt;dev&gt;Nichibutsu&lt;/dev&gt; &lt;genre&gt;Mahjong&lt;/genre&gt; &lt;score&gt;3.7&lt;/score&gt; &lt;player&gt;1 Player&lt;/player&gt; &lt;story&gt;Mahjong game with a role-playing mode.&lt;/story&gt; &lt;/game&gt;">
            <text:p>&lt;game name="Mahjong Shikyaku Retsuden - Mahjong Wars (Japan)"&gt; &lt;year&gt;1990&lt;/year&gt; &lt;rating&gt;ESRB - RP (Rating Pending)&lt;/rating&gt; &lt;title&gt;Mahjong Shikyaku Retsuden - Mahjong Wars&lt;/title&gt; &lt;pub&gt;Nihon Bussan Co., Ltd.&lt;/pub&gt; &lt;dev&gt;Nichibutsu&lt;/dev&gt; &lt;genre&gt;Mahjong&lt;/genre&gt; &lt;score&gt;3.7&lt;/score&gt; &lt;player&gt;1 Player&lt;/player&gt; &lt;story&gt;Mahjong game with a role-playing mode.&lt;/story&gt; &lt;/game&gt;</text:p>
          </table:table-cell>
          <table:table-cell table:number-columns-repeated="1012"/>
        </table:table-row>
        <table:table-row table:style-name="ro1">
          <table:table-cell office:value-type="string">
            <text:p>Maison Ikkoku (Japan)</text:p>
          </table:table-cell>
          <table:table-cell office:value-type="string">
            <text:p>1989</text:p>
          </table:table-cell>
          <table:table-cell office:value-type="string">
            <text:p>ESRB - RP (Rating Pending)</text:p>
          </table:table-cell>
          <table:table-cell office:value-type="string">
            <text:p>Maison Ikkoku</text:p>
          </table:table-cell>
          <table:table-cell table:number-columns-repeated="2" office:value-type="string">
            <text:p>Microcabin</text:p>
          </table:table-cell>
          <table:table-cell office:value-type="string">
            <text:p>Adventure</text:p>
          </table:table-cell>
          <table:table-cell office:value-type="string">
            <text:p>3.6</text:p>
          </table:table-cell>
          <table:table-cell office:value-type="string">
            <text:p>1 Player</text:p>
          </table:table-cell>
          <table:table-cell office:value-type="string">
            <text:p>Digital comic based on the manga by the ever popular Rumiko Takahashi. You play college student Yusaku, who has to deal with the oddball inhabitants of the apartment house he lives in, while trying to win the heart of the beautiful manager Kyoko. </text:p>
          </table:table-cell>
          <table:table-cell table:style-name="Default" table:formula="of:=CONCATENATE(&quot;&lt;game name=&quot;;CHAR(34);[.A141];CHAR(34);&quot;&gt; &lt;year&gt;&quot;;[.B141];&quot;&lt;/year&gt; &lt;rating&gt;&quot;;[.C141];&quot;&lt;/rating&gt; &lt;title&gt;&quot;;[.D141];&quot;&lt;/title&gt; &lt;pub&gt;&quot;;[.E141];&quot;&lt;/pub&gt; &lt;dev&gt;&quot;;[.F141];&quot;&lt;/dev&gt; &lt;genre&gt;&quot;;[.G141];&quot;&lt;/genre&gt; &lt;score&gt;&quot;;[.H141];&quot;&lt;/score&gt; &lt;player&gt;&quot;;[.I141];&quot;&lt;/player&gt; &lt;story&gt;&quot;;[.J141];&quot;&lt;/story&gt; &lt;/game&gt;&quot;)" office:value-type="string" office:string-value="&lt;game name=&quot;Maison Ikkoku (Japan)&quot;&gt; &lt;year&gt;1989&lt;/year&gt; &lt;rating&gt;ESRB - RP (Rating Pending)&lt;/rating&gt; &lt;title&gt;Maison Ikkoku&lt;/title&gt; &lt;pub&gt;Microcabin&lt;/pub&gt; &lt;dev&gt;Microcabin&lt;/dev&gt; &lt;genre&gt;Adventure&lt;/genre&gt; &lt;score&gt;3.6&lt;/score&gt; &lt;player&gt;1 Player&lt;/player&gt; &lt;story&gt;Digital comic based on the manga by the ever popular Rumiko Takahashi. You play college student Yusaku, who has to deal with the oddball inhabitants of the apartment house he lives in, while trying to win the heart of the beautiful manager Kyoko. &lt;/story&gt; &lt;/game&gt;">
            <text:p>&lt;game name="Maison Ikkoku (Japan)"&gt; &lt;year&gt;1989&lt;/year&gt; &lt;rating&gt;ESRB - RP (Rating Pending)&lt;/rating&gt; &lt;title&gt;Maison Ikkoku&lt;/title&gt; &lt;pub&gt;Microcabin&lt;/pub&gt; &lt;dev&gt;Microcabin&lt;/dev&gt; &lt;genre&gt;Adventure&lt;/genre&gt; &lt;score&gt;3.6&lt;/score&gt; &lt;player&gt;1 Player&lt;/player&gt; &lt;story&gt;Digital comic based on the manga by the ever popular Rumiko Takahashi. You play college student Yusaku, who has to deal with the oddball inhabitants of the apartment house he lives in, while trying to win the heart of the beautiful manager Kyoko. &lt;/story&gt; &lt;/game&gt;</text:p>
          </table:table-cell>
          <table:table-cell table:number-columns-repeated="1012"/>
        </table:table-row>
        <table:table-row table:style-name="ro1">
          <table:table-cell office:value-type="string">
            <text:p>Majin Eiyuu Den Wataru (Japan)</text:p>
          </table:table-cell>
          <table:table-cell office:value-type="string">
            <text:p>1988</text:p>
          </table:table-cell>
          <table:table-cell office:value-type="string">
            <text:p>ESRB - RP (Rating Pending)</text:p>
          </table:table-cell>
          <table:table-cell office:value-type="string">
            <text:p>Majin Eiyuu Den Wataru</text:p>
          </table:table-cell>
          <table:table-cell table:number-columns-repeated="2" office:value-type="string">
            <text:p>Hudson Soft</text:p>
          </table:table-cell>
          <table:table-cell office:value-type="string">
            <text:p>Action</text:p>
          </table:table-cell>
          <table:table-cell office:value-type="string">
            <text:p>1.9</text:p>
          </table:table-cell>
          <table:table-cell office:value-type="string">
            <text:p>1 Player</text:p>
          </table:table-cell>
          <table:table-cell office:value-type="string">
            <text:p>As a member of N.I.C.E. (Nations for International Citizens of Earth), Keith Courage takes up the fight against the aliens of B.A.D. (Bad Alien Dudes) through seven levels in this side-scrolling action platformer. <text:s/>As Keith Courage makes his way through the various zones, he attacks various forms of enemies in order to gain coins. The coins can be used in the shops for various power-ups, equipment, and other helpful items. <text:s/>When he makes it to a certain point in each level, Keith Courage is given access to the Nova Suit, an armored suit with a powerful sword that is used to dispatch the end bosses of each level in the Underworld. Once Keith Courage defeats the boss, the returns to the Overworld sans armor to complete the next set of challenges.</text:p>
          </table:table-cell>
          <table:table-cell table:style-name="Default" table:formula="of:=CONCATENATE(&quot;&lt;game name=&quot;;CHAR(34);[.A142];CHAR(34);&quot;&gt; &lt;year&gt;&quot;;[.B142];&quot;&lt;/year&gt; &lt;rating&gt;&quot;;[.C142];&quot;&lt;/rating&gt; &lt;title&gt;&quot;;[.D142];&quot;&lt;/title&gt; &lt;pub&gt;&quot;;[.E142];&quot;&lt;/pub&gt; &lt;dev&gt;&quot;;[.F142];&quot;&lt;/dev&gt; &lt;genre&gt;&quot;;[.G142];&quot;&lt;/genre&gt; &lt;score&gt;&quot;;[.H142];&quot;&lt;/score&gt; &lt;player&gt;&quot;;[.I142];&quot;&lt;/player&gt; &lt;story&gt;&quot;;[.J142];&quot;&lt;/story&gt; &lt;/game&gt;&quot;)" office:value-type="string" office:string-value="&lt;game name=&quot;Majin Eiyuu Den Wataru (Japan)&quot;&gt; &lt;year&gt;1988&lt;/year&gt; &lt;rating&gt;ESRB - RP (Rating Pending)&lt;/rating&gt; &lt;title&gt;Majin Eiyuu Den Wataru&lt;/title&gt; &lt;pub&gt;Hudson Soft&lt;/pub&gt; &lt;dev&gt;Hudson Soft&lt;/dev&gt; &lt;genre&gt;Action&lt;/genre&gt; &lt;score&gt;1.9&lt;/score&gt; &lt;player&gt;1 Player&lt;/player&gt; &lt;story&gt;As a member of N.I.C.E. (Nations for International Citizens of Earth), Keith Courage takes up the fight against the aliens of B.A.D. (Bad Alien Dudes) through seven levels in this side-scrolling action platformer.  As Keith Courage makes his way through the various zones, he attacks various forms of enemies in order to gain coins. The coins can be used in the shops for various power-ups, equipment, and other helpful items.  When he makes it to a certain point in each level, Keith Courage is given access to the Nova Suit, an armored suit with a powerful sword that is used to dispatch the end bosses of each level in the Underworld. Once Keith Courage defeats the boss, the returns to the Overworld sans armor to complete the next set of challenges.&lt;/story&gt; &lt;/game&gt;">
            <text:p>&lt;game name="Majin Eiyuu Den Wataru (Japan)"&gt; &lt;year&gt;1988&lt;/year&gt; &lt;rating&gt;ESRB - RP (Rating Pending)&lt;/rating&gt; &lt;title&gt;Majin Eiyuu Den Wataru&lt;/title&gt; &lt;pub&gt;Hudson Soft&lt;/pub&gt; &lt;dev&gt;Hudson Soft&lt;/dev&gt; &lt;genre&gt;Action&lt;/genre&gt; &lt;score&gt;1.9&lt;/score&gt; &lt;player&gt;1 Player&lt;/player&gt; &lt;story&gt;As a member of N.I.C.E. (Nations for International Citizens of Earth), Keith Courage takes up the fight against the aliens of B.A.D. (Bad Alien Dudes) through seven levels in this side-scrolling action platformer. <text:s/>As Keith Courage makes his way through the various zones, he attacks various forms of enemies in order to gain coins. The coins can be used in the shops for various power-ups, equipment, and other helpful items. <text:s/>When he makes it to a certain point in each level, Keith Courage is given access to the Nova Suit, an armored suit with a powerful sword that is used to dispatch the end bosses of each level in the Underworld. Once Keith Courage defeats the boss, the returns to the Overworld sans armor to complete the next set of challenges.&lt;/story&gt; &lt;/game&gt;</text:p>
          </table:table-cell>
          <table:table-cell table:number-columns-repeated="1012"/>
        </table:table-row>
        <table:table-row table:style-name="ro1">
          <table:table-cell office:value-type="string">
            <text:p>Makai Hakken Den Shada (Japan)</text:p>
          </table:table-cell>
          <table:table-cell office:value-type="string">
            <text:p>1989</text:p>
          </table:table-cell>
          <table:table-cell office:value-type="string">
            <text:p>ESRB - RP (Rating Pending)</text:p>
          </table:table-cell>
          <table:table-cell office:value-type="string">
            <text:p>Makai Hakken Den Shada</text:p>
          </table:table-cell>
          <table:table-cell table:number-columns-repeated="2" office:value-type="string">
            <text:p>Data East</text:p>
          </table:table-cell>
          <table:table-cell office:value-type="string">
            <text:p>Role-Playing</text:p>
          </table:table-cell>
          <table:table-cell office:value-type="string">
            <text:p>3.0</text:p>
          </table:table-cell>
          <table:table-cell office:value-type="string">
            <text:p>1 Player</text:p>
          </table:table-cell>
          <table:table-cell office:value-type="string">
            <text:p>The story of this game is loosely based on the 19th century Japanese epic novel Nanso Satomi Hakkenden ("Tale of Eight Dogs") by Kyokutei Bakin. In the game, the player controls a young warrior named Shin. The elder of his home village tells him that a magical artifact known as the Statue of the Four Gods has been stolen. This artifact was sealing away the spirit of the evil Tamazusa. To prevent Tamazusa's resurrection, Shin must find seven other warriors. Only when they are united can the evil be defeated once and for all...****Despite the premise of eight warriors, Makai Hakkenden Shada is an action RPG in which the player controls only Shin. The game is similar to the better-known <text:s/>Ys games in many ways. As in Ys, the hero fights enemies simply by "bumping" into them. Defeated enemies produce money, which can be spent in villages to purchase weapons and various types of armor, and experience points. Once a set amount of those is accumulated, the hero gains a level.****Later in the game Shin receives spells and special techniques, which must be executed actively, by pressing a button. There is also a "search" command in the game, which is required to use to solve certain situations.</text:p>
          </table:table-cell>
          <table:table-cell table:style-name="Default" table:formula="of:=CONCATENATE(&quot;&lt;game name=&quot;;CHAR(34);[.A143];CHAR(34);&quot;&gt; &lt;year&gt;&quot;;[.B143];&quot;&lt;/year&gt; &lt;rating&gt;&quot;;[.C143];&quot;&lt;/rating&gt; &lt;title&gt;&quot;;[.D143];&quot;&lt;/title&gt; &lt;pub&gt;&quot;;[.E143];&quot;&lt;/pub&gt; &lt;dev&gt;&quot;;[.F143];&quot;&lt;/dev&gt; &lt;genre&gt;&quot;;[.G143];&quot;&lt;/genre&gt; &lt;score&gt;&quot;;[.H143];&quot;&lt;/score&gt; &lt;player&gt;&quot;;[.I143];&quot;&lt;/player&gt; &lt;story&gt;&quot;;[.J143];&quot;&lt;/story&gt; &lt;/game&gt;&quot;)" office:value-type="string" office:string-value="&lt;game name=&quot;Makai Hakken Den Shada (Japan)&quot;&gt; &lt;year&gt;1989&lt;/year&gt; &lt;rating&gt;ESRB - RP (Rating Pending)&lt;/rating&gt; &lt;title&gt;Makai Hakken Den Shada&lt;/title&gt; &lt;pub&gt;Data East&lt;/pub&gt; &lt;dev&gt;Data East&lt;/dev&gt; &lt;genre&gt;Role-Playing&lt;/genre&gt; &lt;score&gt;3.0&lt;/score&gt; &lt;player&gt;1 Player&lt;/player&gt; &lt;story&gt;The story of this game is loosely based on the 19th century Japanese epic novel Nanso Satomi Hakkenden (&quot;Tale of Eight Dogs&quot;) by Kyokutei Bakin. In the game, the player controls a young warrior named Shin. The elder of his home village tells him that a magical artifact known as the Statue of the Four Gods has been stolen. This artifact was sealing away the spirit of the evil Tamazusa. To prevent Tamazusa's resurrection, Shin must find seven other warriors. Only when they are united can the evil be defeated once and for all...****Despite the premise of eight warriors, Makai Hakkenden Shada is an action RPG in which the player controls only Shin. The game is similar to the better-known  Ys games in many ways. As in Ys, the hero fights enemies simply by &quot;bumping&quot; into them. Defeated enemies produce money, which can be spent in villages to purchase weapons and various types of armor, and experience points. Once a set amount of those is accumulated, the hero gains a level.****Later in the game Shin receives spells and special techniques, which must be executed actively, by pressing a button. There is also a &quot;search&quot; command in the game, which is required to use to solve certain situations.&lt;/story&gt; &lt;/game&gt;">
            <text:p>&lt;game name="Makai Hakken Den Shada (Japan)"&gt; &lt;year&gt;1989&lt;/year&gt; &lt;rating&gt;ESRB - RP (Rating Pending)&lt;/rating&gt; &lt;title&gt;Makai Hakken Den Shada&lt;/title&gt; &lt;pub&gt;Data East&lt;/pub&gt; &lt;dev&gt;Data East&lt;/dev&gt; &lt;genre&gt;Role-Playing&lt;/genre&gt; &lt;score&gt;3.0&lt;/score&gt; &lt;player&gt;1 Player&lt;/player&gt; &lt;story&gt;The story of this game is loosely based on the 19th century Japanese epic novel Nanso Satomi Hakkenden ("Tale of Eight Dogs") by Kyokutei Bakin. In the game, the player controls a young warrior named Shin. The elder of his home village tells him that a magical artifact known as the Statue of the Four Gods has been stolen. This artifact was sealing away the spirit of the evil Tamazusa. To prevent Tamazusa's resurrection, Shin must find seven other warriors. Only when they are united can the evil be defeated once and for all...****Despite the premise of eight warriors, Makai Hakkenden Shada is an action RPG in which the player controls only Shin. The game is similar to the better-known <text:s/>Ys games in many ways. As in Ys, the hero fights enemies simply by "bumping" into them. Defeated enemies produce money, which can be spent in villages to purchase weapons and various types of armor, and experience points. Once a set amount of those is accumulated, the hero gains a level.****Later in the game Shin receives spells and special techniques, which must be executed actively, by pressing a button. There is also a "search" command in the game, which is required to use to solve certain situations.&lt;/story&gt; &lt;/game&gt;</text:p>
          </table:table-cell>
          <table:table-cell table:number-columns-repeated="1012"/>
        </table:table-row>
        <table:table-row table:style-name="ro1">
          <table:table-cell office:value-type="string">
            <text:p>Makai Prince Dorabocchan (Japan)</text:p>
          </table:table-cell>
          <table:table-cell office:value-type="float" office:value="1990">
            <text:p>1990</text:p>
          </table:table-cell>
          <table:table-cell office:value-type="string">
            <text:p>ESRB - RP (Rating Pending)</text:p>
          </table:table-cell>
          <table:table-cell office:value-type="string">
            <text:p>Makai Prince Dorabocchan</text:p>
          </table:table-cell>
          <table:table-cell office:value-type="string">
            <text:p>naxat soft</text:p>
          </table:table-cell>
          <table:table-cell office:value-type="string">
            <text:p>Naxat Soft</text:p>
          </table:table-cell>
          <table:table-cell office:value-type="string">
            <text:p>Action</text:p>
          </table:table-cell>
          <table:table-cell office:value-type="string">
            <text:p>3.8</text:p>
          </table:table-cell>
          <table:table-cell office:value-type="string">
            <text:p>1 Player</text:p>
          </table:table-cell>
          <table:table-cell office:value-type="string">
            <text:p>Makai Prince Dorabocchan is a platformer in which the player takes control over the son of a mighty vampire. Unfortunately he opens a seal which causes monsters to come into the world. Now he needs to cross six levels (each with a boss) while avoiding to lose all life energy. The levels are side-scrolling with horizontal movement involved. Besides dodging by jumping, the player character has two standard ways to deal with enemies: using the unlimited vampire breath (works like a gun) or using tomatoes as bombs which have to be found first. The enemies leave behind various power-ups when killed, e.g. energy, extra lives or armor.</text:p>
          </table:table-cell>
          <table:table-cell table:style-name="Default" table:formula="of:=CONCATENATE(&quot;&lt;game name=&quot;;CHAR(34);[.A144];CHAR(34);&quot;&gt; &lt;year&gt;&quot;;[.B144];&quot;&lt;/year&gt; &lt;rating&gt;&quot;;[.C144];&quot;&lt;/rating&gt; &lt;title&gt;&quot;;[.D144];&quot;&lt;/title&gt; &lt;pub&gt;&quot;;[.E144];&quot;&lt;/pub&gt; &lt;dev&gt;&quot;;[.F144];&quot;&lt;/dev&gt; &lt;genre&gt;&quot;;[.G144];&quot;&lt;/genre&gt; &lt;score&gt;&quot;;[.H144];&quot;&lt;/score&gt; &lt;player&gt;&quot;;[.I144];&quot;&lt;/player&gt; &lt;story&gt;&quot;;[.J144];&quot;&lt;/story&gt; &lt;/game&gt;&quot;)" office:value-type="string" office:string-value="&lt;game name=&quot;Makai Prince Dorabocchan (Japan)&quot;&gt; &lt;year&gt;1990&lt;/year&gt; &lt;rating&gt;ESRB - RP (Rating Pending)&lt;/rating&gt; &lt;title&gt;Makai Prince Dorabocchan&lt;/title&gt; &lt;pub&gt;naxat soft&lt;/pub&gt; &lt;dev&gt;Naxat Soft&lt;/dev&gt; &lt;genre&gt;Action&lt;/genre&gt; &lt;score&gt;3.8&lt;/score&gt; &lt;player&gt;1 Player&lt;/player&gt; &lt;story&gt;Makai Prince Dorabocchan is a platformer in which the player takes control over the son of a mighty vampire. Unfortunately he opens a seal which causes monsters to come into the world. Now he needs to cross six levels (each with a boss) while avoiding to lose all life energy. The levels are side-scrolling with horizontal movement involved. Besides dodging by jumping, the player character has two standard ways to deal with enemies: using the unlimited vampire breath (works like a gun) or using tomatoes as bombs which have to be found first. The enemies leave behind various power-ups when killed, e.g. energy, extra lives or armor.&lt;/story&gt; &lt;/game&gt;">
            <text:p>&lt;game name="Makai Prince Dorabocchan (Japan)"&gt; &lt;year&gt;1990&lt;/year&gt; &lt;rating&gt;ESRB - RP (Rating Pending)&lt;/rating&gt; &lt;title&gt;Makai Prince Dorabocchan&lt;/title&gt; &lt;pub&gt;naxat soft&lt;/pub&gt; &lt;dev&gt;Naxat Soft&lt;/dev&gt; &lt;genre&gt;Action&lt;/genre&gt; &lt;score&gt;3.8&lt;/score&gt; &lt;player&gt;1 Player&lt;/player&gt; &lt;story&gt;Makai Prince Dorabocchan is a platformer in which the player takes control over the son of a mighty vampire. Unfortunately he opens a seal which causes monsters to come into the world. Now he needs to cross six levels (each with a boss) while avoiding to lose all life energy. The levels are side-scrolling with horizontal movement involved. Besides dodging by jumping, the player character has two standard ways to deal with enemies: using the unlimited vampire breath (works like a gun) or using tomatoes as bombs which have to be found first. The enemies leave behind various power-ups when killed, e.g. energy, extra lives or armor.&lt;/story&gt; &lt;/game&gt;</text:p>
          </table:table-cell>
          <table:table-cell table:number-columns-repeated="1012"/>
        </table:table-row>
        <table:table-row table:style-name="ro1">
          <table:table-cell office:value-type="string">
            <text:p>Makyou Densetsu (Japan)</text:p>
          </table:table-cell>
          <table:table-cell office:value-type="string">
            <text:p>1988</text:p>
          </table:table-cell>
          <table:table-cell office:value-type="string">
            <text:p>ESRB - RP (Rating Pending)</text:p>
          </table:table-cell>
          <table:table-cell office:value-type="string">
            <text:p>Makyou Densetsu</text:p>
          </table:table-cell>
          <table:table-cell table:number-columns-repeated="2" office:value-type="string">
            <text:p>Victor Musical Industries</text:p>
          </table:table-cell>
          <table:table-cell office:value-type="string">
            <text:p>Action</text:p>
          </table:table-cell>
          <table:table-cell office:value-type="string">
            <text:p>4.0</text:p>
          </table:table-cell>
          <table:table-cell office:value-type="string">
            <text:p>1 Player</text:p>
          </table:table-cell>
          <table:table-cell office:value-type="string">
            <text:p>You are the mighty warrior Gogan, whose village has been required by the Jagu tribe to give a human sacrifice each year. Flare, your childhood friend, has been chosen as the sacrifice. Your task is to rescue Flare and destroy the Jagu and their leader. To help you complete your mission, you are given the Legendary Axe, which is said to possess tremendous power that is usable only to its wielder. There are six zones in the game and has Gogan exploring forests, caves, mountains, dungeons, and castles, while defeating enemies that get in his way with his axe. Idols can be broken to reveal power-ups that will increase the axe's power and speed up its swing. These power-ups can also award you extra lives, more points, and the ability to access secret areas. At the end of each zone, you have to defeat a boss in order to proceed. </text:p>
          </table:table-cell>
          <table:table-cell table:style-name="Default" table:formula="of:=CONCATENATE(&quot;&lt;game name=&quot;;CHAR(34);[.A145];CHAR(34);&quot;&gt; &lt;year&gt;&quot;;[.B145];&quot;&lt;/year&gt; &lt;rating&gt;&quot;;[.C145];&quot;&lt;/rating&gt; &lt;title&gt;&quot;;[.D145];&quot;&lt;/title&gt; &lt;pub&gt;&quot;;[.E145];&quot;&lt;/pub&gt; &lt;dev&gt;&quot;;[.F145];&quot;&lt;/dev&gt; &lt;genre&gt;&quot;;[.G145];&quot;&lt;/genre&gt; &lt;score&gt;&quot;;[.H145];&quot;&lt;/score&gt; &lt;player&gt;&quot;;[.I145];&quot;&lt;/player&gt; &lt;story&gt;&quot;;[.J145];&quot;&lt;/story&gt; &lt;/game&gt;&quot;)" office:value-type="string" office:string-value="&lt;game name=&quot;Makyou Densetsu (Japan)&quot;&gt; &lt;year&gt;1988&lt;/year&gt; &lt;rating&gt;ESRB - RP (Rating Pending)&lt;/rating&gt; &lt;title&gt;Makyou Densetsu&lt;/title&gt; &lt;pub&gt;Victor Musical Industries&lt;/pub&gt; &lt;dev&gt;Victor Musical Industries&lt;/dev&gt; &lt;genre&gt;Action&lt;/genre&gt; &lt;score&gt;4.0&lt;/score&gt; &lt;player&gt;1 Player&lt;/player&gt; &lt;story&gt;You are the mighty warrior Gogan, whose village has been required by the Jagu tribe to give a human sacrifice each year. Flare, your childhood friend, has been chosen as the sacrifice. Your task is to rescue Flare and destroy the Jagu and their leader. To help you complete your mission, you are given the Legendary Axe, which is said to possess tremendous power that is usable only to its wielder. There are six zones in the game and has Gogan exploring forests, caves, mountains, dungeons, and castles, while defeating enemies that get in his way with his axe. Idols can be broken to reveal power-ups that will increase the axe's power and speed up its swing. These power-ups can also award you extra lives, more points, and the ability to access secret areas. At the end of each zone, you have to defeat a boss in order to proceed. &lt;/story&gt; &lt;/game&gt;">
            <text:p>&lt;game name="Makyou Densetsu (Japan)"&gt; &lt;year&gt;1988&lt;/year&gt; &lt;rating&gt;ESRB - RP (Rating Pending)&lt;/rating&gt; &lt;title&gt;Makyou Densetsu&lt;/title&gt; &lt;pub&gt;Victor Musical Industries&lt;/pub&gt; &lt;dev&gt;Victor Musical Industries&lt;/dev&gt; &lt;genre&gt;Action&lt;/genre&gt; &lt;score&gt;4.0&lt;/score&gt; &lt;player&gt;1 Player&lt;/player&gt; &lt;story&gt;You are the mighty warrior Gogan, whose village has been required by the Jagu tribe to give a human sacrifice each year. Flare, your childhood friend, has been chosen as the sacrifice. Your task is to rescue Flare and destroy the Jagu and their leader. To help you complete your mission, you are given the Legendary Axe, which is said to possess tremendous power that is usable only to its wielder. There are six zones in the game and has Gogan exploring forests, caves, mountains, dungeons, and castles, while defeating enemies that get in his way with his axe. Idols can be broken to reveal power-ups that will increase the axe's power and speed up its swing. These power-ups can also award you extra lives, more points, and the ability to access secret areas. At the end of each zone, you have to defeat a boss in order to proceed. &lt;/story&gt; &lt;/game&gt;</text:p>
          </table:table-cell>
          <table:table-cell table:number-columns-repeated="1012"/>
        </table:table-row>
        <table:table-row table:style-name="ro1">
          <table:table-cell office:value-type="string">
            <text:p>Maniac Pro-Wrestling - Ashita e no Tatakai (Japan)</text:p>
          </table:table-cell>
          <table:table-cell office:value-type="float" office:value="1990">
            <text:p>1990</text:p>
          </table:table-cell>
          <table:table-cell office:value-type="string">
            <text:p>ESRB - RP (Rating Pending)</text:p>
          </table:table-cell>
          <table:table-cell office:value-type="string">
            <text:p>Maniac Pro-Wrestling - Ashita e no Tatakai </text:p>
          </table:table-cell>
          <table:table-cell table:number-columns-repeated="2" office:value-type="string">
            <text:p>Hudson Soft</text:p>
          </table:table-cell>
          <table:table-cell office:value-type="string">
            <text:p>Sports/Wrestling</text:p>
          </table:table-cell>
          <table:table-cell office:value-type="string">
            <text:p>2.8</text:p>
          </table:table-cell>
          <table:table-cell office:value-type="string">
            <text:p>1 Player</text:p>
          </table:table-cell>
          <table:table-cell office:value-type="string">
            <text:p>Strategic wrestling where you choose your moves from a list when the match is in progress.</text:p>
          </table:table-cell>
          <table:table-cell table:style-name="Default" table:formula="of:=CONCATENATE(&quot;&lt;game name=&quot;;CHAR(34);[.A146];CHAR(34);&quot;&gt; &lt;year&gt;&quot;;[.B146];&quot;&lt;/year&gt; &lt;rating&gt;&quot;;[.C146];&quot;&lt;/rating&gt; &lt;title&gt;&quot;;[.D146];&quot;&lt;/title&gt; &lt;pub&gt;&quot;;[.E146];&quot;&lt;/pub&gt; &lt;dev&gt;&quot;;[.F146];&quot;&lt;/dev&gt; &lt;genre&gt;&quot;;[.G146];&quot;&lt;/genre&gt; &lt;score&gt;&quot;;[.H146];&quot;&lt;/score&gt; &lt;player&gt;&quot;;[.I146];&quot;&lt;/player&gt; &lt;story&gt;&quot;;[.J146];&quot;&lt;/story&gt; &lt;/game&gt;&quot;)" office:value-type="string" office:string-value="&lt;game name=&quot;Maniac Pro-Wrestling - Ashita e no Tatakai (Japan)&quot;&gt; &lt;year&gt;1990&lt;/year&gt; &lt;rating&gt;ESRB - RP (Rating Pending)&lt;/rating&gt; &lt;title&gt;Maniac Pro-Wrestling - Ashita e no Tatakai &lt;/title&gt; &lt;pub&gt;Hudson Soft&lt;/pub&gt; &lt;dev&gt;Hudson Soft&lt;/dev&gt; &lt;genre&gt;Sports/Wrestling&lt;/genre&gt; &lt;score&gt;2.8&lt;/score&gt; &lt;player&gt;1 Player&lt;/player&gt; &lt;story&gt;Strategic wrestling where you choose your moves from a list when the match is in progress.&lt;/story&gt; &lt;/game&gt;">
            <text:p>&lt;game name="Maniac Pro-Wrestling - Ashita e no Tatakai (Japan)"&gt; &lt;year&gt;1990&lt;/year&gt; &lt;rating&gt;ESRB - RP (Rating Pending)&lt;/rating&gt; &lt;title&gt;Maniac Pro-Wrestling - Ashita e no Tatakai &lt;/title&gt; &lt;pub&gt;Hudson Soft&lt;/pub&gt; &lt;dev&gt;Hudson Soft&lt;/dev&gt; &lt;genre&gt;Sports/Wrestling&lt;/genre&gt; &lt;score&gt;2.8&lt;/score&gt; &lt;player&gt;1 Player&lt;/player&gt; &lt;story&gt;Strategic wrestling where you choose your moves from a list when the match is in progress.&lt;/story&gt; &lt;/game&gt;</text:p>
          </table:table-cell>
          <table:table-cell table:number-columns-repeated="1012"/>
        </table:table-row>
        <table:table-row table:style-name="ro1">
          <table:table-cell office:value-type="string">
            <text:p>Maniac Puroresu - Asu heno Tatakai (Japan)</text:p>
          </table:table-cell>
          <table:table-cell office:value-type="float" office:value="1990">
            <text:p>1990</text:p>
          </table:table-cell>
          <table:table-cell office:value-type="string">
            <text:p>ESRB - RP (Rating Pending)</text:p>
          </table:table-cell>
          <table:table-cell office:value-type="string">
            <text:p>Maniac Puroresu - Asu heno Tatakai</text:p>
          </table:table-cell>
          <table:table-cell table:number-columns-repeated="2" office:value-type="string">
            <text:p>Hudson Soft</text:p>
          </table:table-cell>
          <table:table-cell office:value-type="string">
            <text:p>Sports/Wrestling</text:p>
          </table:table-cell>
          <table:table-cell office:value-type="string">
            <text:p>2.8</text:p>
          </table:table-cell>
          <table:table-cell office:value-type="string">
            <text:p>1 Player</text:p>
          </table:table-cell>
          <table:table-cell office:value-type="string">
            <text:p>Strategic wrestling where you choose your moves from a list when the match is in progress.</text:p>
          </table:table-cell>
          <table:table-cell table:style-name="Default" table:formula="of:=CONCATENATE(&quot;&lt;game name=&quot;;CHAR(34);[.A147];CHAR(34);&quot;&gt; &lt;year&gt;&quot;;[.B147];&quot;&lt;/year&gt; &lt;rating&gt;&quot;;[.C147];&quot;&lt;/rating&gt; &lt;title&gt;&quot;;[.D147];&quot;&lt;/title&gt; &lt;pub&gt;&quot;;[.E147];&quot;&lt;/pub&gt; &lt;dev&gt;&quot;;[.F147];&quot;&lt;/dev&gt; &lt;genre&gt;&quot;;[.G147];&quot;&lt;/genre&gt; &lt;score&gt;&quot;;[.H147];&quot;&lt;/score&gt; &lt;player&gt;&quot;;[.I147];&quot;&lt;/player&gt; &lt;story&gt;&quot;;[.J147];&quot;&lt;/story&gt; &lt;/game&gt;&quot;)" office:value-type="string" office:string-value="&lt;game name=&quot;Maniac Puroresu - Asu heno Tatakai (Japan)&quot;&gt; &lt;year&gt;1990&lt;/year&gt; &lt;rating&gt;ESRB - RP (Rating Pending)&lt;/rating&gt; &lt;title&gt;Maniac Puroresu - Asu heno Tatakai&lt;/title&gt; &lt;pub&gt;Hudson Soft&lt;/pub&gt; &lt;dev&gt;Hudson Soft&lt;/dev&gt; &lt;genre&gt;Sports/Wrestling&lt;/genre&gt; &lt;score&gt;2.8&lt;/score&gt; &lt;player&gt;1 Player&lt;/player&gt; &lt;story&gt;Strategic wrestling where you choose your moves from a list when the match is in progress.&lt;/story&gt; &lt;/game&gt;">
            <text:p>&lt;game name="Maniac Puroresu - Asu heno Tatakai (Japan)"&gt; &lt;year&gt;1990&lt;/year&gt; &lt;rating&gt;ESRB - RP (Rating Pending)&lt;/rating&gt; &lt;title&gt;Maniac Puroresu - Asu heno Tatakai&lt;/title&gt; &lt;pub&gt;Hudson Soft&lt;/pub&gt; &lt;dev&gt;Hudson Soft&lt;/dev&gt; &lt;genre&gt;Sports/Wrestling&lt;/genre&gt; &lt;score&gt;2.8&lt;/score&gt; &lt;player&gt;1 Player&lt;/player&gt; &lt;story&gt;Strategic wrestling where you choose your moves from a list when the match is in progress.&lt;/story&gt; &lt;/game&gt;</text:p>
          </table:table-cell>
          <table:table-cell table:number-columns-repeated="1012"/>
        </table:table-row>
        <table:table-row table:style-name="ro1">
          <table:table-cell office:value-type="string">
            <text:p>Marchen Maze (Japan) (Translated En)</text:p>
          </table:table-cell>
          <table:table-cell office:value-type="float" office:value="1990">
            <text:p>1990</text:p>
          </table:table-cell>
          <table:table-cell office:value-type="string">
            <text:p>ESRB - RP (Rating Pending)</text:p>
          </table:table-cell>
          <table:table-cell office:value-type="string">
            <text:p>Marchen Maze </text:p>
          </table:table-cell>
          <table:table-cell office:value-type="string">
            <text:p>Namco Ltd.</text:p>
          </table:table-cell>
          <table:table-cell office:value-type="string">
            <text:p>Namco</text:p>
          </table:table-cell>
          <table:table-cell office:value-type="string">
            <text:p>Action</text:p>
          </table:table-cell>
          <table:table-cell office:value-type="string">
            <text:p>2.5</text:p>
          </table:table-cell>
          <table:table-cell office:value-type="string">
            <text:p>1 Player</text:p>
          </table:table-cell>
          <table:table-cell office:value-type="string">
            <text:p>Märchen Maze is a platform/shooter game and conversion of Namco's 1988 arcade game of the same name. The gameplay remains largely the same - the player takes control of Alice who must shoot bubbles at enemies to knock them off platforms. Unlike the arcade original which was in isometric perspective, Märchen Maze on the PC Engine is an overhead game. This version features different stages than the arcade game, and because of the lack of a time limit, many of the stages are much more expansive. The chequered platforms at the end of a level are static rather than moving, hopping on to them automatically takes you to the boss. Also, instead of starting from a checkpoint when you die, your lives are represented by balloons. Should Alice fall, you'll be respawned on the spot.</text:p>
          </table:table-cell>
          <table:table-cell table:style-name="Default" table:formula="of:=CONCATENATE(&quot;&lt;game name=&quot;;CHAR(34);[.A148];CHAR(34);&quot;&gt; &lt;year&gt;&quot;;[.B148];&quot;&lt;/year&gt; &lt;rating&gt;&quot;;[.C148];&quot;&lt;/rating&gt; &lt;title&gt;&quot;;[.D148];&quot;&lt;/title&gt; &lt;pub&gt;&quot;;[.E148];&quot;&lt;/pub&gt; &lt;dev&gt;&quot;;[.F148];&quot;&lt;/dev&gt; &lt;genre&gt;&quot;;[.G148];&quot;&lt;/genre&gt; &lt;score&gt;&quot;;[.H148];&quot;&lt;/score&gt; &lt;player&gt;&quot;;[.I148];&quot;&lt;/player&gt; &lt;story&gt;&quot;;[.J148];&quot;&lt;/story&gt; &lt;/game&gt;&quot;)" office:value-type="string" office:string-value="&lt;game name=&quot;Marchen Maze (Japan) (Translated En)&quot;&gt; &lt;year&gt;1990&lt;/year&gt; &lt;rating&gt;ESRB - RP (Rating Pending)&lt;/rating&gt; &lt;title&gt;Marchen Maze &lt;/title&gt; &lt;pub&gt;Namco Ltd.&lt;/pub&gt; &lt;dev&gt;Namco&lt;/dev&gt; &lt;genre&gt;Action&lt;/genre&gt; &lt;score&gt;2.5&lt;/score&gt; &lt;player&gt;1 Player&lt;/player&gt; &lt;story&gt;Märchen Maze is a platform/shooter game and conversion of Namco's 1988 arcade game of the same name. The gameplay remains largely the same - the player takes control of Alice who must shoot bubbles at enemies to knock them off platforms. Unlike the arcade original which was in isometric perspective, Märchen Maze on the PC Engine is an overhead game. This version features different stages than the arcade game, and because of the lack of a time limit, many of the stages are much more expansive. The chequered platforms at the end of a level are static rather than moving, hopping on to them automatically takes you to the boss. Also, instead of starting from a checkpoint when you die, your lives are represented by balloons. Should Alice fall, you'll be respawned on the spot.&lt;/story&gt; &lt;/game&gt;">
            <text:p>&lt;game name="Marchen Maze (Japan) (Translated En)"&gt; &lt;year&gt;1990&lt;/year&gt; &lt;rating&gt;ESRB - RP (Rating Pending)&lt;/rating&gt; &lt;title&gt;Marchen Maze &lt;/title&gt; &lt;pub&gt;Namco Ltd.&lt;/pub&gt; &lt;dev&gt;Namco&lt;/dev&gt; &lt;genre&gt;Action&lt;/genre&gt; &lt;score&gt;2.5&lt;/score&gt; &lt;player&gt;1 Player&lt;/player&gt; &lt;story&gt;Märchen Maze is a platform/shooter game and conversion of Namco's 1988 arcade game of the same name. The gameplay remains largely the same - the player takes control of Alice who must shoot bubbles at enemies to knock them off platforms. Unlike the arcade original which was in isometric perspective, Märchen Maze on the PC Engine is an overhead game. This version features different stages than the arcade game, and because of the lack of a time limit, many of the stages are much more expansive. The chequered platforms at the end of a level are static rather than moving, hopping on to them automatically takes you to the boss. Also, instead of starting from a checkpoint when you die, your lives are represented by balloons. Should Alice fall, you'll be respawned on the spot.&lt;/story&gt; &lt;/game&gt;</text:p>
          </table:table-cell>
          <table:table-cell table:number-columns-repeated="1012"/>
        </table:table-row>
        <table:table-row table:style-name="ro1">
          <table:table-cell office:value-type="string">
            <text:p>Mesopotamia (Japan)</text:p>
          </table:table-cell>
          <table:table-cell office:value-type="string">
            <text:p>1991</text:p>
          </table:table-cell>
          <table:table-cell office:value-type="string">
            <text:p>ESRB - RP (Rating Pending)</text:p>
          </table:table-cell>
          <table:table-cell office:value-type="string">
            <text:p>Mesopotamia</text:p>
          </table:table-cell>
          <table:table-cell office:value-type="string">
            <text:p>ATLUS Ltd.</text:p>
          </table:table-cell>
          <table:table-cell office:value-type="string">
            <text:p>Atlus Ltd.</text:p>
          </table:table-cell>
          <table:table-cell office:value-type="string">
            <text:p>Action/Puzzle</text:p>
          </table:table-cell>
          <table:table-cell office:value-type="string">
            <text:p>3.9</text:p>
          </table:table-cell>
          <table:table-cell office:value-type="string">
            <text:p>1 Player</text:p>
          </table:table-cell>
          <table:table-cell office:value-type="string">
            <text:p>Somer Assault is a difficult to describe game. In it you control a pink slinky character with guns attached to it. You move around mazes, climbing on walls, on the ceiling, through shortcuts, and attempt to find your way to the end. Along the way, you have to shoot out many, many enemies. And at the end, you will find a nasty boss surprise. <text:s/>The story is bizarre, which fits the concept of the game. A sorceress has plans to rule the world. To do so, she has summoned 12 beasts, each based on a sign of the zodiac. It's up to you, pink slinky, to defeat the 12 astrological signs.</text:p>
          </table:table-cell>
          <table:table-cell table:style-name="Default" table:formula="of:=CONCATENATE(&quot;&lt;game name=&quot;;CHAR(34);[.A149];CHAR(34);&quot;&gt; &lt;year&gt;&quot;;[.B149];&quot;&lt;/year&gt; &lt;rating&gt;&quot;;[.C149];&quot;&lt;/rating&gt; &lt;title&gt;&quot;;[.D149];&quot;&lt;/title&gt; &lt;pub&gt;&quot;;[.E149];&quot;&lt;/pub&gt; &lt;dev&gt;&quot;;[.F149];&quot;&lt;/dev&gt; &lt;genre&gt;&quot;;[.G149];&quot;&lt;/genre&gt; &lt;score&gt;&quot;;[.H149];&quot;&lt;/score&gt; &lt;player&gt;&quot;;[.I149];&quot;&lt;/player&gt; &lt;story&gt;&quot;;[.J149];&quot;&lt;/story&gt; &lt;/game&gt;&quot;)" office:value-type="string" office:string-value="&lt;game name=&quot;Mesopotamia (Japan)&quot;&gt; &lt;year&gt;1991&lt;/year&gt; &lt;rating&gt;ESRB - RP (Rating Pending)&lt;/rating&gt; &lt;title&gt;Mesopotamia&lt;/title&gt; &lt;pub&gt;ATLUS Ltd.&lt;/pub&gt; &lt;dev&gt;Atlus Ltd.&lt;/dev&gt; &lt;genre&gt;Action/Puzzle&lt;/genre&gt; &lt;score&gt;3.9&lt;/score&gt; &lt;player&gt;1 Player&lt;/player&gt; &lt;story&gt;Somer Assault is a difficult to describe game. In it you control a pink slinky character with guns attached to it. You move around mazes, climbing on walls, on the ceiling, through shortcuts, and attempt to find your way to the end. Along the way, you have to shoot out many, many enemies. And at the end, you will find a nasty boss surprise.  The story is bizarre, which fits the concept of the game. A sorceress has plans to rule the world. To do so, she has summoned 12 beasts, each based on a sign of the zodiac. It's up to you, pink slinky, to defeat the 12 astrological signs.&lt;/story&gt; &lt;/game&gt;">
            <text:p>&lt;game name="Mesopotamia (Japan)"&gt; &lt;year&gt;1991&lt;/year&gt; &lt;rating&gt;ESRB - RP (Rating Pending)&lt;/rating&gt; &lt;title&gt;Mesopotamia&lt;/title&gt; &lt;pub&gt;ATLUS Ltd.&lt;/pub&gt; &lt;dev&gt;Atlus Ltd.&lt;/dev&gt; &lt;genre&gt;Action/Puzzle&lt;/genre&gt; &lt;score&gt;3.9&lt;/score&gt; &lt;player&gt;1 Player&lt;/player&gt; &lt;story&gt;Somer Assault is a difficult to describe game. In it you control a pink slinky character with guns attached to it. You move around mazes, climbing on walls, on the ceiling, through shortcuts, and attempt to find your way to the end. Along the way, you have to shoot out many, many enemies. And at the end, you will find a nasty boss surprise. <text:s/>The story is bizarre, which fits the concept of the game. A sorceress has plans to rule the world. To do so, she has summoned 12 beasts, each based on a sign of the zodiac. It's up to you, pink slinky, to defeat the 12 astrological signs.&lt;/story&gt; &lt;/game&gt;</text:p>
          </table:table-cell>
          <table:table-cell table:number-columns-repeated="1012"/>
        </table:table-row>
        <table:table-row table:style-name="ro1">
          <table:table-cell office:value-type="string">
            <text:p>Metal Stoker (Japan)</text:p>
          </table:table-cell>
          <table:table-cell office:value-type="string">
            <text:p>1991</text:p>
          </table:table-cell>
          <table:table-cell office:value-type="string">
            <text:p>ESRB - RP (Rating Pending)</text:p>
          </table:table-cell>
          <table:table-cell office:value-type="string">
            <text:p>Metal Stoker</text:p>
          </table:table-cell>
          <table:table-cell office:value-type="string">
            <text:p>FACE</text:p>
          </table:table-cell>
          <table:table-cell office:value-type="string">
            <text:p>Face</text:p>
          </table:table-cell>
          <table:table-cell office:value-type="string">
            <text:p>Shoot-'Em-Up</text:p>
          </table:table-cell>
          <table:table-cell office:value-type="string">
            <text:p>3.5</text:p>
          </table:table-cell>
          <table:table-cell office:value-type="string">
            <text:p>1 Player</text:p>
          </table:table-cell>
          <table:table-cell office:value-type="string">
            <text:p>Metal Stoker is a 2D top-down, multi-directional shooter. The player controls a female pilot (presented only in several cut-scenes) controlling a prototype CS-05 tank. The tank can freely be moved around the screen in any direction and the game scrolls along until the edge of the area is reached. The tank needs to destroy enemies and locate the exit. There are several weapons such as lasers, homing missiles, mines, a force field etc. The tank's turret can be locked into one position to shoot, so it is possible to strafe. Sometimes the player must destroy all the enemies or a boss to progress. The game has seven levels in totals and many parts of the levels are mazes.</text:p>
          </table:table-cell>
          <table:table-cell table:style-name="Default" table:formula="of:=CONCATENATE(&quot;&lt;game name=&quot;;CHAR(34);[.A150];CHAR(34);&quot;&gt; &lt;year&gt;&quot;;[.B150];&quot;&lt;/year&gt; &lt;rating&gt;&quot;;[.C150];&quot;&lt;/rating&gt; &lt;title&gt;&quot;;[.D150];&quot;&lt;/title&gt; &lt;pub&gt;&quot;;[.E150];&quot;&lt;/pub&gt; &lt;dev&gt;&quot;;[.F150];&quot;&lt;/dev&gt; &lt;genre&gt;&quot;;[.G150];&quot;&lt;/genre&gt; &lt;score&gt;&quot;;[.H150];&quot;&lt;/score&gt; &lt;player&gt;&quot;;[.I150];&quot;&lt;/player&gt; &lt;story&gt;&quot;;[.J150];&quot;&lt;/story&gt; &lt;/game&gt;&quot;)" office:value-type="string" office:string-value="&lt;game name=&quot;Metal Stoker (Japan)&quot;&gt; &lt;year&gt;1991&lt;/year&gt; &lt;rating&gt;ESRB - RP (Rating Pending)&lt;/rating&gt; &lt;title&gt;Metal Stoker&lt;/title&gt; &lt;pub&gt;FACE&lt;/pub&gt; &lt;dev&gt;Face&lt;/dev&gt; &lt;genre&gt;Shoot-'Em-Up&lt;/genre&gt; &lt;score&gt;3.5&lt;/score&gt; &lt;player&gt;1 Player&lt;/player&gt; &lt;story&gt;Metal Stoker is a 2D top-down, multi-directional shooter. The player controls a female pilot (presented only in several cut-scenes) controlling a prototype CS-05 tank. The tank can freely be moved around the screen in any direction and the game scrolls along until the edge of the area is reached. The tank needs to destroy enemies and locate the exit. There are several weapons such as lasers, homing missiles, mines, a force field etc. The tank's turret can be locked into one position to shoot, so it is possible to strafe. Sometimes the player must destroy all the enemies or a boss to progress. The game has seven levels in totals and many parts of the levels are mazes.&lt;/story&gt; &lt;/game&gt;">
            <text:p>&lt;game name="Metal Stoker (Japan)"&gt; &lt;year&gt;1991&lt;/year&gt; &lt;rating&gt;ESRB - RP (Rating Pending)&lt;/rating&gt; &lt;title&gt;Metal Stoker&lt;/title&gt; &lt;pub&gt;FACE&lt;/pub&gt; &lt;dev&gt;Face&lt;/dev&gt; &lt;genre&gt;Shoot-'Em-Up&lt;/genre&gt; &lt;score&gt;3.5&lt;/score&gt; &lt;player&gt;1 Player&lt;/player&gt; &lt;story&gt;Metal Stoker is a 2D top-down, multi-directional shooter. The player controls a female pilot (presented only in several cut-scenes) controlling a prototype CS-05 tank. The tank can freely be moved around the screen in any direction and the game scrolls along until the edge of the area is reached. The tank needs to destroy enemies and locate the exit. There are several weapons such as lasers, homing missiles, mines, a force field etc. The tank's turret can be locked into one position to shoot, so it is possible to strafe. Sometimes the player must destroy all the enemies or a boss to progress. The game has seven levels in totals and many parts of the levels are mazes.&lt;/story&gt; &lt;/game&gt;</text:p>
          </table:table-cell>
          <table:table-cell table:number-columns-repeated="1012"/>
        </table:table-row>
        <table:table-row table:style-name="ro1">
          <table:table-cell office:value-type="string">
            <text:p>Momotarou Densetsu Gaiden Dai 1 Shuu (Japan)</text:p>
          </table:table-cell>
          <table:table-cell office:value-type="string">
            <text:p>1992</text:p>
          </table:table-cell>
          <table:table-cell office:value-type="string">
            <text:p>ESRB - RP (Rating Pending)</text:p>
          </table:table-cell>
          <table:table-cell office:value-type="string">
            <text:p>Momotarou Densetsu Gaiden Dai 1 Shuu</text:p>
          </table:table-cell>
          <table:table-cell table:number-columns-repeated="2" office:value-type="string">
            <text:p>Hudson Soft</text:p>
          </table:table-cell>
          <table:table-cell office:value-type="string">
            <text:p>Role-Playing</text:p>
          </table:table-cell>
          <table:table-cell office:value-type="string">
            <text:p>3.8</text:p>
          </table:table-cell>
          <table:table-cell office:value-type="string">
            <text:p>1 Player</text:p>
          </table:table-cell>
          <table:table-cell office:value-type="string">
            <text:p>The game is based on famous Japanese folk tales. Momotarou is a boy who was found in a huge peach (hence his name, "peach guy"). When he grows up, he goes to the island of demons, fights them, takes their treasure, and restores peace in its village. In this game, you don't play directly the story of Momotarou, but control three other popular characters from Japanese folklore, playing three separate stories: as Yashahime, the daughter of the Hell King Emma; Binbougami, or "poverty god", who is hated by people because he takes money from them; and Urashima, the legendary fisherman who once saved a turtle and became friends with the dragon clan. Although the original stories have nothing or little to do with each other or the story of Momotarou, the game ties the stories together by featuring Momotarou as a character in every one of them.****Despite being primarily a game for kids (the story is told in a fairy-tale fashion), this is a full-fledged console-style RPG with levels, party management, world map traveling, dungeons, towns, weapons and armors, and turn-based combat against randomly appearing enemies, viewed from first person perspective.</text:p>
          </table:table-cell>
          <table:table-cell table:style-name="Default" table:formula="of:=CONCATENATE(&quot;&lt;game name=&quot;;CHAR(34);[.A151];CHAR(34);&quot;&gt; &lt;year&gt;&quot;;[.B151];&quot;&lt;/year&gt; &lt;rating&gt;&quot;;[.C151];&quot;&lt;/rating&gt; &lt;title&gt;&quot;;[.D151];&quot;&lt;/title&gt; &lt;pub&gt;&quot;;[.E151];&quot;&lt;/pub&gt; &lt;dev&gt;&quot;;[.F151];&quot;&lt;/dev&gt; &lt;genre&gt;&quot;;[.G151];&quot;&lt;/genre&gt; &lt;score&gt;&quot;;[.H151];&quot;&lt;/score&gt; &lt;player&gt;&quot;;[.I151];&quot;&lt;/player&gt; &lt;story&gt;&quot;;[.J151];&quot;&lt;/story&gt; &lt;/game&gt;&quot;)" office:value-type="string" office:string-value="&lt;game name=&quot;Momotarou Densetsu Gaiden Dai 1 Shuu (Japan)&quot;&gt; &lt;year&gt;1992&lt;/year&gt; &lt;rating&gt;ESRB - RP (Rating Pending)&lt;/rating&gt; &lt;title&gt;Momotarou Densetsu Gaiden Dai 1 Shuu&lt;/title&gt; &lt;pub&gt;Hudson Soft&lt;/pub&gt; &lt;dev&gt;Hudson Soft&lt;/dev&gt; &lt;genre&gt;Role-Playing&lt;/genre&gt; &lt;score&gt;3.8&lt;/score&gt; &lt;player&gt;1 Player&lt;/player&gt; &lt;story&gt;The game is based on famous Japanese folk tales. Momotarou is a boy who was found in a huge peach (hence his name, &quot;peach guy&quot;). When he grows up, he goes to the island of demons, fights them, takes their treasure, and restores peace in its village. In this game, you don't play directly the story of Momotarou, but control three other popular characters from Japanese folklore, playing three separate stories: as Yashahime, the daughter of the Hell King Emma; Binbougami, or &quot;poverty god&quot;, who is hated by people because he takes money from them; and Urashima, the legendary fisherman who once saved a turtle and became friends with the dragon clan. Although the original stories have nothing or little to do with each other or the story of Momotarou, the game ties the stories together by featuring Momotarou as a character in every one of them.****Despite being primarily a game for kids (the story is told in a fairy-tale fashion), this is a full-fledged console-style RPG with levels, party management, world map traveling, dungeons, towns, weapons and armors, and turn-based combat against randomly appearing enemies, viewed from first person perspective.&lt;/story&gt; &lt;/game&gt;">
            <text:p>&lt;game name="Momotarou Densetsu Gaiden Dai 1 Shuu (Japan)"&gt; &lt;year&gt;1992&lt;/year&gt; &lt;rating&gt;ESRB - RP (Rating Pending)&lt;/rating&gt; &lt;title&gt;Momotarou Densetsu Gaiden Dai 1 Shuu&lt;/title&gt; &lt;pub&gt;Hudson Soft&lt;/pub&gt; &lt;dev&gt;Hudson Soft&lt;/dev&gt; &lt;genre&gt;Role-Playing&lt;/genre&gt; &lt;score&gt;3.8&lt;/score&gt; &lt;player&gt;1 Player&lt;/player&gt; &lt;story&gt;The game is based on famous Japanese folk tales. Momotarou is a boy who was found in a huge peach (hence his name, "peach guy"). When he grows up, he goes to the island of demons, fights them, takes their treasure, and restores peace in its village. In this game, you don't play directly the story of Momotarou, but control three other popular characters from Japanese folklore, playing three separate stories: as Yashahime, the daughter of the Hell King Emma; Binbougami, or "poverty god", who is hated by people because he takes money from them; and Urashima, the legendary fisherman who once saved a turtle and became friends with the dragon clan. Although the original stories have nothing or little to do with each other or the story of Momotarou, the game ties the stories together by featuring Momotarou as a character in every one of them.****Despite being primarily a game for kids (the story is told in a fairy-tale fashion), this is a full-fledged console-style RPG with levels, party management, world map traveling, dungeons, towns, weapons and armors, and turn-based combat against randomly appearing enemies, viewed from first person perspective.&lt;/story&gt; &lt;/game&gt;</text:p>
          </table:table-cell>
          <table:table-cell table:number-columns-repeated="1012"/>
        </table:table-row>
        <table:table-row table:style-name="ro1">
          <table:table-cell office:value-type="string">
            <text:p>Momotarou Densetsu II (Japan)</text:p>
          </table:table-cell>
          <table:table-cell office:value-type="string">
            <text:p>1990</text:p>
          </table:table-cell>
          <table:table-cell office:value-type="string">
            <text:p>ESRB - RP (Rating Pending)</text:p>
          </table:table-cell>
          <table:table-cell office:value-type="string">
            <text:p>Momotarou Densetsu II</text:p>
          </table:table-cell>
          <table:table-cell table:number-columns-repeated="2" office:value-type="string">
            <text:p>Hudson Soft</text:p>
          </table:table-cell>
          <table:table-cell office:value-type="string">
            <text:p>Role-Playing</text:p>
          </table:table-cell>
          <table:table-cell office:value-type="string">
            <text:p>3.9</text:p>
          </table:table-cell>
          <table:table-cell office:value-type="string">
            <text:p>1 Player</text:p>
          </table:table-cell>
          <table:table-cell office:value-type="string">
            <text:p>The sequel to <text:s/>Momotaro Densetsu continues its story, which is based on an old Japanese folk tale. Momotarou is a boy who was found by an old couple inside a giant peach. When he grew up, he found three faithful companions - a dog, a monkey, and a pheasant, and with their help defeated the evil demons of the Demon Island. Three years have passed since. Momotarou and his friends do not suspect that deep beneath the Demon Island there lies a palace, in which resides Emma, the King of Hell. Unable to accept the victory of the humans over the demons, Emma sends his three most terrifying demonic servants to challenge the humans once again. It looks that Momotarou's adventure wasn't over, after all...****Like the first game, this is an "oldschool" Japanese RPG with simple gameplay mechanics. Moving Momotarou over the world map, you visit towns, talk to people, buy weapons, and fight random enemies and bosses in turn-based combat viewed from first person perspective.</text:p>
          </table:table-cell>
          <table:table-cell table:style-name="Default" table:formula="of:=CONCATENATE(&quot;&lt;game name=&quot;;CHAR(34);[.A152];CHAR(34);&quot;&gt; &lt;year&gt;&quot;;[.B152];&quot;&lt;/year&gt; &lt;rating&gt;&quot;;[.C152];&quot;&lt;/rating&gt; &lt;title&gt;&quot;;[.D152];&quot;&lt;/title&gt; &lt;pub&gt;&quot;;[.E152];&quot;&lt;/pub&gt; &lt;dev&gt;&quot;;[.F152];&quot;&lt;/dev&gt; &lt;genre&gt;&quot;;[.G152];&quot;&lt;/genre&gt; &lt;score&gt;&quot;;[.H152];&quot;&lt;/score&gt; &lt;player&gt;&quot;;[.I152];&quot;&lt;/player&gt; &lt;story&gt;&quot;;[.J152];&quot;&lt;/story&gt; &lt;/game&gt;&quot;)" office:value-type="string" office:string-value="&lt;game name=&quot;Momotarou Densetsu II (Japan)&quot;&gt; &lt;year&gt;1990&lt;/year&gt; &lt;rating&gt;ESRB - RP (Rating Pending)&lt;/rating&gt; &lt;title&gt;Momotarou Densetsu II&lt;/title&gt; &lt;pub&gt;Hudson Soft&lt;/pub&gt; &lt;dev&gt;Hudson Soft&lt;/dev&gt; &lt;genre&gt;Role-Playing&lt;/genre&gt; &lt;score&gt;3.9&lt;/score&gt; &lt;player&gt;1 Player&lt;/player&gt; &lt;story&gt;The sequel to  Momotaro Densetsu continues its story, which is based on an old Japanese folk tale. Momotarou is a boy who was found by an old couple inside a giant peach. When he grew up, he found three faithful companions - a dog, a monkey, and a pheasant, and with their help defeated the evil demons of the Demon Island. Three years have passed since. Momotarou and his friends do not suspect that deep beneath the Demon Island there lies a palace, in which resides Emma, the King of Hell. Unable to accept the victory of the humans over the demons, Emma sends his three most terrifying demonic servants to challenge the humans once again. It looks that Momotarou's adventure wasn't over, after all...****Like the first game, this is an &quot;oldschool&quot; Japanese RPG with simple gameplay mechanics. Moving Momotarou over the world map, you visit towns, talk to people, buy weapons, and fight random enemies and bosses in turn-based combat viewed from first person perspective.&lt;/story&gt; &lt;/game&gt;">
            <text:p>&lt;game name="Momotarou Densetsu II (Japan)"&gt; &lt;year&gt;1990&lt;/year&gt; &lt;rating&gt;ESRB - RP (Rating Pending)&lt;/rating&gt; &lt;title&gt;Momotarou Densetsu II&lt;/title&gt; &lt;pub&gt;Hudson Soft&lt;/pub&gt; &lt;dev&gt;Hudson Soft&lt;/dev&gt; &lt;genre&gt;Role-Playing&lt;/genre&gt; &lt;score&gt;3.9&lt;/score&gt; &lt;player&gt;1 Player&lt;/player&gt; &lt;story&gt;The sequel to <text:s/>Momotaro Densetsu continues its story, which is based on an old Japanese folk tale. Momotarou is a boy who was found by an old couple inside a giant peach. When he grew up, he found three faithful companions - a dog, a monkey, and a pheasant, and with their help defeated the evil demons of the Demon Island. Three years have passed since. Momotarou and his friends do not suspect that deep beneath the Demon Island there lies a palace, in which resides Emma, the King of Hell. Unable to accept the victory of the humans over the demons, Emma sends his three most terrifying demonic servants to challenge the humans once again. It looks that Momotarou's adventure wasn't over, after all...****Like the first game, this is an "oldschool" Japanese RPG with simple gameplay mechanics. Moving Momotarou over the world map, you visit towns, talk to people, buy weapons, and fight random enemies and bosses in turn-based combat viewed from first person perspective.&lt;/story&gt; &lt;/game&gt;</text:p>
          </table:table-cell>
          <table:table-cell table:number-columns-repeated="1012"/>
        </table:table-row>
        <table:table-row table:style-name="ro1">
          <table:table-cell office:value-type="string">
            <text:p>Momotarou Densetsu Turbo (Japan)</text:p>
          </table:table-cell>
          <table:table-cell office:value-type="string">
            <text:p>1990</text:p>
          </table:table-cell>
          <table:table-cell office:value-type="string">
            <text:p>ESRB - RP (Rating Pending)</text:p>
          </table:table-cell>
          <table:table-cell office:value-type="string">
            <text:p>Momotarou Densetsu Turbo</text:p>
          </table:table-cell>
          <table:table-cell table:number-columns-repeated="2" office:value-type="string">
            <text:p>Hudson Soft</text:p>
          </table:table-cell>
          <table:table-cell office:value-type="string">
            <text:p>Role-Playing</text:p>
          </table:table-cell>
          <table:table-cell office:value-type="string">
            <text:p>3.8</text:p>
          </table:table-cell>
          <table:table-cell office:value-type="string">
            <text:p>1 Player</text:p>
          </table:table-cell>
          <table:table-cell office:value-type="string">
            <text:p>Although it looks like the PC Engine (TurboGrafx) version of Momotaro Densetsu for NES, it is still a different game, with different map layout, events, etc. The story follows the classical Momotarou plot: an old couple found a boy inside a giant peach, and named him "Momotarou" (peach boy). Later, the boy decided to rid the land of the evil demon tribe. Help Momotarou to reach the Demon Island and to defeat the demons!****Gameplay-wise and graphically, this is a typical Momotarou RPG: navigating the little hero through the rop-down world map, you visit towns, descend into dungeons, equip Momotarou with weapons and armor, buy items, and fight random enemies and monsters in turn-based combat viewed from first person perspective.</text:p>
          </table:table-cell>
          <table:table-cell table:style-name="Default" table:formula="of:=CONCATENATE(&quot;&lt;game name=&quot;;CHAR(34);[.A153];CHAR(34);&quot;&gt; &lt;year&gt;&quot;;[.B153];&quot;&lt;/year&gt; &lt;rating&gt;&quot;;[.C153];&quot;&lt;/rating&gt; &lt;title&gt;&quot;;[.D153];&quot;&lt;/title&gt; &lt;pub&gt;&quot;;[.E153];&quot;&lt;/pub&gt; &lt;dev&gt;&quot;;[.F153];&quot;&lt;/dev&gt; &lt;genre&gt;&quot;;[.G153];&quot;&lt;/genre&gt; &lt;score&gt;&quot;;[.H153];&quot;&lt;/score&gt; &lt;player&gt;&quot;;[.I153];&quot;&lt;/player&gt; &lt;story&gt;&quot;;[.J153];&quot;&lt;/story&gt; &lt;/game&gt;&quot;)" office:value-type="string" office:string-value="&lt;game name=&quot;Momotarou Densetsu Turbo (Japan)&quot;&gt; &lt;year&gt;1990&lt;/year&gt; &lt;rating&gt;ESRB - RP (Rating Pending)&lt;/rating&gt; &lt;title&gt;Momotarou Densetsu Turbo&lt;/title&gt; &lt;pub&gt;Hudson Soft&lt;/pub&gt; &lt;dev&gt;Hudson Soft&lt;/dev&gt; &lt;genre&gt;Role-Playing&lt;/genre&gt; &lt;score&gt;3.8&lt;/score&gt; &lt;player&gt;1 Player&lt;/player&gt; &lt;story&gt;Although it looks like the PC Engine (TurboGrafx) version of Momotaro Densetsu for NES, it is still a different game, with different map layout, events, etc. The story follows the classical Momotarou plot: an old couple found a boy inside a giant peach, and named him &quot;Momotarou&quot; (peach boy). Later, the boy decided to rid the land of the evil demon tribe. Help Momotarou to reach the Demon Island and to defeat the demons!****Gameplay-wise and graphically, this is a typical Momotarou RPG: navigating the little hero through the rop-down world map, you visit towns, descend into dungeons, equip Momotarou with weapons and armor, buy items, and fight random enemies and monsters in turn-based combat viewed from first person perspective.&lt;/story&gt; &lt;/game&gt;">
            <text:p>&lt;game name="Momotarou Densetsu Turbo (Japan)"&gt; &lt;year&gt;1990&lt;/year&gt; &lt;rating&gt;ESRB - RP (Rating Pending)&lt;/rating&gt; &lt;title&gt;Momotarou Densetsu Turbo&lt;/title&gt; &lt;pub&gt;Hudson Soft&lt;/pub&gt; &lt;dev&gt;Hudson Soft&lt;/dev&gt; &lt;genre&gt;Role-Playing&lt;/genre&gt; &lt;score&gt;3.8&lt;/score&gt; &lt;player&gt;1 Player&lt;/player&gt; &lt;story&gt;Although it looks like the PC Engine (TurboGrafx) version of Momotaro Densetsu for NES, it is still a different game, with different map layout, events, etc. The story follows the classical Momotarou plot: an old couple found a boy inside a giant peach, and named him "Momotarou" (peach boy). Later, the boy decided to rid the land of the evil demon tribe. Help Momotarou to reach the Demon Island and to defeat the demons!****Gameplay-wise and graphically, this is a typical Momotarou RPG: navigating the little hero through the rop-down world map, you visit towns, descend into dungeons, equip Momotarou with weapons and armor, buy items, and fight random enemies and monsters in turn-based combat viewed from first person perspective.&lt;/story&gt; &lt;/game&gt;</text:p>
          </table:table-cell>
          <table:table-cell table:number-columns-repeated="1012"/>
        </table:table-row>
        <table:table-row table:style-name="ro1">
          <table:table-cell office:value-type="string">
            <text:p>Momotarou Katsugeki (Japan)</text:p>
          </table:table-cell>
          <table:table-cell office:value-type="string">
            <text:p>1990</text:p>
          </table:table-cell>
          <table:table-cell office:value-type="string">
            <text:p>ESRB - RP (Rating Pending)</text:p>
          </table:table-cell>
          <table:table-cell office:value-type="string">
            <text:p>Momotarou Katsugeki</text:p>
          </table:table-cell>
          <table:table-cell table:number-columns-repeated="2" office:value-type="string">
            <text:p>Hudson Soft</text:p>
          </table:table-cell>
          <table:table-cell office:value-type="string">
            <text:p>Action</text:p>
          </table:table-cell>
          <table:table-cell office:value-type="string">
            <text:p>3.5</text:p>
          </table:table-cell>
          <table:table-cell office:value-type="string">
            <text:p>1 Player</text:p>
          </table:table-cell>
          <table:table-cell office:value-type="string">
            <text:p>Platform game based around Peachboy or Momotarō, a boy born from a peach. You are armed with a sword that shoots peaches, and collecting coins allows you to upgrade this and your armour. As you progress, you also get the option to call your animal friends for help. </text:p>
          </table:table-cell>
          <table:table-cell table:style-name="Default" table:formula="of:=CONCATENATE(&quot;&lt;game name=&quot;;CHAR(34);[.A154];CHAR(34);&quot;&gt; &lt;year&gt;&quot;;[.B154];&quot;&lt;/year&gt; &lt;rating&gt;&quot;;[.C154];&quot;&lt;/rating&gt; &lt;title&gt;&quot;;[.D154];&quot;&lt;/title&gt; &lt;pub&gt;&quot;;[.E154];&quot;&lt;/pub&gt; &lt;dev&gt;&quot;;[.F154];&quot;&lt;/dev&gt; &lt;genre&gt;&quot;;[.G154];&quot;&lt;/genre&gt; &lt;score&gt;&quot;;[.H154];&quot;&lt;/score&gt; &lt;player&gt;&quot;;[.I154];&quot;&lt;/player&gt; &lt;story&gt;&quot;;[.J154];&quot;&lt;/story&gt; &lt;/game&gt;&quot;)" office:value-type="string" office:string-value="&lt;game name=&quot;Momotarou Katsugeki (Japan)&quot;&gt; &lt;year&gt;1990&lt;/year&gt; &lt;rating&gt;ESRB - RP (Rating Pending)&lt;/rating&gt; &lt;title&gt;Momotarou Katsugeki&lt;/title&gt; &lt;pub&gt;Hudson Soft&lt;/pub&gt; &lt;dev&gt;Hudson Soft&lt;/dev&gt; &lt;genre&gt;Action&lt;/genre&gt; &lt;score&gt;3.5&lt;/score&gt; &lt;player&gt;1 Player&lt;/player&gt; &lt;story&gt;Platform game based around Peachboy or Momotarō, a boy born from a peach. You are armed with a sword that shoots peaches, and collecting coins allows you to upgrade this and your armour. As you progress, you also get the option to call your animal friends for help. &lt;/story&gt; &lt;/game&gt;">
            <text:p>&lt;game name="Momotarou Katsugeki (Japan)"&gt; &lt;year&gt;1990&lt;/year&gt; &lt;rating&gt;ESRB - RP (Rating Pending)&lt;/rating&gt; &lt;title&gt;Momotarou Katsugeki&lt;/title&gt; &lt;pub&gt;Hudson Soft&lt;/pub&gt; &lt;dev&gt;Hudson Soft&lt;/dev&gt; &lt;genre&gt;Action&lt;/genre&gt; &lt;score&gt;3.5&lt;/score&gt; &lt;player&gt;1 Player&lt;/player&gt; &lt;story&gt;Platform game based around Peachboy or Momotarō, a boy born from a peach. You are armed with a sword that shoots peaches, and collecting coins allows you to upgrade this and your armour. As you progress, you also get the option to call your animal friends for help. &lt;/story&gt; &lt;/game&gt;</text:p>
          </table:table-cell>
          <table:table-cell table:number-columns-repeated="1012"/>
        </table:table-row>
        <table:table-row table:style-name="ro1">
          <table:table-cell office:value-type="string">
            <text:p>Monster Pro Wrestling (Japan)</text:p>
          </table:table-cell>
          <table:table-cell office:value-type="float" office:value="1991">
            <text:p>1991</text:p>
          </table:table-cell>
          <table:table-cell office:value-type="string">
            <text:p>ESRB - RP (Rating Pending)</text:p>
          </table:table-cell>
          <table:table-cell office:value-type="string">
            <text:p>Monster Pro Wrestling </text:p>
          </table:table-cell>
          <table:table-cell office:value-type="string">
            <text:p>ASK Kodansha</text:p>
          </table:table-cell>
          <table:table-cell office:value-type="string">
            <text:p>Lenar</text:p>
          </table:table-cell>
          <table:table-cell office:value-type="string">
            <text:p>Sports/Wrestling</text:p>
          </table:table-cell>
          <table:table-cell office:value-type="string">
            <text:p>2.7</text:p>
          </table:table-cell>
          <table:table-cell office:value-type="string">
            <text:p>1-2 Players</text:p>
          </table:table-cell>
          <table:table-cell office:value-type="string">
            <text:p>Strategic wrestling with muscle-bound mutant creatures.</text:p>
          </table:table-cell>
          <table:table-cell table:style-name="Default" table:formula="of:=CONCATENATE(&quot;&lt;game name=&quot;;CHAR(34);[.A155];CHAR(34);&quot;&gt; &lt;year&gt;&quot;;[.B155];&quot;&lt;/year&gt; &lt;rating&gt;&quot;;[.C155];&quot;&lt;/rating&gt; &lt;title&gt;&quot;;[.D155];&quot;&lt;/title&gt; &lt;pub&gt;&quot;;[.E155];&quot;&lt;/pub&gt; &lt;dev&gt;&quot;;[.F155];&quot;&lt;/dev&gt; &lt;genre&gt;&quot;;[.G155];&quot;&lt;/genre&gt; &lt;score&gt;&quot;;[.H155];&quot;&lt;/score&gt; &lt;player&gt;&quot;;[.I155];&quot;&lt;/player&gt; &lt;story&gt;&quot;;[.J155];&quot;&lt;/story&gt; &lt;/game&gt;&quot;)" office:value-type="string" office:string-value="&lt;game name=&quot;Monster Pro Wrestling (Japan)&quot;&gt; &lt;year&gt;1991&lt;/year&gt; &lt;rating&gt;ESRB - RP (Rating Pending)&lt;/rating&gt; &lt;title&gt;Monster Pro Wrestling &lt;/title&gt; &lt;pub&gt;ASK Kodansha&lt;/pub&gt; &lt;dev&gt;Lenar&lt;/dev&gt; &lt;genre&gt;Sports/Wrestling&lt;/genre&gt; &lt;score&gt;2.7&lt;/score&gt; &lt;player&gt;1-2 Players&lt;/player&gt; &lt;story&gt;Strategic wrestling with muscle-bound mutant creatures.&lt;/story&gt; &lt;/game&gt;">
            <text:p>&lt;game name="Monster Pro Wrestling (Japan)"&gt; &lt;year&gt;1991&lt;/year&gt; &lt;rating&gt;ESRB - RP (Rating Pending)&lt;/rating&gt; &lt;title&gt;Monster Pro Wrestling &lt;/title&gt; &lt;pub&gt;ASK Kodansha&lt;/pub&gt; &lt;dev&gt;Lenar&lt;/dev&gt; &lt;genre&gt;Sports/Wrestling&lt;/genre&gt; &lt;score&gt;2.7&lt;/score&gt; &lt;player&gt;1-2 Players&lt;/player&gt; &lt;story&gt;Strategic wrestling with muscle-bound mutant creatures.&lt;/story&gt; &lt;/game&gt;</text:p>
          </table:table-cell>
          <table:table-cell table:number-columns-repeated="1012"/>
        </table:table-row>
        <table:table-row table:style-name="ro1">
          <table:table-cell office:value-type="string">
            <text:p>Monster Puroresu (Japan)</text:p>
          </table:table-cell>
          <table:table-cell office:value-type="float" office:value="1991">
            <text:p>1991</text:p>
          </table:table-cell>
          <table:table-cell office:value-type="string">
            <text:p>ESRB - RP (Rating Pending)</text:p>
          </table:table-cell>
          <table:table-cell office:value-type="string">
            <text:p>Monster Puroresu</text:p>
          </table:table-cell>
          <table:table-cell office:value-type="string">
            <text:p>ASK Kodansha</text:p>
          </table:table-cell>
          <table:table-cell office:value-type="string">
            <text:p>Lenar</text:p>
          </table:table-cell>
          <table:table-cell office:value-type="string">
            <text:p>Sports/Wrestling</text:p>
          </table:table-cell>
          <table:table-cell office:value-type="string">
            <text:p>2.7</text:p>
          </table:table-cell>
          <table:table-cell office:value-type="string">
            <text:p>1-2 Players</text:p>
          </table:table-cell>
          <table:table-cell office:value-type="string">
            <text:p>Strategic wrestling with muscle-bound mutant creatures.</text:p>
          </table:table-cell>
          <table:table-cell table:style-name="Default" table:formula="of:=CONCATENATE(&quot;&lt;game name=&quot;;CHAR(34);[.A156];CHAR(34);&quot;&gt; &lt;year&gt;&quot;;[.B156];&quot;&lt;/year&gt; &lt;rating&gt;&quot;;[.C156];&quot;&lt;/rating&gt; &lt;title&gt;&quot;;[.D156];&quot;&lt;/title&gt; &lt;pub&gt;&quot;;[.E156];&quot;&lt;/pub&gt; &lt;dev&gt;&quot;;[.F156];&quot;&lt;/dev&gt; &lt;genre&gt;&quot;;[.G156];&quot;&lt;/genre&gt; &lt;score&gt;&quot;;[.H156];&quot;&lt;/score&gt; &lt;player&gt;&quot;;[.I156];&quot;&lt;/player&gt; &lt;story&gt;&quot;;[.J156];&quot;&lt;/story&gt; &lt;/game&gt;&quot;)" office:value-type="string" office:string-value="&lt;game name=&quot;Monster Puroresu (Japan)&quot;&gt; &lt;year&gt;1991&lt;/year&gt; &lt;rating&gt;ESRB - RP (Rating Pending)&lt;/rating&gt; &lt;title&gt;Monster Puroresu&lt;/title&gt; &lt;pub&gt;ASK Kodansha&lt;/pub&gt; &lt;dev&gt;Lenar&lt;/dev&gt; &lt;genre&gt;Sports/Wrestling&lt;/genre&gt; &lt;score&gt;2.7&lt;/score&gt; &lt;player&gt;1-2 Players&lt;/player&gt; &lt;story&gt;Strategic wrestling with muscle-bound mutant creatures.&lt;/story&gt; &lt;/game&gt;">
            <text:p>&lt;game name="Monster Puroresu (Japan)"&gt; &lt;year&gt;1991&lt;/year&gt; &lt;rating&gt;ESRB - RP (Rating Pending)&lt;/rating&gt; &lt;title&gt;Monster Puroresu&lt;/title&gt; &lt;pub&gt;ASK Kodansha&lt;/pub&gt; &lt;dev&gt;Lenar&lt;/dev&gt; &lt;genre&gt;Sports/Wrestling&lt;/genre&gt; &lt;score&gt;2.7&lt;/score&gt; &lt;player&gt;1-2 Players&lt;/player&gt; &lt;story&gt;Strategic wrestling with muscle-bound mutant creatures.&lt;/story&gt; &lt;/game&gt;</text:p>
          </table:table-cell>
          <table:table-cell table:number-columns-repeated="1012"/>
        </table:table-row>
        <table:table-row table:style-name="ro1">
          <table:table-cell office:value-type="string">
            <text:p>Morita Shougi PC (Japan)</text:p>
          </table:table-cell>
          <table:table-cell office:value-type="float" office:value="1991">
            <text:p>1991</text:p>
          </table:table-cell>
          <table:table-cell office:value-type="string">
            <text:p>ESRB - RP (Rating Pending)</text:p>
          </table:table-cell>
          <table:table-cell office:value-type="string">
            <text:p>Morita Shougi PC</text:p>
          </table:table-cell>
          <table:table-cell office:value-type="string">
            <text:p>NEC Avenue, Ltd.</text:p>
          </table:table-cell>
          <table:table-cell office:value-type="string">
            <text:p>Nec Avenue, Ltd.</text:p>
          </table:table-cell>
          <table:table-cell office:value-type="string">
            <text:p>Other</text:p>
          </table:table-cell>
          <table:table-cell office:value-type="string">
            <text:p>3.2</text:p>
          </table:table-cell>
          <table:table-cell office:value-type="string">
            <text:p>1 Player</text:p>
          </table:table-cell>
          <table:table-cell office:value-type="string">
            <text:p>Morita Shōgi PC is an adaptation of Shogi, a Japanese chess version. The game is very similar in concept to Battle Chess II: Chinese Chess (Shogi is the Japanese counterpart of the Chinese XiangQi) or Battle Chess. The player can play in special graphic mode where all figures are animated with various monsters like slimes, frogs, skeletons or minotaurs. During encounters fight animations are shown. The gameplay is generally identical to other Shogi games. The player controls various figures on a 9x9 board and tries to defeat an opponent. Each figure has its own rules for movement and attack.</text:p>
          </table:table-cell>
          <table:table-cell table:style-name="Default" table:formula="of:=CONCATENATE(&quot;&lt;game name=&quot;;CHAR(34);[.A157];CHAR(34);&quot;&gt; &lt;year&gt;&quot;;[.B157];&quot;&lt;/year&gt; &lt;rating&gt;&quot;;[.C157];&quot;&lt;/rating&gt; &lt;title&gt;&quot;;[.D157];&quot;&lt;/title&gt; &lt;pub&gt;&quot;;[.E157];&quot;&lt;/pub&gt; &lt;dev&gt;&quot;;[.F157];&quot;&lt;/dev&gt; &lt;genre&gt;&quot;;[.G157];&quot;&lt;/genre&gt; &lt;score&gt;&quot;;[.H157];&quot;&lt;/score&gt; &lt;player&gt;&quot;;[.I157];&quot;&lt;/player&gt; &lt;story&gt;&quot;;[.J157];&quot;&lt;/story&gt; &lt;/game&gt;&quot;)" office:value-type="string" office:string-value="&lt;game name=&quot;Morita Shougi PC (Japan)&quot;&gt; &lt;year&gt;1991&lt;/year&gt; &lt;rating&gt;ESRB - RP (Rating Pending)&lt;/rating&gt; &lt;title&gt;Morita Shougi PC&lt;/title&gt; &lt;pub&gt;NEC Avenue, Ltd.&lt;/pub&gt; &lt;dev&gt;Nec Avenue, Ltd.&lt;/dev&gt; &lt;genre&gt;Other&lt;/genre&gt; &lt;score&gt;3.2&lt;/score&gt; &lt;player&gt;1 Player&lt;/player&gt; &lt;story&gt;Morita Shōgi PC is an adaptation of Shogi, a Japanese chess version. The game is very similar in concept to Battle Chess II: Chinese Chess (Shogi is the Japanese counterpart of the Chinese XiangQi) or Battle Chess. The player can play in special graphic mode where all figures are animated with various monsters like slimes, frogs, skeletons or minotaurs. During encounters fight animations are shown. The gameplay is generally identical to other Shogi games. The player controls various figures on a 9x9 board and tries to defeat an opponent. Each figure has its own rules for movement and attack.&lt;/story&gt; &lt;/game&gt;">
            <text:p>&lt;game name="Morita Shougi PC (Japan)"&gt; &lt;year&gt;1991&lt;/year&gt; &lt;rating&gt;ESRB - RP (Rating Pending)&lt;/rating&gt; &lt;title&gt;Morita Shougi PC&lt;/title&gt; &lt;pub&gt;NEC Avenue, Ltd.&lt;/pub&gt; &lt;dev&gt;Nec Avenue, Ltd.&lt;/dev&gt; &lt;genre&gt;Other&lt;/genre&gt; &lt;score&gt;3.2&lt;/score&gt; &lt;player&gt;1 Player&lt;/player&gt; &lt;story&gt;Morita Shōgi PC is an adaptation of Shogi, a Japanese chess version. The game is very similar in concept to Battle Chess II: Chinese Chess (Shogi is the Japanese counterpart of the Chinese XiangQi) or Battle Chess. The player can play in special graphic mode where all figures are animated with various monsters like slimes, frogs, skeletons or minotaurs. During encounters fight animations are shown. The gameplay is generally identical to other Shogi games. The player controls various figures on a 9x9 board and tries to defeat an opponent. Each figure has its own rules for movement and attack.&lt;/story&gt; &lt;/game&gt;</text:p>
          </table:table-cell>
          <table:table-cell table:number-columns-repeated="1012"/>
        </table:table-row>
        <table:table-row table:style-name="ro1">
          <table:table-cell office:value-type="string">
            <text:p>Moto Roader (Japan)</text:p>
          </table:table-cell>
          <table:table-cell office:value-type="string">
            <text:p>1989</text:p>
          </table:table-cell>
          <table:table-cell office:value-type="string">
            <text:p>ESRB - RP (Rating Pending)</text:p>
          </table:table-cell>
          <table:table-cell office:value-type="string">
            <text:p>Moto Roader</text:p>
          </table:table-cell>
          <table:table-cell office:value-type="string">
            <text:p>Masaya</text:p>
          </table:table-cell>
          <table:table-cell office:value-type="string">
            <text:p>Ncs</text:p>
          </table:table-cell>
          <table:table-cell office:value-type="string">
            <text:p>Sports/Racing</text:p>
          </table:table-cell>
          <table:table-cell office:value-type="string">
            <text:p>3.5</text:p>
          </table:table-cell>
          <table:table-cell office:value-type="string">
            <text:p>1-5 Players</text:p>
          </table:table-cell>
          <table:table-cell office:value-type="string">
            <text:p>The action in this racing game is viewed from above and features rotational controls. There are 6 racetracks featured including real-world ones such as Laguna Seca. Before each race you can buy a full compliment of upgrades and weapons, with each area (engine, handling, turbo and so on) having several variably-priced options). The unusual thing about the racing system is that the action always follows the leader. If you slip too far behind, your car is blown up and placed back onto the track further on in order to keep up (similarly to Micro Machines). This can only happened a limited number of times before it's Game Over.</text:p>
          </table:table-cell>
          <table:table-cell table:style-name="Default" table:formula="of:=CONCATENATE(&quot;&lt;game name=&quot;;CHAR(34);[.A158];CHAR(34);&quot;&gt; &lt;year&gt;&quot;;[.B158];&quot;&lt;/year&gt; &lt;rating&gt;&quot;;[.C158];&quot;&lt;/rating&gt; &lt;title&gt;&quot;;[.D158];&quot;&lt;/title&gt; &lt;pub&gt;&quot;;[.E158];&quot;&lt;/pub&gt; &lt;dev&gt;&quot;;[.F158];&quot;&lt;/dev&gt; &lt;genre&gt;&quot;;[.G158];&quot;&lt;/genre&gt; &lt;score&gt;&quot;;[.H158];&quot;&lt;/score&gt; &lt;player&gt;&quot;;[.I158];&quot;&lt;/player&gt; &lt;story&gt;&quot;;[.J158];&quot;&lt;/story&gt; &lt;/game&gt;&quot;)" office:value-type="string" office:string-value="&lt;game name=&quot;Moto Roader (Japan)&quot;&gt; &lt;year&gt;1989&lt;/year&gt; &lt;rating&gt;ESRB - RP (Rating Pending)&lt;/rating&gt; &lt;title&gt;Moto Roader&lt;/title&gt; &lt;pub&gt;Masaya&lt;/pub&gt; &lt;dev&gt;Ncs&lt;/dev&gt; &lt;genre&gt;Sports/Racing&lt;/genre&gt; &lt;score&gt;3.5&lt;/score&gt; &lt;player&gt;1-5 Players&lt;/player&gt; &lt;story&gt;The action in this racing game is viewed from above and features rotational controls. There are 6 racetracks featured including real-world ones such as Laguna Seca. Before each race you can buy a full compliment of upgrades and weapons, with each area (engine, handling, turbo and so on) having several variably-priced options). The unusual thing about the racing system is that the action always follows the leader. If you slip too far behind, your car is blown up and placed back onto the track further on in order to keep up (similarly to Micro Machines). This can only happened a limited number of times before it's Game Over.&lt;/story&gt; &lt;/game&gt;">
            <text:p>&lt;game name="Moto Roader (Japan)"&gt; &lt;year&gt;1989&lt;/year&gt; &lt;rating&gt;ESRB - RP (Rating Pending)&lt;/rating&gt; &lt;title&gt;Moto Roader&lt;/title&gt; &lt;pub&gt;Masaya&lt;/pub&gt; &lt;dev&gt;Ncs&lt;/dev&gt; &lt;genre&gt;Sports/Racing&lt;/genre&gt; &lt;score&gt;3.5&lt;/score&gt; &lt;player&gt;1-5 Players&lt;/player&gt; &lt;story&gt;The action in this racing game is viewed from above and features rotational controls. There are 6 racetracks featured including real-world ones such as Laguna Seca. Before each race you can buy a full compliment of upgrades and weapons, with each area (engine, handling, turbo and so on) having several variably-priced options). The unusual thing about the racing system is that the action always follows the leader. If you slip too far behind, your car is blown up and placed back onto the track further on in order to keep up (similarly to Micro Machines). This can only happened a limited number of times before it's Game Over.&lt;/story&gt; &lt;/game&gt;</text:p>
          </table:table-cell>
          <table:table-cell table:number-columns-repeated="1012"/>
        </table:table-row>
        <table:table-row table:style-name="ro1">
          <table:table-cell office:value-type="string">
            <text:p>Moto Roader II (Japan)</text:p>
          </table:table-cell>
          <table:table-cell office:value-type="float" office:value="1991">
            <text:p>1991</text:p>
          </table:table-cell>
          <table:table-cell office:value-type="string">
            <text:p>ESRB - RP (Rating Pending)</text:p>
          </table:table-cell>
          <table:table-cell office:value-type="string">
            <text:p>Moto Roader II</text:p>
          </table:table-cell>
          <table:table-cell office:value-type="string">
            <text:p>Masaya</text:p>
          </table:table-cell>
          <table:table-cell office:value-type="string">
            <text:p>Ncs</text:p>
          </table:table-cell>
          <table:table-cell office:value-type="string">
            <text:p>Sports/Racing</text:p>
          </table:table-cell>
          <table:table-cell office:value-type="string">
            <text:p>3.5</text:p>
          </table:table-cell>
          <table:table-cell office:value-type="string">
            <text:p>1-5 Players</text:p>
          </table:table-cell>
          <table:table-cell office:value-type="string">
            <text:p>Moto Roader II is a racing game shown in a top-down perspective. Five vehicles compete on a course with the goal to finish first. However, the screen always follows the leading vehicle and if a vehicle is left behind, it gets replaced on the current screen. Every vehicle has a fuel counter which gets a penalty if the vehicle is hit or needs to be replaced. Reaching zero ends the race. Players can choose between three vehicles which drive differently (car, tank or hovercraft) and, if they have gathered enough prize money, can upgrade it between races (including weapons). In contrast to the predecessor, the game has a futuristic look.</text:p>
          </table:table-cell>
          <table:table-cell table:style-name="Default" table:formula="of:=CONCATENATE(&quot;&lt;game name=&quot;;CHAR(34);[.A159];CHAR(34);&quot;&gt; &lt;year&gt;&quot;;[.B159];&quot;&lt;/year&gt; &lt;rating&gt;&quot;;[.C159];&quot;&lt;/rating&gt; &lt;title&gt;&quot;;[.D159];&quot;&lt;/title&gt; &lt;pub&gt;&quot;;[.E159];&quot;&lt;/pub&gt; &lt;dev&gt;&quot;;[.F159];&quot;&lt;/dev&gt; &lt;genre&gt;&quot;;[.G159];&quot;&lt;/genre&gt; &lt;score&gt;&quot;;[.H159];&quot;&lt;/score&gt; &lt;player&gt;&quot;;[.I159];&quot;&lt;/player&gt; &lt;story&gt;&quot;;[.J159];&quot;&lt;/story&gt; &lt;/game&gt;&quot;)" office:value-type="string" office:string-value="&lt;game name=&quot;Moto Roader II (Japan)&quot;&gt; &lt;year&gt;1991&lt;/year&gt; &lt;rating&gt;ESRB - RP (Rating Pending)&lt;/rating&gt; &lt;title&gt;Moto Roader II&lt;/title&gt; &lt;pub&gt;Masaya&lt;/pub&gt; &lt;dev&gt;Ncs&lt;/dev&gt; &lt;genre&gt;Sports/Racing&lt;/genre&gt; &lt;score&gt;3.5&lt;/score&gt; &lt;player&gt;1-5 Players&lt;/player&gt; &lt;story&gt;Moto Roader II is a racing game shown in a top-down perspective. Five vehicles compete on a course with the goal to finish first. However, the screen always follows the leading vehicle and if a vehicle is left behind, it gets replaced on the current screen. Every vehicle has a fuel counter which gets a penalty if the vehicle is hit or needs to be replaced. Reaching zero ends the race. Players can choose between three vehicles which drive differently (car, tank or hovercraft) and, if they have gathered enough prize money, can upgrade it between races (including weapons). In contrast to the predecessor, the game has a futuristic look.&lt;/story&gt; &lt;/game&gt;">
            <text:p>&lt;game name="Moto Roader II (Japan)"&gt; &lt;year&gt;1991&lt;/year&gt; &lt;rating&gt;ESRB - RP (Rating Pending)&lt;/rating&gt; &lt;title&gt;Moto Roader II&lt;/title&gt; &lt;pub&gt;Masaya&lt;/pub&gt; &lt;dev&gt;Ncs&lt;/dev&gt; &lt;genre&gt;Sports/Racing&lt;/genre&gt; &lt;score&gt;3.5&lt;/score&gt; &lt;player&gt;1-5 Players&lt;/player&gt; &lt;story&gt;Moto Roader II is a racing game shown in a top-down perspective. Five vehicles compete on a course with the goal to finish first. However, the screen always follows the leading vehicle and if a vehicle is left behind, it gets replaced on the current screen. Every vehicle has a fuel counter which gets a penalty if the vehicle is hit or needs to be replaced. Reaching zero ends the race. Players can choose between three vehicles which drive differently (car, tank or hovercraft) and, if they have gathered enough prize money, can upgrade it between races (including weapons). In contrast to the predecessor, the game has a futuristic look.&lt;/story&gt; &lt;/game&gt;</text:p>
          </table:table-cell>
          <table:table-cell table:number-columns-repeated="1012"/>
        </table:table-row>
        <table:table-row table:style-name="ro1">
          <table:table-cell office:value-type="string">
            <text:p>Mr. Heli no Daibouken (Japan)</text:p>
          </table:table-cell>
          <table:table-cell office:value-type="string">
            <text:p>1989</text:p>
          </table:table-cell>
          <table:table-cell office:value-type="string">
            <text:p>ESRB - RP (Rating Pending)</text:p>
          </table:table-cell>
          <table:table-cell office:value-type="string">
            <text:p>Mr. Heli no Daibouken</text:p>
          </table:table-cell>
          <table:table-cell office:value-type="string">
            <text:p>IREM Corp.</text:p>
          </table:table-cell>
          <table:table-cell office:value-type="string">
            <text:p>Irem Corp.</text:p>
          </table:table-cell>
          <table:table-cell office:value-type="string">
            <text:p>Shoot-'Em-Up</text:p>
          </table:table-cell>
          <table:table-cell office:value-type="string">
            <text:p>4.0</text:p>
          </table:table-cell>
          <table:table-cell office:value-type="string">
            <text:p>1 Player</text:p>
          </table:table-cell>
          <table:table-cell office:value-type="string">
            <text:p>It is 2999 and Mr Muddy threatens your planet. Fortunately you have a fully armed large helicopter with which to attack his sadistic minions. You hop aboard and fly through four side-view levels, primiarly scrolling left to right but with some variant, each of which ends with a boss.****As well as enemies, there are many blocks on the levels. The weapon upgrade system is build into these, which function in two different ways. Most will drop crystals, which if collected are added to your cash total. The others reveal a picture of a weapon with a price - make contact with it while carrying enough credits and you will buy this weapon. When your energy bar runs out you lose a life; when this happens you lose all your money.</text:p>
          </table:table-cell>
          <table:table-cell table:style-name="Default" table:formula="of:=CONCATENATE(&quot;&lt;game name=&quot;;CHAR(34);[.A160];CHAR(34);&quot;&gt; &lt;year&gt;&quot;;[.B160];&quot;&lt;/year&gt; &lt;rating&gt;&quot;;[.C160];&quot;&lt;/rating&gt; &lt;title&gt;&quot;;[.D160];&quot;&lt;/title&gt; &lt;pub&gt;&quot;;[.E160];&quot;&lt;/pub&gt; &lt;dev&gt;&quot;;[.F160];&quot;&lt;/dev&gt; &lt;genre&gt;&quot;;[.G160];&quot;&lt;/genre&gt; &lt;score&gt;&quot;;[.H160];&quot;&lt;/score&gt; &lt;player&gt;&quot;;[.I160];&quot;&lt;/player&gt; &lt;story&gt;&quot;;[.J160];&quot;&lt;/story&gt; &lt;/game&gt;&quot;)" office:value-type="string" office:string-value="&lt;game name=&quot;Mr. Heli no Daibouken (Japan)&quot;&gt; &lt;year&gt;1989&lt;/year&gt; &lt;rating&gt;ESRB - RP (Rating Pending)&lt;/rating&gt; &lt;title&gt;Mr. Heli no Daibouken&lt;/title&gt; &lt;pub&gt;IREM Corp.&lt;/pub&gt; &lt;dev&gt;Irem Corp.&lt;/dev&gt; &lt;genre&gt;Shoot-'Em-Up&lt;/genre&gt; &lt;score&gt;4.0&lt;/score&gt; &lt;player&gt;1 Player&lt;/player&gt; &lt;story&gt;It is 2999 and Mr Muddy threatens your planet. Fortunately you have a fully armed large helicopter with which to attack his sadistic minions. You hop aboard and fly through four side-view levels, primiarly scrolling left to right but with some variant, each of which ends with a boss.****As well as enemies, there are many blocks on the levels. The weapon upgrade system is build into these, which function in two different ways. Most will drop crystals, which if collected are added to your cash total. The others reveal a picture of a weapon with a price - make contact with it while carrying enough credits and you will buy this weapon. When your energy bar runs out you lose a life; when this happens you lose all your money.&lt;/story&gt; &lt;/game&gt;">
            <text:p>&lt;game name="Mr. Heli no Daibouken (Japan)"&gt; &lt;year&gt;1989&lt;/year&gt; &lt;rating&gt;ESRB - RP (Rating Pending)&lt;/rating&gt; &lt;title&gt;Mr. Heli no Daibouken&lt;/title&gt; &lt;pub&gt;IREM Corp.&lt;/pub&gt; &lt;dev&gt;Irem Corp.&lt;/dev&gt; &lt;genre&gt;Shoot-'Em-Up&lt;/genre&gt; &lt;score&gt;4.0&lt;/score&gt; &lt;player&gt;1 Player&lt;/player&gt; &lt;story&gt;It is 2999 and Mr Muddy threatens your planet. Fortunately you have a fully armed large helicopter with which to attack his sadistic minions. You hop aboard and fly through four side-view levels, primiarly scrolling left to right but with some variant, each of which ends with a boss.****As well as enemies, there are many blocks on the levels. The weapon upgrade system is build into these, which function in two different ways. Most will drop crystals, which if collected are added to your cash total. The others reveal a picture of a weapon with a price - make contact with it while carrying enough credits and you will buy this weapon. When your energy bar runs out you lose a life; when this happens you lose all your money.&lt;/story&gt; &lt;/game&gt;</text:p>
          </table:table-cell>
          <table:table-cell table:number-columns-repeated="1012"/>
        </table:table-row>
        <table:table-row table:style-name="ro1">
          <table:table-cell office:value-type="string">
            <text:p>Narazumono Sentai Butai - Bloody Wolf (Japan)</text:p>
          </table:table-cell>
          <table:table-cell office:value-type="string">
            <text:p>1989</text:p>
          </table:table-cell>
          <table:table-cell office:value-type="string">
            <text:p>ESRB - RP (Rating Pending)</text:p>
          </table:table-cell>
          <table:table-cell office:value-type="string">
            <text:p>Narazumono Sentai Butai - Bloody Wolf</text:p>
          </table:table-cell>
          <table:table-cell table:number-columns-repeated="2" office:value-type="string">
            <text:p>Data East</text:p>
          </table:table-cell>
          <table:table-cell office:value-type="string">
            <text:p>Action</text:p>
          </table:table-cell>
          <table:table-cell office:value-type="string">
            <text:p>3.7</text:p>
          </table:table-cell>
          <table:table-cell office:value-type="string">
            <text:p>1 Player</text:p>
          </table:table-cell>
          <table:table-cell office:value-type="string">
            <text:p>Snake and Eagle, two commandos of the Bloody Wolf special forces, receive instructions from their commander to destroy the enemy's heavily armed base to rescue the President and any allies who have been reported as MIA. <text:s/>This top-down run and gun shooter takes a nod to Contra-style gameplay, allowing the mercenaries to blast their way through eight levels of enemy opposition armed with only a knife and a machine gun. Along the way, new weapons such as shotguns, bazookas, flash bombs, and grenades can be added to the arsenal, as well as health and defensive power-ups. Players can even find a motorcycle to ride in some areas, or swim through certain parts of a level.</text:p>
          </table:table-cell>
          <table:table-cell table:style-name="Default" table:formula="of:=CONCATENATE(&quot;&lt;game name=&quot;;CHAR(34);[.A161];CHAR(34);&quot;&gt; &lt;year&gt;&quot;;[.B161];&quot;&lt;/year&gt; &lt;rating&gt;&quot;;[.C161];&quot;&lt;/rating&gt; &lt;title&gt;&quot;;[.D161];&quot;&lt;/title&gt; &lt;pub&gt;&quot;;[.E161];&quot;&lt;/pub&gt; &lt;dev&gt;&quot;;[.F161];&quot;&lt;/dev&gt; &lt;genre&gt;&quot;;[.G161];&quot;&lt;/genre&gt; &lt;score&gt;&quot;;[.H161];&quot;&lt;/score&gt; &lt;player&gt;&quot;;[.I161];&quot;&lt;/player&gt; &lt;story&gt;&quot;;[.J161];&quot;&lt;/story&gt; &lt;/game&gt;&quot;)" office:value-type="string" office:string-value="&lt;game name=&quot;Narazumono Sentai Butai - Bloody Wolf (Japan)&quot;&gt; &lt;year&gt;1989&lt;/year&gt; &lt;rating&gt;ESRB - RP (Rating Pending)&lt;/rating&gt; &lt;title&gt;Narazumono Sentai Butai - Bloody Wolf&lt;/title&gt; &lt;pub&gt;Data East&lt;/pub&gt; &lt;dev&gt;Data East&lt;/dev&gt; &lt;genre&gt;Action&lt;/genre&gt; &lt;score&gt;3.7&lt;/score&gt; &lt;player&gt;1 Player&lt;/player&gt; &lt;story&gt;Snake and Eagle, two commandos of the Bloody Wolf special forces, receive instructions from their commander to destroy the enemy's heavily armed base to rescue the President and any allies who have been reported as MIA.  This top-down run and gun shooter takes a nod to Contra-style gameplay, allowing the mercenaries to blast their way through eight levels of enemy opposition armed with only a knife and a machine gun. Along the way, new weapons such as shotguns, bazookas, flash bombs, and grenades can be added to the arsenal, as well as health and defensive power-ups. Players can even find a motorcycle to ride in some areas, or swim through certain parts of a level.&lt;/story&gt; &lt;/game&gt;">
            <text:p>&lt;game name="Narazumono Sentai Butai - Bloody Wolf (Japan)"&gt; &lt;year&gt;1989&lt;/year&gt; &lt;rating&gt;ESRB - RP (Rating Pending)&lt;/rating&gt; &lt;title&gt;Narazumono Sentai Butai - Bloody Wolf&lt;/title&gt; &lt;pub&gt;Data East&lt;/pub&gt; &lt;dev&gt;Data East&lt;/dev&gt; &lt;genre&gt;Action&lt;/genre&gt; &lt;score&gt;3.7&lt;/score&gt; &lt;player&gt;1 Player&lt;/player&gt; &lt;story&gt;Snake and Eagle, two commandos of the Bloody Wolf special forces, receive instructions from their commander to destroy the enemy's heavily armed base to rescue the President and any allies who have been reported as MIA. <text:s/>This top-down run and gun shooter takes a nod to Contra-style gameplay, allowing the mercenaries to blast their way through eight levels of enemy opposition armed with only a knife and a machine gun. Along the way, new weapons such as shotguns, bazookas, flash bombs, and grenades can be added to the arsenal, as well as health and defensive power-ups. Players can even find a motorcycle to ride in some areas, or swim through certain parts of a level.&lt;/story&gt; &lt;/game&gt;</text:p>
          </table:table-cell>
          <table:table-cell table:number-columns-repeated="1012"/>
        </table:table-row>
        <table:table-row table:style-name="ro1">
          <table:table-cell office:value-type="string">
            <text:p>Naxat Open (Japan)</text:p>
          </table:table-cell>
          <table:table-cell office:value-type="string">
            <text:p>1989</text:p>
          </table:table-cell>
          <table:table-cell office:value-type="string">
            <text:p>ESRB - RP (Rating Pending)</text:p>
          </table:table-cell>
          <table:table-cell office:value-type="string">
            <text:p>Naxat Open</text:p>
          </table:table-cell>
          <table:table-cell office:value-type="string">
            <text:p>naxat soft</text:p>
          </table:table-cell>
          <table:table-cell office:value-type="string">
            <text:p>Naxat Soft</text:p>
          </table:table-cell>
          <table:table-cell office:value-type="string">
            <text:p>Sports/Golf</text:p>
          </table:table-cell>
          <table:table-cell office:value-type="string">
            <text:p>2.5</text:p>
          </table:table-cell>
          <table:table-cell office:value-type="string">
            <text:p>1-4 Players</text:p>
          </table:table-cell>
          <table:table-cell office:value-type="string">
            <text:p>Naxat's first foray into golf games features a full 18-hole course and lots of top professional opponents. You choose your clubs before starting play, and the game automatically chooses what it feels is the best club for each shot. Before each shot you can view either a fly-by of the course or a close-up of the green and its contours. The game's courses scroll in multiple directions form an overhead view, and feature bunkers, trees, water hazards and all the rest. A three-press control system is used for playing shots, switching to a two-click once you reach the green (as draw and fade become irrelevant).</text:p>
          </table:table-cell>
          <table:table-cell table:style-name="Default" table:formula="of:=CONCATENATE(&quot;&lt;game name=&quot;;CHAR(34);[.A162];CHAR(34);&quot;&gt; &lt;year&gt;&quot;;[.B162];&quot;&lt;/year&gt; &lt;rating&gt;&quot;;[.C162];&quot;&lt;/rating&gt; &lt;title&gt;&quot;;[.D162];&quot;&lt;/title&gt; &lt;pub&gt;&quot;;[.E162];&quot;&lt;/pub&gt; &lt;dev&gt;&quot;;[.F162];&quot;&lt;/dev&gt; &lt;genre&gt;&quot;;[.G162];&quot;&lt;/genre&gt; &lt;score&gt;&quot;;[.H162];&quot;&lt;/score&gt; &lt;player&gt;&quot;;[.I162];&quot;&lt;/player&gt; &lt;story&gt;&quot;;[.J162];&quot;&lt;/story&gt; &lt;/game&gt;&quot;)" office:value-type="string" office:string-value="&lt;game name=&quot;Naxat Open (Japan)&quot;&gt; &lt;year&gt;1989&lt;/year&gt; &lt;rating&gt;ESRB - RP (Rating Pending)&lt;/rating&gt; &lt;title&gt;Naxat Open&lt;/title&gt; &lt;pub&gt;naxat soft&lt;/pub&gt; &lt;dev&gt;Naxat Soft&lt;/dev&gt; &lt;genre&gt;Sports/Golf&lt;/genre&gt; &lt;score&gt;2.5&lt;/score&gt; &lt;player&gt;1-4 Players&lt;/player&gt; &lt;story&gt;Naxat's first foray into golf games features a full 18-hole course and lots of top professional opponents. You choose your clubs before starting play, and the game automatically chooses what it feels is the best club for each shot. Before each shot you can view either a fly-by of the course or a close-up of the green and its contours. The game's courses scroll in multiple directions form an overhead view, and feature bunkers, trees, water hazards and all the rest. A three-press control system is used for playing shots, switching to a two-click once you reach the green (as draw and fade become irrelevant).&lt;/story&gt; &lt;/game&gt;">
            <text:p>&lt;game name="Naxat Open (Japan)"&gt; &lt;year&gt;1989&lt;/year&gt; &lt;rating&gt;ESRB - RP (Rating Pending)&lt;/rating&gt; &lt;title&gt;Naxat Open&lt;/title&gt; &lt;pub&gt;naxat soft&lt;/pub&gt; &lt;dev&gt;Naxat Soft&lt;/dev&gt; &lt;genre&gt;Sports/Golf&lt;/genre&gt; &lt;score&gt;2.5&lt;/score&gt; &lt;player&gt;1-4 Players&lt;/player&gt; &lt;story&gt;Naxat's first foray into golf games features a full 18-hole course and lots of top professional opponents. You choose your clubs before starting play, and the game automatically chooses what it feels is the best club for each shot. Before each shot you can view either a fly-by of the course or a close-up of the green and its contours. The game's courses scroll in multiple directions form an overhead view, and feature bunkers, trees, water hazards and all the rest. A three-press control system is used for playing shots, switching to a two-click once you reach the green (as draw and fade become irrelevant).&lt;/story&gt; &lt;/game&gt;</text:p>
          </table:table-cell>
          <table:table-cell table:number-columns-repeated="1012"/>
        </table:table-row>
        <table:table-row table:style-name="ro1">
          <table:table-cell office:value-type="string">
            <text:p>Naxat Stadium (Japan)</text:p>
          </table:table-cell>
          <table:table-cell office:value-type="float" office:value="1990">
            <text:p>1990</text:p>
          </table:table-cell>
          <table:table-cell office:value-type="string">
            <text:p>ESRB - RP (Rating Pending)</text:p>
          </table:table-cell>
          <table:table-cell office:value-type="string">
            <text:p>Naxat Stadium</text:p>
          </table:table-cell>
          <table:table-cell office:value-type="string">
            <text:p>naxat soft</text:p>
          </table:table-cell>
          <table:table-cell office:value-type="string">
            <text:p>Naxat Soft</text:p>
          </table:table-cell>
          <table:table-cell office:value-type="string">
            <text:p>Sports/Baseball</text:p>
          </table:table-cell>
          <table:table-cell office:value-type="string">
            <text:p>2.7</text:p>
          </table:table-cell>
          <table:table-cell office:value-type="string">
            <text:p>1-2 Players</text:p>
          </table:table-cell>
          <table:table-cell office:value-type="string">
            <text:p>Naxat Stadium is a baseball game unique to the PC Engine. It superficially models itself on Namco's Family Stadium (Famista) series of baseball sims, presenting a similar vein of comedy and super deformed athletes. <text:s/>The game uses fictional teams which are known only by their initial letters, and the player has some control over the configuration of their teams before starting. The game features a single-player pennant mode, a two-player competitive mode and a "watch mode" that allows the player to observe two CPU teams play against each other. </text:p>
          </table:table-cell>
          <table:table-cell table:style-name="Default" table:formula="of:=CONCATENATE(&quot;&lt;game name=&quot;;CHAR(34);[.A163];CHAR(34);&quot;&gt; &lt;year&gt;&quot;;[.B163];&quot;&lt;/year&gt; &lt;rating&gt;&quot;;[.C163];&quot;&lt;/rating&gt; &lt;title&gt;&quot;;[.D163];&quot;&lt;/title&gt; &lt;pub&gt;&quot;;[.E163];&quot;&lt;/pub&gt; &lt;dev&gt;&quot;;[.F163];&quot;&lt;/dev&gt; &lt;genre&gt;&quot;;[.G163];&quot;&lt;/genre&gt; &lt;score&gt;&quot;;[.H163];&quot;&lt;/score&gt; &lt;player&gt;&quot;;[.I163];&quot;&lt;/player&gt; &lt;story&gt;&quot;;[.J163];&quot;&lt;/story&gt; &lt;/game&gt;&quot;)" office:value-type="string" office:string-value="&lt;game name=&quot;Naxat Stadium (Japan)&quot;&gt; &lt;year&gt;1990&lt;/year&gt; &lt;rating&gt;ESRB - RP (Rating Pending)&lt;/rating&gt; &lt;title&gt;Naxat Stadium&lt;/title&gt; &lt;pub&gt;naxat soft&lt;/pub&gt; &lt;dev&gt;Naxat Soft&lt;/dev&gt; &lt;genre&gt;Sports/Baseball&lt;/genre&gt; &lt;score&gt;2.7&lt;/score&gt; &lt;player&gt;1-2 Players&lt;/player&gt; &lt;story&gt;Naxat Stadium is a baseball game unique to the PC Engine. It superficially models itself on Namco's Family Stadium (Famista) series of baseball sims, presenting a similar vein of comedy and super deformed athletes.  The game uses fictional teams which are known only by their initial letters, and the player has some control over the configuration of their teams before starting. The game features a single-player pennant mode, a two-player competitive mode and a &quot;watch mode&quot; that allows the player to observe two CPU teams play against each other. &lt;/story&gt; &lt;/game&gt;">
            <text:p>&lt;game name="Naxat Stadium (Japan)"&gt; &lt;year&gt;1990&lt;/year&gt; &lt;rating&gt;ESRB - RP (Rating Pending)&lt;/rating&gt; &lt;title&gt;Naxat Stadium&lt;/title&gt; &lt;pub&gt;naxat soft&lt;/pub&gt; &lt;dev&gt;Naxat Soft&lt;/dev&gt; &lt;genre&gt;Sports/Baseball&lt;/genre&gt; &lt;score&gt;2.7&lt;/score&gt; &lt;player&gt;1-2 Players&lt;/player&gt; &lt;story&gt;Naxat Stadium is a baseball game unique to the PC Engine. It superficially models itself on Namco's Family Stadium (Famista) series of baseball sims, presenting a similar vein of comedy and super deformed athletes. <text:s/>The game uses fictional teams which are known only by their initial letters, and the player has some control over the configuration of their teams before starting. The game features a single-player pennant mode, a two-player competitive mode and a "watch mode" that allows the player to observe two CPU teams play against each other. &lt;/story&gt; &lt;/game&gt;</text:p>
          </table:table-cell>
          <table:table-cell table:number-columns-repeated="1012"/>
        </table:table-row>
        <table:table-row table:style-name="ro1">
          <table:table-cell office:value-type="string">
            <text:p>Nazo no Mascarade (Japan)</text:p>
          </table:table-cell>
          <table:table-cell office:value-type="float" office:value="1990">
            <text:p>1990</text:p>
          </table:table-cell>
          <table:table-cell office:value-type="string">
            <text:p>ESRB - RP (Rating Pending)</text:p>
          </table:table-cell>
          <table:table-cell office:value-type="string">
            <text:p>Nazo no Mascarade</text:p>
          </table:table-cell>
          <table:table-cell office:value-type="string">
            <text:p>Masaya</text:p>
          </table:table-cell>
          <table:table-cell office:value-type="string">
            <text:p>Ncs</text:p>
          </table:table-cell>
          <table:table-cell office:value-type="string">
            <text:p>Adventure</text:p>
          </table:table-cell>
          <table:table-cell office:value-type="string">
            <text:p>3.0</text:p>
          </table:table-cell>
          <table:table-cell office:value-type="string">
            <text:p>1 Player</text:p>
          </table:table-cell>
          <table:table-cell office:value-type="string">
            <text:p>Nazo no Masquerade ("Mystery of the Masquerade") is a menu-driven adventure game for the PC Engine. It was developed by Riverhillsoft, a company best known for the JB Harold series of murder mystery adventure games. <text:s/>The player is a detective staying in a mansion while investigating a crime on the premises in the early 20th century. They can move around the mansion via a map that can be pulled up at any time, and talk to various NPCs staying in the mansion's many rooms. </text:p>
          </table:table-cell>
          <table:table-cell table:style-name="Default" table:formula="of:=CONCATENATE(&quot;&lt;game name=&quot;;CHAR(34);[.A164];CHAR(34);&quot;&gt; &lt;year&gt;&quot;;[.B164];&quot;&lt;/year&gt; &lt;rating&gt;&quot;;[.C164];&quot;&lt;/rating&gt; &lt;title&gt;&quot;;[.D164];&quot;&lt;/title&gt; &lt;pub&gt;&quot;;[.E164];&quot;&lt;/pub&gt; &lt;dev&gt;&quot;;[.F164];&quot;&lt;/dev&gt; &lt;genre&gt;&quot;;[.G164];&quot;&lt;/genre&gt; &lt;score&gt;&quot;;[.H164];&quot;&lt;/score&gt; &lt;player&gt;&quot;;[.I164];&quot;&lt;/player&gt; &lt;story&gt;&quot;;[.J164];&quot;&lt;/story&gt; &lt;/game&gt;&quot;)" office:value-type="string" office:string-value="&lt;game name=&quot;Nazo no Mascarade (Japan)&quot;&gt; &lt;year&gt;1990&lt;/year&gt; &lt;rating&gt;ESRB - RP (Rating Pending)&lt;/rating&gt; &lt;title&gt;Nazo no Mascarade&lt;/title&gt; &lt;pub&gt;Masaya&lt;/pub&gt; &lt;dev&gt;Ncs&lt;/dev&gt; &lt;genre&gt;Adventure&lt;/genre&gt; &lt;score&gt;3.0&lt;/score&gt; &lt;player&gt;1 Player&lt;/player&gt; &lt;story&gt;Nazo no Masquerade (&quot;Mystery of the Masquerade&quot;) is a menu-driven adventure game for the PC Engine. It was developed by Riverhillsoft, a company best known for the JB Harold series of murder mystery adventure games.  The player is a detective staying in a mansion while investigating a crime on the premises in the early 20th century. They can move around the mansion via a map that can be pulled up at any time, and talk to various NPCs staying in the mansion's many rooms. &lt;/story&gt; &lt;/game&gt;">
            <text:p>&lt;game name="Nazo no Mascarade (Japan)"&gt; &lt;year&gt;1990&lt;/year&gt; &lt;rating&gt;ESRB - RP (Rating Pending)&lt;/rating&gt; &lt;title&gt;Nazo no Mascarade&lt;/title&gt; &lt;pub&gt;Masaya&lt;/pub&gt; &lt;dev&gt;Ncs&lt;/dev&gt; &lt;genre&gt;Adventure&lt;/genre&gt; &lt;score&gt;3.0&lt;/score&gt; &lt;player&gt;1 Player&lt;/player&gt; &lt;story&gt;Nazo no Masquerade ("Mystery of the Masquerade") is a menu-driven adventure game for the PC Engine. It was developed by Riverhillsoft, a company best known for the JB Harold series of murder mystery adventure games. <text:s/>The player is a detective staying in a mansion while investigating a crime on the premises in the early 20th century. They can move around the mansion via a map that can be pulled up at any time, and talk to various NPCs staying in the mansion's many rooms. &lt;/story&gt; &lt;/game&gt;</text:p>
          </table:table-cell>
          <table:table-cell table:number-columns-repeated="1012"/>
        </table:table-row>
        <table:table-row table:style-name="ro1">
          <table:table-cell office:value-type="string">
            <text:p>Necromancer (Japan)</text:p>
          </table:table-cell>
          <table:table-cell office:value-type="string">
            <text:p>1988</text:p>
          </table:table-cell>
          <table:table-cell office:value-type="string">
            <text:p>ESRB - RP (Rating Pending)</text:p>
          </table:table-cell>
          <table:table-cell office:value-type="string">
            <text:p>Necromancer</text:p>
          </table:table-cell>
          <table:table-cell table:number-columns-repeated="2" office:value-type="string">
            <text:p>Hudson Soft</text:p>
          </table:table-cell>
          <table:table-cell office:value-type="string">
            <text:p>Role-Playing</text:p>
          </table:table-cell>
          <table:table-cell office:value-type="string">
            <text:p>1.8</text:p>
          </table:table-cell>
          <table:table-cell office:value-type="string">
            <text:p>1 Player</text:p>
          </table:table-cell>
          <table:table-cell office:value-type="string">
            <text:p>Long time ago, the Gods fought the Demons in a cosmic battle. To ensure victory, the Gods had to sacrifice part of their divine nature, and forge a weapon that had both good and bad in it - the "Evil Holy Sword" Necromancer. The demons were forced to dwell in the lower world, while the Gods remained in the heaven. Between these two worlds lies the world of humans. But the demons did not accept this plan for co-existence. They have murdered the king of the human continent Ishumeria, and it's time for the nameless hero of this story to seek out the legendary sword Necromancer, and restore balance in the world. <text:s/>Jaseiken Necromancer plays like a traditional Japanese-style role-playing game: top-down navigation, linear story progression, turn-based battles against randomly appearing enemies, automatic leveling up, etc. A somewhat unusual (for the time) feature is the player's ability to choose two companions for the hero among six possible ones. These warriors are introduced to the hero after he accepts his quest, and the player can build a party of three, trying to balance between physical and magical skills they possess. <text:s/>The game is also notable for its rather dark themes, uncommon for the representatives of its genre at that time. Enemies mostly include demonic creatures, and their death animation contains graphical gore.</text:p>
          </table:table-cell>
          <table:table-cell table:style-name="Default" table:formula="of:=CONCATENATE(&quot;&lt;game name=&quot;;CHAR(34);[.A165];CHAR(34);&quot;&gt; &lt;year&gt;&quot;;[.B165];&quot;&lt;/year&gt; &lt;rating&gt;&quot;;[.C165];&quot;&lt;/rating&gt; &lt;title&gt;&quot;;[.D165];&quot;&lt;/title&gt; &lt;pub&gt;&quot;;[.E165];&quot;&lt;/pub&gt; &lt;dev&gt;&quot;;[.F165];&quot;&lt;/dev&gt; &lt;genre&gt;&quot;;[.G165];&quot;&lt;/genre&gt; &lt;score&gt;&quot;;[.H165];&quot;&lt;/score&gt; &lt;player&gt;&quot;;[.I165];&quot;&lt;/player&gt; &lt;story&gt;&quot;;[.J165];&quot;&lt;/story&gt; &lt;/game&gt;&quot;)" office:value-type="string" office:string-value="&lt;game name=&quot;Necromancer (Japan)&quot;&gt; &lt;year&gt;1988&lt;/year&gt; &lt;rating&gt;ESRB - RP (Rating Pending)&lt;/rating&gt; &lt;title&gt;Necromancer&lt;/title&gt; &lt;pub&gt;Hudson Soft&lt;/pub&gt; &lt;dev&gt;Hudson Soft&lt;/dev&gt; &lt;genre&gt;Role-Playing&lt;/genre&gt; &lt;score&gt;1.8&lt;/score&gt; &lt;player&gt;1 Player&lt;/player&gt; &lt;story&gt;Long time ago, the Gods fought the Demons in a cosmic battle. To ensure victory, the Gods had to sacrifice part of their divine nature, and forge a weapon that had both good and bad in it - the &quot;Evil Holy Sword&quot; Necromancer. The demons were forced to dwell in the lower world, while the Gods remained in the heaven. Between these two worlds lies the world of humans. But the demons did not accept this plan for co-existence. They have murdered the king of the human continent Ishumeria, and it's time for the nameless hero of this story to seek out the legendary sword Necromancer, and restore balance in the world.  Jaseiken Necromancer plays like a traditional Japanese-style role-playing game: top-down navigation, linear story progression, turn-based battles against randomly appearing enemies, automatic leveling up, etc. A somewhat unusual (for the time) feature is the player's ability to choose two companions for the hero among six possible ones. These warriors are introduced to the hero after he accepts his quest, and the player can build a party of three, trying to balance between physical and magical skills they possess.  The game is also notable for its rather dark themes, uncommon for the representatives of its genre at that time. Enemies mostly include demonic creatures, and their death animation contains graphical gore.&lt;/story&gt; &lt;/game&gt;">
            <text:p>&lt;game name="Necromancer (Japan)"&gt; &lt;year&gt;1988&lt;/year&gt; &lt;rating&gt;ESRB - RP (Rating Pending)&lt;/rating&gt; &lt;title&gt;Necromancer&lt;/title&gt; &lt;pub&gt;Hudson Soft&lt;/pub&gt; &lt;dev&gt;Hudson Soft&lt;/dev&gt; &lt;genre&gt;Role-Playing&lt;/genre&gt; &lt;score&gt;1.8&lt;/score&gt; &lt;player&gt;1 Player&lt;/player&gt; &lt;story&gt;Long time ago, the Gods fought the Demons in a cosmic battle. To ensure victory, the Gods had to sacrifice part of their divine nature, and forge a weapon that had both good and bad in it - the "Evil Holy Sword" Necromancer. The demons were forced to dwell in the lower world, while the Gods remained in the heaven. Between these two worlds lies the world of humans. But the demons did not accept this plan for co-existence. They have murdered the king of the human continent Ishumeria, and it's time for the nameless hero of this story to seek out the legendary sword Necromancer, and restore balance in the world. <text:s/>Jaseiken Necromancer plays like a traditional Japanese-style role-playing game: top-down navigation, linear story progression, turn-based battles against randomly appearing enemies, automatic leveling up, etc. A somewhat unusual (for the time) feature is the player's ability to choose two companions for the hero among six possible ones. These warriors are introduced to the hero after he accepts his quest, and the player can build a party of three, trying to balance between physical and magical skills they possess. <text:s/>The game is also notable for its rather dark themes, uncommon for the representatives of its genre at that time. Enemies mostly include demonic creatures, and their death animation contains graphical gore.&lt;/story&gt; &lt;/game&gt;</text:p>
          </table:table-cell>
          <table:table-cell table:number-columns-repeated="1012"/>
        </table:table-row>
        <table:table-row table:style-name="ro1">
          <table:table-cell office:value-type="string">
            <text:p>Necros no Yousai (Japan)</text:p>
          </table:table-cell>
          <table:table-cell office:value-type="float" office:value="1990">
            <text:p>1990</text:p>
          </table:table-cell>
          <table:table-cell office:value-type="string">
            <text:p>ESRB - RP (Rating Pending)</text:p>
          </table:table-cell>
          <table:table-cell office:value-type="string">
            <text:p>Necros no Yousai</text:p>
          </table:table-cell>
          <table:table-cell office:value-type="string">
            <text:p>ASK KODANSHA</text:p>
          </table:table-cell>
          <table:table-cell office:value-type="string">
            <text:p>Ask Kodansha</text:p>
          </table:table-cell>
          <table:table-cell office:value-type="string">
            <text:p>Role-Playing</text:p>
          </table:table-cell>
          <table:table-cell office:value-type="string">
            <text:p>3.7</text:p>
          </table:table-cell>
          <table:table-cell office:value-type="string">
            <text:p>1 Player</text:p>
          </table:table-cell>
          <table:table-cell office:value-type="string">
            <text:p>Necros no Yōsai is based on the characters from the eponymous Japanese toy line from the 1980s. The story tells of a world known as Tankirie, which was conquered by the evil warlock Necros; however, eight heroes (Knight, Mage, Amazon, Samurai, Elf, Dwarf, Berserker, and Mercenary) defeated him and restored peace. The game is divided into chapters; in the first one, the player takes control of the Mercenary, who is separated from his companions and is looking for a job. A search for a girl's missing father leads him to more dangerous discoveries, and eventually he has to reunite with his friends in order to face the evil once again. <text:s/>The player controls the Mercenary in the first chapter, but plays as other heroes as well (up to an active party of three) later in the game. The game is structured like a traditional top-down Japanese-style RPG, with random enemies and turn-based combat viewed from first-person perspective. Stand-out feature of the game are animated attacks: every attack in battle is presented as a short animated sequence, separate from the battle screen. <text:s/>Unlike most other RPGs of the time, Necros no Yōsai does not feature a freely explorable "world map". Instead, player-controlled characters move in a strictly linear fashion to icons that represent towns and hostile areas. </text:p>
          </table:table-cell>
          <table:table-cell table:style-name="Default" table:formula="of:=CONCATENATE(&quot;&lt;game name=&quot;;CHAR(34);[.A166];CHAR(34);&quot;&gt; &lt;year&gt;&quot;;[.B166];&quot;&lt;/year&gt; &lt;rating&gt;&quot;;[.C166];&quot;&lt;/rating&gt; &lt;title&gt;&quot;;[.D166];&quot;&lt;/title&gt; &lt;pub&gt;&quot;;[.E166];&quot;&lt;/pub&gt; &lt;dev&gt;&quot;;[.F166];&quot;&lt;/dev&gt; &lt;genre&gt;&quot;;[.G166];&quot;&lt;/genre&gt; &lt;score&gt;&quot;;[.H166];&quot;&lt;/score&gt; &lt;player&gt;&quot;;[.I166];&quot;&lt;/player&gt; &lt;story&gt;&quot;;[.J166];&quot;&lt;/story&gt; &lt;/game&gt;&quot;)" office:value-type="string" office:string-value="&lt;game name=&quot;Necros no Yousai (Japan)&quot;&gt; &lt;year&gt;1990&lt;/year&gt; &lt;rating&gt;ESRB - RP (Rating Pending)&lt;/rating&gt; &lt;title&gt;Necros no Yousai&lt;/title&gt; &lt;pub&gt;ASK KODANSHA&lt;/pub&gt; &lt;dev&gt;Ask Kodansha&lt;/dev&gt; &lt;genre&gt;Role-Playing&lt;/genre&gt; &lt;score&gt;3.7&lt;/score&gt; &lt;player&gt;1 Player&lt;/player&gt; &lt;story&gt;Necros no Yōsai is based on the characters from the eponymous Japanese toy line from the 1980s. The story tells of a world known as Tankirie, which was conquered by the evil warlock Necros; however, eight heroes (Knight, Mage, Amazon, Samurai, Elf, Dwarf, Berserker, and Mercenary) defeated him and restored peace. The game is divided into chapters; in the first one, the player takes control of the Mercenary, who is separated from his companions and is looking for a job. A search for a girl's missing father leads him to more dangerous discoveries, and eventually he has to reunite with his friends in order to face the evil once again.  The player controls the Mercenary in the first chapter, but plays as other heroes as well (up to an active party of three) later in the game. The game is structured like a traditional top-down Japanese-style RPG, with random enemies and turn-based combat viewed from first-person perspective. Stand-out feature of the game are animated attacks: every attack in battle is presented as a short animated sequence, separate from the battle screen.  Unlike most other RPGs of the time, Necros no Yōsai does not feature a freely explorable &quot;world map&quot;. Instead, player-controlled characters move in a strictly linear fashion to icons that represent towns and hostile areas. &lt;/story&gt; &lt;/game&gt;">
            <text:p>&lt;game name="Necros no Yousai (Japan)"&gt; &lt;year&gt;1990&lt;/year&gt; &lt;rating&gt;ESRB - RP (Rating Pending)&lt;/rating&gt; &lt;title&gt;Necros no Yousai&lt;/title&gt; &lt;pub&gt;ASK KODANSHA&lt;/pub&gt; &lt;dev&gt;Ask Kodansha&lt;/dev&gt; &lt;genre&gt;Role-Playing&lt;/genre&gt; &lt;score&gt;3.7&lt;/score&gt; &lt;player&gt;1 Player&lt;/player&gt; &lt;story&gt;Necros no Yōsai is based on the characters from the eponymous Japanese toy line from the 1980s. The story tells of a world known as Tankirie, which was conquered by the evil warlock Necros; however, eight heroes (Knight, Mage, Amazon, Samurai, Elf, Dwarf, Berserker, and Mercenary) defeated him and restored peace. The game is divided into chapters; in the first one, the player takes control of the Mercenary, who is separated from his companions and is looking for a job. A search for a girl's missing father leads him to more dangerous discoveries, and eventually he has to reunite with his friends in order to face the evil once again. <text:s/>The player controls the Mercenary in the first chapter, but plays as other heroes as well (up to an active party of three) later in the game. The game is structured like a traditional top-down Japanese-style RPG, with random enemies and turn-based combat viewed from first-person perspective. Stand-out feature of the game are animated attacks: every attack in battle is presented as a short animated sequence, separate from the battle screen. <text:s/>Unlike most other RPGs of the time, Necros no Yōsai does not feature a freely explorable "world map". Instead, player-controlled characters move in a strictly linear fashion to icons that represent towns and hostile areas. &lt;/story&gt; &lt;/game&gt;</text:p>
          </table:table-cell>
          <table:table-cell table:number-columns-repeated="1012"/>
        </table:table-row>
        <table:table-row table:style-name="ro1">
          <table:table-cell office:value-type="string">
            <text:p>Nectaris (Japan)</text:p>
          </table:table-cell>
          <table:table-cell office:value-type="string">
            <text:p>1989</text:p>
          </table:table-cell>
          <table:table-cell office:value-type="string">
            <text:p>ESRB - RP (Rating Pending)</text:p>
          </table:table-cell>
          <table:table-cell office:value-type="string">
            <text:p>Nectaris</text:p>
          </table:table-cell>
          <table:table-cell table:number-columns-repeated="2" office:value-type="string">
            <text:p>Hudson Soft</text:p>
          </table:table-cell>
          <table:table-cell office:value-type="string">
            <text:p>Simulation</text:p>
          </table:table-cell>
          <table:table-cell office:value-type="string">
            <text:p>4.2</text:p>
          </table:table-cell>
          <table:table-cell office:value-type="string">
            <text:p>1-2 Players</text:p>
          </table:table-cell>
          <table:table-cell office:value-type="string">
            <text:p>Military Madness is a futuristic turn-based strategy war game. The year is 2089 and the setting is Earth’s moon, which yields many important resources. While the governments of Earth bicker over their staked claims on the moon, the evil Axis Empire launches a lunar military campaign and takes over the moon, using its factories to produce advanced weaponry, the most devastating of which is the SAM (Supreme Atomic Missile). As commander of the Allied forces, it is the player’s responsibility to lead what’s left of the Allied armies in a desperate offensive against the Axis Empire on the lunar surface before they can use the SAM to destroy Earth. <text:s/>There are 32 maps (2 different campaigns with 16 maps each) to play through. In each map, the player must strategically defeat the outnumbering Axis forces either by destroying all enemy units or capturing the enemy base camp. There are many different units that both sides utilize - infantry, tanks, aircraft, artillery, and a few others that have specialized functions. Gameplay consists of moving units into positions that will gain the best advantage to attack the enemy, capitalizing on many factors, which include battle experience, terrain, support tactics, and - sometimes - pure luck.</text:p>
          </table:table-cell>
          <table:table-cell table:style-name="Default" table:formula="of:=CONCATENATE(&quot;&lt;game name=&quot;;CHAR(34);[.A167];CHAR(34);&quot;&gt; &lt;year&gt;&quot;;[.B167];&quot;&lt;/year&gt; &lt;rating&gt;&quot;;[.C167];&quot;&lt;/rating&gt; &lt;title&gt;&quot;;[.D167];&quot;&lt;/title&gt; &lt;pub&gt;&quot;;[.E167];&quot;&lt;/pub&gt; &lt;dev&gt;&quot;;[.F167];&quot;&lt;/dev&gt; &lt;genre&gt;&quot;;[.G167];&quot;&lt;/genre&gt; &lt;score&gt;&quot;;[.H167];&quot;&lt;/score&gt; &lt;player&gt;&quot;;[.I167];&quot;&lt;/player&gt; &lt;story&gt;&quot;;[.J167];&quot;&lt;/story&gt; &lt;/game&gt;&quot;)" office:value-type="string" office:string-value="&lt;game name=&quot;Nectaris (Japan)&quot;&gt; &lt;year&gt;1989&lt;/year&gt; &lt;rating&gt;ESRB - RP (Rating Pending)&lt;/rating&gt; &lt;title&gt;Nectaris&lt;/title&gt; &lt;pub&gt;Hudson Soft&lt;/pub&gt; &lt;dev&gt;Hudson Soft&lt;/dev&gt; &lt;genre&gt;Simulation&lt;/genre&gt; &lt;score&gt;4.2&lt;/score&gt; &lt;player&gt;1-2 Players&lt;/player&gt; &lt;story&gt;Military Madness is a futuristic turn-based strategy war game. The year is 2089 and the setting is Earth’s moon, which yields many important resources. While the governments of Earth bicker over their staked claims on the moon, the evil Axis Empire launches a lunar military campaign and takes over the moon, using its factories to produce advanced weaponry, the most devastating of which is the SAM (Supreme Atomic Missile). As commander of the Allied forces, it is the player’s responsibility to lead what’s left of the Allied armies in a desperate offensive against the Axis Empire on the lunar surface before they can use the SAM to destroy Earth.  There are 32 maps (2 different campaigns with 16 maps each) to play through. In each map, the player must strategically defeat the outnumbering Axis forces either by destroying all enemy units or capturing the enemy base camp. There are many different units that both sides utilize - infantry, tanks, aircraft, artillery, and a few others that have specialized functions. Gameplay consists of moving units into positions that will gain the best advantage to attack the enemy, capitalizing on many factors, which include battle experience, terrain, support tactics, and - sometimes - pure luck.&lt;/story&gt; &lt;/game&gt;">
            <text:p>&lt;game name="Nectaris (Japan)"&gt; &lt;year&gt;1989&lt;/year&gt; &lt;rating&gt;ESRB - RP (Rating Pending)&lt;/rating&gt; &lt;title&gt;Nectaris&lt;/title&gt; &lt;pub&gt;Hudson Soft&lt;/pub&gt; &lt;dev&gt;Hudson Soft&lt;/dev&gt; &lt;genre&gt;Simulation&lt;/genre&gt; &lt;score&gt;4.2&lt;/score&gt; &lt;player&gt;1-2 Players&lt;/player&gt; &lt;story&gt;Military Madness is a futuristic turn-based strategy war game. The year is 2089 and the setting is Earth’s moon, which yields many important resources. While the governments of Earth bicker over their staked claims on the moon, the evil Axis Empire launches a lunar military campaign and takes over the moon, using its factories to produce advanced weaponry, the most devastating of which is the SAM (Supreme Atomic Missile). As commander of the Allied forces, it is the player’s responsibility to lead what’s left of the Allied armies in a desperate offensive against the Axis Empire on the lunar surface before they can use the SAM to destroy Earth. <text:s/>There are 32 maps (2 different campaigns with 16 maps each) to play through. In each map, the player must strategically defeat the outnumbering Axis forces either by destroying all enemy units or capturing the enemy base camp. There are many different units that both sides utilize - infantry, tanks, aircraft, artillery, and a few others that have specialized functions. Gameplay consists of moving units into positions that will gain the best advantage to attack the enemy, capitalizing on many factors, which include battle experience, terrain, support tactics, and - sometimes - pure luck.&lt;/story&gt; &lt;/game&gt;</text:p>
          </table:table-cell>
          <table:table-cell table:number-columns-repeated="1012"/>
        </table:table-row>
        <table:table-row table:style-name="ro1">
          <table:table-cell office:value-type="string">
            <text:p>Nekketsu Koukou Dodgeball Bu - PC Bangai Hen (Japan)</text:p>
          </table:table-cell>
          <table:table-cell office:value-type="float" office:value="1990">
            <text:p>1990</text:p>
          </table:table-cell>
          <table:table-cell office:value-type="string">
            <text:p>ESRB - RP (Rating Pending)</text:p>
          </table:table-cell>
          <table:table-cell office:value-type="string">
            <text:p>Nekketsu Koukou Dodgeball Bu - PC Bangai Hen</text:p>
          </table:table-cell>
          <table:table-cell office:value-type="string">
            <text:p>naxat soft</text:p>
          </table:table-cell>
          <table:table-cell office:value-type="string">
            <text:p>Naxat Soft</text:p>
          </table:table-cell>
          <table:table-cell office:value-type="string">
            <text:p>Action/Sports</text:p>
          </table:table-cell>
          <table:table-cell office:value-type="string">
            <text:p>3.8</text:p>
          </table:table-cell>
          <table:table-cell office:value-type="string">
            <text:p>1-2 Players</text:p>
          </table:table-cell>
          <table:table-cell office:value-type="string">
            <text:p>This ain't elementary school and it sure as heck ain't gym class. This is Super Dodge Ball. Control your team of six players to pummel the opposing team into submission using only the ball and your team's unique skills. Each player has his own special attacks and each team has their own unique attributes. <text:s/>Play the World Cup mode and take on teams from around the world to claim the championship. You play as the star USA team and must work your way through teams from countries such as England, Iceland, Japan, and more to finally take on the current ruling world champions, the Soviet Union. <text:s/>Or you can challenge a friend in Versus mode and go head to head with whatever teams you choose. <text:s/>Or, if you just feel like cutting loose, you can play Bean Ball mode which is just a free-for-all every-man-for-himself romp in the school yard. Be the last man standing. You can play this alone or with a friend, but the computer will control the remaining 4-5 players.</text:p>
          </table:table-cell>
          <table:table-cell table:style-name="Default" table:formula="of:=CONCATENATE(&quot;&lt;game name=&quot;;CHAR(34);[.A168];CHAR(34);&quot;&gt; &lt;year&gt;&quot;;[.B168];&quot;&lt;/year&gt; &lt;rating&gt;&quot;;[.C168];&quot;&lt;/rating&gt; &lt;title&gt;&quot;;[.D168];&quot;&lt;/title&gt; &lt;pub&gt;&quot;;[.E168];&quot;&lt;/pub&gt; &lt;dev&gt;&quot;;[.F168];&quot;&lt;/dev&gt; &lt;genre&gt;&quot;;[.G168];&quot;&lt;/genre&gt; &lt;score&gt;&quot;;[.H168];&quot;&lt;/score&gt; &lt;player&gt;&quot;;[.I168];&quot;&lt;/player&gt; &lt;story&gt;&quot;;[.J168];&quot;&lt;/story&gt; &lt;/game&gt;&quot;)" office:value-type="string" office:string-value="&lt;game name=&quot;Nekketsu Koukou Dodgeball Bu - PC Bangai Hen (Japan)&quot;&gt; &lt;year&gt;1990&lt;/year&gt; &lt;rating&gt;ESRB - RP (Rating Pending)&lt;/rating&gt; &lt;title&gt;Nekketsu Koukou Dodgeball Bu - PC Bangai Hen&lt;/title&gt; &lt;pub&gt;naxat soft&lt;/pub&gt; &lt;dev&gt;Naxat Soft&lt;/dev&gt; &lt;genre&gt;Action/Sports&lt;/genre&gt; &lt;score&gt;3.8&lt;/score&gt; &lt;player&gt;1-2 Players&lt;/player&gt; &lt;story&gt;This ain't elementary school and it sure as heck ain't gym class. This is Super Dodge Ball. Control your team of six players to pummel the opposing team into submission using only the ball and your team's unique skills. Each player has his own special attacks and each team has their own unique attributes.  Play the World Cup mode and take on teams from around the world to claim the championship. You play as the star USA team and must work your way through teams from countries such as England, Iceland, Japan, and more to finally take on the current ruling world champions, the Soviet Union.  Or you can challenge a friend in Versus mode and go head to head with whatever teams you choose.  Or, if you just feel like cutting loose, you can play Bean Ball mode which is just a free-for-all every-man-for-himself romp in the school yard. Be the last man standing. You can play this alone or with a friend, but the computer will control the remaining 4-5 players.&lt;/story&gt; &lt;/game&gt;">
            <text:p>&lt;game name="Nekketsu Koukou Dodgeball Bu - PC Bangai Hen (Japan)"&gt; &lt;year&gt;1990&lt;/year&gt; &lt;rating&gt;ESRB - RP (Rating Pending)&lt;/rating&gt; &lt;title&gt;Nekketsu Koukou Dodgeball Bu - PC Bangai Hen&lt;/title&gt; &lt;pub&gt;naxat soft&lt;/pub&gt; &lt;dev&gt;Naxat Soft&lt;/dev&gt; &lt;genre&gt;Action/Sports&lt;/genre&gt; &lt;score&gt;3.8&lt;/score&gt; &lt;player&gt;1-2 Players&lt;/player&gt; &lt;story&gt;This ain't elementary school and it sure as heck ain't gym class. This is Super Dodge Ball. Control your team of six players to pummel the opposing team into submission using only the ball and your team's unique skills. Each player has his own special attacks and each team has their own unique attributes. <text:s/>Play the World Cup mode and take on teams from around the world to claim the championship. You play as the star USA team and must work your way through teams from countries such as England, Iceland, Japan, and more to finally take on the current ruling world champions, the Soviet Union. <text:s/>Or you can challenge a friend in Versus mode and go head to head with whatever teams you choose. <text:s/>Or, if you just feel like cutting loose, you can play Bean Ball mode which is just a free-for-all every-man-for-himself romp in the school yard. Be the last man standing. You can play this alone or with a friend, but the computer will control the remaining 4-5 players.&lt;/story&gt; &lt;/game&gt;</text:p>
          </table:table-cell>
          <table:table-cell table:number-columns-repeated="1012"/>
        </table:table-row>
        <table:table-row table:style-name="ro1">
          <table:table-cell office:value-type="string">
            <text:p>Nekketsu Koukou Dodgeball Bu - Soccer PC Hen (Japan)</text:p>
          </table:table-cell>
          <table:table-cell office:value-type="string">
            <text:p>1992</text:p>
          </table:table-cell>
          <table:table-cell office:value-type="string">
            <text:p>ESRB - RP (Rating Pending)</text:p>
          </table:table-cell>
          <table:table-cell office:value-type="string">
            <text:p>Nekketsu Koukou Dodgeball Bu - Soccer PC Hen</text:p>
          </table:table-cell>
          <table:table-cell office:value-type="string">
            <text:p>naxat soft</text:p>
          </table:table-cell>
          <table:table-cell office:value-type="string">
            <text:p>Naxat Soft</text:p>
          </table:table-cell>
          <table:table-cell office:value-type="string">
            <text:p>Action/Sports</text:p>
          </table:table-cell>
          <table:table-cell office:value-type="string">
            <text:p>3.4</text:p>
          </table:table-cell>
          <table:table-cell office:value-type="string">
            <text:p>1 Player</text:p>
          </table:table-cell>
          <table:table-cell office:value-type="string">
            <text:p>This soccer game was made at the time when Nintendo introduced their four player adapter, and was probably made for the four playing purpose. This is shown clearly when you choose to play 2 or more players. Then you can choose between many different ground layers, like ice, grass and stone, which adds to the replayability. <text:s/>When you play a one player game you play the world cup as one of the top soccer countries of that time, and you meet countries in a fixed order. Cameroon in the first match and the final is against West Germany. In an old-school fashion you lose when you play a draw, there's no extra time whatsoever. <text:s/>In the game you always steer only one character, which you choose before the match starts. You can then give simple orders to you team-mates, like pass, tackle and shoot. Your moves are also limited to these moves. The game is totally lawless, so feel free to make elbow tackles without a wink from the referee. Probably it was made this way to be funnier to play against friends.</text:p>
          </table:table-cell>
          <table:table-cell table:style-name="Default" table:formula="of:=CONCATENATE(&quot;&lt;game name=&quot;;CHAR(34);[.A169];CHAR(34);&quot;&gt; &lt;year&gt;&quot;;[.B169];&quot;&lt;/year&gt; &lt;rating&gt;&quot;;[.C169];&quot;&lt;/rating&gt; &lt;title&gt;&quot;;[.D169];&quot;&lt;/title&gt; &lt;pub&gt;&quot;;[.E169];&quot;&lt;/pub&gt; &lt;dev&gt;&quot;;[.F169];&quot;&lt;/dev&gt; &lt;genre&gt;&quot;;[.G169];&quot;&lt;/genre&gt; &lt;score&gt;&quot;;[.H169];&quot;&lt;/score&gt; &lt;player&gt;&quot;;[.I169];&quot;&lt;/player&gt; &lt;story&gt;&quot;;[.J169];&quot;&lt;/story&gt; &lt;/game&gt;&quot;)" office:value-type="string" office:string-value="&lt;game name=&quot;Nekketsu Koukou Dodgeball Bu - Soccer PC Hen (Japan)&quot;&gt; &lt;year&gt;1992&lt;/year&gt; &lt;rating&gt;ESRB - RP (Rating Pending)&lt;/rating&gt; &lt;title&gt;Nekketsu Koukou Dodgeball Bu - Soccer PC Hen&lt;/title&gt; &lt;pub&gt;naxat soft&lt;/pub&gt; &lt;dev&gt;Naxat Soft&lt;/dev&gt; &lt;genre&gt;Action/Sports&lt;/genre&gt; &lt;score&gt;3.4&lt;/score&gt; &lt;player&gt;1 Player&lt;/player&gt; &lt;story&gt;This soccer game was made at the time when Nintendo introduced their four player adapter, and was probably made for the four playing purpose. This is shown clearly when you choose to play 2 or more players. Then you can choose between many different ground layers, like ice, grass and stone, which adds to the replayability.  When you play a one player game you play the world cup as one of the top soccer countries of that time, and you meet countries in a fixed order. Cameroon in the first match and the final is against West Germany. In an old-school fashion you lose when you play a draw, there's no extra time whatsoever.  In the game you always steer only one character, which you choose before the match starts. You can then give simple orders to you team-mates, like pass, tackle and shoot. Your moves are also limited to these moves. The game is totally lawless, so feel free to make elbow tackles without a wink from the referee. Probably it was made this way to be funnier to play against friends.&lt;/story&gt; &lt;/game&gt;">
            <text:p>&lt;game name="Nekketsu Koukou Dodgeball Bu - Soccer PC Hen (Japan)"&gt; &lt;year&gt;1992&lt;/year&gt; &lt;rating&gt;ESRB - RP (Rating Pending)&lt;/rating&gt; &lt;title&gt;Nekketsu Koukou Dodgeball Bu - Soccer PC Hen&lt;/title&gt; &lt;pub&gt;naxat soft&lt;/pub&gt; &lt;dev&gt;Naxat Soft&lt;/dev&gt; &lt;genre&gt;Action/Sports&lt;/genre&gt; &lt;score&gt;3.4&lt;/score&gt; &lt;player&gt;1 Player&lt;/player&gt; &lt;story&gt;This soccer game was made at the time when Nintendo introduced their four player adapter, and was probably made for the four playing purpose. This is shown clearly when you choose to play 2 or more players. Then you can choose between many different ground layers, like ice, grass and stone, which adds to the replayability. <text:s/>When you play a one player game you play the world cup as one of the top soccer countries of that time, and you meet countries in a fixed order. Cameroon in the first match and the final is against West Germany. In an old-school fashion you lose when you play a draw, there's no extra time whatsoever. <text:s/>In the game you always steer only one character, which you choose before the match starts. You can then give simple orders to you team-mates, like pass, tackle and shoot. Your moves are also limited to these moves. The game is totally lawless, so feel free to make elbow tackles without a wink from the referee. Probably it was made this way to be funnier to play against friends.&lt;/story&gt; &lt;/game&gt;</text:p>
          </table:table-cell>
          <table:table-cell table:number-columns-repeated="1012"/>
        </table:table-row>
        <table:table-row table:style-name="ro1">
          <table:table-cell office:value-type="string">
            <text:p>Neutopia (Japan)</text:p>
          </table:table-cell>
          <table:table-cell office:value-type="string">
            <text:p>1989</text:p>
          </table:table-cell>
          <table:table-cell office:value-type="string">
            <text:p>ESRB - RP (Rating Pending)</text:p>
          </table:table-cell>
          <table:table-cell office:value-type="string">
            <text:p>Neutopia</text:p>
          </table:table-cell>
          <table:table-cell table:number-columns-repeated="2" office:value-type="string">
            <text:p>Hudson Soft</text:p>
          </table:table-cell>
          <table:table-cell office:value-type="string">
            <text:p>Role-Playing</text:p>
          </table:table-cell>
          <table:table-cell office:value-type="string">
            <text:p>4.5</text:p>
          </table:table-cell>
          <table:table-cell office:value-type="string">
            <text:p>1 Player</text:p>
          </table:table-cell>
          <table:table-cell office:value-type="string">
            <text:p>You play as a young warrior named Jazeta. The princess Aurora was kidnapped by the evil Dirth, and the king send you on a mission to rescue her. It appears that once Dirth way sealed by eight wise men who used the power of eight sacred medallions. Princess Aurora is the only one who knows how to use those medallions, and that is why Dirth abducted her! You must explore the land, descend to the dangerous labyrinths, retrieve the eight medallions, rescue the princess, and defeat Dirth.****Very similar to the famous <text:s/>Zelda games, "Neutopia" is Turbo Grafx' answer to Nintendo's king of action adventures. You roam freely the vast land, fighting many different monsters in wilderness areas as well as in dungeons. Dungeons also require some puzzle-solving (pushing stones, blowing walls with bombs, etc.). The game has a slight RPG flavor, allowing you to power-up by collecting various items, and equip different weapons and armor.</text:p>
          </table:table-cell>
          <table:table-cell table:style-name="Default" table:formula="of:=CONCATENATE(&quot;&lt;game name=&quot;;CHAR(34);[.A170];CHAR(34);&quot;&gt; &lt;year&gt;&quot;;[.B170];&quot;&lt;/year&gt; &lt;rating&gt;&quot;;[.C170];&quot;&lt;/rating&gt; &lt;title&gt;&quot;;[.D170];&quot;&lt;/title&gt; &lt;pub&gt;&quot;;[.E170];&quot;&lt;/pub&gt; &lt;dev&gt;&quot;;[.F170];&quot;&lt;/dev&gt; &lt;genre&gt;&quot;;[.G170];&quot;&lt;/genre&gt; &lt;score&gt;&quot;;[.H170];&quot;&lt;/score&gt; &lt;player&gt;&quot;;[.I170];&quot;&lt;/player&gt; &lt;story&gt;&quot;;[.J170];&quot;&lt;/story&gt; &lt;/game&gt;&quot;)" office:value-type="string" office:string-value="&lt;game name=&quot;Neutopia (Japan)&quot;&gt; &lt;year&gt;1989&lt;/year&gt; &lt;rating&gt;ESRB - RP (Rating Pending)&lt;/rating&gt; &lt;title&gt;Neutopia&lt;/title&gt; &lt;pub&gt;Hudson Soft&lt;/pub&gt; &lt;dev&gt;Hudson Soft&lt;/dev&gt; &lt;genre&gt;Role-Playing&lt;/genre&gt; &lt;score&gt;4.5&lt;/score&gt; &lt;player&gt;1 Player&lt;/player&gt; &lt;story&gt;You play as a young warrior named Jazeta. The princess Aurora was kidnapped by the evil Dirth, and the king send you on a mission to rescue her. It appears that once Dirth way sealed by eight wise men who used the power of eight sacred medallions. Princess Aurora is the only one who knows how to use those medallions, and that is why Dirth abducted her! You must explore the land, descend to the dangerous labyrinths, retrieve the eight medallions, rescue the princess, and defeat Dirth.****Very similar to the famous  Zelda games, &quot;Neutopia&quot; is Turbo Grafx' answer to Nintendo's king of action adventures. You roam freely the vast land, fighting many different monsters in wilderness areas as well as in dungeons. Dungeons also require some puzzle-solving (pushing stones, blowing walls with bombs, etc.). The game has a slight RPG flavor, allowing you to power-up by collecting various items, and equip different weapons and armor.&lt;/story&gt; &lt;/game&gt;">
            <text:p>&lt;game name="Neutopia (Japan)"&gt; &lt;year&gt;1989&lt;/year&gt; &lt;rating&gt;ESRB - RP (Rating Pending)&lt;/rating&gt; &lt;title&gt;Neutopia&lt;/title&gt; &lt;pub&gt;Hudson Soft&lt;/pub&gt; &lt;dev&gt;Hudson Soft&lt;/dev&gt; &lt;genre&gt;Role-Playing&lt;/genre&gt; &lt;score&gt;4.5&lt;/score&gt; &lt;player&gt;1 Player&lt;/player&gt; &lt;story&gt;You play as a young warrior named Jazeta. The princess Aurora was kidnapped by the evil Dirth, and the king send you on a mission to rescue her. It appears that once Dirth way sealed by eight wise men who used the power of eight sacred medallions. Princess Aurora is the only one who knows how to use those medallions, and that is why Dirth abducted her! You must explore the land, descend to the dangerous labyrinths, retrieve the eight medallions, rescue the princess, and defeat Dirth.****Very similar to the famous <text:s/>Zelda games, "Neutopia" is Turbo Grafx' answer to Nintendo's king of action adventures. You roam freely the vast land, fighting many different monsters in wilderness areas as well as in dungeons. Dungeons also require some puzzle-solving (pushing stones, blowing walls with bombs, etc.). The game has a slight RPG flavor, allowing you to power-up by collecting various items, and equip different weapons and armor.&lt;/story&gt; &lt;/game&gt;</text:p>
          </table:table-cell>
          <table:table-cell table:number-columns-repeated="1012"/>
        </table:table-row>
        <table:table-row table:style-name="ro1">
          <table:table-cell office:value-type="string">
            <text:p>Neutopia II (Japan)</text:p>
          </table:table-cell>
          <table:table-cell office:value-type="float" office:value="1991">
            <text:p>1991</text:p>
          </table:table-cell>
          <table:table-cell office:value-type="string">
            <text:p>ESRB - RP (Rating Pending)</text:p>
          </table:table-cell>
          <table:table-cell office:value-type="string">
            <text:p>Neutopia II</text:p>
          </table:table-cell>
          <table:table-cell table:number-columns-repeated="2" office:value-type="string">
            <text:p>Hudson Soft</text:p>
          </table:table-cell>
          <table:table-cell office:value-type="string">
            <text:p>Role-Playing</text:p>
          </table:table-cell>
          <table:table-cell office:value-type="string">
            <text:p>4.3</text:p>
          </table:table-cell>
          <table:table-cell office:value-type="string">
            <text:p>1 Player</text:p>
          </table:table-cell>
          <table:table-cell office:value-type="string">
            <text:p>Some years have passed since the brave hero Jazeta destroyed Dirth, the Emperor of Darkness. Peace has returned to the land of Neutopia. But there are still monsters roaming the countryside, and some of them were spotted near Yurius Shrine. Jazeta went there to find out what exactly had happened. But he didn't return... You are Jazeta's son, and you must first of all find your missing father! Can it be that the shadow of Emperor of Darkness threatens the peaceful land again?..****The sequel to "Neutopia" is similar to the predecessor in every way. Navigating your hero from a top-down view, you explore the vast countryside, fighting monsters in real time combat. The game is not a true RPG, but an action adventure: you don't gain any experience points from combat, only collect money to buy supplies. In dungeons, you must use bombs on walls to reveal secret passages, push stones, and fight many regular enemies and bosses.</text:p>
          </table:table-cell>
          <table:table-cell table:style-name="Default" table:formula="of:=CONCATENATE(&quot;&lt;game name=&quot;;CHAR(34);[.A171];CHAR(34);&quot;&gt; &lt;year&gt;&quot;;[.B171];&quot;&lt;/year&gt; &lt;rating&gt;&quot;;[.C171];&quot;&lt;/rating&gt; &lt;title&gt;&quot;;[.D171];&quot;&lt;/title&gt; &lt;pub&gt;&quot;;[.E171];&quot;&lt;/pub&gt; &lt;dev&gt;&quot;;[.F171];&quot;&lt;/dev&gt; &lt;genre&gt;&quot;;[.G171];&quot;&lt;/genre&gt; &lt;score&gt;&quot;;[.H171];&quot;&lt;/score&gt; &lt;player&gt;&quot;;[.I171];&quot;&lt;/player&gt; &lt;story&gt;&quot;;[.J171];&quot;&lt;/story&gt; &lt;/game&gt;&quot;)" office:value-type="string" office:string-value="&lt;game name=&quot;Neutopia II (Japan)&quot;&gt; &lt;year&gt;1991&lt;/year&gt; &lt;rating&gt;ESRB - RP (Rating Pending)&lt;/rating&gt; &lt;title&gt;Neutopia II&lt;/title&gt; &lt;pub&gt;Hudson Soft&lt;/pub&gt; &lt;dev&gt;Hudson Soft&lt;/dev&gt; &lt;genre&gt;Role-Playing&lt;/genre&gt; &lt;score&gt;4.3&lt;/score&gt; &lt;player&gt;1 Player&lt;/player&gt; &lt;story&gt;Some years have passed since the brave hero Jazeta destroyed Dirth, the Emperor of Darkness. Peace has returned to the land of Neutopia. But there are still monsters roaming the countryside, and some of them were spotted near Yurius Shrine. Jazeta went there to find out what exactly had happened. But he didn't return... You are Jazeta's son, and you must first of all find your missing father! Can it be that the shadow of Emperor of Darkness threatens the peaceful land again?..****The sequel to &quot;Neutopia&quot; is similar to the predecessor in every way. Navigating your hero from a top-down view, you explore the vast countryside, fighting monsters in real time combat. The game is not a true RPG, but an action adventure: you don't gain any experience points from combat, only collect money to buy supplies. In dungeons, you must use bombs on walls to reveal secret passages, push stones, and fight many regular enemies and bosses.&lt;/story&gt; &lt;/game&gt;">
            <text:p>&lt;game name="Neutopia II (Japan)"&gt; &lt;year&gt;1991&lt;/year&gt; &lt;rating&gt;ESRB - RP (Rating Pending)&lt;/rating&gt; &lt;title&gt;Neutopia II&lt;/title&gt; &lt;pub&gt;Hudson Soft&lt;/pub&gt; &lt;dev&gt;Hudson Soft&lt;/dev&gt; &lt;genre&gt;Role-Playing&lt;/genre&gt; &lt;score&gt;4.3&lt;/score&gt; &lt;player&gt;1 Player&lt;/player&gt; &lt;story&gt;Some years have passed since the brave hero Jazeta destroyed Dirth, the Emperor of Darkness. Peace has returned to the land of Neutopia. But there are still monsters roaming the countryside, and some of them were spotted near Yurius Shrine. Jazeta went there to find out what exactly had happened. But he didn't return... You are Jazeta's son, and you must first of all find your missing father! Can it be that the shadow of Emperor of Darkness threatens the peaceful land again?..****The sequel to "Neutopia" is similar to the predecessor in every way. Navigating your hero from a top-down view, you explore the vast countryside, fighting monsters in real time combat. The game is not a true RPG, but an action adventure: you don't gain any experience points from combat, only collect money to buy supplies. In dungeons, you must use bombs on walls to reveal secret passages, push stones, and fight many regular enemies and bosses.&lt;/story&gt; &lt;/game&gt;</text:p>
          </table:table-cell>
          <table:table-cell table:number-columns-repeated="1012"/>
        </table:table-row>
        <table:table-row table:style-name="ro1">
          <table:table-cell office:value-type="string">
            <text:p>New Zealand Story, The (Japan)</text:p>
          </table:table-cell>
          <table:table-cell office:value-type="float" office:value="1990">
            <text:p>1990</text:p>
          </table:table-cell>
          <table:table-cell office:value-type="string">
            <text:p>ESRB - RP (Rating Pending)</text:p>
          </table:table-cell>
          <table:table-cell office:value-type="string">
            <text:p>New Zealand Story, The</text:p>
          </table:table-cell>
          <table:table-cell table:number-columns-repeated="2" office:value-type="string">
            <text:p>Taito Corp.</text:p>
          </table:table-cell>
          <table:table-cell office:value-type="string">
            <text:p>Action</text:p>
          </table:table-cell>
          <table:table-cell office:value-type="string">
            <text:p>3.5</text:p>
          </table:table-cell>
          <table:table-cell office:value-type="string">
            <text:p>1 Player</text:p>
          </table:table-cell>
          <table:table-cell office:value-type="string">
            <text:p>One day, a kiwi tribe was having fun and games outside the zoo, only to be kidnapped by the evil-minded Leopard Seal, who plans to sell them at the black market. Fortunately, during the kidnapping process, Tiki, leader of the tribe, managed to escape the sack, and her job is to rescue Phee-Phee and the other kiwis scattered around New Zealand, and are held in cages in various locations that include Auckland, Rotorua, Waitomo Caves, Strait Cook, and Mt. Cook. ****If Tiki doesn't rescue a kiwi in a limited amount of time, the devil will appear and try to kill her. When Tiki reaches the outskirts of each city, except Strait Cook, there is a boss waiting to meet Tiki, and kill her by using their own choice of weapons. Also making the rescue mission difficult are several nasties that attempt to throw their own weapons, like bombs and arrows, at her. To defeat these enemies, Tiki shoots at them using her crossbow and arrows. More often than not, when Tiki shoots at enemies, they will leave behind pieces of fruit that she can pick up for points. However, it is likely that Tiki may get other weapons or the letters E, X, T, E, N, and D. Collecting all these letters will result in an extra life, and as for the weapons, they include laser shots, bombs, and fireballs. ****In some levels, a few areas are located further up than just left or right, and the only way that Tiki can go up is by snatching something off the enemy that gives her the ability to fly up. Other areas are underwater, and when Tiki goes underwater, her oxygen <text:s/>meter decreases, so she has to rise up to the surface again to restore her oxygen levels. Apart from her own weapons, Tiki is able to squirt water at enemies if she gets to the top of the water.</text:p>
          </table:table-cell>
          <table:table-cell table:style-name="Default" table:formula="of:=CONCATENATE(&quot;&lt;game name=&quot;;CHAR(34);[.A172];CHAR(34);&quot;&gt; &lt;year&gt;&quot;;[.B172];&quot;&lt;/year&gt; &lt;rating&gt;&quot;;[.C172];&quot;&lt;/rating&gt; &lt;title&gt;&quot;;[.D172];&quot;&lt;/title&gt; &lt;pub&gt;&quot;;[.E172];&quot;&lt;/pub&gt; &lt;dev&gt;&quot;;[.F172];&quot;&lt;/dev&gt; &lt;genre&gt;&quot;;[.G172];&quot;&lt;/genre&gt; &lt;score&gt;&quot;;[.H172];&quot;&lt;/score&gt; &lt;player&gt;&quot;;[.I172];&quot;&lt;/player&gt; &lt;story&gt;&quot;;[.J172];&quot;&lt;/story&gt; &lt;/game&gt;&quot;)" office:value-type="string" office:string-value="&lt;game name=&quot;New Zealand Story, The (Japan)&quot;&gt; &lt;year&gt;1990&lt;/year&gt; &lt;rating&gt;ESRB - RP (Rating Pending)&lt;/rating&gt; &lt;title&gt;New Zealand Story, The&lt;/title&gt; &lt;pub&gt;Taito Corp.&lt;/pub&gt; &lt;dev&gt;Taito Corp.&lt;/dev&gt; &lt;genre&gt;Action&lt;/genre&gt; &lt;score&gt;3.5&lt;/score&gt; &lt;player&gt;1 Player&lt;/player&gt; &lt;story&gt;One day, a kiwi tribe was having fun and games outside the zoo, only to be kidnapped by the evil-minded Leopard Seal, who plans to sell them at the black market. Fortunately, during the kidnapping process, Tiki, leader of the tribe, managed to escape the sack, and her job is to rescue Phee-Phee and the other kiwis scattered around New Zealand, and are held in cages in various locations that include Auckland, Rotorua, Waitomo Caves, Strait Cook, and Mt. Cook. ****If Tiki doesn't rescue a kiwi in a limited amount of time, the devil will appear and try to kill her. When Tiki reaches the outskirts of each city, except Strait Cook, there is a boss waiting to meet Tiki, and kill her by using their own choice of weapons. Also making the rescue mission difficult are several nasties that attempt to throw their own weapons, like bombs and arrows, at her. To defeat these enemies, Tiki shoots at them using her crossbow and arrows. More often than not, when Tiki shoots at enemies, they will leave behind pieces of fruit that she can pick up for points. However, it is likely that Tiki may get other weapons or the letters E, X, T, E, N, and D. Collecting all these letters will result in an extra life, and as for the weapons, they include laser shots, bombs, and fireballs. ****In some levels, a few areas are located further up than just left or right, and the only way that Tiki can go up is by snatching something off the enemy that gives her the ability to fly up. Other areas are underwater, and when Tiki goes underwater, her oxygen  meter decreases, so she has to rise up to the surface again to restore her oxygen levels. Apart from her own weapons, Tiki is able to squirt water at enemies if she gets to the top of the water.&lt;/story&gt; &lt;/game&gt;">
            <text:p>&lt;game name="New Zealand Story, The (Japan)"&gt; &lt;year&gt;1990&lt;/year&gt; &lt;rating&gt;ESRB - RP (Rating Pending)&lt;/rating&gt; &lt;title&gt;New Zealand Story, The&lt;/title&gt; &lt;pub&gt;Taito Corp.&lt;/pub&gt; &lt;dev&gt;Taito Corp.&lt;/dev&gt; &lt;genre&gt;Action&lt;/genre&gt; &lt;score&gt;3.5&lt;/score&gt; &lt;player&gt;1 Player&lt;/player&gt; &lt;story&gt;One day, a kiwi tribe was having fun and games outside the zoo, only to be kidnapped by the evil-minded Leopard Seal, who plans to sell them at the black market. Fortunately, during the kidnapping process, Tiki, leader of the tribe, managed to escape the sack, and her job is to rescue Phee-Phee and the other kiwis scattered around New Zealand, and are held in cages in various locations that include Auckland, Rotorua, Waitomo Caves, Strait Cook, and Mt. Cook. ****If Tiki doesn't rescue a kiwi in a limited amount of time, the devil will appear and try to kill her. When Tiki reaches the outskirts of each city, except Strait Cook, there is a boss waiting to meet Tiki, and kill her by using their own choice of weapons. Also making the rescue mission difficult are several nasties that attempt to throw their own weapons, like bombs and arrows, at her. To defeat these enemies, Tiki shoots at them using her crossbow and arrows. More often than not, when Tiki shoots at enemies, they will leave behind pieces of fruit that she can pick up for points. However, it is likely that Tiki may get other weapons or the letters E, X, T, E, N, and D. Collecting all these letters will result in an extra life, and as for the weapons, they include laser shots, bombs, and fireballs. ****In some levels, a few areas are located further up than just left or right, and the only way that Tiki can go up is by snatching something off the enemy that gives her the ability to fly up. Other areas are underwater, and when Tiki goes underwater, her oxygen <text:s/>meter decreases, so she has to rise up to the surface again to restore her oxygen levels. Apart from her own weapons, Tiki is able to squirt water at enemies if she gets to the top of the water.&lt;/story&gt; &lt;/game&gt;</text:p>
          </table:table-cell>
          <table:table-cell table:number-columns-repeated="1012"/>
        </table:table-row>
        <table:table-row table:style-name="ro1">
          <table:table-cell office:value-type="string">
            <text:p>NHK Taiga Drama - Taiheiki (Japan)</text:p>
          </table:table-cell>
          <table:table-cell office:value-type="string">
            <text:p>1992</text:p>
          </table:table-cell>
          <table:table-cell office:value-type="string">
            <text:p>ESRB - RP (Rating Pending)</text:p>
          </table:table-cell>
          <table:table-cell office:value-type="string">
            <text:p>NHK Taiga Drama - Taiheiki</text:p>
          </table:table-cell>
          <table:table-cell office:value-type="string">
            <text:p>NHK Software</text:p>
          </table:table-cell>
          <table:table-cell office:value-type="string">
            <text:p>Nhk Software</text:p>
          </table:table-cell>
          <table:table-cell office:value-type="string">
            <text:p>Simulation</text:p>
          </table:table-cell>
          <table:table-cell office:value-type="string">
            <text:p>3.0</text:p>
          </table:table-cell>
          <table:table-cell office:value-type="string">
            <text:p>1 Player</text:p>
          </table:table-cell>
          <table:table-cell office:value-type="string">
            <text:p>Taiheiki is a turn-based strategy game based on the Japanese 14th century historical epic of the same name. Like the book, the game portrays the struggle between the Northern Court, ruled by the decadent Hōjō clan (later betrayed by their vassal Ashikaga Takauji), and the Southern Court of the emperor Go-Daigo. The gameplay has strong grand strategy elements and is similar to Koei's "historical simulation" series. The player can choose to control either the Northern or the Southern forces, choosing the actions for the leader and all his vassals. The player can choose to engage in diplomacy with rulers of other provinces, sign agreements, and manage and navigate armies. Combat takes place on a separate top-down grid, on which he player navigates the soldiers in turn-based fashion. Individual battles proceed automatically, their outcome based on the participant's attributes.</text:p>
          </table:table-cell>
          <table:table-cell table:style-name="Default" table:formula="of:=CONCATENATE(&quot;&lt;game name=&quot;;CHAR(34);[.A173];CHAR(34);&quot;&gt; &lt;year&gt;&quot;;[.B173];&quot;&lt;/year&gt; &lt;rating&gt;&quot;;[.C173];&quot;&lt;/rating&gt; &lt;title&gt;&quot;;[.D173];&quot;&lt;/title&gt; &lt;pub&gt;&quot;;[.E173];&quot;&lt;/pub&gt; &lt;dev&gt;&quot;;[.F173];&quot;&lt;/dev&gt; &lt;genre&gt;&quot;;[.G173];&quot;&lt;/genre&gt; &lt;score&gt;&quot;;[.H173];&quot;&lt;/score&gt; &lt;player&gt;&quot;;[.I173];&quot;&lt;/player&gt; &lt;story&gt;&quot;;[.J173];&quot;&lt;/story&gt; &lt;/game&gt;&quot;)" office:value-type="string" office:string-value="&lt;game name=&quot;NHK Taiga Drama - Taiheiki (Japan)&quot;&gt; &lt;year&gt;1992&lt;/year&gt; &lt;rating&gt;ESRB - RP (Rating Pending)&lt;/rating&gt; &lt;title&gt;NHK Taiga Drama - Taiheiki&lt;/title&gt; &lt;pub&gt;NHK Software&lt;/pub&gt; &lt;dev&gt;Nhk Software&lt;/dev&gt; &lt;genre&gt;Simulation&lt;/genre&gt; &lt;score&gt;3.0&lt;/score&gt; &lt;player&gt;1 Player&lt;/player&gt; &lt;story&gt;Taiheiki is a turn-based strategy game based on the Japanese 14th century historical epic of the same name. Like the book, the game portrays the struggle between the Northern Court, ruled by the decadent Hōjō clan (later betrayed by their vassal Ashikaga Takauji), and the Southern Court of the emperor Go-Daigo. The gameplay has strong grand strategy elements and is similar to Koei's &quot;historical simulation&quot; series. The player can choose to control either the Northern or the Southern forces, choosing the actions for the leader and all his vassals. The player can choose to engage in diplomacy with rulers of other provinces, sign agreements, and manage and navigate armies. Combat takes place on a separate top-down grid, on which he player navigates the soldiers in turn-based fashion. Individual battles proceed automatically, their outcome based on the participant's attributes.&lt;/story&gt; &lt;/game&gt;">
            <text:p>&lt;game name="NHK Taiga Drama - Taiheiki (Japan)"&gt; &lt;year&gt;1992&lt;/year&gt; &lt;rating&gt;ESRB - RP (Rating Pending)&lt;/rating&gt; &lt;title&gt;NHK Taiga Drama - Taiheiki&lt;/title&gt; &lt;pub&gt;NHK Software&lt;/pub&gt; &lt;dev&gt;Nhk Software&lt;/dev&gt; &lt;genre&gt;Simulation&lt;/genre&gt; &lt;score&gt;3.0&lt;/score&gt; &lt;player&gt;1 Player&lt;/player&gt; &lt;story&gt;Taiheiki is a turn-based strategy game based on the Japanese 14th century historical epic of the same name. Like the book, the game portrays the struggle between the Northern Court, ruled by the decadent Hōjō clan (later betrayed by their vassal Ashikaga Takauji), and the Southern Court of the emperor Go-Daigo. The gameplay has strong grand strategy elements and is similar to Koei's "historical simulation" series. The player can choose to control either the Northern or the Southern forces, choosing the actions for the leader and all his vassals. The player can choose to engage in diplomacy with rulers of other provinces, sign agreements, and manage and navigate armies. Combat takes place on a separate top-down grid, on which he player navigates the soldiers in turn-based fashion. Individual battles proceed automatically, their outcome based on the participant's attributes.&lt;/story&gt; &lt;/game&gt;</text:p>
          </table:table-cell>
          <table:table-cell table:number-columns-repeated="1012"/>
        </table:table-row>
        <table:table-row table:style-name="ro1">
          <table:table-cell office:value-type="string">
            <text:p>Niko Niko Pun (Japan)</text:p>
          </table:table-cell>
          <table:table-cell office:value-type="float" office:value="1991">
            <text:p>1991</text:p>
          </table:table-cell>
          <table:table-cell office:value-type="string">
            <text:p>ESRB - RP (Rating Pending)</text:p>
          </table:table-cell>
          <table:table-cell office:value-type="string">
            <text:p>Niko Niko Pun</text:p>
          </table:table-cell>
          <table:table-cell office:value-type="string">
            <text:p>NHK Software</text:p>
          </table:table-cell>
          <table:table-cell office:value-type="string">
            <text:p>Nhk Software</text:p>
          </table:table-cell>
          <table:table-cell office:value-type="string">
            <text:p>Action</text:p>
          </table:table-cell>
          <table:table-cell office:value-type="string">
            <text:p>2.0</text:p>
          </table:table-cell>
          <table:table-cell office:value-type="string">
            <text:p>1 Player</text:p>
          </table:table-cell>
          <table:table-cell office:value-type="string">
            <text:p>Obviously designed as a game for younger children, you choose between three animal characters to play and must guide them across each level, collecting fruit to feed to the dragon at the end. Gameplay is simple, mostly involving jumping or ducking to avoid enemies - there is no attack. During the level the timer slowly decreases, however levels are quite short so this is to encourage children to keep moving, rather than provide any sort of challenge. Along the way you will encounter doors - some of these contain sliding block puzzles to solve, others have animated pictures of characters that talk to you. Enemies are mostly slow moving, some can be used to reach higher fruit, others are static and require timing to dodge (such as the elephants who lift their trunks for you to pass). </text:p>
          </table:table-cell>
          <table:table-cell table:style-name="Default" table:formula="of:=CONCATENATE(&quot;&lt;game name=&quot;;CHAR(34);[.A174];CHAR(34);&quot;&gt; &lt;year&gt;&quot;;[.B174];&quot;&lt;/year&gt; &lt;rating&gt;&quot;;[.C174];&quot;&lt;/rating&gt; &lt;title&gt;&quot;;[.D174];&quot;&lt;/title&gt; &lt;pub&gt;&quot;;[.E174];&quot;&lt;/pub&gt; &lt;dev&gt;&quot;;[.F174];&quot;&lt;/dev&gt; &lt;genre&gt;&quot;;[.G174];&quot;&lt;/genre&gt; &lt;score&gt;&quot;;[.H174];&quot;&lt;/score&gt; &lt;player&gt;&quot;;[.I174];&quot;&lt;/player&gt; &lt;story&gt;&quot;;[.J174];&quot;&lt;/story&gt; &lt;/game&gt;&quot;)" office:value-type="string" office:string-value="&lt;game name=&quot;Niko Niko Pun (Japan)&quot;&gt; &lt;year&gt;1991&lt;/year&gt; &lt;rating&gt;ESRB - RP (Rating Pending)&lt;/rating&gt; &lt;title&gt;Niko Niko Pun&lt;/title&gt; &lt;pub&gt;NHK Software&lt;/pub&gt; &lt;dev&gt;Nhk Software&lt;/dev&gt; &lt;genre&gt;Action&lt;/genre&gt; &lt;score&gt;2.0&lt;/score&gt; &lt;player&gt;1 Player&lt;/player&gt; &lt;story&gt;Obviously designed as a game for younger children, you choose between three animal characters to play and must guide them across each level, collecting fruit to feed to the dragon at the end. Gameplay is simple, mostly involving jumping or ducking to avoid enemies - there is no attack. During the level the timer slowly decreases, however levels are quite short so this is to encourage children to keep moving, rather than provide any sort of challenge. Along the way you will encounter doors - some of these contain sliding block puzzles to solve, others have animated pictures of characters that talk to you. Enemies are mostly slow moving, some can be used to reach higher fruit, others are static and require timing to dodge (such as the elephants who lift their trunks for you to pass). &lt;/story&gt; &lt;/game&gt;">
            <text:p>&lt;game name="Niko Niko Pun (Japan)"&gt; &lt;year&gt;1991&lt;/year&gt; &lt;rating&gt;ESRB - RP (Rating Pending)&lt;/rating&gt; &lt;title&gt;Niko Niko Pun&lt;/title&gt; &lt;pub&gt;NHK Software&lt;/pub&gt; &lt;dev&gt;Nhk Software&lt;/dev&gt; &lt;genre&gt;Action&lt;/genre&gt; &lt;score&gt;2.0&lt;/score&gt; &lt;player&gt;1 Player&lt;/player&gt; &lt;story&gt;Obviously designed as a game for younger children, you choose between three animal characters to play and must guide them across each level, collecting fruit to feed to the dragon at the end. Gameplay is simple, mostly involving jumping or ducking to avoid enemies - there is no attack. During the level the timer slowly decreases, however levels are quite short so this is to encourage children to keep moving, rather than provide any sort of challenge. Along the way you will encounter doors - some of these contain sliding block puzzles to solve, others have animated pictures of characters that talk to you. Enemies are mostly slow moving, some can be used to reach higher fruit, others are static and require timing to dodge (such as the elephants who lift their trunks for you to pass). &lt;/story&gt; &lt;/game&gt;</text:p>
          </table:table-cell>
          <table:table-cell table:number-columns-repeated="1012"/>
        </table:table-row>
        <table:table-row table:style-name="ro1">
          <table:table-cell office:value-type="string">
            <text:p>Ninja Ryuuken Den (Japan)</text:p>
          </table:table-cell>
          <table:table-cell office:value-type="string">
            <text:p>1992</text:p>
          </table:table-cell>
          <table:table-cell office:value-type="string">
            <text:p>ESRB - RP (Rating Pending)</text:p>
          </table:table-cell>
          <table:table-cell office:value-type="string">
            <text:p>Ninja Ryuuken Den</text:p>
          </table:table-cell>
          <table:table-cell office:value-type="string">
            <text:p>Tecmo</text:p>
          </table:table-cell>
          <table:table-cell office:value-type="string">
            <text:p>Hudson Soft</text:p>
          </table:table-cell>
          <table:table-cell office:value-type="string">
            <text:p>Action</text:p>
          </table:table-cell>
          <table:table-cell office:value-type="string">
            <text:p>3.8</text:p>
          </table:table-cell>
          <table:table-cell office:value-type="string">
            <text:p>1 Player</text:p>
          </table:table-cell>
          <table:table-cell office:value-type="string">
            <text:p>Ninja Gaiden begins with a cinematic animation in which two ninjas duel to the death; one goes down. It is revealed that the doomed ninja is the father of Ryu Hayabusa. When Ryu learns of this, he embarks on a quest to find out who killed his father and why. This quest takes him to America to find an archaeologist with whom Ryu's father was working. From there, Ryu becomes embroiled in an evil, supernatural conspiracy involving a villain named Jaquio who has plans to use an ancient castle and some relics to unleash a terrifying evil upon the world. <text:s/>In comparison to the better known console version this game is a traditional fighting game similar to Double Dragon in which the player walks from left to right while battling numerous enemies. Only if all foes are dispatched of, the player can advance in the level. It's also possible to perform special attacks and use weapons. The latter are either collectable power-ups or environmental objects like phone boots. <text:s/>Ryu can attack his enemies using his his bare hands and feet or using a sword (for a limited time). He can also perform moves such as a flying neck throw, a back flip and hang kicks, performed while hanging in scenario objects. Throwing enemies against objects such as phone cabins, oil drums or dumpsters will destroy them, revealing power ups such as health items and swords. At some points, Ryu will have to perform acrobatic moves to carry on. He has a life bar starting with five units. <text:s/>The game takes place in United States' locations such as Las Vegas, North Carolina, Los Angeles, the Grand Canyon and Brooklyn. The enemies in those stages are mostly of the same five kinds, including Jason Vorhees' look-alikes and other masked men. There is a boss fight at the end of each stage. <text:s/>A two-player co-operative game is also featured. Whenever the player dies, a continue screen will appear showing Ryu chained to a table while a circular saw descends upon him.</text:p>
          </table:table-cell>
          <table:table-cell table:style-name="Default" table:formula="of:=CONCATENATE(&quot;&lt;game name=&quot;;CHAR(34);[.A175];CHAR(34);&quot;&gt; &lt;year&gt;&quot;;[.B175];&quot;&lt;/year&gt; &lt;rating&gt;&quot;;[.C175];&quot;&lt;/rating&gt; &lt;title&gt;&quot;;[.D175];&quot;&lt;/title&gt; &lt;pub&gt;&quot;;[.E175];&quot;&lt;/pub&gt; &lt;dev&gt;&quot;;[.F175];&quot;&lt;/dev&gt; &lt;genre&gt;&quot;;[.G175];&quot;&lt;/genre&gt; &lt;score&gt;&quot;;[.H175];&quot;&lt;/score&gt; &lt;player&gt;&quot;;[.I175];&quot;&lt;/player&gt; &lt;story&gt;&quot;;[.J175];&quot;&lt;/story&gt; &lt;/game&gt;&quot;)" office:value-type="string" office:string-value="&lt;game name=&quot;Ninja Ryuuken Den (Japan)&quot;&gt; &lt;year&gt;1992&lt;/year&gt; &lt;rating&gt;ESRB - RP (Rating Pending)&lt;/rating&gt; &lt;title&gt;Ninja Ryuuken Den&lt;/title&gt; &lt;pub&gt;Tecmo&lt;/pub&gt; &lt;dev&gt;Hudson Soft&lt;/dev&gt; &lt;genre&gt;Action&lt;/genre&gt; &lt;score&gt;3.8&lt;/score&gt; &lt;player&gt;1 Player&lt;/player&gt; &lt;story&gt;Ninja Gaiden begins with a cinematic animation in which two ninjas duel to the death; one goes down. It is revealed that the doomed ninja is the father of Ryu Hayabusa. When Ryu learns of this, he embarks on a quest to find out who killed his father and why. This quest takes him to America to find an archaeologist with whom Ryu's father was working. From there, Ryu becomes embroiled in an evil, supernatural conspiracy involving a villain named Jaquio who has plans to use an ancient castle and some relics to unleash a terrifying evil upon the world.  In comparison to the better known console version this game is a traditional fighting game similar to Double Dragon in which the player walks from left to right while battling numerous enemies. Only if all foes are dispatched of, the player can advance in the level. It's also possible to perform special attacks and use weapons. The latter are either collectable power-ups or environmental objects like phone boots.  Ryu can attack his enemies using his his bare hands and feet or using a sword (for a limited time). He can also perform moves such as a flying neck throw, a back flip and hang kicks, performed while hanging in scenario objects. Throwing enemies against objects such as phone cabins, oil drums or dumpsters will destroy them, revealing power ups such as health items and swords. At some points, Ryu will have to perform acrobatic moves to carry on. He has a life bar starting with five units.  The game takes place in United States' locations such as Las Vegas, North Carolina, Los Angeles, the Grand Canyon and Brooklyn. The enemies in those stages are mostly of the same five kinds, including Jason Vorhees' look-alikes and other masked men. There is a boss fight at the end of each stage.  A two-player co-operative game is also featured. Whenever the player dies, a continue screen will appear showing Ryu chained to a table while a circular saw descends upon him.&lt;/story&gt; &lt;/game&gt;">
            <text:p>&lt;game name="Ninja Ryuuken Den (Japan)"&gt; &lt;year&gt;1992&lt;/year&gt; &lt;rating&gt;ESRB - RP (Rating Pending)&lt;/rating&gt; &lt;title&gt;Ninja Ryuuken Den&lt;/title&gt; &lt;pub&gt;Tecmo&lt;/pub&gt; &lt;dev&gt;Hudson Soft&lt;/dev&gt; &lt;genre&gt;Action&lt;/genre&gt; &lt;score&gt;3.8&lt;/score&gt; &lt;player&gt;1 Player&lt;/player&gt; &lt;story&gt;Ninja Gaiden begins with a cinematic animation in which two ninjas duel to the death; one goes down. It is revealed that the doomed ninja is the father of Ryu Hayabusa. When Ryu learns of this, he embarks on a quest to find out who killed his father and why. This quest takes him to America to find an archaeologist with whom Ryu's father was working. From there, Ryu becomes embroiled in an evil, supernatural conspiracy involving a villain named Jaquio who has plans to use an ancient castle and some relics to unleash a terrifying evil upon the world. <text:s/>In comparison to the better known console version this game is a traditional fighting game similar to Double Dragon in which the player walks from left to right while battling numerous enemies. Only if all foes are dispatched of, the player can advance in the level. It's also possible to perform special attacks and use weapons. The latter are either collectable power-ups or environmental objects like phone boots. <text:s/>Ryu can attack his enemies using his his bare hands and feet or using a sword (for a limited time). He can also perform moves such as a flying neck throw, a back flip and hang kicks, performed while hanging in scenario objects. Throwing enemies against objects such as phone cabins, oil drums or dumpsters will destroy them, revealing power ups such as health items and swords. At some points, Ryu will have to perform acrobatic moves to carry on. He has a life bar starting with five units. <text:s/>The game takes place in United States' locations such as Las Vegas, North Carolina, Los Angeles, the Grand Canyon and Brooklyn. The enemies in those stages are mostly of the same five kinds, including Jason Vorhees' look-alikes and other masked men. There is a boss fight at the end of each stage. <text:s/>A two-player co-operative game is also featured. Whenever the player dies, a continue screen will appear showing Ryu chained to a table while a circular saw descends upon him.&lt;/story&gt; &lt;/game&gt;</text:p>
          </table:table-cell>
          <table:table-cell table:number-columns-repeated="1012"/>
        </table:table-row>
        <table:table-row table:style-name="ro1">
          <table:table-cell office:value-type="string">
            <text:p>Ninja Warriors, The (Japan)</text:p>
          </table:table-cell>
          <table:table-cell office:value-type="string">
            <text:p>1992</text:p>
          </table:table-cell>
          <table:table-cell office:value-type="string">
            <text:p>ESRB - RP (Rating Pending)</text:p>
          </table:table-cell>
          <table:table-cell office:value-type="string">
            <text:p>Ninja Warriors, The</text:p>
          </table:table-cell>
          <table:table-cell office:value-type="string">
            <text:p>Tecmo</text:p>
          </table:table-cell>
          <table:table-cell office:value-type="string">
            <text:p>Hudson Soft</text:p>
          </table:table-cell>
          <table:table-cell office:value-type="string">
            <text:p>Action</text:p>
          </table:table-cell>
          <table:table-cell office:value-type="string">
            <text:p>3.8</text:p>
          </table:table-cell>
          <table:table-cell office:value-type="string">
            <text:p>1 Player</text:p>
          </table:table-cell>
          <table:table-cell office:value-type="string">
            <text:p>Two player side scrolling beat-em-up converted from the Taito coin-op that featured three monitor screens side by side. The Amiga version was developed in letterbox format in order to show as much of the wide screen background graphics as possible. ****The player(s) controlled robot Ninjas, which battled their way through the levels using Shuriken and knives. As the Ninja's took damage their classic Ninja garb was torn away to reveal robotic limbs, torso or head. When the damage reached critical the Ninja Robot would explode, scattering mechanical body parts.****As with The Sales Curve's later title SWIV, The Ninja Warriors used the company's Dynamic Loading System to load sprites, sound and background graphics from disk on the fly.</text:p>
          </table:table-cell>
          <table:table-cell table:style-name="Default" table:formula="of:=CONCATENATE(&quot;&lt;game name=&quot;;CHAR(34);[.A176];CHAR(34);&quot;&gt; &lt;year&gt;&quot;;[.B176];&quot;&lt;/year&gt; &lt;rating&gt;&quot;;[.C176];&quot;&lt;/rating&gt; &lt;title&gt;&quot;;[.D176];&quot;&lt;/title&gt; &lt;pub&gt;&quot;;[.E176];&quot;&lt;/pub&gt; &lt;dev&gt;&quot;;[.F176];&quot;&lt;/dev&gt; &lt;genre&gt;&quot;;[.G176];&quot;&lt;/genre&gt; &lt;score&gt;&quot;;[.H176];&quot;&lt;/score&gt; &lt;player&gt;&quot;;[.I176];&quot;&lt;/player&gt; &lt;story&gt;&quot;;[.J176];&quot;&lt;/story&gt; &lt;/game&gt;&quot;)" office:value-type="string" office:string-value="&lt;game name=&quot;Ninja Warriors, The (Japan)&quot;&gt; &lt;year&gt;1992&lt;/year&gt; &lt;rating&gt;ESRB - RP (Rating Pending)&lt;/rating&gt; &lt;title&gt;Ninja Warriors, The&lt;/title&gt; &lt;pub&gt;Tecmo&lt;/pub&gt; &lt;dev&gt;Hudson Soft&lt;/dev&gt; &lt;genre&gt;Action&lt;/genre&gt; &lt;score&gt;3.8&lt;/score&gt; &lt;player&gt;1 Player&lt;/player&gt; &lt;story&gt;Two player side scrolling beat-em-up converted from the Taito coin-op that featured three monitor screens side by side. The Amiga version was developed in letterbox format in order to show as much of the wide screen background graphics as possible. ****The player(s) controlled robot Ninjas, which battled their way through the levels using Shuriken and knives. As the Ninja's took damage their classic Ninja garb was torn away to reveal robotic limbs, torso or head. When the damage reached critical the Ninja Robot would explode, scattering mechanical body parts.****As with The Sales Curve's later title SWIV, The Ninja Warriors used the company's Dynamic Loading System to load sprites, sound and background graphics from disk on the fly.&lt;/story&gt; &lt;/game&gt;">
            <text:p>&lt;game name="Ninja Warriors, The (Japan)"&gt; &lt;year&gt;1992&lt;/year&gt; &lt;rating&gt;ESRB - RP (Rating Pending)&lt;/rating&gt; &lt;title&gt;Ninja Warriors, The&lt;/title&gt; &lt;pub&gt;Tecmo&lt;/pub&gt; &lt;dev&gt;Hudson Soft&lt;/dev&gt; &lt;genre&gt;Action&lt;/genre&gt; &lt;score&gt;3.8&lt;/score&gt; &lt;player&gt;1 Player&lt;/player&gt; &lt;story&gt;Two player side scrolling beat-em-up converted from the Taito coin-op that featured three monitor screens side by side. The Amiga version was developed in letterbox format in order to show as much of the wide screen background graphics as possible. ****The player(s) controlled robot Ninjas, which battled their way through the levels using Shuriken and knives. As the Ninja's took damage their classic Ninja garb was torn away to reveal robotic limbs, torso or head. When the damage reached critical the Ninja Robot would explode, scattering mechanical body parts.****As with The Sales Curve's later title SWIV, The Ninja Warriors used the company's Dynamic Loading System to load sprites, sound and background graphics from disk on the fly.&lt;/story&gt; &lt;/game&gt;</text:p>
          </table:table-cell>
          <table:table-cell table:number-columns-repeated="1012"/>
        </table:table-row>
        <table:table-row table:style-name="ro1">
          <table:table-cell office:value-type="string">
            <text:p>Obocchama Kun (Japan)</text:p>
          </table:table-cell>
          <table:table-cell office:value-type="float" office:value="1991">
            <text:p>1991</text:p>
          </table:table-cell>
          <table:table-cell office:value-type="string">
            <text:p>ESRB - RP (Rating Pending)</text:p>
          </table:table-cell>
          <table:table-cell office:value-type="string">
            <text:p>Obocchama Kun</text:p>
          </table:table-cell>
          <table:table-cell table:number-columns-repeated="2" office:value-type="string">
            <text:p>Namcot</text:p>
          </table:table-cell>
          <table:table-cell office:value-type="string">
            <text:p>Action</text:p>
          </table:table-cell>
          <table:table-cell office:value-type="string">
            <text:p>3.5</text:p>
          </table:table-cell>
          <table:table-cell office:value-type="string">
            <text:p>1 Player</text:p>
          </table:table-cell>
          <table:table-cell office:value-type="string">
            <text:p>Obocchama-kun is an action game based on the TV anime of the same name (which itself is based on a manga). Winning the game is basically achieved by getting to the end of each level and beating the boss (sometimes replaced by another special challenge). Of course there are also a variety of enemies (two different per level) running around which try to harm the protagonist. He has two weapons to use against them: either shooting them or, well, jumping in their face with his buttocks. There are also power ups to collect, e.g. weapon upgrades or summoning an ally which supports him through the rest of the stage. The protagonist also has the ability to transform himself, e.g. into a dog or a blind man.</text:p>
          </table:table-cell>
          <table:table-cell table:style-name="Default" table:formula="of:=CONCATENATE(&quot;&lt;game name=&quot;;CHAR(34);[.A177];CHAR(34);&quot;&gt; &lt;year&gt;&quot;;[.B177];&quot;&lt;/year&gt; &lt;rating&gt;&quot;;[.C177];&quot;&lt;/rating&gt; &lt;title&gt;&quot;;[.D177];&quot;&lt;/title&gt; &lt;pub&gt;&quot;;[.E177];&quot;&lt;/pub&gt; &lt;dev&gt;&quot;;[.F177];&quot;&lt;/dev&gt; &lt;genre&gt;&quot;;[.G177];&quot;&lt;/genre&gt; &lt;score&gt;&quot;;[.H177];&quot;&lt;/score&gt; &lt;player&gt;&quot;;[.I177];&quot;&lt;/player&gt; &lt;story&gt;&quot;;[.J177];&quot;&lt;/story&gt; &lt;/game&gt;&quot;)" office:value-type="string" office:string-value="&lt;game name=&quot;Obocchama Kun (Japan)&quot;&gt; &lt;year&gt;1991&lt;/year&gt; &lt;rating&gt;ESRB - RP (Rating Pending)&lt;/rating&gt; &lt;title&gt;Obocchama Kun&lt;/title&gt; &lt;pub&gt;Namcot&lt;/pub&gt; &lt;dev&gt;Namcot&lt;/dev&gt; &lt;genre&gt;Action&lt;/genre&gt; &lt;score&gt;3.5&lt;/score&gt; &lt;player&gt;1 Player&lt;/player&gt; &lt;story&gt;Obocchama-kun is an action game based on the TV anime of the same name (which itself is based on a manga). Winning the game is basically achieved by getting to the end of each level and beating the boss (sometimes replaced by another special challenge). Of course there are also a variety of enemies (two different per level) running around which try to harm the protagonist. He has two weapons to use against them: either shooting them or, well, jumping in their face with his buttocks. There are also power ups to collect, e.g. weapon upgrades or summoning an ally which supports him through the rest of the stage. The protagonist also has the ability to transform himself, e.g. into a dog or a blind man.&lt;/story&gt; &lt;/game&gt;">
            <text:p>&lt;game name="Obocchama Kun (Japan)"&gt; &lt;year&gt;1991&lt;/year&gt; &lt;rating&gt;ESRB - RP (Rating Pending)&lt;/rating&gt; &lt;title&gt;Obocchama Kun&lt;/title&gt; &lt;pub&gt;Namcot&lt;/pub&gt; &lt;dev&gt;Namcot&lt;/dev&gt; &lt;genre&gt;Action&lt;/genre&gt; &lt;score&gt;3.5&lt;/score&gt; &lt;player&gt;1 Player&lt;/player&gt; &lt;story&gt;Obocchama-kun is an action game based on the TV anime of the same name (which itself is based on a manga). Winning the game is basically achieved by getting to the end of each level and beating the boss (sometimes replaced by another special challenge). Of course there are also a variety of enemies (two different per level) running around which try to harm the protagonist. He has two weapons to use against them: either shooting them or, well, jumping in their face with his buttocks. There are also power ups to collect, e.g. weapon upgrades or summoning an ally which supports him through the rest of the stage. The protagonist also has the ability to transform himself, e.g. into a dog or a blind man.&lt;/story&gt; &lt;/game&gt;</text:p>
          </table:table-cell>
          <table:table-cell table:number-columns-repeated="1012"/>
        </table:table-row>
        <table:table-row table:style-name="ro1">
          <table:table-cell office:value-type="string">
            <text:p>Operation Wolf (Japan)</text:p>
          </table:table-cell>
          <table:table-cell office:value-type="float" office:value="1990">
            <text:p>1990</text:p>
          </table:table-cell>
          <table:table-cell office:value-type="string">
            <text:p>ESRB - RP (Rating Pending)</text:p>
          </table:table-cell>
          <table:table-cell office:value-type="string">
            <text:p>Operation Wolf</text:p>
          </table:table-cell>
          <table:table-cell office:value-type="string">
            <text:p>NEC Avenue, Ltd.</text:p>
          </table:table-cell>
          <table:table-cell office:value-type="string">
            <text:p>Taito</text:p>
          </table:table-cell>
          <table:table-cell office:value-type="string">
            <text:p>Shoot-'Em-Up</text:p>
          </table:table-cell>
          <table:table-cell office:value-type="string">
            <text:p>4.6</text:p>
          </table:table-cell>
          <table:table-cell office:value-type="string">
            <text:p>1-2 Players</text:p>
          </table:table-cell>
          <table:table-cell office:value-type="string">
            <text:p>You have been recruited for Operation Wolf, a desperate attempt to rescue prisoners from the enemy. Through a series of missions, you'll engage a variety of enemies, from soldiers to ninjas, patrol boats to helicopters, and more. Can you carry the day?****Operation Wolf is an arcade conversion of the game by Taito. It is essentially a bitmapped "rail-shooter", where you basically hold the gun and shoot just about everything that moves, while conserving your ammo and grenades. Shoot ammo/grenades and healing items on the screen to "pick them up". Your primary machine gun can kill everything if you hit it enough times, but you can also use the grenade launcher for really deadly targets like helicopters or armored cars. You can collect a machine gun which will allow you to shoot faster for a few seconds. ****You'll be pummelled by a LOT of enemies. Some will be shooting, others will be tossing grenades, knifes, and more. Some are armored and requires more than a few hits, others dodges. You can shoot grenades and knifes out of the air if you aim well enough. There are also civilians running around which can be shot, but it's not beneficial. ****Bosses appear at the end of some levels, and each has a specific weakness you need to exploit.</text:p>
          </table:table-cell>
          <table:table-cell table:style-name="Default" table:formula="of:=CONCATENATE(&quot;&lt;game name=&quot;;CHAR(34);[.A178];CHAR(34);&quot;&gt; &lt;year&gt;&quot;;[.B178];&quot;&lt;/year&gt; &lt;rating&gt;&quot;;[.C178];&quot;&lt;/rating&gt; &lt;title&gt;&quot;;[.D178];&quot;&lt;/title&gt; &lt;pub&gt;&quot;;[.E178];&quot;&lt;/pub&gt; &lt;dev&gt;&quot;;[.F178];&quot;&lt;/dev&gt; &lt;genre&gt;&quot;;[.G178];&quot;&lt;/genre&gt; &lt;score&gt;&quot;;[.H178];&quot;&lt;/score&gt; &lt;player&gt;&quot;;[.I178];&quot;&lt;/player&gt; &lt;story&gt;&quot;;[.J178];&quot;&lt;/story&gt; &lt;/game&gt;&quot;)" office:value-type="string" office:string-value="&lt;game name=&quot;Operation Wolf (Japan)&quot;&gt; &lt;year&gt;1990&lt;/year&gt; &lt;rating&gt;ESRB - RP (Rating Pending)&lt;/rating&gt; &lt;title&gt;Operation Wolf&lt;/title&gt; &lt;pub&gt;NEC Avenue, Ltd.&lt;/pub&gt; &lt;dev&gt;Taito&lt;/dev&gt; &lt;genre&gt;Shoot-'Em-Up&lt;/genre&gt; &lt;score&gt;4.6&lt;/score&gt; &lt;player&gt;1-2 Players&lt;/player&gt; &lt;story&gt;You have been recruited for Operation Wolf, a desperate attempt to rescue prisoners from the enemy. Through a series of missions, you'll engage a variety of enemies, from soldiers to ninjas, patrol boats to helicopters, and more. Can you carry the day?****Operation Wolf is an arcade conversion of the game by Taito. It is essentially a bitmapped &quot;rail-shooter&quot;, where you basically hold the gun and shoot just about everything that moves, while conserving your ammo and grenades. Shoot ammo/grenades and healing items on the screen to &quot;pick them up&quot;. Your primary machine gun can kill everything if you hit it enough times, but you can also use the grenade launcher for really deadly targets like helicopters or armored cars. You can collect a machine gun which will allow you to shoot faster for a few seconds. ****You'll be pummelled by a LOT of enemies. Some will be shooting, others will be tossing grenades, knifes, and more. Some are armored and requires more than a few hits, others dodges. You can shoot grenades and knifes out of the air if you aim well enough. There are also civilians running around which can be shot, but it's not beneficial. ****Bosses appear at the end of some levels, and each has a specific weakness you need to exploit.&lt;/story&gt; &lt;/game&gt;">
            <text:p>&lt;game name="Operation Wolf (Japan)"&gt; &lt;year&gt;1990&lt;/year&gt; &lt;rating&gt;ESRB - RP (Rating Pending)&lt;/rating&gt; &lt;title&gt;Operation Wolf&lt;/title&gt; &lt;pub&gt;NEC Avenue, Ltd.&lt;/pub&gt; &lt;dev&gt;Taito&lt;/dev&gt; &lt;genre&gt;Shoot-'Em-Up&lt;/genre&gt; &lt;score&gt;4.6&lt;/score&gt; &lt;player&gt;1-2 Players&lt;/player&gt; &lt;story&gt;You have been recruited for Operation Wolf, a desperate attempt to rescue prisoners from the enemy. Through a series of missions, you'll engage a variety of enemies, from soldiers to ninjas, patrol boats to helicopters, and more. Can you carry the day?****Operation Wolf is an arcade conversion of the game by Taito. It is essentially a bitmapped "rail-shooter", where you basically hold the gun and shoot just about everything that moves, while conserving your ammo and grenades. Shoot ammo/grenades and healing items on the screen to "pick them up". Your primary machine gun can kill everything if you hit it enough times, but you can also use the grenade launcher for really deadly targets like helicopters or armored cars. You can collect a machine gun which will allow you to shoot faster for a few seconds. ****You'll be pummelled by a LOT of enemies. Some will be shooting, others will be tossing grenades, knifes, and more. Some are armored and requires more than a few hits, others dodges. You can shoot grenades and knifes out of the air if you aim well enough. There are also civilians running around which can be shot, but it's not beneficial. ****Bosses appear at the end of some levels, and each has a specific weakness you need to exploit.&lt;/story&gt; &lt;/game&gt;</text:p>
          </table:table-cell>
          <table:table-cell table:number-columns-repeated="1012"/>
        </table:table-row>
        <table:table-row table:style-name="ro1">
          <table:table-cell office:value-type="string">
            <text:p>Ordyne (Japan)</text:p>
          </table:table-cell>
          <table:table-cell office:value-type="string">
            <text:p>1989</text:p>
          </table:table-cell>
          <table:table-cell office:value-type="string">
            <text:p>ESRB - RP (Rating Pending)</text:p>
          </table:table-cell>
          <table:table-cell office:value-type="string">
            <text:p>Ordyne</text:p>
          </table:table-cell>
          <table:table-cell table:number-columns-repeated="2" office:value-type="string">
            <text:p>Namco, Ltd.</text:p>
          </table:table-cell>
          <table:table-cell office:value-type="string">
            <text:p>Shoot-'Em-Up</text:p>
          </table:table-cell>
          <table:table-cell office:value-type="string">
            <text:p>4.1</text:p>
          </table:table-cell>
          <table:table-cell office:value-type="string">
            <text:p>1-2 Players</text:p>
          </table:table-cell>
          <table:table-cell office:value-type="string">
            <text:p>Ordyne is a horizontal side-scrolling shoot 'em up (also considered a "cute 'em up" due to its lighter tone) that puts players in the role of Yûichirô Tomari, a genius scientist, and Sunday Chin, his faithful assistant. <text:s/>The two heroes must rescue Tomari's fiancee Kana Aibara from the evil Dr. Kubota.****During gameplay, players can obtain crystals that can be used to buy special weapons, extra lives, and other power-ups at shops located throughout the levels. There are also a bonus games that allow players to win multiple crystals or points by shooting at rotating targets.** **Ordyne is two-player simultaneous.</text:p>
          </table:table-cell>
          <table:table-cell table:style-name="Default" table:formula="of:=CONCATENATE(&quot;&lt;game name=&quot;;CHAR(34);[.A179];CHAR(34);&quot;&gt; &lt;year&gt;&quot;;[.B179];&quot;&lt;/year&gt; &lt;rating&gt;&quot;;[.C179];&quot;&lt;/rating&gt; &lt;title&gt;&quot;;[.D179];&quot;&lt;/title&gt; &lt;pub&gt;&quot;;[.E179];&quot;&lt;/pub&gt; &lt;dev&gt;&quot;;[.F179];&quot;&lt;/dev&gt; &lt;genre&gt;&quot;;[.G179];&quot;&lt;/genre&gt; &lt;score&gt;&quot;;[.H179];&quot;&lt;/score&gt; &lt;player&gt;&quot;;[.I179];&quot;&lt;/player&gt; &lt;story&gt;&quot;;[.J179];&quot;&lt;/story&gt; &lt;/game&gt;&quot;)" office:value-type="string" office:string-value="&lt;game name=&quot;Ordyne (Japan)&quot;&gt; &lt;year&gt;1989&lt;/year&gt; &lt;rating&gt;ESRB - RP (Rating Pending)&lt;/rating&gt; &lt;title&gt;Ordyne&lt;/title&gt; &lt;pub&gt;Namco, Ltd.&lt;/pub&gt; &lt;dev&gt;Namco, Ltd.&lt;/dev&gt; &lt;genre&gt;Shoot-'Em-Up&lt;/genre&gt; &lt;score&gt;4.1&lt;/score&gt; &lt;player&gt;1-2 Players&lt;/player&gt; &lt;story&gt;Ordyne is a horizontal side-scrolling shoot 'em up (also considered a &quot;cute 'em up&quot; due to its lighter tone) that puts players in the role of Yûichirô Tomari, a genius scientist, and Sunday Chin, his faithful assistant.  The two heroes must rescue Tomari's fiancee Kana Aibara from the evil Dr. Kubota.****During gameplay, players can obtain crystals that can be used to buy special weapons, extra lives, and other power-ups at shops located throughout the levels. There are also a bonus games that allow players to win multiple crystals or points by shooting at rotating targets.** **Ordyne is two-player simultaneous.&lt;/story&gt; &lt;/game&gt;">
            <text:p>&lt;game name="Ordyne (Japan)"&gt; &lt;year&gt;1989&lt;/year&gt; &lt;rating&gt;ESRB - RP (Rating Pending)&lt;/rating&gt; &lt;title&gt;Ordyne&lt;/title&gt; &lt;pub&gt;Namco, Ltd.&lt;/pub&gt; &lt;dev&gt;Namco, Ltd.&lt;/dev&gt; &lt;genre&gt;Shoot-'Em-Up&lt;/genre&gt; &lt;score&gt;4.1&lt;/score&gt; &lt;player&gt;1-2 Players&lt;/player&gt; &lt;story&gt;Ordyne is a horizontal side-scrolling shoot 'em up (also considered a "cute 'em up" due to its lighter tone) that puts players in the role of Yûichirô Tomari, a genius scientist, and Sunday Chin, his faithful assistant. <text:s/>The two heroes must rescue Tomari's fiancee Kana Aibara from the evil Dr. Kubota.****During gameplay, players can obtain crystals that can be used to buy special weapons, extra lives, and other power-ups at shops located throughout the levels. There are also a bonus games that allow players to win multiple crystals or points by shooting at rotating targets.** **Ordyne is two-player simultaneous.&lt;/story&gt; &lt;/game&gt;</text:p>
          </table:table-cell>
          <table:table-cell table:number-columns-repeated="1012"/>
        </table:table-row>
        <table:table-row table:style-name="ro1">
          <table:table-cell office:value-type="string">
            <text:p>Out Live (Japan)</text:p>
          </table:table-cell>
          <table:table-cell office:value-type="string">
            <text:p>1989</text:p>
          </table:table-cell>
          <table:table-cell office:value-type="string">
            <text:p>ESRB - RP (Rating Pending)</text:p>
          </table:table-cell>
          <table:table-cell office:value-type="string">
            <text:p>Out Live</text:p>
          </table:table-cell>
          <table:table-cell table:number-columns-repeated="2" office:value-type="string">
            <text:p>Sunsoft</text:p>
          </table:table-cell>
          <table:table-cell office:value-type="string">
            <text:p>Role-Playing</text:p>
          </table:table-cell>
          <table:table-cell office:value-type="string">
            <text:p>3.9</text:p>
          </table:table-cell>
          <table:table-cell office:value-type="string">
            <text:p>1 Player</text:p>
          </table:table-cell>
          <table:table-cell office:value-type="string">
            <text:p>A very important discovery was recently made on the planet Laffra - ancient ruins at an excavation site, containing relics of another civilization, with technique that would surely benefit the great intergalactic Empire. But a mysterious organization that calls itself "Mars" began to stir unrest on the planet. The head of Imperial Scouts sends the hero, piloting a combat robot known as "FW", into the depths of the ruins, to face the enemies and retrieve the precious knowledge...****Out Live is a solo dungeon crawler; unlike most representatives of this genre, it is set in a sci-fi environment, and the player controls a giant robot rather than a medieval warrior. Most of the enemies are also machines and robots of different kinds. ****Before venturing into the dungeon, the player has access to various shops, where it is possible to repair the robot, buy weapons, protective shields, and items that restore the robot's energy. Most of the gameplay takes place in pseudo-3D, maze like underground complexes (without an auto-map, but with a compass feature). There, the game plays similarly to other dungeon crawlers: random enemies must be fought in turn-based fashion; they drop money and award the player character with experience points.****A somewhat unusual feature is "double leveling": the robot has two independent levels, for attack and for defense. The experience points the robot receives after battles also come in two different flavors. Depending on the enemy type and outcome of the battle, the robot receives different amounts of experience. The leveling-up itself is automatic, increasing maximum energy, attack and defense parameters.</text:p>
          </table:table-cell>
          <table:table-cell table:style-name="Default" table:formula="of:=CONCATENATE(&quot;&lt;game name=&quot;;CHAR(34);[.A180];CHAR(34);&quot;&gt; &lt;year&gt;&quot;;[.B180];&quot;&lt;/year&gt; &lt;rating&gt;&quot;;[.C180];&quot;&lt;/rating&gt; &lt;title&gt;&quot;;[.D180];&quot;&lt;/title&gt; &lt;pub&gt;&quot;;[.E180];&quot;&lt;/pub&gt; &lt;dev&gt;&quot;;[.F180];&quot;&lt;/dev&gt; &lt;genre&gt;&quot;;[.G180];&quot;&lt;/genre&gt; &lt;score&gt;&quot;;[.H180];&quot;&lt;/score&gt; &lt;player&gt;&quot;;[.I180];&quot;&lt;/player&gt; &lt;story&gt;&quot;;[.J180];&quot;&lt;/story&gt; &lt;/game&gt;&quot;)" office:value-type="string" office:string-value="&lt;game name=&quot;Out Live (Japan)&quot;&gt; &lt;year&gt;1989&lt;/year&gt; &lt;rating&gt;ESRB - RP (Rating Pending)&lt;/rating&gt; &lt;title&gt;Out Live&lt;/title&gt; &lt;pub&gt;Sunsoft&lt;/pub&gt; &lt;dev&gt;Sunsoft&lt;/dev&gt; &lt;genre&gt;Role-Playing&lt;/genre&gt; &lt;score&gt;3.9&lt;/score&gt; &lt;player&gt;1 Player&lt;/player&gt; &lt;story&gt;A very important discovery was recently made on the planet Laffra - ancient ruins at an excavation site, containing relics of another civilization, with technique that would surely benefit the great intergalactic Empire. But a mysterious organization that calls itself &quot;Mars&quot; began to stir unrest on the planet. The head of Imperial Scouts sends the hero, piloting a combat robot known as &quot;FW&quot;, into the depths of the ruins, to face the enemies and retrieve the precious knowledge...****Out Live is a solo dungeon crawler; unlike most representatives of this genre, it is set in a sci-fi environment, and the player controls a giant robot rather than a medieval warrior. Most of the enemies are also machines and robots of different kinds. ****Before venturing into the dungeon, the player has access to various shops, where it is possible to repair the robot, buy weapons, protective shields, and items that restore the robot's energy. Most of the gameplay takes place in pseudo-3D, maze like underground complexes (without an auto-map, but with a compass feature). There, the game plays similarly to other dungeon crawlers: random enemies must be fought in turn-based fashion; they drop money and award the player character with experience points.****A somewhat unusual feature is &quot;double leveling&quot;: the robot has two independent levels, for attack and for defense. The experience points the robot receives after battles also come in two different flavors. Depending on the enemy type and outcome of the battle, the robot receives different amounts of experience. The leveling-up itself is automatic, increasing maximum energy, attack and defense parameters.&lt;/story&gt; &lt;/game&gt;">
            <text:p>&lt;game name="Out Live (Japan)"&gt; &lt;year&gt;1989&lt;/year&gt; &lt;rating&gt;ESRB - RP (Rating Pending)&lt;/rating&gt; &lt;title&gt;Out Live&lt;/title&gt; &lt;pub&gt;Sunsoft&lt;/pub&gt; &lt;dev&gt;Sunsoft&lt;/dev&gt; &lt;genre&gt;Role-Playing&lt;/genre&gt; &lt;score&gt;3.9&lt;/score&gt; &lt;player&gt;1 Player&lt;/player&gt; &lt;story&gt;A very important discovery was recently made on the planet Laffra - ancient ruins at an excavation site, containing relics of another civilization, with technique that would surely benefit the great intergalactic Empire. But a mysterious organization that calls itself "Mars" began to stir unrest on the planet. The head of Imperial Scouts sends the hero, piloting a combat robot known as "FW", into the depths of the ruins, to face the enemies and retrieve the precious knowledge...****Out Live is a solo dungeon crawler; unlike most representatives of this genre, it is set in a sci-fi environment, and the player controls a giant robot rather than a medieval warrior. Most of the enemies are also machines and robots of different kinds. ****Before venturing into the dungeon, the player has access to various shops, where it is possible to repair the robot, buy weapons, protective shields, and items that restore the robot's energy. Most of the gameplay takes place in pseudo-3D, maze like underground complexes (without an auto-map, but with a compass feature). There, the game plays similarly to other dungeon crawlers: random enemies must be fought in turn-based fashion; they drop money and award the player character with experience points.****A somewhat unusual feature is "double leveling": the robot has two independent levels, for attack and for defense. The experience points the robot receives after battles also come in two different flavors. Depending on the enemy type and outcome of the battle, the robot receives different amounts of experience. The leveling-up itself is automatic, increasing maximum energy, attack and defense parameters.&lt;/story&gt; &lt;/game&gt;</text:p>
          </table:table-cell>
          <table:table-cell table:number-columns-repeated="1012"/>
        </table:table-row>
        <table:table-row table:style-name="ro1">
          <table:table-cell office:value-type="string">
            <text:p>Out Run (Japan)</text:p>
          </table:table-cell>
          <table:table-cell office:value-type="float" office:value="1990">
            <text:p>1990</text:p>
          </table:table-cell>
          <table:table-cell office:value-type="string">
            <text:p>ESRB - RP (Rating Pending)</text:p>
          </table:table-cell>
          <table:table-cell office:value-type="string">
            <text:p>Out Run</text:p>
          </table:table-cell>
          <table:table-cell office:value-type="string">
            <text:p>NEC Avenue, Ltd.</text:p>
          </table:table-cell>
          <table:table-cell office:value-type="string">
            <text:p>Sega</text:p>
          </table:table-cell>
          <table:table-cell office:value-type="string">
            <text:p>Racing</text:p>
          </table:table-cell>
          <table:table-cell office:value-type="string">
            <text:p>4.2</text:p>
          </table:table-cell>
          <table:table-cell office:value-type="string">
            <text:p>1 Player</text:p>
          </table:table-cell>
          <table:table-cell office:value-type="string">
            <text:p>Race across varied terrain in this conversion of one of the most famous arcade racing games. Your Ferrari is at the ready, complete with female passenger, over a series of short tracks.****Gameplay is viewed form just above and behind the car, so you can see it. The roads are full of sharp bends and hazards, contact with which can cause the car to roll and lose you time. On each section of track there is a fork in the road, allowing you to choose which direction you go in. You have to complete 5 track sections in total, out of the 15 in the game.</text:p>
          </table:table-cell>
          <table:table-cell table:style-name="Default" table:formula="of:=CONCATENATE(&quot;&lt;game name=&quot;;CHAR(34);[.A181];CHAR(34);&quot;&gt; &lt;year&gt;&quot;;[.B181];&quot;&lt;/year&gt; &lt;rating&gt;&quot;;[.C181];&quot;&lt;/rating&gt; &lt;title&gt;&quot;;[.D181];&quot;&lt;/title&gt; &lt;pub&gt;&quot;;[.E181];&quot;&lt;/pub&gt; &lt;dev&gt;&quot;;[.F181];&quot;&lt;/dev&gt; &lt;genre&gt;&quot;;[.G181];&quot;&lt;/genre&gt; &lt;score&gt;&quot;;[.H181];&quot;&lt;/score&gt; &lt;player&gt;&quot;;[.I181];&quot;&lt;/player&gt; &lt;story&gt;&quot;;[.J181];&quot;&lt;/story&gt; &lt;/game&gt;&quot;)" office:value-type="string" office:string-value="&lt;game name=&quot;Out Run (Japan)&quot;&gt; &lt;year&gt;1990&lt;/year&gt; &lt;rating&gt;ESRB - RP (Rating Pending)&lt;/rating&gt; &lt;title&gt;Out Run&lt;/title&gt; &lt;pub&gt;NEC Avenue, Ltd.&lt;/pub&gt; &lt;dev&gt;Sega&lt;/dev&gt; &lt;genre&gt;Racing&lt;/genre&gt; &lt;score&gt;4.2&lt;/score&gt; &lt;player&gt;1 Player&lt;/player&gt; &lt;story&gt;Race across varied terrain in this conversion of one of the most famous arcade racing games. Your Ferrari is at the ready, complete with female passenger, over a series of short tracks.****Gameplay is viewed form just above and behind the car, so you can see it. The roads are full of sharp bends and hazards, contact with which can cause the car to roll and lose you time. On each section of track there is a fork in the road, allowing you to choose which direction you go in. You have to complete 5 track sections in total, out of the 15 in the game.&lt;/story&gt; &lt;/game&gt;">
            <text:p>&lt;game name="Out Run (Japan)"&gt; &lt;year&gt;1990&lt;/year&gt; &lt;rating&gt;ESRB - RP (Rating Pending)&lt;/rating&gt; &lt;title&gt;Out Run&lt;/title&gt; &lt;pub&gt;NEC Avenue, Ltd.&lt;/pub&gt; &lt;dev&gt;Sega&lt;/dev&gt; &lt;genre&gt;Racing&lt;/genre&gt; &lt;score&gt;4.2&lt;/score&gt; &lt;player&gt;1 Player&lt;/player&gt; &lt;story&gt;Race across varied terrain in this conversion of one of the most famous arcade racing games. Your Ferrari is at the ready, complete with female passenger, over a series of short tracks.****Gameplay is viewed form just above and behind the car, so you can see it. The roads are full of sharp bends and hazards, contact with which can cause the car to roll and lose you time. On each section of track there is a fork in the road, allowing you to choose which direction you go in. You have to complete 5 track sections in total, out of the 15 in the game.&lt;/story&gt; &lt;/game&gt;</text:p>
          </table:table-cell>
          <table:table-cell table:number-columns-repeated="1012"/>
        </table:table-row>
        <table:table-row table:style-name="ro1">
          <table:table-cell office:value-type="string">
            <text:p>Override (Japan)</text:p>
          </table:table-cell>
          <table:table-cell office:value-type="float" office:value="1991">
            <text:p>1991</text:p>
          </table:table-cell>
          <table:table-cell office:value-type="string">
            <text:p>ESRB - RP (Rating Pending)</text:p>
          </table:table-cell>
          <table:table-cell office:value-type="string">
            <text:p>Override</text:p>
          </table:table-cell>
          <table:table-cell table:number-columns-repeated="2" office:value-type="string">
            <text:p>Data East</text:p>
          </table:table-cell>
          <table:table-cell office:value-type="string">
            <text:p>Shoot-'Em-Up</text:p>
          </table:table-cell>
          <table:table-cell office:value-type="string">
            <text:p>3.2</text:p>
          </table:table-cell>
          <table:table-cell office:value-type="string">
            <text:p>1 Player</text:p>
          </table:table-cell>
          <table:table-cell office:value-type="string">
            <text:p>Override is a vertically-scrolling shooter in which the player controls a fighter craft on a mission to stop an alien invasion of the Earth. Much of the action takes place on planet surfaces, and enemies include spaceships of various kinds as well as ground enemies, mobile (tanks) or stationary (turrets). The player-controlled craft begins with two lives with three hit points each; restoring power-ups can repair the plane or increase its number of lives. Other power-ups come in two varieties: strength-increasing or secondary weapons. Depending on the color, the latter grants the plane wingmen with laser attacks, spreading fire, side lasers, rotating energy balls, etc. The strength of secondary weapons can be increase by flying over strength-increasing power-ups as well. Special weapon that hurts all enemies on screen must be activated by charging, which is achieved by not pressing the fire button for a certain amount of time.</text:p>
          </table:table-cell>
          <table:table-cell table:style-name="Default" table:formula="of:=CONCATENATE(&quot;&lt;game name=&quot;;CHAR(34);[.A182];CHAR(34);&quot;&gt; &lt;year&gt;&quot;;[.B182];&quot;&lt;/year&gt; &lt;rating&gt;&quot;;[.C182];&quot;&lt;/rating&gt; &lt;title&gt;&quot;;[.D182];&quot;&lt;/title&gt; &lt;pub&gt;&quot;;[.E182];&quot;&lt;/pub&gt; &lt;dev&gt;&quot;;[.F182];&quot;&lt;/dev&gt; &lt;genre&gt;&quot;;[.G182];&quot;&lt;/genre&gt; &lt;score&gt;&quot;;[.H182];&quot;&lt;/score&gt; &lt;player&gt;&quot;;[.I182];&quot;&lt;/player&gt; &lt;story&gt;&quot;;[.J182];&quot;&lt;/story&gt; &lt;/game&gt;&quot;)" office:value-type="string" office:string-value="&lt;game name=&quot;Override (Japan)&quot;&gt; &lt;year&gt;1991&lt;/year&gt; &lt;rating&gt;ESRB - RP (Rating Pending)&lt;/rating&gt; &lt;title&gt;Override&lt;/title&gt; &lt;pub&gt;Data East&lt;/pub&gt; &lt;dev&gt;Data East&lt;/dev&gt; &lt;genre&gt;Shoot-'Em-Up&lt;/genre&gt; &lt;score&gt;3.2&lt;/score&gt; &lt;player&gt;1 Player&lt;/player&gt; &lt;story&gt;Override is a vertically-scrolling shooter in which the player controls a fighter craft on a mission to stop an alien invasion of the Earth. Much of the action takes place on planet surfaces, and enemies include spaceships of various kinds as well as ground enemies, mobile (tanks) or stationary (turrets). The player-controlled craft begins with two lives with three hit points each; restoring power-ups can repair the plane or increase its number of lives. Other power-ups come in two varieties: strength-increasing or secondary weapons. Depending on the color, the latter grants the plane wingmen with laser attacks, spreading fire, side lasers, rotating energy balls, etc. The strength of secondary weapons can be increase by flying over strength-increasing power-ups as well. Special weapon that hurts all enemies on screen must be activated by charging, which is achieved by not pressing the fire button for a certain amount of time.&lt;/story&gt; &lt;/game&gt;">
            <text:p>&lt;game name="Override (Japan)"&gt; &lt;year&gt;1991&lt;/year&gt; &lt;rating&gt;ESRB - RP (Rating Pending)&lt;/rating&gt; &lt;title&gt;Override&lt;/title&gt; &lt;pub&gt;Data East&lt;/pub&gt; &lt;dev&gt;Data East&lt;/dev&gt; &lt;genre&gt;Shoot-'Em-Up&lt;/genre&gt; &lt;score&gt;3.2&lt;/score&gt; &lt;player&gt;1 Player&lt;/player&gt; &lt;story&gt;Override is a vertically-scrolling shooter in which the player controls a fighter craft on a mission to stop an alien invasion of the Earth. Much of the action takes place on planet surfaces, and enemies include spaceships of various kinds as well as ground enemies, mobile (tanks) or stationary (turrets). The player-controlled craft begins with two lives with three hit points each; restoring power-ups can repair the plane or increase its number of lives. Other power-ups come in two varieties: strength-increasing or secondary weapons. Depending on the color, the latter grants the plane wingmen with laser attacks, spreading fire, side lasers, rotating energy balls, etc. The strength of secondary weapons can be increase by flying over strength-increasing power-ups as well. Special weapon that hurts all enemies on screen must be activated by charging, which is achieved by not pressing the fire button for a certain amount of time.&lt;/story&gt; &lt;/game&gt;</text:p>
          </table:table-cell>
          <table:table-cell table:number-columns-repeated="1012"/>
        </table:table-row>
        <table:table-row table:style-name="ro1">
          <table:table-cell office:value-type="string">
            <text:p>P-47 - The Freedom Fighter (Japan)</text:p>
          </table:table-cell>
          <table:table-cell office:value-type="string">
            <text:p>1989</text:p>
          </table:table-cell>
          <table:table-cell office:value-type="string">
            <text:p>ESRB - RP (Rating Pending)</text:p>
          </table:table-cell>
          <table:table-cell office:value-type="string">
            <text:p>P-47 - The Freedom Fighter</text:p>
          </table:table-cell>
          <table:table-cell office:value-type="string">
            <text:p>AICOM Corporation</text:p>
          </table:table-cell>
          <table:table-cell office:value-type="string">
            <text:p>Aicom Corporation</text:p>
          </table:table-cell>
          <table:table-cell office:value-type="string">
            <text:p>Shoot-'Em-Up</text:p>
          </table:table-cell>
          <table:table-cell office:value-type="string">
            <text:p>3.0</text:p>
          </table:table-cell>
          <table:table-cell office:value-type="string">
            <text:p>1 Player</text:p>
          </table:table-cell>
          <table:table-cell office:value-type="string">
            <text:p>The P-47 was one of the toughest planes in use in World War 2, and this side-scrolling shoot 'em up puts you in control of one as you take on hordes of Nazis. 16-bit versions have a simultaneous 2-player mode, as well as the ability to wrap-around the game with increased difficulty up to 4 times.****You are initially armed with a machine gun, but can also pick up bombs, spray missiles and multi-missiles by picking up the appropriate letter. Each weapon can be upgraded by picking up further tokens of the same type. Tokens offering extra lives and speed-ups are also on offer.</text:p>
          </table:table-cell>
          <table:table-cell table:style-name="Default" table:formula="of:=CONCATENATE(&quot;&lt;game name=&quot;;CHAR(34);[.A183];CHAR(34);&quot;&gt; &lt;year&gt;&quot;;[.B183];&quot;&lt;/year&gt; &lt;rating&gt;&quot;;[.C183];&quot;&lt;/rating&gt; &lt;title&gt;&quot;;[.D183];&quot;&lt;/title&gt; &lt;pub&gt;&quot;;[.E183];&quot;&lt;/pub&gt; &lt;dev&gt;&quot;;[.F183];&quot;&lt;/dev&gt; &lt;genre&gt;&quot;;[.G183];&quot;&lt;/genre&gt; &lt;score&gt;&quot;;[.H183];&quot;&lt;/score&gt; &lt;player&gt;&quot;;[.I183];&quot;&lt;/player&gt; &lt;story&gt;&quot;;[.J183];&quot;&lt;/story&gt; &lt;/game&gt;&quot;)" office:value-type="string" office:string-value="&lt;game name=&quot;P-47 - The Freedom Fighter (Japan)&quot;&gt; &lt;year&gt;1989&lt;/year&gt; &lt;rating&gt;ESRB - RP (Rating Pending)&lt;/rating&gt; &lt;title&gt;P-47 - The Freedom Fighter&lt;/title&gt; &lt;pub&gt;AICOM Corporation&lt;/pub&gt; &lt;dev&gt;Aicom Corporation&lt;/dev&gt; &lt;genre&gt;Shoot-'Em-Up&lt;/genre&gt; &lt;score&gt;3.0&lt;/score&gt; &lt;player&gt;1 Player&lt;/player&gt; &lt;story&gt;The P-47 was one of the toughest planes in use in World War 2, and this side-scrolling shoot 'em up puts you in control of one as you take on hordes of Nazis. 16-bit versions have a simultaneous 2-player mode, as well as the ability to wrap-around the game with increased difficulty up to 4 times.****You are initially armed with a machine gun, but can also pick up bombs, spray missiles and multi-missiles by picking up the appropriate letter. Each weapon can be upgraded by picking up further tokens of the same type. Tokens offering extra lives and speed-ups are also on offer.&lt;/story&gt; &lt;/game&gt;">
            <text:p>&lt;game name="P-47 - The Freedom Fighter (Japan)"&gt; &lt;year&gt;1989&lt;/year&gt; &lt;rating&gt;ESRB - RP (Rating Pending)&lt;/rating&gt; &lt;title&gt;P-47 - The Freedom Fighter&lt;/title&gt; &lt;pub&gt;AICOM Corporation&lt;/pub&gt; &lt;dev&gt;Aicom Corporation&lt;/dev&gt; &lt;genre&gt;Shoot-'Em-Up&lt;/genre&gt; &lt;score&gt;3.0&lt;/score&gt; &lt;player&gt;1 Player&lt;/player&gt; &lt;story&gt;The P-47 was one of the toughest planes in use in World War 2, and this side-scrolling shoot 'em up puts you in control of one as you take on hordes of Nazis. 16-bit versions have a simultaneous 2-player mode, as well as the ability to wrap-around the game with increased difficulty up to 4 times.****You are initially armed with a machine gun, but can also pick up bombs, spray missiles and multi-missiles by picking up the appropriate letter. Each weapon can be upgraded by picking up further tokens of the same type. Tokens offering extra lives and speed-ups are also on offer.&lt;/story&gt; &lt;/game&gt;</text:p>
          </table:table-cell>
          <table:table-cell table:number-columns-repeated="1012"/>
        </table:table-row>
        <table:table-row table:style-name="ro1">
          <table:table-cell office:value-type="string">
            <text:p>Pac-Land (Japan)</text:p>
          </table:table-cell>
          <table:table-cell office:value-type="string">
            <text:p>1989</text:p>
          </table:table-cell>
          <table:table-cell office:value-type="string">
            <text:p>ESRB - RP (Rating Pending)</text:p>
          </table:table-cell>
          <table:table-cell office:value-type="string">
            <text:p>Pac-Land</text:p>
          </table:table-cell>
          <table:table-cell table:number-columns-repeated="2" office:value-type="string">
            <text:p>Namco Ltd.</text:p>
          </table:table-cell>
          <table:table-cell office:value-type="string">
            <text:p>Action</text:p>
          </table:table-cell>
          <table:table-cell office:value-type="string">
            <text:p>3.6</text:p>
          </table:table-cell>
          <table:table-cell office:value-type="string">
            <text:p>1-2 Players</text:p>
          </table:table-cell>
          <table:table-cell office:value-type="string">
            <text:p>Pac-Land is a side-scrolling 1-2 player game with a cartoony feel to it. Now equipped with arms, face, and legs, Pac must guide a fairy back to her home in Fairy Land, but this task will not be easy because Inky, Blinky, Pinky, Clyde, and Sue will pursue Pac-Man as he travels through Pac-Land. When he finally transports the fairy back to her home, Pac is given some magic shoes, which will help him get to his own home, where he will be greeted by his family: Ms. Pac-Man, Baby Pac-Man, Chomp Chomp, and Sourpuss. ****There are sixteen rounds to complete, with four trips each. During each round, he can grab a power pellet, which cause ghosts to turn blue, allowing Pac-Man to eat them for points. Points are also awarded by collecting fruit that appear, like cherries and strawberries. In some rounds, Pac must use a springboard to jump over a lake. He must also make it to the end of each round before time runs out, otherwise a ghost will chase him.</text:p>
          </table:table-cell>
          <table:table-cell table:style-name="Default" table:formula="of:=CONCATENATE(&quot;&lt;game name=&quot;;CHAR(34);[.A184];CHAR(34);&quot;&gt; &lt;year&gt;&quot;;[.B184];&quot;&lt;/year&gt; &lt;rating&gt;&quot;;[.C184];&quot;&lt;/rating&gt; &lt;title&gt;&quot;;[.D184];&quot;&lt;/title&gt; &lt;pub&gt;&quot;;[.E184];&quot;&lt;/pub&gt; &lt;dev&gt;&quot;;[.F184];&quot;&lt;/dev&gt; &lt;genre&gt;&quot;;[.G184];&quot;&lt;/genre&gt; &lt;score&gt;&quot;;[.H184];&quot;&lt;/score&gt; &lt;player&gt;&quot;;[.I184];&quot;&lt;/player&gt; &lt;story&gt;&quot;;[.J184];&quot;&lt;/story&gt; &lt;/game&gt;&quot;)" office:value-type="string" office:string-value="&lt;game name=&quot;Pac-Land (Japan)&quot;&gt; &lt;year&gt;1989&lt;/year&gt; &lt;rating&gt;ESRB - RP (Rating Pending)&lt;/rating&gt; &lt;title&gt;Pac-Land&lt;/title&gt; &lt;pub&gt;Namco Ltd.&lt;/pub&gt; &lt;dev&gt;Namco Ltd.&lt;/dev&gt; &lt;genre&gt;Action&lt;/genre&gt; &lt;score&gt;3.6&lt;/score&gt; &lt;player&gt;1-2 Players&lt;/player&gt; &lt;story&gt;Pac-Land is a side-scrolling 1-2 player game with a cartoony feel to it. Now equipped with arms, face, and legs, Pac must guide a fairy back to her home in Fairy Land, but this task will not be easy because Inky, Blinky, Pinky, Clyde, and Sue will pursue Pac-Man as he travels through Pac-Land. When he finally transports the fairy back to her home, Pac is given some magic shoes, which will help him get to his own home, where he will be greeted by his family: Ms. Pac-Man, Baby Pac-Man, Chomp Chomp, and Sourpuss. ****There are sixteen rounds to complete, with four trips each. During each round, he can grab a power pellet, which cause ghosts to turn blue, allowing Pac-Man to eat them for points. Points are also awarded by collecting fruit that appear, like cherries and strawberries. In some rounds, Pac must use a springboard to jump over a lake. He must also make it to the end of each round before time runs out, otherwise a ghost will chase him.&lt;/story&gt; &lt;/game&gt;">
            <text:p>&lt;game name="Pac-Land (Japan)"&gt; &lt;year&gt;1989&lt;/year&gt; &lt;rating&gt;ESRB - RP (Rating Pending)&lt;/rating&gt; &lt;title&gt;Pac-Land&lt;/title&gt; &lt;pub&gt;Namco Ltd.&lt;/pub&gt; &lt;dev&gt;Namco Ltd.&lt;/dev&gt; &lt;genre&gt;Action&lt;/genre&gt; &lt;score&gt;3.6&lt;/score&gt; &lt;player&gt;1-2 Players&lt;/player&gt; &lt;story&gt;Pac-Land is a side-scrolling 1-2 player game with a cartoony feel to it. Now equipped with arms, face, and legs, Pac must guide a fairy back to her home in Fairy Land, but this task will not be easy because Inky, Blinky, Pinky, Clyde, and Sue will pursue Pac-Man as he travels through Pac-Land. When he finally transports the fairy back to her home, Pac is given some magic shoes, which will help him get to his own home, where he will be greeted by his family: Ms. Pac-Man, Baby Pac-Man, Chomp Chomp, and Sourpuss. ****There are sixteen rounds to complete, with four trips each. During each round, he can grab a power pellet, which cause ghosts to turn blue, allowing Pac-Man to eat them for points. Points are also awarded by collecting fruit that appear, like cherries and strawberries. In some rounds, Pac must use a springboard to jump over a lake. He must also make it to the end of each round before time runs out, otherwise a ghost will chase him.&lt;/story&gt; &lt;/game&gt;</text:p>
          </table:table-cell>
          <table:table-cell table:number-columns-repeated="1012"/>
        </table:table-row>
        <table:table-row table:style-name="ro1">
          <table:table-cell office:value-type="string">
            <text:p>Pachio Kun - Juuban Shoubu (Japan)</text:p>
          </table:table-cell>
          <table:table-cell office:value-type="string">
            <text:p>1992</text:p>
          </table:table-cell>
          <table:table-cell office:value-type="string">
            <text:p>ESRB - RP (Rating Pending)</text:p>
          </table:table-cell>
          <table:table-cell office:value-type="string">
            <text:p>Pachio Kun - Juuban Shoubu</text:p>
          </table:table-cell>
          <table:table-cell table:number-columns-repeated="2" office:value-type="string">
            <text:p>Coconuts</text:p>
          </table:table-cell>
          <table:table-cell office:value-type="string">
            <text:p>Role-Playing</text:p>
          </table:table-cell>
          <table:table-cell office:value-type="string">
            <text:p>3.2</text:p>
          </table:table-cell>
          <table:table-cell office:value-type="string">
            <text:p>1 Player</text:p>
          </table:table-cell>
          <table:table-cell office:value-type="string">
            <text:p>Role-playing adventure played out through a series of Pachinko games.</text:p>
          </table:table-cell>
          <table:table-cell table:style-name="Default" table:formula="of:=CONCATENATE(&quot;&lt;game name=&quot;;CHAR(34);[.A185];CHAR(34);&quot;&gt; &lt;year&gt;&quot;;[.B185];&quot;&lt;/year&gt; &lt;rating&gt;&quot;;[.C185];&quot;&lt;/rating&gt; &lt;title&gt;&quot;;[.D185];&quot;&lt;/title&gt; &lt;pub&gt;&quot;;[.E185];&quot;&lt;/pub&gt; &lt;dev&gt;&quot;;[.F185];&quot;&lt;/dev&gt; &lt;genre&gt;&quot;;[.G185];&quot;&lt;/genre&gt; &lt;score&gt;&quot;;[.H185];&quot;&lt;/score&gt; &lt;player&gt;&quot;;[.I185];&quot;&lt;/player&gt; &lt;story&gt;&quot;;[.J185];&quot;&lt;/story&gt; &lt;/game&gt;&quot;)" office:value-type="string" office:string-value="&lt;game name=&quot;Pachio Kun - Juuban Shoubu (Japan)&quot;&gt; &lt;year&gt;1992&lt;/year&gt; &lt;rating&gt;ESRB - RP (Rating Pending)&lt;/rating&gt; &lt;title&gt;Pachio Kun - Juuban Shoubu&lt;/title&gt; &lt;pub&gt;Coconuts&lt;/pub&gt; &lt;dev&gt;Coconuts&lt;/dev&gt; &lt;genre&gt;Role-Playing&lt;/genre&gt; &lt;score&gt;3.2&lt;/score&gt; &lt;player&gt;1 Player&lt;/player&gt; &lt;story&gt;Role-playing adventure played out through a series of Pachinko games.&lt;/story&gt; &lt;/game&gt;">
            <text:p>&lt;game name="Pachio Kun - Juuban Shoubu (Japan)"&gt; &lt;year&gt;1992&lt;/year&gt; &lt;rating&gt;ESRB - RP (Rating Pending)&lt;/rating&gt; &lt;title&gt;Pachio Kun - Juuban Shoubu&lt;/title&gt; &lt;pub&gt;Coconuts&lt;/pub&gt; &lt;dev&gt;Coconuts&lt;/dev&gt; &lt;genre&gt;Role-Playing&lt;/genre&gt; &lt;score&gt;3.2&lt;/score&gt; &lt;player&gt;1 Player&lt;/player&gt; &lt;story&gt;Role-playing adventure played out through a series of Pachinko games.&lt;/story&gt; &lt;/game&gt;</text:p>
          </table:table-cell>
          <table:table-cell table:number-columns-repeated="1012"/>
        </table:table-row>
        <table:table-row table:style-name="ro1">
          <table:table-cell office:value-type="string">
            <text:p>Paranoia (Japan)</text:p>
          </table:table-cell>
          <table:table-cell office:value-type="float" office:value="1990">
            <text:p>1990</text:p>
          </table:table-cell>
          <table:table-cell office:value-type="string">
            <text:p>ESRB - RP (Rating Pending)</text:p>
          </table:table-cell>
          <table:table-cell office:value-type="string">
            <text:p>Paranoia</text:p>
          </table:table-cell>
          <table:table-cell office:value-type="string">
            <text:p>naxat soft</text:p>
          </table:table-cell>
          <table:table-cell office:value-type="string">
            <text:p>Naxat Soft</text:p>
          </table:table-cell>
          <table:table-cell office:value-type="string">
            <text:p>Shoot-'Em-Up</text:p>
          </table:table-cell>
          <table:table-cell office:value-type="string">
            <text:p>4.0</text:p>
          </table:table-cell>
          <table:table-cell office:value-type="string">
            <text:p>1-2 Players</text:p>
          </table:table-cell>
          <table:table-cell office:value-type="string">
            <text:p>There is something wrong with your brain. It is being taken over by the Devil Ugar himself! Your only recourse is to fight back against this hostile invasion. Thankfully your mind has created the ultimate weapon: a ship with which you can navigate the five causes (stages) and blast back the Devil's evil minions. It is your only hope, your one last chance to free your mind from this evil influence. <text:s/>Psychosis is a side-scrolling shooter where each level is meant to represent a different location within your mind. One looks like the sky, another filled with aquatic plants, one with what resemble tetris blocks. It is within these stages that you must blast everything in sight while collecting power ups to upgrade your weapon and shield. You can gain two floating balls that resemble mechanical eyes and can be directed 360 degrees around your ship to either act as a shield or to direct your weapon. Battle your way through each stage and defeat the boss at the end and eventually you'll do battle against the very DEVIL himself.</text:p>
          </table:table-cell>
          <table:table-cell table:style-name="Default" table:formula="of:=CONCATENATE(&quot;&lt;game name=&quot;;CHAR(34);[.A186];CHAR(34);&quot;&gt; &lt;year&gt;&quot;;[.B186];&quot;&lt;/year&gt; &lt;rating&gt;&quot;;[.C186];&quot;&lt;/rating&gt; &lt;title&gt;&quot;;[.D186];&quot;&lt;/title&gt; &lt;pub&gt;&quot;;[.E186];&quot;&lt;/pub&gt; &lt;dev&gt;&quot;;[.F186];&quot;&lt;/dev&gt; &lt;genre&gt;&quot;;[.G186];&quot;&lt;/genre&gt; &lt;score&gt;&quot;;[.H186];&quot;&lt;/score&gt; &lt;player&gt;&quot;;[.I186];&quot;&lt;/player&gt; &lt;story&gt;&quot;;[.J186];&quot;&lt;/story&gt; &lt;/game&gt;&quot;)" office:value-type="string" office:string-value="&lt;game name=&quot;Paranoia (Japan)&quot;&gt; &lt;year&gt;1990&lt;/year&gt; &lt;rating&gt;ESRB - RP (Rating Pending)&lt;/rating&gt; &lt;title&gt;Paranoia&lt;/title&gt; &lt;pub&gt;naxat soft&lt;/pub&gt; &lt;dev&gt;Naxat Soft&lt;/dev&gt; &lt;genre&gt;Shoot-'Em-Up&lt;/genre&gt; &lt;score&gt;4.0&lt;/score&gt; &lt;player&gt;1-2 Players&lt;/player&gt; &lt;story&gt;There is something wrong with your brain. It is being taken over by the Devil Ugar himself! Your only recourse is to fight back against this hostile invasion. Thankfully your mind has created the ultimate weapon: a ship with which you can navigate the five causes (stages) and blast back the Devil's evil minions. It is your only hope, your one last chance to free your mind from this evil influence.  Psychosis is a side-scrolling shooter where each level is meant to represent a different location within your mind. One looks like the sky, another filled with aquatic plants, one with what resemble tetris blocks. It is within these stages that you must blast everything in sight while collecting power ups to upgrade your weapon and shield. You can gain two floating balls that resemble mechanical eyes and can be directed 360 degrees around your ship to either act as a shield or to direct your weapon. Battle your way through each stage and defeat the boss at the end and eventually you'll do battle against the very DEVIL himself.&lt;/story&gt; &lt;/game&gt;">
            <text:p>&lt;game name="Paranoia (Japan)"&gt; &lt;year&gt;1990&lt;/year&gt; &lt;rating&gt;ESRB - RP (Rating Pending)&lt;/rating&gt; &lt;title&gt;Paranoia&lt;/title&gt; &lt;pub&gt;naxat soft&lt;/pub&gt; &lt;dev&gt;Naxat Soft&lt;/dev&gt; &lt;genre&gt;Shoot-'Em-Up&lt;/genre&gt; &lt;score&gt;4.0&lt;/score&gt; &lt;player&gt;1-2 Players&lt;/player&gt; &lt;story&gt;There is something wrong with your brain. It is being taken over by the Devil Ugar himself! Your only recourse is to fight back against this hostile invasion. Thankfully your mind has created the ultimate weapon: a ship with which you can navigate the five causes (stages) and blast back the Devil's evil minions. It is your only hope, your one last chance to free your mind from this evil influence. <text:s/>Psychosis is a side-scrolling shooter where each level is meant to represent a different location within your mind. One looks like the sky, another filled with aquatic plants, one with what resemble tetris blocks. It is within these stages that you must blast everything in sight while collecting power ups to upgrade your weapon and shield. You can gain two floating balls that resemble mechanical eyes and can be directed 360 degrees around your ship to either act as a shield or to direct your weapon. Battle your way through each stage and defeat the boss at the end and eventually you'll do battle against the very DEVIL himself.&lt;/story&gt; &lt;/game&gt;</text:p>
          </table:table-cell>
          <table:table-cell table:number-columns-repeated="1012"/>
        </table:table-row>
        <table:table-row table:style-name="ro1">
          <table:table-cell office:value-type="string">
            <text:p>Parasol Stars - The Story of Bubble Bobble III (Japan)</text:p>
          </table:table-cell>
          <table:table-cell office:value-type="float" office:value="1991">
            <text:p>1991</text:p>
          </table:table-cell>
          <table:table-cell office:value-type="string">
            <text:p>ESRB - RP (Rating Pending)</text:p>
          </table:table-cell>
          <table:table-cell office:value-type="string">
            <text:p>Parasol Stars - The Story of Bubble Bobble III</text:p>
          </table:table-cell>
          <table:table-cell table:number-columns-repeated="2" office:value-type="string">
            <text:p>Taito Corp.</text:p>
          </table:table-cell>
          <table:table-cell office:value-type="string">
            <text:p>Action</text:p>
          </table:table-cell>
          <table:table-cell office:value-type="string">
            <text:p>4.0</text:p>
          </table:table-cell>
          <table:table-cell office:value-type="string">
            <text:p>1-2 Players</text:p>
          </table:table-cell>
          <table:table-cell office:value-type="string">
            <text:p>This sequel to Rainbow Islands sees a return to the gameplay of Bubble Bobble, but with Bub and Bob in their now-human forms.****The boys must clear a series of screens of bad guys - who take slightly more esoteric forms than the angry caterpillars from Rainbow Islands - and again pick up a whole bunch of power-ups.****But this time they're armed with umbrellas! Oh, okay then, parasols...</text:p>
          </table:table-cell>
          <table:table-cell table:style-name="Default" table:formula="of:=CONCATENATE(&quot;&lt;game name=&quot;;CHAR(34);[.A187];CHAR(34);&quot;&gt; &lt;year&gt;&quot;;[.B187];&quot;&lt;/year&gt; &lt;rating&gt;&quot;;[.C187];&quot;&lt;/rating&gt; &lt;title&gt;&quot;;[.D187];&quot;&lt;/title&gt; &lt;pub&gt;&quot;;[.E187];&quot;&lt;/pub&gt; &lt;dev&gt;&quot;;[.F187];&quot;&lt;/dev&gt; &lt;genre&gt;&quot;;[.G187];&quot;&lt;/genre&gt; &lt;score&gt;&quot;;[.H187];&quot;&lt;/score&gt; &lt;player&gt;&quot;;[.I187];&quot;&lt;/player&gt; &lt;story&gt;&quot;;[.J187];&quot;&lt;/story&gt; &lt;/game&gt;&quot;)" office:value-type="string" office:string-value="&lt;game name=&quot;Parasol Stars - The Story of Bubble Bobble III (Japan)&quot;&gt; &lt;year&gt;1991&lt;/year&gt; &lt;rating&gt;ESRB - RP (Rating Pending)&lt;/rating&gt; &lt;title&gt;Parasol Stars - The Story of Bubble Bobble III&lt;/title&gt; &lt;pub&gt;Taito Corp.&lt;/pub&gt; &lt;dev&gt;Taito Corp.&lt;/dev&gt; &lt;genre&gt;Action&lt;/genre&gt; &lt;score&gt;4.0&lt;/score&gt; &lt;player&gt;1-2 Players&lt;/player&gt; &lt;story&gt;This sequel to Rainbow Islands sees a return to the gameplay of Bubble Bobble, but with Bub and Bob in their now-human forms.****The boys must clear a series of screens of bad guys - who take slightly more esoteric forms than the angry caterpillars from Rainbow Islands - and again pick up a whole bunch of power-ups.****But this time they're armed with umbrellas! Oh, okay then, parasols...&lt;/story&gt; &lt;/game&gt;">
            <text:p>&lt;game name="Parasol Stars - The Story of Bubble Bobble III (Japan)"&gt; &lt;year&gt;1991&lt;/year&gt; &lt;rating&gt;ESRB - RP (Rating Pending)&lt;/rating&gt; &lt;title&gt;Parasol Stars - The Story of Bubble Bobble III&lt;/title&gt; &lt;pub&gt;Taito Corp.&lt;/pub&gt; &lt;dev&gt;Taito Corp.&lt;/dev&gt; &lt;genre&gt;Action&lt;/genre&gt; &lt;score&gt;4.0&lt;/score&gt; &lt;player&gt;1-2 Players&lt;/player&gt; &lt;story&gt;This sequel to Rainbow Islands sees a return to the gameplay of Bubble Bobble, but with Bub and Bob in their now-human forms.****The boys must clear a series of screens of bad guys - who take slightly more esoteric forms than the angry caterpillars from Rainbow Islands - and again pick up a whole bunch of power-ups.****But this time they're armed with umbrellas! Oh, okay then, parasols...&lt;/story&gt; &lt;/game&gt;</text:p>
          </table:table-cell>
          <table:table-cell table:number-columns-repeated="1012"/>
        </table:table-row>
        <table:table-row table:style-name="ro1">
          <table:table-cell office:value-type="string">
            <text:p>Parodius da! - Shinwa Kara Owarai he (Japan)</text:p>
          </table:table-cell>
          <table:table-cell office:value-type="string">
            <text:p>1992</text:p>
          </table:table-cell>
          <table:table-cell office:value-type="string">
            <text:p>ESRB - RP (Rating Pending)</text:p>
          </table:table-cell>
          <table:table-cell office:value-type="string">
            <text:p>Parodius da! - Shinwa Kara Owarai he</text:p>
          </table:table-cell>
          <table:table-cell table:number-columns-repeated="2" office:value-type="string">
            <text:p>Konami</text:p>
          </table:table-cell>
          <table:table-cell office:value-type="string">
            <text:p>Shoot-'Em-Up</text:p>
          </table:table-cell>
          <table:table-cell office:value-type="string">
            <text:p>4.7</text:p>
          </table:table-cell>
          <table:table-cell office:value-type="string">
            <text:p>1-2 Players</text:p>
          </table:table-cell>
          <table:table-cell office:value-type="string">
            <text:p>This is mostly the parody of Gradius (Nemesis on some systems), with some flavor from other shoot-em-ups, like Twinbee. The series is available on numerous platforms.****The game is a right-to-left scrolling shoot-em-up. You can choose from 4 different flying creatures, with different weapons. You must finish 7 stages, each having a boss at the end. You may start at either one, but must complete every level to advance to the final stage.</text:p>
          </table:table-cell>
          <table:table-cell table:style-name="Default" table:formula="of:=CONCATENATE(&quot;&lt;game name=&quot;;CHAR(34);[.A188];CHAR(34);&quot;&gt; &lt;year&gt;&quot;;[.B188];&quot;&lt;/year&gt; &lt;rating&gt;&quot;;[.C188];&quot;&lt;/rating&gt; &lt;title&gt;&quot;;[.D188];&quot;&lt;/title&gt; &lt;pub&gt;&quot;;[.E188];&quot;&lt;/pub&gt; &lt;dev&gt;&quot;;[.F188];&quot;&lt;/dev&gt; &lt;genre&gt;&quot;;[.G188];&quot;&lt;/genre&gt; &lt;score&gt;&quot;;[.H188];&quot;&lt;/score&gt; &lt;player&gt;&quot;;[.I188];&quot;&lt;/player&gt; &lt;story&gt;&quot;;[.J188];&quot;&lt;/story&gt; &lt;/game&gt;&quot;)" office:value-type="string" office:string-value="&lt;game name=&quot;Parodius da! - Shinwa Kara Owarai he (Japan)&quot;&gt; &lt;year&gt;1992&lt;/year&gt; &lt;rating&gt;ESRB - RP (Rating Pending)&lt;/rating&gt; &lt;title&gt;Parodius da! - Shinwa Kara Owarai he&lt;/title&gt; &lt;pub&gt;Konami&lt;/pub&gt; &lt;dev&gt;Konami&lt;/dev&gt; &lt;genre&gt;Shoot-'Em-Up&lt;/genre&gt; &lt;score&gt;4.7&lt;/score&gt; &lt;player&gt;1-2 Players&lt;/player&gt; &lt;story&gt;This is mostly the parody of Gradius (Nemesis on some systems), with some flavor from other shoot-em-ups, like Twinbee. The series is available on numerous platforms.****The game is a right-to-left scrolling shoot-em-up. You can choose from 4 different flying creatures, with different weapons. You must finish 7 stages, each having a boss at the end. You may start at either one, but must complete every level to advance to the final stage.&lt;/story&gt; &lt;/game&gt;">
            <text:p>&lt;game name="Parodius da! - Shinwa Kara Owarai he (Japan)"&gt; &lt;year&gt;1992&lt;/year&gt; &lt;rating&gt;ESRB - RP (Rating Pending)&lt;/rating&gt; &lt;title&gt;Parodius da! - Shinwa Kara Owarai he&lt;/title&gt; &lt;pub&gt;Konami&lt;/pub&gt; &lt;dev&gt;Konami&lt;/dev&gt; &lt;genre&gt;Shoot-'Em-Up&lt;/genre&gt; &lt;score&gt;4.7&lt;/score&gt; &lt;player&gt;1-2 Players&lt;/player&gt; &lt;story&gt;This is mostly the parody of Gradius (Nemesis on some systems), with some flavor from other shoot-em-ups, like Twinbee. The series is available on numerous platforms.****The game is a right-to-left scrolling shoot-em-up. You can choose from 4 different flying creatures, with different weapons. You must finish 7 stages, each having a boss at the end. You may start at either one, but must complete every level to advance to the final stage.&lt;/story&gt; &lt;/game&gt;</text:p>
          </table:table-cell>
          <table:table-cell table:number-columns-repeated="1012"/>
        </table:table-row>
        <table:table-row table:style-name="ro1">
          <table:table-cell office:value-type="string">
            <text:p>PC Denjin - Punkic Cyborgs (Japan)</text:p>
          </table:table-cell>
          <table:table-cell office:value-type="string">
            <text:p>1992</text:p>
          </table:table-cell>
          <table:table-cell office:value-type="string">
            <text:p>ESRB - RP (Rating Pending)</text:p>
          </table:table-cell>
          <table:table-cell office:value-type="string">
            <text:p>PC Denjin - Punkic Cyborgs</text:p>
          </table:table-cell>
          <table:table-cell table:number-columns-repeated="2" office:value-type="string">
            <text:p>Hudson Soft</text:p>
          </table:table-cell>
          <table:table-cell office:value-type="string">
            <text:p>Shoot-'Em-Up</text:p>
          </table:table-cell>
          <table:table-cell office:value-type="string">
            <text:p>3.8</text:p>
          </table:table-cell>
          <table:table-cell office:value-type="string">
            <text:p>1 Player</text:p>
          </table:table-cell>
          <table:table-cell office:value-type="string">
            <text:p>The first shoot 'em up outing for the PC Genjin series, PC Denjin look and sounds very much like an industrial version of Coryoon. There is a wide variety of weapons and character-transforming power-ups to obtain, including 'friends' that follow after you and attack the enemies in their own special way. </text:p>
          </table:table-cell>
          <table:table-cell table:style-name="Default" table:formula="of:=CONCATENATE(&quot;&lt;game name=&quot;;CHAR(34);[.A189];CHAR(34);&quot;&gt; &lt;year&gt;&quot;;[.B189];&quot;&lt;/year&gt; &lt;rating&gt;&quot;;[.C189];&quot;&lt;/rating&gt; &lt;title&gt;&quot;;[.D189];&quot;&lt;/title&gt; &lt;pub&gt;&quot;;[.E189];&quot;&lt;/pub&gt; &lt;dev&gt;&quot;;[.F189];&quot;&lt;/dev&gt; &lt;genre&gt;&quot;;[.G189];&quot;&lt;/genre&gt; &lt;score&gt;&quot;;[.H189];&quot;&lt;/score&gt; &lt;player&gt;&quot;;[.I189];&quot;&lt;/player&gt; &lt;story&gt;&quot;;[.J189];&quot;&lt;/story&gt; &lt;/game&gt;&quot;)" office:value-type="string" office:string-value="&lt;game name=&quot;PC Denjin - Punkic Cyborgs (Japan)&quot;&gt; &lt;year&gt;1992&lt;/year&gt; &lt;rating&gt;ESRB - RP (Rating Pending)&lt;/rating&gt; &lt;title&gt;PC Denjin - Punkic Cyborgs&lt;/title&gt; &lt;pub&gt;Hudson Soft&lt;/pub&gt; &lt;dev&gt;Hudson Soft&lt;/dev&gt; &lt;genre&gt;Shoot-'Em-Up&lt;/genre&gt; &lt;score&gt;3.8&lt;/score&gt; &lt;player&gt;1 Player&lt;/player&gt; &lt;story&gt;The first shoot 'em up outing for the PC Genjin series, PC Denjin look and sounds very much like an industrial version of Coryoon. There is a wide variety of weapons and character-transforming power-ups to obtain, including 'friends' that follow after you and attack the enemies in their own special way. &lt;/story&gt; &lt;/game&gt;">
            <text:p>&lt;game name="PC Denjin - Punkic Cyborgs (Japan)"&gt; &lt;year&gt;1992&lt;/year&gt; &lt;rating&gt;ESRB - RP (Rating Pending)&lt;/rating&gt; &lt;title&gt;PC Denjin - Punkic Cyborgs&lt;/title&gt; &lt;pub&gt;Hudson Soft&lt;/pub&gt; &lt;dev&gt;Hudson Soft&lt;/dev&gt; &lt;genre&gt;Shoot-'Em-Up&lt;/genre&gt; &lt;score&gt;3.8&lt;/score&gt; &lt;player&gt;1 Player&lt;/player&gt; &lt;story&gt;The first shoot 'em up outing for the PC Genjin series, PC Denjin look and sounds very much like an industrial version of Coryoon. There is a wide variety of weapons and character-transforming power-ups to obtain, including 'friends' that follow after you and attack the enemies in their own special way. &lt;/story&gt; &lt;/game&gt;</text:p>
          </table:table-cell>
          <table:table-cell table:number-columns-repeated="1012"/>
        </table:table-row>
        <table:table-row table:style-name="ro1">
          <table:table-cell office:value-type="string">
            <text:p>PC Genjin - Pithecanthropus Computerurus (Japan)</text:p>
          </table:table-cell>
          <table:table-cell office:value-type="string">
            <text:p>1989</text:p>
          </table:table-cell>
          <table:table-cell office:value-type="string">
            <text:p>ESRB - RP (Rating Pending)</text:p>
          </table:table-cell>
          <table:table-cell office:value-type="string">
            <text:p>PC Genjin - Pithecanthropus Computerurus</text:p>
          </table:table-cell>
          <table:table-cell table:number-columns-repeated="2" office:value-type="string">
            <text:p>Hudson Soft</text:p>
          </table:table-cell>
          <table:table-cell office:value-type="string">
            <text:p>Action</text:p>
          </table:table-cell>
          <table:table-cell office:value-type="string">
            <text:p>4.0</text:p>
          </table:table-cell>
          <table:table-cell office:value-type="string">
            <text:p>1 Player</text:p>
          </table:table-cell>
          <table:table-cell office:value-type="string">
            <text:p>Bonk's Adventure is a prehistoric platform game where you are in control of a large bald headed caveman, guiding him through the levels taking out all manner of strange prehistoric creatures that get in your way including King Drools henchmen - all in effort to free the captured/controlled residents of Moonland (bosses) - including the Princess Za from King Drool attempted take over. <text:s/>The game is not unlike other platform games of the era. Though it's unique in that you can climb walls and swing on rope with your teeth and your only method of attack is head butting enemies - straight forward or dive bomb style. The game starts off with simplistic point A to point B style, but focuses more on exploration in the later stages, which include finding hidden bonus areas. The game is also known for its trademark gameplay mechanism of 'spin attack', where Bonk floats through the air if you have the turbo button on. This can be used to float around the level and reach areas for extra/hidden items, but also as a method of attack as well. The game starts you off with 3 hearts, but allows you to increase this number when you find special heart container items, allowing Bonk to take a number of hits before dying. <text:s/>A variety of bonus stages can be found throughout the game, which provide bonus points upon completion and thus resulting in accumulating extra lives. Enemies themselves can be 'milked' for points in that you can keep 'bonking' their dead bodies and not letting them hit the ground. Spin attack is another method for doing this.</text:p>
          </table:table-cell>
          <table:table-cell table:style-name="Default" table:formula="of:=CONCATENATE(&quot;&lt;game name=&quot;;CHAR(34);[.A190];CHAR(34);&quot;&gt; &lt;year&gt;&quot;;[.B190];&quot;&lt;/year&gt; &lt;rating&gt;&quot;;[.C190];&quot;&lt;/rating&gt; &lt;title&gt;&quot;;[.D190];&quot;&lt;/title&gt; &lt;pub&gt;&quot;;[.E190];&quot;&lt;/pub&gt; &lt;dev&gt;&quot;;[.F190];&quot;&lt;/dev&gt; &lt;genre&gt;&quot;;[.G190];&quot;&lt;/genre&gt; &lt;score&gt;&quot;;[.H190];&quot;&lt;/score&gt; &lt;player&gt;&quot;;[.I190];&quot;&lt;/player&gt; &lt;story&gt;&quot;;[.J190];&quot;&lt;/story&gt; &lt;/game&gt;&quot;)" office:value-type="string" office:string-value="&lt;game name=&quot;PC Genjin - Pithecanthropus Computerurus (Japan)&quot;&gt; &lt;year&gt;1989&lt;/year&gt; &lt;rating&gt;ESRB - RP (Rating Pending)&lt;/rating&gt; &lt;title&gt;PC Genjin - Pithecanthropus Computerurus&lt;/title&gt; &lt;pub&gt;Hudson Soft&lt;/pub&gt; &lt;dev&gt;Hudson Soft&lt;/dev&gt; &lt;genre&gt;Action&lt;/genre&gt; &lt;score&gt;4.0&lt;/score&gt; &lt;player&gt;1 Player&lt;/player&gt; &lt;story&gt;Bonk's Adventure is a prehistoric platform game where you are in control of a large bald headed caveman, guiding him through the levels taking out all manner of strange prehistoric creatures that get in your way including King Drools henchmen - all in effort to free the captured/controlled residents of Moonland (bosses) - including the Princess Za from King Drool attempted take over.  The game is not unlike other platform games of the era. Though it's unique in that you can climb walls and swing on rope with your teeth and your only method of attack is head butting enemies - straight forward or dive bomb style. The game starts off with simplistic point A to point B style, but focuses more on exploration in the later stages, which include finding hidden bonus areas. The game is also known for its trademark gameplay mechanism of 'spin attack', where Bonk floats through the air if you have the turbo button on. This can be used to float around the level and reach areas for extra/hidden items, but also as a method of attack as well. The game starts you off with 3 hearts, but allows you to increase this number when you find special heart container items, allowing Bonk to take a number of hits before dying.  A variety of bonus stages can be found throughout the game, which provide bonus points upon completion and thus resulting in accumulating extra lives. Enemies themselves can be 'milked' for points in that you can keep 'bonking' their dead bodies and not letting them hit the ground. Spin attack is another method for doing this.&lt;/story&gt; &lt;/game&gt;">
            <text:p>&lt;game name="PC Genjin - Pithecanthropus Computerurus (Japan)"&gt; &lt;year&gt;1989&lt;/year&gt; &lt;rating&gt;ESRB - RP (Rating Pending)&lt;/rating&gt; &lt;title&gt;PC Genjin - Pithecanthropus Computerurus&lt;/title&gt; &lt;pub&gt;Hudson Soft&lt;/pub&gt; &lt;dev&gt;Hudson Soft&lt;/dev&gt; &lt;genre&gt;Action&lt;/genre&gt; &lt;score&gt;4.0&lt;/score&gt; &lt;player&gt;1 Player&lt;/player&gt; &lt;story&gt;Bonk's Adventure is a prehistoric platform game where you are in control of a large bald headed caveman, guiding him through the levels taking out all manner of strange prehistoric creatures that get in your way including King Drools henchmen - all in effort to free the captured/controlled residents of Moonland (bosses) - including the Princess Za from King Drool attempted take over. <text:s/>The game is not unlike other platform games of the era. Though it's unique in that you can climb walls and swing on rope with your teeth and your only method of attack is head butting enemies - straight forward or dive bomb style. The game starts off with simplistic point A to point B style, but focuses more on exploration in the later stages, which include finding hidden bonus areas. The game is also known for its trademark gameplay mechanism of 'spin attack', where Bonk floats through the air if you have the turbo button on. This can be used to float around the level and reach areas for extra/hidden items, but also as a method of attack as well. The game starts you off with 3 hearts, but allows you to increase this number when you find special heart container items, allowing Bonk to take a number of hits before dying. <text:s/>A variety of bonus stages can be found throughout the game, which provide bonus points upon completion and thus resulting in accumulating extra lives. Enemies themselves can be 'milked' for points in that you can keep 'bonking' their dead bodies and not letting them hit the ground. Spin attack is another method for doing this.&lt;/story&gt; &lt;/game&gt;</text:p>
          </table:table-cell>
          <table:table-cell table:number-columns-repeated="1012"/>
        </table:table-row>
        <table:table-row table:style-name="ro1">
          <table:table-cell office:value-type="string">
            <text:p>PC Genjin 2 - Pithecanthropus Computerurus (Japan)</text:p>
          </table:table-cell>
          <table:table-cell office:value-type="float" office:value="1991">
            <text:p>1991</text:p>
          </table:table-cell>
          <table:table-cell office:value-type="string">
            <text:p>ESRB - RP (Rating Pending)</text:p>
          </table:table-cell>
          <table:table-cell office:value-type="string">
            <text:p>PC Genjin 2 - Pithecanthropus Computerurus</text:p>
          </table:table-cell>
          <table:table-cell table:number-columns-repeated="2" office:value-type="string">
            <text:p>Hudson Soft</text:p>
          </table:table-cell>
          <table:table-cell office:value-type="string">
            <text:p>Action</text:p>
          </table:table-cell>
          <table:table-cell office:value-type="string">
            <text:p>4.5</text:p>
          </table:table-cell>
          <table:table-cell office:value-type="string">
            <text:p>1 Player</text:p>
          </table:table-cell>
          <table:table-cell office:value-type="string">
            <text:p>Bonk has his revenge on King Drool III in his second game for the TurboGrafx. It's not exactly clear why Bonk is so vengeful, but it appears that King Drool is responsible. Bonk uses his over-sized cranium as a lethal weapon in this sequel. <text:s/>The gameplay in this adventure is very similar to the first game. Bonk has head-butting, head-stomping, and fire-breathing moves when he eats some spicy meat.</text:p>
          </table:table-cell>
          <table:table-cell table:style-name="Default" table:formula="of:=CONCATENATE(&quot;&lt;game name=&quot;;CHAR(34);[.A191];CHAR(34);&quot;&gt; &lt;year&gt;&quot;;[.B191];&quot;&lt;/year&gt; &lt;rating&gt;&quot;;[.C191];&quot;&lt;/rating&gt; &lt;title&gt;&quot;;[.D191];&quot;&lt;/title&gt; &lt;pub&gt;&quot;;[.E191];&quot;&lt;/pub&gt; &lt;dev&gt;&quot;;[.F191];&quot;&lt;/dev&gt; &lt;genre&gt;&quot;;[.G191];&quot;&lt;/genre&gt; &lt;score&gt;&quot;;[.H191];&quot;&lt;/score&gt; &lt;player&gt;&quot;;[.I191];&quot;&lt;/player&gt; &lt;story&gt;&quot;;[.J191];&quot;&lt;/story&gt; &lt;/game&gt;&quot;)" office:value-type="string" office:string-value="&lt;game name=&quot;PC Genjin 2 - Pithecanthropus Computerurus (Japan)&quot;&gt; &lt;year&gt;1991&lt;/year&gt; &lt;rating&gt;ESRB - RP (Rating Pending)&lt;/rating&gt; &lt;title&gt;PC Genjin 2 - Pithecanthropus Computerurus&lt;/title&gt; &lt;pub&gt;Hudson Soft&lt;/pub&gt; &lt;dev&gt;Hudson Soft&lt;/dev&gt; &lt;genre&gt;Action&lt;/genre&gt; &lt;score&gt;4.5&lt;/score&gt; &lt;player&gt;1 Player&lt;/player&gt; &lt;story&gt;Bonk has his revenge on King Drool III in his second game for the TurboGrafx. It's not exactly clear why Bonk is so vengeful, but it appears that King Drool is responsible. Bonk uses his over-sized cranium as a lethal weapon in this sequel.  The gameplay in this adventure is very similar to the first game. Bonk has head-butting, head-stomping, and fire-breathing moves when he eats some spicy meat.&lt;/story&gt; &lt;/game&gt;">
            <text:p>&lt;game name="PC Genjin 2 - Pithecanthropus Computerurus (Japan)"&gt; &lt;year&gt;1991&lt;/year&gt; &lt;rating&gt;ESRB - RP (Rating Pending)&lt;/rating&gt; &lt;title&gt;PC Genjin 2 - Pithecanthropus Computerurus&lt;/title&gt; &lt;pub&gt;Hudson Soft&lt;/pub&gt; &lt;dev&gt;Hudson Soft&lt;/dev&gt; &lt;genre&gt;Action&lt;/genre&gt; &lt;score&gt;4.5&lt;/score&gt; &lt;player&gt;1 Player&lt;/player&gt; &lt;story&gt;Bonk has his revenge on King Drool III in his second game for the TurboGrafx. It's not exactly clear why Bonk is so vengeful, but it appears that King Drool is responsible. Bonk uses his over-sized cranium as a lethal weapon in this sequel. <text:s/>The gameplay in this adventure is very similar to the first game. Bonk has head-butting, head-stomping, and fire-breathing moves when he eats some spicy meat.&lt;/story&gt; &lt;/game&gt;</text:p>
          </table:table-cell>
          <table:table-cell table:number-columns-repeated="1012"/>
        </table:table-row>
        <table:table-row table:style-name="ro1">
          <table:table-cell office:value-type="string">
            <text:p>PC Genjin 3 - Pithecanthropus Computerurus (Japan)</text:p>
          </table:table-cell>
          <table:table-cell office:value-type="string">
            <text:p>1993</text:p>
          </table:table-cell>
          <table:table-cell office:value-type="string">
            <text:p>ESRB - RP (Rating Pending)</text:p>
          </table:table-cell>
          <table:table-cell office:value-type="string">
            <text:p>PC Genjin 3 - Pithecanthropus Computerurus</text:p>
          </table:table-cell>
          <table:table-cell table:number-columns-repeated="2" office:value-type="string">
            <text:p>Hudson Soft</text:p>
          </table:table-cell>
          <table:table-cell office:value-type="string">
            <text:p>Action</text:p>
          </table:table-cell>
          <table:table-cell office:value-type="string">
            <text:p>4.4</text:p>
          </table:table-cell>
          <table:table-cell office:value-type="string">
            <text:p>1-2 Players</text:p>
          </table:table-cell>
          <table:table-cell office:value-type="string">
            <text:p>Bonk's Big Adventure is the third instalment in the side-scrolling platformer series. As in previous games, the player assumes the role of a caveman named Bonk who headbutts his way through various enemies in order to defeat King Drool. Familiar moves include swinging on trees, bouncing off walls, breaking blocks and climbing walls with his teeth. Compared to the previous games, he walks and moves a little faster. <text:s/>Bonk has the new ability to pick up red and blue candy power-ups that make him grow or shrink and grab a flower copter. As always, there is plenty of platforming and enemies to discover. The game consists of seven rounds, set in the Dinosaur Kingdom, finished off with a boss. At the end of each stage, 16 smileys can be exchanged to play up to eight different bonus stages (2 smileys per stage needed). New level elements include ziplines and sewer pipes. The game also features a cooperative multiplayer mode.</text:p>
          </table:table-cell>
          <table:table-cell table:style-name="Default" table:formula="of:=CONCATENATE(&quot;&lt;game name=&quot;;CHAR(34);[.A192];CHAR(34);&quot;&gt; &lt;year&gt;&quot;;[.B192];&quot;&lt;/year&gt; &lt;rating&gt;&quot;;[.C192];&quot;&lt;/rating&gt; &lt;title&gt;&quot;;[.D192];&quot;&lt;/title&gt; &lt;pub&gt;&quot;;[.E192];&quot;&lt;/pub&gt; &lt;dev&gt;&quot;;[.F192];&quot;&lt;/dev&gt; &lt;genre&gt;&quot;;[.G192];&quot;&lt;/genre&gt; &lt;score&gt;&quot;;[.H192];&quot;&lt;/score&gt; &lt;player&gt;&quot;;[.I192];&quot;&lt;/player&gt; &lt;story&gt;&quot;;[.J192];&quot;&lt;/story&gt; &lt;/game&gt;&quot;)" office:value-type="string" office:string-value="&lt;game name=&quot;PC Genjin 3 - Pithecanthropus Computerurus (Japan)&quot;&gt; &lt;year&gt;1993&lt;/year&gt; &lt;rating&gt;ESRB - RP (Rating Pending)&lt;/rating&gt; &lt;title&gt;PC Genjin 3 - Pithecanthropus Computerurus&lt;/title&gt; &lt;pub&gt;Hudson Soft&lt;/pub&gt; &lt;dev&gt;Hudson Soft&lt;/dev&gt; &lt;genre&gt;Action&lt;/genre&gt; &lt;score&gt;4.4&lt;/score&gt; &lt;player&gt;1-2 Players&lt;/player&gt; &lt;story&gt;Bonk's Big Adventure is the third instalment in the side-scrolling platformer series. As in previous games, the player assumes the role of a caveman named Bonk who headbutts his way through various enemies in order to defeat King Drool. Familiar moves include swinging on trees, bouncing off walls, breaking blocks and climbing walls with his teeth. Compared to the previous games, he walks and moves a little faster.  Bonk has the new ability to pick up red and blue candy power-ups that make him grow or shrink and grab a flower copter. As always, there is plenty of platforming and enemies to discover. The game consists of seven rounds, set in the Dinosaur Kingdom, finished off with a boss. At the end of each stage, 16 smileys can be exchanged to play up to eight different bonus stages (2 smileys per stage needed). New level elements include ziplines and sewer pipes. The game also features a cooperative multiplayer mode.&lt;/story&gt; &lt;/game&gt;">
            <text:p>&lt;game name="PC Genjin 3 - Pithecanthropus Computerurus (Japan)"&gt; &lt;year&gt;1993&lt;/year&gt; &lt;rating&gt;ESRB - RP (Rating Pending)&lt;/rating&gt; &lt;title&gt;PC Genjin 3 - Pithecanthropus Computerurus&lt;/title&gt; &lt;pub&gt;Hudson Soft&lt;/pub&gt; &lt;dev&gt;Hudson Soft&lt;/dev&gt; &lt;genre&gt;Action&lt;/genre&gt; &lt;score&gt;4.4&lt;/score&gt; &lt;player&gt;1-2 Players&lt;/player&gt; &lt;story&gt;Bonk's Big Adventure is the third instalment in the side-scrolling platformer series. As in previous games, the player assumes the role of a caveman named Bonk who headbutts his way through various enemies in order to defeat King Drool. Familiar moves include swinging on trees, bouncing off walls, breaking blocks and climbing walls with his teeth. Compared to the previous games, he walks and moves a little faster. <text:s/>Bonk has the new ability to pick up red and blue candy power-ups that make him grow or shrink and grab a flower copter. As always, there is plenty of platforming and enemies to discover. The game consists of seven rounds, set in the Dinosaur Kingdom, finished off with a boss. At the end of each stage, 16 smileys can be exchanged to play up to eight different bonus stages (2 smileys per stage needed). New level elements include ziplines and sewer pipes. The game also features a cooperative multiplayer mode.&lt;/story&gt; &lt;/game&gt;</text:p>
          </table:table-cell>
          <table:table-cell table:number-columns-repeated="1012"/>
        </table:table-row>
        <table:table-row table:style-name="ro1">
          <table:table-cell office:value-type="string">
            <text:p>PC Pachi-Slot (Japan)</text:p>
          </table:table-cell>
          <table:table-cell office:value-type="string">
            <text:p>1992</text:p>
          </table:table-cell>
          <table:table-cell office:value-type="string">
            <text:p>ESRB - RP (Rating Pending)</text:p>
          </table:table-cell>
          <table:table-cell office:value-type="string">
            <text:p>PC Pachi-Slot</text:p>
          </table:table-cell>
          <table:table-cell office:value-type="string">
            <text:p>Hacker International</text:p>
          </table:table-cell>
          <table:table-cell office:value-type="string">
            <text:p>Games Express</text:p>
          </table:table-cell>
          <table:table-cell office:value-type="string">
            <text:p>Gambling/Slots</text:p>
          </table:table-cell>
          <table:table-cell office:value-type="string">
            <text:p>2.3</text:p>
          </table:table-cell>
          <table:table-cell office:value-type="string">
            <text:p>1 Player</text:p>
          </table:table-cell>
          <table:table-cell office:value-type="string">
            <text:p>Adult fruit machine simulator with 2 designs to choose from.</text:p>
          </table:table-cell>
          <table:table-cell table:style-name="Default" table:formula="of:=CONCATENATE(&quot;&lt;game name=&quot;;CHAR(34);[.A193];CHAR(34);&quot;&gt; &lt;year&gt;&quot;;[.B193];&quot;&lt;/year&gt; &lt;rating&gt;&quot;;[.C193];&quot;&lt;/rating&gt; &lt;title&gt;&quot;;[.D193];&quot;&lt;/title&gt; &lt;pub&gt;&quot;;[.E193];&quot;&lt;/pub&gt; &lt;dev&gt;&quot;;[.F193];&quot;&lt;/dev&gt; &lt;genre&gt;&quot;;[.G193];&quot;&lt;/genre&gt; &lt;score&gt;&quot;;[.H193];&quot;&lt;/score&gt; &lt;player&gt;&quot;;[.I193];&quot;&lt;/player&gt; &lt;story&gt;&quot;;[.J193];&quot;&lt;/story&gt; &lt;/game&gt;&quot;)" office:value-type="string" office:string-value="&lt;game name=&quot;PC Pachi-Slot (Japan)&quot;&gt; &lt;year&gt;1992&lt;/year&gt; &lt;rating&gt;ESRB - RP (Rating Pending)&lt;/rating&gt; &lt;title&gt;PC Pachi-Slot&lt;/title&gt; &lt;pub&gt;Hacker International&lt;/pub&gt; &lt;dev&gt;Games Express&lt;/dev&gt; &lt;genre&gt;Gambling/Slots&lt;/genre&gt; &lt;score&gt;2.3&lt;/score&gt; &lt;player&gt;1 Player&lt;/player&gt; &lt;story&gt;Adult fruit machine simulator with 2 designs to choose from.&lt;/story&gt; &lt;/game&gt;">
            <text:p>&lt;game name="PC Pachi-Slot (Japan)"&gt; &lt;year&gt;1992&lt;/year&gt; &lt;rating&gt;ESRB - RP (Rating Pending)&lt;/rating&gt; &lt;title&gt;PC Pachi-Slot&lt;/title&gt; &lt;pub&gt;Hacker International&lt;/pub&gt; &lt;dev&gt;Games Express&lt;/dev&gt; &lt;genre&gt;Gambling/Slots&lt;/genre&gt; &lt;score&gt;2.3&lt;/score&gt; &lt;player&gt;1 Player&lt;/player&gt; &lt;story&gt;Adult fruit machine simulator with 2 designs to choose from.&lt;/story&gt; &lt;/game&gt;</text:p>
          </table:table-cell>
          <table:table-cell table:number-columns-repeated="1012"/>
        </table:table-row>
        <table:table-row table:style-name="ro1">
          <table:table-cell office:value-type="string">
            <text:p>Populous (Japan)</text:p>
          </table:table-cell>
          <table:table-cell office:value-type="float" office:value="1991">
            <text:p>1991</text:p>
          </table:table-cell>
          <table:table-cell office:value-type="string">
            <text:p>ESRB - RP (Rating Pending)</text:p>
          </table:table-cell>
          <table:table-cell office:value-type="string">
            <text:p>Populous</text:p>
          </table:table-cell>
          <table:table-cell office:value-type="string">
            <text:p>Bullfrog Productions</text:p>
          </table:table-cell>
          <table:table-cell office:value-type="string">
            <text:p>Hudson Soft</text:p>
          </table:table-cell>
          <table:table-cell office:value-type="string">
            <text:p>Simulation</text:p>
          </table:table-cell>
          <table:table-cell office:value-type="string">
            <text:p>3.1</text:p>
          </table:table-cell>
          <table:table-cell office:value-type="string">
            <text:p>1 Player</text:p>
          </table:table-cell>
          <table:table-cell office:value-type="string">
            <text:p>You play a god, gaming against other gods in a celestial game of conquest. <text:s/>To win, you must help your chosen people take over the world and wipe out the vermin who worship that other god.****Each god starts out with a single human, dumped into the middle of the wilderness. <text:s/>Sometimes there is inhabitable land in sight, sometimes not. <text:s/>To get win, you must change the landscape, creating flat land for your followers to build on. <text:s/>The more followers you have you have, the more powerful you will be, so take care of them. Build as fast as you can, because the other god is doing the same.****When you have enough followers, you can make the leader of your people into a hero. <text:s/>He will then go around the land you have built, literally taking strength from the people into himself, and working his way toward the enemy. <text:s/>When he gets there, he will engage in holy warfare upon your enemy's people. <text:s/>He will burn; he will kill. <text:s/>And he won't stop until they're all dead... or he is.****But you don't have to let your people have all the fun; the god's have other tools as well. <text:s/>You can drown your enemies one at a time with your land lowering powers. <text:s/>Submerge their towns in swamps. Raise a volcano in the middle of their best farmland. <text:s/>Even better, you can flood the land and drain all the people who didn't build on high-ground. ****And when you win, you'll have 500 more worlds to conquer. <text:s/>A god's play is just never done.</text:p>
          </table:table-cell>
          <table:table-cell table:style-name="Default" table:formula="of:=CONCATENATE(&quot;&lt;game name=&quot;;CHAR(34);[.A194];CHAR(34);&quot;&gt; &lt;year&gt;&quot;;[.B194];&quot;&lt;/year&gt; &lt;rating&gt;&quot;;[.C194];&quot;&lt;/rating&gt; &lt;title&gt;&quot;;[.D194];&quot;&lt;/title&gt; &lt;pub&gt;&quot;;[.E194];&quot;&lt;/pub&gt; &lt;dev&gt;&quot;;[.F194];&quot;&lt;/dev&gt; &lt;genre&gt;&quot;;[.G194];&quot;&lt;/genre&gt; &lt;score&gt;&quot;;[.H194];&quot;&lt;/score&gt; &lt;player&gt;&quot;;[.I194];&quot;&lt;/player&gt; &lt;story&gt;&quot;;[.J194];&quot;&lt;/story&gt; &lt;/game&gt;&quot;)" office:value-type="string" office:string-value="&lt;game name=&quot;Populous (Japan)&quot;&gt; &lt;year&gt;1991&lt;/year&gt; &lt;rating&gt;ESRB - RP (Rating Pending)&lt;/rating&gt; &lt;title&gt;Populous&lt;/title&gt; &lt;pub&gt;Bullfrog Productions&lt;/pub&gt; &lt;dev&gt;Hudson Soft&lt;/dev&gt; &lt;genre&gt;Simulation&lt;/genre&gt; &lt;score&gt;3.1&lt;/score&gt; &lt;player&gt;1 Player&lt;/player&gt; &lt;story&gt;You play a god, gaming against other gods in a celestial game of conquest.  To win, you must help your chosen people take over the world and wipe out the vermin who worship that other god.****Each god starts out with a single human, dumped into the middle of the wilderness.  Sometimes there is inhabitable land in sight, sometimes not.  To get win, you must change the landscape, creating flat land for your followers to build on.  The more followers you have you have, the more powerful you will be, so take care of them. Build as fast as you can, because the other god is doing the same.****When you have enough followers, you can make the leader of your people into a hero.  He will then go around the land you have built, literally taking strength from the people into himself, and working his way toward the enemy.  When he gets there, he will engage in holy warfare upon your enemy's people.  He will burn; he will kill.  And he won't stop until they're all dead... or he is.****But you don't have to let your people have all the fun; the god's have other tools as well.  You can drown your enemies one at a time with your land lowering powers.  Submerge their towns in swamps. Raise a volcano in the middle of their best farmland.  Even better, you can flood the land and drain all the people who didn't build on high-ground. ****And when you win, you'll have 500 more worlds to conquer.  A god's play is just never done.&lt;/story&gt; &lt;/game&gt;">
            <text:p>&lt;game name="Populous (Japan)"&gt; &lt;year&gt;1991&lt;/year&gt; &lt;rating&gt;ESRB - RP (Rating Pending)&lt;/rating&gt; &lt;title&gt;Populous&lt;/title&gt; &lt;pub&gt;Bullfrog Productions&lt;/pub&gt; &lt;dev&gt;Hudson Soft&lt;/dev&gt; &lt;genre&gt;Simulation&lt;/genre&gt; &lt;score&gt;3.1&lt;/score&gt; &lt;player&gt;1 Player&lt;/player&gt; &lt;story&gt;You play a god, gaming against other gods in a celestial game of conquest. <text:s/>To win, you must help your chosen people take over the world and wipe out the vermin who worship that other god.****Each god starts out with a single human, dumped into the middle of the wilderness. <text:s/>Sometimes there is inhabitable land in sight, sometimes not. <text:s/>To get win, you must change the landscape, creating flat land for your followers to build on. <text:s/>The more followers you have you have, the more powerful you will be, so take care of them. Build as fast as you can, because the other god is doing the same.****When you have enough followers, you can make the leader of your people into a hero. <text:s/>He will then go around the land you have built, literally taking strength from the people into himself, and working his way toward the enemy. <text:s/>When he gets there, he will engage in holy warfare upon your enemy's people. <text:s/>He will burn; he will kill. <text:s/>And he won't stop until they're all dead... or he is.****But you don't have to let your people have all the fun; the god's have other tools as well. <text:s/>You can drown your enemies one at a time with your land lowering powers. <text:s/>Submerge their towns in swamps. Raise a volcano in the middle of their best farmland. <text:s/>Even better, you can flood the land and drain all the people who didn't build on high-ground. ****And when you win, you'll have 500 more worlds to conquer. <text:s/>A god's play is just never done.&lt;/story&gt; &lt;/game&gt;</text:p>
          </table:table-cell>
          <table:table-cell table:number-columns-repeated="1012"/>
        </table:table-row>
        <table:table-row table:style-name="ro1">
          <table:table-cell office:value-type="string">
            <text:p>Power Drift (Japan)</text:p>
          </table:table-cell>
          <table:table-cell office:value-type="float" office:value="1990">
            <text:p>1990</text:p>
          </table:table-cell>
          <table:table-cell office:value-type="string">
            <text:p>ESRB - RP (Rating Pending)</text:p>
          </table:table-cell>
          <table:table-cell office:value-type="string">
            <text:p>Power Drift</text:p>
          </table:table-cell>
          <table:table-cell table:number-columns-repeated="2" office:value-type="string">
            <text:p>Asmik</text:p>
          </table:table-cell>
          <table:table-cell office:value-type="string">
            <text:p>Racing</text:p>
          </table:table-cell>
          <table:table-cell office:value-type="string">
            <text:p>5.0</text:p>
          </table:table-cell>
          <table:table-cell office:value-type="string">
            <text:p>1 Player</text:p>
          </table:table-cell>
          <table:table-cell office:value-type="string">
            <text:p>Ever wanted to race dune buggies at high speed on a variety of tracks? Power Drift is an arcade racer that gives you the chance to do just that.****There are 5 tracks to choose from, each with 5 stages. The stages range from cities, to deserts to tracks over water. There are also 12 drivers to pick from, from businessmen to skinheads and mohicans. ****Your buggy has 2 gears, high and low. Once the light goes green, just keep the pedal to the metal. You’ll need to place third or higher to continue to the next stage. Be careful not to bump into other buggies or objects next to the road. While you’re buggy can take a pounding, crashing will slow you down. ****Finish all 5 stages in a level and you’ll be presented with a bonus level.</text:p>
          </table:table-cell>
          <table:table-cell table:style-name="Default" table:formula="of:=CONCATENATE(&quot;&lt;game name=&quot;;CHAR(34);[.A195];CHAR(34);&quot;&gt; &lt;year&gt;&quot;;[.B195];&quot;&lt;/year&gt; &lt;rating&gt;&quot;;[.C195];&quot;&lt;/rating&gt; &lt;title&gt;&quot;;[.D195];&quot;&lt;/title&gt; &lt;pub&gt;&quot;;[.E195];&quot;&lt;/pub&gt; &lt;dev&gt;&quot;;[.F195];&quot;&lt;/dev&gt; &lt;genre&gt;&quot;;[.G195];&quot;&lt;/genre&gt; &lt;score&gt;&quot;;[.H195];&quot;&lt;/score&gt; &lt;player&gt;&quot;;[.I195];&quot;&lt;/player&gt; &lt;story&gt;&quot;;[.J195];&quot;&lt;/story&gt; &lt;/game&gt;&quot;)" office:value-type="string" office:string-value="&lt;game name=&quot;Power Drift (Japan)&quot;&gt; &lt;year&gt;1990&lt;/year&gt; &lt;rating&gt;ESRB - RP (Rating Pending)&lt;/rating&gt; &lt;title&gt;Power Drift&lt;/title&gt; &lt;pub&gt;Asmik&lt;/pub&gt; &lt;dev&gt;Asmik&lt;/dev&gt; &lt;genre&gt;Racing&lt;/genre&gt; &lt;score&gt;5.0&lt;/score&gt; &lt;player&gt;1 Player&lt;/player&gt; &lt;story&gt;Ever wanted to race dune buggies at high speed on a variety of tracks? Power Drift is an arcade racer that gives you the chance to do just that.****There are 5 tracks to choose from, each with 5 stages. The stages range from cities, to deserts to tracks over water. There are also 12 drivers to pick from, from businessmen to skinheads and mohicans. ****Your buggy has 2 gears, high and low. Once the light goes green, just keep the pedal to the metal. You’ll need to place third or higher to continue to the next stage. Be careful not to bump into other buggies or objects next to the road. While you’re buggy can take a pounding, crashing will slow you down. ****Finish all 5 stages in a level and you’ll be presented with a bonus level.&lt;/story&gt; &lt;/game&gt;">
            <text:p>&lt;game name="Power Drift (Japan)"&gt; &lt;year&gt;1990&lt;/year&gt; &lt;rating&gt;ESRB - RP (Rating Pending)&lt;/rating&gt; &lt;title&gt;Power Drift&lt;/title&gt; &lt;pub&gt;Asmik&lt;/pub&gt; &lt;dev&gt;Asmik&lt;/dev&gt; &lt;genre&gt;Racing&lt;/genre&gt; &lt;score&gt;5.0&lt;/score&gt; &lt;player&gt;1 Player&lt;/player&gt; &lt;story&gt;Ever wanted to race dune buggies at high speed on a variety of tracks? Power Drift is an arcade racer that gives you the chance to do just that.****There are 5 tracks to choose from, each with 5 stages. The stages range from cities, to deserts to tracks over water. There are also 12 drivers to pick from, from businessmen to skinheads and mohicans. ****Your buggy has 2 gears, high and low. Once the light goes green, just keep the pedal to the metal. You’ll need to place third or higher to continue to the next stage. Be careful not to bump into other buggies or objects next to the road. While you’re buggy can take a pounding, crashing will slow you down. ****Finish all 5 stages in a level and you’ll be presented with a bonus level.&lt;/story&gt; &lt;/game&gt;</text:p>
          </table:table-cell>
          <table:table-cell table:number-columns-repeated="1012"/>
        </table:table-row>
        <table:table-row table:style-name="ro1">
          <table:table-cell office:value-type="string">
            <text:p>Power Eleven (Japan)</text:p>
          </table:table-cell>
          <table:table-cell office:value-type="float" office:value="1991">
            <text:p>1991</text:p>
          </table:table-cell>
          <table:table-cell office:value-type="string">
            <text:p>ESRB - RP (Rating Pending)</text:p>
          </table:table-cell>
          <table:table-cell office:value-type="string">
            <text:p>Power Eleven</text:p>
          </table:table-cell>
          <table:table-cell table:number-columns-repeated="2" office:value-type="string">
            <text:p>Hudson Soft</text:p>
          </table:table-cell>
          <table:table-cell office:value-type="string">
            <text:p>Sports/Soccer</text:p>
          </table:table-cell>
          <table:table-cell office:value-type="string">
            <text:p>4.0</text:p>
          </table:table-cell>
          <table:table-cell office:value-type="string">
            <text:p>1-2 Players</text:p>
          </table:table-cell>
          <table:table-cell office:value-type="string">
            <text:p>Power Eleven is a top-down soccer game with three playing modes: multiplayer, penalty kicks (shown from the back of the transparent goalkeeper) and a tournament mode. The latter is the main mode for solo players and features twelve national soccer teams. Then the player needs to defeat the other teams with rising difficulty to win the Hudson Cup. Regarding rules, the game features no fouls or off-sides. <text:s/>Each athlete has a rating in the five statistics (run, dribble, kick, technique and power) which influences his performance on the field. The player can also choose between different formations and after successful matches athletes can be substituted. The most unusual aspect of the game is the power rating which is lowered when using the power mode which allows faster movement and forceful shots. However, the power does only get completely refilled after a match so it needs to be used with care. Because the activation of this mode takes up a button, there is no dedicated passing button to be found. The distance of a shot is chosen by pressing the fire button quickly or holding it. </text:p>
          </table:table-cell>
          <table:table-cell table:style-name="Default" table:formula="of:=CONCATENATE(&quot;&lt;game name=&quot;;CHAR(34);[.A196];CHAR(34);&quot;&gt; &lt;year&gt;&quot;;[.B196];&quot;&lt;/year&gt; &lt;rating&gt;&quot;;[.C196];&quot;&lt;/rating&gt; &lt;title&gt;&quot;;[.D196];&quot;&lt;/title&gt; &lt;pub&gt;&quot;;[.E196];&quot;&lt;/pub&gt; &lt;dev&gt;&quot;;[.F196];&quot;&lt;/dev&gt; &lt;genre&gt;&quot;;[.G196];&quot;&lt;/genre&gt; &lt;score&gt;&quot;;[.H196];&quot;&lt;/score&gt; &lt;player&gt;&quot;;[.I196];&quot;&lt;/player&gt; &lt;story&gt;&quot;;[.J196];&quot;&lt;/story&gt; &lt;/game&gt;&quot;)" office:value-type="string" office:string-value="&lt;game name=&quot;Power Eleven (Japan)&quot;&gt; &lt;year&gt;1991&lt;/year&gt; &lt;rating&gt;ESRB - RP (Rating Pending)&lt;/rating&gt; &lt;title&gt;Power Eleven&lt;/title&gt; &lt;pub&gt;Hudson Soft&lt;/pub&gt; &lt;dev&gt;Hudson Soft&lt;/dev&gt; &lt;genre&gt;Sports/Soccer&lt;/genre&gt; &lt;score&gt;4.0&lt;/score&gt; &lt;player&gt;1-2 Players&lt;/player&gt; &lt;story&gt;Power Eleven is a top-down soccer game with three playing modes: multiplayer, penalty kicks (shown from the back of the transparent goalkeeper) and a tournament mode. The latter is the main mode for solo players and features twelve national soccer teams. Then the player needs to defeat the other teams with rising difficulty to win the Hudson Cup. Regarding rules, the game features no fouls or off-sides.  Each athlete has a rating in the five statistics (run, dribble, kick, technique and power) which influences his performance on the field. The player can also choose between different formations and after successful matches athletes can be substituted. The most unusual aspect of the game is the power rating which is lowered when using the power mode which allows faster movement and forceful shots. However, the power does only get completely refilled after a match so it needs to be used with care. Because the activation of this mode takes up a button, there is no dedicated passing button to be found. The distance of a shot is chosen by pressing the fire button quickly or holding it. &lt;/story&gt; &lt;/game&gt;">
            <text:p>&lt;game name="Power Eleven (Japan)"&gt; &lt;year&gt;1991&lt;/year&gt; &lt;rating&gt;ESRB - RP (Rating Pending)&lt;/rating&gt; &lt;title&gt;Power Eleven&lt;/title&gt; &lt;pub&gt;Hudson Soft&lt;/pub&gt; &lt;dev&gt;Hudson Soft&lt;/dev&gt; &lt;genre&gt;Sports/Soccer&lt;/genre&gt; &lt;score&gt;4.0&lt;/score&gt; &lt;player&gt;1-2 Players&lt;/player&gt; &lt;story&gt;Power Eleven is a top-down soccer game with three playing modes: multiplayer, penalty kicks (shown from the back of the transparent goalkeeper) and a tournament mode. The latter is the main mode for solo players and features twelve national soccer teams. Then the player needs to defeat the other teams with rising difficulty to win the Hudson Cup. Regarding rules, the game features no fouls or off-sides. <text:s/>Each athlete has a rating in the five statistics (run, dribble, kick, technique and power) which influences his performance on the field. The player can also choose between different formations and after successful matches athletes can be substituted. The most unusual aspect of the game is the power rating which is lowered when using the power mode which allows faster movement and forceful shots. However, the power does only get completely refilled after a match so it needs to be used with care. Because the activation of this mode takes up a button, there is no dedicated passing button to be found. The distance of a shot is chosen by pressing the fire button quickly or holding it. &lt;/story&gt; &lt;/game&gt;</text:p>
          </table:table-cell>
          <table:table-cell table:number-columns-repeated="1012"/>
        </table:table-row>
        <table:table-row table:style-name="ro1">
          <table:table-cell office:value-type="string">
            <text:p>Power Gate (Japan)</text:p>
          </table:table-cell>
          <table:table-cell office:value-type="float" office:value="1991">
            <text:p>1991</text:p>
          </table:table-cell>
          <table:table-cell office:value-type="string">
            <text:p>ESRB - RP (Rating Pending)</text:p>
          </table:table-cell>
          <table:table-cell office:value-type="string">
            <text:p>Power Gate</text:p>
          </table:table-cell>
          <table:table-cell table:number-columns-repeated="2" office:value-type="string">
            <text:p>Pack-In-Video Co., Ltd.</text:p>
          </table:table-cell>
          <table:table-cell office:value-type="string">
            <text:p>Shoot-'Em-Up</text:p>
          </table:table-cell>
          <table:table-cell office:value-type="string">
            <text:p>3.7</text:p>
          </table:table-cell>
          <table:table-cell office:value-type="string">
            <text:p>1 Player</text:p>
          </table:table-cell>
          <table:table-cell office:value-type="string">
            <text:p>Power Gateis an horizontal Jet fighter shoot 'em up.</text:p>
          </table:table-cell>
          <table:table-cell table:style-name="Default" table:formula="of:=CONCATENATE(&quot;&lt;game name=&quot;;CHAR(34);[.A197];CHAR(34);&quot;&gt; &lt;year&gt;&quot;;[.B197];&quot;&lt;/year&gt; &lt;rating&gt;&quot;;[.C197];&quot;&lt;/rating&gt; &lt;title&gt;&quot;;[.D197];&quot;&lt;/title&gt; &lt;pub&gt;&quot;;[.E197];&quot;&lt;/pub&gt; &lt;dev&gt;&quot;;[.F197];&quot;&lt;/dev&gt; &lt;genre&gt;&quot;;[.G197];&quot;&lt;/genre&gt; &lt;score&gt;&quot;;[.H197];&quot;&lt;/score&gt; &lt;player&gt;&quot;;[.I197];&quot;&lt;/player&gt; &lt;story&gt;&quot;;[.J197];&quot;&lt;/story&gt; &lt;/game&gt;&quot;)" office:value-type="string" office:string-value="&lt;game name=&quot;Power Gate (Japan)&quot;&gt; &lt;year&gt;1991&lt;/year&gt; &lt;rating&gt;ESRB - RP (Rating Pending)&lt;/rating&gt; &lt;title&gt;Power Gate&lt;/title&gt; &lt;pub&gt;Pack-In-Video Co., Ltd.&lt;/pub&gt; &lt;dev&gt;Pack-In-Video Co., Ltd.&lt;/dev&gt; &lt;genre&gt;Shoot-'Em-Up&lt;/genre&gt; &lt;score&gt;3.7&lt;/score&gt; &lt;player&gt;1 Player&lt;/player&gt; &lt;story&gt;Power Gateis an horizontal Jet fighter shoot 'em up.&lt;/story&gt; &lt;/game&gt;">
            <text:p>&lt;game name="Power Gate (Japan)"&gt; &lt;year&gt;1991&lt;/year&gt; &lt;rating&gt;ESRB - RP (Rating Pending)&lt;/rating&gt; &lt;title&gt;Power Gate&lt;/title&gt; &lt;pub&gt;Pack-In-Video Co., Ltd.&lt;/pub&gt; &lt;dev&gt;Pack-In-Video Co., Ltd.&lt;/dev&gt; &lt;genre&gt;Shoot-'Em-Up&lt;/genre&gt; &lt;score&gt;3.7&lt;/score&gt; &lt;player&gt;1 Player&lt;/player&gt; &lt;story&gt;Power Gateis an horizontal Jet fighter shoot 'em up.&lt;/story&gt; &lt;/game&gt;</text:p>
          </table:table-cell>
          <table:table-cell table:number-columns-repeated="1012"/>
        </table:table-row>
        <table:table-row table:style-name="ro1">
          <table:table-cell office:value-type="string">
            <text:p>Power Golf (Japan)</text:p>
          </table:table-cell>
          <table:table-cell office:value-type="string">
            <text:p>1989</text:p>
          </table:table-cell>
          <table:table-cell office:value-type="string">
            <text:p>ESRB - RP (Rating Pending)</text:p>
          </table:table-cell>
          <table:table-cell office:value-type="string">
            <text:p>Power Golf</text:p>
          </table:table-cell>
          <table:table-cell table:number-columns-repeated="2" office:value-type="string">
            <text:p>Hudson Soft</text:p>
          </table:table-cell>
          <table:table-cell office:value-type="string">
            <text:p>Sports/Golf</text:p>
          </table:table-cell>
          <table:table-cell office:value-type="string">
            <text:p>3.5</text:p>
          </table:table-cell>
          <table:table-cell office:value-type="string">
            <text:p>1-3 Players</text:p>
          </table:table-cell>
          <table:table-cell office:value-type="string">
            <text:p>Power Golf is played primarily with a top-down view of each hole, and a 3rd person perspective for hitting the ball. <text:s/>There is also stroke and match play, and a competition mode for up to three players.****The object of the game is simply that of golf: To complete the course with the fewest shots and lowest score. ****Game modes:****Stroke Play -- Regular mode where competition is based on the total strokes, lowest number of course, is the winner. ****Match Play -- <text:s/>This mode can be against the computer or another player. Players compete for each hole, or, in Club Match, for each other's clubs.****Competition -- This is the three-player mode. <text:s/>The game operates in the form of a contest, and is recommended for players of differing abilities. <text:s/>Driving and pin contests are also included in this mode.</text:p>
          </table:table-cell>
          <table:table-cell table:style-name="Default" table:formula="of:=CONCATENATE(&quot;&lt;game name=&quot;;CHAR(34);[.A198];CHAR(34);&quot;&gt; &lt;year&gt;&quot;;[.B198];&quot;&lt;/year&gt; &lt;rating&gt;&quot;;[.C198];&quot;&lt;/rating&gt; &lt;title&gt;&quot;;[.D198];&quot;&lt;/title&gt; &lt;pub&gt;&quot;;[.E198];&quot;&lt;/pub&gt; &lt;dev&gt;&quot;;[.F198];&quot;&lt;/dev&gt; &lt;genre&gt;&quot;;[.G198];&quot;&lt;/genre&gt; &lt;score&gt;&quot;;[.H198];&quot;&lt;/score&gt; &lt;player&gt;&quot;;[.I198];&quot;&lt;/player&gt; &lt;story&gt;&quot;;[.J198];&quot;&lt;/story&gt; &lt;/game&gt;&quot;)" office:value-type="string" office:string-value="&lt;game name=&quot;Power Golf (Japan)&quot;&gt; &lt;year&gt;1989&lt;/year&gt; &lt;rating&gt;ESRB - RP (Rating Pending)&lt;/rating&gt; &lt;title&gt;Power Golf&lt;/title&gt; &lt;pub&gt;Hudson Soft&lt;/pub&gt; &lt;dev&gt;Hudson Soft&lt;/dev&gt; &lt;genre&gt;Sports/Golf&lt;/genre&gt; &lt;score&gt;3.5&lt;/score&gt; &lt;player&gt;1-3 Players&lt;/player&gt; &lt;story&gt;Power Golf is played primarily with a top-down view of each hole, and a 3rd person perspective for hitting the ball.  There is also stroke and match play, and a competition mode for up to three players.****The object of the game is simply that of golf: To complete the course with the fewest shots and lowest score. ****Game modes:****Stroke Play -- Regular mode where competition is based on the total strokes, lowest number of course, is the winner. ****Match Play --  This mode can be against the computer or another player. Players compete for each hole, or, in Club Match, for each other's clubs.****Competition -- This is the three-player mode.  The game operates in the form of a contest, and is recommended for players of differing abilities.  Driving and pin contests are also included in this mode.&lt;/story&gt; &lt;/game&gt;">
            <text:p>&lt;game name="Power Golf (Japan)"&gt; &lt;year&gt;1989&lt;/year&gt; &lt;rating&gt;ESRB - RP (Rating Pending)&lt;/rating&gt; &lt;title&gt;Power Golf&lt;/title&gt; &lt;pub&gt;Hudson Soft&lt;/pub&gt; &lt;dev&gt;Hudson Soft&lt;/dev&gt; &lt;genre&gt;Sports/Golf&lt;/genre&gt; &lt;score&gt;3.5&lt;/score&gt; &lt;player&gt;1-3 Players&lt;/player&gt; &lt;story&gt;Power Golf is played primarily with a top-down view of each hole, and a 3rd person perspective for hitting the ball. <text:s/>There is also stroke and match play, and a competition mode for up to three players.****The object of the game is simply that of golf: To complete the course with the fewest shots and lowest score. ****Game modes:****Stroke Play -- Regular mode where competition is based on the total strokes, lowest number of course, is the winner. ****Match Play -- <text:s/>This mode can be against the computer or another player. Players compete for each hole, or, in Club Match, for each other's clubs.****Competition -- This is the three-player mode. <text:s/>The game operates in the form of a contest, and is recommended for players of differing abilities. <text:s/>Driving and pin contests are also included in this mode.&lt;/story&gt; &lt;/game&gt;</text:p>
          </table:table-cell>
          <table:table-cell table:number-columns-repeated="1012"/>
        </table:table-row>
        <table:table-row table:style-name="ro1">
          <table:table-cell office:value-type="string">
            <text:p>Power League '93 (Japan)</text:p>
          </table:table-cell>
          <table:table-cell office:value-type="string">
            <text:p>1993</text:p>
          </table:table-cell>
          <table:table-cell office:value-type="string">
            <text:p>ESRB - RP (Rating Pending)</text:p>
          </table:table-cell>
          <table:table-cell office:value-type="string">
            <text:p>Power League '93</text:p>
          </table:table-cell>
          <table:table-cell table:number-columns-repeated="2" office:value-type="string">
            <text:p>Hudson Soft</text:p>
          </table:table-cell>
          <table:table-cell office:value-type="string">
            <text:p>Sports/Baseball</text:p>
          </table:table-cell>
          <table:table-cell office:value-type="string">
            <text:p>3.7</text:p>
          </table:table-cell>
          <table:table-cell office:value-type="string">
            <text:p>1-4 Players</text:p>
          </table:table-cell>
          <table:table-cell office:value-type="string">
            <text:p>Power League '93 is a baseball game. The player controls the pitcher and fielders (through an automatic system that, following baseball games' tradition, gives to him control on the one of the players who is closest to the ball); not the batter. One or two little windows display the runner's status during the face-off between the batter and the pitcher; once the ball is hit the view changes to a bird's eye one, showing a good portion of the game field where the action is taking place, together with a permanent small field's image at the right bottom of the screen displaying the position of every player on the whole field).</text:p>
          </table:table-cell>
          <table:table-cell table:style-name="Default" table:formula="of:=CONCATENATE(&quot;&lt;game name=&quot;;CHAR(34);[.A199];CHAR(34);&quot;&gt; &lt;year&gt;&quot;;[.B199];&quot;&lt;/year&gt; &lt;rating&gt;&quot;;[.C199];&quot;&lt;/rating&gt; &lt;title&gt;&quot;;[.D199];&quot;&lt;/title&gt; &lt;pub&gt;&quot;;[.E199];&quot;&lt;/pub&gt; &lt;dev&gt;&quot;;[.F199];&quot;&lt;/dev&gt; &lt;genre&gt;&quot;;[.G199];&quot;&lt;/genre&gt; &lt;score&gt;&quot;;[.H199];&quot;&lt;/score&gt; &lt;player&gt;&quot;;[.I199];&quot;&lt;/player&gt; &lt;story&gt;&quot;;[.J199];&quot;&lt;/story&gt; &lt;/game&gt;&quot;)" office:value-type="string" office:string-value="&lt;game name=&quot;Power League '93 (Japan)&quot;&gt; &lt;year&gt;1993&lt;/year&gt; &lt;rating&gt;ESRB - RP (Rating Pending)&lt;/rating&gt; &lt;title&gt;Power League '93&lt;/title&gt; &lt;pub&gt;Hudson Soft&lt;/pub&gt; &lt;dev&gt;Hudson Soft&lt;/dev&gt; &lt;genre&gt;Sports/Baseball&lt;/genre&gt; &lt;score&gt;3.7&lt;/score&gt; &lt;player&gt;1-4 Players&lt;/player&gt; &lt;story&gt;Power League '93 is a baseball game. The player controls the pitcher and fielders (through an automatic system that, following baseball games' tradition, gives to him control on the one of the players who is closest to the ball); not the batter. One or two little windows display the runner's status during the face-off between the batter and the pitcher; once the ball is hit the view changes to a bird's eye one, showing a good portion of the game field where the action is taking place, together with a permanent small field's image at the right bottom of the screen displaying the position of every player on the whole field).&lt;/story&gt; &lt;/game&gt;">
            <text:p>&lt;game name="Power League '93 (Japan)"&gt; &lt;year&gt;1993&lt;/year&gt; &lt;rating&gt;ESRB - RP (Rating Pending)&lt;/rating&gt; &lt;title&gt;Power League '93&lt;/title&gt; &lt;pub&gt;Hudson Soft&lt;/pub&gt; &lt;dev&gt;Hudson Soft&lt;/dev&gt; &lt;genre&gt;Sports/Baseball&lt;/genre&gt; &lt;score&gt;3.7&lt;/score&gt; &lt;player&gt;1-4 Players&lt;/player&gt; &lt;story&gt;Power League '93 is a baseball game. The player controls the pitcher and fielders (through an automatic system that, following baseball games' tradition, gives to him control on the one of the players who is closest to the ball); not the batter. One or two little windows display the runner's status during the face-off between the batter and the pitcher; once the ball is hit the view changes to a bird's eye one, showing a good portion of the game field where the action is taking place, together with a permanent small field's image at the right bottom of the screen displaying the position of every player on the whole field).&lt;/story&gt; &lt;/game&gt;</text:p>
          </table:table-cell>
          <table:table-cell table:number-columns-repeated="1012"/>
        </table:table-row>
        <table:table-row table:style-name="ro1">
          <table:table-cell office:value-type="string">
            <text:p>Power League (Japan)</text:p>
          </table:table-cell>
          <table:table-cell office:value-type="string">
            <text:p>1988</text:p>
          </table:table-cell>
          <table:table-cell office:value-type="string">
            <text:p>ESRB - RP (Rating Pending)</text:p>
          </table:table-cell>
          <table:table-cell office:value-type="string">
            <text:p>Power League</text:p>
          </table:table-cell>
          <table:table-cell table:number-columns-repeated="2" office:value-type="string">
            <text:p>Hudson Soft</text:p>
          </table:table-cell>
          <table:table-cell office:value-type="string">
            <text:p>Sports/Baseball</text:p>
          </table:table-cell>
          <table:table-cell office:value-type="string">
            <text:p>3.6</text:p>
          </table:table-cell>
          <table:table-cell office:value-type="string">
            <text:p>1-2 Players</text:p>
          </table:table-cell>
          <table:table-cell office:value-type="string">
            <text:p>Power League is a baseball game. The player controls the pitcher and fielders (through an automatic system that, following baseball games' tradition, gives to him control on the one of the players who is closest to the ball); not the batter. One or two little windows display the runner's status during the face-off between the batter and the pitcher; once the ball is hit the view changes to a bird's eye one, showing a good portion of the game field where the action is taking place, together with a permanent small field's image at the right bottom of the screen displaying the position of every player on the whole field). <text:s/>This game comprises an arcade mode (namely «Pennant mode») in which the player is tasked with straightly defeating one by one all opponent teams; a two-player mode (Versus mode) where two players just play versus each other in a single game, the «Open mode» to challenge the computer in a single match and a computer-only mode (Watch mode), seeing a challenge between two teams both controlled by the CPU. The Edit mode allows the player to change the starting lineup and starting rotation for the team. <text:s/>The teams are bracketed in two groups: South Division (consisting of teams from Bangkok, Beijing, Moscow, Paris, Rome, Sidney); North Division (counting teams based in Chicago, Los Angeles, London, New York, Tokyo, Toronto). No official licensed baseball teams are there. </text:p>
          </table:table-cell>
          <table:table-cell table:style-name="Default" table:formula="of:=CONCATENATE(&quot;&lt;game name=&quot;;CHAR(34);[.A200];CHAR(34);&quot;&gt; &lt;year&gt;&quot;;[.B200];&quot;&lt;/year&gt; &lt;rating&gt;&quot;;[.C200];&quot;&lt;/rating&gt; &lt;title&gt;&quot;;[.D200];&quot;&lt;/title&gt; &lt;pub&gt;&quot;;[.E200];&quot;&lt;/pub&gt; &lt;dev&gt;&quot;;[.F200];&quot;&lt;/dev&gt; &lt;genre&gt;&quot;;[.G200];&quot;&lt;/genre&gt; &lt;score&gt;&quot;;[.H200];&quot;&lt;/score&gt; &lt;player&gt;&quot;;[.I200];&quot;&lt;/player&gt; &lt;story&gt;&quot;;[.J200];&quot;&lt;/story&gt; &lt;/game&gt;&quot;)" office:value-type="string" office:string-value="&lt;game name=&quot;Power League (Japan)&quot;&gt; &lt;year&gt;1988&lt;/year&gt; &lt;rating&gt;ESRB - RP (Rating Pending)&lt;/rating&gt; &lt;title&gt;Power League&lt;/title&gt; &lt;pub&gt;Hudson Soft&lt;/pub&gt; &lt;dev&gt;Hudson Soft&lt;/dev&gt; &lt;genre&gt;Sports/Baseball&lt;/genre&gt; &lt;score&gt;3.6&lt;/score&gt; &lt;player&gt;1-2 Players&lt;/player&gt; &lt;story&gt;Power League is a baseball game. The player controls the pitcher and fielders (through an automatic system that, following baseball games' tradition, gives to him control on the one of the players who is closest to the ball); not the batter. One or two little windows display the runner's status during the face-off between the batter and the pitcher; once the ball is hit the view changes to a bird's eye one, showing a good portion of the game field where the action is taking place, together with a permanent small field's image at the right bottom of the screen displaying the position of every player on the whole field).  This game comprises an arcade mode (namely «Pennant mode») in which the player is tasked with straightly defeating one by one all opponent teams; a two-player mode (Versus mode) where two players just play versus each other in a single game, the «Open mode» to challenge the computer in a single match and a computer-only mode (Watch mode), seeing a challenge between two teams both controlled by the CPU. The Edit mode allows the player to change the starting lineup and starting rotation for the team.  The teams are bracketed in two groups: South Division (consisting of teams from Bangkok, Beijing, Moscow, Paris, Rome, Sidney); North Division (counting teams based in Chicago, Los Angeles, London, New York, Tokyo, Toronto). No official licensed baseball teams are there. &lt;/story&gt; &lt;/game&gt;">
            <text:p>&lt;game name="Power League (Japan)"&gt; &lt;year&gt;1988&lt;/year&gt; &lt;rating&gt;ESRB - RP (Rating Pending)&lt;/rating&gt; &lt;title&gt;Power League&lt;/title&gt; &lt;pub&gt;Hudson Soft&lt;/pub&gt; &lt;dev&gt;Hudson Soft&lt;/dev&gt; &lt;genre&gt;Sports/Baseball&lt;/genre&gt; &lt;score&gt;3.6&lt;/score&gt; &lt;player&gt;1-2 Players&lt;/player&gt; &lt;story&gt;Power League is a baseball game. The player controls the pitcher and fielders (through an automatic system that, following baseball games' tradition, gives to him control on the one of the players who is closest to the ball); not the batter. One or two little windows display the runner's status during the face-off between the batter and the pitcher; once the ball is hit the view changes to a bird's eye one, showing a good portion of the game field where the action is taking place, together with a permanent small field's image at the right bottom of the screen displaying the position of every player on the whole field). <text:s/>This game comprises an arcade mode (namely «Pennant mode») in which the player is tasked with straightly defeating one by one all opponent teams; a two-player mode (Versus mode) where two players just play versus each other in a single game, the «Open mode» to challenge the computer in a single match and a computer-only mode (Watch mode), seeing a challenge between two teams both controlled by the CPU. The Edit mode allows the player to change the starting lineup and starting rotation for the team. <text:s/>The teams are bracketed in two groups: South Division (consisting of teams from Bangkok, Beijing, Moscow, Paris, Rome, Sidney); North Division (counting teams based in Chicago, Los Angeles, London, New York, Tokyo, Toronto). No official licensed baseball teams are there. &lt;/story&gt; &lt;/game&gt;</text:p>
          </table:table-cell>
          <table:table-cell table:number-columns-repeated="1012"/>
        </table:table-row>
        <table:table-row table:style-name="ro1">
          <table:table-cell office:value-type="string">
            <text:p>Power League II (Japan)</text:p>
          </table:table-cell>
          <table:table-cell office:value-type="string">
            <text:p>1989</text:p>
          </table:table-cell>
          <table:table-cell office:value-type="string">
            <text:p>ESRB - RP (Rating Pending)</text:p>
          </table:table-cell>
          <table:table-cell office:value-type="string">
            <text:p>Power League II</text:p>
          </table:table-cell>
          <table:table-cell table:number-columns-repeated="2" office:value-type="string">
            <text:p>Hudson Soft</text:p>
          </table:table-cell>
          <table:table-cell office:value-type="string">
            <text:p>Sports/Baseball</text:p>
          </table:table-cell>
          <table:table-cell office:value-type="string">
            <text:p>3.6</text:p>
          </table:table-cell>
          <table:table-cell office:value-type="string">
            <text:p>1-2 Players</text:p>
          </table:table-cell>
          <table:table-cell office:value-type="string">
            <text:p>Power League 2 is a baseball game. It is similar to the first game in its series, World Class Baseball. However, since it was only released in Japan, most of the teams in the game are based on major league teams in Japan. It includes two leagues, the P League and the C League, as well as a couple hidden teams.</text:p>
          </table:table-cell>
          <table:table-cell table:style-name="Default" table:formula="of:=CONCATENATE(&quot;&lt;game name=&quot;;CHAR(34);[.A201];CHAR(34);&quot;&gt; &lt;year&gt;&quot;;[.B201];&quot;&lt;/year&gt; &lt;rating&gt;&quot;;[.C201];&quot;&lt;/rating&gt; &lt;title&gt;&quot;;[.D201];&quot;&lt;/title&gt; &lt;pub&gt;&quot;;[.E201];&quot;&lt;/pub&gt; &lt;dev&gt;&quot;;[.F201];&quot;&lt;/dev&gt; &lt;genre&gt;&quot;;[.G201];&quot;&lt;/genre&gt; &lt;score&gt;&quot;;[.H201];&quot;&lt;/score&gt; &lt;player&gt;&quot;;[.I201];&quot;&lt;/player&gt; &lt;story&gt;&quot;;[.J201];&quot;&lt;/story&gt; &lt;/game&gt;&quot;)" office:value-type="string" office:string-value="&lt;game name=&quot;Power League II (Japan)&quot;&gt; &lt;year&gt;1989&lt;/year&gt; &lt;rating&gt;ESRB - RP (Rating Pending)&lt;/rating&gt; &lt;title&gt;Power League II&lt;/title&gt; &lt;pub&gt;Hudson Soft&lt;/pub&gt; &lt;dev&gt;Hudson Soft&lt;/dev&gt; &lt;genre&gt;Sports/Baseball&lt;/genre&gt; &lt;score&gt;3.6&lt;/score&gt; &lt;player&gt;1-2 Players&lt;/player&gt; &lt;story&gt;Power League 2 is a baseball game. It is similar to the first game in its series, World Class Baseball. However, since it was only released in Japan, most of the teams in the game are based on major league teams in Japan. It includes two leagues, the P League and the C League, as well as a couple hidden teams.&lt;/story&gt; &lt;/game&gt;">
            <text:p>&lt;game name="Power League II (Japan)"&gt; &lt;year&gt;1989&lt;/year&gt; &lt;rating&gt;ESRB - RP (Rating Pending)&lt;/rating&gt; &lt;title&gt;Power League II&lt;/title&gt; &lt;pub&gt;Hudson Soft&lt;/pub&gt; &lt;dev&gt;Hudson Soft&lt;/dev&gt; &lt;genre&gt;Sports/Baseball&lt;/genre&gt; &lt;score&gt;3.6&lt;/score&gt; &lt;player&gt;1-2 Players&lt;/player&gt; &lt;story&gt;Power League 2 is a baseball game. It is similar to the first game in its series, World Class Baseball. However, since it was only released in Japan, most of the teams in the game are based on major league teams in Japan. It includes two leagues, the P League and the C League, as well as a couple hidden teams.&lt;/story&gt; &lt;/game&gt;</text:p>
          </table:table-cell>
          <table:table-cell table:number-columns-repeated="1012"/>
        </table:table-row>
        <table:table-row table:style-name="ro1">
          <table:table-cell office:value-type="string">
            <text:p>Power League III (Japan)</text:p>
          </table:table-cell>
          <table:table-cell office:value-type="float" office:value="1990">
            <text:p>1990</text:p>
          </table:table-cell>
          <table:table-cell office:value-type="string">
            <text:p>ESRB - RP (Rating Pending)</text:p>
          </table:table-cell>
          <table:table-cell office:value-type="string">
            <text:p>Power League III</text:p>
          </table:table-cell>
          <table:table-cell table:number-columns-repeated="2" office:value-type="string">
            <text:p>Hudson Soft</text:p>
          </table:table-cell>
          <table:table-cell office:value-type="string">
            <text:p>Sports/Baseball</text:p>
          </table:table-cell>
          <table:table-cell office:value-type="string">
            <text:p>3.9</text:p>
          </table:table-cell>
          <table:table-cell office:value-type="string">
            <text:p>1-4 Players</text:p>
          </table:table-cell>
          <table:table-cell office:value-type="string">
            <text:p>Power League 3 is a baseball game. It is similar to the first game in its series, World Class Baseball. However, since it was only released in Japan, most of the teams in the game are based on major league teams in Japan. It includes two leagues, the P League and the C League, as well as a couple hidden teams.</text:p>
          </table:table-cell>
          <table:table-cell table:style-name="Default" table:formula="of:=CONCATENATE(&quot;&lt;game name=&quot;;CHAR(34);[.A202];CHAR(34);&quot;&gt; &lt;year&gt;&quot;;[.B202];&quot;&lt;/year&gt; &lt;rating&gt;&quot;;[.C202];&quot;&lt;/rating&gt; &lt;title&gt;&quot;;[.D202];&quot;&lt;/title&gt; &lt;pub&gt;&quot;;[.E202];&quot;&lt;/pub&gt; &lt;dev&gt;&quot;;[.F202];&quot;&lt;/dev&gt; &lt;genre&gt;&quot;;[.G202];&quot;&lt;/genre&gt; &lt;score&gt;&quot;;[.H202];&quot;&lt;/score&gt; &lt;player&gt;&quot;;[.I202];&quot;&lt;/player&gt; &lt;story&gt;&quot;;[.J202];&quot;&lt;/story&gt; &lt;/game&gt;&quot;)" office:value-type="string" office:string-value="&lt;game name=&quot;Power League III (Japan)&quot;&gt; &lt;year&gt;1990&lt;/year&gt; &lt;rating&gt;ESRB - RP (Rating Pending)&lt;/rating&gt; &lt;title&gt;Power League III&lt;/title&gt; &lt;pub&gt;Hudson Soft&lt;/pub&gt; &lt;dev&gt;Hudson Soft&lt;/dev&gt; &lt;genre&gt;Sports/Baseball&lt;/genre&gt; &lt;score&gt;3.9&lt;/score&gt; &lt;player&gt;1-4 Players&lt;/player&gt; &lt;story&gt;Power League 3 is a baseball game. It is similar to the first game in its series, World Class Baseball. However, since it was only released in Japan, most of the teams in the game are based on major league teams in Japan. It includes two leagues, the P League and the C League, as well as a couple hidden teams.&lt;/story&gt; &lt;/game&gt;">
            <text:p>&lt;game name="Power League III (Japan)"&gt; &lt;year&gt;1990&lt;/year&gt; &lt;rating&gt;ESRB - RP (Rating Pending)&lt;/rating&gt; &lt;title&gt;Power League III&lt;/title&gt; &lt;pub&gt;Hudson Soft&lt;/pub&gt; &lt;dev&gt;Hudson Soft&lt;/dev&gt; &lt;genre&gt;Sports/Baseball&lt;/genre&gt; &lt;score&gt;3.9&lt;/score&gt; &lt;player&gt;1-4 Players&lt;/player&gt; &lt;story&gt;Power League 3 is a baseball game. It is similar to the first game in its series, World Class Baseball. However, since it was only released in Japan, most of the teams in the game are based on major league teams in Japan. It includes two leagues, the P League and the C League, as well as a couple hidden teams.&lt;/story&gt; &lt;/game&gt;</text:p>
          </table:table-cell>
          <table:table-cell table:number-columns-repeated="1012"/>
        </table:table-row>
        <table:table-row table:style-name="ro1">
          <table:table-cell office:value-type="string">
            <text:p>Power League IV (Japan)</text:p>
          </table:table-cell>
          <table:table-cell office:value-type="float" office:value="1991">
            <text:p>1991</text:p>
          </table:table-cell>
          <table:table-cell office:value-type="string">
            <text:p>ESRB - RP (Rating Pending)</text:p>
          </table:table-cell>
          <table:table-cell office:value-type="string">
            <text:p>Power League IV</text:p>
          </table:table-cell>
          <table:table-cell table:number-columns-repeated="2" office:value-type="string">
            <text:p>Hudson Soft</text:p>
          </table:table-cell>
          <table:table-cell office:value-type="string">
            <text:p>Sports/Baseball</text:p>
          </table:table-cell>
          <table:table-cell office:value-type="string">
            <text:p>4.1</text:p>
          </table:table-cell>
          <table:table-cell office:value-type="string">
            <text:p>1-4 Players</text:p>
          </table:table-cell>
          <table:table-cell office:value-type="string">
            <text:p>Power League 4 is a baseball game. It is similar to the first game in its series, World Class Baseball. However, since it was only released in Japan, most of the teams in the game are based on major league teams in Japan. It includes two leagues, the P League and the C League, as well as a couple hidden teams.</text:p>
          </table:table-cell>
          <table:table-cell table:style-name="Default" table:formula="of:=CONCATENATE(&quot;&lt;game name=&quot;;CHAR(34);[.A203];CHAR(34);&quot;&gt; &lt;year&gt;&quot;;[.B203];&quot;&lt;/year&gt; &lt;rating&gt;&quot;;[.C203];&quot;&lt;/rating&gt; &lt;title&gt;&quot;;[.D203];&quot;&lt;/title&gt; &lt;pub&gt;&quot;;[.E203];&quot;&lt;/pub&gt; &lt;dev&gt;&quot;;[.F203];&quot;&lt;/dev&gt; &lt;genre&gt;&quot;;[.G203];&quot;&lt;/genre&gt; &lt;score&gt;&quot;;[.H203];&quot;&lt;/score&gt; &lt;player&gt;&quot;;[.I203];&quot;&lt;/player&gt; &lt;story&gt;&quot;;[.J203];&quot;&lt;/story&gt; &lt;/game&gt;&quot;)" office:value-type="string" office:string-value="&lt;game name=&quot;Power League IV (Japan)&quot;&gt; &lt;year&gt;1991&lt;/year&gt; &lt;rating&gt;ESRB - RP (Rating Pending)&lt;/rating&gt; &lt;title&gt;Power League IV&lt;/title&gt; &lt;pub&gt;Hudson Soft&lt;/pub&gt; &lt;dev&gt;Hudson Soft&lt;/dev&gt; &lt;genre&gt;Sports/Baseball&lt;/genre&gt; &lt;score&gt;4.1&lt;/score&gt; &lt;player&gt;1-4 Players&lt;/player&gt; &lt;story&gt;Power League 4 is a baseball game. It is similar to the first game in its series, World Class Baseball. However, since it was only released in Japan, most of the teams in the game are based on major league teams in Japan. It includes two leagues, the P League and the C League, as well as a couple hidden teams.&lt;/story&gt; &lt;/game&gt;">
            <text:p>&lt;game name="Power League IV (Japan)"&gt; &lt;year&gt;1991&lt;/year&gt; &lt;rating&gt;ESRB - RP (Rating Pending)&lt;/rating&gt; &lt;title&gt;Power League IV&lt;/title&gt; &lt;pub&gt;Hudson Soft&lt;/pub&gt; &lt;dev&gt;Hudson Soft&lt;/dev&gt; &lt;genre&gt;Sports/Baseball&lt;/genre&gt; &lt;score&gt;4.1&lt;/score&gt; &lt;player&gt;1-4 Players&lt;/player&gt; &lt;story&gt;Power League 4 is a baseball game. It is similar to the first game in its series, World Class Baseball. However, since it was only released in Japan, most of the teams in the game are based on major league teams in Japan. It includes two leagues, the P League and the C League, as well as a couple hidden teams.&lt;/story&gt; &lt;/game&gt;</text:p>
          </table:table-cell>
          <table:table-cell table:number-columns-repeated="1012"/>
        </table:table-row>
        <table:table-row table:style-name="ro1">
          <table:table-cell office:value-type="string">
            <text:p>Power League V (Japan)</text:p>
          </table:table-cell>
          <table:table-cell office:value-type="string">
            <text:p>1992</text:p>
          </table:table-cell>
          <table:table-cell office:value-type="string">
            <text:p>ESRB - RP (Rating Pending)</text:p>
          </table:table-cell>
          <table:table-cell office:value-type="string">
            <text:p>Power League V</text:p>
          </table:table-cell>
          <table:table-cell table:number-columns-repeated="2" office:value-type="string">
            <text:p>Hudson Soft</text:p>
          </table:table-cell>
          <table:table-cell office:value-type="string">
            <text:p>Sports/Baseball</text:p>
          </table:table-cell>
          <table:table-cell office:value-type="string">
            <text:p>3.9</text:p>
          </table:table-cell>
          <table:table-cell office:value-type="string">
            <text:p>1-4 Players</text:p>
          </table:table-cell>
          <table:table-cell office:value-type="string">
            <text:p>Power League 5 is a baseball game. It is similar to the first game in its series, World Class Baseball. However, since it was only released in Japan, most of the teams in the game are based on major league teams in Japan. It includes two leagues, the P League and the C League, as well as a couple hidden teams.</text:p>
          </table:table-cell>
          <table:table-cell table:style-name="Default" table:formula="of:=CONCATENATE(&quot;&lt;game name=&quot;;CHAR(34);[.A204];CHAR(34);&quot;&gt; &lt;year&gt;&quot;;[.B204];&quot;&lt;/year&gt; &lt;rating&gt;&quot;;[.C204];&quot;&lt;/rating&gt; &lt;title&gt;&quot;;[.D204];&quot;&lt;/title&gt; &lt;pub&gt;&quot;;[.E204];&quot;&lt;/pub&gt; &lt;dev&gt;&quot;;[.F204];&quot;&lt;/dev&gt; &lt;genre&gt;&quot;;[.G204];&quot;&lt;/genre&gt; &lt;score&gt;&quot;;[.H204];&quot;&lt;/score&gt; &lt;player&gt;&quot;;[.I204];&quot;&lt;/player&gt; &lt;story&gt;&quot;;[.J204];&quot;&lt;/story&gt; &lt;/game&gt;&quot;)" office:value-type="string" office:string-value="&lt;game name=&quot;Power League V (Japan)&quot;&gt; &lt;year&gt;1992&lt;/year&gt; &lt;rating&gt;ESRB - RP (Rating Pending)&lt;/rating&gt; &lt;title&gt;Power League V&lt;/title&gt; &lt;pub&gt;Hudson Soft&lt;/pub&gt; &lt;dev&gt;Hudson Soft&lt;/dev&gt; &lt;genre&gt;Sports/Baseball&lt;/genre&gt; &lt;score&gt;3.9&lt;/score&gt; &lt;player&gt;1-4 Players&lt;/player&gt; &lt;story&gt;Power League 5 is a baseball game. It is similar to the first game in its series, World Class Baseball. However, since it was only released in Japan, most of the teams in the game are based on major league teams in Japan. It includes two leagues, the P League and the C League, as well as a couple hidden teams.&lt;/story&gt; &lt;/game&gt;">
            <text:p>&lt;game name="Power League V (Japan)"&gt; &lt;year&gt;1992&lt;/year&gt; &lt;rating&gt;ESRB - RP (Rating Pending)&lt;/rating&gt; &lt;title&gt;Power League V&lt;/title&gt; &lt;pub&gt;Hudson Soft&lt;/pub&gt; &lt;dev&gt;Hudson Soft&lt;/dev&gt; &lt;genre&gt;Sports/Baseball&lt;/genre&gt; &lt;score&gt;3.9&lt;/score&gt; &lt;player&gt;1-4 Players&lt;/player&gt; &lt;story&gt;Power League 5 is a baseball game. It is similar to the first game in its series, World Class Baseball. However, since it was only released in Japan, most of the teams in the game are based on major league teams in Japan. It includes two leagues, the P League and the C League, as well as a couple hidden teams.&lt;/story&gt; &lt;/game&gt;</text:p>
          </table:table-cell>
          <table:table-cell table:number-columns-repeated="1012"/>
        </table:table-row>
        <table:table-row table:style-name="ro1">
          <table:table-cell office:value-type="string">
            <text:p>Power Sports (Japan)</text:p>
          </table:table-cell>
          <table:table-cell office:value-type="string">
            <text:p>1992</text:p>
          </table:table-cell>
          <table:table-cell office:value-type="string">
            <text:p>ESRB - RP (Rating Pending)</text:p>
          </table:table-cell>
          <table:table-cell office:value-type="string">
            <text:p>Power Sports</text:p>
          </table:table-cell>
          <table:table-cell table:number-columns-repeated="2" office:value-type="string">
            <text:p>Hudson Soft</text:p>
          </table:table-cell>
          <table:table-cell office:value-type="string">
            <text:p>Sports/Other</text:p>
          </table:table-cell>
          <table:table-cell office:value-type="string">
            <text:p>3.6</text:p>
          </table:table-cell>
          <table:table-cell office:value-type="string">
            <text:p>1-5 Players</text:p>
          </table:table-cell>
          <table:table-cell office:value-type="string">
            <text:p>World Sports Competition is a Summer Olympics title, originally released on the PC Engine (TurboGrafx-16). <text:s/>Events include:•Archery •Field - Broad Jump, Triple Jump, High Jump, Discus Throw, Hammer Throw &amp; Javelin Throw •Rowing •Shooting - Clay pigeon &amp; pistol target shooting. •Swimming - Back Stroke, Breast Stroke, Butterfly, Free Style &amp; Individual Medley. •Track - 100 Meter Dash, 110 Meter Hurdles &amp; 400 Meter Dash. </text:p>
          </table:table-cell>
          <table:table-cell table:style-name="Default" table:formula="of:=CONCATENATE(&quot;&lt;game name=&quot;;CHAR(34);[.A205];CHAR(34);&quot;&gt; &lt;year&gt;&quot;;[.B205];&quot;&lt;/year&gt; &lt;rating&gt;&quot;;[.C205];&quot;&lt;/rating&gt; &lt;title&gt;&quot;;[.D205];&quot;&lt;/title&gt; &lt;pub&gt;&quot;;[.E205];&quot;&lt;/pub&gt; &lt;dev&gt;&quot;;[.F205];&quot;&lt;/dev&gt; &lt;genre&gt;&quot;;[.G205];&quot;&lt;/genre&gt; &lt;score&gt;&quot;;[.H205];&quot;&lt;/score&gt; &lt;player&gt;&quot;;[.I205];&quot;&lt;/player&gt; &lt;story&gt;&quot;;[.J205];&quot;&lt;/story&gt; &lt;/game&gt;&quot;)" office:value-type="string" office:string-value="&lt;game name=&quot;Power Sports (Japan)&quot;&gt; &lt;year&gt;1992&lt;/year&gt; &lt;rating&gt;ESRB - RP (Rating Pending)&lt;/rating&gt; &lt;title&gt;Power Sports&lt;/title&gt; &lt;pub&gt;Hudson Soft&lt;/pub&gt; &lt;dev&gt;Hudson Soft&lt;/dev&gt; &lt;genre&gt;Sports/Other&lt;/genre&gt; &lt;score&gt;3.6&lt;/score&gt; &lt;player&gt;1-5 Players&lt;/player&gt; &lt;story&gt;World Sports Competition is a Summer Olympics title, originally released on the PC Engine (TurboGrafx-16).  Events include:•Archery •Field - Broad Jump, Triple Jump, High Jump, Discus Throw, Hammer Throw &amp; Javelin Throw •Rowing •Shooting - Clay pigeon &amp; pistol target shooting. •Swimming - Back Stroke, Breast Stroke, Butterfly, Free Style &amp; Individual Medley. •Track - 100 Meter Dash, 110 Meter Hurdles &amp; 400 Meter Dash. &lt;/story&gt; &lt;/game&gt;">
            <text:p>&lt;game name="Power Sports (Japan)"&gt; &lt;year&gt;1992&lt;/year&gt; &lt;rating&gt;ESRB - RP (Rating Pending)&lt;/rating&gt; &lt;title&gt;Power Sports&lt;/title&gt; &lt;pub&gt;Hudson Soft&lt;/pub&gt; &lt;dev&gt;Hudson Soft&lt;/dev&gt; &lt;genre&gt;Sports/Other&lt;/genre&gt; &lt;score&gt;3.6&lt;/score&gt; &lt;player&gt;1-5 Players&lt;/player&gt; &lt;story&gt;World Sports Competition is a Summer Olympics title, originally released on the PC Engine (TurboGrafx-16). <text:s/>Events include:•Archery •Field - Broad Jump, Triple Jump, High Jump, Discus Throw, Hammer Throw &amp; Javelin Throw •Rowing •Shooting - Clay pigeon &amp; pistol target shooting. •Swimming - Back Stroke, Breast Stroke, Butterfly, Free Style &amp; Individual Medley. •Track - 100 Meter Dash, 110 Meter Hurdles &amp; 400 Meter Dash. &lt;/story&gt; &lt;/game&gt;</text:p>
          </table:table-cell>
          <table:table-cell table:number-columns-repeated="1012"/>
        </table:table-row>
        <table:table-row table:style-name="ro1">
          <table:table-cell office:value-type="string">
            <text:p>Power Tennis (Japan)</text:p>
          </table:table-cell>
          <table:table-cell office:value-type="string">
            <text:p>1993</text:p>
          </table:table-cell>
          <table:table-cell office:value-type="string">
            <text:p>ESRB - RP (Rating Pending)</text:p>
          </table:table-cell>
          <table:table-cell office:value-type="string">
            <text:p>Power Tennis</text:p>
          </table:table-cell>
          <table:table-cell table:number-columns-repeated="2" office:value-type="string">
            <text:p>Hudson Soft</text:p>
          </table:table-cell>
          <table:table-cell office:value-type="string">
            <text:p>Sports/Tennis</text:p>
          </table:table-cell>
          <table:table-cell office:value-type="string">
            <text:p>4.5</text:p>
          </table:table-cell>
          <table:table-cell office:value-type="string">
            <text:p>1-4 Players</text:p>
          </table:table-cell>
          <table:table-cell office:value-type="string">
            <text:p>Power Tennis is a tennis game. It features three modes: singles, doubles, and world tour. Countries featured include Japan, the United States of America, the United Kingdom, Australia, and France. The player can choose between various athletes, and different types of courts (hard, lawn, and clay).</text:p>
          </table:table-cell>
          <table:table-cell table:style-name="Default" table:formula="of:=CONCATENATE(&quot;&lt;game name=&quot;;CHAR(34);[.A206];CHAR(34);&quot;&gt; &lt;year&gt;&quot;;[.B206];&quot;&lt;/year&gt; &lt;rating&gt;&quot;;[.C206];&quot;&lt;/rating&gt; &lt;title&gt;&quot;;[.D206];&quot;&lt;/title&gt; &lt;pub&gt;&quot;;[.E206];&quot;&lt;/pub&gt; &lt;dev&gt;&quot;;[.F206];&quot;&lt;/dev&gt; &lt;genre&gt;&quot;;[.G206];&quot;&lt;/genre&gt; &lt;score&gt;&quot;;[.H206];&quot;&lt;/score&gt; &lt;player&gt;&quot;;[.I206];&quot;&lt;/player&gt; &lt;story&gt;&quot;;[.J206];&quot;&lt;/story&gt; &lt;/game&gt;&quot;)" office:value-type="string" office:string-value="&lt;game name=&quot;Power Tennis (Japan)&quot;&gt; &lt;year&gt;1993&lt;/year&gt; &lt;rating&gt;ESRB - RP (Rating Pending)&lt;/rating&gt; &lt;title&gt;Power Tennis&lt;/title&gt; &lt;pub&gt;Hudson Soft&lt;/pub&gt; &lt;dev&gt;Hudson Soft&lt;/dev&gt; &lt;genre&gt;Sports/Tennis&lt;/genre&gt; &lt;score&gt;4.5&lt;/score&gt; &lt;player&gt;1-4 Players&lt;/player&gt; &lt;story&gt;Power Tennis is a tennis game. It features three modes: singles, doubles, and world tour. Countries featured include Japan, the United States of America, the United Kingdom, Australia, and France. The player can choose between various athletes, and different types of courts (hard, lawn, and clay).&lt;/story&gt; &lt;/game&gt;">
            <text:p>&lt;game name="Power Tennis (Japan)"&gt; &lt;year&gt;1993&lt;/year&gt; &lt;rating&gt;ESRB - RP (Rating Pending)&lt;/rating&gt; &lt;title&gt;Power Tennis&lt;/title&gt; &lt;pub&gt;Hudson Soft&lt;/pub&gt; &lt;dev&gt;Hudson Soft&lt;/dev&gt; &lt;genre&gt;Sports/Tennis&lt;/genre&gt; &lt;score&gt;4.5&lt;/score&gt; &lt;player&gt;1-4 Players&lt;/player&gt; &lt;story&gt;Power Tennis is a tennis game. It features three modes: singles, doubles, and world tour. Countries featured include Japan, the United States of America, the United Kingdom, Australia, and France. The player can choose between various athletes, and different types of courts (hard, lawn, and clay).&lt;/story&gt; &lt;/game&gt;</text:p>
          </table:table-cell>
          <table:table-cell table:number-columns-repeated="1012"/>
        </table:table-row>
        <table:table-row table:style-name="ro1">
          <table:table-cell office:value-type="string">
            <text:p>Pro Tennis World Court (Japan)</text:p>
          </table:table-cell>
          <table:table-cell office:value-type="string">
            <text:p>1988</text:p>
          </table:table-cell>
          <table:table-cell office:value-type="string">
            <text:p>ESRB - RP (Rating Pending)</text:p>
          </table:table-cell>
          <table:table-cell office:value-type="string">
            <text:p>Pro Tennis World Court</text:p>
          </table:table-cell>
          <table:table-cell table:number-columns-repeated="2" office:value-type="string">
            <text:p>Namcot</text:p>
          </table:table-cell>
          <table:table-cell office:value-type="string">
            <text:p>Sports/Tennis</text:p>
          </table:table-cell>
          <table:table-cell office:value-type="string">
            <text:p>3.0</text:p>
          </table:table-cell>
          <table:table-cell office:value-type="string">
            <text:p>1-4 Players</text:p>
          </table:table-cell>
          <table:table-cell office:value-type="string">
            <text:p>Pro Tennis World Court game with a twist. The action itself features no big surprises: the players control their characters over the scrolling tennis field and try to counter balls from their opponents. It is possible to perform typical tennis actions like cross, smash or lob and the hit performance depends on the timing. <text:s/>However, the unique feature of this game is a story mode which takes various elements from Japanese role-playing games. The story involves an evil king who banned all tennis matches outside of membership courts. The player goes out to overthrow the king so tennis can be brought back to everyone. So the player explores a top-down world map reminiscent of Dragon Warrior, explores the surrounding and fights enemies. Those fights are either random encounters or scripted boss battles and play out as regular tennis matches. <text:s/>The overall goal is to find all membership courts and defeat the inhabitants. Because of this, the game does not end when defeated; the player gets dragged to the king and has to pay a penalty fee. Money is the only resource and is earned by defeating enemies. It is used to buy updated equipment: shoes improve speed, rackets improve power and shirts help to evade random encounters. The game is no RPG, however, because there is no actual character development.</text:p>
          </table:table-cell>
          <table:table-cell table:style-name="Default" table:formula="of:=CONCATENATE(&quot;&lt;game name=&quot;;CHAR(34);[.A207];CHAR(34);&quot;&gt; &lt;year&gt;&quot;;[.B207];&quot;&lt;/year&gt; &lt;rating&gt;&quot;;[.C207];&quot;&lt;/rating&gt; &lt;title&gt;&quot;;[.D207];&quot;&lt;/title&gt; &lt;pub&gt;&quot;;[.E207];&quot;&lt;/pub&gt; &lt;dev&gt;&quot;;[.F207];&quot;&lt;/dev&gt; &lt;genre&gt;&quot;;[.G207];&quot;&lt;/genre&gt; &lt;score&gt;&quot;;[.H207];&quot;&lt;/score&gt; &lt;player&gt;&quot;;[.I207];&quot;&lt;/player&gt; &lt;story&gt;&quot;;[.J207];&quot;&lt;/story&gt; &lt;/game&gt;&quot;)" office:value-type="string" office:string-value="&lt;game name=&quot;Pro Tennis World Court (Japan)&quot;&gt; &lt;year&gt;1988&lt;/year&gt; &lt;rating&gt;ESRB - RP (Rating Pending)&lt;/rating&gt; &lt;title&gt;Pro Tennis World Court&lt;/title&gt; &lt;pub&gt;Namcot&lt;/pub&gt; &lt;dev&gt;Namcot&lt;/dev&gt; &lt;genre&gt;Sports/Tennis&lt;/genre&gt; &lt;score&gt;3.0&lt;/score&gt; &lt;player&gt;1-4 Players&lt;/player&gt; &lt;story&gt;Pro Tennis World Court game with a twist. The action itself features no big surprises: the players control their characters over the scrolling tennis field and try to counter balls from their opponents. It is possible to perform typical tennis actions like cross, smash or lob and the hit performance depends on the timing.  However, the unique feature of this game is a story mode which takes various elements from Japanese role-playing games. The story involves an evil king who banned all tennis matches outside of membership courts. The player goes out to overthrow the king so tennis can be brought back to everyone. So the player explores a top-down world map reminiscent of Dragon Warrior, explores the surrounding and fights enemies. Those fights are either random encounters or scripted boss battles and play out as regular tennis matches.  The overall goal is to find all membership courts and defeat the inhabitants. Because of this, the game does not end when defeated; the player gets dragged to the king and has to pay a penalty fee. Money is the only resource and is earned by defeating enemies. It is used to buy updated equipment: shoes improve speed, rackets improve power and shirts help to evade random encounters. The game is no RPG, however, because there is no actual character development.&lt;/story&gt; &lt;/game&gt;">
            <text:p>&lt;game name="Pro Tennis World Court (Japan)"&gt; &lt;year&gt;1988&lt;/year&gt; &lt;rating&gt;ESRB - RP (Rating Pending)&lt;/rating&gt; &lt;title&gt;Pro Tennis World Court&lt;/title&gt; &lt;pub&gt;Namcot&lt;/pub&gt; &lt;dev&gt;Namcot&lt;/dev&gt; &lt;genre&gt;Sports/Tennis&lt;/genre&gt; &lt;score&gt;3.0&lt;/score&gt; &lt;player&gt;1-4 Players&lt;/player&gt; &lt;story&gt;Pro Tennis World Court game with a twist. The action itself features no big surprises: the players control their characters over the scrolling tennis field and try to counter balls from their opponents. It is possible to perform typical tennis actions like cross, smash or lob and the hit performance depends on the timing. <text:s/>However, the unique feature of this game is a story mode which takes various elements from Japanese role-playing games. The story involves an evil king who banned all tennis matches outside of membership courts. The player goes out to overthrow the king so tennis can be brought back to everyone. So the player explores a top-down world map reminiscent of Dragon Warrior, explores the surrounding and fights enemies. Those fights are either random encounters or scripted boss battles and play out as regular tennis matches. <text:s/>The overall goal is to find all membership courts and defeat the inhabitants. Because of this, the game does not end when defeated; the player gets dragged to the king and has to pay a penalty fee. Money is the only resource and is earned by defeating enemies. It is used to buy updated equipment: shoes improve speed, rackets improve power and shirts help to evade random encounters. The game is no RPG, however, because there is no actual character development.&lt;/story&gt; &lt;/game&gt;</text:p>
          </table:table-cell>
          <table:table-cell table:number-columns-repeated="1012"/>
        </table:table-row>
        <table:table-row table:style-name="ro1">
          <table:table-cell office:value-type="string">
            <text:p>Pro Yakyuu World Stadium '91 (Japan)</text:p>
          </table:table-cell>
          <table:table-cell office:value-type="float" office:value="1991">
            <text:p>1991</text:p>
          </table:table-cell>
          <table:table-cell office:value-type="string">
            <text:p>ESRB - RP (Rating Pending)</text:p>
          </table:table-cell>
          <table:table-cell office:value-type="string">
            <text:p>Pro Yakyuu World Stadium '91</text:p>
          </table:table-cell>
          <table:table-cell table:number-columns-repeated="2" office:value-type="string">
            <text:p>Namcot</text:p>
          </table:table-cell>
          <table:table-cell office:value-type="string">
            <text:p>Sports/Baseball</text:p>
          </table:table-cell>
          <table:table-cell office:value-type="string">
            <text:p>3.5</text:p>
          </table:table-cell>
          <table:table-cell office:value-type="string">
            <text:p>1-4 Players</text:p>
          </table:table-cell>
          <table:table-cell office:value-type="string">
            <text:p>Pro Yakyuu World Stadium '91 is a baseball game released for the PC-Engine. The general gameplay as well as the graphics style closely resembles that of Namco's own "Family Stadium/Famista" baseball series for the Nintendo NES/Famicom. Game options include a one or two-player mode as well as watching two computer opponents play against each other. Players can choose from one of ten non-licensed teams.</text:p>
          </table:table-cell>
          <table:table-cell table:style-name="Default" table:formula="of:=CONCATENATE(&quot;&lt;game name=&quot;;CHAR(34);[.A208];CHAR(34);&quot;&gt; &lt;year&gt;&quot;;[.B208];&quot;&lt;/year&gt; &lt;rating&gt;&quot;;[.C208];&quot;&lt;/rating&gt; &lt;title&gt;&quot;;[.D208];&quot;&lt;/title&gt; &lt;pub&gt;&quot;;[.E208];&quot;&lt;/pub&gt; &lt;dev&gt;&quot;;[.F208];&quot;&lt;/dev&gt; &lt;genre&gt;&quot;;[.G208];&quot;&lt;/genre&gt; &lt;score&gt;&quot;;[.H208];&quot;&lt;/score&gt; &lt;player&gt;&quot;;[.I208];&quot;&lt;/player&gt; &lt;story&gt;&quot;;[.J208];&quot;&lt;/story&gt; &lt;/game&gt;&quot;)" office:value-type="string" office:string-value="&lt;game name=&quot;Pro Yakyuu World Stadium '91 (Japan)&quot;&gt; &lt;year&gt;1991&lt;/year&gt; &lt;rating&gt;ESRB - RP (Rating Pending)&lt;/rating&gt; &lt;title&gt;Pro Yakyuu World Stadium '91&lt;/title&gt; &lt;pub&gt;Namcot&lt;/pub&gt; &lt;dev&gt;Namcot&lt;/dev&gt; &lt;genre&gt;Sports/Baseball&lt;/genre&gt; &lt;score&gt;3.5&lt;/score&gt; &lt;player&gt;1-4 Players&lt;/player&gt; &lt;story&gt;Pro Yakyuu World Stadium '91 is a baseball game released for the PC-Engine. The general gameplay as well as the graphics style closely resembles that of Namco's own &quot;Family Stadium/Famista&quot; baseball series for the Nintendo NES/Famicom. Game options include a one or two-player mode as well as watching two computer opponents play against each other. Players can choose from one of ten non-licensed teams.&lt;/story&gt; &lt;/game&gt;">
            <text:p>&lt;game name="Pro Yakyuu World Stadium '91 (Japan)"&gt; &lt;year&gt;1991&lt;/year&gt; &lt;rating&gt;ESRB - RP (Rating Pending)&lt;/rating&gt; &lt;title&gt;Pro Yakyuu World Stadium '91&lt;/title&gt; &lt;pub&gt;Namcot&lt;/pub&gt; &lt;dev&gt;Namcot&lt;/dev&gt; &lt;genre&gt;Sports/Baseball&lt;/genre&gt; &lt;score&gt;3.5&lt;/score&gt; &lt;player&gt;1-4 Players&lt;/player&gt; &lt;story&gt;Pro Yakyuu World Stadium '91 is a baseball game released for the PC-Engine. The general gameplay as well as the graphics style closely resembles that of Namco's own "Family Stadium/Famista" baseball series for the Nintendo NES/Famicom. Game options include a one or two-player mode as well as watching two computer opponents play against each other. Players can choose from one of ten non-licensed teams.&lt;/story&gt; &lt;/game&gt;</text:p>
          </table:table-cell>
          <table:table-cell table:number-columns-repeated="1012"/>
        </table:table-row>
        <table:table-row table:style-name="ro1">
          <table:table-cell office:value-type="string">
            <text:p>Pro Yakyuu World Stadium (Japan)</text:p>
          </table:table-cell>
          <table:table-cell office:value-type="string">
            <text:p>1988</text:p>
          </table:table-cell>
          <table:table-cell office:value-type="string">
            <text:p>ESRB - RP (Rating Pending)</text:p>
          </table:table-cell>
          <table:table-cell office:value-type="string">
            <text:p>Pro Yakyuu World Stadium</text:p>
          </table:table-cell>
          <table:table-cell table:number-columns-repeated="2" office:value-type="string">
            <text:p>Namcot</text:p>
          </table:table-cell>
          <table:table-cell office:value-type="string">
            <text:p>Sports/Baseball</text:p>
          </table:table-cell>
          <table:table-cell office:value-type="string">
            <text:p>3.5</text:p>
          </table:table-cell>
          <table:table-cell office:value-type="string">
            <text:p>1-2 Players</text:p>
          </table:table-cell>
          <table:table-cell office:value-type="string">
            <text:p>Pro Yakyuu World Stadium is the first baseball game released for the PC-Engine. The general gameplay as well as the graphics style closely resembles that of Namco's own "Family Stadium/Famista" baseball series for the Nintendo NES/Famicom. Game options include a one or two-player mode as well as watching two computer opponents play against each other. Players can choose from one of ten non-licensed teams. <text:s/>The game itself follows the standard formula of nearly all baseball games of its time, with having a 3rd-person view from behind the batter during the pitching/batting scenes and an overhead view of the field once the player hits the ball. Progress is saved via passwords given after each match.</text:p>
          </table:table-cell>
          <table:table-cell table:style-name="Default" table:formula="of:=CONCATENATE(&quot;&lt;game name=&quot;;CHAR(34);[.A209];CHAR(34);&quot;&gt; &lt;year&gt;&quot;;[.B209];&quot;&lt;/year&gt; &lt;rating&gt;&quot;;[.C209];&quot;&lt;/rating&gt; &lt;title&gt;&quot;;[.D209];&quot;&lt;/title&gt; &lt;pub&gt;&quot;;[.E209];&quot;&lt;/pub&gt; &lt;dev&gt;&quot;;[.F209];&quot;&lt;/dev&gt; &lt;genre&gt;&quot;;[.G209];&quot;&lt;/genre&gt; &lt;score&gt;&quot;;[.H209];&quot;&lt;/score&gt; &lt;player&gt;&quot;;[.I209];&quot;&lt;/player&gt; &lt;story&gt;&quot;;[.J209];&quot;&lt;/story&gt; &lt;/game&gt;&quot;)" office:value-type="string" office:string-value="&lt;game name=&quot;Pro Yakyuu World Stadium (Japan)&quot;&gt; &lt;year&gt;1988&lt;/year&gt; &lt;rating&gt;ESRB - RP (Rating Pending)&lt;/rating&gt; &lt;title&gt;Pro Yakyuu World Stadium&lt;/title&gt; &lt;pub&gt;Namcot&lt;/pub&gt; &lt;dev&gt;Namcot&lt;/dev&gt; &lt;genre&gt;Sports/Baseball&lt;/genre&gt; &lt;score&gt;3.5&lt;/score&gt; &lt;player&gt;1-2 Players&lt;/player&gt; &lt;story&gt;Pro Yakyuu World Stadium is the first baseball game released for the PC-Engine. The general gameplay as well as the graphics style closely resembles that of Namco's own &quot;Family Stadium/Famista&quot; baseball series for the Nintendo NES/Famicom. Game options include a one or two-player mode as well as watching two computer opponents play against each other. Players can choose from one of ten non-licensed teams.  The game itself follows the standard formula of nearly all baseball games of its time, with having a 3rd-person view from behind the batter during the pitching/batting scenes and an overhead view of the field once the player hits the ball. Progress is saved via passwords given after each match.&lt;/story&gt; &lt;/game&gt;">
            <text:p>&lt;game name="Pro Yakyuu World Stadium (Japan)"&gt; &lt;year&gt;1988&lt;/year&gt; &lt;rating&gt;ESRB - RP (Rating Pending)&lt;/rating&gt; &lt;title&gt;Pro Yakyuu World Stadium&lt;/title&gt; &lt;pub&gt;Namcot&lt;/pub&gt; &lt;dev&gt;Namcot&lt;/dev&gt; &lt;genre&gt;Sports/Baseball&lt;/genre&gt; &lt;score&gt;3.5&lt;/score&gt; &lt;player&gt;1-2 Players&lt;/player&gt; &lt;story&gt;Pro Yakyuu World Stadium is the first baseball game released for the PC-Engine. The general gameplay as well as the graphics style closely resembles that of Namco's own "Family Stadium/Famista" baseball series for the Nintendo NES/Famicom. Game options include a one or two-player mode as well as watching two computer opponents play against each other. Players can choose from one of ten non-licensed teams. <text:s/>The game itself follows the standard formula of nearly all baseball games of its time, with having a 3rd-person view from behind the batter during the pitching/batting scenes and an overhead view of the field once the player hits the ball. Progress is saved via passwords given after each match.&lt;/story&gt; &lt;/game&gt;</text:p>
          </table:table-cell>
          <table:table-cell table:number-columns-repeated="1012"/>
        </table:table-row>
        <table:table-row table:style-name="ro1">
          <table:table-cell office:value-type="string">
            <text:p>Psycho Chaser (Japan)</text:p>
          </table:table-cell>
          <table:table-cell office:value-type="float" office:value="1990">
            <text:p>1990</text:p>
          </table:table-cell>
          <table:table-cell office:value-type="string">
            <text:p>ESRB - RP (Rating Pending)</text:p>
          </table:table-cell>
          <table:table-cell office:value-type="string">
            <text:p>Psycho Chaser</text:p>
          </table:table-cell>
          <table:table-cell office:value-type="string">
            <text:p>naxat soft</text:p>
          </table:table-cell>
          <table:table-cell office:value-type="string">
            <text:p>Naxat Soft</text:p>
          </table:table-cell>
          <table:table-cell office:value-type="string">
            <text:p>Shoot-'Em-Up</text:p>
          </table:table-cell>
          <table:table-cell office:value-type="string">
            <text:p>3.0</text:p>
          </table:table-cell>
          <table:table-cell office:value-type="string">
            <text:p>1 Player</text:p>
          </table:table-cell>
          <table:table-cell office:value-type="string">
            <text:p>Space year X2981Y. Earth has developed battle androids to fight bloodless wars. A new battle android called "Aura" was developed and sent into battle, and seemed to be leading its country to victory. However, Aura broke free of human control and revolted against the Earth, taking control of the other androids and starting a war against humanity. In a last ditch effort, humanity developed one more android, stronger than any before and imbued with the wishes of humanity, dubbed "Psycho Chaser." It is making its assault on Aura's stronghold to end the war.****Psycho Chaser is a vertically-scrolling sci-fi shooter. The player takes control of the titular battle android. There are multiple weapons which can be picked up and freely switched between, and also power-ups which allow for weapon and energy upgrades between stages.</text:p>
          </table:table-cell>
          <table:table-cell table:style-name="Default" table:formula="of:=CONCATENATE(&quot;&lt;game name=&quot;;CHAR(34);[.A210];CHAR(34);&quot;&gt; &lt;year&gt;&quot;;[.B210];&quot;&lt;/year&gt; &lt;rating&gt;&quot;;[.C210];&quot;&lt;/rating&gt; &lt;title&gt;&quot;;[.D210];&quot;&lt;/title&gt; &lt;pub&gt;&quot;;[.E210];&quot;&lt;/pub&gt; &lt;dev&gt;&quot;;[.F210];&quot;&lt;/dev&gt; &lt;genre&gt;&quot;;[.G210];&quot;&lt;/genre&gt; &lt;score&gt;&quot;;[.H210];&quot;&lt;/score&gt; &lt;player&gt;&quot;;[.I210];&quot;&lt;/player&gt; &lt;story&gt;&quot;;[.J210];&quot;&lt;/story&gt; &lt;/game&gt;&quot;)" office:value-type="string" office:string-value="&lt;game name=&quot;Psycho Chaser (Japan)&quot;&gt; &lt;year&gt;1990&lt;/year&gt; &lt;rating&gt;ESRB - RP (Rating Pending)&lt;/rating&gt; &lt;title&gt;Psycho Chaser&lt;/title&gt; &lt;pub&gt;naxat soft&lt;/pub&gt; &lt;dev&gt;Naxat Soft&lt;/dev&gt; &lt;genre&gt;Shoot-'Em-Up&lt;/genre&gt; &lt;score&gt;3.0&lt;/score&gt; &lt;player&gt;1 Player&lt;/player&gt; &lt;story&gt;Space year X2981Y. Earth has developed battle androids to fight bloodless wars. A new battle android called &quot;Aura&quot; was developed and sent into battle, and seemed to be leading its country to victory. However, Aura broke free of human control and revolted against the Earth, taking control of the other androids and starting a war against humanity. In a last ditch effort, humanity developed one more android, stronger than any before and imbued with the wishes of humanity, dubbed &quot;Psycho Chaser.&quot; It is making its assault on Aura's stronghold to end the war.****Psycho Chaser is a vertically-scrolling sci-fi shooter. The player takes control of the titular battle android. There are multiple weapons which can be picked up and freely switched between, and also power-ups which allow for weapon and energy upgrades between stages.&lt;/story&gt; &lt;/game&gt;">
            <text:p>&lt;game name="Psycho Chaser (Japan)"&gt; &lt;year&gt;1990&lt;/year&gt; &lt;rating&gt;ESRB - RP (Rating Pending)&lt;/rating&gt; &lt;title&gt;Psycho Chaser&lt;/title&gt; &lt;pub&gt;naxat soft&lt;/pub&gt; &lt;dev&gt;Naxat Soft&lt;/dev&gt; &lt;genre&gt;Shoot-'Em-Up&lt;/genre&gt; &lt;score&gt;3.0&lt;/score&gt; &lt;player&gt;1 Player&lt;/player&gt; &lt;story&gt;Space year X2981Y. Earth has developed battle androids to fight bloodless wars. A new battle android called "Aura" was developed and sent into battle, and seemed to be leading its country to victory. However, Aura broke free of human control and revolted against the Earth, taking control of the other androids and starting a war against humanity. In a last ditch effort, humanity developed one more android, stronger than any before and imbued with the wishes of humanity, dubbed "Psycho Chaser." It is making its assault on Aura's stronghold to end the war.****Psycho Chaser is a vertically-scrolling sci-fi shooter. The player takes control of the titular battle android. There are multiple weapons which can be picked up and freely switched between, and also power-ups which allow for weapon and energy upgrades between stages.&lt;/story&gt; &lt;/game&gt;</text:p>
          </table:table-cell>
          <table:table-cell table:number-columns-repeated="1012"/>
        </table:table-row>
        <table:table-row table:style-name="ro1">
          <table:table-cell office:value-type="string">
            <text:p>Puzzle Boy (Japan) (Translated En)</text:p>
          </table:table-cell>
          <table:table-cell office:value-type="float" office:value="1991">
            <text:p>1991</text:p>
          </table:table-cell>
          <table:table-cell office:value-type="string">
            <text:p>ESRB - RP (Rating Pending)</text:p>
          </table:table-cell>
          <table:table-cell office:value-type="string">
            <text:p>Puzzle Boy </text:p>
          </table:table-cell>
          <table:table-cell office:value-type="string">
            <text:p>Atlus</text:p>
          </table:table-cell>
          <table:table-cell office:value-type="string">
            <text:p>Nihon Telenet</text:p>
          </table:table-cell>
          <table:table-cell office:value-type="string">
            <text:p>Puzzle</text:p>
          </table:table-cell>
          <table:table-cell office:value-type="string">
            <text:p>3.5</text:p>
          </table:table-cell>
          <table:table-cell office:value-type="string">
            <text:p>1 Player</text:p>
          </table:table-cell>
          <table:table-cell office:value-type="string">
            <text:p>Puzzle Boy is a port of the Game Boy title Kwirk, but features more and different levels along with changed graphics. In contrast to the original version, the perspective is straight top-down and there is no undo-function. <text:s/>However, regarding gameplay this is still a Soko-Ban variant. The player finds himself in a maze and needs to find the way to the exit. The obstacles on the way are boxes which can be pushed but not pulled, holes and revolving doors. The game features three playing modes, most notably the level mode with 100 levels. They are divided over four sets of 20 each. Those sets have a difficulty level associated with them and each rewards the same ending when solved. The other two modes are the challenge mode (solving ten levels in a limited amount of time) and a split-screen multiplayer mode.</text:p>
          </table:table-cell>
          <table:table-cell table:style-name="Default" table:formula="of:=CONCATENATE(&quot;&lt;game name=&quot;;CHAR(34);[.A211];CHAR(34);&quot;&gt; &lt;year&gt;&quot;;[.B211];&quot;&lt;/year&gt; &lt;rating&gt;&quot;;[.C211];&quot;&lt;/rating&gt; &lt;title&gt;&quot;;[.D211];&quot;&lt;/title&gt; &lt;pub&gt;&quot;;[.E211];&quot;&lt;/pub&gt; &lt;dev&gt;&quot;;[.F211];&quot;&lt;/dev&gt; &lt;genre&gt;&quot;;[.G211];&quot;&lt;/genre&gt; &lt;score&gt;&quot;;[.H211];&quot;&lt;/score&gt; &lt;player&gt;&quot;;[.I211];&quot;&lt;/player&gt; &lt;story&gt;&quot;;[.J211];&quot;&lt;/story&gt; &lt;/game&gt;&quot;)" office:value-type="string" office:string-value="&lt;game name=&quot;Puzzle Boy (Japan) (Translated En)&quot;&gt; &lt;year&gt;1991&lt;/year&gt; &lt;rating&gt;ESRB - RP (Rating Pending)&lt;/rating&gt; &lt;title&gt;Puzzle Boy &lt;/title&gt; &lt;pub&gt;Atlus&lt;/pub&gt; &lt;dev&gt;Nihon Telenet&lt;/dev&gt; &lt;genre&gt;Puzzle&lt;/genre&gt; &lt;score&gt;3.5&lt;/score&gt; &lt;player&gt;1 Player&lt;/player&gt; &lt;story&gt;Puzzle Boy is a port of the Game Boy title Kwirk, but features more and different levels along with changed graphics. In contrast to the original version, the perspective is straight top-down and there is no undo-function.  However, regarding gameplay this is still a Soko-Ban variant. The player finds himself in a maze and needs to find the way to the exit. The obstacles on the way are boxes which can be pushed but not pulled, holes and revolving doors. The game features three playing modes, most notably the level mode with 100 levels. They are divided over four sets of 20 each. Those sets have a difficulty level associated with them and each rewards the same ending when solved. The other two modes are the challenge mode (solving ten levels in a limited amount of time) and a split-screen multiplayer mode.&lt;/story&gt; &lt;/game&gt;">
            <text:p>&lt;game name="Puzzle Boy (Japan) (Translated En)"&gt; &lt;year&gt;1991&lt;/year&gt; &lt;rating&gt;ESRB - RP (Rating Pending)&lt;/rating&gt; &lt;title&gt;Puzzle Boy &lt;/title&gt; &lt;pub&gt;Atlus&lt;/pub&gt; &lt;dev&gt;Nihon Telenet&lt;/dev&gt; &lt;genre&gt;Puzzle&lt;/genre&gt; &lt;score&gt;3.5&lt;/score&gt; &lt;player&gt;1 Player&lt;/player&gt; &lt;story&gt;Puzzle Boy is a port of the Game Boy title Kwirk, but features more and different levels along with changed graphics. In contrast to the original version, the perspective is straight top-down and there is no undo-function. <text:s/>However, regarding gameplay this is still a Soko-Ban variant. The player finds himself in a maze and needs to find the way to the exit. The obstacles on the way are boxes which can be pushed but not pulled, holes and revolving doors. The game features three playing modes, most notably the level mode with 100 levels. They are divided over four sets of 20 each. Those sets have a difficulty level associated with them and each rewards the same ending when solved. The other two modes are the challenge mode (solving ten levels in a limited amount of time) and a split-screen multiplayer mode.&lt;/story&gt; &lt;/game&gt;</text:p>
          </table:table-cell>
          <table:table-cell table:number-columns-repeated="1012"/>
        </table:table-row>
        <table:table-row table:style-name="ro1">
          <table:table-cell office:value-type="string">
            <text:p>Puzznic (Japan)</text:p>
          </table:table-cell>
          <table:table-cell office:value-type="float" office:value="1990">
            <text:p>1990</text:p>
          </table:table-cell>
          <table:table-cell office:value-type="string">
            <text:p>ESRB - RP (Rating Pending)</text:p>
          </table:table-cell>
          <table:table-cell office:value-type="string">
            <text:p>Puzznic</text:p>
          </table:table-cell>
          <table:table-cell table:number-columns-repeated="2" office:value-type="string">
            <text:p>Taito Corp.</text:p>
          </table:table-cell>
          <table:table-cell office:value-type="string">
            <text:p>Puzzle</text:p>
          </table:table-cell>
          <table:table-cell office:value-type="string">
            <text:p>3.2</text:p>
          </table:table-cell>
          <table:table-cell office:value-type="string">
            <text:p>1 Player</text:p>
          </table:table-cell>
          <table:table-cell office:value-type="string">
            <text:p>The challenge in each level of Puzznic is to maneuvre a selection of blocks into place so as to clear them all, by making them make contact with blocks of the same design. You control a cross-hair, which can move a block left or right, which can cause it to fall if there is no block under the space it would occupy.****There are many complications in terms of solving the levels. Moving platforms meaning that you need to move a block at a particular time, or in particular order, to prevent them being blockaded. In some situations there are an odd number of a certain type of block - solving these requires positioning two of the blocks one space apart, such that a move will result in a piece making contact with 2 others, and immediately removing all 3. You will also encounter blocks positioned on platforms suspended in space and gaps in level arrangements meaning that a certain number of blocks must be in place to make a certain move possible (by forming a stack, for example)****The game structure is slightly unusual, as after you complete each batch of four levels you get a choice of 2 sets of levels - you are progressing through an expanding matrix of levels, which means there are 2 sets on level 2, 3 on level 3, 4 on level 4, and so on. This means that there are a total of 220 screens in the game. Each screen is played against a time limit, and losing a level (either by running out of time, or by making a poor move and leaving an impossible position) loses one of your 3 lives.</text:p>
          </table:table-cell>
          <table:table-cell table:style-name="Default" table:formula="of:=CONCATENATE(&quot;&lt;game name=&quot;;CHAR(34);[.A212];CHAR(34);&quot;&gt; &lt;year&gt;&quot;;[.B212];&quot;&lt;/year&gt; &lt;rating&gt;&quot;;[.C212];&quot;&lt;/rating&gt; &lt;title&gt;&quot;;[.D212];&quot;&lt;/title&gt; &lt;pub&gt;&quot;;[.E212];&quot;&lt;/pub&gt; &lt;dev&gt;&quot;;[.F212];&quot;&lt;/dev&gt; &lt;genre&gt;&quot;;[.G212];&quot;&lt;/genre&gt; &lt;score&gt;&quot;;[.H212];&quot;&lt;/score&gt; &lt;player&gt;&quot;;[.I212];&quot;&lt;/player&gt; &lt;story&gt;&quot;;[.J212];&quot;&lt;/story&gt; &lt;/game&gt;&quot;)" office:value-type="string" office:string-value="&lt;game name=&quot;Puzznic (Japan)&quot;&gt; &lt;year&gt;1990&lt;/year&gt; &lt;rating&gt;ESRB - RP (Rating Pending)&lt;/rating&gt; &lt;title&gt;Puzznic&lt;/title&gt; &lt;pub&gt;Taito Corp.&lt;/pub&gt; &lt;dev&gt;Taito Corp.&lt;/dev&gt; &lt;genre&gt;Puzzle&lt;/genre&gt; &lt;score&gt;3.2&lt;/score&gt; &lt;player&gt;1 Player&lt;/player&gt; &lt;story&gt;The challenge in each level of Puzznic is to maneuvre a selection of blocks into place so as to clear them all, by making them make contact with blocks of the same design. You control a cross-hair, which can move a block left or right, which can cause it to fall if there is no block under the space it would occupy.****There are many complications in terms of solving the levels. Moving platforms meaning that you need to move a block at a particular time, or in particular order, to prevent them being blockaded. In some situations there are an odd number of a certain type of block - solving these requires positioning two of the blocks one space apart, such that a move will result in a piece making contact with 2 others, and immediately removing all 3. You will also encounter blocks positioned on platforms suspended in space and gaps in level arrangements meaning that a certain number of blocks must be in place to make a certain move possible (by forming a stack, for example)****The game structure is slightly unusual, as after you complete each batch of four levels you get a choice of 2 sets of levels - you are progressing through an expanding matrix of levels, which means there are 2 sets on level 2, 3 on level 3, 4 on level 4, and so on. This means that there are a total of 220 screens in the game. Each screen is played against a time limit, and losing a level (either by running out of time, or by making a poor move and leaving an impossible position) loses one of your 3 lives.&lt;/story&gt; &lt;/game&gt;">
            <text:p>&lt;game name="Puzznic (Japan)"&gt; &lt;year&gt;1990&lt;/year&gt; &lt;rating&gt;ESRB - RP (Rating Pending)&lt;/rating&gt; &lt;title&gt;Puzznic&lt;/title&gt; &lt;pub&gt;Taito Corp.&lt;/pub&gt; &lt;dev&gt;Taito Corp.&lt;/dev&gt; &lt;genre&gt;Puzzle&lt;/genre&gt; &lt;score&gt;3.2&lt;/score&gt; &lt;player&gt;1 Player&lt;/player&gt; &lt;story&gt;The challenge in each level of Puzznic is to maneuvre a selection of blocks into place so as to clear them all, by making them make contact with blocks of the same design. You control a cross-hair, which can move a block left or right, which can cause it to fall if there is no block under the space it would occupy.****There are many complications in terms of solving the levels. Moving platforms meaning that you need to move a block at a particular time, or in particular order, to prevent them being blockaded. In some situations there are an odd number of a certain type of block - solving these requires positioning two of the blocks one space apart, such that a move will result in a piece making contact with 2 others, and immediately removing all 3. You will also encounter blocks positioned on platforms suspended in space and gaps in level arrangements meaning that a certain number of blocks must be in place to make a certain move possible (by forming a stack, for example)****The game structure is slightly unusual, as after you complete each batch of four levels you get a choice of 2 sets of levels - you are progressing through an expanding matrix of levels, which means there are 2 sets on level 2, 3 on level 3, 4 on level 4, and so on. This means that there are a total of 220 screens in the game. Each screen is played against a time limit, and losing a level (either by running out of time, or by making a poor move and leaving an impossible position) loses one of your 3 lives.&lt;/story&gt; &lt;/game&gt;</text:p>
          </table:table-cell>
          <table:table-cell table:number-columns-repeated="1012"/>
        </table:table-row>
        <table:table-row table:style-name="ro1">
          <table:table-cell office:value-type="string">
            <text:p>Quiz Toukou Shashin (Japan)</text:p>
          </table:table-cell>
          <table:table-cell office:value-type="float" office:value="1990">
            <text:p>1990</text:p>
          </table:table-cell>
          <table:table-cell office:value-type="string">
            <text:p>ESRB - RP (Rating Pending)</text:p>
          </table:table-cell>
          <table:table-cell office:value-type="string">
            <text:p>Quiz Toukou Shashin</text:p>
          </table:table-cell>
          <table:table-cell office:value-type="string">
            <text:p>Hacker International</text:p>
          </table:table-cell>
          <table:table-cell office:value-type="string">
            <text:p>Games Express</text:p>
          </table:table-cell>
          <table:table-cell office:value-type="string">
            <text:p>Quiz</text:p>
          </table:table-cell>
          <table:table-cell office:value-type="string">
            <text:p>2.4</text:p>
          </table:table-cell>
          <table:table-cell office:value-type="string">
            <text:p>1 Player</text:p>
          </table:table-cell>
          <table:table-cell office:value-type="string">
            <text:p>Unofficial PC Engine quiz game where answering the questions correctly removes panels covering nudie anime style pictures.</text:p>
          </table:table-cell>
          <table:table-cell table:style-name="Default" table:formula="of:=CONCATENATE(&quot;&lt;game name=&quot;;CHAR(34);[.A213];CHAR(34);&quot;&gt; &lt;year&gt;&quot;;[.B213];&quot;&lt;/year&gt; &lt;rating&gt;&quot;;[.C213];&quot;&lt;/rating&gt; &lt;title&gt;&quot;;[.D213];&quot;&lt;/title&gt; &lt;pub&gt;&quot;;[.E213];&quot;&lt;/pub&gt; &lt;dev&gt;&quot;;[.F213];&quot;&lt;/dev&gt; &lt;genre&gt;&quot;;[.G213];&quot;&lt;/genre&gt; &lt;score&gt;&quot;;[.H213];&quot;&lt;/score&gt; &lt;player&gt;&quot;;[.I213];&quot;&lt;/player&gt; &lt;story&gt;&quot;;[.J213];&quot;&lt;/story&gt; &lt;/game&gt;&quot;)" office:value-type="string" office:string-value="&lt;game name=&quot;Quiz Toukou Shashin (Japan)&quot;&gt; &lt;year&gt;1990&lt;/year&gt; &lt;rating&gt;ESRB - RP (Rating Pending)&lt;/rating&gt; &lt;title&gt;Quiz Toukou Shashin&lt;/title&gt; &lt;pub&gt;Hacker International&lt;/pub&gt; &lt;dev&gt;Games Express&lt;/dev&gt; &lt;genre&gt;Quiz&lt;/genre&gt; &lt;score&gt;2.4&lt;/score&gt; &lt;player&gt;1 Player&lt;/player&gt; &lt;story&gt;Unofficial PC Engine quiz game where answering the questions correctly removes panels covering nudie anime style pictures.&lt;/story&gt; &lt;/game&gt;">
            <text:p>&lt;game name="Quiz Toukou Shashin (Japan)"&gt; &lt;year&gt;1990&lt;/year&gt; &lt;rating&gt;ESRB - RP (Rating Pending)&lt;/rating&gt; &lt;title&gt;Quiz Toukou Shashin&lt;/title&gt; &lt;pub&gt;Hacker International&lt;/pub&gt; &lt;dev&gt;Games Express&lt;/dev&gt; &lt;genre&gt;Quiz&lt;/genre&gt; &lt;score&gt;2.4&lt;/score&gt; &lt;player&gt;1 Player&lt;/player&gt; &lt;story&gt;Unofficial PC Engine quiz game where answering the questions correctly removes panels covering nudie anime style pictures.&lt;/story&gt; &lt;/game&gt;</text:p>
          </table:table-cell>
          <table:table-cell table:number-columns-repeated="1012"/>
        </table:table-row>
        <table:table-row table:style-name="ro1">
          <table:table-cell office:value-type="string">
            <text:p>R-Type Part-1 (Japan)</text:p>
          </table:table-cell>
          <table:table-cell office:value-type="string">
            <text:p>1988</text:p>
          </table:table-cell>
          <table:table-cell office:value-type="string">
            <text:p>ESRB - RP (Rating Pending)</text:p>
          </table:table-cell>
          <table:table-cell office:value-type="string">
            <text:p>R-Type Part-1</text:p>
          </table:table-cell>
          <table:table-cell table:number-columns-repeated="2" office:value-type="string">
            <text:p>Hudson Soft</text:p>
          </table:table-cell>
          <table:table-cell office:value-type="string">
            <text:p>Shoot-'Em-Up</text:p>
          </table:table-cell>
          <table:table-cell office:value-type="string">
            <text:p>4.7</text:p>
          </table:table-cell>
          <table:table-cell office:value-type="string">
            <text:p>1 Player</text:p>
          </table:table-cell>
          <table:table-cell office:value-type="string">
            <text:p>R-Type is a side scrolling shoot 'em up best known for its extremely tough and strategic gameplay. <text:s/>You control the R-9 spaceship as it launches a last-ditch effort to repel the evil Bydo empire.****The R-9 comes equipped as standard with a small gun which can only take down the smallest of enemies without firing several shots. By holding down the fire button, it can be loaded up so as to release a large burst of energy, eliminating all but the strongest enemies in its path. From time to time, pods will come flying in your direction. Upon being shot, they release an upgrade. The first one will invariably be the one called "The Force", which is a weapons pod that clings either to the front or the back of your ship, absorbing any enemy bullets or acting as a bumper with which you can fly head-on into them. You can also use it as an offensive weapon by firing it and pulling it back in. Mastering the Force is vital to surviving in R-Type, since it must be used both as protection against bullet clusters, as a remote controlled cannon, and in order to clear the screen from obstacles. Other upgrades give you target-seeking missiles or a bigger main gun. Different gun types, differentiated by their colour, serve different purposes. The blue one sends laser beams bouncing across the screen (good for tunnels), the red one fires straight ahead, and the yellow one follows any walls it may encounter (good for artillery emplacements).****The stages of R-Type are made in an organic style, certainly inspired by H. R. Giger's artwork for the Alien movies. When it came out, it was considered trend-setting since it broke off from the stereotypical sci-fi mould of other shoot'em'ups. In part, the levels themselves are your enemy, which is exemplified by the fourth, where spider-like creatures weave webs that cover the screen and block your path, or levels with intricate tunnel systems. Still, the levels are best handled with a combination of strategy and reflexes, without the memorisation that is required of R-Type's contemporary rival, Gradius.</text:p>
          </table:table-cell>
          <table:table-cell table:style-name="Default" table:formula="of:=CONCATENATE(&quot;&lt;game name=&quot;;CHAR(34);[.A214];CHAR(34);&quot;&gt; &lt;year&gt;&quot;;[.B214];&quot;&lt;/year&gt; &lt;rating&gt;&quot;;[.C214];&quot;&lt;/rating&gt; &lt;title&gt;&quot;;[.D214];&quot;&lt;/title&gt; &lt;pub&gt;&quot;;[.E214];&quot;&lt;/pub&gt; &lt;dev&gt;&quot;;[.F214];&quot;&lt;/dev&gt; &lt;genre&gt;&quot;;[.G214];&quot;&lt;/genre&gt; &lt;score&gt;&quot;;[.H214];&quot;&lt;/score&gt; &lt;player&gt;&quot;;[.I214];&quot;&lt;/player&gt; &lt;story&gt;&quot;;[.J214];&quot;&lt;/story&gt; &lt;/game&gt;&quot;)" office:value-type="string" office:string-value="&lt;game name=&quot;R-Type Part-1 (Japan)&quot;&gt; &lt;year&gt;1988&lt;/year&gt; &lt;rating&gt;ESRB - RP (Rating Pending)&lt;/rating&gt; &lt;title&gt;R-Type Part-1&lt;/title&gt; &lt;pub&gt;Hudson Soft&lt;/pub&gt; &lt;dev&gt;Hudson Soft&lt;/dev&gt; &lt;genre&gt;Shoot-'Em-Up&lt;/genre&gt; &lt;score&gt;4.7&lt;/score&gt; &lt;player&gt;1 Player&lt;/player&gt; &lt;story&gt;R-Type is a side scrolling shoot 'em up best known for its extremely tough and strategic gameplay.  You control the R-9 spaceship as it launches a last-ditch effort to repel the evil Bydo empire.****The R-9 comes equipped as standard with a small gun which can only take down the smallest of enemies without firing several shots. By holding down the fire button, it can be loaded up so as to release a large burst of energy, eliminating all but the strongest enemies in its path. From time to time, pods will come flying in your direction. Upon being shot, they release an upgrade. The first one will invariably be the one called &quot;The Force&quot;, which is a weapons pod that clings either to the front or the back of your ship, absorbing any enemy bullets or acting as a bumper with which you can fly head-on into them. You can also use it as an offensive weapon by firing it and pulling it back in. Mastering the Force is vital to surviving in R-Type, since it must be used both as protection against bullet clusters, as a remote controlled cannon, and in order to clear the screen from obstacles. Other upgrades give you target-seeking missiles or a bigger main gun. Different gun types, differentiated by their colour, serve different purposes. The blue one sends laser beams bouncing across the screen (good for tunnels), the red one fires straight ahead, and the yellow one follows any walls it may encounter (good for artillery emplacements).****The stages of R-Type are made in an organic style, certainly inspired by H. R. Giger's artwork for the Alien movies. When it came out, it was considered trend-setting since it broke off from the stereotypical sci-fi mould of other shoot'em'ups. In part, the levels themselves are your enemy, which is exemplified by the fourth, where spider-like creatures weave webs that cover the screen and block your path, or levels with intricate tunnel systems. Still, the levels are best handled with a combination of strategy and reflexes, without the memorisation that is required of R-Type's contemporary rival, Gradius.&lt;/story&gt; &lt;/game&gt;">
            <text:p>&lt;game name="R-Type Part-1 (Japan)"&gt; &lt;year&gt;1988&lt;/year&gt; &lt;rating&gt;ESRB - RP (Rating Pending)&lt;/rating&gt; &lt;title&gt;R-Type Part-1&lt;/title&gt; &lt;pub&gt;Hudson Soft&lt;/pub&gt; &lt;dev&gt;Hudson Soft&lt;/dev&gt; &lt;genre&gt;Shoot-'Em-Up&lt;/genre&gt; &lt;score&gt;4.7&lt;/score&gt; &lt;player&gt;1 Player&lt;/player&gt; &lt;story&gt;R-Type is a side scrolling shoot 'em up best known for its extremely tough and strategic gameplay. <text:s/>You control the R-9 spaceship as it launches a last-ditch effort to repel the evil Bydo empire.****The R-9 comes equipped as standard with a small gun which can only take down the smallest of enemies without firing several shots. By holding down the fire button, it can be loaded up so as to release a large burst of energy, eliminating all but the strongest enemies in its path. From time to time, pods will come flying in your direction. Upon being shot, they release an upgrade. The first one will invariably be the one called "The Force", which is a weapons pod that clings either to the front or the back of your ship, absorbing any enemy bullets or acting as a bumper with which you can fly head-on into them. You can also use it as an offensive weapon by firing it and pulling it back in. Mastering the Force is vital to surviving in R-Type, since it must be used both as protection against bullet clusters, as a remote controlled cannon, and in order to clear the screen from obstacles. Other upgrades give you target-seeking missiles or a bigger main gun. Different gun types, differentiated by their colour, serve different purposes. The blue one sends laser beams bouncing across the screen (good for tunnels), the red one fires straight ahead, and the yellow one follows any walls it may encounter (good for artillery emplacements).****The stages of R-Type are made in an organic style, certainly inspired by H. R. Giger's artwork for the Alien movies. When it came out, it was considered trend-setting since it broke off from the stereotypical sci-fi mould of other shoot'em'ups. In part, the levels themselves are your enemy, which is exemplified by the fourth, where spider-like creatures weave webs that cover the screen and block your path, or levels with intricate tunnel systems. Still, the levels are best handled with a combination of strategy and reflexes, without the memorisation that is required of R-Type's contemporary rival, Gradius.&lt;/story&gt; &lt;/game&gt;</text:p>
          </table:table-cell>
          <table:table-cell table:number-columns-repeated="1012"/>
        </table:table-row>
        <table:table-row table:style-name="ro1">
          <table:table-cell office:value-type="string">
            <text:p>R-Type Part-2 (Japan)</text:p>
          </table:table-cell>
          <table:table-cell office:value-type="string">
            <text:p>1988</text:p>
          </table:table-cell>
          <table:table-cell office:value-type="string">
            <text:p>ESRB - RP (Rating Pending)</text:p>
          </table:table-cell>
          <table:table-cell office:value-type="string">
            <text:p>R-Type Part-2</text:p>
          </table:table-cell>
          <table:table-cell table:number-columns-repeated="2" office:value-type="string">
            <text:p>Hudson Soft</text:p>
          </table:table-cell>
          <table:table-cell office:value-type="string">
            <text:p>Shoot-'Em-Up</text:p>
          </table:table-cell>
          <table:table-cell office:value-type="string">
            <text:p>4.5</text:p>
          </table:table-cell>
          <table:table-cell office:value-type="string">
            <text:p>1 Player</text:p>
          </table:table-cell>
          <table:table-cell office:value-type="string">
            <text:p>The PC Engine port of the shoot'em up classic R-Type was released in two parts in Japan: R-Type I includes the first four, R-Type II the last four levels.The PC Engine port of the shoot'em up classic R-Type was released in two parts in Japan: R-Type I includes the first four, R-Type II the last four levels.</text:p>
          </table:table-cell>
          <table:table-cell table:style-name="Default" table:formula="of:=CONCATENATE(&quot;&lt;game name=&quot;;CHAR(34);[.A215];CHAR(34);&quot;&gt; &lt;year&gt;&quot;;[.B215];&quot;&lt;/year&gt; &lt;rating&gt;&quot;;[.C215];&quot;&lt;/rating&gt; &lt;title&gt;&quot;;[.D215];&quot;&lt;/title&gt; &lt;pub&gt;&quot;;[.E215];&quot;&lt;/pub&gt; &lt;dev&gt;&quot;;[.F215];&quot;&lt;/dev&gt; &lt;genre&gt;&quot;;[.G215];&quot;&lt;/genre&gt; &lt;score&gt;&quot;;[.H215];&quot;&lt;/score&gt; &lt;player&gt;&quot;;[.I215];&quot;&lt;/player&gt; &lt;story&gt;&quot;;[.J215];&quot;&lt;/story&gt; &lt;/game&gt;&quot;)" office:value-type="string" office:string-value="&lt;game name=&quot;R-Type Part-2 (Japan)&quot;&gt; &lt;year&gt;1988&lt;/year&gt; &lt;rating&gt;ESRB - RP (Rating Pending)&lt;/rating&gt; &lt;title&gt;R-Type Part-2&lt;/title&gt; &lt;pub&gt;Hudson Soft&lt;/pub&gt; &lt;dev&gt;Hudson Soft&lt;/dev&gt; &lt;genre&gt;Shoot-'Em-Up&lt;/genre&gt; &lt;score&gt;4.5&lt;/score&gt; &lt;player&gt;1 Player&lt;/player&gt; &lt;story&gt;The PC Engine port of the shoot'em up classic R-Type was released in two parts in Japan: R-Type I includes the first four, R-Type II the last four levels.The PC Engine port of the shoot'em up classic R-Type was released in two parts in Japan: R-Type I includes the first four, R-Type II the last four levels.&lt;/story&gt; &lt;/game&gt;">
            <text:p>&lt;game name="R-Type Part-2 (Japan)"&gt; &lt;year&gt;1988&lt;/year&gt; &lt;rating&gt;ESRB - RP (Rating Pending)&lt;/rating&gt; &lt;title&gt;R-Type Part-2&lt;/title&gt; &lt;pub&gt;Hudson Soft&lt;/pub&gt; &lt;dev&gt;Hudson Soft&lt;/dev&gt; &lt;genre&gt;Shoot-'Em-Up&lt;/genre&gt; &lt;score&gt;4.5&lt;/score&gt; &lt;player&gt;1 Player&lt;/player&gt; &lt;story&gt;The PC Engine port of the shoot'em up classic R-Type was released in two parts in Japan: R-Type I includes the first four, R-Type II the last four levels.The PC Engine port of the shoot'em up classic R-Type was released in two parts in Japan: R-Type I includes the first four, R-Type II the last four levels.&lt;/story&gt; &lt;/game&gt;</text:p>
          </table:table-cell>
          <table:table-cell table:number-columns-repeated="1012"/>
        </table:table-row>
        <table:table-row table:style-name="ro1">
          <table:table-cell office:value-type="string">
            <text:p>Rabio Lepus Special (Japan)</text:p>
          </table:table-cell>
          <table:table-cell office:value-type="float" office:value="1990">
            <text:p>1990</text:p>
          </table:table-cell>
          <table:table-cell office:value-type="string">
            <text:p>ESRB - RP (Rating Pending)</text:p>
          </table:table-cell>
          <table:table-cell office:value-type="string">
            <text:p>Rabio Lepus Special</text:p>
          </table:table-cell>
          <table:table-cell office:value-type="string">
            <text:p>VIDEO SYSTEM</text:p>
          </table:table-cell>
          <table:table-cell office:value-type="string">
            <text:p>Video System</text:p>
          </table:table-cell>
          <table:table-cell office:value-type="string">
            <text:p>Shoot-'Em-Up</text:p>
          </table:table-cell>
          <table:table-cell office:value-type="string">
            <text:p>3.0</text:p>
          </table:table-cell>
          <table:table-cell office:value-type="string">
            <text:p>1 Player</text:p>
          </table:table-cell>
          <table:table-cell office:value-type="string">
            <text:p>The royal family of Bunnyland was kidnapped by monsters and the player has to save them by beating all six levels of this side-scrolling shooter. The reason why the protagonist, a rabbit, can fly is the rocket launcher on his back. Just like in most shooters, the main objective is to survive the way to the end boss of each level without getting hit by enemies (three hits result in a life loss). The rabbit has three ways to defend itself: a regular gun, a strong melee punch and limited homing missiles. The power ups are shield energy refreshments, extra points, invincibility, more missiles and missile upgrades.</text:p>
          </table:table-cell>
          <table:table-cell table:style-name="Default" table:formula="of:=CONCATENATE(&quot;&lt;game name=&quot;;CHAR(34);[.A216];CHAR(34);&quot;&gt; &lt;year&gt;&quot;;[.B216];&quot;&lt;/year&gt; &lt;rating&gt;&quot;;[.C216];&quot;&lt;/rating&gt; &lt;title&gt;&quot;;[.D216];&quot;&lt;/title&gt; &lt;pub&gt;&quot;;[.E216];&quot;&lt;/pub&gt; &lt;dev&gt;&quot;;[.F216];&quot;&lt;/dev&gt; &lt;genre&gt;&quot;;[.G216];&quot;&lt;/genre&gt; &lt;score&gt;&quot;;[.H216];&quot;&lt;/score&gt; &lt;player&gt;&quot;;[.I216];&quot;&lt;/player&gt; &lt;story&gt;&quot;;[.J216];&quot;&lt;/story&gt; &lt;/game&gt;&quot;)" office:value-type="string" office:string-value="&lt;game name=&quot;Rabio Lepus Special (Japan)&quot;&gt; &lt;year&gt;1990&lt;/year&gt; &lt;rating&gt;ESRB - RP (Rating Pending)&lt;/rating&gt; &lt;title&gt;Rabio Lepus Special&lt;/title&gt; &lt;pub&gt;VIDEO SYSTEM&lt;/pub&gt; &lt;dev&gt;Video System&lt;/dev&gt; &lt;genre&gt;Shoot-'Em-Up&lt;/genre&gt; &lt;score&gt;3.0&lt;/score&gt; &lt;player&gt;1 Player&lt;/player&gt; &lt;story&gt;The royal family of Bunnyland was kidnapped by monsters and the player has to save them by beating all six levels of this side-scrolling shooter. The reason why the protagonist, a rabbit, can fly is the rocket launcher on his back. Just like in most shooters, the main objective is to survive the way to the end boss of each level without getting hit by enemies (three hits result in a life loss). The rabbit has three ways to defend itself: a regular gun, a strong melee punch and limited homing missiles. The power ups are shield energy refreshments, extra points, invincibility, more missiles and missile upgrades.&lt;/story&gt; &lt;/game&gt;">
            <text:p>&lt;game name="Rabio Lepus Special (Japan)"&gt; &lt;year&gt;1990&lt;/year&gt; &lt;rating&gt;ESRB - RP (Rating Pending)&lt;/rating&gt; &lt;title&gt;Rabio Lepus Special&lt;/title&gt; &lt;pub&gt;VIDEO SYSTEM&lt;/pub&gt; &lt;dev&gt;Video System&lt;/dev&gt; &lt;genre&gt;Shoot-'Em-Up&lt;/genre&gt; &lt;score&gt;3.0&lt;/score&gt; &lt;player&gt;1 Player&lt;/player&gt; &lt;story&gt;The royal family of Bunnyland was kidnapped by monsters and the player has to save them by beating all six levels of this side-scrolling shooter. The reason why the protagonist, a rabbit, can fly is the rocket launcher on his back. Just like in most shooters, the main objective is to survive the way to the end boss of each level without getting hit by enemies (three hits result in a life loss). The rabbit has three ways to defend itself: a regular gun, a strong melee punch and limited homing missiles. The power ups are shield energy refreshments, extra points, invincibility, more missiles and missile upgrades.&lt;/story&gt; &lt;/game&gt;</text:p>
          </table:table-cell>
          <table:table-cell table:number-columns-repeated="1012"/>
        </table:table-row>
        <table:table-row table:style-name="ro1">
          <table:table-cell office:value-type="string">
            <text:p>Racing Damashii (Japan)</text:p>
          </table:table-cell>
          <table:table-cell office:value-type="float" office:value="1991">
            <text:p>1991</text:p>
          </table:table-cell>
          <table:table-cell office:value-type="string">
            <text:p>ESRB - RP (Rating Pending)</text:p>
          </table:table-cell>
          <table:table-cell office:value-type="string">
            <text:p>Racing Damashii</text:p>
          </table:table-cell>
          <table:table-cell office:value-type="string">
            <text:p>IREM Corp.</text:p>
          </table:table-cell>
          <table:table-cell office:value-type="string">
            <text:p>Irem Corp.</text:p>
          </table:table-cell>
          <table:table-cell office:value-type="string">
            <text:p>Racing/Motorbike</text:p>
          </table:table-cell>
          <table:table-cell office:value-type="string">
            <text:p>3.6</text:p>
          </table:table-cell>
          <table:table-cell office:value-type="string">
            <text:p>1-2 Players</text:p>
          </table:table-cell>
          <table:table-cell office:value-type="string">
            <text:p>Racing Damashii is a motorcycle racing game with six courses. It is basically action-oriented, but the player needs to watch the damage of the motorcycle (decreases with crashes) and the tire condition (decreases when leaving the road). If one of the two bars runs out, the race is over, but repairs are conducted during pit stops. The two playing modes for single-player are training races and a championship in which points are awarded for good end positions. Those can be reinvested into motorcycle upgrades. The perspective is 3D with the camera fixed behind the player's vehicle.</text:p>
          </table:table-cell>
          <table:table-cell table:style-name="Default" table:formula="of:=CONCATENATE(&quot;&lt;game name=&quot;;CHAR(34);[.A217];CHAR(34);&quot;&gt; &lt;year&gt;&quot;;[.B217];&quot;&lt;/year&gt; &lt;rating&gt;&quot;;[.C217];&quot;&lt;/rating&gt; &lt;title&gt;&quot;;[.D217];&quot;&lt;/title&gt; &lt;pub&gt;&quot;;[.E217];&quot;&lt;/pub&gt; &lt;dev&gt;&quot;;[.F217];&quot;&lt;/dev&gt; &lt;genre&gt;&quot;;[.G217];&quot;&lt;/genre&gt; &lt;score&gt;&quot;;[.H217];&quot;&lt;/score&gt; &lt;player&gt;&quot;;[.I217];&quot;&lt;/player&gt; &lt;story&gt;&quot;;[.J217];&quot;&lt;/story&gt; &lt;/game&gt;&quot;)" office:value-type="string" office:string-value="&lt;game name=&quot;Racing Damashii (Japan)&quot;&gt; &lt;year&gt;1991&lt;/year&gt; &lt;rating&gt;ESRB - RP (Rating Pending)&lt;/rating&gt; &lt;title&gt;Racing Damashii&lt;/title&gt; &lt;pub&gt;IREM Corp.&lt;/pub&gt; &lt;dev&gt;Irem Corp.&lt;/dev&gt; &lt;genre&gt;Racing/Motorbike&lt;/genre&gt; &lt;score&gt;3.6&lt;/score&gt; &lt;player&gt;1-2 Players&lt;/player&gt; &lt;story&gt;Racing Damashii is a motorcycle racing game with six courses. It is basically action-oriented, but the player needs to watch the damage of the motorcycle (decreases with crashes) and the tire condition (decreases when leaving the road). If one of the two bars runs out, the race is over, but repairs are conducted during pit stops. The two playing modes for single-player are training races and a championship in which points are awarded for good end positions. Those can be reinvested into motorcycle upgrades. The perspective is 3D with the camera fixed behind the player's vehicle.&lt;/story&gt; &lt;/game&gt;">
            <text:p>&lt;game name="Racing Damashii (Japan)"&gt; &lt;year&gt;1991&lt;/year&gt; &lt;rating&gt;ESRB - RP (Rating Pending)&lt;/rating&gt; &lt;title&gt;Racing Damashii&lt;/title&gt; &lt;pub&gt;IREM Corp.&lt;/pub&gt; &lt;dev&gt;Irem Corp.&lt;/dev&gt; &lt;genre&gt;Racing/Motorbike&lt;/genre&gt; &lt;score&gt;3.6&lt;/score&gt; &lt;player&gt;1-2 Players&lt;/player&gt; &lt;story&gt;Racing Damashii is a motorcycle racing game with six courses. It is basically action-oriented, but the player needs to watch the damage of the motorcycle (decreases with crashes) and the tire condition (decreases when leaving the road). If one of the two bars runs out, the race is over, but repairs are conducted during pit stops. The two playing modes for single-player are training races and a championship in which points are awarded for good end positions. Those can be reinvested into motorcycle upgrades. The perspective is 3D with the camera fixed behind the player's vehicle.&lt;/story&gt; &lt;/game&gt;</text:p>
          </table:table-cell>
          <table:table-cell table:number-columns-repeated="1012"/>
        </table:table-row>
        <table:table-row table:style-name="ro1">
          <table:table-cell office:value-type="string">
            <text:p>Raiden (Japan)</text:p>
          </table:table-cell>
          <table:table-cell office:value-type="float" office:value="1991">
            <text:p>1991</text:p>
          </table:table-cell>
          <table:table-cell office:value-type="string">
            <text:p>ESRB - RP (Rating Pending)</text:p>
          </table:table-cell>
          <table:table-cell office:value-type="string">
            <text:p>Raiden</text:p>
          </table:table-cell>
          <table:table-cell office:value-type="string">
            <text:p>Seibu Kaihatsu Inc.</text:p>
          </table:table-cell>
          <table:table-cell office:value-type="string">
            <text:p>Hudson Soft</text:p>
          </table:table-cell>
          <table:table-cell office:value-type="string">
            <text:p>Shoot-'Em-Up</text:p>
          </table:table-cell>
          <table:table-cell office:value-type="string">
            <text:p>4.1</text:p>
          </table:table-cell>
          <table:table-cell office:value-type="string">
            <text:p>1 Player</text:p>
          </table:table-cell>
          <table:table-cell office:value-type="string">
            <text:p>In the year 2090, Earth is invaded by extra-terrestrials. The World Alliance of Nations has developed a supersonic attack fighter, Raiden, to defend the Earth. A pilot must take control of the experimental fighter to destroy the alien warships that just happen to look like odd variations of typical military tanks and planes with gadgets attached to them. ****Raiden (called Raiden Trad on the Genesis and SNES) is an over-head vertical-scrolling shooter, based on an arcade game of the same title. It features two forms of weapon upgrades and two types of missiles (normal or homing). You start the game with several bombs which you can use to destroy most enemies on the screen to get yourself out of a jam. Each level ends with a large boss or bosses.</text:p>
          </table:table-cell>
          <table:table-cell table:style-name="Default" table:formula="of:=CONCATENATE(&quot;&lt;game name=&quot;;CHAR(34);[.A218];CHAR(34);&quot;&gt; &lt;year&gt;&quot;;[.B218];&quot;&lt;/year&gt; &lt;rating&gt;&quot;;[.C218];&quot;&lt;/rating&gt; &lt;title&gt;&quot;;[.D218];&quot;&lt;/title&gt; &lt;pub&gt;&quot;;[.E218];&quot;&lt;/pub&gt; &lt;dev&gt;&quot;;[.F218];&quot;&lt;/dev&gt; &lt;genre&gt;&quot;;[.G218];&quot;&lt;/genre&gt; &lt;score&gt;&quot;;[.H218];&quot;&lt;/score&gt; &lt;player&gt;&quot;;[.I218];&quot;&lt;/player&gt; &lt;story&gt;&quot;;[.J218];&quot;&lt;/story&gt; &lt;/game&gt;&quot;)" office:value-type="string" office:string-value="&lt;game name=&quot;Raiden (Japan)&quot;&gt; &lt;year&gt;1991&lt;/year&gt; &lt;rating&gt;ESRB - RP (Rating Pending)&lt;/rating&gt; &lt;title&gt;Raiden&lt;/title&gt; &lt;pub&gt;Seibu Kaihatsu Inc.&lt;/pub&gt; &lt;dev&gt;Hudson Soft&lt;/dev&gt; &lt;genre&gt;Shoot-'Em-Up&lt;/genre&gt; &lt;score&gt;4.1&lt;/score&gt; &lt;player&gt;1 Player&lt;/player&gt; &lt;story&gt;In the year 2090, Earth is invaded by extra-terrestrials. The World Alliance of Nations has developed a supersonic attack fighter, Raiden, to defend the Earth. A pilot must take control of the experimental fighter to destroy the alien warships that just happen to look like odd variations of typical military tanks and planes with gadgets attached to them. ****Raiden (called Raiden Trad on the Genesis and SNES) is an over-head vertical-scrolling shooter, based on an arcade game of the same title. It features two forms of weapon upgrades and two types of missiles (normal or homing). You start the game with several bombs which you can use to destroy most enemies on the screen to get yourself out of a jam. Each level ends with a large boss or bosses.&lt;/story&gt; &lt;/game&gt;">
            <text:p>&lt;game name="Raiden (Japan)"&gt; &lt;year&gt;1991&lt;/year&gt; &lt;rating&gt;ESRB - RP (Rating Pending)&lt;/rating&gt; &lt;title&gt;Raiden&lt;/title&gt; &lt;pub&gt;Seibu Kaihatsu Inc.&lt;/pub&gt; &lt;dev&gt;Hudson Soft&lt;/dev&gt; &lt;genre&gt;Shoot-'Em-Up&lt;/genre&gt; &lt;score&gt;4.1&lt;/score&gt; &lt;player&gt;1 Player&lt;/player&gt; &lt;story&gt;In the year 2090, Earth is invaded by extra-terrestrials. The World Alliance of Nations has developed a supersonic attack fighter, Raiden, to defend the Earth. A pilot must take control of the experimental fighter to destroy the alien warships that just happen to look like odd variations of typical military tanks and planes with gadgets attached to them. ****Raiden (called Raiden Trad on the Genesis and SNES) is an over-head vertical-scrolling shooter, based on an arcade game of the same title. It features two forms of weapon upgrades and two types of missiles (normal or homing). You start the game with several bombs which you can use to destroy most enemies on the screen to get yourself out of a jam. Each level ends with a large boss or bosses.&lt;/story&gt; &lt;/game&gt;</text:p>
          </table:table-cell>
          <table:table-cell table:number-columns-repeated="1012"/>
        </table:table-row>
        <table:table-row table:style-name="ro1">
          <table:table-cell office:value-type="string">
            <text:p>Rastan Saga II (Japan)</text:p>
          </table:table-cell>
          <table:table-cell office:value-type="float" office:value="1990">
            <text:p>1990</text:p>
          </table:table-cell>
          <table:table-cell office:value-type="string">
            <text:p>ESRB - RP (Rating Pending)</text:p>
          </table:table-cell>
          <table:table-cell office:value-type="string">
            <text:p>Rastan Saga II</text:p>
          </table:table-cell>
          <table:table-cell table:number-columns-repeated="2" office:value-type="string">
            <text:p>Taito Corp.</text:p>
          </table:table-cell>
          <table:table-cell office:value-type="string">
            <text:p>Action</text:p>
          </table:table-cell>
          <table:table-cell office:value-type="string">
            <text:p>3.7</text:p>
          </table:table-cell>
          <table:table-cell office:value-type="string">
            <text:p>1 Player</text:p>
          </table:table-cell>
          <table:table-cell office:value-type="string">
            <text:p>The "Rastania" was a sacred place, in which the sacred temple, "Skyscraper", soared into the sky. It is said that whoever conquer the "Skyscraper" would rule the "Rastania". A wicked group has invaded the "Skyscraper" and has tried to make it their own. If the situation is left as it is, the place would eventually be controlled by the wicked group.****Rastan Saga 2 is the sequel to Rastan, <text:s text:c="2"/>containing the same hack-em'/slash-'em gameplay as the original. You are a warrior who must get through a number of levels, and trying to collect gems which can only be obtained by defeating the end-of-level bosses. <text:s/>Collecting power-ups along the way awards you with extra life or better weapons.</text:p>
          </table:table-cell>
          <table:table-cell table:style-name="Default" table:formula="of:=CONCATENATE(&quot;&lt;game name=&quot;;CHAR(34);[.A219];CHAR(34);&quot;&gt; &lt;year&gt;&quot;;[.B219];&quot;&lt;/year&gt; &lt;rating&gt;&quot;;[.C219];&quot;&lt;/rating&gt; &lt;title&gt;&quot;;[.D219];&quot;&lt;/title&gt; &lt;pub&gt;&quot;;[.E219];&quot;&lt;/pub&gt; &lt;dev&gt;&quot;;[.F219];&quot;&lt;/dev&gt; &lt;genre&gt;&quot;;[.G219];&quot;&lt;/genre&gt; &lt;score&gt;&quot;;[.H219];&quot;&lt;/score&gt; &lt;player&gt;&quot;;[.I219];&quot;&lt;/player&gt; &lt;story&gt;&quot;;[.J219];&quot;&lt;/story&gt; &lt;/game&gt;&quot;)" office:value-type="string" office:string-value="&lt;game name=&quot;Rastan Saga II (Japan)&quot;&gt; &lt;year&gt;1990&lt;/year&gt; &lt;rating&gt;ESRB - RP (Rating Pending)&lt;/rating&gt; &lt;title&gt;Rastan Saga II&lt;/title&gt; &lt;pub&gt;Taito Corp.&lt;/pub&gt; &lt;dev&gt;Taito Corp.&lt;/dev&gt; &lt;genre&gt;Action&lt;/genre&gt; &lt;score&gt;3.7&lt;/score&gt; &lt;player&gt;1 Player&lt;/player&gt; &lt;story&gt;The &quot;Rastania&quot; was a sacred place, in which the sacred temple, &quot;Skyscraper&quot;, soared into the sky. It is said that whoever conquer the &quot;Skyscraper&quot; would rule the &quot;Rastania&quot;. A wicked group has invaded the &quot;Skyscraper&quot; and has tried to make it their own. If the situation is left as it is, the place would eventually be controlled by the wicked group.****Rastan Saga 2 is the sequel to Rastan,   containing the same hack-em'/slash-'em gameplay as the original. You are a warrior who must get through a number of levels, and trying to collect gems which can only be obtained by defeating the end-of-level bosses.  Collecting power-ups along the way awards you with extra life or better weapons.&lt;/story&gt; &lt;/game&gt;">
            <text:p>&lt;game name="Rastan Saga II (Japan)"&gt; &lt;year&gt;1990&lt;/year&gt; &lt;rating&gt;ESRB - RP (Rating Pending)&lt;/rating&gt; &lt;title&gt;Rastan Saga II&lt;/title&gt; &lt;pub&gt;Taito Corp.&lt;/pub&gt; &lt;dev&gt;Taito Corp.&lt;/dev&gt; &lt;genre&gt;Action&lt;/genre&gt; &lt;score&gt;3.7&lt;/score&gt; &lt;player&gt;1 Player&lt;/player&gt; &lt;story&gt;The "Rastania" was a sacred place, in which the sacred temple, "Skyscraper", soared into the sky. It is said that whoever conquer the "Skyscraper" would rule the "Rastania". A wicked group has invaded the "Skyscraper" and has tried to make it their own. If the situation is left as it is, the place would eventually be controlled by the wicked group.****Rastan Saga 2 is the sequel to Rastan, <text:s text:c="2"/>containing the same hack-em'/slash-'em gameplay as the original. You are a warrior who must get through a number of levels, and trying to collect gems which can only be obtained by defeating the end-of-level bosses. <text:s/>Collecting power-ups along the way awards you with extra life or better weapons.&lt;/story&gt; &lt;/game&gt;</text:p>
          </table:table-cell>
          <table:table-cell table:number-columns-repeated="1012"/>
        </table:table-row>
        <table:table-row table:style-name="ro1">
          <table:table-cell office:value-type="string">
            <text:p>Rock-On (Japan)</text:p>
          </table:table-cell>
          <table:table-cell office:value-type="string">
            <text:p>1989</text:p>
          </table:table-cell>
          <table:table-cell office:value-type="string">
            <text:p>ESRB - RP (Rating Pending)</text:p>
          </table:table-cell>
          <table:table-cell office:value-type="string">
            <text:p>Rock-On</text:p>
          </table:table-cell>
          <table:table-cell office:value-type="string">
            <text:p>BIG CLUB</text:p>
          </table:table-cell>
          <table:table-cell office:value-type="string">
            <text:p>Big Club</text:p>
          </table:table-cell>
          <table:table-cell office:value-type="string">
            <text:p>Shoot-'Em-Up</text:p>
          </table:table-cell>
          <table:table-cell office:value-type="string">
            <text:p>3.6</text:p>
          </table:table-cell>
          <table:table-cell office:value-type="string">
            <text:p>1 Player</text:p>
          </table:table-cell>
          <table:table-cell office:value-type="string">
            <text:p>You are a Buster and your mission is to make your fortune by finding FISA (Mysterious Fortune Hidden by the Ancient People) in your flying craft over various levels. At the start you are just armed with a small cannon and move slowly but scattered around each level are icons which can improve your weaponry and speed. These include 2-way, 3-way, laser and back-fire. The whole world will be watching on TV to see if you can succeed. <text:s/>Rock-On is a horizontal side scrolling shoot 'em up moving from left to right.</text:p>
          </table:table-cell>
          <table:table-cell table:style-name="Default" table:formula="of:=CONCATENATE(&quot;&lt;game name=&quot;;CHAR(34);[.A220];CHAR(34);&quot;&gt; &lt;year&gt;&quot;;[.B220];&quot;&lt;/year&gt; &lt;rating&gt;&quot;;[.C220];&quot;&lt;/rating&gt; &lt;title&gt;&quot;;[.D220];&quot;&lt;/title&gt; &lt;pub&gt;&quot;;[.E220];&quot;&lt;/pub&gt; &lt;dev&gt;&quot;;[.F220];&quot;&lt;/dev&gt; &lt;genre&gt;&quot;;[.G220];&quot;&lt;/genre&gt; &lt;score&gt;&quot;;[.H220];&quot;&lt;/score&gt; &lt;player&gt;&quot;;[.I220];&quot;&lt;/player&gt; &lt;story&gt;&quot;;[.J220];&quot;&lt;/story&gt; &lt;/game&gt;&quot;)" office:value-type="string" office:string-value="&lt;game name=&quot;Rock-On (Japan)&quot;&gt; &lt;year&gt;1989&lt;/year&gt; &lt;rating&gt;ESRB - RP (Rating Pending)&lt;/rating&gt; &lt;title&gt;Rock-On&lt;/title&gt; &lt;pub&gt;BIG CLUB&lt;/pub&gt; &lt;dev&gt;Big Club&lt;/dev&gt; &lt;genre&gt;Shoot-'Em-Up&lt;/genre&gt; &lt;score&gt;3.6&lt;/score&gt; &lt;player&gt;1 Player&lt;/player&gt; &lt;story&gt;You are a Buster and your mission is to make your fortune by finding FISA (Mysterious Fortune Hidden by the Ancient People) in your flying craft over various levels. At the start you are just armed with a small cannon and move slowly but scattered around each level are icons which can improve your weaponry and speed. These include 2-way, 3-way, laser and back-fire. The whole world will be watching on TV to see if you can succeed.  Rock-On is a horizontal side scrolling shoot 'em up moving from left to right.&lt;/story&gt; &lt;/game&gt;">
            <text:p>&lt;game name="Rock-On (Japan)"&gt; &lt;year&gt;1989&lt;/year&gt; &lt;rating&gt;ESRB - RP (Rating Pending)&lt;/rating&gt; &lt;title&gt;Rock-On&lt;/title&gt; &lt;pub&gt;BIG CLUB&lt;/pub&gt; &lt;dev&gt;Big Club&lt;/dev&gt; &lt;genre&gt;Shoot-'Em-Up&lt;/genre&gt; &lt;score&gt;3.6&lt;/score&gt; &lt;player&gt;1 Player&lt;/player&gt; &lt;story&gt;You are a Buster and your mission is to make your fortune by finding FISA (Mysterious Fortune Hidden by the Ancient People) in your flying craft over various levels. At the start you are just armed with a small cannon and move slowly but scattered around each level are icons which can improve your weaponry and speed. These include 2-way, 3-way, laser and back-fire. The whole world will be watching on TV to see if you can succeed. <text:s/>Rock-On is a horizontal side scrolling shoot 'em up moving from left to right.&lt;/story&gt; &lt;/game&gt;</text:p>
          </table:table-cell>
          <table:table-cell table:number-columns-repeated="1012"/>
        </table:table-row>
        <table:table-row table:style-name="ro1">
          <table:table-cell office:value-type="string">
            <text:p>Ryuukyuu (Japan)</text:p>
          </table:table-cell>
          <table:table-cell office:value-type="float" office:value="1990">
            <text:p>1990</text:p>
          </table:table-cell>
          <table:table-cell office:value-type="string">
            <text:p>ESRB - RP (Rating Pending)</text:p>
          </table:table-cell>
          <table:table-cell office:value-type="string">
            <text:p>Ryuukyu</text:p>
          </table:table-cell>
          <table:table-cell office:value-type="string">
            <text:p>FACE</text:p>
          </table:table-cell>
          <table:table-cell office:value-type="string">
            <text:p>Face</text:p>
          </table:table-cell>
          <table:table-cell office:value-type="string">
            <text:p>Puzzle</text:p>
          </table:table-cell>
          <table:table-cell office:value-type="string">
            <text:p>2.6</text:p>
          </table:table-cell>
          <table:table-cell office:value-type="string">
            <text:p>1-2 Players</text:p>
          </table:table-cell>
          <table:table-cell office:value-type="string">
            <text:p>Solitaire Poker. That's certainly an odd sounding combination, but that's exactly what it is. It's even more interesting that you realize that there is a touch of bingo in there too. Your objective is to draw face-down cards from one of four different piles and draw these cards into five different "hands" that are scored as traditional poker values. However the hands may be scored in any combination... vertical, horizontal or diagonal on the game board... (that's where the bingo element comes into play).</text:p>
          </table:table-cell>
          <table:table-cell table:style-name="Default" table:formula="of:=CONCATENATE(&quot;&lt;game name=&quot;;CHAR(34);[.A221];CHAR(34);&quot;&gt; &lt;year&gt;&quot;;[.B221];&quot;&lt;/year&gt; &lt;rating&gt;&quot;;[.C221];&quot;&lt;/rating&gt; &lt;title&gt;&quot;;[.D221];&quot;&lt;/title&gt; &lt;pub&gt;&quot;;[.E221];&quot;&lt;/pub&gt; &lt;dev&gt;&quot;;[.F221];&quot;&lt;/dev&gt; &lt;genre&gt;&quot;;[.G221];&quot;&lt;/genre&gt; &lt;score&gt;&quot;;[.H221];&quot;&lt;/score&gt; &lt;player&gt;&quot;;[.I221];&quot;&lt;/player&gt; &lt;story&gt;&quot;;[.J221];&quot;&lt;/story&gt; &lt;/game&gt;&quot;)" office:value-type="string" office:string-value="&lt;game name=&quot;Ryuukyuu (Japan)&quot;&gt; &lt;year&gt;1990&lt;/year&gt; &lt;rating&gt;ESRB - RP (Rating Pending)&lt;/rating&gt; &lt;title&gt;Ryuukyu&lt;/title&gt; &lt;pub&gt;FACE&lt;/pub&gt; &lt;dev&gt;Face&lt;/dev&gt; &lt;genre&gt;Puzzle&lt;/genre&gt; &lt;score&gt;2.6&lt;/score&gt; &lt;player&gt;1-2 Players&lt;/player&gt; &lt;story&gt;Solitaire Poker. That's certainly an odd sounding combination, but that's exactly what it is. It's even more interesting that you realize that there is a touch of bingo in there too. Your objective is to draw face-down cards from one of four different piles and draw these cards into five different &quot;hands&quot; that are scored as traditional poker values. However the hands may be scored in any combination... vertical, horizontal or diagonal on the game board... (that's where the bingo element comes into play).&lt;/story&gt; &lt;/game&gt;">
            <text:p>&lt;game name="Ryuukyuu (Japan)"&gt; &lt;year&gt;1990&lt;/year&gt; &lt;rating&gt;ESRB - RP (Rating Pending)&lt;/rating&gt; &lt;title&gt;Ryuukyu&lt;/title&gt; &lt;pub&gt;FACE&lt;/pub&gt; &lt;dev&gt;Face&lt;/dev&gt; &lt;genre&gt;Puzzle&lt;/genre&gt; &lt;score&gt;2.6&lt;/score&gt; &lt;player&gt;1-2 Players&lt;/player&gt; &lt;story&gt;Solitaire Poker. That's certainly an odd sounding combination, but that's exactly what it is. It's even more interesting that you realize that there is a touch of bingo in there too. Your objective is to draw face-down cards from one of four different piles and draw these cards into five different "hands" that are scored as traditional poker values. However the hands may be scored in any combination... vertical, horizontal or diagonal on the game board... (that's where the bingo element comes into play).&lt;/story&gt; &lt;/game&gt;</text:p>
          </table:table-cell>
          <table:table-cell table:number-columns-repeated="1012"/>
        </table:table-row>
        <table:table-row table:style-name="ro1">
          <table:table-cell office:value-type="string">
            <text:p>Sadakichi 7 Series - Hideyoshi no Ougon (Japan)</text:p>
          </table:table-cell>
          <table:table-cell office:value-type="string">
            <text:p>1988</text:p>
          </table:table-cell>
          <table:table-cell office:value-type="string">
            <text:p>ESRB - RP (Rating Pending)</text:p>
          </table:table-cell>
          <table:table-cell office:value-type="string">
            <text:p>Sadakichi 7 Series - Hideyoshi no Ougon</text:p>
          </table:table-cell>
          <table:table-cell table:number-columns-repeated="2" office:value-type="string">
            <text:p>Hudson Soft</text:p>
          </table:table-cell>
          <table:table-cell office:value-type="string">
            <text:p>Adventure</text:p>
          </table:table-cell>
          <table:table-cell office:value-type="string">
            <text:p>3.0</text:p>
          </table:table-cell>
          <table:table-cell office:value-type="string">
            <text:p>1 Player</text:p>
          </table:table-cell>
          <table:table-cell office:value-type="string">
            <text:p>Comedy adventure game. The first digital comic style adventure game on the PC Engine.</text:p>
          </table:table-cell>
          <table:table-cell table:style-name="Default" table:formula="of:=CONCATENATE(&quot;&lt;game name=&quot;;CHAR(34);[.A222];CHAR(34);&quot;&gt; &lt;year&gt;&quot;;[.B222];&quot;&lt;/year&gt; &lt;rating&gt;&quot;;[.C222];&quot;&lt;/rating&gt; &lt;title&gt;&quot;;[.D222];&quot;&lt;/title&gt; &lt;pub&gt;&quot;;[.E222];&quot;&lt;/pub&gt; &lt;dev&gt;&quot;;[.F222];&quot;&lt;/dev&gt; &lt;genre&gt;&quot;;[.G222];&quot;&lt;/genre&gt; &lt;score&gt;&quot;;[.H222];&quot;&lt;/score&gt; &lt;player&gt;&quot;;[.I222];&quot;&lt;/player&gt; &lt;story&gt;&quot;;[.J222];&quot;&lt;/story&gt; &lt;/game&gt;&quot;)" office:value-type="string" office:string-value="&lt;game name=&quot;Sadakichi 7 Series - Hideyoshi no Ougon (Japan)&quot;&gt; &lt;year&gt;1988&lt;/year&gt; &lt;rating&gt;ESRB - RP (Rating Pending)&lt;/rating&gt; &lt;title&gt;Sadakichi 7 Series - Hideyoshi no Ougon&lt;/title&gt; &lt;pub&gt;Hudson Soft&lt;/pub&gt; &lt;dev&gt;Hudson Soft&lt;/dev&gt; &lt;genre&gt;Adventure&lt;/genre&gt; &lt;score&gt;3.0&lt;/score&gt; &lt;player&gt;1 Player&lt;/player&gt; &lt;story&gt;Comedy adventure game. The first digital comic style adventure game on the PC Engine.&lt;/story&gt; &lt;/game&gt;">
            <text:p>&lt;game name="Sadakichi 7 Series - Hideyoshi no Ougon (Japan)"&gt; &lt;year&gt;1988&lt;/year&gt; &lt;rating&gt;ESRB - RP (Rating Pending)&lt;/rating&gt; &lt;title&gt;Sadakichi 7 Series - Hideyoshi no Ougon&lt;/title&gt; &lt;pub&gt;Hudson Soft&lt;/pub&gt; &lt;dev&gt;Hudson Soft&lt;/dev&gt; &lt;genre&gt;Adventure&lt;/genre&gt; &lt;score&gt;3.0&lt;/score&gt; &lt;player&gt;1 Player&lt;/player&gt; &lt;story&gt;Comedy adventure game. The first digital comic style adventure game on the PC Engine.&lt;/story&gt; &lt;/game&gt;</text:p>
          </table:table-cell>
          <table:table-cell table:number-columns-repeated="1012"/>
        </table:table-row>
        <table:table-row table:style-name="ro1">
          <table:table-cell office:value-type="string">
            <text:p>Saigo no Nindou - Ninja Spirit (Japan)</text:p>
          </table:table-cell>
          <table:table-cell office:value-type="float" office:value="1990">
            <text:p>1990</text:p>
          </table:table-cell>
          <table:table-cell office:value-type="string">
            <text:p>ESRB - RP (Rating Pending)</text:p>
          </table:table-cell>
          <table:table-cell office:value-type="string">
            <text:p>Saigo no Nindou - Ninja Spirit</text:p>
          </table:table-cell>
          <table:table-cell office:value-type="string">
            <text:p>IREM Corp.</text:p>
          </table:table-cell>
          <table:table-cell office:value-type="string">
            <text:p>Irem Corp.</text:p>
          </table:table-cell>
          <table:table-cell office:value-type="string">
            <text:p>Action</text:p>
          </table:table-cell>
          <table:table-cell office:value-type="string">
            <text:p>4.0</text:p>
          </table:table-cell>
          <table:table-cell office:value-type="string">
            <text:p>1 Player</text:p>
          </table:table-cell>
          <table:table-cell office:value-type="string">
            <text:p>A ninja-based action game that has the player leading Moonlight through numerous enemy-riddled levels on a quest to exact revenge against his father's murderer. To accomplish this task Moonlight is armed with a katana, shurikens, bombs, and a sickle and chain weapon. Each weapon offers its own advantages and must be used at certain times to overcome specific obstacles or opponents. The game's coin-op origins are evident in the fact that that the home versions do not have passwords or saves. To compensate for this, however, adjustable difficulty settings were added.</text:p>
          </table:table-cell>
          <table:table-cell table:style-name="Default" table:formula="of:=CONCATENATE(&quot;&lt;game name=&quot;;CHAR(34);[.A223];CHAR(34);&quot;&gt; &lt;year&gt;&quot;;[.B223];&quot;&lt;/year&gt; &lt;rating&gt;&quot;;[.C223];&quot;&lt;/rating&gt; &lt;title&gt;&quot;;[.D223];&quot;&lt;/title&gt; &lt;pub&gt;&quot;;[.E223];&quot;&lt;/pub&gt; &lt;dev&gt;&quot;;[.F223];&quot;&lt;/dev&gt; &lt;genre&gt;&quot;;[.G223];&quot;&lt;/genre&gt; &lt;score&gt;&quot;;[.H223];&quot;&lt;/score&gt; &lt;player&gt;&quot;;[.I223];&quot;&lt;/player&gt; &lt;story&gt;&quot;;[.J223];&quot;&lt;/story&gt; &lt;/game&gt;&quot;)" office:value-type="string" office:string-value="&lt;game name=&quot;Saigo no Nindou - Ninja Spirit (Japan)&quot;&gt; &lt;year&gt;1990&lt;/year&gt; &lt;rating&gt;ESRB - RP (Rating Pending)&lt;/rating&gt; &lt;title&gt;Saigo no Nindou - Ninja Spirit&lt;/title&gt; &lt;pub&gt;IREM Corp.&lt;/pub&gt; &lt;dev&gt;Irem Corp.&lt;/dev&gt; &lt;genre&gt;Action&lt;/genre&gt; &lt;score&gt;4.0&lt;/score&gt; &lt;player&gt;1 Player&lt;/player&gt; &lt;story&gt;A ninja-based action game that has the player leading Moonlight through numerous enemy-riddled levels on a quest to exact revenge against his father's murderer. To accomplish this task Moonlight is armed with a katana, shurikens, bombs, and a sickle and chain weapon. Each weapon offers its own advantages and must be used at certain times to overcome specific obstacles or opponents. The game's coin-op origins are evident in the fact that that the home versions do not have passwords or saves. To compensate for this, however, adjustable difficulty settings were added.&lt;/story&gt; &lt;/game&gt;">
            <text:p>&lt;game name="Saigo no Nindou - Ninja Spirit (Japan)"&gt; &lt;year&gt;1990&lt;/year&gt; &lt;rating&gt;ESRB - RP (Rating Pending)&lt;/rating&gt; &lt;title&gt;Saigo no Nindou - Ninja Spirit&lt;/title&gt; &lt;pub&gt;IREM Corp.&lt;/pub&gt; &lt;dev&gt;Irem Corp.&lt;/dev&gt; &lt;genre&gt;Action&lt;/genre&gt; &lt;score&gt;4.0&lt;/score&gt; &lt;player&gt;1 Player&lt;/player&gt; &lt;story&gt;A ninja-based action game that has the player leading Moonlight through numerous enemy-riddled levels on a quest to exact revenge against his father's murderer. To accomplish this task Moonlight is armed with a katana, shurikens, bombs, and a sickle and chain weapon. Each weapon offers its own advantages and must be used at certain times to overcome specific obstacles or opponents. The game's coin-op origins are evident in the fact that that the home versions do not have passwords or saves. To compensate for this, however, adjustable difficulty settings were added.&lt;/story&gt; &lt;/game&gt;</text:p>
          </table:table-cell>
          <table:table-cell table:number-columns-repeated="1012"/>
        </table:table-row>
        <table:table-row table:style-name="ro1">
          <table:table-cell office:value-type="string">
            <text:p>Salamander (Japan)</text:p>
          </table:table-cell>
          <table:table-cell office:value-type="float" office:value="1991">
            <text:p>1991</text:p>
          </table:table-cell>
          <table:table-cell office:value-type="string">
            <text:p>ESRB - RP (Rating Pending)</text:p>
          </table:table-cell>
          <table:table-cell office:value-type="string">
            <text:p>Salamander</text:p>
          </table:table-cell>
          <table:table-cell table:number-columns-repeated="2" office:value-type="string">
            <text:p>Konami</text:p>
          </table:table-cell>
          <table:table-cell office:value-type="string">
            <text:p>Shoot-'Em-Up</text:p>
          </table:table-cell>
          <table:table-cell office:value-type="string">
            <text:p>4.6</text:p>
          </table:table-cell>
          <table:table-cell office:value-type="string">
            <text:p>1-2 Players</text:p>
          </table:table-cell>
          <table:table-cell office:value-type="string">
            <text:p>In a distant part of the universe, an alien creature called Zelos was born. As he grew so did his appetite, and soon he began devouring galaxies, planets, and stars by the hundreds. Now your planet has appeared in Zelos' path, and it is up to you and a partner to fly into battle to save your world. Life Force is an action-packed shooter where there are six levels which alternate between side and vertical scrolling, each of them ending with a powerful guardian. Throughout the game, destroying certain enemies will release power ups which can be used to equip your ship with more powerful weapons, extra speed, and shields. Gameplay is for one player or two players simultaneously.</text:p>
          </table:table-cell>
          <table:table-cell table:style-name="Default" table:formula="of:=CONCATENATE(&quot;&lt;game name=&quot;;CHAR(34);[.A224];CHAR(34);&quot;&gt; &lt;year&gt;&quot;;[.B224];&quot;&lt;/year&gt; &lt;rating&gt;&quot;;[.C224];&quot;&lt;/rating&gt; &lt;title&gt;&quot;;[.D224];&quot;&lt;/title&gt; &lt;pub&gt;&quot;;[.E224];&quot;&lt;/pub&gt; &lt;dev&gt;&quot;;[.F224];&quot;&lt;/dev&gt; &lt;genre&gt;&quot;;[.G224];&quot;&lt;/genre&gt; &lt;score&gt;&quot;;[.H224];&quot;&lt;/score&gt; &lt;player&gt;&quot;;[.I224];&quot;&lt;/player&gt; &lt;story&gt;&quot;;[.J224];&quot;&lt;/story&gt; &lt;/game&gt;&quot;)" office:value-type="string" office:string-value="&lt;game name=&quot;Salamander (Japan)&quot;&gt; &lt;year&gt;1991&lt;/year&gt; &lt;rating&gt;ESRB - RP (Rating Pending)&lt;/rating&gt; &lt;title&gt;Salamander&lt;/title&gt; &lt;pub&gt;Konami&lt;/pub&gt; &lt;dev&gt;Konami&lt;/dev&gt; &lt;genre&gt;Shoot-'Em-Up&lt;/genre&gt; &lt;score&gt;4.6&lt;/score&gt; &lt;player&gt;1-2 Players&lt;/player&gt; &lt;story&gt;In a distant part of the universe, an alien creature called Zelos was born. As he grew so did his appetite, and soon he began devouring galaxies, planets, and stars by the hundreds. Now your planet has appeared in Zelos' path, and it is up to you and a partner to fly into battle to save your world. Life Force is an action-packed shooter where there are six levels which alternate between side and vertical scrolling, each of them ending with a powerful guardian. Throughout the game, destroying certain enemies will release power ups which can be used to equip your ship with more powerful weapons, extra speed, and shields. Gameplay is for one player or two players simultaneously.&lt;/story&gt; &lt;/game&gt;">
            <text:p>&lt;game name="Salamander (Japan)"&gt; &lt;year&gt;1991&lt;/year&gt; &lt;rating&gt;ESRB - RP (Rating Pending)&lt;/rating&gt; &lt;title&gt;Salamander&lt;/title&gt; &lt;pub&gt;Konami&lt;/pub&gt; &lt;dev&gt;Konami&lt;/dev&gt; &lt;genre&gt;Shoot-'Em-Up&lt;/genre&gt; &lt;score&gt;4.6&lt;/score&gt; &lt;player&gt;1-2 Players&lt;/player&gt; &lt;story&gt;In a distant part of the universe, an alien creature called Zelos was born. As he grew so did his appetite, and soon he began devouring galaxies, planets, and stars by the hundreds. Now your planet has appeared in Zelos' path, and it is up to you and a partner to fly into battle to save your world. Life Force is an action-packed shooter where there are six levels which alternate between side and vertical scrolling, each of them ending with a powerful guardian. Throughout the game, destroying certain enemies will release power ups which can be used to equip your ship with more powerful weapons, extra speed, and shields. Gameplay is for one player or two players simultaneously.&lt;/story&gt; &lt;/game&gt;</text:p>
          </table:table-cell>
          <table:table-cell table:number-columns-repeated="1012"/>
        </table:table-row>
        <table:table-row table:style-name="ro1">
          <table:table-cell office:value-type="string">
            <text:p>Sekigahara (Japan)</text:p>
          </table:table-cell>
          <table:table-cell office:value-type="float" office:value="1990">
            <text:p>1990</text:p>
          </table:table-cell>
          <table:table-cell office:value-type="string">
            <text:p>ESRB - RP (Rating Pending)</text:p>
          </table:table-cell>
          <table:table-cell office:value-type="string">
            <text:p>Sekigahara</text:p>
          </table:table-cell>
          <table:table-cell office:value-type="string">
            <text:p>tonkin house</text:p>
          </table:table-cell>
          <table:table-cell office:value-type="string">
            <text:p>Tonkin House</text:p>
          </table:table-cell>
          <table:table-cell office:value-type="string">
            <text:p>Simulation</text:p>
          </table:table-cell>
          <table:table-cell office:value-type="string">
            <text:p>3.5</text:p>
          </table:table-cell>
          <table:table-cell office:value-type="string">
            <text:p>1 Player</text:p>
          </table:table-cell>
          <table:table-cell office:value-type="string">
            <text:p>Hex based strategy based around the famous Japanese battle of 1600.</text:p>
          </table:table-cell>
          <table:table-cell table:style-name="Default" table:formula="of:=CONCATENATE(&quot;&lt;game name=&quot;;CHAR(34);[.A225];CHAR(34);&quot;&gt; &lt;year&gt;&quot;;[.B225];&quot;&lt;/year&gt; &lt;rating&gt;&quot;;[.C225];&quot;&lt;/rating&gt; &lt;title&gt;&quot;;[.D225];&quot;&lt;/title&gt; &lt;pub&gt;&quot;;[.E225];&quot;&lt;/pub&gt; &lt;dev&gt;&quot;;[.F225];&quot;&lt;/dev&gt; &lt;genre&gt;&quot;;[.G225];&quot;&lt;/genre&gt; &lt;score&gt;&quot;;[.H225];&quot;&lt;/score&gt; &lt;player&gt;&quot;;[.I225];&quot;&lt;/player&gt; &lt;story&gt;&quot;;[.J225];&quot;&lt;/story&gt; &lt;/game&gt;&quot;)" office:value-type="string" office:string-value="&lt;game name=&quot;Sekigahara (Japan)&quot;&gt; &lt;year&gt;1990&lt;/year&gt; &lt;rating&gt;ESRB - RP (Rating Pending)&lt;/rating&gt; &lt;title&gt;Sekigahara&lt;/title&gt; &lt;pub&gt;tonkin house&lt;/pub&gt; &lt;dev&gt;Tonkin House&lt;/dev&gt; &lt;genre&gt;Simulation&lt;/genre&gt; &lt;score&gt;3.5&lt;/score&gt; &lt;player&gt;1 Player&lt;/player&gt; &lt;story&gt;Hex based strategy based around the famous Japanese battle of 1600.&lt;/story&gt; &lt;/game&gt;">
            <text:p>&lt;game name="Sekigahara (Japan)"&gt; &lt;year&gt;1990&lt;/year&gt; &lt;rating&gt;ESRB - RP (Rating Pending)&lt;/rating&gt; &lt;title&gt;Sekigahara&lt;/title&gt; &lt;pub&gt;tonkin house&lt;/pub&gt; &lt;dev&gt;Tonkin House&lt;/dev&gt; &lt;genre&gt;Simulation&lt;/genre&gt; &lt;score&gt;3.5&lt;/score&gt; &lt;player&gt;1 Player&lt;/player&gt; &lt;story&gt;Hex based strategy based around the famous Japanese battle of 1600.&lt;/story&gt; &lt;/game&gt;</text:p>
          </table:table-cell>
          <table:table-cell table:number-columns-repeated="1012"/>
        </table:table-row>
        <table:table-row table:style-name="ro1">
          <table:table-cell office:value-type="string">
            <text:p>Sengoku Mahjong (Japan)</text:p>
          </table:table-cell>
          <table:table-cell office:value-type="string">
            <text:p>1988</text:p>
          </table:table-cell>
          <table:table-cell office:value-type="string">
            <text:p>ESRB - RP (Rating Pending)</text:p>
          </table:table-cell>
          <table:table-cell office:value-type="string">
            <text:p>Sengoku Mahjong</text:p>
          </table:table-cell>
          <table:table-cell table:number-columns-repeated="2" office:value-type="string">
            <text:p>Hudson Soft</text:p>
          </table:table-cell>
          <table:table-cell office:value-type="string">
            <text:p>Mahjong</text:p>
          </table:table-cell>
          <table:table-cell office:value-type="string">
            <text:p>2.8</text:p>
          </table:table-cell>
          <table:table-cell office:value-type="string">
            <text:p>1 Player</text:p>
          </table:table-cell>
          <table:table-cell office:value-type="string">
            <text:p>Sengoku Mahjong is a mahjong game that takes place in feudal Japan. There are 12 different opponents, and two different modes of gameplay. In normal mode, the player chooses 3 opponents and plays mahjong against all of them at once. In battle mode, the play aims to unify the world by becoming a warlord and playing against all the others.</text:p>
          </table:table-cell>
          <table:table-cell table:style-name="Default" table:formula="of:=CONCATENATE(&quot;&lt;game name=&quot;;CHAR(34);[.A226];CHAR(34);&quot;&gt; &lt;year&gt;&quot;;[.B226];&quot;&lt;/year&gt; &lt;rating&gt;&quot;;[.C226];&quot;&lt;/rating&gt; &lt;title&gt;&quot;;[.D226];&quot;&lt;/title&gt; &lt;pub&gt;&quot;;[.E226];&quot;&lt;/pub&gt; &lt;dev&gt;&quot;;[.F226];&quot;&lt;/dev&gt; &lt;genre&gt;&quot;;[.G226];&quot;&lt;/genre&gt; &lt;score&gt;&quot;;[.H226];&quot;&lt;/score&gt; &lt;player&gt;&quot;;[.I226];&quot;&lt;/player&gt; &lt;story&gt;&quot;;[.J226];&quot;&lt;/story&gt; &lt;/game&gt;&quot;)" office:value-type="string" office:string-value="&lt;game name=&quot;Sengoku Mahjong (Japan)&quot;&gt; &lt;year&gt;1988&lt;/year&gt; &lt;rating&gt;ESRB - RP (Rating Pending)&lt;/rating&gt; &lt;title&gt;Sengoku Mahjong&lt;/title&gt; &lt;pub&gt;Hudson Soft&lt;/pub&gt; &lt;dev&gt;Hudson Soft&lt;/dev&gt; &lt;genre&gt;Mahjong&lt;/genre&gt; &lt;score&gt;2.8&lt;/score&gt; &lt;player&gt;1 Player&lt;/player&gt; &lt;story&gt;Sengoku Mahjong is a mahjong game that takes place in feudal Japan. There are 12 different opponents, and two different modes of gameplay. In normal mode, the player chooses 3 opponents and plays mahjong against all of them at once. In battle mode, the play aims to unify the world by becoming a warlord and playing against all the others.&lt;/story&gt; &lt;/game&gt;">
            <text:p>&lt;game name="Sengoku Mahjong (Japan)"&gt; &lt;year&gt;1988&lt;/year&gt; &lt;rating&gt;ESRB - RP (Rating Pending)&lt;/rating&gt; &lt;title&gt;Sengoku Mahjong&lt;/title&gt; &lt;pub&gt;Hudson Soft&lt;/pub&gt; &lt;dev&gt;Hudson Soft&lt;/dev&gt; &lt;genre&gt;Mahjong&lt;/genre&gt; &lt;score&gt;2.8&lt;/score&gt; &lt;player&gt;1 Player&lt;/player&gt; &lt;story&gt;Sengoku Mahjong is a mahjong game that takes place in feudal Japan. There are 12 different opponents, and two different modes of gameplay. In normal mode, the player chooses 3 opponents and plays mahjong against all of them at once. In battle mode, the play aims to unify the world by becoming a warlord and playing against all the others.&lt;/story&gt; &lt;/game&gt;</text:p>
          </table:table-cell>
          <table:table-cell table:number-columns-repeated="1012"/>
        </table:table-row>
        <table:table-row table:style-name="ro1">
          <table:table-cell office:value-type="string">
            <text:p>Shanghai (Japan) (Translated En)</text:p>
          </table:table-cell>
          <table:table-cell office:value-type="float" office:value="1987">
            <text:p>1987</text:p>
          </table:table-cell>
          <table:table-cell office:value-type="string">
            <text:p>ESRB - RP (Rating Pending)</text:p>
          </table:table-cell>
          <table:table-cell office:value-type="string">
            <text:p>Shanghai </text:p>
          </table:table-cell>
          <table:table-cell office:value-type="string">
            <text:p>Activision</text:p>
          </table:table-cell>
          <table:table-cell office:value-type="string">
            <text:p>Hudson Soft</text:p>
          </table:table-cell>
          <table:table-cell office:value-type="string">
            <text:p>Puzzle</text:p>
          </table:table-cell>
          <table:table-cell office:value-type="string">
            <text:p>3.7</text:p>
          </table:table-cell>
          <table:table-cell office:value-type="string">
            <text:p>1 Player</text:p>
          </table:table-cell>
          <table:table-cell office:value-type="string">
            <text:p>Shanghai is one of the first video game adaptations of the tile-based game played with the Chinese mahjong stones - essentially a puzzle game that has little to do with real mahjong rules. <text:s/>The gameplay involves 144 tiles, each depicting different images, which have to be removed by matching them into pairs. The tiles are arranged in a gridded pattern, which is higher near the centre. A tile can only be removed if it has no tile next to it on at least one side. <text:s/>This computer implementation can generate a random board layout to take on and features five preset challenges, some of which have time limits of five or ten minutes, as well as a multiplayer mode.</text:p>
          </table:table-cell>
          <table:table-cell table:style-name="Default" table:formula="of:=CONCATENATE(&quot;&lt;game name=&quot;;CHAR(34);[.A227];CHAR(34);&quot;&gt; &lt;year&gt;&quot;;[.B227];&quot;&lt;/year&gt; &lt;rating&gt;&quot;;[.C227];&quot;&lt;/rating&gt; &lt;title&gt;&quot;;[.D227];&quot;&lt;/title&gt; &lt;pub&gt;&quot;;[.E227];&quot;&lt;/pub&gt; &lt;dev&gt;&quot;;[.F227];&quot;&lt;/dev&gt; &lt;genre&gt;&quot;;[.G227];&quot;&lt;/genre&gt; &lt;score&gt;&quot;;[.H227];&quot;&lt;/score&gt; &lt;player&gt;&quot;;[.I227];&quot;&lt;/player&gt; &lt;story&gt;&quot;;[.J227];&quot;&lt;/story&gt; &lt;/game&gt;&quot;)" office:value-type="string" office:string-value="&lt;game name=&quot;Shanghai (Japan) (Translated En)&quot;&gt; &lt;year&gt;1987&lt;/year&gt; &lt;rating&gt;ESRB - RP (Rating Pending)&lt;/rating&gt; &lt;title&gt;Shanghai &lt;/title&gt; &lt;pub&gt;Activision&lt;/pub&gt; &lt;dev&gt;Hudson Soft&lt;/dev&gt; &lt;genre&gt;Puzzle&lt;/genre&gt; &lt;score&gt;3.7&lt;/score&gt; &lt;player&gt;1 Player&lt;/player&gt; &lt;story&gt;Shanghai is one of the first video game adaptations of the tile-based game played with the Chinese mahjong stones - essentially a puzzle game that has little to do with real mahjong rules.  The gameplay involves 144 tiles, each depicting different images, which have to be removed by matching them into pairs. The tiles are arranged in a gridded pattern, which is higher near the centre. A tile can only be removed if it has no tile next to it on at least one side.  This computer implementation can generate a random board layout to take on and features five preset challenges, some of which have time limits of five or ten minutes, as well as a multiplayer mode.&lt;/story&gt; &lt;/game&gt;">
            <text:p>&lt;game name="Shanghai (Japan) (Translated En)"&gt; &lt;year&gt;1987&lt;/year&gt; &lt;rating&gt;ESRB - RP (Rating Pending)&lt;/rating&gt; &lt;title&gt;Shanghai &lt;/title&gt; &lt;pub&gt;Activision&lt;/pub&gt; &lt;dev&gt;Hudson Soft&lt;/dev&gt; &lt;genre&gt;Puzzle&lt;/genre&gt; &lt;score&gt;3.7&lt;/score&gt; &lt;player&gt;1 Player&lt;/player&gt; &lt;story&gt;Shanghai is one of the first video game adaptations of the tile-based game played with the Chinese mahjong stones - essentially a puzzle game that has little to do with real mahjong rules. <text:s/>The gameplay involves 144 tiles, each depicting different images, which have to be removed by matching them into pairs. The tiles are arranged in a gridded pattern, which is higher near the centre. A tile can only be removed if it has no tile next to it on at least one side. <text:s/>This computer implementation can generate a random board layout to take on and features five preset challenges, some of which have time limits of five or ten minutes, as well as a multiplayer mode.&lt;/story&gt; &lt;/game&gt;</text:p>
          </table:table-cell>
          <table:table-cell table:number-columns-repeated="1012"/>
        </table:table-row>
        <table:table-row table:style-name="ro1">
          <table:table-cell office:value-type="string">
            <text:p>Shinobi (Japan)</text:p>
          </table:table-cell>
          <table:table-cell office:value-type="string">
            <text:p>1989</text:p>
          </table:table-cell>
          <table:table-cell office:value-type="string">
            <text:p>ESRB - RP (Rating Pending)</text:p>
          </table:table-cell>
          <table:table-cell office:value-type="string">
            <text:p>Shinobi</text:p>
          </table:table-cell>
          <table:table-cell office:value-type="string">
            <text:p>Asmik</text:p>
          </table:table-cell>
          <table:table-cell office:value-type="string">
            <text:p>Sega</text:p>
          </table:table-cell>
          <table:table-cell office:value-type="string">
            <text:p>Action</text:p>
          </table:table-cell>
          <table:table-cell office:value-type="string">
            <text:p>3.5</text:p>
          </table:table-cell>
          <table:table-cell office:value-type="string">
            <text:p>1 Player</text:p>
          </table:table-cell>
          <table:table-cell office:value-type="string">
            <text:p>You control a ninja, Shinobi, who must battle his way through each level in search of hostages which must be rescued. You have shurikens, kicks and punches to defend yourself with. As well as the powerful ninja magic which can clear the screen of enemies in one go.****Each level is broken down into smaller scenes and hostages are guarded by big blokes who throw swords. Watch out for gun-toting enemy henchmen and ninjas.****Reaching the end of each level will find you battling it out with a boss. These range from 8ft giants to helicopter gunships.</text:p>
          </table:table-cell>
          <table:table-cell table:style-name="Default" table:formula="of:=CONCATENATE(&quot;&lt;game name=&quot;;CHAR(34);[.A228];CHAR(34);&quot;&gt; &lt;year&gt;&quot;;[.B228];&quot;&lt;/year&gt; &lt;rating&gt;&quot;;[.C228];&quot;&lt;/rating&gt; &lt;title&gt;&quot;;[.D228];&quot;&lt;/title&gt; &lt;pub&gt;&quot;;[.E228];&quot;&lt;/pub&gt; &lt;dev&gt;&quot;;[.F228];&quot;&lt;/dev&gt; &lt;genre&gt;&quot;;[.G228];&quot;&lt;/genre&gt; &lt;score&gt;&quot;;[.H228];&quot;&lt;/score&gt; &lt;player&gt;&quot;;[.I228];&quot;&lt;/player&gt; &lt;story&gt;&quot;;[.J228];&quot;&lt;/story&gt; &lt;/game&gt;&quot;)" office:value-type="string" office:string-value="&lt;game name=&quot;Shinobi (Japan)&quot;&gt; &lt;year&gt;1989&lt;/year&gt; &lt;rating&gt;ESRB - RP (Rating Pending)&lt;/rating&gt; &lt;title&gt;Shinobi&lt;/title&gt; &lt;pub&gt;Asmik&lt;/pub&gt; &lt;dev&gt;Sega&lt;/dev&gt; &lt;genre&gt;Action&lt;/genre&gt; &lt;score&gt;3.5&lt;/score&gt; &lt;player&gt;1 Player&lt;/player&gt; &lt;story&gt;You control a ninja, Shinobi, who must battle his way through each level in search of hostages which must be rescued. You have shurikens, kicks and punches to defend yourself with. As well as the powerful ninja magic which can clear the screen of enemies in one go.****Each level is broken down into smaller scenes and hostages are guarded by big blokes who throw swords. Watch out for gun-toting enemy henchmen and ninjas.****Reaching the end of each level will find you battling it out with a boss. These range from 8ft giants to helicopter gunships.&lt;/story&gt; &lt;/game&gt;">
            <text:p>&lt;game name="Shinobi (Japan)"&gt; &lt;year&gt;1989&lt;/year&gt; &lt;rating&gt;ESRB - RP (Rating Pending)&lt;/rating&gt; &lt;title&gt;Shinobi&lt;/title&gt; &lt;pub&gt;Asmik&lt;/pub&gt; &lt;dev&gt;Sega&lt;/dev&gt; &lt;genre&gt;Action&lt;/genre&gt; &lt;score&gt;3.5&lt;/score&gt; &lt;player&gt;1 Player&lt;/player&gt; &lt;story&gt;You control a ninja, Shinobi, who must battle his way through each level in search of hostages which must be rescued. You have shurikens, kicks and punches to defend yourself with. As well as the powerful ninja magic which can clear the screen of enemies in one go.****Each level is broken down into smaller scenes and hostages are guarded by big blokes who throw swords. Watch out for gun-toting enemy henchmen and ninjas.****Reaching the end of each level will find you battling it out with a boss. These range from 8ft giants to helicopter gunships.&lt;/story&gt; &lt;/game&gt;</text:p>
          </table:table-cell>
          <table:table-cell table:number-columns-repeated="1012"/>
        </table:table-row>
        <table:table-row table:style-name="ro1">
          <table:table-cell office:value-type="string">
            <text:p>Shiryou Sensen (Japan)</text:p>
          </table:table-cell>
          <table:table-cell office:value-type="string">
            <text:p>1989</text:p>
          </table:table-cell>
          <table:table-cell office:value-type="string">
            <text:p>ESRB - RP (Rating Pending)</text:p>
          </table:table-cell>
          <table:table-cell office:value-type="string">
            <text:p>Shiryou Sensen</text:p>
          </table:table-cell>
          <table:table-cell table:number-columns-repeated="2" office:value-type="string">
            <text:p>Victor Musical Industries, Inc.</text:p>
          </table:table-cell>
          <table:table-cell office:value-type="string">
            <text:p>Action/Role Playing</text:p>
          </table:table-cell>
          <table:table-cell office:value-type="string">
            <text:p>4.0</text:p>
          </table:table-cell>
          <table:table-cell office:value-type="string">
            <text:p>1 Player</text:p>
          </table:table-cell>
          <table:table-cell office:value-type="string">
            <text:p>Due to mysterious circumstances, a flourishing city called Chany's Hill was cut off the rest of the world. Investigators found out that most of the buildings were destroyed, horrifying creatures are roaming the wilderness, and the few survivors have no means of escaping. The SSWAT (Supernatural Special Weapon Attack Team) sends an agent named Laila to the city. The young woman has powerful psychic abilities, which can enhance her firearms, helping her deal with the monsters. She must rescue the survivors and escort them to safety, at any cost...****Shiryo Sensen - War of the Dead is an action role-playing game. The player navigates Laila over the top-down "world map" (the ruined city has basically turned into large wilderness areas with a few buildings that are equivalent to "dungeons" in other RPGs), fighting randomly appearing enemies. The battles take place on separate side-scrolling screens, and are fully action-based. Laila can jump, duck, and attack with melee or ranged weapons. Typically there are several enemies on the screen; Laila escapes the battle if she reaches the end of the short side-scrolling area.****Enemies leave orbs of various colors and chests upon defeat; these serve to heal Laila, grant her experience points, "mind points", or ammunition for the firearms. Laila starts with a knife and a pistol, but later gains access to more powerful firearms. These weapons can be enhanced with Laila's psychic techniques, which, in their turn, require mind points.</text:p>
          </table:table-cell>
          <table:table-cell table:style-name="Default" table:formula="of:=CONCATENATE(&quot;&lt;game name=&quot;;CHAR(34);[.A229];CHAR(34);&quot;&gt; &lt;year&gt;&quot;;[.B229];&quot;&lt;/year&gt; &lt;rating&gt;&quot;;[.C229];&quot;&lt;/rating&gt; &lt;title&gt;&quot;;[.D229];&quot;&lt;/title&gt; &lt;pub&gt;&quot;;[.E229];&quot;&lt;/pub&gt; &lt;dev&gt;&quot;;[.F229];&quot;&lt;/dev&gt; &lt;genre&gt;&quot;;[.G229];&quot;&lt;/genre&gt; &lt;score&gt;&quot;;[.H229];&quot;&lt;/score&gt; &lt;player&gt;&quot;;[.I229];&quot;&lt;/player&gt; &lt;story&gt;&quot;;[.J229];&quot;&lt;/story&gt; &lt;/game&gt;&quot;)" office:value-type="string" office:string-value="&lt;game name=&quot;Shiryou Sensen (Japan)&quot;&gt; &lt;year&gt;1989&lt;/year&gt; &lt;rating&gt;ESRB - RP (Rating Pending)&lt;/rating&gt; &lt;title&gt;Shiryou Sensen&lt;/title&gt; &lt;pub&gt;Victor Musical Industries, Inc.&lt;/pub&gt; &lt;dev&gt;Victor Musical Industries, Inc.&lt;/dev&gt; &lt;genre&gt;Action/Role Playing&lt;/genre&gt; &lt;score&gt;4.0&lt;/score&gt; &lt;player&gt;1 Player&lt;/player&gt; &lt;story&gt;Due to mysterious circumstances, a flourishing city called Chany's Hill was cut off the rest of the world. Investigators found out that most of the buildings were destroyed, horrifying creatures are roaming the wilderness, and the few survivors have no means of escaping. The SSWAT (Supernatural Special Weapon Attack Team) sends an agent named Laila to the city. The young woman has powerful psychic abilities, which can enhance her firearms, helping her deal with the monsters. She must rescue the survivors and escort them to safety, at any cost...****Shiryo Sensen - War of the Dead is an action role-playing game. The player navigates Laila over the top-down &quot;world map&quot; (the ruined city has basically turned into large wilderness areas with a few buildings that are equivalent to &quot;dungeons&quot; in other RPGs), fighting randomly appearing enemies. The battles take place on separate side-scrolling screens, and are fully action-based. Laila can jump, duck, and attack with melee or ranged weapons. Typically there are several enemies on the screen; Laila escapes the battle if she reaches the end of the short side-scrolling area.****Enemies leave orbs of various colors and chests upon defeat; these serve to heal Laila, grant her experience points, &quot;mind points&quot;, or ammunition for the firearms. Laila starts with a knife and a pistol, but later gains access to more powerful firearms. These weapons can be enhanced with Laila's psychic techniques, which, in their turn, require mind points.&lt;/story&gt; &lt;/game&gt;">
            <text:p>&lt;game name="Shiryou Sensen (Japan)"&gt; &lt;year&gt;1989&lt;/year&gt; &lt;rating&gt;ESRB - RP (Rating Pending)&lt;/rating&gt; &lt;title&gt;Shiryou Sensen&lt;/title&gt; &lt;pub&gt;Victor Musical Industries, Inc.&lt;/pub&gt; &lt;dev&gt;Victor Musical Industries, Inc.&lt;/dev&gt; &lt;genre&gt;Action/Role Playing&lt;/genre&gt; &lt;score&gt;4.0&lt;/score&gt; &lt;player&gt;1 Player&lt;/player&gt; &lt;story&gt;Due to mysterious circumstances, a flourishing city called Chany's Hill was cut off the rest of the world. Investigators found out that most of the buildings were destroyed, horrifying creatures are roaming the wilderness, and the few survivors have no means of escaping. The SSWAT (Supernatural Special Weapon Attack Team) sends an agent named Laila to the city. The young woman has powerful psychic abilities, which can enhance her firearms, helping her deal with the monsters. She must rescue the survivors and escort them to safety, at any cost...****Shiryo Sensen - War of the Dead is an action role-playing game. The player navigates Laila over the top-down "world map" (the ruined city has basically turned into large wilderness areas with a few buildings that are equivalent to "dungeons" in other RPGs), fighting randomly appearing enemies. The battles take place on separate side-scrolling screens, and are fully action-based. Laila can jump, duck, and attack with melee or ranged weapons. Typically there are several enemies on the screen; Laila escapes the battle if she reaches the end of the short side-scrolling area.****Enemies leave orbs of various colors and chests upon defeat; these serve to heal Laila, grant her experience points, "mind points", or ammunition for the firearms. Laila starts with a knife and a pistol, but later gains access to more powerful firearms. These weapons can be enhanced with Laila's psychic techniques, which, in their turn, require mind points.&lt;/story&gt; &lt;/game&gt;</text:p>
          </table:table-cell>
          <table:table-cell table:number-columns-repeated="1012"/>
        </table:table-row>
        <table:table-row table:style-name="ro1">
          <table:table-cell office:value-type="string">
            <text:p>Shougi Shodan Icchokusen (Japan)</text:p>
          </table:table-cell>
          <table:table-cell office:value-type="float" office:value="1990">
            <text:p>1990</text:p>
          </table:table-cell>
          <table:table-cell office:value-type="string">
            <text:p>ESRB - RP (Rating Pending)</text:p>
          </table:table-cell>
          <table:table-cell office:value-type="string">
            <text:p>Shougi Shodan Icchokusen</text:p>
          </table:table-cell>
          <table:table-cell office:value-type="string">
            <text:p>HOME DATA</text:p>
          </table:table-cell>
          <table:table-cell office:value-type="string">
            <text:p>Home Data</text:p>
          </table:table-cell>
          <table:table-cell office:value-type="string">
            <text:p>Other</text:p>
          </table:table-cell>
          <table:table-cell office:value-type="string">
            <text:p>3.3</text:p>
          </table:table-cell>
          <table:table-cell office:value-type="string">
            <text:p>1-2 Players</text:p>
          </table:table-cell>
          <table:table-cell office:value-type="string">
            <text:p>Shōgi board game with a variety of characters. <text:s/></text:p>
          </table:table-cell>
          <table:table-cell table:style-name="Default" table:formula="of:=CONCATENATE(&quot;&lt;game name=&quot;;CHAR(34);[.A230];CHAR(34);&quot;&gt; &lt;year&gt;&quot;;[.B230];&quot;&lt;/year&gt; &lt;rating&gt;&quot;;[.C230];&quot;&lt;/rating&gt; &lt;title&gt;&quot;;[.D230];&quot;&lt;/title&gt; &lt;pub&gt;&quot;;[.E230];&quot;&lt;/pub&gt; &lt;dev&gt;&quot;;[.F230];&quot;&lt;/dev&gt; &lt;genre&gt;&quot;;[.G230];&quot;&lt;/genre&gt; &lt;score&gt;&quot;;[.H230];&quot;&lt;/score&gt; &lt;player&gt;&quot;;[.I230];&quot;&lt;/player&gt; &lt;story&gt;&quot;;[.J230];&quot;&lt;/story&gt; &lt;/game&gt;&quot;)" office:value-type="string" office:string-value="&lt;game name=&quot;Shougi Shodan Icchokusen (Japan)&quot;&gt; &lt;year&gt;1990&lt;/year&gt; &lt;rating&gt;ESRB - RP (Rating Pending)&lt;/rating&gt; &lt;title&gt;Shougi Shodan Icchokusen&lt;/title&gt; &lt;pub&gt;HOME DATA&lt;/pub&gt; &lt;dev&gt;Home Data&lt;/dev&gt; &lt;genre&gt;Other&lt;/genre&gt; &lt;score&gt;3.3&lt;/score&gt; &lt;player&gt;1-2 Players&lt;/player&gt; &lt;story&gt;Shōgi board game with a variety of characters.  &lt;/story&gt; &lt;/game&gt;">
            <text:p>&lt;game name="Shougi Shodan Icchokusen (Japan)"&gt; &lt;year&gt;1990&lt;/year&gt; &lt;rating&gt;ESRB - RP (Rating Pending)&lt;/rating&gt; &lt;title&gt;Shougi Shodan Icchokusen&lt;/title&gt; &lt;pub&gt;HOME DATA&lt;/pub&gt; &lt;dev&gt;Home Data&lt;/dev&gt; &lt;genre&gt;Other&lt;/genre&gt; &lt;score&gt;3.3&lt;/score&gt; &lt;player&gt;1-2 Players&lt;/player&gt; &lt;story&gt;Shōgi board game with a variety of characters. <text:s/>&lt;/story&gt; &lt;/game&gt;</text:p>
          </table:table-cell>
          <table:table-cell table:number-columns-repeated="1012"/>
        </table:table-row>
        <table:table-row table:style-name="ro1">
          <table:table-cell office:value-type="string">
            <text:p>Shougi Shoshinsha Muyou (Japan)</text:p>
          </table:table-cell>
          <table:table-cell office:value-type="float" office:value="1991">
            <text:p>1991</text:p>
          </table:table-cell>
          <table:table-cell office:value-type="string">
            <text:p>ESRB - RP (Rating Pending)</text:p>
          </table:table-cell>
          <table:table-cell office:value-type="string">
            <text:p>Shougi Shoshinsha Muyou</text:p>
          </table:table-cell>
          <table:table-cell office:value-type="string">
            <text:p>HOME DATA</text:p>
          </table:table-cell>
          <table:table-cell office:value-type="string">
            <text:p>Home Data</text:p>
          </table:table-cell>
          <table:table-cell office:value-type="string">
            <text:p>Other</text:p>
          </table:table-cell>
          <table:table-cell office:value-type="string">
            <text:p>3.3</text:p>
          </table:table-cell>
          <table:table-cell office:value-type="string">
            <text:p>1-2 Players</text:p>
          </table:table-cell>
          <table:table-cell office:value-type="string">
            <text:p>Serious Shōgi board game.</text:p>
          </table:table-cell>
          <table:table-cell table:style-name="Default" table:formula="of:=CONCATENATE(&quot;&lt;game name=&quot;;CHAR(34);[.A231];CHAR(34);&quot;&gt; &lt;year&gt;&quot;;[.B231];&quot;&lt;/year&gt; &lt;rating&gt;&quot;;[.C231];&quot;&lt;/rating&gt; &lt;title&gt;&quot;;[.D231];&quot;&lt;/title&gt; &lt;pub&gt;&quot;;[.E231];&quot;&lt;/pub&gt; &lt;dev&gt;&quot;;[.F231];&quot;&lt;/dev&gt; &lt;genre&gt;&quot;;[.G231];&quot;&lt;/genre&gt; &lt;score&gt;&quot;;[.H231];&quot;&lt;/score&gt; &lt;player&gt;&quot;;[.I231];&quot;&lt;/player&gt; &lt;story&gt;&quot;;[.J231];&quot;&lt;/story&gt; &lt;/game&gt;&quot;)" office:value-type="string" office:string-value="&lt;game name=&quot;Shougi Shoshinsha Muyou (Japan)&quot;&gt; &lt;year&gt;1991&lt;/year&gt; &lt;rating&gt;ESRB - RP (Rating Pending)&lt;/rating&gt; &lt;title&gt;Shougi Shoshinsha Muyou&lt;/title&gt; &lt;pub&gt;HOME DATA&lt;/pub&gt; &lt;dev&gt;Home Data&lt;/dev&gt; &lt;genre&gt;Other&lt;/genre&gt; &lt;score&gt;3.3&lt;/score&gt; &lt;player&gt;1-2 Players&lt;/player&gt; &lt;story&gt;Serious Shōgi board game.&lt;/story&gt; &lt;/game&gt;">
            <text:p>&lt;game name="Shougi Shoshinsha Muyou (Japan)"&gt; &lt;year&gt;1991&lt;/year&gt; &lt;rating&gt;ESRB - RP (Rating Pending)&lt;/rating&gt; &lt;title&gt;Shougi Shoshinsha Muyou&lt;/title&gt; &lt;pub&gt;HOME DATA&lt;/pub&gt; &lt;dev&gt;Home Data&lt;/dev&gt; &lt;genre&gt;Other&lt;/genre&gt; &lt;score&gt;3.3&lt;/score&gt; &lt;player&gt;1-2 Players&lt;/player&gt; &lt;story&gt;Serious Shōgi board game.&lt;/story&gt; &lt;/game&gt;</text:p>
          </table:table-cell>
          <table:table-cell table:number-columns-repeated="1012"/>
        </table:table-row>
        <table:table-row table:style-name="ro1">
          <table:table-cell office:value-type="string">
            <text:p>SideArms - Hyper Dyne (Japan)</text:p>
          </table:table-cell>
          <table:table-cell office:value-type="string">
            <text:p>1989</text:p>
          </table:table-cell>
          <table:table-cell office:value-type="string">
            <text:p>ESRB - RP (Rating Pending)</text:p>
          </table:table-cell>
          <table:table-cell office:value-type="string">
            <text:p>SideArms - Hyper Dyne</text:p>
          </table:table-cell>
          <table:table-cell office:value-type="string">
            <text:p>NEC Avenue</text:p>
          </table:table-cell>
          <table:table-cell office:value-type="string">
            <text:p>Capcom Co., Ltd.</text:p>
          </table:table-cell>
          <table:table-cell office:value-type="string">
            <text:p>Shoot-'Em-Up</text:p>
          </table:table-cell>
          <table:table-cell office:value-type="string">
            <text:p>4.5</text:p>
          </table:table-cell>
          <table:table-cell office:value-type="string">
            <text:p>1 Player</text:p>
          </table:table-cell>
          <table:table-cell office:value-type="string">
            <text:p>Originating in the arcades, Side Arms is a horizontally scrolling shoot ‘em up in which you control Lieutenant Henry (a second player can control Sergeant Sanders in some versions), armed with crude weaponry and protective jump-suits. They must save the earth from the mercenary invaders of Bozon. You must first reach Bozon’s territories, then wipe out its forces hidden in caverns and lurking in underground seas, before destroying the main invasion ship. Lots of extra weapons can be picked up, often with similar tokens to those in 1943 and some other Capcom titles. Most weapons can be shot either to the left or the right, giving you more range to launch attacks.</text:p>
          </table:table-cell>
          <table:table-cell table:style-name="Default" table:formula="of:=CONCATENATE(&quot;&lt;game name=&quot;;CHAR(34);[.A232];CHAR(34);&quot;&gt; &lt;year&gt;&quot;;[.B232];&quot;&lt;/year&gt; &lt;rating&gt;&quot;;[.C232];&quot;&lt;/rating&gt; &lt;title&gt;&quot;;[.D232];&quot;&lt;/title&gt; &lt;pub&gt;&quot;;[.E232];&quot;&lt;/pub&gt; &lt;dev&gt;&quot;;[.F232];&quot;&lt;/dev&gt; &lt;genre&gt;&quot;;[.G232];&quot;&lt;/genre&gt; &lt;score&gt;&quot;;[.H232];&quot;&lt;/score&gt; &lt;player&gt;&quot;;[.I232];&quot;&lt;/player&gt; &lt;story&gt;&quot;;[.J232];&quot;&lt;/story&gt; &lt;/game&gt;&quot;)" office:value-type="string" office:string-value="&lt;game name=&quot;SideArms - Hyper Dyne (Japan)&quot;&gt; &lt;year&gt;1989&lt;/year&gt; &lt;rating&gt;ESRB - RP (Rating Pending)&lt;/rating&gt; &lt;title&gt;SideArms - Hyper Dyne&lt;/title&gt; &lt;pub&gt;NEC Avenue&lt;/pub&gt; &lt;dev&gt;Capcom Co., Ltd.&lt;/dev&gt; &lt;genre&gt;Shoot-'Em-Up&lt;/genre&gt; &lt;score&gt;4.5&lt;/score&gt; &lt;player&gt;1 Player&lt;/player&gt; &lt;story&gt;Originating in the arcades, Side Arms is a horizontally scrolling shoot ‘em up in which you control Lieutenant Henry (a second player can control Sergeant Sanders in some versions), armed with crude weaponry and protective jump-suits. They must save the earth from the mercenary invaders of Bozon. You must first reach Bozon’s territories, then wipe out its forces hidden in caverns and lurking in underground seas, before destroying the main invasion ship. Lots of extra weapons can be picked up, often with similar tokens to those in 1943 and some other Capcom titles. Most weapons can be shot either to the left or the right, giving you more range to launch attacks.&lt;/story&gt; &lt;/game&gt;">
            <text:p>&lt;game name="SideArms - Hyper Dyne (Japan)"&gt; &lt;year&gt;1989&lt;/year&gt; &lt;rating&gt;ESRB - RP (Rating Pending)&lt;/rating&gt; &lt;title&gt;SideArms - Hyper Dyne&lt;/title&gt; &lt;pub&gt;NEC Avenue&lt;/pub&gt; &lt;dev&gt;Capcom Co., Ltd.&lt;/dev&gt; &lt;genre&gt;Shoot-'Em-Up&lt;/genre&gt; &lt;score&gt;4.5&lt;/score&gt; &lt;player&gt;1 Player&lt;/player&gt; &lt;story&gt;Originating in the arcades, Side Arms is a horizontally scrolling shoot ‘em up in which you control Lieutenant Henry (a second player can control Sergeant Sanders in some versions), armed with crude weaponry and protective jump-suits. They must save the earth from the mercenary invaders of Bozon. You must first reach Bozon’s territories, then wipe out its forces hidden in caverns and lurking in underground seas, before destroying the main invasion ship. Lots of extra weapons can be picked up, often with similar tokens to those in 1943 and some other Capcom titles. Most weapons can be shot either to the left or the right, giving you more range to launch attacks.&lt;/story&gt; &lt;/game&gt;</text:p>
          </table:table-cell>
          <table:table-cell table:number-columns-repeated="1012"/>
        </table:table-row>
        <table:table-row table:style-name="ro1">
          <table:table-cell office:value-type="string">
            <text:p>Silent Debuggers (Japan)</text:p>
          </table:table-cell>
          <table:table-cell office:value-type="float" office:value="1991">
            <text:p>1991</text:p>
          </table:table-cell>
          <table:table-cell office:value-type="string">
            <text:p>ESRB - RP (Rating Pending)</text:p>
          </table:table-cell>
          <table:table-cell office:value-type="string">
            <text:p>Silent Debuggers</text:p>
          </table:table-cell>
          <table:table-cell table:number-columns-repeated="2" office:value-type="string">
            <text:p>Data East</text:p>
          </table:table-cell>
          <table:table-cell office:value-type="string">
            <text:p>First Person Shooter</text:p>
          </table:table-cell>
          <table:table-cell office:value-type="string">
            <text:p>4.5</text:p>
          </table:table-cell>
          <table:table-cell office:value-type="string">
            <text:p>1 Player</text:p>
          </table:table-cell>
          <table:table-cell office:value-type="string">
            <text:p>Arriving at a desolate cargo station searching for treasure, a debugger and his buddy Leon encounter monsters instead.****Silent Debuggers is an action game with a first-person perspective. The game advances in real-time but movement progresses in fixed steps like in many first-person dungeon games. Enemies are targeted with a crosshair that can be moved around the screen.****Fight monsters with a variety of weapons and protect the valuable utility rooms around the center of the station from being cut-off by monsters as you advance through each level of the station. <text:s/>Tools provided by Leon give the player special abilities.</text:p>
          </table:table-cell>
          <table:table-cell table:style-name="Default" table:formula="of:=CONCATENATE(&quot;&lt;game name=&quot;;CHAR(34);[.A233];CHAR(34);&quot;&gt; &lt;year&gt;&quot;;[.B233];&quot;&lt;/year&gt; &lt;rating&gt;&quot;;[.C233];&quot;&lt;/rating&gt; &lt;title&gt;&quot;;[.D233];&quot;&lt;/title&gt; &lt;pub&gt;&quot;;[.E233];&quot;&lt;/pub&gt; &lt;dev&gt;&quot;;[.F233];&quot;&lt;/dev&gt; &lt;genre&gt;&quot;;[.G233];&quot;&lt;/genre&gt; &lt;score&gt;&quot;;[.H233];&quot;&lt;/score&gt; &lt;player&gt;&quot;;[.I233];&quot;&lt;/player&gt; &lt;story&gt;&quot;;[.J233];&quot;&lt;/story&gt; &lt;/game&gt;&quot;)" office:value-type="string" office:string-value="&lt;game name=&quot;Silent Debuggers (Japan)&quot;&gt; &lt;year&gt;1991&lt;/year&gt; &lt;rating&gt;ESRB - RP (Rating Pending)&lt;/rating&gt; &lt;title&gt;Silent Debuggers&lt;/title&gt; &lt;pub&gt;Data East&lt;/pub&gt; &lt;dev&gt;Data East&lt;/dev&gt; &lt;genre&gt;First Person Shooter&lt;/genre&gt; &lt;score&gt;4.5&lt;/score&gt; &lt;player&gt;1 Player&lt;/player&gt; &lt;story&gt;Arriving at a desolate cargo station searching for treasure, a debugger and his buddy Leon encounter monsters instead.****Silent Debuggers is an action game with a first-person perspective. The game advances in real-time but movement progresses in fixed steps like in many first-person dungeon games. Enemies are targeted with a crosshair that can be moved around the screen.****Fight monsters with a variety of weapons and protect the valuable utility rooms around the center of the station from being cut-off by monsters as you advance through each level of the station.  Tools provided by Leon give the player special abilities.&lt;/story&gt; &lt;/game&gt;">
            <text:p>&lt;game name="Silent Debuggers (Japan)"&gt; &lt;year&gt;1991&lt;/year&gt; &lt;rating&gt;ESRB - RP (Rating Pending)&lt;/rating&gt; &lt;title&gt;Silent Debuggers&lt;/title&gt; &lt;pub&gt;Data East&lt;/pub&gt; &lt;dev&gt;Data East&lt;/dev&gt; &lt;genre&gt;First Person Shooter&lt;/genre&gt; &lt;score&gt;4.5&lt;/score&gt; &lt;player&gt;1 Player&lt;/player&gt; &lt;story&gt;Arriving at a desolate cargo station searching for treasure, a debugger and his buddy Leon encounter monsters instead.****Silent Debuggers is an action game with a first-person perspective. The game advances in real-time but movement progresses in fixed steps like in many first-person dungeon games. Enemies are targeted with a crosshair that can be moved around the screen.****Fight monsters with a variety of weapons and protect the valuable utility rooms around the center of the station from being cut-off by monsters as you advance through each level of the station. <text:s/>Tools provided by Leon give the player special abilities.&lt;/story&gt; &lt;/game&gt;</text:p>
          </table:table-cell>
          <table:table-cell table:number-columns-repeated="1012"/>
        </table:table-row>
        <table:table-row table:style-name="ro1">
          <table:table-cell office:value-type="string">
            <text:p>Sindibad Chitei no Dai Makyuu (Japan)</text:p>
          </table:table-cell>
          <table:table-cell office:value-type="float" office:value="1990">
            <text:p>1990</text:p>
          </table:table-cell>
          <table:table-cell office:value-type="string">
            <text:p>ESRB - RP (Rating Pending)</text:p>
          </table:table-cell>
          <table:table-cell office:value-type="string">
            <text:p>Sindibad Chitei no Dai Makyuu</text:p>
          </table:table-cell>
          <table:table-cell office:value-type="string">
            <text:p>IGS Corp.</text:p>
          </table:table-cell>
          <table:table-cell office:value-type="string">
            <text:p>Igs Corp.</text:p>
          </table:table-cell>
          <table:table-cell office:value-type="string">
            <text:p>Role-Playing</text:p>
          </table:table-cell>
          <table:table-cell office:value-type="string">
            <text:p>3.7</text:p>
          </table:table-cell>
          <table:table-cell office:value-type="string">
            <text:p>1 Player</text:p>
          </table:table-cell>
          <table:table-cell office:value-type="string">
            <text:p>The setting and the story of Sindibad: Chitei no Daimakyu is inspired by the popular stories from the 1001 Nights, though it does not follow any of them specifically, but rather uses popular names and brings together various heroes that had nothing to do with each other in the original stories. The titular character (more commonly spelled Sinbad in English) is a young boy who lives together with his father Alibaba and dreams of marrying the king's daughter Scheherazade. One night, they find out that the princess has been kidnapped; whoever rescues her receives a big prize and Scheherazade herself as a wife! Without further delay, Sindibad and Alibaba begin the perilous journey...****The game is a traditional Japanese-style RPG with all the common ingredients of the genre: the player navigates Sindibad's party over a top-down world map, visiting towns and dungeons (represented as icons), fighting randomly appearing enemies in turn-based combat viewed from first-person perspective, receiving money and experience points, buying better weapons and armor, leveling up automatically, and advancing the story in a linear fashion.</text:p>
          </table:table-cell>
          <table:table-cell table:style-name="Default" table:formula="of:=CONCATENATE(&quot;&lt;game name=&quot;;CHAR(34);[.A234];CHAR(34);&quot;&gt; &lt;year&gt;&quot;;[.B234];&quot;&lt;/year&gt; &lt;rating&gt;&quot;;[.C234];&quot;&lt;/rating&gt; &lt;title&gt;&quot;;[.D234];&quot;&lt;/title&gt; &lt;pub&gt;&quot;;[.E234];&quot;&lt;/pub&gt; &lt;dev&gt;&quot;;[.F234];&quot;&lt;/dev&gt; &lt;genre&gt;&quot;;[.G234];&quot;&lt;/genre&gt; &lt;score&gt;&quot;;[.H234];&quot;&lt;/score&gt; &lt;player&gt;&quot;;[.I234];&quot;&lt;/player&gt; &lt;story&gt;&quot;;[.J234];&quot;&lt;/story&gt; &lt;/game&gt;&quot;)" office:value-type="string" office:string-value="&lt;game name=&quot;Sindibad Chitei no Dai Makyuu (Japan)&quot;&gt; &lt;year&gt;1990&lt;/year&gt; &lt;rating&gt;ESRB - RP (Rating Pending)&lt;/rating&gt; &lt;title&gt;Sindibad Chitei no Dai Makyuu&lt;/title&gt; &lt;pub&gt;IGS Corp.&lt;/pub&gt; &lt;dev&gt;Igs Corp.&lt;/dev&gt; &lt;genre&gt;Role-Playing&lt;/genre&gt; &lt;score&gt;3.7&lt;/score&gt; &lt;player&gt;1 Player&lt;/player&gt; &lt;story&gt;The setting and the story of Sindibad: Chitei no Daimakyu is inspired by the popular stories from the 1001 Nights, though it does not follow any of them specifically, but rather uses popular names and brings together various heroes that had nothing to do with each other in the original stories. The titular character (more commonly spelled Sinbad in English) is a young boy who lives together with his father Alibaba and dreams of marrying the king's daughter Scheherazade. One night, they find out that the princess has been kidnapped; whoever rescues her receives a big prize and Scheherazade herself as a wife! Without further delay, Sindibad and Alibaba begin the perilous journey...****The game is a traditional Japanese-style RPG with all the common ingredients of the genre: the player navigates Sindibad's party over a top-down world map, visiting towns and dungeons (represented as icons), fighting randomly appearing enemies in turn-based combat viewed from first-person perspective, receiving money and experience points, buying better weapons and armor, leveling up automatically, and advancing the story in a linear fashion.&lt;/story&gt; &lt;/game&gt;">
            <text:p>&lt;game name="Sindibad Chitei no Dai Makyuu (Japan)"&gt; &lt;year&gt;1990&lt;/year&gt; &lt;rating&gt;ESRB - RP (Rating Pending)&lt;/rating&gt; &lt;title&gt;Sindibad Chitei no Dai Makyuu&lt;/title&gt; &lt;pub&gt;IGS Corp.&lt;/pub&gt; &lt;dev&gt;Igs Corp.&lt;/dev&gt; &lt;genre&gt;Role-Playing&lt;/genre&gt; &lt;score&gt;3.7&lt;/score&gt; &lt;player&gt;1 Player&lt;/player&gt; &lt;story&gt;The setting and the story of Sindibad: Chitei no Daimakyu is inspired by the popular stories from the 1001 Nights, though it does not follow any of them specifically, but rather uses popular names and brings together various heroes that had nothing to do with each other in the original stories. The titular character (more commonly spelled Sinbad in English) is a young boy who lives together with his father Alibaba and dreams of marrying the king's daughter Scheherazade. One night, they find out that the princess has been kidnapped; whoever rescues her receives a big prize and Scheherazade herself as a wife! Without further delay, Sindibad and Alibaba begin the perilous journey...****The game is a traditional Japanese-style RPG with all the common ingredients of the genre: the player navigates Sindibad's party over a top-down world map, visiting towns and dungeons (represented as icons), fighting randomly appearing enemies in turn-based combat viewed from first-person perspective, receiving money and experience points, buying better weapons and armor, leveling up automatically, and advancing the story in a linear fashion.&lt;/story&gt; &lt;/game&gt;</text:p>
          </table:table-cell>
          <table:table-cell table:number-columns-repeated="1012"/>
        </table:table-row>
        <table:table-row table:style-name="ro1">
          <table:table-cell office:value-type="string">
            <text:p>Skweek (Japan)</text:p>
          </table:table-cell>
          <table:table-cell office:value-type="float" office:value="1991">
            <text:p>1991</text:p>
          </table:table-cell>
          <table:table-cell office:value-type="string">
            <text:p>ESRB - RP (Rating Pending)</text:p>
          </table:table-cell>
          <table:table-cell office:value-type="string">
            <text:p>Skweek</text:p>
          </table:table-cell>
          <table:table-cell office:value-type="string">
            <text:p>Victor Musical Industries, Inc.</text:p>
          </table:table-cell>
          <table:table-cell office:value-type="string">
            <text:p>Loriciel, Infogrames</text:p>
          </table:table-cell>
          <table:table-cell office:value-type="string">
            <text:p>Action/Puzzle</text:p>
          </table:table-cell>
          <table:table-cell office:value-type="string">
            <text:p>3.6</text:p>
          </table:table-cell>
          <table:table-cell office:value-type="string">
            <text:p>1 Player</text:p>
          </table:table-cell>
          <table:table-cell office:value-type="string">
            <text:p>The Skweeks lived in harmony for centuries, being a naturally peaceful peoples, until Pitark arrived. He ruined their bright pink land by removing the colour, and it was only after he died that they had the opportunity to clean the land up. Your job is to travel through the 99 continents and clean each one in sequence.****Skweek can move in each of the four compass directions, and is armed with a simple weapon, whose shots rebound around before they hit one of Pitark's minions, the Schnoreuls - contact with which is instantly fatal. Some squares contain arrows which force you in a particular direction, while there are also blockades to avoid. Bomb squares blow up surrounding squares but give you time to move away from them as they do this, while Shortcut squares allow you to move to another teleport-type square by pushing the joystick in its direction.</text:p>
          </table:table-cell>
          <table:table-cell table:style-name="Default" table:formula="of:=CONCATENATE(&quot;&lt;game name=&quot;;CHAR(34);[.A235];CHAR(34);&quot;&gt; &lt;year&gt;&quot;;[.B235];&quot;&lt;/year&gt; &lt;rating&gt;&quot;;[.C235];&quot;&lt;/rating&gt; &lt;title&gt;&quot;;[.D235];&quot;&lt;/title&gt; &lt;pub&gt;&quot;;[.E235];&quot;&lt;/pub&gt; &lt;dev&gt;&quot;;[.F235];&quot;&lt;/dev&gt; &lt;genre&gt;&quot;;[.G235];&quot;&lt;/genre&gt; &lt;score&gt;&quot;;[.H235];&quot;&lt;/score&gt; &lt;player&gt;&quot;;[.I235];&quot;&lt;/player&gt; &lt;story&gt;&quot;;[.J235];&quot;&lt;/story&gt; &lt;/game&gt;&quot;)" office:value-type="string" office:string-value="&lt;game name=&quot;Skweek (Japan)&quot;&gt; &lt;year&gt;1991&lt;/year&gt; &lt;rating&gt;ESRB - RP (Rating Pending)&lt;/rating&gt; &lt;title&gt;Skweek&lt;/title&gt; &lt;pub&gt;Victor Musical Industries, Inc.&lt;/pub&gt; &lt;dev&gt;Loriciel, Infogrames&lt;/dev&gt; &lt;genre&gt;Action/Puzzle&lt;/genre&gt; &lt;score&gt;3.6&lt;/score&gt; &lt;player&gt;1 Player&lt;/player&gt; &lt;story&gt;The Skweeks lived in harmony for centuries, being a naturally peaceful peoples, until Pitark arrived. He ruined their bright pink land by removing the colour, and it was only after he died that they had the opportunity to clean the land up. Your job is to travel through the 99 continents and clean each one in sequence.****Skweek can move in each of the four compass directions, and is armed with a simple weapon, whose shots rebound around before they hit one of Pitark's minions, the Schnoreuls - contact with which is instantly fatal. Some squares contain arrows which force you in a particular direction, while there are also blockades to avoid. Bomb squares blow up surrounding squares but give you time to move away from them as they do this, while Shortcut squares allow you to move to another teleport-type square by pushing the joystick in its direction.&lt;/story&gt; &lt;/game&gt;">
            <text:p>&lt;game name="Skweek (Japan)"&gt; &lt;year&gt;1991&lt;/year&gt; &lt;rating&gt;ESRB - RP (Rating Pending)&lt;/rating&gt; &lt;title&gt;Skweek&lt;/title&gt; &lt;pub&gt;Victor Musical Industries, Inc.&lt;/pub&gt; &lt;dev&gt;Loriciel, Infogrames&lt;/dev&gt; &lt;genre&gt;Action/Puzzle&lt;/genre&gt; &lt;score&gt;3.6&lt;/score&gt; &lt;player&gt;1 Player&lt;/player&gt; &lt;story&gt;The Skweeks lived in harmony for centuries, being a naturally peaceful peoples, until Pitark arrived. He ruined their bright pink land by removing the colour, and it was only after he died that they had the opportunity to clean the land up. Your job is to travel through the 99 continents and clean each one in sequence.****Skweek can move in each of the four compass directions, and is armed with a simple weapon, whose shots rebound around before they hit one of Pitark's minions, the Schnoreuls - contact with which is instantly fatal. Some squares contain arrows which force you in a particular direction, while there are also blockades to avoid. Bomb squares blow up surrounding squares but give you time to move away from them as they do this, while Shortcut squares allow you to move to another teleport-type square by pushing the joystick in its direction.&lt;/story&gt; &lt;/game&gt;</text:p>
          </table:table-cell>
          <table:table-cell table:number-columns-repeated="1012"/>
        </table:table-row>
        <table:table-row table:style-name="ro1">
          <table:table-cell office:value-type="string">
            <text:p>Soldier Blade (Japan)</text:p>
          </table:table-cell>
          <table:table-cell office:value-type="string">
            <text:p>1992</text:p>
          </table:table-cell>
          <table:table-cell office:value-type="string">
            <text:p>ESRB - RP (Rating Pending)</text:p>
          </table:table-cell>
          <table:table-cell office:value-type="string">
            <text:p>Soldier Blade</text:p>
          </table:table-cell>
          <table:table-cell table:number-columns-repeated="2" office:value-type="string">
            <text:p>Hudson Soft</text:p>
          </table:table-cell>
          <table:table-cell office:value-type="string">
            <text:p>Shoot-'Em-Up</text:p>
          </table:table-cell>
          <table:table-cell office:value-type="string">
            <text:p>4.8</text:p>
          </table:table-cell>
          <table:table-cell office:value-type="string">
            <text:p>1 Player</text:p>
          </table:table-cell>
          <table:table-cell office:value-type="string">
            <text:p>A top down sci-fi shooter in which you take to the skies of several planets in an advanced starfighter in order to eradicate an alien invasion.****Soldier Blade puts you in direct control of a starfighter as you make your way through each enemy-infested stage. You are not alone in the fight this time however, as a small mecha follows your fighter at all times, and provides cover and supporting firepower at regular intervals.****The game also features a unique weapon system with three customizable gun pods, in which you can mount any of the several types of weapons available. Additionally you can sacrifice each of your pods to incorporate "option" satellites, bombs and other super moves depending on the pod/weapon combination you have equipped.</text:p>
          </table:table-cell>
          <table:table-cell table:style-name="Default" table:formula="of:=CONCATENATE(&quot;&lt;game name=&quot;;CHAR(34);[.A236];CHAR(34);&quot;&gt; &lt;year&gt;&quot;;[.B236];&quot;&lt;/year&gt; &lt;rating&gt;&quot;;[.C236];&quot;&lt;/rating&gt; &lt;title&gt;&quot;;[.D236];&quot;&lt;/title&gt; &lt;pub&gt;&quot;;[.E236];&quot;&lt;/pub&gt; &lt;dev&gt;&quot;;[.F236];&quot;&lt;/dev&gt; &lt;genre&gt;&quot;;[.G236];&quot;&lt;/genre&gt; &lt;score&gt;&quot;;[.H236];&quot;&lt;/score&gt; &lt;player&gt;&quot;;[.I236];&quot;&lt;/player&gt; &lt;story&gt;&quot;;[.J236];&quot;&lt;/story&gt; &lt;/game&gt;&quot;)" office:value-type="string" office:string-value="&lt;game name=&quot;Soldier Blade (Japan)&quot;&gt; &lt;year&gt;1992&lt;/year&gt; &lt;rating&gt;ESRB - RP (Rating Pending)&lt;/rating&gt; &lt;title&gt;Soldier Blade&lt;/title&gt; &lt;pub&gt;Hudson Soft&lt;/pub&gt; &lt;dev&gt;Hudson Soft&lt;/dev&gt; &lt;genre&gt;Shoot-'Em-Up&lt;/genre&gt; &lt;score&gt;4.8&lt;/score&gt; &lt;player&gt;1 Player&lt;/player&gt; &lt;story&gt;A top down sci-fi shooter in which you take to the skies of several planets in an advanced starfighter in order to eradicate an alien invasion.****Soldier Blade puts you in direct control of a starfighter as you make your way through each enemy-infested stage. You are not alone in the fight this time however, as a small mecha follows your fighter at all times, and provides cover and supporting firepower at regular intervals.****The game also features a unique weapon system with three customizable gun pods, in which you can mount any of the several types of weapons available. Additionally you can sacrifice each of your pods to incorporate &quot;option&quot; satellites, bombs and other super moves depending on the pod/weapon combination you have equipped.&lt;/story&gt; &lt;/game&gt;">
            <text:p>&lt;game name="Soldier Blade (Japan)"&gt; &lt;year&gt;1992&lt;/year&gt; &lt;rating&gt;ESRB - RP (Rating Pending)&lt;/rating&gt; &lt;title&gt;Soldier Blade&lt;/title&gt; &lt;pub&gt;Hudson Soft&lt;/pub&gt; &lt;dev&gt;Hudson Soft&lt;/dev&gt; &lt;genre&gt;Shoot-'Em-Up&lt;/genre&gt; &lt;score&gt;4.8&lt;/score&gt; &lt;player&gt;1 Player&lt;/player&gt; &lt;story&gt;A top down sci-fi shooter in which you take to the skies of several planets in an advanced starfighter in order to eradicate an alien invasion.****Soldier Blade puts you in direct control of a starfighter as you make your way through each enemy-infested stage. You are not alone in the fight this time however, as a small mecha follows your fighter at all times, and provides cover and supporting firepower at regular intervals.****The game also features a unique weapon system with three customizable gun pods, in which you can mount any of the several types of weapons available. Additionally you can sacrifice each of your pods to incorporate "option" satellites, bombs and other super moves depending on the pod/weapon combination you have equipped.&lt;/story&gt; &lt;/game&gt;</text:p>
          </table:table-cell>
          <table:table-cell table:number-columns-repeated="1012"/>
        </table:table-row>
        <table:table-row table:style-name="ro1">
          <table:table-cell office:value-type="string">
            <text:p>Son Son II (Japan) (Translated En)</text:p>
          </table:table-cell>
          <table:table-cell office:value-type="float" office:value="1989">
            <text:p>1989</text:p>
          </table:table-cell>
          <table:table-cell office:value-type="string">
            <text:p>ESRB - RP (Rating Pending)</text:p>
          </table:table-cell>
          <table:table-cell office:value-type="string">
            <text:p>Son Son II </text:p>
          </table:table-cell>
          <table:table-cell office:value-type="string">
            <text:p>NEC Avenue, Ltd.</text:p>
          </table:table-cell>
          <table:table-cell office:value-type="string">
            <text:p>Capcom Co., Ltd.</text:p>
          </table:table-cell>
          <table:table-cell office:value-type="string">
            <text:p>Platform</text:p>
          </table:table-cell>
          <table:table-cell office:value-type="string">
            <text:p>4.2</text:p>
          </table:table-cell>
          <table:table-cell office:value-type="string">
            <text:p>1 Player</text:p>
          </table:table-cell>
          <table:table-cell office:value-type="string">
            <text:p>In this platformer, loosely based on the classic Chinese novel Xi You Ji, players take control of Son Goku who has to rescue his friends from a mysterious villain. In seven levels, Son Goku has to survive various jumping puzzles, fight off enemies with his staff and collect money in form of fruit. Along the way, he can pick up various helpful items that can either be bought in stores or found hidden within the levels. They include: Medicine that refills Son Goku's health, a magic lamp that allows him to continue after losing a life, keys that open doors, a glove that breaks certain walls and a cloud that Son Goku can use to fly during boss-battles. Additionally, Son Goku can buy longer and more powerful staffs if he finds somebody who sells them.</text:p>
          </table:table-cell>
          <table:table-cell table:style-name="Default" table:formula="of:=CONCATENATE(&quot;&lt;game name=&quot;;CHAR(34);[.A237];CHAR(34);&quot;&gt; &lt;year&gt;&quot;;[.B237];&quot;&lt;/year&gt; &lt;rating&gt;&quot;;[.C237];&quot;&lt;/rating&gt; &lt;title&gt;&quot;;[.D237];&quot;&lt;/title&gt; &lt;pub&gt;&quot;;[.E237];&quot;&lt;/pub&gt; &lt;dev&gt;&quot;;[.F237];&quot;&lt;/dev&gt; &lt;genre&gt;&quot;;[.G237];&quot;&lt;/genre&gt; &lt;score&gt;&quot;;[.H237];&quot;&lt;/score&gt; &lt;player&gt;&quot;;[.I237];&quot;&lt;/player&gt; &lt;story&gt;&quot;;[.J237];&quot;&lt;/story&gt; &lt;/game&gt;&quot;)" office:value-type="string" office:string-value="&lt;game name=&quot;Son Son II (Japan) (Translated En)&quot;&gt; &lt;year&gt;1989&lt;/year&gt; &lt;rating&gt;ESRB - RP (Rating Pending)&lt;/rating&gt; &lt;title&gt;Son Son II &lt;/title&gt; &lt;pub&gt;NEC Avenue, Ltd.&lt;/pub&gt; &lt;dev&gt;Capcom Co., Ltd.&lt;/dev&gt; &lt;genre&gt;Platform&lt;/genre&gt; &lt;score&gt;4.2&lt;/score&gt; &lt;player&gt;1 Player&lt;/player&gt; &lt;story&gt;In this platformer, loosely based on the classic Chinese novel Xi You Ji, players take control of Son Goku who has to rescue his friends from a mysterious villain. In seven levels, Son Goku has to survive various jumping puzzles, fight off enemies with his staff and collect money in form of fruit. Along the way, he can pick up various helpful items that can either be bought in stores or found hidden within the levels. They include: Medicine that refills Son Goku's health, a magic lamp that allows him to continue after losing a life, keys that open doors, a glove that breaks certain walls and a cloud that Son Goku can use to fly during boss-battles. Additionally, Son Goku can buy longer and more powerful staffs if he finds somebody who sells them.&lt;/story&gt; &lt;/game&gt;">
            <text:p>&lt;game name="Son Son II (Japan) (Translated En)"&gt; &lt;year&gt;1989&lt;/year&gt; &lt;rating&gt;ESRB - RP (Rating Pending)&lt;/rating&gt; &lt;title&gt;Son Son II &lt;/title&gt; &lt;pub&gt;NEC Avenue, Ltd.&lt;/pub&gt; &lt;dev&gt;Capcom Co., Ltd.&lt;/dev&gt; &lt;genre&gt;Platform&lt;/genre&gt; &lt;score&gt;4.2&lt;/score&gt; &lt;player&gt;1 Player&lt;/player&gt; &lt;story&gt;In this platformer, loosely based on the classic Chinese novel Xi You Ji, players take control of Son Goku who has to rescue his friends from a mysterious villain. In seven levels, Son Goku has to survive various jumping puzzles, fight off enemies with his staff and collect money in form of fruit. Along the way, he can pick up various helpful items that can either be bought in stores or found hidden within the levels. They include: Medicine that refills Son Goku's health, a magic lamp that allows him to continue after losing a life, keys that open doors, a glove that breaks certain walls and a cloud that Son Goku can use to fly during boss-battles. Additionally, Son Goku can buy longer and more powerful staffs if he finds somebody who sells them.&lt;/story&gt; &lt;/game&gt;</text:p>
          </table:table-cell>
          <table:table-cell table:number-columns-repeated="1012"/>
        </table:table-row>
        <table:table-row table:style-name="ro1">
          <table:table-cell office:value-type="string">
            <text:p>Soukoban World (Japan)</text:p>
          </table:table-cell>
          <table:table-cell office:value-type="float" office:value="1990">
            <text:p>1990</text:p>
          </table:table-cell>
          <table:table-cell office:value-type="string">
            <text:p>ESRB - RP (Rating Pending)</text:p>
          </table:table-cell>
          <table:table-cell office:value-type="string">
            <text:p>Soukoban World</text:p>
          </table:table-cell>
          <table:table-cell table:number-columns-repeated="2" office:value-type="string">
            <text:p>Media Rings Corp</text:p>
          </table:table-cell>
          <table:table-cell office:value-type="string">
            <text:p>Puzzle</text:p>
          </table:table-cell>
          <table:table-cell office:value-type="string">
            <text:p>4.8</text:p>
          </table:table-cell>
          <table:table-cell office:value-type="string">
            <text:p>1 Player</text:p>
          </table:table-cell>
          <table:table-cell office:value-type="string">
            <text:p>Boxyboy is a Soko-Ban variant, explicitly based on the gameplay of the original version by Thinking Rabbit. The gameplay is unchanged, but the game features 250 new levels. They take place in five different countries with their own graphics set. <text:s/>The basic principle: The player works in a warehouse and needs to clear out the boxes which are spread out over the level. Those boxes have to pushed into certain places of the level which are marked. However, the player character can only push a box; pulling is out of the question. This means it is possible to create a dead end by pushing a box in the wrong way. If that happens, the undo function can be used to take back the last steps. </text:p>
          </table:table-cell>
          <table:table-cell table:style-name="Default" table:formula="of:=CONCATENATE(&quot;&lt;game name=&quot;;CHAR(34);[.A238];CHAR(34);&quot;&gt; &lt;year&gt;&quot;;[.B238];&quot;&lt;/year&gt; &lt;rating&gt;&quot;;[.C238];&quot;&lt;/rating&gt; &lt;title&gt;&quot;;[.D238];&quot;&lt;/title&gt; &lt;pub&gt;&quot;;[.E238];&quot;&lt;/pub&gt; &lt;dev&gt;&quot;;[.F238];&quot;&lt;/dev&gt; &lt;genre&gt;&quot;;[.G238];&quot;&lt;/genre&gt; &lt;score&gt;&quot;;[.H238];&quot;&lt;/score&gt; &lt;player&gt;&quot;;[.I238];&quot;&lt;/player&gt; &lt;story&gt;&quot;;[.J238];&quot;&lt;/story&gt; &lt;/game&gt;&quot;)" office:value-type="string" office:string-value="&lt;game name=&quot;Soukoban World (Japan)&quot;&gt; &lt;year&gt;1990&lt;/year&gt; &lt;rating&gt;ESRB - RP (Rating Pending)&lt;/rating&gt; &lt;title&gt;Soukoban World&lt;/title&gt; &lt;pub&gt;Media Rings Corp&lt;/pub&gt; &lt;dev&gt;Media Rings Corp&lt;/dev&gt; &lt;genre&gt;Puzzle&lt;/genre&gt; &lt;score&gt;4.8&lt;/score&gt; &lt;player&gt;1 Player&lt;/player&gt; &lt;story&gt;Boxyboy is a Soko-Ban variant, explicitly based on the gameplay of the original version by Thinking Rabbit. The gameplay is unchanged, but the game features 250 new levels. They take place in five different countries with their own graphics set.  The basic principle: The player works in a warehouse and needs to clear out the boxes which are spread out over the level. Those boxes have to pushed into certain places of the level which are marked. However, the player character can only push a box; pulling is out of the question. This means it is possible to create a dead end by pushing a box in the wrong way. If that happens, the undo function can be used to take back the last steps. &lt;/story&gt; &lt;/game&gt;">
            <text:p>&lt;game name="Soukoban World (Japan)"&gt; &lt;year&gt;1990&lt;/year&gt; &lt;rating&gt;ESRB - RP (Rating Pending)&lt;/rating&gt; &lt;title&gt;Soukoban World&lt;/title&gt; &lt;pub&gt;Media Rings Corp&lt;/pub&gt; &lt;dev&gt;Media Rings Corp&lt;/dev&gt; &lt;genre&gt;Puzzle&lt;/genre&gt; &lt;score&gt;4.8&lt;/score&gt; &lt;player&gt;1 Player&lt;/player&gt; &lt;story&gt;Boxyboy is a Soko-Ban variant, explicitly based on the gameplay of the original version by Thinking Rabbit. The gameplay is unchanged, but the game features 250 new levels. They take place in five different countries with their own graphics set. <text:s/>The basic principle: The player works in a warehouse and needs to clear out the boxes which are spread out over the level. Those boxes have to pushed into certain places of the level which are marked. However, the player character can only push a box; pulling is out of the question. This means it is possible to create a dead end by pushing a box in the wrong way. If that happens, the undo function can be used to take back the last steps. &lt;/story&gt; &lt;/game&gt;</text:p>
          </table:table-cell>
          <table:table-cell table:number-columns-repeated="1012"/>
        </table:table-row>
        <table:table-row table:style-name="ro1">
          <table:table-cell office:value-type="string">
            <text:p>Space Harrier (Japan)</text:p>
          </table:table-cell>
          <table:table-cell office:value-type="string">
            <text:p>1988</text:p>
          </table:table-cell>
          <table:table-cell office:value-type="string">
            <text:p>ESRB - RP (Rating Pending)</text:p>
          </table:table-cell>
          <table:table-cell office:value-type="string">
            <text:p>Space Harrier</text:p>
          </table:table-cell>
          <table:table-cell office:value-type="string">
            <text:p>NEC Avenue, Ltd.</text:p>
          </table:table-cell>
          <table:table-cell office:value-type="string">
            <text:p>Sega</text:p>
          </table:table-cell>
          <table:table-cell office:value-type="string">
            <text:p>Shoot-'Em-Up</text:p>
          </table:table-cell>
          <table:table-cell office:value-type="string">
            <text:p>4.0</text:p>
          </table:table-cell>
          <table:table-cell office:value-type="string">
            <text:p>1 Player</text:p>
          </table:table-cell>
          <table:table-cell office:value-type="string">
            <text:p>Run… fly… dodge those obstacles, but return fire on wave after wave of attacking aliens. Armed with a really big gun, you have to defend yourself against the alien hordes using your wits to navigate around the screen. But watch out for those end of level bosses!</text:p>
          </table:table-cell>
          <table:table-cell table:style-name="Default" table:formula="of:=CONCATENATE(&quot;&lt;game name=&quot;;CHAR(34);[.A239];CHAR(34);&quot;&gt; &lt;year&gt;&quot;;[.B239];&quot;&lt;/year&gt; &lt;rating&gt;&quot;;[.C239];&quot;&lt;/rating&gt; &lt;title&gt;&quot;;[.D239];&quot;&lt;/title&gt; &lt;pub&gt;&quot;;[.E239];&quot;&lt;/pub&gt; &lt;dev&gt;&quot;;[.F239];&quot;&lt;/dev&gt; &lt;genre&gt;&quot;;[.G239];&quot;&lt;/genre&gt; &lt;score&gt;&quot;;[.H239];&quot;&lt;/score&gt; &lt;player&gt;&quot;;[.I239];&quot;&lt;/player&gt; &lt;story&gt;&quot;;[.J239];&quot;&lt;/story&gt; &lt;/game&gt;&quot;)" office:value-type="string" office:string-value="&lt;game name=&quot;Space Harrier (Japan)&quot;&gt; &lt;year&gt;1988&lt;/year&gt; &lt;rating&gt;ESRB - RP (Rating Pending)&lt;/rating&gt; &lt;title&gt;Space Harrier&lt;/title&gt; &lt;pub&gt;NEC Avenue, Ltd.&lt;/pub&gt; &lt;dev&gt;Sega&lt;/dev&gt; &lt;genre&gt;Shoot-'Em-Up&lt;/genre&gt; &lt;score&gt;4.0&lt;/score&gt; &lt;player&gt;1 Player&lt;/player&gt; &lt;story&gt;Run… fly… dodge those obstacles, but return fire on wave after wave of attacking aliens. Armed with a really big gun, you have to defend yourself against the alien hordes using your wits to navigate around the screen. But watch out for those end of level bosses!&lt;/story&gt; &lt;/game&gt;">
            <text:p>&lt;game name="Space Harrier (Japan)"&gt; &lt;year&gt;1988&lt;/year&gt; &lt;rating&gt;ESRB - RP (Rating Pending)&lt;/rating&gt; &lt;title&gt;Space Harrier&lt;/title&gt; &lt;pub&gt;NEC Avenue, Ltd.&lt;/pub&gt; &lt;dev&gt;Sega&lt;/dev&gt; &lt;genre&gt;Shoot-'Em-Up&lt;/genre&gt; &lt;score&gt;4.0&lt;/score&gt; &lt;player&gt;1 Player&lt;/player&gt; &lt;story&gt;Run… fly… dodge those obstacles, but return fire on wave after wave of attacking aliens. Armed with a really big gun, you have to defend yourself against the alien hordes using your wits to navigate around the screen. But watch out for those end of level bosses!&lt;/story&gt; &lt;/game&gt;</text:p>
          </table:table-cell>
          <table:table-cell table:number-columns-repeated="1012"/>
        </table:table-row>
        <table:table-row table:style-name="ro1">
          <table:table-cell office:value-type="string">
            <text:p>Space Invaders - Fukkatsu no Hi (Japan)</text:p>
          </table:table-cell>
          <table:table-cell office:value-type="float" office:value="1990">
            <text:p>1990</text:p>
          </table:table-cell>
          <table:table-cell office:value-type="string">
            <text:p>ESRB - RP (Rating Pending)</text:p>
          </table:table-cell>
          <table:table-cell office:value-type="string">
            <text:p>Space Invaders - Fukkatsu no Hi</text:p>
          </table:table-cell>
          <table:table-cell table:number-columns-repeated="2" office:value-type="string">
            <text:p>Taito Corp.</text:p>
          </table:table-cell>
          <table:table-cell office:value-type="string">
            <text:p>Shoot-'Em-Up</text:p>
          </table:table-cell>
          <table:table-cell office:value-type="string">
            <text:p>4.0</text:p>
          </table:table-cell>
          <table:table-cell office:value-type="string">
            <text:p>1 Player</text:p>
          </table:table-cell>
          <table:table-cell office:value-type="string">
            <text:p>The Invaders are back and tougher than ever! Space Invaders: Fukkatsu no Hi (Day of Resurrection) is an update of the iconic game from Taito. The game features updated graphics and nearly a dozen different weapon types, as well as a much wider variety of enemy Invaders to shoot down.****Also included is a conversion of the original 1978 coin-op.</text:p>
          </table:table-cell>
          <table:table-cell table:style-name="Default" table:formula="of:=CONCATENATE(&quot;&lt;game name=&quot;;CHAR(34);[.A240];CHAR(34);&quot;&gt; &lt;year&gt;&quot;;[.B240];&quot;&lt;/year&gt; &lt;rating&gt;&quot;;[.C240];&quot;&lt;/rating&gt; &lt;title&gt;&quot;;[.D240];&quot;&lt;/title&gt; &lt;pub&gt;&quot;;[.E240];&quot;&lt;/pub&gt; &lt;dev&gt;&quot;;[.F240];&quot;&lt;/dev&gt; &lt;genre&gt;&quot;;[.G240];&quot;&lt;/genre&gt; &lt;score&gt;&quot;;[.H240];&quot;&lt;/score&gt; &lt;player&gt;&quot;;[.I240];&quot;&lt;/player&gt; &lt;story&gt;&quot;;[.J240];&quot;&lt;/story&gt; &lt;/game&gt;&quot;)" office:value-type="string" office:string-value="&lt;game name=&quot;Space Invaders - Fukkatsu no Hi (Japan)&quot;&gt; &lt;year&gt;1990&lt;/year&gt; &lt;rating&gt;ESRB - RP (Rating Pending)&lt;/rating&gt; &lt;title&gt;Space Invaders - Fukkatsu no Hi&lt;/title&gt; &lt;pub&gt;Taito Corp.&lt;/pub&gt; &lt;dev&gt;Taito Corp.&lt;/dev&gt; &lt;genre&gt;Shoot-'Em-Up&lt;/genre&gt; &lt;score&gt;4.0&lt;/score&gt; &lt;player&gt;1 Player&lt;/player&gt; &lt;story&gt;The Invaders are back and tougher than ever! Space Invaders: Fukkatsu no Hi (Day of Resurrection) is an update of the iconic game from Taito. The game features updated graphics and nearly a dozen different weapon types, as well as a much wider variety of enemy Invaders to shoot down.****Also included is a conversion of the original 1978 coin-op.&lt;/story&gt; &lt;/game&gt;">
            <text:p>&lt;game name="Space Invaders - Fukkatsu no Hi (Japan)"&gt; &lt;year&gt;1990&lt;/year&gt; &lt;rating&gt;ESRB - RP (Rating Pending)&lt;/rating&gt; &lt;title&gt;Space Invaders - Fukkatsu no Hi&lt;/title&gt; &lt;pub&gt;Taito Corp.&lt;/pub&gt; &lt;dev&gt;Taito Corp.&lt;/dev&gt; &lt;genre&gt;Shoot-'Em-Up&lt;/genre&gt; &lt;score&gt;4.0&lt;/score&gt; &lt;player&gt;1 Player&lt;/player&gt; &lt;story&gt;The Invaders are back and tougher than ever! Space Invaders: Fukkatsu no Hi (Day of Resurrection) is an update of the iconic game from Taito. The game features updated graphics and nearly a dozen different weapon types, as well as a much wider variety of enemy Invaders to shoot down.****Also included is a conversion of the original 1978 coin-op.&lt;/story&gt; &lt;/game&gt;</text:p>
          </table:table-cell>
          <table:table-cell table:number-columns-repeated="1012"/>
        </table:table-row>
        <table:table-row table:style-name="ro1">
          <table:table-cell office:value-type="string">
            <text:p>Special Criminal Investigation (Japan)</text:p>
          </table:table-cell>
          <table:table-cell office:value-type="float" office:value="1991">
            <text:p>1991</text:p>
          </table:table-cell>
          <table:table-cell office:value-type="string">
            <text:p>ESRB - RP (Rating Pending)</text:p>
          </table:table-cell>
          <table:table-cell office:value-type="string">
            <text:p>Special Criminal Investigation</text:p>
          </table:table-cell>
          <table:table-cell table:number-columns-repeated="2" office:value-type="string">
            <text:p>Taito Corp.</text:p>
          </table:table-cell>
          <table:table-cell office:value-type="string">
            <text:p>Action</text:p>
          </table:table-cell>
          <table:table-cell office:value-type="string">
            <text:p>4.3</text:p>
          </table:table-cell>
          <table:table-cell office:value-type="string">
            <text:p>1 Player</text:p>
          </table:table-cell>
          <table:table-cell office:value-type="string">
            <text:p>Three girls have been reported missing including the mayor's daughter, and Chase Special Investigations has asked you to track down five vehicles, mentioned in the mission briefing, who are believed to be involved in the kidnapping. Using a heavy-designed machine with a V6 DOHC 3000CC Twin Turbo Engine, five sets of nitro-fuel boosts, and a gun attached to the steering wheel (which you can use to damage the target vehicle), your mission is to patrol the streets and find these vehicles. <text:s/>The gameplay is similar to Chase H.Q., but there are a few differences. For example, cars travel in both directions instead of one, and some of them will catch up to your car and shoot at you. At least once in every stage a helicopter does a fly by and drops you some grenades you can use to further damage the target vehicle. A guy on a motorcycle will catch up to you and throw grenades at your car. And, most importantly, as mentioned earlier, you can shoot at the target vehicle rather than just bumping into it. <text:s/>Have fun driving around, but remember, there is a strict time limit, so I wouldn't waste time or keep crashing into things if I were you.</text:p>
          </table:table-cell>
          <table:table-cell table:style-name="Default" table:formula="of:=CONCATENATE(&quot;&lt;game name=&quot;;CHAR(34);[.A241];CHAR(34);&quot;&gt; &lt;year&gt;&quot;;[.B241];&quot;&lt;/year&gt; &lt;rating&gt;&quot;;[.C241];&quot;&lt;/rating&gt; &lt;title&gt;&quot;;[.D241];&quot;&lt;/title&gt; &lt;pub&gt;&quot;;[.E241];&quot;&lt;/pub&gt; &lt;dev&gt;&quot;;[.F241];&quot;&lt;/dev&gt; &lt;genre&gt;&quot;;[.G241];&quot;&lt;/genre&gt; &lt;score&gt;&quot;;[.H241];&quot;&lt;/score&gt; &lt;player&gt;&quot;;[.I241];&quot;&lt;/player&gt; &lt;story&gt;&quot;;[.J241];&quot;&lt;/story&gt; &lt;/game&gt;&quot;)" office:value-type="string" office:string-value="&lt;game name=&quot;Special Criminal Investigation (Japan)&quot;&gt; &lt;year&gt;1991&lt;/year&gt; &lt;rating&gt;ESRB - RP (Rating Pending)&lt;/rating&gt; &lt;title&gt;Special Criminal Investigation&lt;/title&gt; &lt;pub&gt;Taito Corp.&lt;/pub&gt; &lt;dev&gt;Taito Corp.&lt;/dev&gt; &lt;genre&gt;Action&lt;/genre&gt; &lt;score&gt;4.3&lt;/score&gt; &lt;player&gt;1 Player&lt;/player&gt; &lt;story&gt;Three girls have been reported missing including the mayor's daughter, and Chase Special Investigations has asked you to track down five vehicles, mentioned in the mission briefing, who are believed to be involved in the kidnapping. Using a heavy-designed machine with a V6 DOHC 3000CC Twin Turbo Engine, five sets of nitro-fuel boosts, and a gun attached to the steering wheel (which you can use to damage the target vehicle), your mission is to patrol the streets and find these vehicles.  The gameplay is similar to Chase H.Q., but there are a few differences. For example, cars travel in both directions instead of one, and some of them will catch up to your car and shoot at you. At least once in every stage a helicopter does a fly by and drops you some grenades you can use to further damage the target vehicle. A guy on a motorcycle will catch up to you and throw grenades at your car. And, most importantly, as mentioned earlier, you can shoot at the target vehicle rather than just bumping into it.  Have fun driving around, but remember, there is a strict time limit, so I wouldn't waste time or keep crashing into things if I were you.&lt;/story&gt; &lt;/game&gt;">
            <text:p>&lt;game name="Special Criminal Investigation (Japan)"&gt; &lt;year&gt;1991&lt;/year&gt; &lt;rating&gt;ESRB - RP (Rating Pending)&lt;/rating&gt; &lt;title&gt;Special Criminal Investigation&lt;/title&gt; &lt;pub&gt;Taito Corp.&lt;/pub&gt; &lt;dev&gt;Taito Corp.&lt;/dev&gt; &lt;genre&gt;Action&lt;/genre&gt; &lt;score&gt;4.3&lt;/score&gt; &lt;player&gt;1 Player&lt;/player&gt; &lt;story&gt;Three girls have been reported missing including the mayor's daughter, and Chase Special Investigations has asked you to track down five vehicles, mentioned in the mission briefing, who are believed to be involved in the kidnapping. Using a heavy-designed machine with a V6 DOHC 3000CC Twin Turbo Engine, five sets of nitro-fuel boosts, and a gun attached to the steering wheel (which you can use to damage the target vehicle), your mission is to patrol the streets and find these vehicles. <text:s/>The gameplay is similar to Chase H.Q., but there are a few differences. For example, cars travel in both directions instead of one, and some of them will catch up to your car and shoot at you. At least once in every stage a helicopter does a fly by and drops you some grenades you can use to further damage the target vehicle. A guy on a motorcycle will catch up to you and throw grenades at your car. And, most importantly, as mentioned earlier, you can shoot at the target vehicle rather than just bumping into it. <text:s/>Have fun driving around, but remember, there is a strict time limit, so I wouldn't waste time or keep crashing into things if I were you.&lt;/story&gt; &lt;/game&gt;</text:p>
          </table:table-cell>
          <table:table-cell table:number-columns-repeated="1012"/>
        </table:table-row>
        <table:table-row table:style-name="ro1">
          <table:table-cell office:value-type="string">
            <text:p>Spin Pair (Japan)</text:p>
          </table:table-cell>
          <table:table-cell office:value-type="float" office:value="1990">
            <text:p>1990</text:p>
          </table:table-cell>
          <table:table-cell office:value-type="string">
            <text:p>ESRB - RP (Rating Pending)</text:p>
          </table:table-cell>
          <table:table-cell office:value-type="string">
            <text:p>Spin Pair</text:p>
          </table:table-cell>
          <table:table-cell table:number-columns-repeated="2" office:value-type="string">
            <text:p>Media Rings Corp.</text:p>
          </table:table-cell>
          <table:table-cell office:value-type="string">
            <text:p>Puzzle</text:p>
          </table:table-cell>
          <table:table-cell office:value-type="string">
            <text:p>3.0</text:p>
          </table:table-cell>
          <table:table-cell office:value-type="string">
            <text:p>1-2 Players</text:p>
          </table:table-cell>
          <table:table-cell office:value-type="string">
            <text:p>This might look like a typical drop-the-block puzzle game, but there’s a twist (or spin) to it. Instead of just matching block colours, you also have to fill in the blocks by rotating their ‘full’ half so it matches the ‘empty’ half of the shape below. As levels progress, blocks represent different things like plants, animals etc to give some variety. There are several modes of play, including a story mode and link-up. </text:p>
          </table:table-cell>
          <table:table-cell table:style-name="Default" table:formula="of:=CONCATENATE(&quot;&lt;game name=&quot;;CHAR(34);[.A242];CHAR(34);&quot;&gt; &lt;year&gt;&quot;;[.B242];&quot;&lt;/year&gt; &lt;rating&gt;&quot;;[.C242];&quot;&lt;/rating&gt; &lt;title&gt;&quot;;[.D242];&quot;&lt;/title&gt; &lt;pub&gt;&quot;;[.E242];&quot;&lt;/pub&gt; &lt;dev&gt;&quot;;[.F242];&quot;&lt;/dev&gt; &lt;genre&gt;&quot;;[.G242];&quot;&lt;/genre&gt; &lt;score&gt;&quot;;[.H242];&quot;&lt;/score&gt; &lt;player&gt;&quot;;[.I242];&quot;&lt;/player&gt; &lt;story&gt;&quot;;[.J242];&quot;&lt;/story&gt; &lt;/game&gt;&quot;)" office:value-type="string" office:string-value="&lt;game name=&quot;Spin Pair (Japan)&quot;&gt; &lt;year&gt;1990&lt;/year&gt; &lt;rating&gt;ESRB - RP (Rating Pending)&lt;/rating&gt; &lt;title&gt;Spin Pair&lt;/title&gt; &lt;pub&gt;Media Rings Corp.&lt;/pub&gt; &lt;dev&gt;Media Rings Corp.&lt;/dev&gt; &lt;genre&gt;Puzzle&lt;/genre&gt; &lt;score&gt;3.0&lt;/score&gt; &lt;player&gt;1-2 Players&lt;/player&gt; &lt;story&gt;This might look like a typical drop-the-block puzzle game, but there’s a twist (or spin) to it. Instead of just matching block colours, you also have to fill in the blocks by rotating their ‘full’ half so it matches the ‘empty’ half of the shape below. As levels progress, blocks represent different things like plants, animals etc to give some variety. There are several modes of play, including a story mode and link-up. &lt;/story&gt; &lt;/game&gt;">
            <text:p>&lt;game name="Spin Pair (Japan)"&gt; &lt;year&gt;1990&lt;/year&gt; &lt;rating&gt;ESRB - RP (Rating Pending)&lt;/rating&gt; &lt;title&gt;Spin Pair&lt;/title&gt; &lt;pub&gt;Media Rings Corp.&lt;/pub&gt; &lt;dev&gt;Media Rings Corp.&lt;/dev&gt; &lt;genre&gt;Puzzle&lt;/genre&gt; &lt;score&gt;3.0&lt;/score&gt; &lt;player&gt;1-2 Players&lt;/player&gt; &lt;story&gt;This might look like a typical drop-the-block puzzle game, but there’s a twist (or spin) to it. Instead of just matching block colours, you also have to fill in the blocks by rotating their ‘full’ half so it matches the ‘empty’ half of the shape below. As levels progress, blocks represent different things like plants, animals etc to give some variety. There are several modes of play, including a story mode and link-up. &lt;/story&gt; &lt;/game&gt;</text:p>
          </table:table-cell>
          <table:table-cell table:number-columns-repeated="1012"/>
        </table:table-row>
        <table:table-row table:style-name="ro1">
          <table:table-cell office:value-type="string">
            <text:p>Spiral Wave (Japan)</text:p>
          </table:table-cell>
          <table:table-cell office:value-type="float" office:value="1991">
            <text:p>1991</text:p>
          </table:table-cell>
          <table:table-cell office:value-type="string">
            <text:p>ESRB - RP (Rating Pending)</text:p>
          </table:table-cell>
          <table:table-cell office:value-type="string">
            <text:p>Spiral Wave</text:p>
          </table:table-cell>
          <table:table-cell table:number-columns-repeated="2" office:value-type="string">
            <text:p>Media Rings Corp.</text:p>
          </table:table-cell>
          <table:table-cell office:value-type="string">
            <text:p>Role-Playing</text:p>
          </table:table-cell>
          <table:table-cell office:value-type="string">
            <text:p>3.5</text:p>
          </table:table-cell>
          <table:table-cell office:value-type="string">
            <text:p>1 Player</text:p>
          </table:table-cell>
          <table:table-cell office:value-type="string">
            <text:p>Space based adventure with Galaxy Force II style into-the-screen action sequences.</text:p>
          </table:table-cell>
          <table:table-cell table:style-name="Default" table:formula="of:=CONCATENATE(&quot;&lt;game name=&quot;;CHAR(34);[.A243];CHAR(34);&quot;&gt; &lt;year&gt;&quot;;[.B243];&quot;&lt;/year&gt; &lt;rating&gt;&quot;;[.C243];&quot;&lt;/rating&gt; &lt;title&gt;&quot;;[.D243];&quot;&lt;/title&gt; &lt;pub&gt;&quot;;[.E243];&quot;&lt;/pub&gt; &lt;dev&gt;&quot;;[.F243];&quot;&lt;/dev&gt; &lt;genre&gt;&quot;;[.G243];&quot;&lt;/genre&gt; &lt;score&gt;&quot;;[.H243];&quot;&lt;/score&gt; &lt;player&gt;&quot;;[.I243];&quot;&lt;/player&gt; &lt;story&gt;&quot;;[.J243];&quot;&lt;/story&gt; &lt;/game&gt;&quot;)" office:value-type="string" office:string-value="&lt;game name=&quot;Spiral Wave (Japan)&quot;&gt; &lt;year&gt;1991&lt;/year&gt; &lt;rating&gt;ESRB - RP (Rating Pending)&lt;/rating&gt; &lt;title&gt;Spiral Wave&lt;/title&gt; &lt;pub&gt;Media Rings Corp.&lt;/pub&gt; &lt;dev&gt;Media Rings Corp.&lt;/dev&gt; &lt;genre&gt;Role-Playing&lt;/genre&gt; &lt;score&gt;3.5&lt;/score&gt; &lt;player&gt;1 Player&lt;/player&gt; &lt;story&gt;Space based adventure with Galaxy Force II style into-the-screen action sequences.&lt;/story&gt; &lt;/game&gt;">
            <text:p>&lt;game name="Spiral Wave (Japan)"&gt; &lt;year&gt;1991&lt;/year&gt; &lt;rating&gt;ESRB - RP (Rating Pending)&lt;/rating&gt; &lt;title&gt;Spiral Wave&lt;/title&gt; &lt;pub&gt;Media Rings Corp.&lt;/pub&gt; &lt;dev&gt;Media Rings Corp.&lt;/dev&gt; &lt;genre&gt;Role-Playing&lt;/genre&gt; &lt;score&gt;3.5&lt;/score&gt; &lt;player&gt;1 Player&lt;/player&gt; &lt;story&gt;Space based adventure with Galaxy Force II style into-the-screen action sequences.&lt;/story&gt; &lt;/game&gt;</text:p>
          </table:table-cell>
          <table:table-cell table:number-columns-repeated="1012"/>
        </table:table-row>
        <table:table-row table:style-name="ro1">
          <table:table-cell office:value-type="string">
            <text:p>Splatterhouse (Japan)</text:p>
          </table:table-cell>
          <table:table-cell office:value-type="float" office:value="1990">
            <text:p>1990</text:p>
          </table:table-cell>
          <table:table-cell office:value-type="string">
            <text:p>ESRB - RP (Rating Pending)</text:p>
          </table:table-cell>
          <table:table-cell office:value-type="string">
            <text:p>Splatterhouse</text:p>
          </table:table-cell>
          <table:table-cell table:number-columns-repeated="2" office:value-type="string">
            <text:p>Namco, Ltd.</text:p>
          </table:table-cell>
          <table:table-cell office:value-type="string">
            <text:p>Action</text:p>
          </table:table-cell>
          <table:table-cell office:value-type="string">
            <text:p>3.7</text:p>
          </table:table-cell>
          <table:table-cell office:value-type="string">
            <text:p>1 Player</text:p>
          </table:table-cell>
          <table:table-cell office:value-type="string">
            <text:p>This coin-op conversion of Splatterhouse is the second game in the series (after Splatterhouse: Wanpaku Graffiti on the NES) which was later continued on the SEGA Genesis.****Rick and his girlfriend Jennifer enter West Mansion (known as Splatterhouse) to study Dr. West's parapsychology teachings for a school project. <text:s/>After a flash of lightning and a scream, Jennifer is gone, and Rick is left wearing the Terror Mask, which gives the wearer great strength.****Rick must survive seven blood-soaked levels full of corpses, demons, and other disturbing creatures in this arcade side-scrolling beat-em-up. Several weapons are at Rick's disposal throughout the house, such as a meat cleaver, a two by four, and a shotgun. If Rick wants to find Jennifer alive, he must move quickly through the floors of the mansion.... as a happy reunion is not always guaranteed.</text:p>
          </table:table-cell>
          <table:table-cell table:style-name="Default" table:formula="of:=CONCATENATE(&quot;&lt;game name=&quot;;CHAR(34);[.A244];CHAR(34);&quot;&gt; &lt;year&gt;&quot;;[.B244];&quot;&lt;/year&gt; &lt;rating&gt;&quot;;[.C244];&quot;&lt;/rating&gt; &lt;title&gt;&quot;;[.D244];&quot;&lt;/title&gt; &lt;pub&gt;&quot;;[.E244];&quot;&lt;/pub&gt; &lt;dev&gt;&quot;;[.F244];&quot;&lt;/dev&gt; &lt;genre&gt;&quot;;[.G244];&quot;&lt;/genre&gt; &lt;score&gt;&quot;;[.H244];&quot;&lt;/score&gt; &lt;player&gt;&quot;;[.I244];&quot;&lt;/player&gt; &lt;story&gt;&quot;;[.J244];&quot;&lt;/story&gt; &lt;/game&gt;&quot;)" office:value-type="string" office:string-value="&lt;game name=&quot;Splatterhouse (Japan)&quot;&gt; &lt;year&gt;1990&lt;/year&gt; &lt;rating&gt;ESRB - RP (Rating Pending)&lt;/rating&gt; &lt;title&gt;Splatterhouse&lt;/title&gt; &lt;pub&gt;Namco, Ltd.&lt;/pub&gt; &lt;dev&gt;Namco, Ltd.&lt;/dev&gt; &lt;genre&gt;Action&lt;/genre&gt; &lt;score&gt;3.7&lt;/score&gt; &lt;player&gt;1 Player&lt;/player&gt; &lt;story&gt;This coin-op conversion of Splatterhouse is the second game in the series (after Splatterhouse: Wanpaku Graffiti on the NES) which was later continued on the SEGA Genesis.****Rick and his girlfriend Jennifer enter West Mansion (known as Splatterhouse) to study Dr. West's parapsychology teachings for a school project.  After a flash of lightning and a scream, Jennifer is gone, and Rick is left wearing the Terror Mask, which gives the wearer great strength.****Rick must survive seven blood-soaked levels full of corpses, demons, and other disturbing creatures in this arcade side-scrolling beat-em-up. Several weapons are at Rick's disposal throughout the house, such as a meat cleaver, a two by four, and a shotgun. If Rick wants to find Jennifer alive, he must move quickly through the floors of the mansion.... as a happy reunion is not always guaranteed.&lt;/story&gt; &lt;/game&gt;">
            <text:p>&lt;game name="Splatterhouse (Japan)"&gt; &lt;year&gt;1990&lt;/year&gt; &lt;rating&gt;ESRB - RP (Rating Pending)&lt;/rating&gt; &lt;title&gt;Splatterhouse&lt;/title&gt; &lt;pub&gt;Namco, Ltd.&lt;/pub&gt; &lt;dev&gt;Namco, Ltd.&lt;/dev&gt; &lt;genre&gt;Action&lt;/genre&gt; &lt;score&gt;3.7&lt;/score&gt; &lt;player&gt;1 Player&lt;/player&gt; &lt;story&gt;This coin-op conversion of Splatterhouse is the second game in the series (after Splatterhouse: Wanpaku Graffiti on the NES) which was later continued on the SEGA Genesis.****Rick and his girlfriend Jennifer enter West Mansion (known as Splatterhouse) to study Dr. West's parapsychology teachings for a school project. <text:s/>After a flash of lightning and a scream, Jennifer is gone, and Rick is left wearing the Terror Mask, which gives the wearer great strength.****Rick must survive seven blood-soaked levels full of corpses, demons, and other disturbing creatures in this arcade side-scrolling beat-em-up. Several weapons are at Rick's disposal throughout the house, such as a meat cleaver, a two by four, and a shotgun. If Rick wants to find Jennifer alive, he must move quickly through the floors of the mansion.... as a happy reunion is not always guaranteed.&lt;/story&gt; &lt;/game&gt;</text:p>
          </table:table-cell>
          <table:table-cell table:number-columns-repeated="1012"/>
        </table:table-row>
        <table:table-row table:style-name="ro1">
          <table:table-cell office:value-type="string">
            <text:p>Stratego (Japan)</text:p>
          </table:table-cell>
          <table:table-cell office:value-type="string">
            <text:p>1992</text:p>
          </table:table-cell>
          <table:table-cell office:value-type="string">
            <text:p>ESRB - RP (Rating Pending)</text:p>
          </table:table-cell>
          <table:table-cell office:value-type="string">
            <text:p>Stratego</text:p>
          </table:table-cell>
          <table:table-cell table:number-columns-repeated="2" office:value-type="string">
            <text:p>Victor Musical Industries, Inc.</text:p>
          </table:table-cell>
          <table:table-cell office:value-type="string">
            <text:p>Other</text:p>
          </table:table-cell>
          <table:table-cell office:value-type="string">
            <text:p>3.4</text:p>
          </table:table-cell>
          <table:table-cell office:value-type="string">
            <text:p>1 Player</text:p>
          </table:table-cell>
          <table:table-cell office:value-type="string">
            <text:p>The board game Stratego is a more elaborate version of Capture the Flag. Each player starts with 40 pieces; made up by the flag, 5 bombs, and an assortment of 9 types of military units. After these have been placed, each player takes it in turn to move their pieces. Other than scouts (which are the least powerful) the units can only move one space at a time.The flag and bombs can't be moved during the game, so watch out for any squares the computer does not move when it otherwise logically should, and these could be your goal. <text:s/>When you choose a square occupied by an opposition piece, combat arises, and the higher-numbered piece is lost from the game. You have no way of knowing what strength the opposition pieces are until you have hit them. This computerized interpretation has 3 different board layouts, a selection of automatic setups with different strategic benefits, and a demo mode.</text:p>
          </table:table-cell>
          <table:table-cell table:style-name="Default" table:formula="of:=CONCATENATE(&quot;&lt;game name=&quot;;CHAR(34);[.A245];CHAR(34);&quot;&gt; &lt;year&gt;&quot;;[.B245];&quot;&lt;/year&gt; &lt;rating&gt;&quot;;[.C245];&quot;&lt;/rating&gt; &lt;title&gt;&quot;;[.D245];&quot;&lt;/title&gt; &lt;pub&gt;&quot;;[.E245];&quot;&lt;/pub&gt; &lt;dev&gt;&quot;;[.F245];&quot;&lt;/dev&gt; &lt;genre&gt;&quot;;[.G245];&quot;&lt;/genre&gt; &lt;score&gt;&quot;;[.H245];&quot;&lt;/score&gt; &lt;player&gt;&quot;;[.I245];&quot;&lt;/player&gt; &lt;story&gt;&quot;;[.J245];&quot;&lt;/story&gt; &lt;/game&gt;&quot;)" office:value-type="string" office:string-value="&lt;game name=&quot;Stratego (Japan)&quot;&gt; &lt;year&gt;1992&lt;/year&gt; &lt;rating&gt;ESRB - RP (Rating Pending)&lt;/rating&gt; &lt;title&gt;Stratego&lt;/title&gt; &lt;pub&gt;Victor Musical Industries, Inc.&lt;/pub&gt; &lt;dev&gt;Victor Musical Industries, Inc.&lt;/dev&gt; &lt;genre&gt;Other&lt;/genre&gt; &lt;score&gt;3.4&lt;/score&gt; &lt;player&gt;1 Player&lt;/player&gt; &lt;story&gt;The board game Stratego is a more elaborate version of Capture the Flag. Each player starts with 40 pieces; made up by the flag, 5 bombs, and an assortment of 9 types of military units. After these have been placed, each player takes it in turn to move their pieces. Other than scouts (which are the least powerful) the units can only move one space at a time.The flag and bombs can't be moved during the game, so watch out for any squares the computer does not move when it otherwise logically should, and these could be your goal.  When you choose a square occupied by an opposition piece, combat arises, and the higher-numbered piece is lost from the game. You have no way of knowing what strength the opposition pieces are until you have hit them. This computerized interpretation has 3 different board layouts, a selection of automatic setups with different strategic benefits, and a demo mode.&lt;/story&gt; &lt;/game&gt;">
            <text:p>&lt;game name="Stratego (Japan)"&gt; &lt;year&gt;1992&lt;/year&gt; &lt;rating&gt;ESRB - RP (Rating Pending)&lt;/rating&gt; &lt;title&gt;Stratego&lt;/title&gt; &lt;pub&gt;Victor Musical Industries, Inc.&lt;/pub&gt; &lt;dev&gt;Victor Musical Industries, Inc.&lt;/dev&gt; &lt;genre&gt;Other&lt;/genre&gt; &lt;score&gt;3.4&lt;/score&gt; &lt;player&gt;1 Player&lt;/player&gt; &lt;story&gt;The board game Stratego is a more elaborate version of Capture the Flag. Each player starts with 40 pieces; made up by the flag, 5 bombs, and an assortment of 9 types of military units. After these have been placed, each player takes it in turn to move their pieces. Other than scouts (which are the least powerful) the units can only move one space at a time.The flag and bombs can't be moved during the game, so watch out for any squares the computer does not move when it otherwise logically should, and these could be your goal. <text:s/>When you choose a square occupied by an opposition piece, combat arises, and the higher-numbered piece is lost from the game. You have no way of knowing what strength the opposition pieces are until you have hit them. This computerized interpretation has 3 different board layouts, a selection of automatic setups with different strategic benefits, and a demo mode.&lt;/story&gt; &lt;/game&gt;</text:p>
          </table:table-cell>
          <table:table-cell table:number-columns-repeated="1012"/>
        </table:table-row>
        <table:table-row table:style-name="ro1">
          <table:table-cell office:value-type="string">
            <text:p>Street Fighter II' - Champion Edition (Japan)</text:p>
          </table:table-cell>
          <table:table-cell office:value-type="string">
            <text:p>1993</text:p>
          </table:table-cell>
          <table:table-cell office:value-type="string">
            <text:p>ESRB - RP (Rating Pending)</text:p>
          </table:table-cell>
          <table:table-cell office:value-type="string">
            <text:p>Street Fighter II' - Champion Edition</text:p>
          </table:table-cell>
          <table:table-cell office:value-type="string">
            <text:p>NEC Home Electronics, Ltd.</text:p>
          </table:table-cell>
          <table:table-cell office:value-type="string">
            <text:p>Capcom Co., Ltd.</text:p>
          </table:table-cell>
          <table:table-cell office:value-type="string">
            <text:p>Fighting</text:p>
          </table:table-cell>
          <table:table-cell office:value-type="string">
            <text:p>4.9</text:p>
          </table:table-cell>
          <table:table-cell office:value-type="string">
            <text:p>1-2 Players</text:p>
          </table:table-cell>
          <table:table-cell office:value-type="string">
            <text:p>Most everyone familiar with electronic games has heard of Street Fighter II - the most famous beat-em-up series ever. Basically you get a bunch of fighters together (12 in this case) and get them to punch, kick, bite and thump the bejesus out of each other then you're close.****Here yet another slightly different version of the game turns up - this time on the Genesis. Special Champion Edition is similar in most respects to the original Street Fighter II (which never turned up on the Genesis anyway) except that all 12 characters are selectable from the get-go (the boss characters were originally locked) and the game engine has been revamped.</text:p>
          </table:table-cell>
          <table:table-cell table:style-name="Default" table:formula="of:=CONCATENATE(&quot;&lt;game name=&quot;;CHAR(34);[.A246];CHAR(34);&quot;&gt; &lt;year&gt;&quot;;[.B246];&quot;&lt;/year&gt; &lt;rating&gt;&quot;;[.C246];&quot;&lt;/rating&gt; &lt;title&gt;&quot;;[.D246];&quot;&lt;/title&gt; &lt;pub&gt;&quot;;[.E246];&quot;&lt;/pub&gt; &lt;dev&gt;&quot;;[.F246];&quot;&lt;/dev&gt; &lt;genre&gt;&quot;;[.G246];&quot;&lt;/genre&gt; &lt;score&gt;&quot;;[.H246];&quot;&lt;/score&gt; &lt;player&gt;&quot;;[.I246];&quot;&lt;/player&gt; &lt;story&gt;&quot;;[.J246];&quot;&lt;/story&gt; &lt;/game&gt;&quot;)" office:value-type="string" office:string-value="&lt;game name=&quot;Street Fighter II' - Champion Edition (Japan)&quot;&gt; &lt;year&gt;1993&lt;/year&gt; &lt;rating&gt;ESRB - RP (Rating Pending)&lt;/rating&gt; &lt;title&gt;Street Fighter II' - Champion Edition&lt;/title&gt; &lt;pub&gt;NEC Home Electronics, Ltd.&lt;/pub&gt; &lt;dev&gt;Capcom Co., Ltd.&lt;/dev&gt; &lt;genre&gt;Fighting&lt;/genre&gt; &lt;score&gt;4.9&lt;/score&gt; &lt;player&gt;1-2 Players&lt;/player&gt; &lt;story&gt;Most everyone familiar with electronic games has heard of Street Fighter II - the most famous beat-em-up series ever. Basically you get a bunch of fighters together (12 in this case) and get them to punch, kick, bite and thump the bejesus out of each other then you're close.****Here yet another slightly different version of the game turns up - this time on the Genesis. Special Champion Edition is similar in most respects to the original Street Fighter II (which never turned up on the Genesis anyway) except that all 12 characters are selectable from the get-go (the boss characters were originally locked) and the game engine has been revamped.&lt;/story&gt; &lt;/game&gt;">
            <text:p>&lt;game name="Street Fighter II' - Champion Edition (Japan)"&gt; &lt;year&gt;1993&lt;/year&gt; &lt;rating&gt;ESRB - RP (Rating Pending)&lt;/rating&gt; &lt;title&gt;Street Fighter II' - Champion Edition&lt;/title&gt; &lt;pub&gt;NEC Home Electronics, Ltd.&lt;/pub&gt; &lt;dev&gt;Capcom Co., Ltd.&lt;/dev&gt; &lt;genre&gt;Fighting&lt;/genre&gt; &lt;score&gt;4.9&lt;/score&gt; &lt;player&gt;1-2 Players&lt;/player&gt; &lt;story&gt;Most everyone familiar with electronic games has heard of Street Fighter II - the most famous beat-em-up series ever. Basically you get a bunch of fighters together (12 in this case) and get them to punch, kick, bite and thump the bejesus out of each other then you're close.****Here yet another slightly different version of the game turns up - this time on the Genesis. Special Champion Edition is similar in most respects to the original Street Fighter II (which never turned up on the Genesis anyway) except that all 12 characters are selectable from the get-go (the boss characters were originally locked) and the game engine has been revamped.&lt;/story&gt; &lt;/game&gt;</text:p>
          </table:table-cell>
          <table:table-cell table:number-columns-repeated="1012"/>
        </table:table-row>
        <table:table-row table:style-name="ro1">
          <table:table-cell office:value-type="string">
            <text:p>Strip Fighter II (Japan)</text:p>
          </table:table-cell>
          <table:table-cell office:value-type="float" office:value="1990">
            <text:p>1990</text:p>
          </table:table-cell>
          <table:table-cell office:value-type="string">
            <text:p>ESRB - RP (Rating Pending)</text:p>
          </table:table-cell>
          <table:table-cell office:value-type="string">
            <text:p>Strip Fighter II</text:p>
          </table:table-cell>
          <table:table-cell office:value-type="string">
            <text:p>Hacker International</text:p>
          </table:table-cell>
          <table:table-cell office:value-type="string">
            <text:p>Games Express</text:p>
          </table:table-cell>
          <table:table-cell office:value-type="string">
            <text:p>Fighting</text:p>
          </table:table-cell>
          <table:table-cell office:value-type="string">
            <text:p>3.7</text:p>
          </table:table-cell>
          <table:table-cell office:value-type="string">
            <text:p>1-2 Players</text:p>
          </table:table-cell>
          <table:table-cell office:value-type="string">
            <text:p>This is a clone of the original Street Fighter II game but with a twist. In this fighting game themes have been replaced by women. Players can be selected from one of eight female characters. You must then use your fighting and combat strengths to defeat the other seven girls.</text:p>
          </table:table-cell>
          <table:table-cell table:style-name="Default" table:formula="of:=CONCATENATE(&quot;&lt;game name=&quot;;CHAR(34);[.A247];CHAR(34);&quot;&gt; &lt;year&gt;&quot;;[.B247];&quot;&lt;/year&gt; &lt;rating&gt;&quot;;[.C247];&quot;&lt;/rating&gt; &lt;title&gt;&quot;;[.D247];&quot;&lt;/title&gt; &lt;pub&gt;&quot;;[.E247];&quot;&lt;/pub&gt; &lt;dev&gt;&quot;;[.F247];&quot;&lt;/dev&gt; &lt;genre&gt;&quot;;[.G247];&quot;&lt;/genre&gt; &lt;score&gt;&quot;;[.H247];&quot;&lt;/score&gt; &lt;player&gt;&quot;;[.I247];&quot;&lt;/player&gt; &lt;story&gt;&quot;;[.J247];&quot;&lt;/story&gt; &lt;/game&gt;&quot;)" office:value-type="string" office:string-value="&lt;game name=&quot;Strip Fighter II (Japan)&quot;&gt; &lt;year&gt;1990&lt;/year&gt; &lt;rating&gt;ESRB - RP (Rating Pending)&lt;/rating&gt; &lt;title&gt;Strip Fighter II&lt;/title&gt; &lt;pub&gt;Hacker International&lt;/pub&gt; &lt;dev&gt;Games Express&lt;/dev&gt; &lt;genre&gt;Fighting&lt;/genre&gt; &lt;score&gt;3.7&lt;/score&gt; &lt;player&gt;1-2 Players&lt;/player&gt; &lt;story&gt;This is a clone of the original Street Fighter II game but with a twist. In this fighting game themes have been replaced by women. Players can be selected from one of eight female characters. You must then use your fighting and combat strengths to defeat the other seven girls.&lt;/story&gt; &lt;/game&gt;">
            <text:p>&lt;game name="Strip Fighter II (Japan)"&gt; &lt;year&gt;1990&lt;/year&gt; &lt;rating&gt;ESRB - RP (Rating Pending)&lt;/rating&gt; &lt;title&gt;Strip Fighter II&lt;/title&gt; &lt;pub&gt;Hacker International&lt;/pub&gt; &lt;dev&gt;Games Express&lt;/dev&gt; &lt;genre&gt;Fighting&lt;/genre&gt; &lt;score&gt;3.7&lt;/score&gt; &lt;player&gt;1-2 Players&lt;/player&gt; &lt;story&gt;This is a clone of the original Street Fighter II game but with a twist. In this fighting game themes have been replaced by women. Players can be selected from one of eight female characters. You must then use your fighting and combat strengths to defeat the other seven girls.&lt;/story&gt; &lt;/game&gt;</text:p>
          </table:table-cell>
          <table:table-cell table:number-columns-repeated="1012"/>
        </table:table-row>
        <table:table-row table:style-name="ro1">
          <table:table-cell office:value-type="string">
            <text:p>Super Metal Crusher (Japan)</text:p>
          </table:table-cell>
          <table:table-cell office:value-type="float" office:value="1991">
            <text:p>1991</text:p>
          </table:table-cell>
          <table:table-cell office:value-type="string">
            <text:p>ESRB - RP (Rating Pending)</text:p>
          </table:table-cell>
          <table:table-cell office:value-type="string">
            <text:p>Super Metal Crusher</text:p>
          </table:table-cell>
          <table:table-cell table:number-columns-repeated="2" office:value-type="string">
            <text:p>Pack-In-Video Co., Ltd.</text:p>
          </table:table-cell>
          <table:table-cell office:value-type="string">
            <text:p>Simulation</text:p>
          </table:table-cell>
          <table:table-cell office:value-type="string">
            <text:p>3.5</text:p>
          </table:table-cell>
          <table:table-cell office:value-type="string">
            <text:p>1 Player</text:p>
          </table:table-cell>
          <table:table-cell office:value-type="string">
            <text:p>Strategy game where you design a robot by allocating points to various stats, then let it scrap it out with an opponent while you watch. </text:p>
          </table:table-cell>
          <table:table-cell table:style-name="Default" table:formula="of:=CONCATENATE(&quot;&lt;game name=&quot;;CHAR(34);[.A248];CHAR(34);&quot;&gt; &lt;year&gt;&quot;;[.B248];&quot;&lt;/year&gt; &lt;rating&gt;&quot;;[.C248];&quot;&lt;/rating&gt; &lt;title&gt;&quot;;[.D248];&quot;&lt;/title&gt; &lt;pub&gt;&quot;;[.E248];&quot;&lt;/pub&gt; &lt;dev&gt;&quot;;[.F248];&quot;&lt;/dev&gt; &lt;genre&gt;&quot;;[.G248];&quot;&lt;/genre&gt; &lt;score&gt;&quot;;[.H248];&quot;&lt;/score&gt; &lt;player&gt;&quot;;[.I248];&quot;&lt;/player&gt; &lt;story&gt;&quot;;[.J248];&quot;&lt;/story&gt; &lt;/game&gt;&quot;)" office:value-type="string" office:string-value="&lt;game name=&quot;Super Metal Crusher (Japan)&quot;&gt; &lt;year&gt;1991&lt;/year&gt; &lt;rating&gt;ESRB - RP (Rating Pending)&lt;/rating&gt; &lt;title&gt;Super Metal Crusher&lt;/title&gt; &lt;pub&gt;Pack-In-Video Co., Ltd.&lt;/pub&gt; &lt;dev&gt;Pack-In-Video Co., Ltd.&lt;/dev&gt; &lt;genre&gt;Simulation&lt;/genre&gt; &lt;score&gt;3.5&lt;/score&gt; &lt;player&gt;1 Player&lt;/player&gt; &lt;story&gt;Strategy game where you design a robot by allocating points to various stats, then let it scrap it out with an opponent while you watch. &lt;/story&gt; &lt;/game&gt;">
            <text:p>&lt;game name="Super Metal Crusher (Japan)"&gt; &lt;year&gt;1991&lt;/year&gt; &lt;rating&gt;ESRB - RP (Rating Pending)&lt;/rating&gt; &lt;title&gt;Super Metal Crusher&lt;/title&gt; &lt;pub&gt;Pack-In-Video Co., Ltd.&lt;/pub&gt; &lt;dev&gt;Pack-In-Video Co., Ltd.&lt;/dev&gt; &lt;genre&gt;Simulation&lt;/genre&gt; &lt;score&gt;3.5&lt;/score&gt; &lt;player&gt;1 Player&lt;/player&gt; &lt;story&gt;Strategy game where you design a robot by allocating points to various stats, then let it scrap it out with an opponent while you watch. &lt;/story&gt; &lt;/game&gt;</text:p>
          </table:table-cell>
          <table:table-cell table:number-columns-repeated="1012"/>
        </table:table-row>
        <table:table-row table:style-name="ro1">
          <table:table-cell office:value-type="string">
            <text:p>Super Momotarou Dentetsu (Japan)</text:p>
          </table:table-cell>
          <table:table-cell office:value-type="float" office:value="1989">
            <text:p>1989</text:p>
          </table:table-cell>
          <table:table-cell office:value-type="string">
            <text:p>ESRB - RP (Rating Pending)</text:p>
          </table:table-cell>
          <table:table-cell office:value-type="string">
            <text:p>Super Momotarou Dentetsu</text:p>
          </table:table-cell>
          <table:table-cell table:number-columns-repeated="2" office:value-type="string">
            <text:p>Hudson Soft</text:p>
          </table:table-cell>
          <table:table-cell office:value-type="string">
            <text:p>Other</text:p>
          </table:table-cell>
          <table:table-cell office:value-type="string">
            <text:p>3.2</text:p>
          </table:table-cell>
          <table:table-cell office:value-type="string">
            <text:p>1-4 Players</text:p>
          </table:table-cell>
          <table:table-cell office:value-type="string">
            <text:p>Train themed board game featuring the Peachboy character from Japanese folklore.</text:p>
          </table:table-cell>
          <table:table-cell table:style-name="Default" table:formula="of:=CONCATENATE(&quot;&lt;game name=&quot;;CHAR(34);[.A249];CHAR(34);&quot;&gt; &lt;year&gt;&quot;;[.B249];&quot;&lt;/year&gt; &lt;rating&gt;&quot;;[.C249];&quot;&lt;/rating&gt; &lt;title&gt;&quot;;[.D249];&quot;&lt;/title&gt; &lt;pub&gt;&quot;;[.E249];&quot;&lt;/pub&gt; &lt;dev&gt;&quot;;[.F249];&quot;&lt;/dev&gt; &lt;genre&gt;&quot;;[.G249];&quot;&lt;/genre&gt; &lt;score&gt;&quot;;[.H249];&quot;&lt;/score&gt; &lt;player&gt;&quot;;[.I249];&quot;&lt;/player&gt; &lt;story&gt;&quot;;[.J249];&quot;&lt;/story&gt; &lt;/game&gt;&quot;)" office:value-type="string" office:string-value="&lt;game name=&quot;Super Momotarou Dentetsu (Japan)&quot;&gt; &lt;year&gt;1989&lt;/year&gt; &lt;rating&gt;ESRB - RP (Rating Pending)&lt;/rating&gt; &lt;title&gt;Super Momotarou Dentetsu&lt;/title&gt; &lt;pub&gt;Hudson Soft&lt;/pub&gt; &lt;dev&gt;Hudson Soft&lt;/dev&gt; &lt;genre&gt;Other&lt;/genre&gt; &lt;score&gt;3.2&lt;/score&gt; &lt;player&gt;1-4 Players&lt;/player&gt; &lt;story&gt;Train themed board game featuring the Peachboy character from Japanese folklore.&lt;/story&gt; &lt;/game&gt;">
            <text:p>&lt;game name="Super Momotarou Dentetsu (Japan)"&gt; &lt;year&gt;1989&lt;/year&gt; &lt;rating&gt;ESRB - RP (Rating Pending)&lt;/rating&gt; &lt;title&gt;Super Momotarou Dentetsu&lt;/title&gt; &lt;pub&gt;Hudson Soft&lt;/pub&gt; &lt;dev&gt;Hudson Soft&lt;/dev&gt; &lt;genre&gt;Other&lt;/genre&gt; &lt;score&gt;3.2&lt;/score&gt; &lt;player&gt;1-4 Players&lt;/player&gt; &lt;story&gt;Train themed board game featuring the Peachboy character from Japanese folklore.&lt;/story&gt; &lt;/game&gt;</text:p>
          </table:table-cell>
          <table:table-cell table:number-columns-repeated="1012"/>
        </table:table-row>
        <table:table-row table:style-name="ro1">
          <table:table-cell office:value-type="string">
            <text:p>Super Momotarou Dentetsu II (Japan)</text:p>
          </table:table-cell>
          <table:table-cell office:value-type="string">
            <text:p>1991</text:p>
          </table:table-cell>
          <table:table-cell office:value-type="string">
            <text:p>ESRB - RP (Rating Pending)</text:p>
          </table:table-cell>
          <table:table-cell office:value-type="string">
            <text:p>Super Momotarou Dentetsu II</text:p>
          </table:table-cell>
          <table:table-cell table:number-columns-repeated="2" office:value-type="string">
            <text:p>Hudson Soft</text:p>
          </table:table-cell>
          <table:table-cell office:value-type="string">
            <text:p>Other</text:p>
          </table:table-cell>
          <table:table-cell office:value-type="string">
            <text:p>3.3</text:p>
          </table:table-cell>
          <table:table-cell office:value-type="string">
            <text:p>1-5 Players</text:p>
          </table:table-cell>
          <table:table-cell office:value-type="string">
            <text:p>This is the sequel Train themed board game featuring the Peachboy character from Japanese folklore., again featuring lots of trains.</text:p>
          </table:table-cell>
          <table:table-cell table:style-name="Default" table:formula="of:=CONCATENATE(&quot;&lt;game name=&quot;;CHAR(34);[.A250];CHAR(34);&quot;&gt; &lt;year&gt;&quot;;[.B250];&quot;&lt;/year&gt; &lt;rating&gt;&quot;;[.C250];&quot;&lt;/rating&gt; &lt;title&gt;&quot;;[.D250];&quot;&lt;/title&gt; &lt;pub&gt;&quot;;[.E250];&quot;&lt;/pub&gt; &lt;dev&gt;&quot;;[.F250];&quot;&lt;/dev&gt; &lt;genre&gt;&quot;;[.G250];&quot;&lt;/genre&gt; &lt;score&gt;&quot;;[.H250];&quot;&lt;/score&gt; &lt;player&gt;&quot;;[.I250];&quot;&lt;/player&gt; &lt;story&gt;&quot;;[.J250];&quot;&lt;/story&gt; &lt;/game&gt;&quot;)" office:value-type="string" office:string-value="&lt;game name=&quot;Super Momotarou Dentetsu II (Japan)&quot;&gt; &lt;year&gt;1991&lt;/year&gt; &lt;rating&gt;ESRB - RP (Rating Pending)&lt;/rating&gt; &lt;title&gt;Super Momotarou Dentetsu II&lt;/title&gt; &lt;pub&gt;Hudson Soft&lt;/pub&gt; &lt;dev&gt;Hudson Soft&lt;/dev&gt; &lt;genre&gt;Other&lt;/genre&gt; &lt;score&gt;3.3&lt;/score&gt; &lt;player&gt;1-5 Players&lt;/player&gt; &lt;story&gt;This is the sequel Train themed board game featuring the Peachboy character from Japanese folklore., again featuring lots of trains.&lt;/story&gt; &lt;/game&gt;">
            <text:p>&lt;game name="Super Momotarou Dentetsu II (Japan)"&gt; &lt;year&gt;1991&lt;/year&gt; &lt;rating&gt;ESRB - RP (Rating Pending)&lt;/rating&gt; &lt;title&gt;Super Momotarou Dentetsu II&lt;/title&gt; &lt;pub&gt;Hudson Soft&lt;/pub&gt; &lt;dev&gt;Hudson Soft&lt;/dev&gt; &lt;genre&gt;Other&lt;/genre&gt; &lt;score&gt;3.3&lt;/score&gt; &lt;player&gt;1-5 Players&lt;/player&gt; &lt;story&gt;This is the sequel Train themed board game featuring the Peachboy character from Japanese folklore., again featuring lots of trains.&lt;/story&gt; &lt;/game&gt;</text:p>
          </table:table-cell>
          <table:table-cell table:number-columns-repeated="1012"/>
        </table:table-row>
        <table:table-row table:style-name="ro1">
          <table:table-cell office:value-type="string">
            <text:p>Super Star Soldier (Japan)</text:p>
          </table:table-cell>
          <table:table-cell office:value-type="float" office:value="1990">
            <text:p>1990</text:p>
          </table:table-cell>
          <table:table-cell office:value-type="string">
            <text:p>ESRB - RP (Rating Pending)</text:p>
          </table:table-cell>
          <table:table-cell office:value-type="string">
            <text:p>Super Star Soldier</text:p>
          </table:table-cell>
          <table:table-cell table:number-columns-repeated="2" office:value-type="string">
            <text:p>Hudson Soft</text:p>
          </table:table-cell>
          <table:table-cell office:value-type="string">
            <text:p>Shoot-'Em-Up</text:p>
          </table:table-cell>
          <table:table-cell office:value-type="string">
            <text:p>3.7</text:p>
          </table:table-cell>
          <table:table-cell office:value-type="string">
            <text:p>1 Player</text:p>
          </table:table-cell>
          <table:table-cell office:value-type="string">
            <text:p>Super Star Soldier takes place in the far future, where you are the last hope for planet Earth, which is being attacked by an alien race.****The game features top-down view with vertical scrolling levels, similar to it's prequel Star Soldier. **The game features the following game play modes: normal play, score play, 2 minutes play and 5 minutes play.**Each level has it's own tough boss at the end.</text:p>
          </table:table-cell>
          <table:table-cell table:style-name="Default" table:formula="of:=CONCATENATE(&quot;&lt;game name=&quot;;CHAR(34);[.A251];CHAR(34);&quot;&gt; &lt;year&gt;&quot;;[.B251];&quot;&lt;/year&gt; &lt;rating&gt;&quot;;[.C251];&quot;&lt;/rating&gt; &lt;title&gt;&quot;;[.D251];&quot;&lt;/title&gt; &lt;pub&gt;&quot;;[.E251];&quot;&lt;/pub&gt; &lt;dev&gt;&quot;;[.F251];&quot;&lt;/dev&gt; &lt;genre&gt;&quot;;[.G251];&quot;&lt;/genre&gt; &lt;score&gt;&quot;;[.H251];&quot;&lt;/score&gt; &lt;player&gt;&quot;;[.I251];&quot;&lt;/player&gt; &lt;story&gt;&quot;;[.J251];&quot;&lt;/story&gt; &lt;/game&gt;&quot;)" office:value-type="string" office:string-value="&lt;game name=&quot;Super Star Soldier (Japan)&quot;&gt; &lt;year&gt;1990&lt;/year&gt; &lt;rating&gt;ESRB - RP (Rating Pending)&lt;/rating&gt; &lt;title&gt;Super Star Soldier&lt;/title&gt; &lt;pub&gt;Hudson Soft&lt;/pub&gt; &lt;dev&gt;Hudson Soft&lt;/dev&gt; &lt;genre&gt;Shoot-'Em-Up&lt;/genre&gt; &lt;score&gt;3.7&lt;/score&gt; &lt;player&gt;1 Player&lt;/player&gt; &lt;story&gt;Super Star Soldier takes place in the far future, where you are the last hope for planet Earth, which is being attacked by an alien race.****The game features top-down view with vertical scrolling levels, similar to it's prequel Star Soldier. **The game features the following game play modes: normal play, score play, 2 minutes play and 5 minutes play.**Each level has it's own tough boss at the end.&lt;/story&gt; &lt;/game&gt;">
            <text:p>&lt;game name="Super Star Soldier (Japan)"&gt; &lt;year&gt;1990&lt;/year&gt; &lt;rating&gt;ESRB - RP (Rating Pending)&lt;/rating&gt; &lt;title&gt;Super Star Soldier&lt;/title&gt; &lt;pub&gt;Hudson Soft&lt;/pub&gt; &lt;dev&gt;Hudson Soft&lt;/dev&gt; &lt;genre&gt;Shoot-'Em-Up&lt;/genre&gt; &lt;score&gt;3.7&lt;/score&gt; &lt;player&gt;1 Player&lt;/player&gt; &lt;story&gt;Super Star Soldier takes place in the far future, where you are the last hope for planet Earth, which is being attacked by an alien race.****The game features top-down view with vertical scrolling levels, similar to it's prequel Star Soldier. **The game features the following game play modes: normal play, score play, 2 minutes play and 5 minutes play.**Each level has it's own tough boss at the end.&lt;/story&gt; &lt;/game&gt;</text:p>
          </table:table-cell>
          <table:table-cell table:number-columns-repeated="1012"/>
        </table:table-row>
        <table:table-row table:style-name="ro1">
          <table:table-cell office:value-type="string">
            <text:p>Super Volleyball (Japan)</text:p>
          </table:table-cell>
          <table:table-cell office:value-type="float" office:value="1990">
            <text:p>1990</text:p>
          </table:table-cell>
          <table:table-cell office:value-type="string">
            <text:p>ESRB - RP (Rating Pending)</text:p>
          </table:table-cell>
          <table:table-cell office:value-type="string">
            <text:p>Super Volleyball</text:p>
          </table:table-cell>
          <table:table-cell table:number-columns-repeated="2" office:value-type="string">
            <text:p>Video System</text:p>
          </table:table-cell>
          <table:table-cell office:value-type="string">
            <text:p>Sports/Volleyball</text:p>
          </table:table-cell>
          <table:table-cell office:value-type="string">
            <text:p>3.5</text:p>
          </table:table-cell>
          <table:table-cell office:value-type="string">
            <text:p>1-2 Players</text:p>
          </table:table-cell>
          <table:table-cell office:value-type="string">
            <text:p>Super Volleyball is an indoor volleyball game for one or two players. The single player mode offers two game options: normal game and World League. Choosing normal game pits the player against the computer in a single game. Choosing World League pits the player against all other teams available. A password save is available in this mode.****The game features eight national teams (USA, USSR, Brazil, Holland, France, Italy, Japan and China), with fictitiously named players. Players can be changed during gameplay by pressing C. There is also an option to create new teams, choosing the team's name, color, player's position and names.****Gameplay is viewed from a side scrolling perspective, with the camera fixed on the ball. A small radar on the top of the screen shows the players' positions of both teams. Players can, bump, set, spike, dump, block and dig. A collection of serves is also available: underhand, overhand and jump serve. There are also options for three ball speeds, beginning points (from 0 to 10, out of 15) and handicap.</text:p>
          </table:table-cell>
          <table:table-cell table:style-name="Default" table:formula="of:=CONCATENATE(&quot;&lt;game name=&quot;;CHAR(34);[.A252];CHAR(34);&quot;&gt; &lt;year&gt;&quot;;[.B252];&quot;&lt;/year&gt; &lt;rating&gt;&quot;;[.C252];&quot;&lt;/rating&gt; &lt;title&gt;&quot;;[.D252];&quot;&lt;/title&gt; &lt;pub&gt;&quot;;[.E252];&quot;&lt;/pub&gt; &lt;dev&gt;&quot;;[.F252];&quot;&lt;/dev&gt; &lt;genre&gt;&quot;;[.G252];&quot;&lt;/genre&gt; &lt;score&gt;&quot;;[.H252];&quot;&lt;/score&gt; &lt;player&gt;&quot;;[.I252];&quot;&lt;/player&gt; &lt;story&gt;&quot;;[.J252];&quot;&lt;/story&gt; &lt;/game&gt;&quot;)" office:value-type="string" office:string-value="&lt;game name=&quot;Super Volleyball (Japan)&quot;&gt; &lt;year&gt;1990&lt;/year&gt; &lt;rating&gt;ESRB - RP (Rating Pending)&lt;/rating&gt; &lt;title&gt;Super Volleyball&lt;/title&gt; &lt;pub&gt;Video System&lt;/pub&gt; &lt;dev&gt;Video System&lt;/dev&gt; &lt;genre&gt;Sports/Volleyball&lt;/genre&gt; &lt;score&gt;3.5&lt;/score&gt; &lt;player&gt;1-2 Players&lt;/player&gt; &lt;story&gt;Super Volleyball is an indoor volleyball game for one or two players. The single player mode offers two game options: normal game and World League. Choosing normal game pits the player against the computer in a single game. Choosing World League pits the player against all other teams available. A password save is available in this mode.****The game features eight national teams (USA, USSR, Brazil, Holland, France, Italy, Japan and China), with fictitiously named players. Players can be changed during gameplay by pressing C. There is also an option to create new teams, choosing the team's name, color, player's position and names.****Gameplay is viewed from a side scrolling perspective, with the camera fixed on the ball. A small radar on the top of the screen shows the players' positions of both teams. Players can, bump, set, spike, dump, block and dig. A collection of serves is also available: underhand, overhand and jump serve. There are also options for three ball speeds, beginning points (from 0 to 10, out of 15) and handicap.&lt;/story&gt; &lt;/game&gt;">
            <text:p>&lt;game name="Super Volleyball (Japan)"&gt; &lt;year&gt;1990&lt;/year&gt; &lt;rating&gt;ESRB - RP (Rating Pending)&lt;/rating&gt; &lt;title&gt;Super Volleyball&lt;/title&gt; &lt;pub&gt;Video System&lt;/pub&gt; &lt;dev&gt;Video System&lt;/dev&gt; &lt;genre&gt;Sports/Volleyball&lt;/genre&gt; &lt;score&gt;3.5&lt;/score&gt; &lt;player&gt;1-2 Players&lt;/player&gt; &lt;story&gt;Super Volleyball is an indoor volleyball game for one or two players. The single player mode offers two game options: normal game and World League. Choosing normal game pits the player against the computer in a single game. Choosing World League pits the player against all other teams available. A password save is available in this mode.****The game features eight national teams (USA, USSR, Brazil, Holland, France, Italy, Japan and China), with fictitiously named players. Players can be changed during gameplay by pressing C. There is also an option to create new teams, choosing the team's name, color, player's position and names.****Gameplay is viewed from a side scrolling perspective, with the camera fixed on the ball. A small radar on the top of the screen shows the players' positions of both teams. Players can, bump, set, spike, dump, block and dig. A collection of serves is also available: underhand, overhand and jump serve. There are also options for three ball speeds, beginning points (from 0 to 10, out of 15) and handicap.&lt;/story&gt; &lt;/game&gt;</text:p>
          </table:table-cell>
          <table:table-cell table:number-columns-repeated="1012"/>
        </table:table-row>
        <table:table-row table:style-name="ro1">
          <table:table-cell office:value-type="string">
            <text:p>Susanoo Densetsu (Japan)</text:p>
          </table:table-cell>
          <table:table-cell office:value-type="float" office:value="1989">
            <text:p>1989</text:p>
          </table:table-cell>
          <table:table-cell office:value-type="string">
            <text:p>ESRB - RP (Rating Pending)</text:p>
          </table:table-cell>
          <table:table-cell office:value-type="string">
            <text:p>Susanoo Densetsu</text:p>
          </table:table-cell>
          <table:table-cell office:value-type="string">
            <text:p>Hudson Soft</text:p>
          </table:table-cell>
          <table:table-cell office:value-type="string">
            <text:p>Dynamic</text:p>
          </table:table-cell>
          <table:table-cell office:value-type="string">
            <text:p>Role-Playing</text:p>
          </table:table-cell>
          <table:table-cell office:value-type="string">
            <text:p>4.2</text:p>
          </table:table-cell>
          <table:table-cell office:value-type="string">
            <text:p>1 Player</text:p>
          </table:table-cell>
          <table:table-cell office:value-type="string">
            <text:p>The game is based on the eponymous manga (sometimes transliterated as Susa no Oh) by <text:s/>Go Nagai. The protagonist is a seemingly ordinary teenager named Susa, who discovers that he contains within himself another persona, the destructive Japanese god Susanoo. The game's story begins right where the manga ended (with a cliffhanger): Susa faces his rival Uryu, who causes him to unleash the power of Susanoo, devastating the world and releasing evil spirits that take it in their possession. Having returned to his normal self, Susa has to find his sweetheart Yukishiro and other friends, and figure out a way to undo the damage he has inflicted on the world.****Susanoo Densetsu is notable for implementing a setting and gameplay themes unusual for Japanese RPGs of its time. Among those is a day/night cycle, which influences the appearance of monsters on the world map as well as schedules of characters in the towns (for example, shops are closed at night). It is also one of the first Japanese RPGs in which enemies wander around visibly on the world map, sometimes surrounding the player, <text:s/>Ultima-style, and can be avoided.****The battle system is also reminiscent of Ultima, featuring free movement on the top-down battle screen. The fights are held in fast-paced turn-based style; to pause the fight, the player has to bring up the menu and select a command. Similarly to <text:s/>Emerald Dragon, action points are spent when moving and/or selecting commands.****Later in the game Susa teams up with two other characters; he can also recruit mercenaries to help him in battles. Characters learn the so-called "ESP powers" when leveling up, which are equivalent to magic spells.</text:p>
          </table:table-cell>
          <table:table-cell table:style-name="Default" table:formula="of:=CONCATENATE(&quot;&lt;game name=&quot;;CHAR(34);[.A253];CHAR(34);&quot;&gt; &lt;year&gt;&quot;;[.B253];&quot;&lt;/year&gt; &lt;rating&gt;&quot;;[.C253];&quot;&lt;/rating&gt; &lt;title&gt;&quot;;[.D253];&quot;&lt;/title&gt; &lt;pub&gt;&quot;;[.E253];&quot;&lt;/pub&gt; &lt;dev&gt;&quot;;[.F253];&quot;&lt;/dev&gt; &lt;genre&gt;&quot;;[.G253];&quot;&lt;/genre&gt; &lt;score&gt;&quot;;[.H253];&quot;&lt;/score&gt; &lt;player&gt;&quot;;[.I253];&quot;&lt;/player&gt; &lt;story&gt;&quot;;[.J253];&quot;&lt;/story&gt; &lt;/game&gt;&quot;)" office:value-type="string" office:string-value="&lt;game name=&quot;Susanoo Densetsu (Japan)&quot;&gt; &lt;year&gt;1989&lt;/year&gt; &lt;rating&gt;ESRB - RP (Rating Pending)&lt;/rating&gt; &lt;title&gt;Susanoo Densetsu&lt;/title&gt; &lt;pub&gt;Hudson Soft&lt;/pub&gt; &lt;dev&gt;Dynamic&lt;/dev&gt; &lt;genre&gt;Role-Playing&lt;/genre&gt; &lt;score&gt;4.2&lt;/score&gt; &lt;player&gt;1 Player&lt;/player&gt; &lt;story&gt;The game is based on the eponymous manga (sometimes transliterated as Susa no Oh) by  Go Nagai. The protagonist is a seemingly ordinary teenager named Susa, who discovers that he contains within himself another persona, the destructive Japanese god Susanoo. The game's story begins right where the manga ended (with a cliffhanger): Susa faces his rival Uryu, who causes him to unleash the power of Susanoo, devastating the world and releasing evil spirits that take it in their possession. Having returned to his normal self, Susa has to find his sweetheart Yukishiro and other friends, and figure out a way to undo the damage he has inflicted on the world.****Susanoo Densetsu is notable for implementing a setting and gameplay themes unusual for Japanese RPGs of its time. Among those is a day/night cycle, which influences the appearance of monsters on the world map as well as schedules of characters in the towns (for example, shops are closed at night). It is also one of the first Japanese RPGs in which enemies wander around visibly on the world map, sometimes surrounding the player,  Ultima-style, and can be avoided.****The battle system is also reminiscent of Ultima, featuring free movement on the top-down battle screen. The fights are held in fast-paced turn-based style; to pause the fight, the player has to bring up the menu and select a command. Similarly to  Emerald Dragon, action points are spent when moving and/or selecting commands.****Later in the game Susa teams up with two other characters; he can also recruit mercenaries to help him in battles. Characters learn the so-called &quot;ESP powers&quot; when leveling up, which are equivalent to magic spells.&lt;/story&gt; &lt;/game&gt;">
            <text:p>&lt;game name="Susanoo Densetsu (Japan)"&gt; &lt;year&gt;1989&lt;/year&gt; &lt;rating&gt;ESRB - RP (Rating Pending)&lt;/rating&gt; &lt;title&gt;Susanoo Densetsu&lt;/title&gt; &lt;pub&gt;Hudson Soft&lt;/pub&gt; &lt;dev&gt;Dynamic&lt;/dev&gt; &lt;genre&gt;Role-Playing&lt;/genre&gt; &lt;score&gt;4.2&lt;/score&gt; &lt;player&gt;1 Player&lt;/player&gt; &lt;story&gt;The game is based on the eponymous manga (sometimes transliterated as Susa no Oh) by <text:s/>Go Nagai. The protagonist is a seemingly ordinary teenager named Susa, who discovers that he contains within himself another persona, the destructive Japanese god Susanoo. The game's story begins right where the manga ended (with a cliffhanger): Susa faces his rival Uryu, who causes him to unleash the power of Susanoo, devastating the world and releasing evil spirits that take it in their possession. Having returned to his normal self, Susa has to find his sweetheart Yukishiro and other friends, and figure out a way to undo the damage he has inflicted on the world.****Susanoo Densetsu is notable for implementing a setting and gameplay themes unusual for Japanese RPGs of its time. Among those is a day/night cycle, which influences the appearance of monsters on the world map as well as schedules of characters in the towns (for example, shops are closed at night). It is also one of the first Japanese RPGs in which enemies wander around visibly on the world map, sometimes surrounding the player, <text:s/>Ultima-style, and can be avoided.****The battle system is also reminiscent of Ultima, featuring free movement on the top-down battle screen. The fights are held in fast-paced turn-based style; to pause the fight, the player has to bring up the menu and select a command. Similarly to <text:s/>Emerald Dragon, action points are spent when moving and/or selecting commands.****Later in the game Susa teams up with two other characters; he can also recruit mercenaries to help him in battles. Characters learn the so-called "ESP powers" when leveling up, which are equivalent to magic spells.&lt;/story&gt; &lt;/game&gt;</text:p>
          </table:table-cell>
          <table:table-cell table:number-columns-repeated="1012"/>
        </table:table-row>
        <table:table-row table:style-name="ro1">
          <table:table-cell office:value-type="string">
            <text:p>Taito Chase H.Q. (Japan)</text:p>
          </table:table-cell>
          <table:table-cell office:value-type="float" office:value="1990">
            <text:p>1990</text:p>
          </table:table-cell>
          <table:table-cell office:value-type="string">
            <text:p>ESRB - RP (Rating Pending)</text:p>
          </table:table-cell>
          <table:table-cell office:value-type="string">
            <text:p>Taito Chase H.Q.</text:p>
          </table:table-cell>
          <table:table-cell table:number-columns-repeated="2" office:value-type="string">
            <text:p>Taito Corp.</text:p>
          </table:table-cell>
          <table:table-cell office:value-type="string">
            <text:p>Action/Racing</text:p>
          </table:table-cell>
          <table:table-cell office:value-type="string">
            <text:p>4.0</text:p>
          </table:table-cell>
          <table:table-cell office:value-type="string">
            <text:p>1 Player</text:p>
          </table:table-cell>
          <table:table-cell office:value-type="string">
            <text:p>As an undercover agent of Chase Headquarters, your job is to patrol the streets and track down five criminals. You are given a mission briefing before you start which gives information on the suspect and what car they drive. Then you drive across the city without crashing into other cars, and catch up with the criminal's car. To arrest the suspects, you must keep bumping into their car until it is no longer functional. And you have to do this under a strict time limit. You can't afford to crash into cars or buildings or you waste time getting on the road again. However, once you've caught up with your suspect, you are given more time. Your car is also equipped with turbo boosts, which you can use to gain extra speed if you are way behind the criminal. Each arrest is based on a "suspicion". </text:p>
          </table:table-cell>
          <table:table-cell table:style-name="Default" table:formula="of:=CONCATENATE(&quot;&lt;game name=&quot;;CHAR(34);[.A254];CHAR(34);&quot;&gt; &lt;year&gt;&quot;;[.B254];&quot;&lt;/year&gt; &lt;rating&gt;&quot;;[.C254];&quot;&lt;/rating&gt; &lt;title&gt;&quot;;[.D254];&quot;&lt;/title&gt; &lt;pub&gt;&quot;;[.E254];&quot;&lt;/pub&gt; &lt;dev&gt;&quot;;[.F254];&quot;&lt;/dev&gt; &lt;genre&gt;&quot;;[.G254];&quot;&lt;/genre&gt; &lt;score&gt;&quot;;[.H254];&quot;&lt;/score&gt; &lt;player&gt;&quot;;[.I254];&quot;&lt;/player&gt; &lt;story&gt;&quot;;[.J254];&quot;&lt;/story&gt; &lt;/game&gt;&quot;)" office:value-type="string" office:string-value="&lt;game name=&quot;Taito Chase H.Q. (Japan)&quot;&gt; &lt;year&gt;1990&lt;/year&gt; &lt;rating&gt;ESRB - RP (Rating Pending)&lt;/rating&gt; &lt;title&gt;Taito Chase H.Q.&lt;/title&gt; &lt;pub&gt;Taito Corp.&lt;/pub&gt; &lt;dev&gt;Taito Corp.&lt;/dev&gt; &lt;genre&gt;Action/Racing&lt;/genre&gt; &lt;score&gt;4.0&lt;/score&gt; &lt;player&gt;1 Player&lt;/player&gt; &lt;story&gt;As an undercover agent of Chase Headquarters, your job is to patrol the streets and track down five criminals. You are given a mission briefing before you start which gives information on the suspect and what car they drive. Then you drive across the city without crashing into other cars, and catch up with the criminal's car. To arrest the suspects, you must keep bumping into their car until it is no longer functional. And you have to do this under a strict time limit. You can't afford to crash into cars or buildings or you waste time getting on the road again. However, once you've caught up with your suspect, you are given more time. Your car is also equipped with turbo boosts, which you can use to gain extra speed if you are way behind the criminal. Each arrest is based on a &quot;suspicion&quot;. &lt;/story&gt; &lt;/game&gt;">
            <text:p>&lt;game name="Taito Chase H.Q. (Japan)"&gt; &lt;year&gt;1990&lt;/year&gt; &lt;rating&gt;ESRB - RP (Rating Pending)&lt;/rating&gt; &lt;title&gt;Taito Chase H.Q.&lt;/title&gt; &lt;pub&gt;Taito Corp.&lt;/pub&gt; &lt;dev&gt;Taito Corp.&lt;/dev&gt; &lt;genre&gt;Action/Racing&lt;/genre&gt; &lt;score&gt;4.0&lt;/score&gt; &lt;player&gt;1 Player&lt;/player&gt; &lt;story&gt;As an undercover agent of Chase Headquarters, your job is to patrol the streets and track down five criminals. You are given a mission briefing before you start which gives information on the suspect and what car they drive. Then you drive across the city without crashing into other cars, and catch up with the criminal's car. To arrest the suspects, you must keep bumping into their car until it is no longer functional. And you have to do this under a strict time limit. You can't afford to crash into cars or buildings or you waste time getting on the road again. However, once you've caught up with your suspect, you are given more time. Your car is also equipped with turbo boosts, which you can use to gain extra speed if you are way behind the criminal. Each arrest is based on a "suspicion". &lt;/story&gt; &lt;/game&gt;</text:p>
          </table:table-cell>
          <table:table-cell table:number-columns-repeated="1012"/>
        </table:table-row>
        <table:table-row table:style-name="ro1">
          <table:table-cell office:value-type="string">
            <text:p>Takahashi Meijin no Shin Boukenjima (Japan)</text:p>
          </table:table-cell>
          <table:table-cell office:value-type="string">
            <text:p>1992</text:p>
          </table:table-cell>
          <table:table-cell office:value-type="string">
            <text:p>ESRB - RP (Rating Pending)</text:p>
          </table:table-cell>
          <table:table-cell office:value-type="string">
            <text:p>Takahashi Meijin no Shin Boukenjima</text:p>
          </table:table-cell>
          <table:table-cell table:number-columns-repeated="2" office:value-type="string">
            <text:p>Hudson Soft</text:p>
          </table:table-cell>
          <table:table-cell office:value-type="string">
            <text:p>Action</text:p>
          </table:table-cell>
          <table:table-cell office:value-type="string">
            <text:p>4.0</text:p>
          </table:table-cell>
          <table:table-cell office:value-type="string">
            <text:p>1 Player</text:p>
          </table:table-cell>
          <table:table-cell office:value-type="string">
            <text:p>Somewhere on the peaceful Adventure Island, Master Higgins weds Tina, the new "Miss Island". Everyone who was invited to the wedding begins to celebrate when, suddenly, the evil Baron Bronsky appears and snatches Tina away, while his henchmen take the six children away. To reach his castle and rescue Tina, Master Higgins must first rescue the six children, each of whom is hidden on a separate island. <text:s/>New Adventure Island is a one-player action game that consists of seven areas, with four rounds each. In order to get through the areas, you must use your hatchet to destroy wildlife such as frogs, spiders, birds, snails, insects, and other pests, and watch out for hazards such as rocks, fire, water, and pits. As you progress further, your vitality will get low, so fruit must be collected in order to restore it. Along the way, you can smash open eggs that will award you with better weapons that include boomerangs, arrows, and magical fire. Some of the eggs will also reveal a fairy, which will protect you from getting hit. If you are unlucky enough to find an eggplant hidden in one of these eggs, your vitality will drain away very fast, and you need to get fruit every five seconds in order to survive. <text:s/>When you get to the end of an area, you will have to defeat one of the henchmen and rescue a child from one of the four castles.</text:p>
          </table:table-cell>
          <table:table-cell table:style-name="Default" table:formula="of:=CONCATENATE(&quot;&lt;game name=&quot;;CHAR(34);[.A255];CHAR(34);&quot;&gt; &lt;year&gt;&quot;;[.B255];&quot;&lt;/year&gt; &lt;rating&gt;&quot;;[.C255];&quot;&lt;/rating&gt; &lt;title&gt;&quot;;[.D255];&quot;&lt;/title&gt; &lt;pub&gt;&quot;;[.E255];&quot;&lt;/pub&gt; &lt;dev&gt;&quot;;[.F255];&quot;&lt;/dev&gt; &lt;genre&gt;&quot;;[.G255];&quot;&lt;/genre&gt; &lt;score&gt;&quot;;[.H255];&quot;&lt;/score&gt; &lt;player&gt;&quot;;[.I255];&quot;&lt;/player&gt; &lt;story&gt;&quot;;[.J255];&quot;&lt;/story&gt; &lt;/game&gt;&quot;)" office:value-type="string" office:string-value="&lt;game name=&quot;Takahashi Meijin no Shin Boukenjima (Japan)&quot;&gt; &lt;year&gt;1992&lt;/year&gt; &lt;rating&gt;ESRB - RP (Rating Pending)&lt;/rating&gt; &lt;title&gt;Takahashi Meijin no Shin Boukenjima&lt;/title&gt; &lt;pub&gt;Hudson Soft&lt;/pub&gt; &lt;dev&gt;Hudson Soft&lt;/dev&gt; &lt;genre&gt;Action&lt;/genre&gt; &lt;score&gt;4.0&lt;/score&gt; &lt;player&gt;1 Player&lt;/player&gt; &lt;story&gt;Somewhere on the peaceful Adventure Island, Master Higgins weds Tina, the new &quot;Miss Island&quot;. Everyone who was invited to the wedding begins to celebrate when, suddenly, the evil Baron Bronsky appears and snatches Tina away, while his henchmen take the six children away. To reach his castle and rescue Tina, Master Higgins must first rescue the six children, each of whom is hidden on a separate island.  New Adventure Island is a one-player action game that consists of seven areas, with four rounds each. In order to get through the areas, you must use your hatchet to destroy wildlife such as frogs, spiders, birds, snails, insects, and other pests, and watch out for hazards such as rocks, fire, water, and pits. As you progress further, your vitality will get low, so fruit must be collected in order to restore it. Along the way, you can smash open eggs that will award you with better weapons that include boomerangs, arrows, and magical fire. Some of the eggs will also reveal a fairy, which will protect you from getting hit. If you are unlucky enough to find an eggplant hidden in one of these eggs, your vitality will drain away very fast, and you need to get fruit every five seconds in order to survive.  When you get to the end of an area, you will have to defeat one of the henchmen and rescue a child from one of the four castles.&lt;/story&gt; &lt;/game&gt;">
            <text:p>&lt;game name="Takahashi Meijin no Shin Boukenjima (Japan)"&gt; &lt;year&gt;1992&lt;/year&gt; &lt;rating&gt;ESRB - RP (Rating Pending)&lt;/rating&gt; &lt;title&gt;Takahashi Meijin no Shin Boukenjima&lt;/title&gt; &lt;pub&gt;Hudson Soft&lt;/pub&gt; &lt;dev&gt;Hudson Soft&lt;/dev&gt; &lt;genre&gt;Action&lt;/genre&gt; &lt;score&gt;4.0&lt;/score&gt; &lt;player&gt;1 Player&lt;/player&gt; &lt;story&gt;Somewhere on the peaceful Adventure Island, Master Higgins weds Tina, the new "Miss Island". Everyone who was invited to the wedding begins to celebrate when, suddenly, the evil Baron Bronsky appears and snatches Tina away, while his henchmen take the six children away. To reach his castle and rescue Tina, Master Higgins must first rescue the six children, each of whom is hidden on a separate island. <text:s/>New Adventure Island is a one-player action game that consists of seven areas, with four rounds each. In order to get through the areas, you must use your hatchet to destroy wildlife such as frogs, spiders, birds, snails, insects, and other pests, and watch out for hazards such as rocks, fire, water, and pits. As you progress further, your vitality will get low, so fruit must be collected in order to restore it. Along the way, you can smash open eggs that will award you with better weapons that include boomerangs, arrows, and magical fire. Some of the eggs will also reveal a fairy, which will protect you from getting hit. If you are unlucky enough to find an eggplant hidden in one of these eggs, your vitality will drain away very fast, and you need to get fruit every five seconds in order to survive. <text:s/>When you get to the end of an area, you will have to defeat one of the henchmen and rescue a child from one of the four castles.&lt;/story&gt; &lt;/game&gt;</text:p>
          </table:table-cell>
          <table:table-cell table:number-columns-repeated="1012"/>
        </table:table-row>
        <table:table-row table:style-name="ro1">
          <table:table-cell office:value-type="string">
            <text:p>Takeda Shingen (Japan)</text:p>
          </table:table-cell>
          <table:table-cell office:value-type="float" office:value="1989">
            <text:p>1989</text:p>
          </table:table-cell>
          <table:table-cell office:value-type="string">
            <text:p>ESRB - RP (Rating Pending)</text:p>
          </table:table-cell>
          <table:table-cell office:value-type="string">
            <text:p>Takeda Shingen</text:p>
          </table:table-cell>
          <table:table-cell office:value-type="string">
            <text:p>AICOM Corporation</text:p>
          </table:table-cell>
          <table:table-cell office:value-type="string">
            <text:p>Aicom Corporation</text:p>
          </table:table-cell>
          <table:table-cell office:value-type="string">
            <text:p>Action</text:p>
          </table:table-cell>
          <table:table-cell office:value-type="string">
            <text:p>3.6</text:p>
          </table:table-cell>
          <table:table-cell office:value-type="string">
            <text:p>1 Player</text:p>
          </table:table-cell>
          <table:table-cell office:value-type="string">
            <text:p>Takeda Shingen is a 2D beat 'em up set in feudal Japan. The action takes place in Sengoku period. The player takes the role of the daimyō Takeda Shingen, who must defeat his adversary Uesugi Kenshin. Gameplay is typical of the genre, similar to King of Dragons or Knights of the Round. Takeda wields a Japanese sword (katana) and dons red armor. He must proceed from left to right and eliminate all enemies and bosses. Sometimes, the daimyō can visit some shops to buy various items.</text:p>
          </table:table-cell>
          <table:table-cell table:style-name="Default" table:formula="of:=CONCATENATE(&quot;&lt;game name=&quot;;CHAR(34);[.A256];CHAR(34);&quot;&gt; &lt;year&gt;&quot;;[.B256];&quot;&lt;/year&gt; &lt;rating&gt;&quot;;[.C256];&quot;&lt;/rating&gt; &lt;title&gt;&quot;;[.D256];&quot;&lt;/title&gt; &lt;pub&gt;&quot;;[.E256];&quot;&lt;/pub&gt; &lt;dev&gt;&quot;;[.F256];&quot;&lt;/dev&gt; &lt;genre&gt;&quot;;[.G256];&quot;&lt;/genre&gt; &lt;score&gt;&quot;;[.H256];&quot;&lt;/score&gt; &lt;player&gt;&quot;;[.I256];&quot;&lt;/player&gt; &lt;story&gt;&quot;;[.J256];&quot;&lt;/story&gt; &lt;/game&gt;&quot;)" office:value-type="string" office:string-value="&lt;game name=&quot;Takeda Shingen (Japan)&quot;&gt; &lt;year&gt;1989&lt;/year&gt; &lt;rating&gt;ESRB - RP (Rating Pending)&lt;/rating&gt; &lt;title&gt;Takeda Shingen&lt;/title&gt; &lt;pub&gt;AICOM Corporation&lt;/pub&gt; &lt;dev&gt;Aicom Corporation&lt;/dev&gt; &lt;genre&gt;Action&lt;/genre&gt; &lt;score&gt;3.6&lt;/score&gt; &lt;player&gt;1 Player&lt;/player&gt; &lt;story&gt;Takeda Shingen is a 2D beat 'em up set in feudal Japan. The action takes place in Sengoku period. The player takes the role of the daimyō Takeda Shingen, who must defeat his adversary Uesugi Kenshin. Gameplay is typical of the genre, similar to King of Dragons or Knights of the Round. Takeda wields a Japanese sword (katana) and dons red armor. He must proceed from left to right and eliminate all enemies and bosses. Sometimes, the daimyō can visit some shops to buy various items.&lt;/story&gt; &lt;/game&gt;">
            <text:p>&lt;game name="Takeda Shingen (Japan)"&gt; &lt;year&gt;1989&lt;/year&gt; &lt;rating&gt;ESRB - RP (Rating Pending)&lt;/rating&gt; &lt;title&gt;Takeda Shingen&lt;/title&gt; &lt;pub&gt;AICOM Corporation&lt;/pub&gt; &lt;dev&gt;Aicom Corporation&lt;/dev&gt; &lt;genre&gt;Action&lt;/genre&gt; &lt;score&gt;3.6&lt;/score&gt; &lt;player&gt;1 Player&lt;/player&gt; &lt;story&gt;Takeda Shingen is a 2D beat 'em up set in feudal Japan. The action takes place in Sengoku period. The player takes the role of the daimyō Takeda Shingen, who must defeat his adversary Uesugi Kenshin. Gameplay is typical of the genre, similar to King of Dragons or Knights of the Round. Takeda wields a Japanese sword (katana) and dons red armor. He must proceed from left to right and eliminate all enemies and bosses. Sometimes, the daimyō can visit some shops to buy various items.&lt;/story&gt; &lt;/game&gt;</text:p>
          </table:table-cell>
          <table:table-cell table:number-columns-repeated="1012"/>
        </table:table-row>
        <table:table-row table:style-name="ro1">
          <table:table-cell office:value-type="string">
            <text:p>Tatsujin (Japan)</text:p>
          </table:table-cell>
          <table:table-cell office:value-type="string">
            <text:p>1992</text:p>
          </table:table-cell>
          <table:table-cell office:value-type="string">
            <text:p>ESRB - RP (Rating Pending)</text:p>
          </table:table-cell>
          <table:table-cell office:value-type="string">
            <text:p>Tatsujin</text:p>
          </table:table-cell>
          <table:table-cell table:number-columns-repeated="2" office:value-type="string">
            <text:p>Taito Corp.</text:p>
          </table:table-cell>
          <table:table-cell office:value-type="string">
            <text:p>Shoot-'Em-Up</text:p>
          </table:table-cell>
          <table:table-cell office:value-type="string">
            <text:p>4.2</text:p>
          </table:table-cell>
          <table:table-cell office:value-type="string">
            <text:p>1 Player</text:p>
          </table:table-cell>
          <table:table-cell office:value-type="string">
            <text:p>The evil Dogurava, commander of an alien army known as the Gidans, is attacking the planet Borogo. The army uses five giant asteroids as fortresses for the invasion. After surviving an attack on an orbiting cargo barge, a lone pilot takes the only remaining fighter craft and embarks on a suicide mission: draw the Gidans' fire to himself, while attempting to bypass their fighters on the way to the fortresses. <text:s/>Originating in the arcades, Truxton is a vertically scrolling shooter. The player controls a fighter craft that has to eliminate the enemies with primary weapons or bombs. The basic weapon comes in three varieties: Power Shot (small spreading projectiles), Sun Laser (a powerful, fast-moving straight laser beam, and Truxton Beam (an electric beam that spreads in all directions if the player is holding down the fire button). Each one of these weapons can be upgraded to a more powerful variant by collecting power-ups (up to four power levels). Beside increased attack power, the weapons also may gain additional properties when powering up (e.g. the Power Shot creates a shield around the player-controlled aircraft). Other power-up effects include increasing the ship's maneuvering speed up to four times, increasing the number of bombs, and gaining additional lives.</text:p>
          </table:table-cell>
          <table:table-cell table:style-name="Default" table:formula="of:=CONCATENATE(&quot;&lt;game name=&quot;;CHAR(34);[.A257];CHAR(34);&quot;&gt; &lt;year&gt;&quot;;[.B257];&quot;&lt;/year&gt; &lt;rating&gt;&quot;;[.C257];&quot;&lt;/rating&gt; &lt;title&gt;&quot;;[.D257];&quot;&lt;/title&gt; &lt;pub&gt;&quot;;[.E257];&quot;&lt;/pub&gt; &lt;dev&gt;&quot;;[.F257];&quot;&lt;/dev&gt; &lt;genre&gt;&quot;;[.G257];&quot;&lt;/genre&gt; &lt;score&gt;&quot;;[.H257];&quot;&lt;/score&gt; &lt;player&gt;&quot;;[.I257];&quot;&lt;/player&gt; &lt;story&gt;&quot;;[.J257];&quot;&lt;/story&gt; &lt;/game&gt;&quot;)" office:value-type="string" office:string-value="&lt;game name=&quot;Tatsujin (Japan)&quot;&gt; &lt;year&gt;1992&lt;/year&gt; &lt;rating&gt;ESRB - RP (Rating Pending)&lt;/rating&gt; &lt;title&gt;Tatsujin&lt;/title&gt; &lt;pub&gt;Taito Corp.&lt;/pub&gt; &lt;dev&gt;Taito Corp.&lt;/dev&gt; &lt;genre&gt;Shoot-'Em-Up&lt;/genre&gt; &lt;score&gt;4.2&lt;/score&gt; &lt;player&gt;1 Player&lt;/player&gt; &lt;story&gt;The evil Dogurava, commander of an alien army known as the Gidans, is attacking the planet Borogo. The army uses five giant asteroids as fortresses for the invasion. After surviving an attack on an orbiting cargo barge, a lone pilot takes the only remaining fighter craft and embarks on a suicide mission: draw the Gidans' fire to himself, while attempting to bypass their fighters on the way to the fortresses.  Originating in the arcades, Truxton is a vertically scrolling shooter. The player controls a fighter craft that has to eliminate the enemies with primary weapons or bombs. The basic weapon comes in three varieties: Power Shot (small spreading projectiles), Sun Laser (a powerful, fast-moving straight laser beam, and Truxton Beam (an electric beam that spreads in all directions if the player is holding down the fire button). Each one of these weapons can be upgraded to a more powerful variant by collecting power-ups (up to four power levels). Beside increased attack power, the weapons also may gain additional properties when powering up (e.g. the Power Shot creates a shield around the player-controlled aircraft). Other power-up effects include increasing the ship's maneuvering speed up to four times, increasing the number of bombs, and gaining additional lives.&lt;/story&gt; &lt;/game&gt;">
            <text:p>&lt;game name="Tatsujin (Japan)"&gt; &lt;year&gt;1992&lt;/year&gt; &lt;rating&gt;ESRB - RP (Rating Pending)&lt;/rating&gt; &lt;title&gt;Tatsujin&lt;/title&gt; &lt;pub&gt;Taito Corp.&lt;/pub&gt; &lt;dev&gt;Taito Corp.&lt;/dev&gt; &lt;genre&gt;Shoot-'Em-Up&lt;/genre&gt; &lt;score&gt;4.2&lt;/score&gt; &lt;player&gt;1 Player&lt;/player&gt; &lt;story&gt;The evil Dogurava, commander of an alien army known as the Gidans, is attacking the planet Borogo. The army uses five giant asteroids as fortresses for the invasion. After surviving an attack on an orbiting cargo barge, a lone pilot takes the only remaining fighter craft and embarks on a suicide mission: draw the Gidans' fire to himself, while attempting to bypass their fighters on the way to the fortresses. <text:s/>Originating in the arcades, Truxton is a vertically scrolling shooter. The player controls a fighter craft that has to eliminate the enemies with primary weapons or bombs. The basic weapon comes in three varieties: Power Shot (small spreading projectiles), Sun Laser (a powerful, fast-moving straight laser beam, and Truxton Beam (an electric beam that spreads in all directions if the player is holding down the fire button). Each one of these weapons can be upgraded to a more powerful variant by collecting power-ups (up to four power levels). Beside increased attack power, the weapons also may gain additional properties when powering up (e.g. the Power Shot creates a shield around the player-controlled aircraft). Other power-up effects include increasing the ship's maneuvering speed up to four times, increasing the number of bombs, and gaining additional lives.&lt;/story&gt; &lt;/game&gt;</text:p>
          </table:table-cell>
          <table:table-cell table:number-columns-repeated="1012"/>
        </table:table-row>
        <table:table-row table:style-name="ro1">
          <table:table-cell office:value-type="string">
            <text:p>Tatsunoko Fighter (Japan)</text:p>
          </table:table-cell>
          <table:table-cell office:value-type="float" office:value="1989">
            <text:p>1989</text:p>
          </table:table-cell>
          <table:table-cell office:value-type="string">
            <text:p>ESRB - RP (Rating Pending)</text:p>
          </table:table-cell>
          <table:table-cell office:value-type="string">
            <text:p>Tatsunoko Fighter</text:p>
          </table:table-cell>
          <table:table-cell office:value-type="string">
            <text:p>Tonkin House</text:p>
          </table:table-cell>
          <table:table-cell office:value-type="string">
            <text:p>Tokyo Shoseki</text:p>
          </table:table-cell>
          <table:table-cell office:value-type="string">
            <text:p>Action</text:p>
          </table:table-cell>
          <table:table-cell office:value-type="string">
            <text:p>3.9</text:p>
          </table:table-cell>
          <table:table-cell office:value-type="string">
            <text:p>1 Player</text:p>
          </table:table-cell>
          <table:table-cell office:value-type="string">
            <text:p>Tatsu no Ko Fighter comes from the Ghouls 'n' Ghosts school of thought - make the game damn hard and frustrating, make the player replay levels over and over until they do it and (thankfully) give them infinite continues so it's not THAT unfair. But while Ghouls 'n' Ghosts is visually interesting and has great music, this isn't and doesn't. Graphics are plain, though not as simplistic as a lot of games of this type and therefore moderately attractive, sound is average with nothing that sticks in your head, but there's something about the difficulty that just puts you off. Most games have a learning curve that starts off very easy then ramps up, but this is pretty tricky from the beginning. After the first few levels, you'll soon be cursing the screen and reaching for the power switch. It almost has a furious addictiveness to it, but not quite - the drive to get further is somehow missing. If you like very hard and annoying platformers, then you could do worse, but most people won't be willing to put the effort in as the rewards are just not there.</text:p>
          </table:table-cell>
          <table:table-cell table:style-name="Default" table:formula="of:=CONCATENATE(&quot;&lt;game name=&quot;;CHAR(34);[.A258];CHAR(34);&quot;&gt; &lt;year&gt;&quot;;[.B258];&quot;&lt;/year&gt; &lt;rating&gt;&quot;;[.C258];&quot;&lt;/rating&gt; &lt;title&gt;&quot;;[.D258];&quot;&lt;/title&gt; &lt;pub&gt;&quot;;[.E258];&quot;&lt;/pub&gt; &lt;dev&gt;&quot;;[.F258];&quot;&lt;/dev&gt; &lt;genre&gt;&quot;;[.G258];&quot;&lt;/genre&gt; &lt;score&gt;&quot;;[.H258];&quot;&lt;/score&gt; &lt;player&gt;&quot;;[.I258];&quot;&lt;/player&gt; &lt;story&gt;&quot;;[.J258];&quot;&lt;/story&gt; &lt;/game&gt;&quot;)" office:value-type="string" office:string-value="&lt;game name=&quot;Tatsunoko Fighter (Japan)&quot;&gt; &lt;year&gt;1989&lt;/year&gt; &lt;rating&gt;ESRB - RP (Rating Pending)&lt;/rating&gt; &lt;title&gt;Tatsunoko Fighter&lt;/title&gt; &lt;pub&gt;Tonkin House&lt;/pub&gt; &lt;dev&gt;Tokyo Shoseki&lt;/dev&gt; &lt;genre&gt;Action&lt;/genre&gt; &lt;score&gt;3.9&lt;/score&gt; &lt;player&gt;1 Player&lt;/player&gt; &lt;story&gt;Tatsu no Ko Fighter comes from the Ghouls 'n' Ghosts school of thought - make the game damn hard and frustrating, make the player replay levels over and over until they do it and (thankfully) give them infinite continues so it's not THAT unfair. But while Ghouls 'n' Ghosts is visually interesting and has great music, this isn't and doesn't. Graphics are plain, though not as simplistic as a lot of games of this type and therefore moderately attractive, sound is average with nothing that sticks in your head, but there's something about the difficulty that just puts you off. Most games have a learning curve that starts off very easy then ramps up, but this is pretty tricky from the beginning. After the first few levels, you'll soon be cursing the screen and reaching for the power switch. It almost has a furious addictiveness to it, but not quite - the drive to get further is somehow missing. If you like very hard and annoying platformers, then you could do worse, but most people won't be willing to put the effort in as the rewards are just not there.&lt;/story&gt; &lt;/game&gt;">
            <text:p>&lt;game name="Tatsunoko Fighter (Japan)"&gt; &lt;year&gt;1989&lt;/year&gt; &lt;rating&gt;ESRB - RP (Rating Pending)&lt;/rating&gt; &lt;title&gt;Tatsunoko Fighter&lt;/title&gt; &lt;pub&gt;Tonkin House&lt;/pub&gt; &lt;dev&gt;Tokyo Shoseki&lt;/dev&gt; &lt;genre&gt;Action&lt;/genre&gt; &lt;score&gt;3.9&lt;/score&gt; &lt;player&gt;1 Player&lt;/player&gt; &lt;story&gt;Tatsu no Ko Fighter comes from the Ghouls 'n' Ghosts school of thought - make the game damn hard and frustrating, make the player replay levels over and over until they do it and (thankfully) give them infinite continues so it's not THAT unfair. But while Ghouls 'n' Ghosts is visually interesting and has great music, this isn't and doesn't. Graphics are plain, though not as simplistic as a lot of games of this type and therefore moderately attractive, sound is average with nothing that sticks in your head, but there's something about the difficulty that just puts you off. Most games have a learning curve that starts off very easy then ramps up, but this is pretty tricky from the beginning. After the first few levels, you'll soon be cursing the screen and reaching for the power switch. It almost has a furious addictiveness to it, but not quite - the drive to get further is somehow missing. If you like very hard and annoying platformers, then you could do worse, but most people won't be willing to put the effort in as the rewards are just not there.&lt;/story&gt; &lt;/game&gt;</text:p>
          </table:table-cell>
          <table:table-cell table:number-columns-repeated="1012"/>
        </table:table-row>
        <table:table-row table:style-name="ro1">
          <table:table-cell office:value-type="string">
            <text:p>Tenseiryuu - Saint Dragon (Japan)</text:p>
          </table:table-cell>
          <table:table-cell office:value-type="float" office:value="1990">
            <text:p>1990</text:p>
          </table:table-cell>
          <table:table-cell office:value-type="string">
            <text:p>ESRB - RP (Rating Pending)</text:p>
          </table:table-cell>
          <table:table-cell office:value-type="string">
            <text:p>Tenseiryuu - Saint Dragon</text:p>
          </table:table-cell>
          <table:table-cell office:value-type="string">
            <text:p>AICOM Corporation</text:p>
          </table:table-cell>
          <table:table-cell office:value-type="string">
            <text:p>Aicom Corporation</text:p>
          </table:table-cell>
          <table:table-cell office:value-type="string">
            <text:p>Shoot-'Em-Up</text:p>
          </table:table-cell>
          <table:table-cell office:value-type="string">
            <text:p>4.4</text:p>
          </table:table-cell>
          <table:table-cell office:value-type="string">
            <text:p>1 Player</text:p>
          </table:table-cell>
          <table:table-cell office:value-type="string">
            <text:p>Cyborg Monsters have taken over the galaxy, reducing race after race into slavery. Being designed by man these beings have superior firepower and attack capabilities, and can only really be beaten by one of their own. St. Dragon the Cyborg Warrior chooses to fight back against this tyranny, and that is the role you take in this horizontally scrolling shoot 'em up. <text:s/>Five R-Type-style levels await, with a wide variety of weapons on offer. When you lose a life (even your last life; there are continues on offer as well) you don't lose any of your power-up weaponry, but the restart points are quite far apart. The game's main unique feature is the armoured tail you have, which can be used to ward off attackers and can do considerable damage on its own if well-used.</text:p>
          </table:table-cell>
          <table:table-cell table:style-name="Default" table:formula="of:=CONCATENATE(&quot;&lt;game name=&quot;;CHAR(34);[.A259];CHAR(34);&quot;&gt; &lt;year&gt;&quot;;[.B259];&quot;&lt;/year&gt; &lt;rating&gt;&quot;;[.C259];&quot;&lt;/rating&gt; &lt;title&gt;&quot;;[.D259];&quot;&lt;/title&gt; &lt;pub&gt;&quot;;[.E259];&quot;&lt;/pub&gt; &lt;dev&gt;&quot;;[.F259];&quot;&lt;/dev&gt; &lt;genre&gt;&quot;;[.G259];&quot;&lt;/genre&gt; &lt;score&gt;&quot;;[.H259];&quot;&lt;/score&gt; &lt;player&gt;&quot;;[.I259];&quot;&lt;/player&gt; &lt;story&gt;&quot;;[.J259];&quot;&lt;/story&gt; &lt;/game&gt;&quot;)" office:value-type="string" office:string-value="&lt;game name=&quot;Tenseiryuu - Saint Dragon (Japan)&quot;&gt; &lt;year&gt;1990&lt;/year&gt; &lt;rating&gt;ESRB - RP (Rating Pending)&lt;/rating&gt; &lt;title&gt;Tenseiryuu - Saint Dragon&lt;/title&gt; &lt;pub&gt;AICOM Corporation&lt;/pub&gt; &lt;dev&gt;Aicom Corporation&lt;/dev&gt; &lt;genre&gt;Shoot-'Em-Up&lt;/genre&gt; &lt;score&gt;4.4&lt;/score&gt; &lt;player&gt;1 Player&lt;/player&gt; &lt;story&gt;Cyborg Monsters have taken over the galaxy, reducing race after race into slavery. Being designed by man these beings have superior firepower and attack capabilities, and can only really be beaten by one of their own. St. Dragon the Cyborg Warrior chooses to fight back against this tyranny, and that is the role you take in this horizontally scrolling shoot 'em up.  Five R-Type-style levels await, with a wide variety of weapons on offer. When you lose a life (even your last life; there are continues on offer as well) you don't lose any of your power-up weaponry, but the restart points are quite far apart. The game's main unique feature is the armoured tail you have, which can be used to ward off attackers and can do considerable damage on its own if well-used.&lt;/story&gt; &lt;/game&gt;">
            <text:p>&lt;game name="Tenseiryuu - Saint Dragon (Japan)"&gt; &lt;year&gt;1990&lt;/year&gt; &lt;rating&gt;ESRB - RP (Rating Pending)&lt;/rating&gt; &lt;title&gt;Tenseiryuu - Saint Dragon&lt;/title&gt; &lt;pub&gt;AICOM Corporation&lt;/pub&gt; &lt;dev&gt;Aicom Corporation&lt;/dev&gt; &lt;genre&gt;Shoot-'Em-Up&lt;/genre&gt; &lt;score&gt;4.4&lt;/score&gt; &lt;player&gt;1 Player&lt;/player&gt; &lt;story&gt;Cyborg Monsters have taken over the galaxy, reducing race after race into slavery. Being designed by man these beings have superior firepower and attack capabilities, and can only really be beaten by one of their own. St. Dragon the Cyborg Warrior chooses to fight back against this tyranny, and that is the role you take in this horizontally scrolling shoot 'em up. <text:s/>Five R-Type-style levels await, with a wide variety of weapons on offer. When you lose a life (even your last life; there are continues on offer as well) you don't lose any of your power-up weaponry, but the restart points are quite far apart. The game's main unique feature is the armoured tail you have, which can be used to ward off attackers and can do considerable damage on its own if well-used.&lt;/story&gt; &lt;/game&gt;</text:p>
          </table:table-cell>
          <table:table-cell table:number-columns-repeated="1012"/>
        </table:table-row>
        <table:table-row table:style-name="ro1">
          <table:table-cell office:value-type="string">
            <text:p>Terra Cresta II - Mandoraa no Gyakushuu (Japan)</text:p>
          </table:table-cell>
          <table:table-cell office:value-type="string">
            <text:p>1992</text:p>
          </table:table-cell>
          <table:table-cell office:value-type="string">
            <text:p>ESRB - RP (Rating Pending)</text:p>
          </table:table-cell>
          <table:table-cell office:value-type="string">
            <text:p>Terra Cresta II - Mandoraa no Gyakushuu</text:p>
          </table:table-cell>
          <table:table-cell office:value-type="string">
            <text:p>Nihon Bussan Co., Ltd.</text:p>
          </table:table-cell>
          <table:table-cell office:value-type="string">
            <text:p>Nichibutsu</text:p>
          </table:table-cell>
          <table:table-cell office:value-type="string">
            <text:p>Shoot-'Em-Up</text:p>
          </table:table-cell>
          <table:table-cell office:value-type="string">
            <text:p>3.7</text:p>
          </table:table-cell>
          <table:table-cell office:value-type="string">
            <text:p>1 Player</text:p>
          </table:table-cell>
          <table:table-cell office:value-type="string">
            <text:p>Vertically scrolling shoot 'em up where you collect modules that can either combine with your ship or fly in formation with you to alter their effectiveness.</text:p>
          </table:table-cell>
          <table:table-cell table:style-name="Default" table:formula="of:=CONCATENATE(&quot;&lt;game name=&quot;;CHAR(34);[.A260];CHAR(34);&quot;&gt; &lt;year&gt;&quot;;[.B260];&quot;&lt;/year&gt; &lt;rating&gt;&quot;;[.C260];&quot;&lt;/rating&gt; &lt;title&gt;&quot;;[.D260];&quot;&lt;/title&gt; &lt;pub&gt;&quot;;[.E260];&quot;&lt;/pub&gt; &lt;dev&gt;&quot;;[.F260];&quot;&lt;/dev&gt; &lt;genre&gt;&quot;;[.G260];&quot;&lt;/genre&gt; &lt;score&gt;&quot;;[.H260];&quot;&lt;/score&gt; &lt;player&gt;&quot;;[.I260];&quot;&lt;/player&gt; &lt;story&gt;&quot;;[.J260];&quot;&lt;/story&gt; &lt;/game&gt;&quot;)" office:value-type="string" office:string-value="&lt;game name=&quot;Terra Cresta II - Mandoraa no Gyakushuu (Japan)&quot;&gt; &lt;year&gt;1992&lt;/year&gt; &lt;rating&gt;ESRB - RP (Rating Pending)&lt;/rating&gt; &lt;title&gt;Terra Cresta II - Mandoraa no Gyakushuu&lt;/title&gt; &lt;pub&gt;Nihon Bussan Co., Ltd.&lt;/pub&gt; &lt;dev&gt;Nichibutsu&lt;/dev&gt; &lt;genre&gt;Shoot-'Em-Up&lt;/genre&gt; &lt;score&gt;3.7&lt;/score&gt; &lt;player&gt;1 Player&lt;/player&gt; &lt;story&gt;Vertically scrolling shoot 'em up where you collect modules that can either combine with your ship or fly in formation with you to alter their effectiveness.&lt;/story&gt; &lt;/game&gt;">
            <text:p>&lt;game name="Terra Cresta II - Mandoraa no Gyakushuu (Japan)"&gt; &lt;year&gt;1992&lt;/year&gt; &lt;rating&gt;ESRB - RP (Rating Pending)&lt;/rating&gt; &lt;title&gt;Terra Cresta II - Mandoraa no Gyakushuu&lt;/title&gt; &lt;pub&gt;Nihon Bussan Co., Ltd.&lt;/pub&gt; &lt;dev&gt;Nichibutsu&lt;/dev&gt; &lt;genre&gt;Shoot-'Em-Up&lt;/genre&gt; &lt;score&gt;3.7&lt;/score&gt; &lt;player&gt;1 Player&lt;/player&gt; &lt;story&gt;Vertically scrolling shoot 'em up where you collect modules that can either combine with your ship or fly in formation with you to alter their effectiveness.&lt;/story&gt; &lt;/game&gt;</text:p>
          </table:table-cell>
          <table:table-cell table:number-columns-repeated="1012"/>
        </table:table-row>
        <table:table-row table:style-name="ro1">
          <table:table-cell office:value-type="string">
            <text:p>Thunder Blade (Japan)</text:p>
          </table:table-cell>
          <table:table-cell office:value-type="float" office:value="1990">
            <text:p>1990</text:p>
          </table:table-cell>
          <table:table-cell office:value-type="string">
            <text:p>ESRB - RP (Rating Pending)</text:p>
          </table:table-cell>
          <table:table-cell office:value-type="string">
            <text:p>Thunder Blade</text:p>
          </table:table-cell>
          <table:table-cell office:value-type="string">
            <text:p>NEC Avenue, Ltd.</text:p>
          </table:table-cell>
          <table:table-cell office:value-type="string">
            <text:p>Sega</text:p>
          </table:table-cell>
          <table:table-cell office:value-type="string">
            <text:p>Shoot-'Em-Up</text:p>
          </table:table-cell>
          <table:table-cell office:value-type="string">
            <text:p>3.9</text:p>
          </table:table-cell>
          <table:table-cell office:value-type="string">
            <text:p>1 Player</text:p>
          </table:table-cell>
          <table:table-cell office:value-type="string">
            <text:p>Aboard the lethal Gunship Gladiator helicopter, it is your job to ensure that a coup fails to install a dictator as leader. ****The game features 12 levels split into three distinct styles. First of all you'll be flying over a city in your helicopter, shooting out tanks by ducking low enough to target them, but also climbing to avoid the skyscrapers in the area. The third section is viewed similarly, but sees you attempting to wipe out the planes mounted on an aircraft carrier.****The second section is viewed behind your helicopter in full 3D, and adds helicopters and planes to be shot, with dodging their bullets as you duck down to shoot the tanks being the main challenge.</text:p>
          </table:table-cell>
          <table:table-cell table:style-name="Default" table:formula="of:=CONCATENATE(&quot;&lt;game name=&quot;;CHAR(34);[.A261];CHAR(34);&quot;&gt; &lt;year&gt;&quot;;[.B261];&quot;&lt;/year&gt; &lt;rating&gt;&quot;;[.C261];&quot;&lt;/rating&gt; &lt;title&gt;&quot;;[.D261];&quot;&lt;/title&gt; &lt;pub&gt;&quot;;[.E261];&quot;&lt;/pub&gt; &lt;dev&gt;&quot;;[.F261];&quot;&lt;/dev&gt; &lt;genre&gt;&quot;;[.G261];&quot;&lt;/genre&gt; &lt;score&gt;&quot;;[.H261];&quot;&lt;/score&gt; &lt;player&gt;&quot;;[.I261];&quot;&lt;/player&gt; &lt;story&gt;&quot;;[.J261];&quot;&lt;/story&gt; &lt;/game&gt;&quot;)" office:value-type="string" office:string-value="&lt;game name=&quot;Thunder Blade (Japan)&quot;&gt; &lt;year&gt;1990&lt;/year&gt; &lt;rating&gt;ESRB - RP (Rating Pending)&lt;/rating&gt; &lt;title&gt;Thunder Blade&lt;/title&gt; &lt;pub&gt;NEC Avenue, Ltd.&lt;/pub&gt; &lt;dev&gt;Sega&lt;/dev&gt; &lt;genre&gt;Shoot-'Em-Up&lt;/genre&gt; &lt;score&gt;3.9&lt;/score&gt; &lt;player&gt;1 Player&lt;/player&gt; &lt;story&gt;Aboard the lethal Gunship Gladiator helicopter, it is your job to ensure that a coup fails to install a dictator as leader. ****The game features 12 levels split into three distinct styles. First of all you'll be flying over a city in your helicopter, shooting out tanks by ducking low enough to target them, but also climbing to avoid the skyscrapers in the area. The third section is viewed similarly, but sees you attempting to wipe out the planes mounted on an aircraft carrier.****The second section is viewed behind your helicopter in full 3D, and adds helicopters and planes to be shot, with dodging their bullets as you duck down to shoot the tanks being the main challenge.&lt;/story&gt; &lt;/game&gt;">
            <text:p>&lt;game name="Thunder Blade (Japan)"&gt; &lt;year&gt;1990&lt;/year&gt; &lt;rating&gt;ESRB - RP (Rating Pending)&lt;/rating&gt; &lt;title&gt;Thunder Blade&lt;/title&gt; &lt;pub&gt;NEC Avenue, Ltd.&lt;/pub&gt; &lt;dev&gt;Sega&lt;/dev&gt; &lt;genre&gt;Shoot-'Em-Up&lt;/genre&gt; &lt;score&gt;3.9&lt;/score&gt; &lt;player&gt;1 Player&lt;/player&gt; &lt;story&gt;Aboard the lethal Gunship Gladiator helicopter, it is your job to ensure that a coup fails to install a dictator as leader. ****The game features 12 levels split into three distinct styles. First of all you'll be flying over a city in your helicopter, shooting out tanks by ducking low enough to target them, but also climbing to avoid the skyscrapers in the area. The third section is viewed similarly, but sees you attempting to wipe out the planes mounted on an aircraft carrier.****The second section is viewed behind your helicopter in full 3D, and adds helicopters and planes to be shot, with dodging their bullets as you duck down to shoot the tanks being the main challenge.&lt;/story&gt; &lt;/game&gt;</text:p>
          </table:table-cell>
          <table:table-cell table:number-columns-repeated="1012"/>
        </table:table-row>
        <table:table-row table:style-name="ro1">
          <table:table-cell office:value-type="string">
            <text:p>Time Cruise II (Japan)</text:p>
          </table:table-cell>
          <table:table-cell office:value-type="string">
            <text:p>1991</text:p>
          </table:table-cell>
          <table:table-cell office:value-type="string">
            <text:p>ESRB - RP (Rating Pending)</text:p>
          </table:table-cell>
          <table:table-cell office:value-type="string">
            <text:p>Time Cruise II</text:p>
          </table:table-cell>
          <table:table-cell office:value-type="string">
            <text:p>FACE</text:p>
          </table:table-cell>
          <table:table-cell office:value-type="string">
            <text:p>Face</text:p>
          </table:table-cell>
          <table:table-cell office:value-type="string">
            <text:p>Pinball</text:p>
          </table:table-cell>
          <table:table-cell office:value-type="string">
            <text:p>3.6</text:p>
          </table:table-cell>
          <table:table-cell office:value-type="string">
            <text:p>1 Player</text:p>
          </table:table-cell>
          <table:table-cell office:value-type="string">
            <text:p>Time Cruise is a pinball game with a story. The story has a scientist by the name of Eric who one day hears a voice claiming to be an extraterrestrial and through this voice learns the secret to time travel. After several years of building his creation, he is finally finished and crawls in to his round metal time machine and is off on a quest to travel through time and meet his extraterrestrial friend. <text:s/>The goal of the game, much like many others in the genre, is to reach a certain amount of points in one of several different pinball tables that range in different time periods including prehistoric times and up to the future.</text:p>
          </table:table-cell>
          <table:table-cell table:style-name="Default" table:formula="of:=CONCATENATE(&quot;&lt;game name=&quot;;CHAR(34);[.A262];CHAR(34);&quot;&gt; &lt;year&gt;&quot;;[.B262];&quot;&lt;/year&gt; &lt;rating&gt;&quot;;[.C262];&quot;&lt;/rating&gt; &lt;title&gt;&quot;;[.D262];&quot;&lt;/title&gt; &lt;pub&gt;&quot;;[.E262];&quot;&lt;/pub&gt; &lt;dev&gt;&quot;;[.F262];&quot;&lt;/dev&gt; &lt;genre&gt;&quot;;[.G262];&quot;&lt;/genre&gt; &lt;score&gt;&quot;;[.H262];&quot;&lt;/score&gt; &lt;player&gt;&quot;;[.I262];&quot;&lt;/player&gt; &lt;story&gt;&quot;;[.J262];&quot;&lt;/story&gt; &lt;/game&gt;&quot;)" office:value-type="string" office:string-value="&lt;game name=&quot;Time Cruise II (Japan)&quot;&gt; &lt;year&gt;1991&lt;/year&gt; &lt;rating&gt;ESRB - RP (Rating Pending)&lt;/rating&gt; &lt;title&gt;Time Cruise II&lt;/title&gt; &lt;pub&gt;FACE&lt;/pub&gt; &lt;dev&gt;Face&lt;/dev&gt; &lt;genre&gt;Pinball&lt;/genre&gt; &lt;score&gt;3.6&lt;/score&gt; &lt;player&gt;1 Player&lt;/player&gt; &lt;story&gt;Time Cruise is a pinball game with a story. The story has a scientist by the name of Eric who one day hears a voice claiming to be an extraterrestrial and through this voice learns the secret to time travel. After several years of building his creation, he is finally finished and crawls in to his round metal time machine and is off on a quest to travel through time and meet his extraterrestrial friend.  The goal of the game, much like many others in the genre, is to reach a certain amount of points in one of several different pinball tables that range in different time periods including prehistoric times and up to the future.&lt;/story&gt; &lt;/game&gt;">
            <text:p>&lt;game name="Time Cruise II (Japan)"&gt; &lt;year&gt;1991&lt;/year&gt; &lt;rating&gt;ESRB - RP (Rating Pending)&lt;/rating&gt; &lt;title&gt;Time Cruise II&lt;/title&gt; &lt;pub&gt;FACE&lt;/pub&gt; &lt;dev&gt;Face&lt;/dev&gt; &lt;genre&gt;Pinball&lt;/genre&gt; &lt;score&gt;3.6&lt;/score&gt; &lt;player&gt;1 Player&lt;/player&gt; &lt;story&gt;Time Cruise is a pinball game with a story. The story has a scientist by the name of Eric who one day hears a voice claiming to be an extraterrestrial and through this voice learns the secret to time travel. After several years of building his creation, he is finally finished and crawls in to his round metal time machine and is off on a quest to travel through time and meet his extraterrestrial friend. <text:s/>The goal of the game, much like many others in the genre, is to reach a certain amount of points in one of several different pinball tables that range in different time periods including prehistoric times and up to the future.&lt;/story&gt; &lt;/game&gt;</text:p>
          </table:table-cell>
          <table:table-cell table:number-columns-repeated="1012"/>
        </table:table-row>
        <table:table-row table:style-name="ro1">
          <table:table-cell office:value-type="string">
            <text:p>Titan (Japan)</text:p>
          </table:table-cell>
          <table:table-cell office:value-type="string">
            <text:p>1991</text:p>
          </table:table-cell>
          <table:table-cell office:value-type="string">
            <text:p>ESRB - RP (Rating Pending)</text:p>
          </table:table-cell>
          <table:table-cell office:value-type="string">
            <text:p>Titan</text:p>
          </table:table-cell>
          <table:table-cell office:value-type="string">
            <text:p>naxat soft</text:p>
          </table:table-cell>
          <table:table-cell office:value-type="string">
            <text:p>Titus</text:p>
          </table:table-cell>
          <table:table-cell office:value-type="string">
            <text:p>Puzzle</text:p>
          </table:table-cell>
          <table:table-cell office:value-type="string">
            <text:p>2.8</text:p>
          </table:table-cell>
          <table:table-cell office:value-type="string">
            <text:p>1 Player</text:p>
          </table:table-cell>
          <table:table-cell office:value-type="string">
            <text:p>Titan is a 2D arcade game / puzzle game hybrid.****For some reason, mad professors of the future tend to invent strange entertainment games in which every participant dies. Professor Hybrys’ variant is called Titan and involves a ball, a control unit and 80 labyrinths. Your objective is either to destroy all destructible blocks in each level by hitting them with the sphere, or to pilot it to the exit. The black ball is beyond your control; it will bounce straight or diagonally through the labyrinth with constant speed. You move the control unit, a small box, with you are to position in a way that the ball bounces off it in the desired direction. You can also catch the sphere by quickly moving over it, and then release it in a direction of your choice.****The labyrinths not only contain harmless, destructible blocks, but also increasingly difficult hazards. If the sphere or your control unit hit a skull symbol, one of your nine lives is lost. Teleporters exchange the position of you and the ball, wall pieces can be pushed around or destroyed by your unit, floor tiles will grow into walls when you pass over them too often. The high game speed can be slowed down by holding the space key – a very useful option in tricky situations.****Titan mixes an arcade game foundation (requiring quick reflexes and good nerves) with puzzle game elements (requiring logical thinking to beat the complex levels). The challenge is to control the sphere accurately, yet indirectly.</text:p>
          </table:table-cell>
          <table:table-cell table:style-name="Default" table:formula="of:=CONCATENATE(&quot;&lt;game name=&quot;;CHAR(34);[.A263];CHAR(34);&quot;&gt; &lt;year&gt;&quot;;[.B263];&quot;&lt;/year&gt; &lt;rating&gt;&quot;;[.C263];&quot;&lt;/rating&gt; &lt;title&gt;&quot;;[.D263];&quot;&lt;/title&gt; &lt;pub&gt;&quot;;[.E263];&quot;&lt;/pub&gt; &lt;dev&gt;&quot;;[.F263];&quot;&lt;/dev&gt; &lt;genre&gt;&quot;;[.G263];&quot;&lt;/genre&gt; &lt;score&gt;&quot;;[.H263];&quot;&lt;/score&gt; &lt;player&gt;&quot;;[.I263];&quot;&lt;/player&gt; &lt;story&gt;&quot;;[.J263];&quot;&lt;/story&gt; &lt;/game&gt;&quot;)" office:value-type="string" office:string-value="&lt;game name=&quot;Titan (Japan)&quot;&gt; &lt;year&gt;1991&lt;/year&gt; &lt;rating&gt;ESRB - RP (Rating Pending)&lt;/rating&gt; &lt;title&gt;Titan&lt;/title&gt; &lt;pub&gt;naxat soft&lt;/pub&gt; &lt;dev&gt;Titus&lt;/dev&gt; &lt;genre&gt;Puzzle&lt;/genre&gt; &lt;score&gt;2.8&lt;/score&gt; &lt;player&gt;1 Player&lt;/player&gt; &lt;story&gt;Titan is a 2D arcade game / puzzle game hybrid.****For some reason, mad professors of the future tend to invent strange entertainment games in which every participant dies. Professor Hybrys’ variant is called Titan and involves a ball, a control unit and 80 labyrinths. Your objective is either to destroy all destructible blocks in each level by hitting them with the sphere, or to pilot it to the exit. The black ball is beyond your control; it will bounce straight or diagonally through the labyrinth with constant speed. You move the control unit, a small box, with you are to position in a way that the ball bounces off it in the desired direction. You can also catch the sphere by quickly moving over it, and then release it in a direction of your choice.****The labyrinths not only contain harmless, destructible blocks, but also increasingly difficult hazards. If the sphere or your control unit hit a skull symbol, one of your nine lives is lost. Teleporters exchange the position of you and the ball, wall pieces can be pushed around or destroyed by your unit, floor tiles will grow into walls when you pass over them too often. The high game speed can be slowed down by holding the space key – a very useful option in tricky situations.****Titan mixes an arcade game foundation (requiring quick reflexes and good nerves) with puzzle game elements (requiring logical thinking to beat the complex levels). The challenge is to control the sphere accurately, yet indirectly.&lt;/story&gt; &lt;/game&gt;">
            <text:p>&lt;game name="Titan (Japan)"&gt; &lt;year&gt;1991&lt;/year&gt; &lt;rating&gt;ESRB - RP (Rating Pending)&lt;/rating&gt; &lt;title&gt;Titan&lt;/title&gt; &lt;pub&gt;naxat soft&lt;/pub&gt; &lt;dev&gt;Titus&lt;/dev&gt; &lt;genre&gt;Puzzle&lt;/genre&gt; &lt;score&gt;2.8&lt;/score&gt; &lt;player&gt;1 Player&lt;/player&gt; &lt;story&gt;Titan is a 2D arcade game / puzzle game hybrid.****For some reason, mad professors of the future tend to invent strange entertainment games in which every participant dies. Professor Hybrys’ variant is called Titan and involves a ball, a control unit and 80 labyrinths. Your objective is either to destroy all destructible blocks in each level by hitting them with the sphere, or to pilot it to the exit. The black ball is beyond your control; it will bounce straight or diagonally through the labyrinth with constant speed. You move the control unit, a small box, with you are to position in a way that the ball bounces off it in the desired direction. You can also catch the sphere by quickly moving over it, and then release it in a direction of your choice.****The labyrinths not only contain harmless, destructible blocks, but also increasingly difficult hazards. If the sphere or your control unit hit a skull symbol, one of your nine lives is lost. Teleporters exchange the position of you and the ball, wall pieces can be pushed around or destroyed by your unit, floor tiles will grow into walls when you pass over them too often. The high game speed can be slowed down by holding the space key – a very useful option in tricky situations.****Titan mixes an arcade game foundation (requiring quick reflexes and good nerves) with puzzle game elements (requiring logical thinking to beat the complex levels). The challenge is to control the sphere accurately, yet indirectly.&lt;/story&gt; &lt;/game&gt;</text:p>
          </table:table-cell>
          <table:table-cell table:number-columns-repeated="1012"/>
        </table:table-row>
        <table:table-row table:style-name="ro1">
          <table:table-cell office:value-type="string">
            <text:p>Toilet Kids (Japan)</text:p>
          </table:table-cell>
          <table:table-cell office:value-type="float" office:value="1992">
            <text:p>1992</text:p>
          </table:table-cell>
          <table:table-cell office:value-type="string">
            <text:p>ESRB - RP (Rating Pending)</text:p>
          </table:table-cell>
          <table:table-cell office:value-type="string">
            <text:p>Toilet Kids</text:p>
          </table:table-cell>
          <table:table-cell table:number-columns-repeated="2" office:value-type="string">
            <text:p>Media Rings Corp.</text:p>
          </table:table-cell>
          <table:table-cell office:value-type="string">
            <text:p>Shoot-'Em-Up</text:p>
          </table:table-cell>
          <table:table-cell office:value-type="string">
            <text:p>2.0</text:p>
          </table:table-cell>
          <table:table-cell office:value-type="string">
            <text:p>1-2 Players</text:p>
          </table:table-cell>
          <table:table-cell office:value-type="string">
            <text:p>Vertical shoot ‘em up themed around going to the lavvy. The action involves both air to air and air to ground shooting, and contains a wide variety of loos, turds and other unmentionables.</text:p>
          </table:table-cell>
          <table:table-cell table:style-name="Default" table:formula="of:=CONCATENATE(&quot;&lt;game name=&quot;;CHAR(34);[.A264];CHAR(34);&quot;&gt; &lt;year&gt;&quot;;[.B264];&quot;&lt;/year&gt; &lt;rating&gt;&quot;;[.C264];&quot;&lt;/rating&gt; &lt;title&gt;&quot;;[.D264];&quot;&lt;/title&gt; &lt;pub&gt;&quot;;[.E264];&quot;&lt;/pub&gt; &lt;dev&gt;&quot;;[.F264];&quot;&lt;/dev&gt; &lt;genre&gt;&quot;;[.G264];&quot;&lt;/genre&gt; &lt;score&gt;&quot;;[.H264];&quot;&lt;/score&gt; &lt;player&gt;&quot;;[.I264];&quot;&lt;/player&gt; &lt;story&gt;&quot;;[.J264];&quot;&lt;/story&gt; &lt;/game&gt;&quot;)" office:value-type="string" office:string-value="&lt;game name=&quot;Toilet Kids (Japan)&quot;&gt; &lt;year&gt;1992&lt;/year&gt; &lt;rating&gt;ESRB - RP (Rating Pending)&lt;/rating&gt; &lt;title&gt;Toilet Kids&lt;/title&gt; &lt;pub&gt;Media Rings Corp.&lt;/pub&gt; &lt;dev&gt;Media Rings Corp.&lt;/dev&gt; &lt;genre&gt;Shoot-'Em-Up&lt;/genre&gt; &lt;score&gt;2.0&lt;/score&gt; &lt;player&gt;1-2 Players&lt;/player&gt; &lt;story&gt;Vertical shoot ‘em up themed around going to the lavvy. The action involves both air to air and air to ground shooting, and contains a wide variety of loos, turds and other unmentionables.&lt;/story&gt; &lt;/game&gt;">
            <text:p>&lt;game name="Toilet Kids (Japan)"&gt; &lt;year&gt;1992&lt;/year&gt; &lt;rating&gt;ESRB - RP (Rating Pending)&lt;/rating&gt; &lt;title&gt;Toilet Kids&lt;/title&gt; &lt;pub&gt;Media Rings Corp.&lt;/pub&gt; &lt;dev&gt;Media Rings Corp.&lt;/dev&gt; &lt;genre&gt;Shoot-'Em-Up&lt;/genre&gt; &lt;score&gt;2.0&lt;/score&gt; &lt;player&gt;1-2 Players&lt;/player&gt; &lt;story&gt;Vertical shoot ‘em up themed around going to the lavvy. The action involves both air to air and air to ground shooting, and contains a wide variety of loos, turds and other unmentionables.&lt;/story&gt; &lt;/game&gt;</text:p>
          </table:table-cell>
          <table:table-cell table:number-columns-repeated="1012"/>
        </table:table-row>
        <table:table-row table:style-name="ro1">
          <table:table-cell office:value-type="string">
            <text:p>Tora heno Michi (Japan)</text:p>
          </table:table-cell>
          <table:table-cell office:value-type="float" office:value="1990">
            <text:p>1990</text:p>
          </table:table-cell>
          <table:table-cell office:value-type="string">
            <text:p>ESRB - RP (Rating Pending)</text:p>
          </table:table-cell>
          <table:table-cell office:value-type="string">
            <text:p>Tora heno Michi</text:p>
          </table:table-cell>
          <table:table-cell office:value-type="string">
            <text:p>Victor Musical Industries, Inc.</text:p>
          </table:table-cell>
          <table:table-cell office:value-type="string">
            <text:p>Capcom Co., Ltd.</text:p>
          </table:table-cell>
          <table:table-cell office:value-type="string">
            <text:p>Action</text:p>
          </table:table-cell>
          <table:table-cell office:value-type="string">
            <text:p>4.1</text:p>
          </table:table-cell>
          <table:table-cell office:value-type="string">
            <text:p>1 Player</text:p>
          </table:table-cell>
          <table:table-cell office:value-type="string">
            <text:p>Tiger Road is a beat 'em up in which you (as Lee Wong) must rescue the village children from the evil Ryo Ken Oh. Many levels are horizontally scrolling, although with high ledges to jump onto and follow for a slightly different path. Magic urns containing improved weapons appear frequently. Most enemies are easy to attack and only need one hit to kill, although they come at you in large hordes. Once you get to the indoor sections you will find big enemies with the ability to kill you with one hit, in sections set on multiple levels complete with stairways.</text:p>
          </table:table-cell>
          <table:table-cell table:style-name="Default" table:formula="of:=CONCATENATE(&quot;&lt;game name=&quot;;CHAR(34);[.A265];CHAR(34);&quot;&gt; &lt;year&gt;&quot;;[.B265];&quot;&lt;/year&gt; &lt;rating&gt;&quot;;[.C265];&quot;&lt;/rating&gt; &lt;title&gt;&quot;;[.D265];&quot;&lt;/title&gt; &lt;pub&gt;&quot;;[.E265];&quot;&lt;/pub&gt; &lt;dev&gt;&quot;;[.F265];&quot;&lt;/dev&gt; &lt;genre&gt;&quot;;[.G265];&quot;&lt;/genre&gt; &lt;score&gt;&quot;;[.H265];&quot;&lt;/score&gt; &lt;player&gt;&quot;;[.I265];&quot;&lt;/player&gt; &lt;story&gt;&quot;;[.J265];&quot;&lt;/story&gt; &lt;/game&gt;&quot;)" office:value-type="string" office:string-value="&lt;game name=&quot;Tora heno Michi (Japan)&quot;&gt; &lt;year&gt;1990&lt;/year&gt; &lt;rating&gt;ESRB - RP (Rating Pending)&lt;/rating&gt; &lt;title&gt;Tora heno Michi&lt;/title&gt; &lt;pub&gt;Victor Musical Industries, Inc.&lt;/pub&gt; &lt;dev&gt;Capcom Co., Ltd.&lt;/dev&gt; &lt;genre&gt;Action&lt;/genre&gt; &lt;score&gt;4.1&lt;/score&gt; &lt;player&gt;1 Player&lt;/player&gt; &lt;story&gt;Tiger Road is a beat 'em up in which you (as Lee Wong) must rescue the village children from the evil Ryo Ken Oh. Many levels are horizontally scrolling, although with high ledges to jump onto and follow for a slightly different path. Magic urns containing improved weapons appear frequently. Most enemies are easy to attack and only need one hit to kill, although they come at you in large hordes. Once you get to the indoor sections you will find big enemies with the ability to kill you with one hit, in sections set on multiple levels complete with stairways.&lt;/story&gt; &lt;/game&gt;">
            <text:p>&lt;game name="Tora heno Michi (Japan)"&gt; &lt;year&gt;1990&lt;/year&gt; &lt;rating&gt;ESRB - RP (Rating Pending)&lt;/rating&gt; &lt;title&gt;Tora heno Michi&lt;/title&gt; &lt;pub&gt;Victor Musical Industries, Inc.&lt;/pub&gt; &lt;dev&gt;Capcom Co., Ltd.&lt;/dev&gt; &lt;genre&gt;Action&lt;/genre&gt; &lt;score&gt;4.1&lt;/score&gt; &lt;player&gt;1 Player&lt;/player&gt; &lt;story&gt;Tiger Road is a beat 'em up in which you (as Lee Wong) must rescue the village children from the evil Ryo Ken Oh. Many levels are horizontally scrolling, although with high ledges to jump onto and follow for a slightly different path. Magic urns containing improved weapons appear frequently. Most enemies are easy to attack and only need one hit to kill, although they come at you in large hordes. Once you get to the indoor sections you will find big enemies with the ability to kill you with one hit, in sections set on multiple levels complete with stairways.&lt;/story&gt; &lt;/game&gt;</text:p>
          </table:table-cell>
          <table:table-cell table:number-columns-repeated="1012"/>
        </table:table-row>
        <table:table-row table:style-name="ro1">
          <table:table-cell office:value-type="string">
            <text:p>Toshi Tensou Keikaku - Eternal City (Japan)</text:p>
          </table:table-cell>
          <table:table-cell office:value-type="float" office:value="1991">
            <text:p>1991</text:p>
          </table:table-cell>
          <table:table-cell office:value-type="string">
            <text:p>ESRB - RP (Rating Pending)</text:p>
          </table:table-cell>
          <table:table-cell office:value-type="string">
            <text:p>Toshi Tensou Keikaku - Eternal City</text:p>
          </table:table-cell>
          <table:table-cell office:value-type="string">
            <text:p>naxat soft</text:p>
          </table:table-cell>
          <table:table-cell office:value-type="string">
            <text:p>Naxat Soft</text:p>
          </table:table-cell>
          <table:table-cell office:value-type="string">
            <text:p>Action</text:p>
          </table:table-cell>
          <table:table-cell office:value-type="string">
            <text:p>4.5</text:p>
          </table:table-cell>
          <table:table-cell office:value-type="string">
            <text:p>1 Player</text:p>
          </table:table-cell>
          <table:table-cell office:value-type="string">
            <text:p>Horizontal run and shoot game with some mecha design by the legendary Masamune Shirow.</text:p>
          </table:table-cell>
          <table:table-cell table:style-name="Default" table:formula="of:=CONCATENATE(&quot;&lt;game name=&quot;;CHAR(34);[.A266];CHAR(34);&quot;&gt; &lt;year&gt;&quot;;[.B266];&quot;&lt;/year&gt; &lt;rating&gt;&quot;;[.C266];&quot;&lt;/rating&gt; &lt;title&gt;&quot;;[.D266];&quot;&lt;/title&gt; &lt;pub&gt;&quot;;[.E266];&quot;&lt;/pub&gt; &lt;dev&gt;&quot;;[.F266];&quot;&lt;/dev&gt; &lt;genre&gt;&quot;;[.G266];&quot;&lt;/genre&gt; &lt;score&gt;&quot;;[.H266];&quot;&lt;/score&gt; &lt;player&gt;&quot;;[.I266];&quot;&lt;/player&gt; &lt;story&gt;&quot;;[.J266];&quot;&lt;/story&gt; &lt;/game&gt;&quot;)" office:value-type="string" office:string-value="&lt;game name=&quot;Toshi Tensou Keikaku - Eternal City (Japan)&quot;&gt; &lt;year&gt;1991&lt;/year&gt; &lt;rating&gt;ESRB - RP (Rating Pending)&lt;/rating&gt; &lt;title&gt;Toshi Tensou Keikaku - Eternal City&lt;/title&gt; &lt;pub&gt;naxat soft&lt;/pub&gt; &lt;dev&gt;Naxat Soft&lt;/dev&gt; &lt;genre&gt;Action&lt;/genre&gt; &lt;score&gt;4.5&lt;/score&gt; &lt;player&gt;1 Player&lt;/player&gt; &lt;story&gt;Horizontal run and shoot game with some mecha design by the legendary Masamune Shirow.&lt;/story&gt; &lt;/game&gt;">
            <text:p>&lt;game name="Toshi Tensou Keikaku - Eternal City (Japan)"&gt; &lt;year&gt;1991&lt;/year&gt; &lt;rating&gt;ESRB - RP (Rating Pending)&lt;/rating&gt; &lt;title&gt;Toshi Tensou Keikaku - Eternal City&lt;/title&gt; &lt;pub&gt;naxat soft&lt;/pub&gt; &lt;dev&gt;Naxat Soft&lt;/dev&gt; &lt;genre&gt;Action&lt;/genre&gt; &lt;score&gt;4.5&lt;/score&gt; &lt;player&gt;1 Player&lt;/player&gt; &lt;story&gt;Horizontal run and shoot game with some mecha design by the legendary Masamune Shirow.&lt;/story&gt; &lt;/game&gt;</text:p>
          </table:table-cell>
          <table:table-cell table:number-columns-repeated="1012"/>
        </table:table-row>
        <table:table-row table:style-name="ro1">
          <table:table-cell office:value-type="string">
            <text:p>Tower of Druaga, The (Japan) (Translated En)</text:p>
          </table:table-cell>
          <table:table-cell office:value-type="float" office:value="1992">
            <text:p>1992</text:p>
          </table:table-cell>
          <table:table-cell office:value-type="string">
            <text:p>ESRB - RP (Rating Pending)</text:p>
          </table:table-cell>
          <table:table-cell office:value-type="string">
            <text:p>Tower of Druaga, The </text:p>
          </table:table-cell>
          <table:table-cell table:number-columns-repeated="2" office:value-type="string">
            <text:p>Namco, Ltd.</text:p>
          </table:table-cell>
          <table:table-cell office:value-type="string">
            <text:p>Action</text:p>
          </table:table-cell>
          <table:table-cell office:value-type="string">
            <text:p>3.7</text:p>
          </table:table-cell>
          <table:table-cell office:value-type="string">
            <text:p>1 Player</text:p>
          </table:table-cell>
          <table:table-cell office:value-type="string">
            <text:p>This is a remake of the original game. The story still's the same: Ishtar sends Gilgamesh up the 60 maze levels of the Druaga's tower to rescue Ki and retrieve the Blue Crystal Rod. He must find each level's key to proceed to the next one.****Besides the updated graphics, this remake features a 3/4 view instead of the original top-down one. It also bears some RPG elements, as Gilgamesh gathers experience points for killing enemies, which are spent at the end of each level, to improve his stats (such as speed, health, etc.). He'll also find equipment such as swords, helmets, armors, shields, gauntlets and boots, which can be changed to better his stats, and will also find special items in hidden chests. The way to find theses chests is different for each floor. There are new treasures and new enemies.****The game also features four different difficulty levels (easy, normal, hard and pro), as well as a password feature.</text:p>
          </table:table-cell>
          <table:table-cell table:style-name="Default" table:formula="of:=CONCATENATE(&quot;&lt;game name=&quot;;CHAR(34);[.A267];CHAR(34);&quot;&gt; &lt;year&gt;&quot;;[.B267];&quot;&lt;/year&gt; &lt;rating&gt;&quot;;[.C267];&quot;&lt;/rating&gt; &lt;title&gt;&quot;;[.D267];&quot;&lt;/title&gt; &lt;pub&gt;&quot;;[.E267];&quot;&lt;/pub&gt; &lt;dev&gt;&quot;;[.F267];&quot;&lt;/dev&gt; &lt;genre&gt;&quot;;[.G267];&quot;&lt;/genre&gt; &lt;score&gt;&quot;;[.H267];&quot;&lt;/score&gt; &lt;player&gt;&quot;;[.I267];&quot;&lt;/player&gt; &lt;story&gt;&quot;;[.J267];&quot;&lt;/story&gt; &lt;/game&gt;&quot;)" office:value-type="string" office:string-value="&lt;game name=&quot;Tower of Druaga, The (Japan) (Translated En)&quot;&gt; &lt;year&gt;1992&lt;/year&gt; &lt;rating&gt;ESRB - RP (Rating Pending)&lt;/rating&gt; &lt;title&gt;Tower of Druaga, The &lt;/title&gt; &lt;pub&gt;Namco, Ltd.&lt;/pub&gt; &lt;dev&gt;Namco, Ltd.&lt;/dev&gt; &lt;genre&gt;Action&lt;/genre&gt; &lt;score&gt;3.7&lt;/score&gt; &lt;player&gt;1 Player&lt;/player&gt; &lt;story&gt;This is a remake of the original game. The story still's the same: Ishtar sends Gilgamesh up the 60 maze levels of the Druaga's tower to rescue Ki and retrieve the Blue Crystal Rod. He must find each level's key to proceed to the next one.****Besides the updated graphics, this remake features a 3/4 view instead of the original top-down one. It also bears some RPG elements, as Gilgamesh gathers experience points for killing enemies, which are spent at the end of each level, to improve his stats (such as speed, health, etc.). He'll also find equipment such as swords, helmets, armors, shields, gauntlets and boots, which can be changed to better his stats, and will also find special items in hidden chests. The way to find theses chests is different for each floor. There are new treasures and new enemies.****The game also features four different difficulty levels (easy, normal, hard and pro), as well as a password feature.&lt;/story&gt; &lt;/game&gt;">
            <text:p>&lt;game name="Tower of Druaga, The (Japan) (Translated En)"&gt; &lt;year&gt;1992&lt;/year&gt; &lt;rating&gt;ESRB - RP (Rating Pending)&lt;/rating&gt; &lt;title&gt;Tower of Druaga, The &lt;/title&gt; &lt;pub&gt;Namco, Ltd.&lt;/pub&gt; &lt;dev&gt;Namco, Ltd.&lt;/dev&gt; &lt;genre&gt;Action&lt;/genre&gt; &lt;score&gt;3.7&lt;/score&gt; &lt;player&gt;1 Player&lt;/player&gt; &lt;story&gt;This is a remake of the original game. The story still's the same: Ishtar sends Gilgamesh up the 60 maze levels of the Druaga's tower to rescue Ki and retrieve the Blue Crystal Rod. He must find each level's key to proceed to the next one.****Besides the updated graphics, this remake features a 3/4 view instead of the original top-down one. It also bears some RPG elements, as Gilgamesh gathers experience points for killing enemies, which are spent at the end of each level, to improve his stats (such as speed, health, etc.). He'll also find equipment such as swords, helmets, armors, shields, gauntlets and boots, which can be changed to better his stats, and will also find special items in hidden chests. The way to find theses chests is different for each floor. There are new treasures and new enemies.****The game also features four different difficulty levels (easy, normal, hard and pro), as well as a password feature.&lt;/story&gt; &lt;/game&gt;</text:p>
          </table:table-cell>
          <table:table-cell table:number-columns-repeated="1012"/>
        </table:table-row>
        <table:table-row table:style-name="ro1">
          <table:table-cell office:value-type="string">
            <text:p>Toy Shop Boys (Japan)</text:p>
          </table:table-cell>
          <table:table-cell office:value-type="float" office:value="1990">
            <text:p>1990</text:p>
          </table:table-cell>
          <table:table-cell office:value-type="string">
            <text:p>ESRB - RP (Rating Pending)</text:p>
          </table:table-cell>
          <table:table-cell office:value-type="string">
            <text:p>Toy Shop Boys</text:p>
          </table:table-cell>
          <table:table-cell table:number-columns-repeated="2" office:value-type="string">
            <text:p>Victor Musical Industries, Inc.</text:p>
          </table:table-cell>
          <table:table-cell office:value-type="string">
            <text:p>Shoot-'Em-Up</text:p>
          </table:table-cell>
          <table:table-cell office:value-type="string">
            <text:p>3.6</text:p>
          </table:table-cell>
          <table:table-cell office:value-type="string">
            <text:p>1-2 Players</text:p>
          </table:table-cell>
          <table:table-cell office:value-type="string">
            <text:p>Toy Shop Boys is a vertically overhead scrolling shooter where you take control of three boys who have to fly across many levels blasting evil minions to reach a fortress belonging to the evil Gamma who has stolen all the toys. Each boy has his own unique weapon including boomerangs, vulcan gun and a rotating sword. You can only control one boy at a time but a press of a button switches control of another boy. Scattered across the levels are power-ups which can enhance your weapons, give invulnerability or use a smart-bomb. The two player option isn't simultaneous so each player takes it in turn to play after each life is lost.</text:p>
          </table:table-cell>
          <table:table-cell table:style-name="Default" table:formula="of:=CONCATENATE(&quot;&lt;game name=&quot;;CHAR(34);[.A268];CHAR(34);&quot;&gt; &lt;year&gt;&quot;;[.B268];&quot;&lt;/year&gt; &lt;rating&gt;&quot;;[.C268];&quot;&lt;/rating&gt; &lt;title&gt;&quot;;[.D268];&quot;&lt;/title&gt; &lt;pub&gt;&quot;;[.E268];&quot;&lt;/pub&gt; &lt;dev&gt;&quot;;[.F268];&quot;&lt;/dev&gt; &lt;genre&gt;&quot;;[.G268];&quot;&lt;/genre&gt; &lt;score&gt;&quot;;[.H268];&quot;&lt;/score&gt; &lt;player&gt;&quot;;[.I268];&quot;&lt;/player&gt; &lt;story&gt;&quot;;[.J268];&quot;&lt;/story&gt; &lt;/game&gt;&quot;)" office:value-type="string" office:string-value="&lt;game name=&quot;Toy Shop Boys (Japan)&quot;&gt; &lt;year&gt;1990&lt;/year&gt; &lt;rating&gt;ESRB - RP (Rating Pending)&lt;/rating&gt; &lt;title&gt;Toy Shop Boys&lt;/title&gt; &lt;pub&gt;Victor Musical Industries, Inc.&lt;/pub&gt; &lt;dev&gt;Victor Musical Industries, Inc.&lt;/dev&gt; &lt;genre&gt;Shoot-'Em-Up&lt;/genre&gt; &lt;score&gt;3.6&lt;/score&gt; &lt;player&gt;1-2 Players&lt;/player&gt; &lt;story&gt;Toy Shop Boys is a vertically overhead scrolling shooter where you take control of three boys who have to fly across many levels blasting evil minions to reach a fortress belonging to the evil Gamma who has stolen all the toys. Each boy has his own unique weapon including boomerangs, vulcan gun and a rotating sword. You can only control one boy at a time but a press of a button switches control of another boy. Scattered across the levels are power-ups which can enhance your weapons, give invulnerability or use a smart-bomb. The two player option isn't simultaneous so each player takes it in turn to play after each life is lost.&lt;/story&gt; &lt;/game&gt;">
            <text:p>&lt;game name="Toy Shop Boys (Japan)"&gt; &lt;year&gt;1990&lt;/year&gt; &lt;rating&gt;ESRB - RP (Rating Pending)&lt;/rating&gt; &lt;title&gt;Toy Shop Boys&lt;/title&gt; &lt;pub&gt;Victor Musical Industries, Inc.&lt;/pub&gt; &lt;dev&gt;Victor Musical Industries, Inc.&lt;/dev&gt; &lt;genre&gt;Shoot-'Em-Up&lt;/genre&gt; &lt;score&gt;3.6&lt;/score&gt; &lt;player&gt;1-2 Players&lt;/player&gt; &lt;story&gt;Toy Shop Boys is a vertically overhead scrolling shooter where you take control of three boys who have to fly across many levels blasting evil minions to reach a fortress belonging to the evil Gamma who has stolen all the toys. Each boy has his own unique weapon including boomerangs, vulcan gun and a rotating sword. You can only control one boy at a time but a press of a button switches control of another boy. Scattered across the levels are power-ups which can enhance your weapons, give invulnerability or use a smart-bomb. The two player option isn't simultaneous so each player takes it in turn to play after each life is lost.&lt;/story&gt; &lt;/game&gt;</text:p>
          </table:table-cell>
          <table:table-cell table:number-columns-repeated="1012"/>
        </table:table-row>
        <table:table-row table:style-name="ro1">
          <table:table-cell office:value-type="string">
            <text:p>Tricky (Japan)</text:p>
          </table:table-cell>
          <table:table-cell office:value-type="float" office:value="1991">
            <text:p>1991</text:p>
          </table:table-cell>
          <table:table-cell office:value-type="string">
            <text:p>ESRB - RP (Rating Pending)</text:p>
          </table:table-cell>
          <table:table-cell office:value-type="string">
            <text:p>Tricky</text:p>
          </table:table-cell>
          <table:table-cell office:value-type="string">
            <text:p>IGS Corp.</text:p>
          </table:table-cell>
          <table:table-cell office:value-type="string">
            <text:p>Igs Corp.</text:p>
          </table:table-cell>
          <table:table-cell office:value-type="string">
            <text:p>Action/Puzzle</text:p>
          </table:table-cell>
          <table:table-cell office:value-type="string">
            <text:p>4.2</text:p>
          </table:table-cell>
          <table:table-cell office:value-type="string">
            <text:p>1 Player</text:p>
          </table:table-cell>
          <table:table-cell office:value-type="string">
            <text:p>Tricky is a sliding block puzzle game for the TurboGrafx-16. <text:s/>You have to kick two of the same item together, and they disappear, until you clear the board of pieces. You can bump one item with another unless the way is blocked. There are also enemies that you have to kick into bumpers to destroy them. <text:s/>The game has a regular mode and a special mode with 60 puzzles each. Many of the puzzles are quite difficult even in regular mode.</text:p>
          </table:table-cell>
          <table:table-cell table:style-name="Default" table:formula="of:=CONCATENATE(&quot;&lt;game name=&quot;;CHAR(34);[.A269];CHAR(34);&quot;&gt; &lt;year&gt;&quot;;[.B269];&quot;&lt;/year&gt; &lt;rating&gt;&quot;;[.C269];&quot;&lt;/rating&gt; &lt;title&gt;&quot;;[.D269];&quot;&lt;/title&gt; &lt;pub&gt;&quot;;[.E269];&quot;&lt;/pub&gt; &lt;dev&gt;&quot;;[.F269];&quot;&lt;/dev&gt; &lt;genre&gt;&quot;;[.G269];&quot;&lt;/genre&gt; &lt;score&gt;&quot;;[.H269];&quot;&lt;/score&gt; &lt;player&gt;&quot;;[.I269];&quot;&lt;/player&gt; &lt;story&gt;&quot;;[.J269];&quot;&lt;/story&gt; &lt;/game&gt;&quot;)" office:value-type="string" office:string-value="&lt;game name=&quot;Tricky (Japan)&quot;&gt; &lt;year&gt;1991&lt;/year&gt; &lt;rating&gt;ESRB - RP (Rating Pending)&lt;/rating&gt; &lt;title&gt;Tricky&lt;/title&gt; &lt;pub&gt;IGS Corp.&lt;/pub&gt; &lt;dev&gt;Igs Corp.&lt;/dev&gt; &lt;genre&gt;Action/Puzzle&lt;/genre&gt; &lt;score&gt;4.2&lt;/score&gt; &lt;player&gt;1 Player&lt;/player&gt; &lt;story&gt;Tricky is a sliding block puzzle game for the TurboGrafx-16.  You have to kick two of the same item together, and they disappear, until you clear the board of pieces. You can bump one item with another unless the way is blocked. There are also enemies that you have to kick into bumpers to destroy them.  The game has a regular mode and a special mode with 60 puzzles each. Many of the puzzles are quite difficult even in regular mode.&lt;/story&gt; &lt;/game&gt;">
            <text:p>&lt;game name="Tricky (Japan)"&gt; &lt;year&gt;1991&lt;/year&gt; &lt;rating&gt;ESRB - RP (Rating Pending)&lt;/rating&gt; &lt;title&gt;Tricky&lt;/title&gt; &lt;pub&gt;IGS Corp.&lt;/pub&gt; &lt;dev&gt;Igs Corp.&lt;/dev&gt; &lt;genre&gt;Action/Puzzle&lt;/genre&gt; &lt;score&gt;4.2&lt;/score&gt; &lt;player&gt;1 Player&lt;/player&gt; &lt;story&gt;Tricky is a sliding block puzzle game for the TurboGrafx-16. <text:s/>You have to kick two of the same item together, and they disappear, until you clear the board of pieces. You can bump one item with another unless the way is blocked. There are also enemies that you have to kick into bumpers to destroy them. <text:s/>The game has a regular mode and a special mode with 60 puzzles each. Many of the puzzles are quite difficult even in regular mode.&lt;/story&gt; &lt;/game&gt;</text:p>
          </table:table-cell>
          <table:table-cell table:number-columns-repeated="1012"/>
        </table:table-row>
        <table:table-row table:style-name="ro1">
          <table:table-cell office:value-type="string">
            <text:p>Tsuppari Oozumou - Heisei Ban (Japan)</text:p>
          </table:table-cell>
          <table:table-cell office:value-type="string">
            <text:p>1993</text:p>
          </table:table-cell>
          <table:table-cell office:value-type="string">
            <text:p>ESRB - RP (Rating Pending)</text:p>
          </table:table-cell>
          <table:table-cell office:value-type="string">
            <text:p>Tsuppari Oozumou - Heisei Ban</text:p>
          </table:table-cell>
          <table:table-cell office:value-type="string">
            <text:p>naxat soft</text:p>
          </table:table-cell>
          <table:table-cell office:value-type="string">
            <text:p>Tecmo, Ltd.</text:p>
          </table:table-cell>
          <table:table-cell office:value-type="string">
            <text:p>Sports/Wrestling</text:p>
          </table:table-cell>
          <table:table-cell office:value-type="string">
            <text:p>3.7</text:p>
          </table:table-cell>
          <table:table-cell office:value-type="string">
            <text:p>1-2 Players</text:p>
          </table:table-cell>
          <table:table-cell office:value-type="string">
            <text:p>Tsuppari Ōzumō is a sumo wrestling game. The goal is to wrestle the opponent out of the ring. The opponents get harder as the game progresses. Different moves can be performed depending on button and directional combinations.</text:p>
          </table:table-cell>
          <table:table-cell table:style-name="Default" table:formula="of:=CONCATENATE(&quot;&lt;game name=&quot;;CHAR(34);[.A270];CHAR(34);&quot;&gt; &lt;year&gt;&quot;;[.B270];&quot;&lt;/year&gt; &lt;rating&gt;&quot;;[.C270];&quot;&lt;/rating&gt; &lt;title&gt;&quot;;[.D270];&quot;&lt;/title&gt; &lt;pub&gt;&quot;;[.E270];&quot;&lt;/pub&gt; &lt;dev&gt;&quot;;[.F270];&quot;&lt;/dev&gt; &lt;genre&gt;&quot;;[.G270];&quot;&lt;/genre&gt; &lt;score&gt;&quot;;[.H270];&quot;&lt;/score&gt; &lt;player&gt;&quot;;[.I270];&quot;&lt;/player&gt; &lt;story&gt;&quot;;[.J270];&quot;&lt;/story&gt; &lt;/game&gt;&quot;)" office:value-type="string" office:string-value="&lt;game name=&quot;Tsuppari Oozumou - Heisei Ban (Japan)&quot;&gt; &lt;year&gt;1993&lt;/year&gt; &lt;rating&gt;ESRB - RP (Rating Pending)&lt;/rating&gt; &lt;title&gt;Tsuppari Oozumou - Heisei Ban&lt;/title&gt; &lt;pub&gt;naxat soft&lt;/pub&gt; &lt;dev&gt;Tecmo, Ltd.&lt;/dev&gt; &lt;genre&gt;Sports/Wrestling&lt;/genre&gt; &lt;score&gt;3.7&lt;/score&gt; &lt;player&gt;1-2 Players&lt;/player&gt; &lt;story&gt;Tsuppari Ōzumō is a sumo wrestling game. The goal is to wrestle the opponent out of the ring. The opponents get harder as the game progresses. Different moves can be performed depending on button and directional combinations.&lt;/story&gt; &lt;/game&gt;">
            <text:p>&lt;game name="Tsuppari Oozumou - Heisei Ban (Japan)"&gt; &lt;year&gt;1993&lt;/year&gt; &lt;rating&gt;ESRB - RP (Rating Pending)&lt;/rating&gt; &lt;title&gt;Tsuppari Oozumou - Heisei Ban&lt;/title&gt; &lt;pub&gt;naxat soft&lt;/pub&gt; &lt;dev&gt;Tecmo, Ltd.&lt;/dev&gt; &lt;genre&gt;Sports/Wrestling&lt;/genre&gt; &lt;score&gt;3.7&lt;/score&gt; &lt;player&gt;1-2 Players&lt;/player&gt; &lt;story&gt;Tsuppari Ōzumō is a sumo wrestling game. The goal is to wrestle the opponent out of the ring. The opponents get harder as the game progresses. Different moves can be performed depending on button and directional combinations.&lt;/story&gt; &lt;/game&gt;</text:p>
          </table:table-cell>
          <table:table-cell table:number-columns-repeated="1012"/>
        </table:table-row>
        <table:table-row table:style-name="ro1">
          <table:table-cell office:value-type="string">
            <text:p>Tsuru Teruhito no Jissen Kabushiki Bai Bai Game (Japan)</text:p>
          </table:table-cell>
          <table:table-cell office:value-type="float" office:value="1989">
            <text:p>1989</text:p>
          </table:table-cell>
          <table:table-cell office:value-type="string">
            <text:p>ESRB - RP (Rating Pending)</text:p>
          </table:table-cell>
          <table:table-cell office:value-type="string">
            <text:p>Tsuru Teruhito no Jissen Kabushiki Bai Bai Game</text:p>
          </table:table-cell>
          <table:table-cell table:number-columns-repeated="2" office:value-type="string">
            <text:p>Intec, Inc.</text:p>
          </table:table-cell>
          <table:table-cell office:value-type="string">
            <text:p>Simulation</text:p>
          </table:table-cell>
          <table:table-cell office:value-type="string">
            <text:p>1.9</text:p>
          </table:table-cell>
          <table:table-cell office:value-type="string">
            <text:p>1 Player</text:p>
          </table:table-cell>
          <table:table-cell office:value-type="string">
            <text:p>Wade your way through screens of stats in this money making stocks-and-shares game.</text:p>
          </table:table-cell>
          <table:table-cell table:style-name="Default" table:formula="of:=CONCATENATE(&quot;&lt;game name=&quot;;CHAR(34);[.A271];CHAR(34);&quot;&gt; &lt;year&gt;&quot;;[.B271];&quot;&lt;/year&gt; &lt;rating&gt;&quot;;[.C271];&quot;&lt;/rating&gt; &lt;title&gt;&quot;;[.D271];&quot;&lt;/title&gt; &lt;pub&gt;&quot;;[.E271];&quot;&lt;/pub&gt; &lt;dev&gt;&quot;;[.F271];&quot;&lt;/dev&gt; &lt;genre&gt;&quot;;[.G271];&quot;&lt;/genre&gt; &lt;score&gt;&quot;;[.H271];&quot;&lt;/score&gt; &lt;player&gt;&quot;;[.I271];&quot;&lt;/player&gt; &lt;story&gt;&quot;;[.J271];&quot;&lt;/story&gt; &lt;/game&gt;&quot;)" office:value-type="string" office:string-value="&lt;game name=&quot;Tsuru Teruhito no Jissen Kabushiki Bai Bai Game (Japan)&quot;&gt; &lt;year&gt;1989&lt;/year&gt; &lt;rating&gt;ESRB - RP (Rating Pending)&lt;/rating&gt; &lt;title&gt;Tsuru Teruhito no Jissen Kabushiki Bai Bai Game&lt;/title&gt; &lt;pub&gt;Intec, Inc.&lt;/pub&gt; &lt;dev&gt;Intec, Inc.&lt;/dev&gt; &lt;genre&gt;Simulation&lt;/genre&gt; &lt;score&gt;1.9&lt;/score&gt; &lt;player&gt;1 Player&lt;/player&gt; &lt;story&gt;Wade your way through screens of stats in this money making stocks-and-shares game.&lt;/story&gt; &lt;/game&gt;">
            <text:p>&lt;game name="Tsuru Teruhito no Jissen Kabushiki Bai Bai Game (Japan)"&gt; &lt;year&gt;1989&lt;/year&gt; &lt;rating&gt;ESRB - RP (Rating Pending)&lt;/rating&gt; &lt;title&gt;Tsuru Teruhito no Jissen Kabushiki Bai Bai Game&lt;/title&gt; &lt;pub&gt;Intec, Inc.&lt;/pub&gt; &lt;dev&gt;Intec, Inc.&lt;/dev&gt; &lt;genre&gt;Simulation&lt;/genre&gt; &lt;score&gt;1.9&lt;/score&gt; &lt;player&gt;1 Player&lt;/player&gt; &lt;story&gt;Wade your way through screens of stats in this money making stocks-and-shares game.&lt;/story&gt; &lt;/game&gt;</text:p>
          </table:table-cell>
          <table:table-cell table:number-columns-repeated="1012"/>
        </table:table-row>
        <table:table-row table:style-name="ro1">
          <table:table-cell office:value-type="string">
            <text:p>TV Sports Basketball (Japan)</text:p>
          </table:table-cell>
          <table:table-cell office:value-type="string">
            <text:p>1993</text:p>
          </table:table-cell>
          <table:table-cell office:value-type="string">
            <text:p>ESRB - RP (Rating Pending)</text:p>
          </table:table-cell>
          <table:table-cell office:value-type="string">
            <text:p>TV Sports Basketball</text:p>
          </table:table-cell>
          <table:table-cell office:value-type="string">
            <text:p>NEC Technologies, Inc.</text:p>
          </table:table-cell>
          <table:table-cell office:value-type="string">
            <text:p>Cinemaware Corp.</text:p>
          </table:table-cell>
          <table:table-cell office:value-type="string">
            <text:p>Sports/Basketball</text:p>
          </table:table-cell>
          <table:table-cell office:value-type="string">
            <text:p>3.7</text:p>
          </table:table-cell>
          <table:table-cell office:value-type="string">
            <text:p>1-5 Players</text:p>
          </table:table-cell>
          <table:table-cell office:value-type="string">
            <text:p>Basketball was the second sport to which Cinemaware applied their philosophy of lavish production and advanced cutscenes. Exhibition and league matches are on offer, with the opportunity to recreate a full league season with 1 player assigned to each of the 28 clubs. The game uses varying camera positions, with top-down views when the ball is close to either hoop, and a side-view when the ball is mid-court - controls remain unchanged for these, so the switch doens't cause a sudden change in player movement.****As well as playing the matches you have full coaching control. This can involve making substitutions but also assigning marking and game strategies.</text:p>
          </table:table-cell>
          <table:table-cell table:style-name="Default" table:formula="of:=CONCATENATE(&quot;&lt;game name=&quot;;CHAR(34);[.A272];CHAR(34);&quot;&gt; &lt;year&gt;&quot;;[.B272];&quot;&lt;/year&gt; &lt;rating&gt;&quot;;[.C272];&quot;&lt;/rating&gt; &lt;title&gt;&quot;;[.D272];&quot;&lt;/title&gt; &lt;pub&gt;&quot;;[.E272];&quot;&lt;/pub&gt; &lt;dev&gt;&quot;;[.F272];&quot;&lt;/dev&gt; &lt;genre&gt;&quot;;[.G272];&quot;&lt;/genre&gt; &lt;score&gt;&quot;;[.H272];&quot;&lt;/score&gt; &lt;player&gt;&quot;;[.I272];&quot;&lt;/player&gt; &lt;story&gt;&quot;;[.J272];&quot;&lt;/story&gt; &lt;/game&gt;&quot;)" office:value-type="string" office:string-value="&lt;game name=&quot;TV Sports Basketball (Japan)&quot;&gt; &lt;year&gt;1993&lt;/year&gt; &lt;rating&gt;ESRB - RP (Rating Pending)&lt;/rating&gt; &lt;title&gt;TV Sports Basketball&lt;/title&gt; &lt;pub&gt;NEC Technologies, Inc.&lt;/pub&gt; &lt;dev&gt;Cinemaware Corp.&lt;/dev&gt; &lt;genre&gt;Sports/Basketball&lt;/genre&gt; &lt;score&gt;3.7&lt;/score&gt; &lt;player&gt;1-5 Players&lt;/player&gt; &lt;story&gt;Basketball was the second sport to which Cinemaware applied their philosophy of lavish production and advanced cutscenes. Exhibition and league matches are on offer, with the opportunity to recreate a full league season with 1 player assigned to each of the 28 clubs. The game uses varying camera positions, with top-down views when the ball is close to either hoop, and a side-view when the ball is mid-court - controls remain unchanged for these, so the switch doens't cause a sudden change in player movement.****As well as playing the matches you have full coaching control. This can involve making substitutions but also assigning marking and game strategies.&lt;/story&gt; &lt;/game&gt;">
            <text:p>&lt;game name="TV Sports Basketball (Japan)"&gt; &lt;year&gt;1993&lt;/year&gt; &lt;rating&gt;ESRB - RP (Rating Pending)&lt;/rating&gt; &lt;title&gt;TV Sports Basketball&lt;/title&gt; &lt;pub&gt;NEC Technologies, Inc.&lt;/pub&gt; &lt;dev&gt;Cinemaware Corp.&lt;/dev&gt; &lt;genre&gt;Sports/Basketball&lt;/genre&gt; &lt;score&gt;3.7&lt;/score&gt; &lt;player&gt;1-5 Players&lt;/player&gt; &lt;story&gt;Basketball was the second sport to which Cinemaware applied their philosophy of lavish production and advanced cutscenes. Exhibition and league matches are on offer, with the opportunity to recreate a full league season with 1 player assigned to each of the 28 clubs. The game uses varying camera positions, with top-down views when the ball is close to either hoop, and a side-view when the ball is mid-court - controls remain unchanged for these, so the switch doens't cause a sudden change in player movement.****As well as playing the matches you have full coaching control. This can involve making substitutions but also assigning marking and game strategies.&lt;/story&gt; &lt;/game&gt;</text:p>
          </table:table-cell>
          <table:table-cell table:number-columns-repeated="1012"/>
        </table:table-row>
        <table:table-row table:style-name="ro1">
          <table:table-cell office:value-type="string">
            <text:p>TV Sports Football (Japan)</text:p>
          </table:table-cell>
          <table:table-cell office:value-type="string">
            <text:p>1991</text:p>
          </table:table-cell>
          <table:table-cell office:value-type="string">
            <text:p>ESRB - RP (Rating Pending)</text:p>
          </table:table-cell>
          <table:table-cell office:value-type="string">
            <text:p>TV Sports Football</text:p>
          </table:table-cell>
          <table:table-cell office:value-type="string">
            <text:p>Victor Musical Industries, Inc</text:p>
          </table:table-cell>
          <table:table-cell office:value-type="string">
            <text:p>Cinemaware Corp.</text:p>
          </table:table-cell>
          <table:table-cell office:value-type="string">
            <text:p>Sports/Soccer</text:p>
          </table:table-cell>
          <table:table-cell office:value-type="string">
            <text:p>3.5</text:p>
          </table:table-cell>
          <table:table-cell office:value-type="string">
            <text:p>1-5 Players</text:p>
          </table:table-cell>
          <table:table-cell office:value-type="string">
            <text:p>Before Electronic Arts sought to imitate television coverage of sports with their EA Sports titles, Cinemaware had the same idea, initially applying it to (American) Football. Cutscenes follow dramatic moments in the match, and each match is preceded by a TV-style introduction. The game is primarily action-based, although you also choose your plays before executing them. You then bring the passes and runs to life on the pitch itself. You can play single matches or full leagues, with any of the NFL teams of the time.</text:p>
          </table:table-cell>
          <table:table-cell table:style-name="Default" table:formula="of:=CONCATENATE(&quot;&lt;game name=&quot;;CHAR(34);[.A273];CHAR(34);&quot;&gt; &lt;year&gt;&quot;;[.B273];&quot;&lt;/year&gt; &lt;rating&gt;&quot;;[.C273];&quot;&lt;/rating&gt; &lt;title&gt;&quot;;[.D273];&quot;&lt;/title&gt; &lt;pub&gt;&quot;;[.E273];&quot;&lt;/pub&gt; &lt;dev&gt;&quot;;[.F273];&quot;&lt;/dev&gt; &lt;genre&gt;&quot;;[.G273];&quot;&lt;/genre&gt; &lt;score&gt;&quot;;[.H273];&quot;&lt;/score&gt; &lt;player&gt;&quot;;[.I273];&quot;&lt;/player&gt; &lt;story&gt;&quot;;[.J273];&quot;&lt;/story&gt; &lt;/game&gt;&quot;)" office:value-type="string" office:string-value="&lt;game name=&quot;TV Sports Football (Japan)&quot;&gt; &lt;year&gt;1991&lt;/year&gt; &lt;rating&gt;ESRB - RP (Rating Pending)&lt;/rating&gt; &lt;title&gt;TV Sports Football&lt;/title&gt; &lt;pub&gt;Victor Musical Industries, Inc&lt;/pub&gt; &lt;dev&gt;Cinemaware Corp.&lt;/dev&gt; &lt;genre&gt;Sports/Soccer&lt;/genre&gt; &lt;score&gt;3.5&lt;/score&gt; &lt;player&gt;1-5 Players&lt;/player&gt; &lt;story&gt;Before Electronic Arts sought to imitate television coverage of sports with their EA Sports titles, Cinemaware had the same idea, initially applying it to (American) Football. Cutscenes follow dramatic moments in the match, and each match is preceded by a TV-style introduction. The game is primarily action-based, although you also choose your plays before executing them. You then bring the passes and runs to life on the pitch itself. You can play single matches or full leagues, with any of the NFL teams of the time.&lt;/story&gt; &lt;/game&gt;">
            <text:p>&lt;game name="TV Sports Football (Japan)"&gt; &lt;year&gt;1991&lt;/year&gt; &lt;rating&gt;ESRB - RP (Rating Pending)&lt;/rating&gt; &lt;title&gt;TV Sports Football&lt;/title&gt; &lt;pub&gt;Victor Musical Industries, Inc&lt;/pub&gt; &lt;dev&gt;Cinemaware Corp.&lt;/dev&gt; &lt;genre&gt;Sports/Soccer&lt;/genre&gt; &lt;score&gt;3.5&lt;/score&gt; &lt;player&gt;1-5 Players&lt;/player&gt; &lt;story&gt;Before Electronic Arts sought to imitate television coverage of sports with their EA Sports titles, Cinemaware had the same idea, initially applying it to (American) Football. Cutscenes follow dramatic moments in the match, and each match is preceded by a TV-style introduction. The game is primarily action-based, although you also choose your plays before executing them. You then bring the passes and runs to life on the pitch itself. You can play single matches or full leagues, with any of the NFL teams of the time.&lt;/story&gt; &lt;/game&gt;</text:p>
          </table:table-cell>
          <table:table-cell table:number-columns-repeated="1012"/>
        </table:table-row>
        <table:table-row table:style-name="ro1">
          <table:table-cell office:value-type="string">
            <text:p>TV Sports Hockey (Japan)</text:p>
          </table:table-cell>
          <table:table-cell office:value-type="string">
            <text:p>1993</text:p>
          </table:table-cell>
          <table:table-cell office:value-type="string">
            <text:p>ESRB - RP (Rating Pending)</text:p>
          </table:table-cell>
          <table:table-cell office:value-type="string">
            <text:p>TV Sports Hockey</text:p>
          </table:table-cell>
          <table:table-cell office:value-type="string">
            <text:p>Victor Musical Industries, Inc</text:p>
          </table:table-cell>
          <table:table-cell office:value-type="string">
            <text:p>Cinemaware Corp.</text:p>
          </table:table-cell>
          <table:table-cell office:value-type="string">
            <text:p>Sports/Hockey</text:p>
          </table:table-cell>
          <table:table-cell office:value-type="string">
            <text:p>3.8</text:p>
          </table:table-cell>
          <table:table-cell office:value-type="string">
            <text:p>1-5 Players</text:p>
          </table:table-cell>
          <table:table-cell office:value-type="string">
            <text:p>Cinemaware's TV Sports series got an exclusive entry on the TurboGrafx-16 with this hockey game. <text:s/>The game offers exhibition matches and a tournament mode, eight international teams (each with unique player statistics), and support for up two five players via the TurboTap. <text:s/>After a dramatic close-up of the face-off, actual game play is seen from a top-down perspective with a vertically scrolling field. Every player (including the goalie) can be controlled. On offense, quick shots, slap shots and even faked slap shots are possible. On defense, body checking an opposing player can lead to a special fight sequence. <text:s/>Exhibition games can be played with either full or easy rules - easy mode has less penalties and infractions like offside. In tournaments, every scheduled game can either be played or the results simulated. Tournament progress is saved via a password. When two or more players play, they can be put on any team. Thus teams featuring five human players are just as possible as mixed competitive matches.</text:p>
          </table:table-cell>
          <table:table-cell table:style-name="Default" table:formula="of:=CONCATENATE(&quot;&lt;game name=&quot;;CHAR(34);[.A274];CHAR(34);&quot;&gt; &lt;year&gt;&quot;;[.B274];&quot;&lt;/year&gt; &lt;rating&gt;&quot;;[.C274];&quot;&lt;/rating&gt; &lt;title&gt;&quot;;[.D274];&quot;&lt;/title&gt; &lt;pub&gt;&quot;;[.E274];&quot;&lt;/pub&gt; &lt;dev&gt;&quot;;[.F274];&quot;&lt;/dev&gt; &lt;genre&gt;&quot;;[.G274];&quot;&lt;/genre&gt; &lt;score&gt;&quot;;[.H274];&quot;&lt;/score&gt; &lt;player&gt;&quot;;[.I274];&quot;&lt;/player&gt; &lt;story&gt;&quot;;[.J274];&quot;&lt;/story&gt; &lt;/game&gt;&quot;)" office:value-type="string" office:string-value="&lt;game name=&quot;TV Sports Hockey (Japan)&quot;&gt; &lt;year&gt;1993&lt;/year&gt; &lt;rating&gt;ESRB - RP (Rating Pending)&lt;/rating&gt; &lt;title&gt;TV Sports Hockey&lt;/title&gt; &lt;pub&gt;Victor Musical Industries, Inc&lt;/pub&gt; &lt;dev&gt;Cinemaware Corp.&lt;/dev&gt; &lt;genre&gt;Sports/Hockey&lt;/genre&gt; &lt;score&gt;3.8&lt;/score&gt; &lt;player&gt;1-5 Players&lt;/player&gt; &lt;story&gt;Cinemaware's TV Sports series got an exclusive entry on the TurboGrafx-16 with this hockey game.  The game offers exhibition matches and a tournament mode, eight international teams (each with unique player statistics), and support for up two five players via the TurboTap.  After a dramatic close-up of the face-off, actual game play is seen from a top-down perspective with a vertically scrolling field. Every player (including the goalie) can be controlled. On offense, quick shots, slap shots and even faked slap shots are possible. On defense, body checking an opposing player can lead to a special fight sequence.  Exhibition games can be played with either full or easy rules - easy mode has less penalties and infractions like offside. In tournaments, every scheduled game can either be played or the results simulated. Tournament progress is saved via a password. When two or more players play, they can be put on any team. Thus teams featuring five human players are just as possible as mixed competitive matches.&lt;/story&gt; &lt;/game&gt;">
            <text:p>&lt;game name="TV Sports Hockey (Japan)"&gt; &lt;year&gt;1993&lt;/year&gt; &lt;rating&gt;ESRB - RP (Rating Pending)&lt;/rating&gt; &lt;title&gt;TV Sports Hockey&lt;/title&gt; &lt;pub&gt;Victor Musical Industries, Inc&lt;/pub&gt; &lt;dev&gt;Cinemaware Corp.&lt;/dev&gt; &lt;genre&gt;Sports/Hockey&lt;/genre&gt; &lt;score&gt;3.8&lt;/score&gt; &lt;player&gt;1-5 Players&lt;/player&gt; &lt;story&gt;Cinemaware's TV Sports series got an exclusive entry on the TurboGrafx-16 with this hockey game. <text:s/>The game offers exhibition matches and a tournament mode, eight international teams (each with unique player statistics), and support for up two five players via the TurboTap. <text:s/>After a dramatic close-up of the face-off, actual game play is seen from a top-down perspective with a vertically scrolling field. Every player (including the goalie) can be controlled. On offense, quick shots, slap shots and even faked slap shots are possible. On defense, body checking an opposing player can lead to a special fight sequence. <text:s/>Exhibition games can be played with either full or easy rules - easy mode has less penalties and infractions like offside. In tournaments, every scheduled game can either be played or the results simulated. Tournament progress is saved via a password. When two or more players play, they can be put on any team. Thus teams featuring five human players are just as possible as mixed competitive matches.&lt;/story&gt; &lt;/game&gt;</text:p>
          </table:table-cell>
          <table:table-cell table:number-columns-repeated="1012"/>
        </table:table-row>
        <table:table-row table:style-name="ro1">
          <table:table-cell office:value-type="string">
            <text:p>USA Pro Basketball (Japan)</text:p>
          </table:table-cell>
          <table:table-cell office:value-type="float" office:value="1989">
            <text:p>1989</text:p>
          </table:table-cell>
          <table:table-cell office:value-type="string">
            <text:p>ESRB - RP (Rating Pending)</text:p>
          </table:table-cell>
          <table:table-cell office:value-type="string">
            <text:p>USA Pro Basketball</text:p>
          </table:table-cell>
          <table:table-cell office:value-type="string">
            <text:p>AICOM Corporation</text:p>
          </table:table-cell>
          <table:table-cell office:value-type="string">
            <text:p>Aicom Corporation</text:p>
          </table:table-cell>
          <table:table-cell office:value-type="string">
            <text:p>Sports/Basketball</text:p>
          </table:table-cell>
          <table:table-cell office:value-type="string">
            <text:p>3.9</text:p>
          </table:table-cell>
          <table:table-cell office:value-type="string">
            <text:p>1-2 Players</text:p>
          </table:table-cell>
          <table:table-cell office:value-type="string">
            <text:p>Takin' it to the Hoop is a basketball game with comic graphics. The player either participates in a league, play-offs or a single match and chooses one of eight American teams with twelve athletes. The team's performance during a match does not only depend on the player's ability but also on the athlethe's statistics (e.g. agility or dribbling) and their energy. Energy decreases during the course of a match and describes how much power an athlete has left. There are also three different defense tactics (one-on-one defense, zone defense or a mix between the two) which can be set before the match or during interceptions. <text:s/>During the matches, the player controls the ball carrier when in offense and manually switches between athletes when in defense. Passes can be performed in a high or low variation. While most of the match is shown in a slightly heightened side-scrolling perspective, the game switches to a close-up view during a penalty throw or a dunking try. Here the player needs to press a button at the correct timing for a successful throw. When a defense athlete is nearby during a during maneuver, he has the opportunity to block the ball when the correct timing is met.</text:p>
          </table:table-cell>
          <table:table-cell table:style-name="Default" table:formula="of:=CONCATENATE(&quot;&lt;game name=&quot;;CHAR(34);[.A275];CHAR(34);&quot;&gt; &lt;year&gt;&quot;;[.B275];&quot;&lt;/year&gt; &lt;rating&gt;&quot;;[.C275];&quot;&lt;/rating&gt; &lt;title&gt;&quot;;[.D275];&quot;&lt;/title&gt; &lt;pub&gt;&quot;;[.E275];&quot;&lt;/pub&gt; &lt;dev&gt;&quot;;[.F275];&quot;&lt;/dev&gt; &lt;genre&gt;&quot;;[.G275];&quot;&lt;/genre&gt; &lt;score&gt;&quot;;[.H275];&quot;&lt;/score&gt; &lt;player&gt;&quot;;[.I275];&quot;&lt;/player&gt; &lt;story&gt;&quot;;[.J275];&quot;&lt;/story&gt; &lt;/game&gt;&quot;)" office:value-type="string" office:string-value="&lt;game name=&quot;USA Pro Basketball (Japan)&quot;&gt; &lt;year&gt;1989&lt;/year&gt; &lt;rating&gt;ESRB - RP (Rating Pending)&lt;/rating&gt; &lt;title&gt;USA Pro Basketball&lt;/title&gt; &lt;pub&gt;AICOM Corporation&lt;/pub&gt; &lt;dev&gt;Aicom Corporation&lt;/dev&gt; &lt;genre&gt;Sports/Basketball&lt;/genre&gt; &lt;score&gt;3.9&lt;/score&gt; &lt;player&gt;1-2 Players&lt;/player&gt; &lt;story&gt;Takin' it to the Hoop is a basketball game with comic graphics. The player either participates in a league, play-offs or a single match and chooses one of eight American teams with twelve athletes. The team's performance during a match does not only depend on the player's ability but also on the athlethe's statistics (e.g. agility or dribbling) and their energy. Energy decreases during the course of a match and describes how much power an athlete has left. There are also three different defense tactics (one-on-one defense, zone defense or a mix between the two) which can be set before the match or during interceptions.  During the matches, the player controls the ball carrier when in offense and manually switches between athletes when in defense. Passes can be performed in a high or low variation. While most of the match is shown in a slightly heightened side-scrolling perspective, the game switches to a close-up view during a penalty throw or a dunking try. Here the player needs to press a button at the correct timing for a successful throw. When a defense athlete is nearby during a during maneuver, he has the opportunity to block the ball when the correct timing is met.&lt;/story&gt; &lt;/game&gt;">
            <text:p>&lt;game name="USA Pro Basketball (Japan)"&gt; &lt;year&gt;1989&lt;/year&gt; &lt;rating&gt;ESRB - RP (Rating Pending)&lt;/rating&gt; &lt;title&gt;USA Pro Basketball&lt;/title&gt; &lt;pub&gt;AICOM Corporation&lt;/pub&gt; &lt;dev&gt;Aicom Corporation&lt;/dev&gt; &lt;genre&gt;Sports/Basketball&lt;/genre&gt; &lt;score&gt;3.9&lt;/score&gt; &lt;player&gt;1-2 Players&lt;/player&gt; &lt;story&gt;Takin' it to the Hoop is a basketball game with comic graphics. The player either participates in a league, play-offs or a single match and chooses one of eight American teams with twelve athletes. The team's performance during a match does not only depend on the player's ability but also on the athlethe's statistics (e.g. agility or dribbling) and their energy. Energy decreases during the course of a match and describes how much power an athlete has left. There are also three different defense tactics (one-on-one defense, zone defense or a mix between the two) which can be set before the match or during interceptions. <text:s/>During the matches, the player controls the ball carrier when in offense and manually switches between athletes when in defense. Passes can be performed in a high or low variation. While most of the match is shown in a slightly heightened side-scrolling perspective, the game switches to a close-up view during a penalty throw or a dunking try. Here the player needs to press a button at the correct timing for a successful throw. When a defense athlete is nearby during a during maneuver, he has the opportunity to block the ball when the correct timing is met.&lt;/story&gt; &lt;/game&gt;</text:p>
          </table:table-cell>
          <table:table-cell table:number-columns-repeated="1012"/>
        </table:table-row>
        <table:table-row table:style-name="ro1">
          <table:table-cell office:value-type="string">
            <text:p>Valkyrie no Densetsu (Japan)</text:p>
          </table:table-cell>
          <table:table-cell office:value-type="float" office:value="1990">
            <text:p>1990</text:p>
          </table:table-cell>
          <table:table-cell office:value-type="string">
            <text:p>ESRB - RP (Rating Pending)</text:p>
          </table:table-cell>
          <table:table-cell office:value-type="string">
            <text:p>Valkyrie no Densetsu </text:p>
          </table:table-cell>
          <table:table-cell table:number-columns-repeated="2" office:value-type="string">
            <text:p>Namco Ltd.</text:p>
          </table:table-cell>
          <table:table-cell office:value-type="string">
            <text:p>Action</text:p>
          </table:table-cell>
          <table:table-cell office:value-type="string">
            <text:p>4.2</text:p>
          </table:table-cell>
          <table:table-cell office:value-type="string">
            <text:p>1 Player</text:p>
          </table:table-cell>
          <table:table-cell office:value-type="string">
            <text:p>Legend of Valkyrie puts you in the shoes of a young Valkyrie of Norse mythology as she sets out to reclaim the fabled golden seed, which has been stolen by an evil god.****The game plays as a top-down action/adventure title with some RPG and platformer elements. You must navigate the many levels that compose Valhalla and defeat all the enemies in your path while sorting out chasms and other platformer-styled obstacles.****You can also find several NPCs in each stage, who offer gameplay hints, clues and items to buy with the gold stolen from fallen enemies. You can buy health power-ups, improved weapons and even magic spells for added fire-power.</text:p>
          </table:table-cell>
          <table:table-cell table:style-name="Default" table:formula="of:=CONCATENATE(&quot;&lt;game name=&quot;;CHAR(34);[.A276];CHAR(34);&quot;&gt; &lt;year&gt;&quot;;[.B276];&quot;&lt;/year&gt; &lt;rating&gt;&quot;;[.C276];&quot;&lt;/rating&gt; &lt;title&gt;&quot;;[.D276];&quot;&lt;/title&gt; &lt;pub&gt;&quot;;[.E276];&quot;&lt;/pub&gt; &lt;dev&gt;&quot;;[.F276];&quot;&lt;/dev&gt; &lt;genre&gt;&quot;;[.G276];&quot;&lt;/genre&gt; &lt;score&gt;&quot;;[.H276];&quot;&lt;/score&gt; &lt;player&gt;&quot;;[.I276];&quot;&lt;/player&gt; &lt;story&gt;&quot;;[.J276];&quot;&lt;/story&gt; &lt;/game&gt;&quot;)" office:value-type="string" office:string-value="&lt;game name=&quot;Valkyrie no Densetsu (Japan)&quot;&gt; &lt;year&gt;1990&lt;/year&gt; &lt;rating&gt;ESRB - RP (Rating Pending)&lt;/rating&gt; &lt;title&gt;Valkyrie no Densetsu &lt;/title&gt; &lt;pub&gt;Namco Ltd.&lt;/pub&gt; &lt;dev&gt;Namco Ltd.&lt;/dev&gt; &lt;genre&gt;Action&lt;/genre&gt; &lt;score&gt;4.2&lt;/score&gt; &lt;player&gt;1 Player&lt;/player&gt; &lt;story&gt;Legend of Valkyrie puts you in the shoes of a young Valkyrie of Norse mythology as she sets out to reclaim the fabled golden seed, which has been stolen by an evil god.****The game plays as a top-down action/adventure title with some RPG and platformer elements. You must navigate the many levels that compose Valhalla and defeat all the enemies in your path while sorting out chasms and other platformer-styled obstacles.****You can also find several NPCs in each stage, who offer gameplay hints, clues and items to buy with the gold stolen from fallen enemies. You can buy health power-ups, improved weapons and even magic spells for added fire-power.&lt;/story&gt; &lt;/game&gt;">
            <text:p>&lt;game name="Valkyrie no Densetsu (Japan)"&gt; &lt;year&gt;1990&lt;/year&gt; &lt;rating&gt;ESRB - RP (Rating Pending)&lt;/rating&gt; &lt;title&gt;Valkyrie no Densetsu &lt;/title&gt; &lt;pub&gt;Namco Ltd.&lt;/pub&gt; &lt;dev&gt;Namco Ltd.&lt;/dev&gt; &lt;genre&gt;Action&lt;/genre&gt; &lt;score&gt;4.2&lt;/score&gt; &lt;player&gt;1 Player&lt;/player&gt; &lt;story&gt;Legend of Valkyrie puts you in the shoes of a young Valkyrie of Norse mythology as she sets out to reclaim the fabled golden seed, which has been stolen by an evil god.****The game plays as a top-down action/adventure title with some RPG and platformer elements. You must navigate the many levels that compose Valhalla and defeat all the enemies in your path while sorting out chasms and other platformer-styled obstacles.****You can also find several NPCs in each stage, who offer gameplay hints, clues and items to buy with the gold stolen from fallen enemies. You can buy health power-ups, improved weapons and even magic spells for added fire-power.&lt;/story&gt; &lt;/game&gt;</text:p>
          </table:table-cell>
          <table:table-cell table:number-columns-repeated="1012"/>
        </table:table-row>
        <table:table-row table:style-name="ro1">
          <table:table-cell office:value-type="string">
            <text:p>Veigues - Tactical Gladiator (Japan)</text:p>
          </table:table-cell>
          <table:table-cell office:value-type="float" office:value="1990">
            <text:p>1990</text:p>
          </table:table-cell>
          <table:table-cell office:value-type="string">
            <text:p>ESRB - RP (Rating Pending)</text:p>
          </table:table-cell>
          <table:table-cell office:value-type="string">
            <text:p>Veigues - Tactical Gladiator</text:p>
          </table:table-cell>
          <table:table-cell table:number-columns-repeated="2" office:value-type="string">
            <text:p>Victor Musical Industries Inc.</text:p>
          </table:table-cell>
          <table:table-cell office:value-type="string">
            <text:p>Action</text:p>
          </table:table-cell>
          <table:table-cell office:value-type="string">
            <text:p>3.9</text:p>
          </table:table-cell>
          <table:table-cell office:value-type="string">
            <text:p>1 Player</text:p>
          </table:table-cell>
          <table:table-cell office:value-type="string">
            <text:p>In the year 2324, Earth is in no good shape: alien forces attacked the planet since three years. But now the military unleashed their secret weapon, the fighting robots Veigues, to set an end to this threat! The player controls one of those robots through ten stages in which a lot of aliens and a big boss want to be defeated. This is a traditional "run and gun" game in which the player dodges enemy attacks and uses a variety of weapons which are built in the robot's body parts. It is also possible to float for a short amount of time, but this costs energy which is displayed in one of the two automatically regenerating status bars at the bottom of the screen. The other one shows the condition of the protective shields which are decreased by enemy hits. If it runs out, the robot loses a limb and associated systems, e.g. if the head is gone, the radar which shows the direction of incoming attacks goes with it. If all limbs are lost, the game is over. Defeating enemies rewards points which can be used to upgrade the robot's abilities between levels.</text:p>
          </table:table-cell>
          <table:table-cell table:style-name="Default" table:formula="of:=CONCATENATE(&quot;&lt;game name=&quot;;CHAR(34);[.A277];CHAR(34);&quot;&gt; &lt;year&gt;&quot;;[.B277];&quot;&lt;/year&gt; &lt;rating&gt;&quot;;[.C277];&quot;&lt;/rating&gt; &lt;title&gt;&quot;;[.D277];&quot;&lt;/title&gt; &lt;pub&gt;&quot;;[.E277];&quot;&lt;/pub&gt; &lt;dev&gt;&quot;;[.F277];&quot;&lt;/dev&gt; &lt;genre&gt;&quot;;[.G277];&quot;&lt;/genre&gt; &lt;score&gt;&quot;;[.H277];&quot;&lt;/score&gt; &lt;player&gt;&quot;;[.I277];&quot;&lt;/player&gt; &lt;story&gt;&quot;;[.J277];&quot;&lt;/story&gt; &lt;/game&gt;&quot;)" office:value-type="string" office:string-value="&lt;game name=&quot;Veigues - Tactical Gladiator (Japan)&quot;&gt; &lt;year&gt;1990&lt;/year&gt; &lt;rating&gt;ESRB - RP (Rating Pending)&lt;/rating&gt; &lt;title&gt;Veigues - Tactical Gladiator&lt;/title&gt; &lt;pub&gt;Victor Musical Industries Inc.&lt;/pub&gt; &lt;dev&gt;Victor Musical Industries Inc.&lt;/dev&gt; &lt;genre&gt;Action&lt;/genre&gt; &lt;score&gt;3.9&lt;/score&gt; &lt;player&gt;1 Player&lt;/player&gt; &lt;story&gt;In the year 2324, Earth is in no good shape: alien forces attacked the planet since three years. But now the military unleashed their secret weapon, the fighting robots Veigues, to set an end to this threat! The player controls one of those robots through ten stages in which a lot of aliens and a big boss want to be defeated. This is a traditional &quot;run and gun&quot; game in which the player dodges enemy attacks and uses a variety of weapons which are built in the robot's body parts. It is also possible to float for a short amount of time, but this costs energy which is displayed in one of the two automatically regenerating status bars at the bottom of the screen. The other one shows the condition of the protective shields which are decreased by enemy hits. If it runs out, the robot loses a limb and associated systems, e.g. if the head is gone, the radar which shows the direction of incoming attacks goes with it. If all limbs are lost, the game is over. Defeating enemies rewards points which can be used to upgrade the robot's abilities between levels.&lt;/story&gt; &lt;/game&gt;">
            <text:p>&lt;game name="Veigues - Tactical Gladiator (Japan)"&gt; &lt;year&gt;1990&lt;/year&gt; &lt;rating&gt;ESRB - RP (Rating Pending)&lt;/rating&gt; &lt;title&gt;Veigues - Tactical Gladiator&lt;/title&gt; &lt;pub&gt;Victor Musical Industries Inc.&lt;/pub&gt; &lt;dev&gt;Victor Musical Industries Inc.&lt;/dev&gt; &lt;genre&gt;Action&lt;/genre&gt; &lt;score&gt;3.9&lt;/score&gt; &lt;player&gt;1 Player&lt;/player&gt; &lt;story&gt;In the year 2324, Earth is in no good shape: alien forces attacked the planet since three years. But now the military unleashed their secret weapon, the fighting robots Veigues, to set an end to this threat! The player controls one of those robots through ten stages in which a lot of aliens and a big boss want to be defeated. This is a traditional "run and gun" game in which the player dodges enemy attacks and uses a variety of weapons which are built in the robot's body parts. It is also possible to float for a short amount of time, but this costs energy which is displayed in one of the two automatically regenerating status bars at the bottom of the screen. The other one shows the condition of the protective shields which are decreased by enemy hits. If it runs out, the robot loses a limb and associated systems, e.g. if the head is gone, the radar which shows the direction of incoming attacks goes with it. If all limbs are lost, the game is over. Defeating enemies rewards points which can be used to upgrade the robot's abilities between levels.&lt;/story&gt; &lt;/game&gt;</text:p>
          </table:table-cell>
          <table:table-cell table:number-columns-repeated="1012"/>
        </table:table-row>
        <table:table-row table:style-name="ro1">
          <table:table-cell office:value-type="string">
            <text:p>Victory Run (Japan)</text:p>
          </table:table-cell>
          <table:table-cell office:value-type="string">
            <text:p>1987</text:p>
          </table:table-cell>
          <table:table-cell office:value-type="string">
            <text:p>ESRB - RP (Rating Pending)</text:p>
          </table:table-cell>
          <table:table-cell office:value-type="string">
            <text:p>Victory Run</text:p>
          </table:table-cell>
          <table:table-cell table:number-columns-repeated="2" office:value-type="string">
            <text:p>Hudson Soft</text:p>
          </table:table-cell>
          <table:table-cell office:value-type="string">
            <text:p>Racing</text:p>
          </table:table-cell>
          <table:table-cell office:value-type="string">
            <text:p>3.9</text:p>
          </table:table-cell>
          <table:table-cell office:value-type="string">
            <text:p>1 Player</text:p>
          </table:table-cell>
          <table:table-cell office:value-type="string">
            <text:p>Victory Run is an arcade racer based on the Paris-Dakar rally. The gameplay is similar to OutRun, with your car appearing near the bottom of the screen, and a course made of scaling sprites laid out ahead. <text:s/>****At the start of the race, you choose how many spare engines, tires, brakes, and so on to take with you on the rally. As you finish each segment, you have to decide to use those parts so that you can repair your car so you can complete the race.</text:p>
          </table:table-cell>
          <table:table-cell table:style-name="Default" table:formula="of:=CONCATENATE(&quot;&lt;game name=&quot;;CHAR(34);[.A278];CHAR(34);&quot;&gt; &lt;year&gt;&quot;;[.B278];&quot;&lt;/year&gt; &lt;rating&gt;&quot;;[.C278];&quot;&lt;/rating&gt; &lt;title&gt;&quot;;[.D278];&quot;&lt;/title&gt; &lt;pub&gt;&quot;;[.E278];&quot;&lt;/pub&gt; &lt;dev&gt;&quot;;[.F278];&quot;&lt;/dev&gt; &lt;genre&gt;&quot;;[.G278];&quot;&lt;/genre&gt; &lt;score&gt;&quot;;[.H278];&quot;&lt;/score&gt; &lt;player&gt;&quot;;[.I278];&quot;&lt;/player&gt; &lt;story&gt;&quot;;[.J278];&quot;&lt;/story&gt; &lt;/game&gt;&quot;)" office:value-type="string" office:string-value="&lt;game name=&quot;Victory Run (Japan)&quot;&gt; &lt;year&gt;1987&lt;/year&gt; &lt;rating&gt;ESRB - RP (Rating Pending)&lt;/rating&gt; &lt;title&gt;Victory Run&lt;/title&gt; &lt;pub&gt;Hudson Soft&lt;/pub&gt; &lt;dev&gt;Hudson Soft&lt;/dev&gt; &lt;genre&gt;Racing&lt;/genre&gt; &lt;score&gt;3.9&lt;/score&gt; &lt;player&gt;1 Player&lt;/player&gt; &lt;story&gt;Victory Run is an arcade racer based on the Paris-Dakar rally. The gameplay is similar to OutRun, with your car appearing near the bottom of the screen, and a course made of scaling sprites laid out ahead.  ****At the start of the race, you choose how many spare engines, tires, brakes, and so on to take with you on the rally. As you finish each segment, you have to decide to use those parts so that you can repair your car so you can complete the race.&lt;/story&gt; &lt;/game&gt;">
            <text:p>&lt;game name="Victory Run (Japan)"&gt; &lt;year&gt;1987&lt;/year&gt; &lt;rating&gt;ESRB - RP (Rating Pending)&lt;/rating&gt; &lt;title&gt;Victory Run&lt;/title&gt; &lt;pub&gt;Hudson Soft&lt;/pub&gt; &lt;dev&gt;Hudson Soft&lt;/dev&gt; &lt;genre&gt;Racing&lt;/genre&gt; &lt;score&gt;3.9&lt;/score&gt; &lt;player&gt;1 Player&lt;/player&gt; &lt;story&gt;Victory Run is an arcade racer based on the Paris-Dakar rally. The gameplay is similar to OutRun, with your car appearing near the bottom of the screen, and a course made of scaling sprites laid out ahead. <text:s/>****At the start of the race, you choose how many spare engines, tires, brakes, and so on to take with you on the rally. As you finish each segment, you have to decide to use those parts so that you can repair your car so you can complete the race.&lt;/story&gt; &lt;/game&gt;</text:p>
          </table:table-cell>
          <table:table-cell table:number-columns-repeated="1012"/>
        </table:table-row>
        <table:table-row table:style-name="ro1">
          <table:table-cell office:value-type="string">
            <text:p>Vigilante (Japan)</text:p>
          </table:table-cell>
          <table:table-cell office:value-type="float" office:value="1989">
            <text:p>1989</text:p>
          </table:table-cell>
          <table:table-cell office:value-type="string">
            <text:p>ESRB - RP (Rating Pending)</text:p>
          </table:table-cell>
          <table:table-cell office:value-type="string">
            <text:p>Vigilante</text:p>
          </table:table-cell>
          <table:table-cell office:value-type="string">
            <text:p>IREM Corp.</text:p>
          </table:table-cell>
          <table:table-cell office:value-type="string">
            <text:p>Irem Corp.</text:p>
          </table:table-cell>
          <table:table-cell office:value-type="string">
            <text:p>Action</text:p>
          </table:table-cell>
          <table:table-cell office:value-type="string">
            <text:p>3.2</text:p>
          </table:table-cell>
          <table:table-cell office:value-type="string">
            <text:p>1 Player</text:p>
          </table:table-cell>
          <table:table-cell office:value-type="string">
            <text:p>Vigilante is a side-scrolling beat-em-up, based on the popular coin-up. It features an anonymous tough hero that roams the streets to beat up The Rogues gang that kidnapped his girlfriend Maria. ****The game offers five distinct locations, such as city streets and a junkyard, with many different thugs with different strengths. You fight with your fists, feet and a chain. Each level features an end boss which requires a special tactic in order to progress.</text:p>
          </table:table-cell>
          <table:table-cell table:style-name="Default" table:formula="of:=CONCATENATE(&quot;&lt;game name=&quot;;CHAR(34);[.A279];CHAR(34);&quot;&gt; &lt;year&gt;&quot;;[.B279];&quot;&lt;/year&gt; &lt;rating&gt;&quot;;[.C279];&quot;&lt;/rating&gt; &lt;title&gt;&quot;;[.D279];&quot;&lt;/title&gt; &lt;pub&gt;&quot;;[.E279];&quot;&lt;/pub&gt; &lt;dev&gt;&quot;;[.F279];&quot;&lt;/dev&gt; &lt;genre&gt;&quot;;[.G279];&quot;&lt;/genre&gt; &lt;score&gt;&quot;;[.H279];&quot;&lt;/score&gt; &lt;player&gt;&quot;;[.I279];&quot;&lt;/player&gt; &lt;story&gt;&quot;;[.J279];&quot;&lt;/story&gt; &lt;/game&gt;&quot;)" office:value-type="string" office:string-value="&lt;game name=&quot;Vigilante (Japan)&quot;&gt; &lt;year&gt;1989&lt;/year&gt; &lt;rating&gt;ESRB - RP (Rating Pending)&lt;/rating&gt; &lt;title&gt;Vigilante&lt;/title&gt; &lt;pub&gt;IREM Corp.&lt;/pub&gt; &lt;dev&gt;Irem Corp.&lt;/dev&gt; &lt;genre&gt;Action&lt;/genre&gt; &lt;score&gt;3.2&lt;/score&gt; &lt;player&gt;1 Player&lt;/player&gt; &lt;story&gt;Vigilante is a side-scrolling beat-em-up, based on the popular coin-up. It features an anonymous tough hero that roams the streets to beat up The Rogues gang that kidnapped his girlfriend Maria. ****The game offers five distinct locations, such as city streets and a junkyard, with many different thugs with different strengths. You fight with your fists, feet and a chain. Each level features an end boss which requires a special tactic in order to progress.&lt;/story&gt; &lt;/game&gt;">
            <text:p>&lt;game name="Vigilante (Japan)"&gt; &lt;year&gt;1989&lt;/year&gt; &lt;rating&gt;ESRB - RP (Rating Pending)&lt;/rating&gt; &lt;title&gt;Vigilante&lt;/title&gt; &lt;pub&gt;IREM Corp.&lt;/pub&gt; &lt;dev&gt;Irem Corp.&lt;/dev&gt; &lt;genre&gt;Action&lt;/genre&gt; &lt;score&gt;3.2&lt;/score&gt; &lt;player&gt;1 Player&lt;/player&gt; &lt;story&gt;Vigilante is a side-scrolling beat-em-up, based on the popular coin-up. It features an anonymous tough hero that roams the streets to beat up The Rogues gang that kidnapped his girlfriend Maria. ****The game offers five distinct locations, such as city streets and a junkyard, with many different thugs with different strengths. You fight with your fists, feet and a chain. Each level features an end boss which requires a special tactic in order to progress.&lt;/story&gt; &lt;/game&gt;</text:p>
          </table:table-cell>
          <table:table-cell table:number-columns-repeated="1012"/>
        </table:table-row>
        <table:table-row table:style-name="ro1">
          <table:table-cell office:value-type="string">
            <text:p>Violent Soldier (Japan)</text:p>
          </table:table-cell>
          <table:table-cell office:value-type="float" office:value="1990">
            <text:p>1990</text:p>
          </table:table-cell>
          <table:table-cell office:value-type="string">
            <text:p>ESRB - RP (Rating Pending)</text:p>
          </table:table-cell>
          <table:table-cell office:value-type="string">
            <text:p>Violent Soldier</text:p>
          </table:table-cell>
          <table:table-cell office:value-type="string">
            <text:p>IGS</text:p>
          </table:table-cell>
          <table:table-cell office:value-type="string">
            <text:p>Igs</text:p>
          </table:table-cell>
          <table:table-cell office:value-type="string">
            <text:p>Shoot-'Em-Up</text:p>
          </table:table-cell>
          <table:table-cell office:value-type="string">
            <text:p>4.5</text:p>
          </table:table-cell>
          <table:table-cell office:value-type="string">
            <text:p>1 Player</text:p>
          </table:table-cell>
          <table:table-cell office:value-type="string">
            <text:p>Sinistron is a side scrolling shooter similar to R-Type, but has a unique weapons system in which you can open and close your shields to improve your fire power at the expense of making your ship vulnerable. There are also several different powerups you can pick up such as missiles and different types of lasers. <text:s/>The plot in the game is not real clear according to the instruction booklet. Apparently something called a "Sinistron" has invaded your quadrant of the galaxy and you have to blow it up, just because. <text:s/>This game has large enemy sprites and large boss characters. The levels take place mostly in outer space and alien environments. Some of the sprites are Macross-like mechs. </text:p>
          </table:table-cell>
          <table:table-cell table:style-name="Default" table:formula="of:=CONCATENATE(&quot;&lt;game name=&quot;;CHAR(34);[.A280];CHAR(34);&quot;&gt; &lt;year&gt;&quot;;[.B280];&quot;&lt;/year&gt; &lt;rating&gt;&quot;;[.C280];&quot;&lt;/rating&gt; &lt;title&gt;&quot;;[.D280];&quot;&lt;/title&gt; &lt;pub&gt;&quot;;[.E280];&quot;&lt;/pub&gt; &lt;dev&gt;&quot;;[.F280];&quot;&lt;/dev&gt; &lt;genre&gt;&quot;;[.G280];&quot;&lt;/genre&gt; &lt;score&gt;&quot;;[.H280];&quot;&lt;/score&gt; &lt;player&gt;&quot;;[.I280];&quot;&lt;/player&gt; &lt;story&gt;&quot;;[.J280];&quot;&lt;/story&gt; &lt;/game&gt;&quot;)" office:value-type="string" office:string-value="&lt;game name=&quot;Violent Soldier (Japan)&quot;&gt; &lt;year&gt;1990&lt;/year&gt; &lt;rating&gt;ESRB - RP (Rating Pending)&lt;/rating&gt; &lt;title&gt;Violent Soldier&lt;/title&gt; &lt;pub&gt;IGS&lt;/pub&gt; &lt;dev&gt;Igs&lt;/dev&gt; &lt;genre&gt;Shoot-'Em-Up&lt;/genre&gt; &lt;score&gt;4.5&lt;/score&gt; &lt;player&gt;1 Player&lt;/player&gt; &lt;story&gt;Sinistron is a side scrolling shooter similar to R-Type, but has a unique weapons system in which you can open and close your shields to improve your fire power at the expense of making your ship vulnerable. There are also several different powerups you can pick up such as missiles and different types of lasers.  The plot in the game is not real clear according to the instruction booklet. Apparently something called a &quot;Sinistron&quot; has invaded your quadrant of the galaxy and you have to blow it up, just because.  This game has large enemy sprites and large boss characters. The levels take place mostly in outer space and alien environments. Some of the sprites are Macross-like mechs. &lt;/story&gt; &lt;/game&gt;">
            <text:p>&lt;game name="Violent Soldier (Japan)"&gt; &lt;year&gt;1990&lt;/year&gt; &lt;rating&gt;ESRB - RP (Rating Pending)&lt;/rating&gt; &lt;title&gt;Violent Soldier&lt;/title&gt; &lt;pub&gt;IGS&lt;/pub&gt; &lt;dev&gt;Igs&lt;/dev&gt; &lt;genre&gt;Shoot-'Em-Up&lt;/genre&gt; &lt;score&gt;4.5&lt;/score&gt; &lt;player&gt;1 Player&lt;/player&gt; &lt;story&gt;Sinistron is a side scrolling shooter similar to R-Type, but has a unique weapons system in which you can open and close your shields to improve your fire power at the expense of making your ship vulnerable. There are also several different powerups you can pick up such as missiles and different types of lasers. <text:s/>The plot in the game is not real clear according to the instruction booklet. Apparently something called a "Sinistron" has invaded your quadrant of the galaxy and you have to blow it up, just because. <text:s/>This game has large enemy sprites and large boss characters. The levels take place mostly in outer space and alien environments. Some of the sprites are Macross-like mechs. &lt;/story&gt; &lt;/game&gt;</text:p>
          </table:table-cell>
          <table:table-cell table:number-columns-repeated="1012"/>
        </table:table-row>
        <table:table-row table:style-name="ro1">
          <table:table-cell office:value-type="string">
            <text:p>Volfied (Japan)</text:p>
          </table:table-cell>
          <table:table-cell office:value-type="float" office:value="1989">
            <text:p>1989</text:p>
          </table:table-cell>
          <table:table-cell office:value-type="string">
            <text:p>ESRB - RP (Rating Pending)</text:p>
          </table:table-cell>
          <table:table-cell office:value-type="string">
            <text:p>Volfied</text:p>
          </table:table-cell>
          <table:table-cell table:number-columns-repeated="2" office:value-type="string">
            <text:p>Taito Corp.</text:p>
          </table:table-cell>
          <table:table-cell office:value-type="string">
            <text:p>Action/Puzzle</text:p>
          </table:table-cell>
          <table:table-cell office:value-type="string">
            <text:p>3.5</text:p>
          </table:table-cell>
          <table:table-cell office:value-type="string">
            <text:p>1 Player</text:p>
          </table:table-cell>
          <table:table-cell office:value-type="string">
            <text:p>Volfied is a home conversion of an arcade coin-op developed by Taito in the late '80s. The game is very similar to Qix -- the player takes control of an object whose purpose is to roam the screen, forming shapes and removing them from the play field. By way of reward, a picture is gradually revealed in the removed areas of the screen. The borders of the area which the player has not cleared become the border of the area the player's pointer can move along.****The player's object must avoid contact with any of the enemies which float around the screen, as this will weaken and eventually destroy it. Barriers limit which parts of the border boxes can be formed through. The goal is to clear 80% or more of the screen, and each additional percent adds bonus points.****As an arcade conversion this game allows for one or two player games in three difficulty levels, but offers no passwords or saved games across its numerous levels.</text:p>
          </table:table-cell>
          <table:table-cell table:style-name="Default" table:formula="of:=CONCATENATE(&quot;&lt;game name=&quot;;CHAR(34);[.A281];CHAR(34);&quot;&gt; &lt;year&gt;&quot;;[.B281];&quot;&lt;/year&gt; &lt;rating&gt;&quot;;[.C281];&quot;&lt;/rating&gt; &lt;title&gt;&quot;;[.D281];&quot;&lt;/title&gt; &lt;pub&gt;&quot;;[.E281];&quot;&lt;/pub&gt; &lt;dev&gt;&quot;;[.F281];&quot;&lt;/dev&gt; &lt;genre&gt;&quot;;[.G281];&quot;&lt;/genre&gt; &lt;score&gt;&quot;;[.H281];&quot;&lt;/score&gt; &lt;player&gt;&quot;;[.I281];&quot;&lt;/player&gt; &lt;story&gt;&quot;;[.J281];&quot;&lt;/story&gt; &lt;/game&gt;&quot;)" office:value-type="string" office:string-value="&lt;game name=&quot;Volfied (Japan)&quot;&gt; &lt;year&gt;1989&lt;/year&gt; &lt;rating&gt;ESRB - RP (Rating Pending)&lt;/rating&gt; &lt;title&gt;Volfied&lt;/title&gt; &lt;pub&gt;Taito Corp.&lt;/pub&gt; &lt;dev&gt;Taito Corp.&lt;/dev&gt; &lt;genre&gt;Action/Puzzle&lt;/genre&gt; &lt;score&gt;3.5&lt;/score&gt; &lt;player&gt;1 Player&lt;/player&gt; &lt;story&gt;Volfied is a home conversion of an arcade coin-op developed by Taito in the late '80s. The game is very similar to Qix -- the player takes control of an object whose purpose is to roam the screen, forming shapes and removing them from the play field. By way of reward, a picture is gradually revealed in the removed areas of the screen. The borders of the area which the player has not cleared become the border of the area the player's pointer can move along.****The player's object must avoid contact with any of the enemies which float around the screen, as this will weaken and eventually destroy it. Barriers limit which parts of the border boxes can be formed through. The goal is to clear 80% or more of the screen, and each additional percent adds bonus points.****As an arcade conversion this game allows for one or two player games in three difficulty levels, but offers no passwords or saved games across its numerous levels.&lt;/story&gt; &lt;/game&gt;">
            <text:p>&lt;game name="Volfied (Japan)"&gt; &lt;year&gt;1989&lt;/year&gt; &lt;rating&gt;ESRB - RP (Rating Pending)&lt;/rating&gt; &lt;title&gt;Volfied&lt;/title&gt; &lt;pub&gt;Taito Corp.&lt;/pub&gt; &lt;dev&gt;Taito Corp.&lt;/dev&gt; &lt;genre&gt;Action/Puzzle&lt;/genre&gt; &lt;score&gt;3.5&lt;/score&gt; &lt;player&gt;1 Player&lt;/player&gt; &lt;story&gt;Volfied is a home conversion of an arcade coin-op developed by Taito in the late '80s. The game is very similar to Qix -- the player takes control of an object whose purpose is to roam the screen, forming shapes and removing them from the play field. By way of reward, a picture is gradually revealed in the removed areas of the screen. The borders of the area which the player has not cleared become the border of the area the player's pointer can move along.****The player's object must avoid contact with any of the enemies which float around the screen, as this will weaken and eventually destroy it. Barriers limit which parts of the border boxes can be formed through. The goal is to clear 80% or more of the screen, and each additional percent adds bonus points.****As an arcade conversion this game allows for one or two player games in three difficulty levels, but offers no passwords or saved games across its numerous levels.&lt;/story&gt; &lt;/game&gt;</text:p>
          </table:table-cell>
          <table:table-cell table:number-columns-repeated="1012"/>
        </table:table-row>
        <table:table-row table:style-name="ro1">
          <table:table-cell office:value-type="string">
            <text:p>W-Ring - The Double Rings (Japan)</text:p>
          </table:table-cell>
          <table:table-cell office:value-type="float" office:value="1990">
            <text:p>1990</text:p>
          </table:table-cell>
          <table:table-cell office:value-type="string">
            <text:p>ESRB - RP (Rating Pending)</text:p>
          </table:table-cell>
          <table:table-cell office:value-type="string">
            <text:p>W-Ring - The Double Rings</text:p>
          </table:table-cell>
          <table:table-cell office:value-type="string">
            <text:p>naxat soft</text:p>
          </table:table-cell>
          <table:table-cell office:value-type="string">
            <text:p>Naxat Soft</text:p>
          </table:table-cell>
          <table:table-cell office:value-type="string">
            <text:p>Shoot-'Em-Up</text:p>
          </table:table-cell>
          <table:table-cell office:value-type="string">
            <text:p>3.8</text:p>
          </table:table-cell>
          <table:table-cell office:value-type="string">
            <text:p>1 Player</text:p>
          </table:table-cell>
          <table:table-cell office:value-type="string">
            <text:p>Space-based shoot 'em up that puts you in command of a craft that increases its power by equipping a spinning ring that circles it.</text:p>
          </table:table-cell>
          <table:table-cell table:style-name="Default" table:formula="of:=CONCATENATE(&quot;&lt;game name=&quot;;CHAR(34);[.A282];CHAR(34);&quot;&gt; &lt;year&gt;&quot;;[.B282];&quot;&lt;/year&gt; &lt;rating&gt;&quot;;[.C282];&quot;&lt;/rating&gt; &lt;title&gt;&quot;;[.D282];&quot;&lt;/title&gt; &lt;pub&gt;&quot;;[.E282];&quot;&lt;/pub&gt; &lt;dev&gt;&quot;;[.F282];&quot;&lt;/dev&gt; &lt;genre&gt;&quot;;[.G282];&quot;&lt;/genre&gt; &lt;score&gt;&quot;;[.H282];&quot;&lt;/score&gt; &lt;player&gt;&quot;;[.I282];&quot;&lt;/player&gt; &lt;story&gt;&quot;;[.J282];&quot;&lt;/story&gt; &lt;/game&gt;&quot;)" office:value-type="string" office:string-value="&lt;game name=&quot;W-Ring - The Double Rings (Japan)&quot;&gt; &lt;year&gt;1990&lt;/year&gt; &lt;rating&gt;ESRB - RP (Rating Pending)&lt;/rating&gt; &lt;title&gt;W-Ring - The Double Rings&lt;/title&gt; &lt;pub&gt;naxat soft&lt;/pub&gt; &lt;dev&gt;Naxat Soft&lt;/dev&gt; &lt;genre&gt;Shoot-'Em-Up&lt;/genre&gt; &lt;score&gt;3.8&lt;/score&gt; &lt;player&gt;1 Player&lt;/player&gt; &lt;story&gt;Space-based shoot 'em up that puts you in command of a craft that increases its power by equipping a spinning ring that circles it.&lt;/story&gt; &lt;/game&gt;">
            <text:p>&lt;game name="W-Ring - The Double Rings (Japan)"&gt; &lt;year&gt;1990&lt;/year&gt; &lt;rating&gt;ESRB - RP (Rating Pending)&lt;/rating&gt; &lt;title&gt;W-Ring - The Double Rings&lt;/title&gt; &lt;pub&gt;naxat soft&lt;/pub&gt; &lt;dev&gt;Naxat Soft&lt;/dev&gt; &lt;genre&gt;Shoot-'Em-Up&lt;/genre&gt; &lt;score&gt;3.8&lt;/score&gt; &lt;player&gt;1 Player&lt;/player&gt; &lt;story&gt;Space-based shoot 'em up that puts you in command of a craft that increases its power by equipping a spinning ring that circles it.&lt;/story&gt; &lt;/game&gt;</text:p>
          </table:table-cell>
          <table:table-cell table:number-columns-repeated="1012"/>
        </table:table-row>
        <table:table-row table:style-name="ro1">
          <table:table-cell office:value-type="string">
            <text:p>Wai Wai Mahjong - Yukaina Janyuu Tachi (Japan)</text:p>
          </table:table-cell>
          <table:table-cell office:value-type="float" office:value="1989">
            <text:p>1989</text:p>
          </table:table-cell>
          <table:table-cell office:value-type="string">
            <text:p>ESRB - RP (Rating Pending)</text:p>
          </table:table-cell>
          <table:table-cell office:value-type="string">
            <text:p>Wai Wai Mahjong - Yukaina Janyuu Tachi</text:p>
          </table:table-cell>
          <table:table-cell table:number-columns-repeated="2" office:value-type="string">
            <text:p>Video System</text:p>
          </table:table-cell>
          <table:table-cell office:value-type="string">
            <text:p>Mahjong</text:p>
          </table:table-cell>
          <table:table-cell office:value-type="string">
            <text:p>3.3</text:p>
          </table:table-cell>
          <table:table-cell office:value-type="string">
            <text:p>1 Player</text:p>
          </table:table-cell>
          <table:table-cell office:value-type="string">
            <text:p>Mahjong with crazy characters.</text:p>
          </table:table-cell>
          <table:table-cell table:style-name="Default" table:formula="of:=CONCATENATE(&quot;&lt;game name=&quot;;CHAR(34);[.A283];CHAR(34);&quot;&gt; &lt;year&gt;&quot;;[.B283];&quot;&lt;/year&gt; &lt;rating&gt;&quot;;[.C283];&quot;&lt;/rating&gt; &lt;title&gt;&quot;;[.D283];&quot;&lt;/title&gt; &lt;pub&gt;&quot;;[.E283];&quot;&lt;/pub&gt; &lt;dev&gt;&quot;;[.F283];&quot;&lt;/dev&gt; &lt;genre&gt;&quot;;[.G283];&quot;&lt;/genre&gt; &lt;score&gt;&quot;;[.H283];&quot;&lt;/score&gt; &lt;player&gt;&quot;;[.I283];&quot;&lt;/player&gt; &lt;story&gt;&quot;;[.J283];&quot;&lt;/story&gt; &lt;/game&gt;&quot;)" office:value-type="string" office:string-value="&lt;game name=&quot;Wai Wai Mahjong - Yukaina Janyuu Tachi (Japan)&quot;&gt; &lt;year&gt;1989&lt;/year&gt; &lt;rating&gt;ESRB - RP (Rating Pending)&lt;/rating&gt; &lt;title&gt;Wai Wai Mahjong - Yukaina Janyuu Tachi&lt;/title&gt; &lt;pub&gt;Video System&lt;/pub&gt; &lt;dev&gt;Video System&lt;/dev&gt; &lt;genre&gt;Mahjong&lt;/genre&gt; &lt;score&gt;3.3&lt;/score&gt; &lt;player&gt;1 Player&lt;/player&gt; &lt;story&gt;Mahjong with crazy characters.&lt;/story&gt; &lt;/game&gt;">
            <text:p>&lt;game name="Wai Wai Mahjong - Yukaina Janyuu Tachi (Japan)"&gt; &lt;year&gt;1989&lt;/year&gt; &lt;rating&gt;ESRB - RP (Rating Pending)&lt;/rating&gt; &lt;title&gt;Wai Wai Mahjong - Yukaina Janyuu Tachi&lt;/title&gt; &lt;pub&gt;Video System&lt;/pub&gt; &lt;dev&gt;Video System&lt;/dev&gt; &lt;genre&gt;Mahjong&lt;/genre&gt; &lt;score&gt;3.3&lt;/score&gt; &lt;player&gt;1 Player&lt;/player&gt; &lt;story&gt;Mahjong with crazy characters.&lt;/story&gt; &lt;/game&gt;</text:p>
          </table:table-cell>
          <table:table-cell table:number-columns-repeated="1012"/>
        </table:table-row>
        <table:table-row table:style-name="ro1">
          <table:table-cell office:value-type="string">
            <text:p>Walkuere no Densetsu (Japan)</text:p>
          </table:table-cell>
          <table:table-cell office:value-type="float" office:value="1990">
            <text:p>1990</text:p>
          </table:table-cell>
          <table:table-cell office:value-type="string">
            <text:p>ESRB - RP (Rating Pending)</text:p>
          </table:table-cell>
          <table:table-cell office:value-type="string">
            <text:p>Walkuere no Densetsu</text:p>
          </table:table-cell>
          <table:table-cell table:number-columns-repeated="2" office:value-type="string">
            <text:p>Namco Ltd.</text:p>
          </table:table-cell>
          <table:table-cell office:value-type="string">
            <text:p>Action</text:p>
          </table:table-cell>
          <table:table-cell office:value-type="string">
            <text:p>4.2</text:p>
          </table:table-cell>
          <table:table-cell office:value-type="string">
            <text:p>1 Player</text:p>
          </table:table-cell>
          <table:table-cell office:value-type="string">
            <text:p>Valkyrie no Densetsu is a sequel to Valkyrie no Bōken: Toki no Kagi Densetsu, which puts you in the shoes of a young Valkyrie of Norse mythology as she sets out to reclaim the fabled golden seed, which has been stolen by an evil god. <text:s/>The gameplay is top-down action with platformer elements, discarding the RPG elements of the previous game. You must navigate the many levels that compose Valhalla and defeat all the enemies in your path while sorting out chasms and other platformer-styled obstacles. <text:s/>You can also find several NPCs in each stage, who offer gameplay hints, clues and items to buy with the gold stolen from fallen enemies. You can buy health power-ups, improved weapons and even magic spells for added fire-power.</text:p>
          </table:table-cell>
          <table:table-cell table:style-name="Default" table:formula="of:=CONCATENATE(&quot;&lt;game name=&quot;;CHAR(34);[.A284];CHAR(34);&quot;&gt; &lt;year&gt;&quot;;[.B284];&quot;&lt;/year&gt; &lt;rating&gt;&quot;;[.C284];&quot;&lt;/rating&gt; &lt;title&gt;&quot;;[.D284];&quot;&lt;/title&gt; &lt;pub&gt;&quot;;[.E284];&quot;&lt;/pub&gt; &lt;dev&gt;&quot;;[.F284];&quot;&lt;/dev&gt; &lt;genre&gt;&quot;;[.G284];&quot;&lt;/genre&gt; &lt;score&gt;&quot;;[.H284];&quot;&lt;/score&gt; &lt;player&gt;&quot;;[.I284];&quot;&lt;/player&gt; &lt;story&gt;&quot;;[.J284];&quot;&lt;/story&gt; &lt;/game&gt;&quot;)" office:value-type="string" office:string-value="&lt;game name=&quot;Walkuere no Densetsu (Japan)&quot;&gt; &lt;year&gt;1990&lt;/year&gt; &lt;rating&gt;ESRB - RP (Rating Pending)&lt;/rating&gt; &lt;title&gt;Walkuere no Densetsu&lt;/title&gt; &lt;pub&gt;Namco Ltd.&lt;/pub&gt; &lt;dev&gt;Namco Ltd.&lt;/dev&gt; &lt;genre&gt;Action&lt;/genre&gt; &lt;score&gt;4.2&lt;/score&gt; &lt;player&gt;1 Player&lt;/player&gt; &lt;story&gt;Valkyrie no Densetsu is a sequel to Valkyrie no Bōken: Toki no Kagi Densetsu, which puts you in the shoes of a young Valkyrie of Norse mythology as she sets out to reclaim the fabled golden seed, which has been stolen by an evil god.  The gameplay is top-down action with platformer elements, discarding the RPG elements of the previous game. You must navigate the many levels that compose Valhalla and defeat all the enemies in your path while sorting out chasms and other platformer-styled obstacles.  You can also find several NPCs in each stage, who offer gameplay hints, clues and items to buy with the gold stolen from fallen enemies. You can buy health power-ups, improved weapons and even magic spells for added fire-power.&lt;/story&gt; &lt;/game&gt;">
            <text:p>&lt;game name="Walkuere no Densetsu (Japan)"&gt; &lt;year&gt;1990&lt;/year&gt; &lt;rating&gt;ESRB - RP (Rating Pending)&lt;/rating&gt; &lt;title&gt;Walkuere no Densetsu&lt;/title&gt; &lt;pub&gt;Namco Ltd.&lt;/pub&gt; &lt;dev&gt;Namco Ltd.&lt;/dev&gt; &lt;genre&gt;Action&lt;/genre&gt; &lt;score&gt;4.2&lt;/score&gt; &lt;player&gt;1 Player&lt;/player&gt; &lt;story&gt;Valkyrie no Densetsu is a sequel to Valkyrie no Bōken: Toki no Kagi Densetsu, which puts you in the shoes of a young Valkyrie of Norse mythology as she sets out to reclaim the fabled golden seed, which has been stolen by an evil god. <text:s/>The gameplay is top-down action with platformer elements, discarding the RPG elements of the previous game. You must navigate the many levels that compose Valhalla and defeat all the enemies in your path while sorting out chasms and other platformer-styled obstacles. <text:s/>You can also find several NPCs in each stage, who offer gameplay hints, clues and items to buy with the gold stolen from fallen enemies. You can buy health power-ups, improved weapons and even magic spells for added fire-power.&lt;/story&gt; &lt;/game&gt;</text:p>
          </table:table-cell>
          <table:table-cell table:number-columns-repeated="1012"/>
        </table:table-row>
        <table:table-row table:style-name="ro1">
          <table:table-cell office:value-type="string">
            <text:p>Wallaby!! - Usagi no Kuni no Kangaroo Race (Japan)</text:p>
          </table:table-cell>
          <table:table-cell office:value-type="float" office:value="1990">
            <text:p>1990</text:p>
          </table:table-cell>
          <table:table-cell office:value-type="string">
            <text:p>ESRB - RP (Rating Pending)</text:p>
          </table:table-cell>
          <table:table-cell office:value-type="string">
            <text:p>Wallaby!! - Usagi no Kuni no Kangaroo Race</text:p>
          </table:table-cell>
          <table:table-cell office:value-type="string">
            <text:p>Masaya</text:p>
          </table:table-cell>
          <table:table-cell office:value-type="string">
            <text:p>Ncs</text:p>
          </table:table-cell>
          <table:table-cell office:value-type="string">
            <text:p>Sports/Other</text:p>
          </table:table-cell>
          <table:table-cell office:value-type="string">
            <text:p>3.2</text:p>
          </table:table-cell>
          <table:table-cell office:value-type="string">
            <text:p>1 Player</text:p>
          </table:table-cell>
          <table:table-cell office:value-type="string">
            <text:p>In this game the player bets on races. The twist is, the racers are wallabies. They also have rabbits in their pouches. The game takes place in a world largely inhabited by the said rabbits, but there are other animals, such as koalas who serve as bookmakers. The game also features managerial elements, as the players must manage their racers. The player can choose to play as one of four rabbits and name them. The racing itself is non-interactive, the only option being to change focus from one wallaby to another. The player can watch a race whether they've made a bet or not.</text:p>
          </table:table-cell>
          <table:table-cell table:style-name="Default" table:formula="of:=CONCATENATE(&quot;&lt;game name=&quot;;CHAR(34);[.A285];CHAR(34);&quot;&gt; &lt;year&gt;&quot;;[.B285];&quot;&lt;/year&gt; &lt;rating&gt;&quot;;[.C285];&quot;&lt;/rating&gt; &lt;title&gt;&quot;;[.D285];&quot;&lt;/title&gt; &lt;pub&gt;&quot;;[.E285];&quot;&lt;/pub&gt; &lt;dev&gt;&quot;;[.F285];&quot;&lt;/dev&gt; &lt;genre&gt;&quot;;[.G285];&quot;&lt;/genre&gt; &lt;score&gt;&quot;;[.H285];&quot;&lt;/score&gt; &lt;player&gt;&quot;;[.I285];&quot;&lt;/player&gt; &lt;story&gt;&quot;;[.J285];&quot;&lt;/story&gt; &lt;/game&gt;&quot;)" office:value-type="string" office:string-value="&lt;game name=&quot;Wallaby!! - Usagi no Kuni no Kangaroo Race (Japan)&quot;&gt; &lt;year&gt;1990&lt;/year&gt; &lt;rating&gt;ESRB - RP (Rating Pending)&lt;/rating&gt; &lt;title&gt;Wallaby!! - Usagi no Kuni no Kangaroo Race&lt;/title&gt; &lt;pub&gt;Masaya&lt;/pub&gt; &lt;dev&gt;Ncs&lt;/dev&gt; &lt;genre&gt;Sports/Other&lt;/genre&gt; &lt;score&gt;3.2&lt;/score&gt; &lt;player&gt;1 Player&lt;/player&gt; &lt;story&gt;In this game the player bets on races. The twist is, the racers are wallabies. They also have rabbits in their pouches. The game takes place in a world largely inhabited by the said rabbits, but there are other animals, such as koalas who serve as bookmakers. The game also features managerial elements, as the players must manage their racers. The player can choose to play as one of four rabbits and name them. The racing itself is non-interactive, the only option being to change focus from one wallaby to another. The player can watch a race whether they've made a bet or not.&lt;/story&gt; &lt;/game&gt;">
            <text:p>&lt;game name="Wallaby!! - Usagi no Kuni no Kangaroo Race (Japan)"&gt; &lt;year&gt;1990&lt;/year&gt; &lt;rating&gt;ESRB - RP (Rating Pending)&lt;/rating&gt; &lt;title&gt;Wallaby!! - Usagi no Kuni no Kangaroo Race&lt;/title&gt; &lt;pub&gt;Masaya&lt;/pub&gt; &lt;dev&gt;Ncs&lt;/dev&gt; &lt;genre&gt;Sports/Other&lt;/genre&gt; &lt;score&gt;3.2&lt;/score&gt; &lt;player&gt;1 Player&lt;/player&gt; &lt;story&gt;In this game the player bets on races. The twist is, the racers are wallabies. They also have rabbits in their pouches. The game takes place in a world largely inhabited by the said rabbits, but there are other animals, such as koalas who serve as bookmakers. The game also features managerial elements, as the players must manage their racers. The player can choose to play as one of four rabbits and name them. The racing itself is non-interactive, the only option being to change focus from one wallaby to another. The player can watch a race whether they've made a bet or not.&lt;/story&gt; &lt;/game&gt;</text:p>
          </table:table-cell>
          <table:table-cell table:number-columns-repeated="1012"/>
        </table:table-row>
        <table:table-row table:style-name="ro1">
          <table:table-cell office:value-type="string">
            <text:p>Winning Shot (Japan)</text:p>
          </table:table-cell>
          <table:table-cell office:value-type="float" office:value="1989">
            <text:p>1989</text:p>
          </table:table-cell>
          <table:table-cell office:value-type="string">
            <text:p>ESRB - RP (Rating Pending)</text:p>
          </table:table-cell>
          <table:table-cell office:value-type="string">
            <text:p>Winning Shot</text:p>
          </table:table-cell>
          <table:table-cell table:number-columns-repeated="2" office:value-type="string">
            <text:p>Data East</text:p>
          </table:table-cell>
          <table:table-cell office:value-type="string">
            <text:p>Sports/Golf</text:p>
          </table:table-cell>
          <table:table-cell office:value-type="string">
            <text:p>3.6</text:p>
          </table:table-cell>
          <table:table-cell office:value-type="string">
            <text:p>1-4 Players</text:p>
          </table:table-cell>
          <table:table-cell office:value-type="string">
            <text:p>Winning Shot is a golf game which is completely played from a top-down perspective. The hitting mechanics are based on a menu in which the player can set the used club (out of 14), the hitting strength and the location where the ball is hit. The courses feature many obstacles which should be avoided and wind which should be calculated in. Besides the single-player mode in which the player participates in tournaments there are also two multiplayer modes: one for two players and another one for up to four players. The basic goal for both is to have the lowest amount of hits after 18 holes, but in the second mode there are penalty points assigned for every hit above the hole's limit.</text:p>
          </table:table-cell>
          <table:table-cell table:style-name="Default" table:formula="of:=CONCATENATE(&quot;&lt;game name=&quot;;CHAR(34);[.A286];CHAR(34);&quot;&gt; &lt;year&gt;&quot;;[.B286];&quot;&lt;/year&gt; &lt;rating&gt;&quot;;[.C286];&quot;&lt;/rating&gt; &lt;title&gt;&quot;;[.D286];&quot;&lt;/title&gt; &lt;pub&gt;&quot;;[.E286];&quot;&lt;/pub&gt; &lt;dev&gt;&quot;;[.F286];&quot;&lt;/dev&gt; &lt;genre&gt;&quot;;[.G286];&quot;&lt;/genre&gt; &lt;score&gt;&quot;;[.H286];&quot;&lt;/score&gt; &lt;player&gt;&quot;;[.I286];&quot;&lt;/player&gt; &lt;story&gt;&quot;;[.J286];&quot;&lt;/story&gt; &lt;/game&gt;&quot;)" office:value-type="string" office:string-value="&lt;game name=&quot;Winning Shot (Japan)&quot;&gt; &lt;year&gt;1989&lt;/year&gt; &lt;rating&gt;ESRB - RP (Rating Pending)&lt;/rating&gt; &lt;title&gt;Winning Shot&lt;/title&gt; &lt;pub&gt;Data East&lt;/pub&gt; &lt;dev&gt;Data East&lt;/dev&gt; &lt;genre&gt;Sports/Golf&lt;/genre&gt; &lt;score&gt;3.6&lt;/score&gt; &lt;player&gt;1-4 Players&lt;/player&gt; &lt;story&gt;Winning Shot is a golf game which is completely played from a top-down perspective. The hitting mechanics are based on a menu in which the player can set the used club (out of 14), the hitting strength and the location where the ball is hit. The courses feature many obstacles which should be avoided and wind which should be calculated in. Besides the single-player mode in which the player participates in tournaments there are also two multiplayer modes: one for two players and another one for up to four players. The basic goal for both is to have the lowest amount of hits after 18 holes, but in the second mode there are penalty points assigned for every hit above the hole's limit.&lt;/story&gt; &lt;/game&gt;">
            <text:p>&lt;game name="Winning Shot (Japan)"&gt; &lt;year&gt;1989&lt;/year&gt; &lt;rating&gt;ESRB - RP (Rating Pending)&lt;/rating&gt; &lt;title&gt;Winning Shot&lt;/title&gt; &lt;pub&gt;Data East&lt;/pub&gt; &lt;dev&gt;Data East&lt;/dev&gt; &lt;genre&gt;Sports/Golf&lt;/genre&gt; &lt;score&gt;3.6&lt;/score&gt; &lt;player&gt;1-4 Players&lt;/player&gt; &lt;story&gt;Winning Shot is a golf game which is completely played from a top-down perspective. The hitting mechanics are based on a menu in which the player can set the used club (out of 14), the hitting strength and the location where the ball is hit. The courses feature many obstacles which should be avoided and wind which should be calculated in. Besides the single-player mode in which the player participates in tournaments there are also two multiplayer modes: one for two players and another one for up to four players. The basic goal for both is to have the lowest amount of hits after 18 holes, but in the second mode there are penalty points assigned for every hit above the hole's limit.&lt;/story&gt; &lt;/game&gt;</text:p>
          </table:table-cell>
          <table:table-cell table:number-columns-repeated="1012"/>
        </table:table-row>
        <table:table-row table:style-name="ro1">
          <table:table-cell office:value-type="string">
            <text:p>Wonder Momo (Japan)</text:p>
          </table:table-cell>
          <table:table-cell office:value-type="float" office:value="1989">
            <text:p>1989</text:p>
          </table:table-cell>
          <table:table-cell office:value-type="string">
            <text:p>ESRB - RP (Rating Pending)</text:p>
          </table:table-cell>
          <table:table-cell office:value-type="string">
            <text:p>Wonder Momo</text:p>
          </table:table-cell>
          <table:table-cell table:number-columns-repeated="2" office:value-type="string">
            <text:p>Namco Ltd.</text:p>
          </table:table-cell>
          <table:table-cell office:value-type="string">
            <text:p>Action</text:p>
          </table:table-cell>
          <table:table-cell office:value-type="string">
            <text:p>2.5</text:p>
          </table:table-cell>
          <table:table-cell office:value-type="string">
            <text:p>1 Player</text:p>
          </table:table-cell>
          <table:table-cell office:value-type="string">
            <text:p>In Wonder Momo you play as Momo, an actress playing the lead role in a kid's show about a crime-fighting heroine that puts the hurt on several alien monsters and assorted criminals.****Set in the stage of the "Namco Theater", the game plays as an action side-scroller in which you progress across each stage kicking the snot out of all the enemies you run across. By collecting the right power-up you can transform into Wonder Momo for a limited time, who can perform ranged attacks with a hoola-hoop and is more powerful than regular Momo.****Not only must you clear the enemies of each stage, but also please the crowd with your performances, being wary of perverts that attempt to take pictures of your underwear whenever you attack (Momo shows quite a bit of leg whenever she "kicks high") which results in blinding flashes that stun Momo and leave her open to an attack.</text:p>
          </table:table-cell>
          <table:table-cell table:style-name="Default" table:formula="of:=CONCATENATE(&quot;&lt;game name=&quot;;CHAR(34);[.A287];CHAR(34);&quot;&gt; &lt;year&gt;&quot;;[.B287];&quot;&lt;/year&gt; &lt;rating&gt;&quot;;[.C287];&quot;&lt;/rating&gt; &lt;title&gt;&quot;;[.D287];&quot;&lt;/title&gt; &lt;pub&gt;&quot;;[.E287];&quot;&lt;/pub&gt; &lt;dev&gt;&quot;;[.F287];&quot;&lt;/dev&gt; &lt;genre&gt;&quot;;[.G287];&quot;&lt;/genre&gt; &lt;score&gt;&quot;;[.H287];&quot;&lt;/score&gt; &lt;player&gt;&quot;;[.I287];&quot;&lt;/player&gt; &lt;story&gt;&quot;;[.J287];&quot;&lt;/story&gt; &lt;/game&gt;&quot;)" office:value-type="string" office:string-value="&lt;game name=&quot;Wonder Momo (Japan)&quot;&gt; &lt;year&gt;1989&lt;/year&gt; &lt;rating&gt;ESRB - RP (Rating Pending)&lt;/rating&gt; &lt;title&gt;Wonder Momo&lt;/title&gt; &lt;pub&gt;Namco Ltd.&lt;/pub&gt; &lt;dev&gt;Namco Ltd.&lt;/dev&gt; &lt;genre&gt;Action&lt;/genre&gt; &lt;score&gt;2.5&lt;/score&gt; &lt;player&gt;1 Player&lt;/player&gt; &lt;story&gt;In Wonder Momo you play as Momo, an actress playing the lead role in a kid's show about a crime-fighting heroine that puts the hurt on several alien monsters and assorted criminals.****Set in the stage of the &quot;Namco Theater&quot;, the game plays as an action side-scroller in which you progress across each stage kicking the snot out of all the enemies you run across. By collecting the right power-up you can transform into Wonder Momo for a limited time, who can perform ranged attacks with a hoola-hoop and is more powerful than regular Momo.****Not only must you clear the enemies of each stage, but also please the crowd with your performances, being wary of perverts that attempt to take pictures of your underwear whenever you attack (Momo shows quite a bit of leg whenever she &quot;kicks high&quot;) which results in blinding flashes that stun Momo and leave her open to an attack.&lt;/story&gt; &lt;/game&gt;">
            <text:p>&lt;game name="Wonder Momo (Japan)"&gt; &lt;year&gt;1989&lt;/year&gt; &lt;rating&gt;ESRB - RP (Rating Pending)&lt;/rating&gt; &lt;title&gt;Wonder Momo&lt;/title&gt; &lt;pub&gt;Namco Ltd.&lt;/pub&gt; &lt;dev&gt;Namco Ltd.&lt;/dev&gt; &lt;genre&gt;Action&lt;/genre&gt; &lt;score&gt;2.5&lt;/score&gt; &lt;player&gt;1 Player&lt;/player&gt; &lt;story&gt;In Wonder Momo you play as Momo, an actress playing the lead role in a kid's show about a crime-fighting heroine that puts the hurt on several alien monsters and assorted criminals.****Set in the stage of the "Namco Theater", the game plays as an action side-scroller in which you progress across each stage kicking the snot out of all the enemies you run across. By collecting the right power-up you can transform into Wonder Momo for a limited time, who can perform ranged attacks with a hoola-hoop and is more powerful than regular Momo.****Not only must you clear the enemies of each stage, but also please the crowd with your performances, being wary of perverts that attempt to take pictures of your underwear whenever you attack (Momo shows quite a bit of leg whenever she "kicks high") which results in blinding flashes that stun Momo and leave her open to an attack.&lt;/story&gt; &lt;/game&gt;</text:p>
          </table:table-cell>
          <table:table-cell table:number-columns-repeated="1012"/>
        </table:table-row>
        <table:table-row table:style-name="ro1">
          <table:table-cell office:value-type="string">
            <text:p>World Beach Volley (Japan)</text:p>
          </table:table-cell>
          <table:table-cell office:value-type="float" office:value="1990">
            <text:p>1990</text:p>
          </table:table-cell>
          <table:table-cell office:value-type="string">
            <text:p>ESRB - RP (Rating Pending)</text:p>
          </table:table-cell>
          <table:table-cell office:value-type="string">
            <text:p>World Beach Volley</text:p>
          </table:table-cell>
          <table:table-cell office:value-type="string">
            <text:p>IGS</text:p>
          </table:table-cell>
          <table:table-cell office:value-type="string">
            <text:p>Igs</text:p>
          </table:table-cell>
          <table:table-cell office:value-type="string">
            <text:p>Sports/Volleyball</text:p>
          </table:table-cell>
          <table:table-cell office:value-type="string">
            <text:p>2.5</text:p>
          </table:table-cell>
          <table:table-cell office:value-type="string">
            <text:p>1-4 Players</text:p>
          </table:table-cell>
          <table:table-cell office:value-type="string">
            <text:p>World Beach Volley also known as Sonic Spike is a beach volleyball game. The player takes the role of a volleyball team with two athletes (which have different strengths and disadvantages) and tries to win a tournament. The second athlete can also be played by a second human player. The controls offer no surprises: players move an athlete over the field and use two buttons for jumping and hitting. Single players also have to switch between the two athletes. <text:s/>However, each athlete has a n energy value which decreases over the course of a match. By using a water bottle the energy gets filled up again, but there is only a limited amount available. When using the training mode instead of the tournament, players can choose between one of three fields and an easy mode which is basically a slow motion mode.</text:p>
          </table:table-cell>
          <table:table-cell table:style-name="Default" table:formula="of:=CONCATENATE(&quot;&lt;game name=&quot;;CHAR(34);[.A288];CHAR(34);&quot;&gt; &lt;year&gt;&quot;;[.B288];&quot;&lt;/year&gt; &lt;rating&gt;&quot;;[.C288];&quot;&lt;/rating&gt; &lt;title&gt;&quot;;[.D288];&quot;&lt;/title&gt; &lt;pub&gt;&quot;;[.E288];&quot;&lt;/pub&gt; &lt;dev&gt;&quot;;[.F288];&quot;&lt;/dev&gt; &lt;genre&gt;&quot;;[.G288];&quot;&lt;/genre&gt; &lt;score&gt;&quot;;[.H288];&quot;&lt;/score&gt; &lt;player&gt;&quot;;[.I288];&quot;&lt;/player&gt; &lt;story&gt;&quot;;[.J288];&quot;&lt;/story&gt; &lt;/game&gt;&quot;)" office:value-type="string" office:string-value="&lt;game name=&quot;World Beach Volley (Japan)&quot;&gt; &lt;year&gt;1990&lt;/year&gt; &lt;rating&gt;ESRB - RP (Rating Pending)&lt;/rating&gt; &lt;title&gt;World Beach Volley&lt;/title&gt; &lt;pub&gt;IGS&lt;/pub&gt; &lt;dev&gt;Igs&lt;/dev&gt; &lt;genre&gt;Sports/Volleyball&lt;/genre&gt; &lt;score&gt;2.5&lt;/score&gt; &lt;player&gt;1-4 Players&lt;/player&gt; &lt;story&gt;World Beach Volley also known as Sonic Spike is a beach volleyball game. The player takes the role of a volleyball team with two athletes (which have different strengths and disadvantages) and tries to win a tournament. The second athlete can also be played by a second human player. The controls offer no surprises: players move an athlete over the field and use two buttons for jumping and hitting. Single players also have to switch between the two athletes.  However, each athlete has a n energy value which decreases over the course of a match. By using a water bottle the energy gets filled up again, but there is only a limited amount available. When using the training mode instead of the tournament, players can choose between one of three fields and an easy mode which is basically a slow motion mode.&lt;/story&gt; &lt;/game&gt;">
            <text:p>&lt;game name="World Beach Volley (Japan)"&gt; &lt;year&gt;1990&lt;/year&gt; &lt;rating&gt;ESRB - RP (Rating Pending)&lt;/rating&gt; &lt;title&gt;World Beach Volley&lt;/title&gt; &lt;pub&gt;IGS&lt;/pub&gt; &lt;dev&gt;Igs&lt;/dev&gt; &lt;genre&gt;Sports/Volleyball&lt;/genre&gt; &lt;score&gt;2.5&lt;/score&gt; &lt;player&gt;1-4 Players&lt;/player&gt; &lt;story&gt;World Beach Volley also known as Sonic Spike is a beach volleyball game. The player takes the role of a volleyball team with two athletes (which have different strengths and disadvantages) and tries to win a tournament. The second athlete can also be played by a second human player. The controls offer no surprises: players move an athlete over the field and use two buttons for jumping and hitting. Single players also have to switch between the two athletes. <text:s/>However, each athlete has a n energy value which decreases over the course of a match. By using a water bottle the energy gets filled up again, but there is only a limited amount available. When using the training mode instead of the tournament, players can choose between one of three fields and an easy mode which is basically a slow motion mode.&lt;/story&gt; &lt;/game&gt;</text:p>
          </table:table-cell>
          <table:table-cell table:number-columns-repeated="1012"/>
        </table:table-row>
        <table:table-row table:style-name="ro1">
          <table:table-cell office:value-type="string">
            <text:p>World Circuit (Japan)</text:p>
          </table:table-cell>
          <table:table-cell office:value-type="string">
            <text:p>1991</text:p>
          </table:table-cell>
          <table:table-cell office:value-type="string">
            <text:p>ESRB - RP (Rating Pending)</text:p>
          </table:table-cell>
          <table:table-cell office:value-type="string">
            <text:p>World Circuit</text:p>
          </table:table-cell>
          <table:table-cell table:number-columns-repeated="2" office:value-type="string">
            <text:p>Namco Ltd.</text:p>
          </table:table-cell>
          <table:table-cell office:value-type="string">
            <text:p>Racing</text:p>
          </table:table-cell>
          <table:table-cell office:value-type="string">
            <text:p>3.7</text:p>
          </table:table-cell>
          <table:table-cell office:value-type="string">
            <text:p>1 Player</text:p>
          </table:table-cell>
          <table:table-cell office:value-type="string">
            <text:p>Overhead Formula-1 racing game.</text:p>
          </table:table-cell>
          <table:table-cell table:style-name="Default" table:formula="of:=CONCATENATE(&quot;&lt;game name=&quot;;CHAR(34);[.A289];CHAR(34);&quot;&gt; &lt;year&gt;&quot;;[.B289];&quot;&lt;/year&gt; &lt;rating&gt;&quot;;[.C289];&quot;&lt;/rating&gt; &lt;title&gt;&quot;;[.D289];&quot;&lt;/title&gt; &lt;pub&gt;&quot;;[.E289];&quot;&lt;/pub&gt; &lt;dev&gt;&quot;;[.F289];&quot;&lt;/dev&gt; &lt;genre&gt;&quot;;[.G289];&quot;&lt;/genre&gt; &lt;score&gt;&quot;;[.H289];&quot;&lt;/score&gt; &lt;player&gt;&quot;;[.I289];&quot;&lt;/player&gt; &lt;story&gt;&quot;;[.J289];&quot;&lt;/story&gt; &lt;/game&gt;&quot;)" office:value-type="string" office:string-value="&lt;game name=&quot;World Circuit (Japan)&quot;&gt; &lt;year&gt;1991&lt;/year&gt; &lt;rating&gt;ESRB - RP (Rating Pending)&lt;/rating&gt; &lt;title&gt;World Circuit&lt;/title&gt; &lt;pub&gt;Namco Ltd.&lt;/pub&gt; &lt;dev&gt;Namco Ltd.&lt;/dev&gt; &lt;genre&gt;Racing&lt;/genre&gt; &lt;score&gt;3.7&lt;/score&gt; &lt;player&gt;1 Player&lt;/player&gt; &lt;story&gt;Overhead Formula-1 racing game.&lt;/story&gt; &lt;/game&gt;">
            <text:p>&lt;game name="World Circuit (Japan)"&gt; &lt;year&gt;1991&lt;/year&gt; &lt;rating&gt;ESRB - RP (Rating Pending)&lt;/rating&gt; &lt;title&gt;World Circuit&lt;/title&gt; &lt;pub&gt;Namco Ltd.&lt;/pub&gt; &lt;dev&gt;Namco Ltd.&lt;/dev&gt; &lt;genre&gt;Racing&lt;/genre&gt; &lt;score&gt;3.7&lt;/score&gt; &lt;player&gt;1 Player&lt;/player&gt; &lt;story&gt;Overhead Formula-1 racing game.&lt;/story&gt; &lt;/game&gt;</text:p>
          </table:table-cell>
          <table:table-cell table:number-columns-repeated="1012"/>
        </table:table-row>
        <table:table-row table:style-name="ro1">
          <table:table-cell office:value-type="string">
            <text:p>World Jockey (Japan)</text:p>
          </table:table-cell>
          <table:table-cell office:value-type="string">
            <text:p>1991</text:p>
          </table:table-cell>
          <table:table-cell office:value-type="string">
            <text:p>ESRB - RP (Rating Pending)</text:p>
          </table:table-cell>
          <table:table-cell office:value-type="string">
            <text:p>World Jockey</text:p>
          </table:table-cell>
          <table:table-cell table:number-columns-repeated="2" office:value-type="string">
            <text:p>Namco Ltd.</text:p>
          </table:table-cell>
          <table:table-cell office:value-type="string">
            <text:p>Sports/Horse Racing</text:p>
          </table:table-cell>
          <table:table-cell office:value-type="string">
            <text:p>4.0</text:p>
          </table:table-cell>
          <table:table-cell office:value-type="string">
            <text:p>1-4 Players</text:p>
          </table:table-cell>
          <table:table-cell office:value-type="string">
            <text:p>Horse racing game.</text:p>
          </table:table-cell>
          <table:table-cell table:style-name="Default" table:formula="of:=CONCATENATE(&quot;&lt;game name=&quot;;CHAR(34);[.A290];CHAR(34);&quot;&gt; &lt;year&gt;&quot;;[.B290];&quot;&lt;/year&gt; &lt;rating&gt;&quot;;[.C290];&quot;&lt;/rating&gt; &lt;title&gt;&quot;;[.D290];&quot;&lt;/title&gt; &lt;pub&gt;&quot;;[.E290];&quot;&lt;/pub&gt; &lt;dev&gt;&quot;;[.F290];&quot;&lt;/dev&gt; &lt;genre&gt;&quot;;[.G290];&quot;&lt;/genre&gt; &lt;score&gt;&quot;;[.H290];&quot;&lt;/score&gt; &lt;player&gt;&quot;;[.I290];&quot;&lt;/player&gt; &lt;story&gt;&quot;;[.J290];&quot;&lt;/story&gt; &lt;/game&gt;&quot;)" office:value-type="string" office:string-value="&lt;game name=&quot;World Jockey (Japan)&quot;&gt; &lt;year&gt;1991&lt;/year&gt; &lt;rating&gt;ESRB - RP (Rating Pending)&lt;/rating&gt; &lt;title&gt;World Jockey&lt;/title&gt; &lt;pub&gt;Namco Ltd.&lt;/pub&gt; &lt;dev&gt;Namco Ltd.&lt;/dev&gt; &lt;genre&gt;Sports/Horse Racing&lt;/genre&gt; &lt;score&gt;4.0&lt;/score&gt; &lt;player&gt;1-4 Players&lt;/player&gt; &lt;story&gt;Horse racing game.&lt;/story&gt; &lt;/game&gt;">
            <text:p>&lt;game name="World Jockey (Japan)"&gt; &lt;year&gt;1991&lt;/year&gt; &lt;rating&gt;ESRB - RP (Rating Pending)&lt;/rating&gt; &lt;title&gt;World Jockey&lt;/title&gt; &lt;pub&gt;Namco Ltd.&lt;/pub&gt; &lt;dev&gt;Namco Ltd.&lt;/dev&gt; &lt;genre&gt;Sports/Horse Racing&lt;/genre&gt; &lt;score&gt;4.0&lt;/score&gt; &lt;player&gt;1-4 Players&lt;/player&gt; &lt;story&gt;Horse racing game.&lt;/story&gt; &lt;/game&gt;</text:p>
          </table:table-cell>
          <table:table-cell table:number-columns-repeated="1012"/>
        </table:table-row>
        <table:table-row table:style-name="ro1">
          <table:table-cell office:value-type="string">
            <text:p>Xevious - Fardraut Densetsu (Japan)</text:p>
          </table:table-cell>
          <table:table-cell office:value-type="float" office:value="1990">
            <text:p>1990</text:p>
          </table:table-cell>
          <table:table-cell office:value-type="string">
            <text:p>ESRB - RP (Rating Pending)</text:p>
          </table:table-cell>
          <table:table-cell office:value-type="string">
            <text:p>Xevious - Fardraut Densetsu</text:p>
          </table:table-cell>
          <table:table-cell table:number-columns-repeated="2" office:value-type="string">
            <text:p>Namco Ltd.</text:p>
          </table:table-cell>
          <table:table-cell office:value-type="string">
            <text:p>Shoot-'Em-Up</text:p>
          </table:table-cell>
          <table:table-cell office:value-type="string">
            <text:p>3.6</text:p>
          </table:table-cell>
          <table:table-cell office:value-type="string">
            <text:p>1 Player</text:p>
          </table:table-cell>
          <table:table-cell office:value-type="string">
            <text:p>Xevious: Fardraut Saga is a vertically scrolling shooter and another installment in the Xevious series which started in 1982 when Xevious was introduced in arcade halls.** **The story of Xevious: FS is that a large number of UFOs have been reported above the South American continent. The player's duty is to reconnoiter the identity of the unidentified objects and the underground building located at 72.26.****The Recon squadron has been mashed up to the last Solvalou. Moreover, we succeeded in developing a transformed type named "Gampmission". That is basically a combination of three fighters which are Solvalou, Solgrado and Zeodalley. By introducing this new machine we obtained the sinews of war which is needed in order to counteract increased enemy power. Now the battlefield of the Xevious army has been extended. Thus, we are in a critical condition.****We will start operation of mash the Xevious army. Good Luck.</text:p>
          </table:table-cell>
          <table:table-cell table:style-name="Default" table:formula="of:=CONCATENATE(&quot;&lt;game name=&quot;;CHAR(34);[.A291];CHAR(34);&quot;&gt; &lt;year&gt;&quot;;[.B291];&quot;&lt;/year&gt; &lt;rating&gt;&quot;;[.C291];&quot;&lt;/rating&gt; &lt;title&gt;&quot;;[.D291];&quot;&lt;/title&gt; &lt;pub&gt;&quot;;[.E291];&quot;&lt;/pub&gt; &lt;dev&gt;&quot;;[.F291];&quot;&lt;/dev&gt; &lt;genre&gt;&quot;;[.G291];&quot;&lt;/genre&gt; &lt;score&gt;&quot;;[.H291];&quot;&lt;/score&gt; &lt;player&gt;&quot;;[.I291];&quot;&lt;/player&gt; &lt;story&gt;&quot;;[.J291];&quot;&lt;/story&gt; &lt;/game&gt;&quot;)" office:value-type="string" office:string-value="&lt;game name=&quot;Xevious - Fardraut Densetsu (Japan)&quot;&gt; &lt;year&gt;1990&lt;/year&gt; &lt;rating&gt;ESRB - RP (Rating Pending)&lt;/rating&gt; &lt;title&gt;Xevious - Fardraut Densetsu&lt;/title&gt; &lt;pub&gt;Namco Ltd.&lt;/pub&gt; &lt;dev&gt;Namco Ltd.&lt;/dev&gt; &lt;genre&gt;Shoot-'Em-Up&lt;/genre&gt; &lt;score&gt;3.6&lt;/score&gt; &lt;player&gt;1 Player&lt;/player&gt; &lt;story&gt;Xevious: Fardraut Saga is a vertically scrolling shooter and another installment in the Xevious series which started in 1982 when Xevious was introduced in arcade halls.** **The story of Xevious: FS is that a large number of UFOs have been reported above the South American continent. The player's duty is to reconnoiter the identity of the unidentified objects and the underground building located at 72.26.****The Recon squadron has been mashed up to the last Solvalou. Moreover, we succeeded in developing a transformed type named &quot;Gampmission&quot;. That is basically a combination of three fighters which are Solvalou, Solgrado and Zeodalley. By introducing this new machine we obtained the sinews of war which is needed in order to counteract increased enemy power. Now the battlefield of the Xevious army has been extended. Thus, we are in a critical condition.****We will start operation of mash the Xevious army. Good Luck.&lt;/story&gt; &lt;/game&gt;">
            <text:p>&lt;game name="Xevious - Fardraut Densetsu (Japan)"&gt; &lt;year&gt;1990&lt;/year&gt; &lt;rating&gt;ESRB - RP (Rating Pending)&lt;/rating&gt; &lt;title&gt;Xevious - Fardraut Densetsu&lt;/title&gt; &lt;pub&gt;Namco Ltd.&lt;/pub&gt; &lt;dev&gt;Namco Ltd.&lt;/dev&gt; &lt;genre&gt;Shoot-'Em-Up&lt;/genre&gt; &lt;score&gt;3.6&lt;/score&gt; &lt;player&gt;1 Player&lt;/player&gt; &lt;story&gt;Xevious: Fardraut Saga is a vertically scrolling shooter and another installment in the Xevious series which started in 1982 when Xevious was introduced in arcade halls.** **The story of Xevious: FS is that a large number of UFOs have been reported above the South American continent. The player's duty is to reconnoiter the identity of the unidentified objects and the underground building located at 72.26.****The Recon squadron has been mashed up to the last Solvalou. Moreover, we succeeded in developing a transformed type named "Gampmission". That is basically a combination of three fighters which are Solvalou, Solgrado and Zeodalley. By introducing this new machine we obtained the sinews of war which is needed in order to counteract increased enemy power. Now the battlefield of the Xevious army has been extended. Thus, we are in a critical condition.****We will start operation of mash the Xevious army. Good Luck.&lt;/story&gt; &lt;/game&gt;</text:p>
          </table:table-cell>
          <table:table-cell table:number-columns-repeated="1012"/>
        </table:table-row>
        <table:table-row table:style-name="ro1">
          <table:table-cell office:value-type="string">
            <text:p>Youkai Douchuuki (Japan)</text:p>
          </table:table-cell>
          <table:table-cell office:value-type="string">
            <text:p>1988</text:p>
          </table:table-cell>
          <table:table-cell office:value-type="string">
            <text:p>ESRB - RP (Rating Pending)</text:p>
          </table:table-cell>
          <table:table-cell office:value-type="string">
            <text:p>Youkai Douchuuki</text:p>
          </table:table-cell>
          <table:table-cell table:number-columns-repeated="2" office:value-type="string">
            <text:p>Namco Ltd.</text:p>
          </table:table-cell>
          <table:table-cell office:value-type="string">
            <text:p>Action</text:p>
          </table:table-cell>
          <table:table-cell office:value-type="string">
            <text:p>4.0</text:p>
          </table:table-cell>
          <table:table-cell office:value-type="string">
            <text:p>1 Player</text:p>
          </table:table-cell>
          <table:table-cell office:value-type="string">
            <text:p>Tarosuke has died and now must cross the purgatory as depicted in Buddhist lore, fighting enemies and advancing in his path towards ultimate redemption. Depending on just how well he behaves in this afterlife you can see up to 5 different endings, which involve everything from re-incarnation to eternal damnation in hell.****The game plays as a side-scrolling action platform, in which you control Tarosuke as he jumps around the game-world avoiding pitfalls and other traps. Enemies can be defeated by the use of a ki-based projectile attack and, once defeated, monsters leave behind money which can be exchanged in-game for health and other unique power-ups. Bosses are based on several Buddhist tales; being much too powerful for Tarosuke, he must invoke his guardian spirit to defeat such demons, which involves finding a shrine and praying until it is summoned.</text:p>
          </table:table-cell>
          <table:table-cell table:style-name="Default" table:formula="of:=CONCATENATE(&quot;&lt;game name=&quot;;CHAR(34);[.A292];CHAR(34);&quot;&gt; &lt;year&gt;&quot;;[.B292];&quot;&lt;/year&gt; &lt;rating&gt;&quot;;[.C292];&quot;&lt;/rating&gt; &lt;title&gt;&quot;;[.D292];&quot;&lt;/title&gt; &lt;pub&gt;&quot;;[.E292];&quot;&lt;/pub&gt; &lt;dev&gt;&quot;;[.F292];&quot;&lt;/dev&gt; &lt;genre&gt;&quot;;[.G292];&quot;&lt;/genre&gt; &lt;score&gt;&quot;;[.H292];&quot;&lt;/score&gt; &lt;player&gt;&quot;;[.I292];&quot;&lt;/player&gt; &lt;story&gt;&quot;;[.J292];&quot;&lt;/story&gt; &lt;/game&gt;&quot;)" office:value-type="string" office:string-value="&lt;game name=&quot;Youkai Douchuuki (Japan)&quot;&gt; &lt;year&gt;1988&lt;/year&gt; &lt;rating&gt;ESRB - RP (Rating Pending)&lt;/rating&gt; &lt;title&gt;Youkai Douchuuki&lt;/title&gt; &lt;pub&gt;Namco Ltd.&lt;/pub&gt; &lt;dev&gt;Namco Ltd.&lt;/dev&gt; &lt;genre&gt;Action&lt;/genre&gt; &lt;score&gt;4.0&lt;/score&gt; &lt;player&gt;1 Player&lt;/player&gt; &lt;story&gt;Tarosuke has died and now must cross the purgatory as depicted in Buddhist lore, fighting enemies and advancing in his path towards ultimate redemption. Depending on just how well he behaves in this afterlife you can see up to 5 different endings, which involve everything from re-incarnation to eternal damnation in hell.****The game plays as a side-scrolling action platform, in which you control Tarosuke as he jumps around the game-world avoiding pitfalls and other traps. Enemies can be defeated by the use of a ki-based projectile attack and, once defeated, monsters leave behind money which can be exchanged in-game for health and other unique power-ups. Bosses are based on several Buddhist tales; being much too powerful for Tarosuke, he must invoke his guardian spirit to defeat such demons, which involves finding a shrine and praying until it is summoned.&lt;/story&gt; &lt;/game&gt;">
            <text:p>&lt;game name="Youkai Douchuuki (Japan)"&gt; &lt;year&gt;1988&lt;/year&gt; &lt;rating&gt;ESRB - RP (Rating Pending)&lt;/rating&gt; &lt;title&gt;Youkai Douchuuki&lt;/title&gt; &lt;pub&gt;Namco Ltd.&lt;/pub&gt; &lt;dev&gt;Namco Ltd.&lt;/dev&gt; &lt;genre&gt;Action&lt;/genre&gt; &lt;score&gt;4.0&lt;/score&gt; &lt;player&gt;1 Player&lt;/player&gt; &lt;story&gt;Tarosuke has died and now must cross the purgatory as depicted in Buddhist lore, fighting enemies and advancing in his path towards ultimate redemption. Depending on just how well he behaves in this afterlife you can see up to 5 different endings, which involve everything from re-incarnation to eternal damnation in hell.****The game plays as a side-scrolling action platform, in which you control Tarosuke as he jumps around the game-world avoiding pitfalls and other traps. Enemies can be defeated by the use of a ki-based projectile attack and, once defeated, monsters leave behind money which can be exchanged in-game for health and other unique power-ups. Bosses are based on several Buddhist tales; being much too powerful for Tarosuke, he must invoke his guardian spirit to defeat such demons, which involves finding a shrine and praying until it is summoned.&lt;/story&gt; &lt;/game&gt;</text:p>
          </table:table-cell>
          <table:table-cell table:number-columns-repeated="1012"/>
        </table:table-row>
        <table:table-row table:style-name="ro1">
          <table:table-cell office:value-type="string">
            <text:p>Yuu Yuu Jinsei - Victory Life (Japan)</text:p>
          </table:table-cell>
          <table:table-cell office:value-type="string">
            <text:p>1988</text:p>
          </table:table-cell>
          <table:table-cell office:value-type="string">
            <text:p>ESRB - RP (Rating Pending)</text:p>
          </table:table-cell>
          <table:table-cell office:value-type="string">
            <text:p>Yuu Yuu Jinsei - Victory Life</text:p>
          </table:table-cell>
          <table:table-cell office:value-type="string">
            <text:p>Takara</text:p>
          </table:table-cell>
          <table:table-cell office:value-type="string">
            <text:p>Hudson Soft</text:p>
          </table:table-cell>
          <table:table-cell office:value-type="string">
            <text:p>Other</text:p>
          </table:table-cell>
          <table:table-cell office:value-type="string">
            <text:p>1.8</text:p>
          </table:table-cell>
          <table:table-cell office:value-type="string">
            <text:p>1-5 Players</text:p>
          </table:table-cell>
          <table:table-cell office:value-type="string">
            <text:p>Yū Yū Jinsei: Victory Life is a video game adaption of the board game "The Game of Life" for up to five players, either controlled by human or computer players. Players are displayed as little cars driving on a road track, symbolizing a whole life from birth to death. Each turn players have to spin a wheel, determining the number of fields the player advances on the "board", which will almost always result in an event. Events can either be positive or negative, mostly influencing your account balance. In the course of the game, players will take on a profession, marry and might get children. The game ends when every player reaches the retirement phase. The player who is wealthiest by then wins the game.</text:p>
          </table:table-cell>
          <table:table-cell table:style-name="Default" table:formula="of:=CONCATENATE(&quot;&lt;game name=&quot;;CHAR(34);[.A293];CHAR(34);&quot;&gt; &lt;year&gt;&quot;;[.B293];&quot;&lt;/year&gt; &lt;rating&gt;&quot;;[.C293];&quot;&lt;/rating&gt; &lt;title&gt;&quot;;[.D293];&quot;&lt;/title&gt; &lt;pub&gt;&quot;;[.E293];&quot;&lt;/pub&gt; &lt;dev&gt;&quot;;[.F293];&quot;&lt;/dev&gt; &lt;genre&gt;&quot;;[.G293];&quot;&lt;/genre&gt; &lt;score&gt;&quot;;[.H293];&quot;&lt;/score&gt; &lt;player&gt;&quot;;[.I293];&quot;&lt;/player&gt; &lt;story&gt;&quot;;[.J293];&quot;&lt;/story&gt; &lt;/game&gt;&quot;)" office:value-type="string" office:string-value="&lt;game name=&quot;Yuu Yuu Jinsei - Victory Life (Japan)&quot;&gt; &lt;year&gt;1988&lt;/year&gt; &lt;rating&gt;ESRB - RP (Rating Pending)&lt;/rating&gt; &lt;title&gt;Yuu Yuu Jinsei - Victory Life&lt;/title&gt; &lt;pub&gt;Takara&lt;/pub&gt; &lt;dev&gt;Hudson Soft&lt;/dev&gt; &lt;genre&gt;Other&lt;/genre&gt; &lt;score&gt;1.8&lt;/score&gt; &lt;player&gt;1-5 Players&lt;/player&gt; &lt;story&gt;Yū Yū Jinsei: Victory Life is a video game adaption of the board game &quot;The Game of Life&quot; for up to five players, either controlled by human or computer players. Players are displayed as little cars driving on a road track, symbolizing a whole life from birth to death. Each turn players have to spin a wheel, determining the number of fields the player advances on the &quot;board&quot;, which will almost always result in an event. Events can either be positive or negative, mostly influencing your account balance. In the course of the game, players will take on a profession, marry and might get children. The game ends when every player reaches the retirement phase. The player who is wealthiest by then wins the game.&lt;/story&gt; &lt;/game&gt;">
            <text:p>&lt;game name="Yuu Yuu Jinsei - Victory Life (Japan)"&gt; &lt;year&gt;1988&lt;/year&gt; &lt;rating&gt;ESRB - RP (Rating Pending)&lt;/rating&gt; &lt;title&gt;Yuu Yuu Jinsei - Victory Life&lt;/title&gt; &lt;pub&gt;Takara&lt;/pub&gt; &lt;dev&gt;Hudson Soft&lt;/dev&gt; &lt;genre&gt;Other&lt;/genre&gt; &lt;score&gt;1.8&lt;/score&gt; &lt;player&gt;1-5 Players&lt;/player&gt; &lt;story&gt;Yū Yū Jinsei: Victory Life is a video game adaption of the board game "The Game of Life" for up to five players, either controlled by human or computer players. Players are displayed as little cars driving on a road track, symbolizing a whole life from birth to death. Each turn players have to spin a wheel, determining the number of fields the player advances on the "board", which will almost always result in an event. Events can either be positive or negative, mostly influencing your account balance. In the course of the game, players will take on a profession, marry and might get children. The game ends when every player reaches the retirement phase. The player who is wealthiest by then wins the game.&lt;/story&gt; &lt;/game&gt;</text:p>
          </table:table-cell>
          <table:table-cell table:number-columns-repeated="1012"/>
        </table:table-row>
        <table:table-row table:style-name="ro1">
          <table:table-cell office:value-type="string">
            <text:p>Zero 4 Champ (Japan)</text:p>
          </table:table-cell>
          <table:table-cell office:value-type="float" office:value="1991">
            <text:p>1991</text:p>
          </table:table-cell>
          <table:table-cell office:value-type="string">
            <text:p>ESRB - RP (Rating Pending)</text:p>
          </table:table-cell>
          <table:table-cell office:value-type="string">
            <text:p>Zero 4 Champ </text:p>
          </table:table-cell>
          <table:table-cell table:number-columns-repeated="2" office:value-type="string">
            <text:p>Media Rings Corp.</text:p>
          </table:table-cell>
          <table:table-cell office:value-type="string">
            <text:p>Racing</text:p>
          </table:table-cell>
          <table:table-cell office:value-type="string">
            <text:p>3.8</text:p>
          </table:table-cell>
          <table:table-cell office:value-type="string">
            <text:p>1-2 Players</text:p>
          </table:table-cell>
          <table:table-cell office:value-type="string">
            <text:p>Zero4 Champ is a racing simulation game inspired by Japanese urban street racing, its name derived from the traditional racing distance (0 to 400 meters). A versus mode allows players to compete against each other or computer AI in first-person-view races; however, the game's main mode is the Story Mode, which has strong simulation elements. The player takes the role of a young racer, competing in tournaments and gradually advancing in rank. It is possible to buy car parts or whole vehicles, as well as customize cars. Money is obtained from prizes or by doing part-time jobs. These jobs are sometimes designed as mini-games; for example, working as a security guard involves inspecting rooms in a first-person environment. It is also possible to play simple arcade games such as UFO catcher or Turbo Racing.</text:p>
          </table:table-cell>
          <table:table-cell table:style-name="Default" table:formula="of:=CONCATENATE(&quot;&lt;game name=&quot;;CHAR(34);[.A294];CHAR(34);&quot;&gt; &lt;year&gt;&quot;;[.B294];&quot;&lt;/year&gt; &lt;rating&gt;&quot;;[.C294];&quot;&lt;/rating&gt; &lt;title&gt;&quot;;[.D294];&quot;&lt;/title&gt; &lt;pub&gt;&quot;;[.E294];&quot;&lt;/pub&gt; &lt;dev&gt;&quot;;[.F294];&quot;&lt;/dev&gt; &lt;genre&gt;&quot;;[.G294];&quot;&lt;/genre&gt; &lt;score&gt;&quot;;[.H294];&quot;&lt;/score&gt; &lt;player&gt;&quot;;[.I294];&quot;&lt;/player&gt; &lt;story&gt;&quot;;[.J294];&quot;&lt;/story&gt; &lt;/game&gt;&quot;)" office:value-type="string" office:string-value="&lt;game name=&quot;Zero 4 Champ (Japan)&quot;&gt; &lt;year&gt;1991&lt;/year&gt; &lt;rating&gt;ESRB - RP (Rating Pending)&lt;/rating&gt; &lt;title&gt;Zero 4 Champ &lt;/title&gt; &lt;pub&gt;Media Rings Corp.&lt;/pub&gt; &lt;dev&gt;Media Rings Corp.&lt;/dev&gt; &lt;genre&gt;Racing&lt;/genre&gt; &lt;score&gt;3.8&lt;/score&gt; &lt;player&gt;1-2 Players&lt;/player&gt; &lt;story&gt;Zero4 Champ is a racing simulation game inspired by Japanese urban street racing, its name derived from the traditional racing distance (0 to 400 meters). A versus mode allows players to compete against each other or computer AI in first-person-view races; however, the game's main mode is the Story Mode, which has strong simulation elements. The player takes the role of a young racer, competing in tournaments and gradually advancing in rank. It is possible to buy car parts or whole vehicles, as well as customize cars. Money is obtained from prizes or by doing part-time jobs. These jobs are sometimes designed as mini-games; for example, working as a security guard involves inspecting rooms in a first-person environment. It is also possible to play simple arcade games such as UFO catcher or Turbo Racing.&lt;/story&gt; &lt;/game&gt;">
            <text:p>&lt;game name="Zero 4 Champ (Japan)"&gt; &lt;year&gt;1991&lt;/year&gt; &lt;rating&gt;ESRB - RP (Rating Pending)&lt;/rating&gt; &lt;title&gt;Zero 4 Champ &lt;/title&gt; &lt;pub&gt;Media Rings Corp.&lt;/pub&gt; &lt;dev&gt;Media Rings Corp.&lt;/dev&gt; &lt;genre&gt;Racing&lt;/genre&gt; &lt;score&gt;3.8&lt;/score&gt; &lt;player&gt;1-2 Players&lt;/player&gt; &lt;story&gt;Zero4 Champ is a racing simulation game inspired by Japanese urban street racing, its name derived from the traditional racing distance (0 to 400 meters). A versus mode allows players to compete against each other or computer AI in first-person-view races; however, the game's main mode is the Story Mode, which has strong simulation elements. The player takes the role of a young racer, competing in tournaments and gradually advancing in rank. It is possible to buy car parts or whole vehicles, as well as customize cars. Money is obtained from prizes or by doing part-time jobs. These jobs are sometimes designed as mini-games; for example, working as a security guard involves inspecting rooms in a first-person environment. It is also possible to play simple arcade games such as UFO catcher or Turbo Racing.&lt;/story&gt; &lt;/game&gt;</text:p>
          </table:table-cell>
          <table:table-cell table:number-columns-repeated="1012"/>
        </table:table-row>
        <table:table-row table:style-name="ro1">
          <table:table-cell office:value-type="string">
            <text:p>Zipang (Japan)</text:p>
          </table:table-cell>
          <table:table-cell office:value-type="string">
            <text:p>1990</text:p>
          </table:table-cell>
          <table:table-cell office:value-type="string">
            <text:p>ESRB - RP (Rating Pending)</text:p>
          </table:table-cell>
          <table:table-cell office:value-type="string">
            <text:p>Zipang</text:p>
          </table:table-cell>
          <table:table-cell office:value-type="string">
            <text:p>Pack-In-Video Co., Ltd.</text:p>
          </table:table-cell>
          <table:table-cell office:value-type="string">
            <text:p>Tecmo</text:p>
          </table:table-cell>
          <table:table-cell office:value-type="string">
            <text:p>Action/Puzzle</text:p>
          </table:table-cell>
          <table:table-cell office:value-type="string">
            <text:p>3.4</text:p>
          </table:table-cell>
          <table:table-cell office:value-type="string">
            <text:p>1 Player</text:p>
          </table:table-cell>
          <table:table-cell office:value-type="string">
            <text:p>Action block puzzle game, known in another guise as Solomon's Key. You have to obtain the key and get to the exit by creating and destroying blocks and avoiding various monsters and obstacles. A password save allows ease of continuing..</text:p>
          </table:table-cell>
          <table:table-cell table:style-name="Default" table:formula="of:=CONCATENATE(&quot;&lt;game name=&quot;;CHAR(34);[.A295];CHAR(34);&quot;&gt; &lt;year&gt;&quot;;[.B295];&quot;&lt;/year&gt; &lt;rating&gt;&quot;;[.C295];&quot;&lt;/rating&gt; &lt;title&gt;&quot;;[.D295];&quot;&lt;/title&gt; &lt;pub&gt;&quot;;[.E295];&quot;&lt;/pub&gt; &lt;dev&gt;&quot;;[.F295];&quot;&lt;/dev&gt; &lt;genre&gt;&quot;;[.G295];&quot;&lt;/genre&gt; &lt;score&gt;&quot;;[.H295];&quot;&lt;/score&gt; &lt;player&gt;&quot;;[.I295];&quot;&lt;/player&gt; &lt;story&gt;&quot;;[.J295];&quot;&lt;/story&gt; &lt;/game&gt;&quot;)" office:value-type="string" office:string-value="&lt;game name=&quot;Zipang (Japan)&quot;&gt; &lt;year&gt;1990&lt;/year&gt; &lt;rating&gt;ESRB - RP (Rating Pending)&lt;/rating&gt; &lt;title&gt;Zipang&lt;/title&gt; &lt;pub&gt;Pack-In-Video Co., Ltd.&lt;/pub&gt; &lt;dev&gt;Tecmo&lt;/dev&gt; &lt;genre&gt;Action/Puzzle&lt;/genre&gt; &lt;score&gt;3.4&lt;/score&gt; &lt;player&gt;1 Player&lt;/player&gt; &lt;story&gt;Action block puzzle game, known in another guise as Solomon's Key. You have to obtain the key and get to the exit by creating and destroying blocks and avoiding various monsters and obstacles. A password save allows ease of continuing..&lt;/story&gt; &lt;/game&gt;">
            <text:p>&lt;game name="Zipang (Japan)"&gt; &lt;year&gt;1990&lt;/year&gt; &lt;rating&gt;ESRB - RP (Rating Pending)&lt;/rating&gt; &lt;title&gt;Zipang&lt;/title&gt; &lt;pub&gt;Pack-In-Video Co., Ltd.&lt;/pub&gt; &lt;dev&gt;Tecmo&lt;/dev&gt; &lt;genre&gt;Action/Puzzle&lt;/genre&gt; &lt;score&gt;3.4&lt;/score&gt; &lt;player&gt;1 Player&lt;/player&gt; &lt;story&gt;Action block puzzle game, known in another guise as Solomon's Key. You have to obtain the key and get to the exit by creating and destroying blocks and avoiding various monsters and obstacles. A password save allows ease of continuing..&lt;/story&gt; &lt;/game&gt;</text:p>
          </table:table-cell>
          <table:table-cell table:number-columns-repeated="1012"/>
        </table:table-row>
        <table:table-row table:style-name="ro1" table:number-rows-repeated="1048280">
          <table:table-cell table:number-columns-repeated="1023"/>
        </table:table-row>
        <table:table-row table:style-name="ro1">
          <table:table-cell table:number-columns-repeated="1023"/>
        </table:table-row>
      </table:table>
      <table:database-ranges>
        <table:database-range table:target-range-address="Sheet1.A2:Sheet1.AMI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2">22/03/2016</text:date>, <text:time>16:05: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meta:creation-date>2015-09-30T22:47:47.43</meta:creation-date>
    <meta:editing-duration>PT13H49M18S</meta:editing-duration>
    <meta:editing-cycles>42</meta:editing-cycles>
    <dc:date>2016-03-22T16:05:50.92</dc:date>
    <meta:document-statistic meta:table-count="1" meta:cell-count="3243" meta:object-count="0"/>
  </office:meta>
</office:document-meta>
</file>